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Base06GreyBackground">
      <style:table-cell-properties fo:border-bottom="none" fo:border-left="2.24pt solid #757575" fo:border-right="none" fo:border-top="none"/>
    </style:style>
    <style:style style:name="ce16" style:family="table-cell" style:parent-style-name="Base06">
      <style:table-cell-properties fo:border-bottom="none" fo:border-left="2.24pt solid #757575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ivisão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number-columns-repeated="16342" table:default-cell-style-name="Default"/>
        <table:table-row table:style-name="ro1">
          <table:table-cell table:style-name="ce13" office:value-type="string" calcext:value-type="string" table:number-columns-spanned="15" table:number-rows-spanned="1">
            <text:p>DIVISÃO</text:p>
          </table:table-cell>
          <table:covered-table-cell table:number-columns-repeated="14"/>
          <table:table-cell table:number-columns-repeated="16342"/>
        </table:table-row>
        <table:table-row table:style-name="ro2">
          <table:table-cell table:style-name="ce14" office:value-type="string" calcext:value-type="string" table:number-columns-spanned="7" table:number-rows-spanned="1">
            <text:p>COLUNA ÷ LINHA</text:p>
          </table:table-cell>
          <table:covered-table-cell table:number-columns-repeated="6" table:style-name="Heading_20_2"/>
          <table:table-cell table:style-name="Heading_20_2"/>
          <table:table-cell table:style-name="ce14" office:value-type="string" calcext:value-type="string" table:number-columns-spanned="7" table:number-rows-spanned="1">
            <text:p>LINHA ÷ COLUNA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2"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2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3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1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4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1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5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0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0̅5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1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043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21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4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2,4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3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04 ₆</text:p>
          </table:table-cell>
          <table:table-cell table:style-name="Base06" office:value-type="string" calcext:value-type="string">
            <text:p>0,12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4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3 ₆</text:p>
          </table:table-cell>
          <table:table-cell table:style-name="Base06" office:value-type="string" calcext:value-type="string">
            <text:p>4,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13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03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4̅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3,2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5 ₆</text:p>
          </table:table-cell>
          <table:table-cell table:style-name="Base06" office:value-type="string" calcext:value-type="string">
            <text:p>5,3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2,43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1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03 ₆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3 ₆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0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̅5̅3̅1̅ ̅2̅1̅5̅0̅ ̅2̅4̅3̅4̅ ₆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 table:style-name="Base06" office:value-type="string" calcext:value-type="string">
            <text:p>0,1̅5̅0̅2̅ ̅4̅3̅4̅0̅ ̅5̅3̅1̅2̅ ₆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̅4̅3̅4̅ ̅0̅5̅3̅1̅ ̅2̅1̅5̅0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1 ₆</text:p>
          </table:table-cell>
          <table:table-cell table:style-name="Base06" office:value-type="string" calcext:value-type="string">
            <text:p>10,3 ₆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06" office:value-type="string" calcext:value-type="string">
            <text:p>3,13 ₆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06" office:value-type="string" calcext:value-type="string">
            <text:p>2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02̅3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1̅4̅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20̅5̅ ₆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2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4,4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2,4̅ ₆</text:p>
          </table:table-cell>
          <table:table-cell table:style-name="Base06GreyBackground" office:value-type="string" calcext:value-type="string">
            <text:p>2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02̅ ₆</text:p>
          </table:table-cell>
          <table:table-cell table:style-name="Base06" office:value-type="string" calcext:value-type="string">
            <text:p>0,04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3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3 ₆</text:p>
          </table:table-cell>
          <table:table-cell table:style-name="Base06" office:value-type="string" calcext:value-type="string">
            <text:p>11,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3,4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0213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1043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513 ₆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5,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,1̅ ₆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25 ₆</text:p>
          </table:table-cell>
          <table:table-cell table:style-name="Base06" office:value-type="string" calcext:value-type="string">
            <text:p>12,3 ₆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06" office:value-type="string" calcext:value-type="string">
            <text:p>4,13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2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02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1 ₆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06" office:value-type="string" calcext:value-type="string">
            <text:p>0,14 ₆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3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4,3 ₆</text:p>
          </table:table-cell>
          <table:table-cell table:style-name="Base06" office:value-type="string" calcext:value-type="string">
            <text:p>3,3̅ ₆</text:p>
          </table:table-cell>
          <table:table-cell table:style-name="Base06GreyBackground" office:value-type="string" calcext:value-type="string">
            <text:p>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0̅1̅5̅2̅ ̅1̅1̅3̅2̅ ̅5̅ ₆</text:p>
          </table:table-cell>
          <table:table-cell table:style-name="Base06" office:value-type="string" calcext:value-type="string">
            <text:p>0,0̅3̅4̅4̅ ̅2̅3̅0̅5̅ ̅4̅ ₆</text:p>
          </table:table-cell>
          <table:table-cell table:style-name="Base06GreyBackground" office:value-type="string" calcext:value-type="string">
            <text:p>0,0̅5̅4̅0̅ ̅3̅4̅4̅2̅ ̅3̅ ₆</text:p>
          </table:table-cell>
          <table:table-cell table:style-name="Base06" office:value-type="string" calcext:value-type="string">
            <text:p>0,1̅1̅3̅2̅ ̅5̅0̅1̅5̅ ̅2̅ ₆</text:p>
          </table:table-cell>
          <table:table-cell table:style-name="Base06GreyBackground" office:value-type="string" calcext:value-type="string">
            <text:p>0,1̅3̅2̅5̅ ̅0̅1̅5̅2̅ ̅1̅ ₆</text:p>
          </table:table-cell>
          <table:table-cell table:style-name="Base06" office:value-type="string" calcext:value-type="string">
            <text:p>0,1̅5̅2̅1̅ ̅1̅3̅2̅5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31 ₆</text:p>
          </table:table-cell>
          <table:table-cell table:style-name="Base06" office:value-type="string" calcext:value-type="string">
            <text:p>13,3 ₆</text:p>
          </table:table-cell>
          <table:table-cell table:style-name="Base06GreyBackground" office:value-type="string" calcext:value-type="string">
            <text:p>10,2 ₆</text:p>
          </table:table-cell>
          <table:table-cell table:style-name="Base06" office:value-type="string" calcext:value-type="string">
            <text:p>4,43 ₆</text:p>
          </table:table-cell>
          <table:table-cell table:style-name="Base06GreyBackground" office:value-type="string" calcext:value-type="string">
            <text:p>3,4̅ ₆</text:p>
          </table:table-cell>
          <table:table-cell table:style-name="Base06" office:value-type="string" calcext:value-type="string">
            <text:p>3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014̅ ₆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06" office:value-type="string" calcext:value-type="string">
            <text:p>0,052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4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32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0,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01̅4̅ ₆</text:p>
          </table:table-cell>
          <table:table-cell table:style-name="Base06" office:value-type="string" calcext:value-type="string">
            <text:p>0,03̅2̅3̅2̅ ̅3̅2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0̅5̅ ₆</text:p>
          </table:table-cell>
          <table:table-cell table:style-name="Base06GreyBackground" office:value-type="string" calcext:value-type="string">
            <text:p>0,12̅3̅ ₆</text:p>
          </table:table-cell>
          <table:table-cell table:style-name="Base06" office:value-type="string" calcext:value-type="string">
            <text:p>0,1̅4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3 ₆</text:p>
          </table:table-cell>
          <table:table-cell table:style-name="Base06" office:value-type="string" calcext:value-type="string">
            <text:p>14,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,13 ₆</text:p>
          </table:table-cell>
          <table:table-cell table:style-name="Base06GreyBackground" office:value-type="string" calcext:value-type="string">
            <text:p>4,1̅ ₆</text:p>
          </table:table-cell>
          <table:table-cell table:style-name="Base06" office:value-type="string" calcext:value-type="string">
            <text:p>3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01̅3̅4̅5̅ ̅2̅4̅2̅1̅ ̅0̅3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4̅5̅2̅4̅ ̅2̅1̅0̅3̅ ̅1̅3̅ ₆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06" office:value-type="string" calcext:value-type="string">
            <text:p>0,12̅1̅0̅3̅ ̅1̅3̅4̅5̅ ̅2̅4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1,2 ₆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06" office:value-type="string" calcext:value-type="string">
            <text:p>4,2̅ ₆</text:p>
          </table:table-cell>
          <table:table-cell table:style-name="Base06GreyBackground" office:value-type="string" calcext:value-type="string">
            <text:p>3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0̅1̅3̅2̅ ̅2̅0̅3̅0̅ ̅4̅4̅1̅ ₆</text:p>
          </table:table-cell>
          <table:table-cell table:style-name="Base06" office:value-type="string" calcext:value-type="string">
            <text:p>0,0̅3̅0̅4̅ ̅4̅1̅0̅1̅ ̅3̅2̅2̅ ₆</text:p>
          </table:table-cell>
          <table:table-cell table:style-name="Base06GreyBackground" office:value-type="string" calcext:value-type="string">
            <text:p>0,0̅4̅4̅1̅ ̅0̅1̅3̅2̅ ̅2̅0̅3̅ ₆</text:p>
          </table:table-cell>
          <table:table-cell table:style-name="Base06" office:value-type="string" calcext:value-type="string">
            <text:p>0,1̅0̅1̅3̅ ̅2̅2̅0̅3̅ ̅0̅4̅4̅ ₆</text:p>
          </table:table-cell>
          <table:table-cell table:style-name="Base06GreyBackground" office:value-type="string" calcext:value-type="string">
            <text:p>0,1̅1̅4̅5̅ ̅4̅2̅3̅3̅ ̅5̅2̅5̅ ₆</text:p>
          </table:table-cell>
          <table:table-cell table:style-name="Base06" office:value-type="string" calcext:value-type="string">
            <text:p>0,1̅3̅2̅2̅ ̅0̅3̅0̅4̅ ̅4̅1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35 ₆</text:p>
          </table:table-cell>
          <table:table-cell table:style-name="Base06" office:value-type="string" calcext:value-type="string">
            <text:p>15,3 ₆</text:p>
          </table:table-cell>
          <table:table-cell table:style-name="Base06GreyBackground" office:value-type="string" calcext:value-type="string">
            <text:p>11,4 ₆</text:p>
          </table:table-cell>
          <table:table-cell table:style-name="Base06" office:value-type="string" calcext:value-type="string">
            <text:p>5,43 ₆</text:p>
          </table:table-cell>
          <table:table-cell table:style-name="Base06GreyBackground" office:value-type="string" calcext:value-type="string">
            <text:p>4,3̅ ₆</text:p>
          </table:table-cell>
          <table:table-cell table:style-name="Base06" office:value-type="string" calcext:value-type="string">
            <text:p>3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013 ₆</text:p>
          </table:table-cell>
          <table:table-cell table:style-name="Base06GreyBackground" office:value-type="string" calcext:value-type="string">
            <text:p>0,03 ₆</text:p>
          </table:table-cell>
          <table:table-cell table:style-name="Base06" office:value-type="string" calcext:value-type="string">
            <text:p>0,043 ₆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06" office:value-type="string" calcext:value-type="string">
            <text:p>0,113 ₆</text:p>
          </table:table-cell>
          <table:table-cell table:style-name="Base06GreyBackground" office:value-type="string" calcext:value-type="string">
            <text:p>0,1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40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06" office:value-type="string" calcext:value-type="string">
            <text:p>4,4̅ ₆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0̅1̅2̅3̅ ̅5̅ ₆</text:p>
          </table:table-cell>
          <table:table-cell table:style-name="Base06" office:value-type="string" calcext:value-type="string">
            <text:p>0,0̅2̅5̅1̅ ̅4̅ ₆</text:p>
          </table:table-cell>
          <table:table-cell table:style-name="Base06GreyBackground" office:value-type="string" calcext:value-type="string">
            <text:p>0,0̅4̅1̅5̅ ̅3̅ ₆</text:p>
          </table:table-cell>
          <table:table-cell table:style-name="Base06" office:value-type="string" calcext:value-type="string">
            <text:p>0,0̅5̅4̅3̅ ̅2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̅2̅3̅5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41 ₆</text:p>
          </table:table-cell>
          <table:table-cell table:style-name="Base06" office:value-type="string" calcext:value-type="string">
            <text:p>20,3 ₆</text:p>
          </table:table-cell>
          <table:table-cell table:style-name="Base06GreyBackground" office:value-type="string" calcext:value-type="string">
            <text:p>12,2 ₆</text:p>
          </table:table-cell>
          <table:table-cell table:style-name="Base06" office:value-type="string" calcext:value-type="string">
            <text:p>10,1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4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01̅2̅1̅5̅ ̅0̅2̅4̅3̅ ̅4̅0̅5̅3̅ ₆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4̅0̅5̅3̅ ̅1̅2̅1̅5̅ ̅0̅2̅4̅3̅ ₆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06" office:value-type="string" calcext:value-type="string">
            <text:p>0,10̅5̅3̅1̅ ̅2̅1̅5̅0̅ ̅2̅4̅3̅4̅ ₆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42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12,4 ₆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06" office:value-type="string" calcext:value-type="string">
            <text:p>5,1̅ ₆</text:p>
          </table:table-cell>
          <table:table-cell table:style-name="Base06GreyBackground" office:value-type="string" calcext:value-type="string">
            <text:p>4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012 ₆</text:p>
          </table:table-cell>
          <table:table-cell table:style-name="Base06" office:value-type="string" calcext:value-type="string">
            <text:p>0,024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52 ₆</text:p>
          </table:table-cell>
          <table:table-cell table:style-name="Base06GreyBackground" office:value-type="string" calcext:value-type="string">
            <text:p>0,104 ₆</text:p>
          </table:table-cell>
          <table:table-cell table:style-name="Base06" office:value-type="string" calcext:value-type="string">
            <text:p>0,1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43 ₆</text:p>
          </table:table-cell>
          <table:table-cell table:style-name="Base06" office:value-type="string" calcext:value-type="string">
            <text:p>21,3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0,43 ₆</text:p>
          </table:table-cell>
          <table:table-cell table:style-name="Base06GreyBackground" office:value-type="string" calcext:value-type="string">
            <text:p>5,2̅ ₆</text:p>
          </table:table-cell>
          <table:table-cell table:style-name="Base06" office:value-type="string" calcext:value-type="string">
            <text:p>4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011̅4̅ ₆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06" office:value-type="string" calcext:value-type="string">
            <text:p>0,035̅0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02̅3̅ ₆</text:p>
          </table:table-cell>
          <table:table-cell table:style-name="Base06GreyBackground" office:value-type="string" calcext:value-type="string">
            <text:p>0,11̅4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4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13,2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,3̅ ₆</text:p>
          </table:table-cell>
          <table:table-cell table:style-name="Base06GreyBackground" office:value-type="string" calcext:value-type="string">
            <text:p>4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0̅1̅1̅2̅ ̅4̅0̅4̅5̅ ̅4̅4̅3̅1̅ ̅5̅1̅ ₆</text:p>
          </table:table-cell>
          <table:table-cell table:style-name="Base06" office:value-type="string" calcext:value-type="string">
            <text:p>0,0̅2̅2̅5̅ ̅2̅1̅3̅5̅ ̅3̅3̅0̅3̅ ̅4̅2̅ ₆</text:p>
          </table:table-cell>
          <table:table-cell table:style-name="Base06GreyBackground" office:value-type="string" calcext:value-type="string">
            <text:p>0,0̅3̅4̅2̅ ̅0̅2̅2̅5̅ ̅2̅1̅3̅5̅ ̅3̅3̅ ₆</text:p>
          </table:table-cell>
          <table:table-cell table:style-name="Base06" office:value-type="string" calcext:value-type="string">
            <text:p>0,0̅4̅5̅4̅ ̅4̅3̅1̅5̅ ̅1̅0̅1̅1̅ ̅2̅4̅ ₆</text:p>
          </table:table-cell>
          <table:table-cell table:style-name="Base06GreyBackground" office:value-type="string" calcext:value-type="string">
            <text:p>0,1̅0̅1̅1̅ ̅2̅4̅0̅4̅ ̅5̅4̅4̅3̅ ̅1̅5̅ ₆</text:p>
          </table:table-cell>
          <table:table-cell table:style-name="Base06" office:value-type="string" calcext:value-type="string">
            <text:p>0,1̅1̅2̅4̅ ̅0̅4̅5̅4̅ ̅4̅3̅1̅5̅ ̅1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45 ₆</text:p>
          </table:table-cell>
          <table:table-cell table:style-name="Base06" office:value-type="string" calcext:value-type="string">
            <text:p>22,3 ₆</text:p>
          </table:table-cell>
          <table:table-cell table:style-name="Base06GreyBackground" office:value-type="string" calcext:value-type="string">
            <text:p>13,4 ₆</text:p>
          </table:table-cell>
          <table:table-cell table:style-name="Base06" office:value-type="string" calcext:value-type="string">
            <text:p>11,13 ₆</text:p>
          </table:table-cell>
          <table:table-cell table:style-name="Base06GreyBackground" office:value-type="string" calcext:value-type="string">
            <text:p>5,4̅ ₆</text:p>
          </table:table-cell>
          <table:table-cell table:style-name="Base06" office:value-type="string" calcext:value-type="string">
            <text:p>4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01̅ ₆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06" office:value-type="string" calcext:value-type="string">
            <text:p>0,03̅ ₆</text:p>
          </table:table-cell>
          <table:table-cell table:style-name="Base06GreyBackground" office:value-type="string" calcext:value-type="string">
            <text:p>0,04̅ ₆</text:p>
          </table:table-cell>
          <table:table-cell table:style-name="Base06" office:value-type="string" calcext:value-type="string">
            <text:p>0,1 ₆</text:p>
          </table:table-cell>
          <table:table-cell table:style-name="Base06GreyBackground" office:value-type="string" calcext:value-type="string">
            <text:p>0,1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50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1,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0̅1̅0̅5̅ ̅4̅5̅ ₆</text:p>
          </table:table-cell>
          <table:table-cell table:style-name="Base06" office:value-type="string" calcext:value-type="string">
            <text:p>0,0̅2̅1̅5̅ ̅3̅4̅ ₆</text:p>
          </table:table-cell>
          <table:table-cell table:style-name="Base06GreyBackground" office:value-type="string" calcext:value-type="string">
            <text:p>0,0̅3̅2̅5̅ ̅2̅3̅ ₆</text:p>
          </table:table-cell>
          <table:table-cell table:style-name="Base06" office:value-type="string" calcext:value-type="string">
            <text:p>0,0̅4̅3̅5̅ ̅1̅2̅ ₆</text:p>
          </table:table-cell>
          <table:table-cell table:style-name="Base06GreyBackground" office:value-type="string" calcext:value-type="string">
            <text:p>0,0̅5̅4̅5̅ ̅0̅1̅ ₆</text:p>
          </table:table-cell>
          <table:table-cell table:style-name="Base06" office:value-type="string" calcext:value-type="string">
            <text:p>0,1̅0̅5̅4̅ ̅5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51 ₆</text:p>
          </table:table-cell>
          <table:table-cell table:style-name="Base06" office:value-type="string" calcext:value-type="string">
            <text:p>23,3 ₆</text:p>
          </table:table-cell>
          <table:table-cell table:style-name="Base06GreyBackground" office:value-type="string" calcext:value-type="string">
            <text:p>14,2 ₆</text:p>
          </table:table-cell>
          <table:table-cell table:style-name="Base06" office:value-type="string" calcext:value-type="string">
            <text:p>11,43 ₆</text:p>
          </table:table-cell>
          <table:table-cell table:style-name="Base06GreyBackground" office:value-type="string" calcext:value-type="string">
            <text:p>10,1̅ ₆</text:p>
          </table:table-cell>
          <table:table-cell table:style-name="Base06" office:value-type="string" calcext:value-type="string">
            <text:p>5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01043 ₆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06" office:value-type="string" calcext:value-type="string">
            <text:p>0,03213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05343 ₆</text:p>
          </table:table-cell>
          <table:table-cell table:style-name="Base06GreyBackground" office:value-type="string" calcext:value-type="string">
            <text:p>0,10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5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14,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0,2̅ ₆</text:p>
          </table:table-cell>
          <table:table-cell table:style-name="Base06GreyBackground" office:value-type="string" calcext:value-type="string">
            <text:p>5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01̅0̅3̅1̅ ̅3̅4̅5̅2̅ ̅4̅2̅ ₆</text:p>
          </table:table-cell>
          <table:table-cell table:style-name="Base06" office:value-type="string" calcext:value-type="string">
            <text:p>0,02̅1̅0̅3̅ ̅1̅3̅4̅5̅ ̅2̅4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4̅2̅1̅0̅ ̅3̅1̅3̅4̅ ̅5̅2̅ ₆</text:p>
          </table:table-cell>
          <table:table-cell table:style-name="Base06GreyBackground" office:value-type="string" calcext:value-type="string">
            <text:p>0,05̅2̅4̅2̅ ̅1̅0̅3̅1̅ ̅3̅4̅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53 ₆</text:p>
          </table:table-cell>
          <table:table-cell table:style-name="Base06" office:value-type="string" calcext:value-type="string">
            <text:p>24,3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2,13 ₆</text:p>
          </table:table-cell>
          <table:table-cell table:style-name="Base06GreyBackground" office:value-type="string" calcext:value-type="string">
            <text:p>10,3̅ ₆</text:p>
          </table:table-cell>
          <table:table-cell table:style-name="Base06" office:value-type="string" calcext:value-type="string">
            <text:p>5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01̅0̅2̅0̅ ̅4̅1̅2̅2̅ ̅4̅5̅3̅5̅ ̅1̅4̅3̅3̅ ₆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3̅1̅0̅2̅ ̅0̅4̅1̅2̅ ̅2̅4̅5̅3̅ ̅5̅1̅4̅3̅ ₆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06" office:value-type="string" calcext:value-type="string">
            <text:p>0,05̅1̅4̅3̅ ̅3̅1̅0̅2̅ ̅0̅4̅1̅2̅ ̅2̅4̅5̅3̅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5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15,2 ₆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06" office:value-type="string" calcext:value-type="string">
            <text:p>10,4̅ ₆</text:p>
          </table:table-cell>
          <table:table-cell table:style-name="Base06GreyBackground" office:value-type="string" calcext:value-type="string">
            <text:p>5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0̅1̅ ₆</text:p>
          </table:table-cell>
          <table:table-cell table:style-name="Base06" office:value-type="string" calcext:value-type="string">
            <text:p>0,0̅2̅ ₆</text:p>
          </table:table-cell>
          <table:table-cell table:style-name="Base06GreyBackground" office:value-type="string" calcext:value-type="string">
            <text:p>0,0̅3̅ ₆</text:p>
          </table:table-cell>
          <table:table-cell table:style-name="Base06" office:value-type="string" calcext:value-type="string">
            <text:p>0,0̅4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1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55 ₆</text:p>
          </table:table-cell>
          <table:table-cell table:style-name="Base06" office:value-type="string" calcext:value-type="string">
            <text:p>25,3 ₆</text:p>
          </table:table-cell>
          <table:table-cell table:style-name="Base06GreyBackground" office:value-type="string" calcext:value-type="string">
            <text:p>15,4 ₆</text:p>
          </table:table-cell>
          <table:table-cell table:style-name="Base06" office:value-type="string" calcext:value-type="string">
            <text:p>12,4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5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01 ₆</text:p>
          </table:table-cell>
          <table:table-cell table:style-name="Base06GreyBackground" office:value-type="string" calcext:value-type="string">
            <text:p>0,02 ₆</text:p>
          </table:table-cell>
          <table:table-cell table:style-name="Base06" office:value-type="string" calcext:value-type="string">
            <text:p>0,03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5 ₆</text:p>
          </table:table-cell>
          <table:table-cell table:style-name="Base06GreyBackground" office:value-type="string" calcext:value-type="string">
            <text:p>0,1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00 ₆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1,1̅ ₆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2"/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11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5̅ ₆</text:p>
          </table:table-cell>
          <table:table-cell table:style-name="Base06" office:value-type="string" calcext:value-type="string">
            <text:p>0,043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3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3,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,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3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2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2,2 ₆</text:p>
          </table:table-cell>
          <table:table-cell table:style-name="Base06" office:value-type="string" calcext:value-type="string">
            <text:p>2,4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2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2̅3̅ ₆</text:p>
          </table:table-cell>
          <table:table-cell table:style-name="Base06" office:value-type="string" calcext:value-type="string">
            <text:p>0,21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4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,4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13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,4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4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,2̅ ₆</text:p>
          </table:table-cell>
          <table:table-cell table:style-name="Base06" office:value-type="string" calcext:value-type="string">
            <text:p>1,3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4̅1̅ ₆</text:p>
          </table:table-cell>
          <table:table-cell table:style-name="Base06" office:value-type="string" calcext:value-type="string">
            <text:p>0,343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1,1 ₆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5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5̅0̅ ₆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5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2̅3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13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41̅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5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43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21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,0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2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44 ₆</text:p>
          </table:table-cell>
          <table:table-cell table:style-name="Base06" office:value-type="string" calcext:value-type="string">
            <text:p>0,5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4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,1̅4̅ ₆</text:p>
          </table:table-cell>
          <table:table-cell table:style-name="Base06" office:value-type="string" calcext:value-type="string">
            <text:p>1,0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2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41̅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5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3̅ ₆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,2̅3̅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0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,3̅2̅ ₆</text:p>
          </table:table-cell>
          <table:table-cell table:style-name="Base06" office:value-type="string" calcext:value-type="string">
            <text:p>1,213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0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33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06" office:value-type="string" calcext:value-type="string">
            <text:p>0,53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,4̅1̅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̅4̅0̅5̅ ̅3̅1̅2̅1̅ ̅5̅0̅2̅4̅ ₆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 table:style-name="Base06" office:value-type="string" calcext:value-type="string">
            <text:p>0,4̅3̅4̅0̅ ̅5̅3̅1̅2̅ ̅1̅5̅0̅2̅ ₆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5̅3̅1̅2̅ ̅1̅5̅0̅2̅ ̅4̅3̅4̅0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,5̅0̅ ₆</text:p>
          </table:table-cell>
          <table:table-cell table:style-name="Base06" office:value-type="string" calcext:value-type="string">
            <text:p>1,343 ₆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06" office:value-type="string" calcext:value-type="string">
            <text:p>1,14̅ ₆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3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5̅0̅5̅0̅ ̅5̅0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32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24̅ ₆</text:p>
          </table:table-cell>
          <table:table-cell table:style-name="Base06" office:value-type="string" calcext:value-type="string">
            <text:p>0,31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06" office:value-type="string" calcext:value-type="string">
            <text:p>0,4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,0̅5̅ ₆</text:p>
          </table:table-cell>
          <table:table-cell table:style-name="Base06" office:value-type="string" calcext:value-type="string">
            <text:p>1,51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 table:style-name="Base06" office:value-type="string" calcext:value-type="string">
            <text:p>1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234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213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404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2,1̅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44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2,2̅3̅ ₆</text:p>
          </table:table-cell>
          <table:table-cell table:style-name="Base06" office:value-type="string" calcext:value-type="string">
            <text:p>2,043 ₆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06" office:value-type="string" calcext:value-type="string">
            <text:p>1,41̅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22 ₆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4 ₆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2,3̅2̅ ₆</text:p>
          </table:table-cell>
          <table:table-cell table:style-name="Base06GreyBackground" office:value-type="string" calcext:value-type="string">
            <text:p>2,1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2̅1̅1̅3̅ ̅2̅5̅0̅1̅ ̅5̅ ₆</text:p>
          </table:table-cell>
          <table:table-cell table:style-name="Base06" office:value-type="string" calcext:value-type="string">
            <text:p>0,2̅3̅0̅5̅ ̅4̅0̅3̅4̅ ̅4̅ ₆</text:p>
          </table:table-cell>
          <table:table-cell table:style-name="Base06GreyBackground" office:value-type="string" calcext:value-type="string">
            <text:p>0,2̅5̅0̅1̅ ̅5̅2̅1̅1̅ ̅3̅ ₆</text:p>
          </table:table-cell>
          <table:table-cell table:style-name="Base06" office:value-type="string" calcext:value-type="string">
            <text:p>0,3̅0̅5̅4̅ ̅0̅3̅4̅4̅ ̅2̅ ₆</text:p>
          </table:table-cell>
          <table:table-cell table:style-name="Base06GreyBackground" office:value-type="string" calcext:value-type="string">
            <text:p>0,3̅2̅5̅0̅ ̅1̅5̅2̅1̅ ̅1̅ ₆</text:p>
          </table:table-cell>
          <table:table-cell table:style-name="Base06" office:value-type="string" calcext:value-type="string">
            <text:p>0,3̅4̅4̅2̅ ̅3̅0̅5̅4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2,4̅1̅ ₆</text:p>
          </table:table-cell>
          <table:table-cell table:style-name="Base06" office:value-type="string" calcext:value-type="string">
            <text:p>2,213 ₆</text:p>
          </table:table-cell>
          <table:table-cell table:style-name="Base06GreyBackground" office:value-type="string" calcext:value-type="string">
            <text:p>2,04 ₆</text:p>
          </table:table-cell>
          <table:table-cell table:style-name="Base06" office:value-type="string" calcext:value-type="string">
            <text:p>1,52̅ ₆</text:p>
          </table:table-cell>
          <table:table-cell table:style-name="Base06GreyBackground" office:value-type="string" calcext:value-type="string">
            <text:p>1,4̅2̅1̅0̅ ̅3̅1̅3̅4̅ ̅5̅2̅ ₆</text:p>
          </table:table-cell>
          <table:table-cell table:style-name="Base06" office:value-type="string" calcext:value-type="string">
            <text:p>1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203̅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241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14̅ ₆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2,5̅0̅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,12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4̅5̅2̅4̅ ̅2̅1̅0̅3̅ ̅1̅3̅ ₆</text:p>
          </table:table-cell>
          <table:table-cell table:style-name="Base06GreyBackground" office:value-type="string" calcext:value-type="string">
            <text:p>1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2 ₆</text:p>
          </table:table-cell>
          <table:table-cell table:style-name="Base06" office:value-type="string" calcext:value-type="string">
            <text:p>0,21̅4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5̅0̅5̅0̅ ̅5̅0̅ ₆</text:p>
          </table:table-cell>
          <table:table-cell table:style-name="Base06GreyBackground" office:value-type="string" calcext:value-type="string">
            <text:p>0,30̅5̅ ₆</text:p>
          </table:table-cell>
          <table:table-cell table:style-name="Base06" office:value-type="string" calcext:value-type="string">
            <text:p>0,3̅2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3 ₆</text:p>
          </table:table-cell>
          <table:table-cell table:style-name="Base06" office:value-type="string" calcext:value-type="string">
            <text:p>2,34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03̅ ₆</text:p>
          </table:table-cell>
          <table:table-cell table:style-name="Base06GreyBackground" office:value-type="string" calcext:value-type="string">
            <text:p>1,5̅2̅4̅2̅ ̅1̅0̅3̅1̅ ̅3̅4̅ ₆</text:p>
          </table:table-cell>
          <table:table-cell table:style-name="Base06" office:value-type="string" calcext:value-type="string">
            <text:p>1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15̅2̅4̅2̅ ̅1̅0̅3̅1̅ ̅3̅4̅ ₆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06" office:value-type="string" calcext:value-type="string">
            <text:p>0,22̅4̅2̅1̅ ̅0̅3̅1̅3̅ ̅4̅5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3,0̅5̅ ₆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06" office:value-type="string" calcext:value-type="string">
            <text:p>2,24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1̅4̅5̅4̅ ̅2̅3̅3̅5̅ ̅2̅5̅1̅ ₆</text:p>
          </table:table-cell>
          <table:table-cell table:style-name="Base06" office:value-type="string" calcext:value-type="string">
            <text:p>0,2̅0̅3̅0̅ ̅4̅4̅1̅0̅ ̅1̅3̅2̅ ₆</text:p>
          </table:table-cell>
          <table:table-cell table:style-name="Base06GreyBackground" office:value-type="string" calcext:value-type="string">
            <text:p>0,2̅2̅0̅3̅ ̅0̅4̅4̅1̅ ̅0̅1̅3̅ ₆</text:p>
          </table:table-cell>
          <table:table-cell table:style-name="Base06" office:value-type="string" calcext:value-type="string">
            <text:p>0,2̅3̅3̅5̅ ̅2̅5̅1̅1̅ ̅4̅5̅4̅ ₆</text:p>
          </table:table-cell>
          <table:table-cell table:style-name="Base06GreyBackground" office:value-type="string" calcext:value-type="string">
            <text:p>0,2̅5̅1̅1̅ ̅4̅5̅4̅2̅ ̅3̅3̅5̅ ₆</text:p>
          </table:table-cell>
          <table:table-cell table:style-name="Base06" office:value-type="string" calcext:value-type="string">
            <text:p>0,3̅0̅4̅4̅ ̅1̅0̅1̅3̅ ̅2̅2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3,1̅4̅ ₆</text:p>
          </table:table-cell>
          <table:table-cell table:style-name="Base06" office:value-type="string" calcext:value-type="string">
            <text:p>2,513 ₆</text:p>
          </table:table-cell>
          <table:table-cell table:style-name="Base06GreyBackground" office:value-type="string" calcext:value-type="string">
            <text:p>2,32 ₆</text:p>
          </table:table-cell>
          <table:table-cell table:style-name="Base06" office:value-type="string" calcext:value-type="string">
            <text:p>2,14̅ ₆</text:p>
          </table:table-cell>
          <table:table-cell table:style-name="Base06GreyBackground" office:value-type="string" calcext:value-type="string">
            <text:p>2,0̅3̅1̅3̅ ̅4̅5̅2̅4̅ ̅2̅1̅ ₆</text:p>
          </table:table-cell>
          <table:table-cell table:style-name="Base06" office:value-type="string" calcext:value-type="string">
            <text:p>1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14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13 ₆</text:p>
          </table:table-cell>
          <table:table-cell table:style-name="Base06GreyBackground" office:value-type="string" calcext:value-type="string">
            <text:p>0,23 ₆</text:p>
          </table:table-cell>
          <table:table-cell table:style-name="Base06" office:value-type="string" calcext:value-type="string">
            <text:p>0,243 ₆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3,2̅3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 ₆</text:p>
          </table:table-cell>
          <table:table-cell table:style-name="Base06GreyBackground" office:value-type="string" calcext:value-type="string">
            <text:p>2,2̅ ₆</text:p>
          </table:table-cell>
          <table:table-cell table:style-name="Base06" office:value-type="string" calcext:value-type="string">
            <text:p>2,1̅0̅3̅1̅ ̅3̅4̅5̅2̅ ̅4̅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1̅4̅0̅2̅ ̅5̅ ₆</text:p>
          </table:table-cell>
          <table:table-cell table:style-name="Base06" office:value-type="string" calcext:value-type="string">
            <text:p>0,1̅5̅3̅0̅ ̅4̅ ₆</text:p>
          </table:table-cell>
          <table:table-cell table:style-name="Base06GreyBackground" office:value-type="string" calcext:value-type="string">
            <text:p>0,2̅0̅5̅4̅ ̅3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̅3̅5̅0̅ ̅1̅ ₆</text:p>
          </table:table-cell>
          <table:table-cell table:style-name="Base06" office:value-type="string" calcext:value-type="string">
            <text:p>0,2̅5̅1̅4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3,3̅2̅ ₆</text:p>
          </table:table-cell>
          <table:table-cell table:style-name="Base06" office:value-type="string" calcext:value-type="string">
            <text:p>3,043 ₆</text:p>
          </table:table-cell>
          <table:table-cell table:style-name="Base06GreyBackground" office:value-type="string" calcext:value-type="string">
            <text:p>2,44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1̅3̅4̅5̅ ̅2̅4̅2̅1̅ ̅0̅3̅ ₆</text:p>
          </table:table-cell>
          <table:table-cell table:style-name="Base06" office:value-type="string" calcext:value-type="string">
            <text:p>2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13̅4̅0̅5̅ ̅3̅1̅2̅1̅ ̅5̅0̅2̅4̅ ₆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06" office:value-type="string" calcext:value-type="string">
            <text:p>0,20̅2̅4̅3̅ ̅4̅0̅5̅3̅ ̅1̅2̅1̅5̅ ₆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3̅1̅2̅1̅ ̅5̅0̅2̅4̅ ̅3̅4̅0̅5̅ ₆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3,4̅1̅ ₆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06" office:value-type="string" calcext:value-type="string">
            <text:p>2,52 ₆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06" office:value-type="string" calcext:value-type="string">
            <text:p>2,2̅1̅0̅3̅ ̅1̅3̅4̅5̅ ̅2̅4̅ ₆</text:p>
          </table:table-cell>
          <table:table-cell table:style-name="Base06GreyBackground" office:value-type="string" calcext:value-type="string">
            <text:p>2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132 ₆</text:p>
          </table:table-cell>
          <table:table-cell table:style-name="Base06" office:value-type="string" calcext:value-type="string">
            <text:p>0,144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12 ₆</text:p>
          </table:table-cell>
          <table:table-cell table:style-name="Base06GreyBackground" office:value-type="string" calcext:value-type="string">
            <text:p>0,224 ₆</text:p>
          </table:table-cell>
          <table:table-cell table:style-name="Base06" office:value-type="string" calcext:value-type="string">
            <text:p>0,2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3,5̅0̅ ₆</text:p>
          </table:table-cell>
          <table:table-cell table:style-name="Base06" office:value-type="string" calcext:value-type="string">
            <text:p>3,213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1̅ ₆</text:p>
          </table:table-cell>
          <table:table-cell table:style-name="Base06GreyBackground" office:value-type="string" calcext:value-type="string">
            <text:p>2,2̅4̅2̅1̅ ̅0̅3̅1̅3̅ ̅4̅5̅ ₆</text:p>
          </table:table-cell>
          <table:table-cell table:style-name="Base06" office:value-type="string" calcext:value-type="string">
            <text:p>2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13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153̅2̅ ₆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06" office:value-type="string" calcext:value-type="string">
            <text:p>0,220̅5̅ ₆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4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3,04 ₆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06" office:value-type="string" calcext:value-type="string">
            <text:p>2,3̅1̅3̅4̅ ̅5̅2̅4̅2̅ ̅1̅0̅ ₆</text:p>
          </table:table-cell>
          <table:table-cell table:style-name="Base06GreyBackground" office:value-type="string" calcext:value-type="string">
            <text:p>2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1̅2̅4̅0̅ ̅4̅5̅4̅4̅ ̅3̅1̅5̅1̅ ̅0̅1̅ ₆</text:p>
          </table:table-cell>
          <table:table-cell table:style-name="Base06" office:value-type="string" calcext:value-type="string">
            <text:p>0,1̅3̅5̅3̅ ̅3̅0̅3̅4̅ ̅2̅0̅2̅2̅ ̅5̅2̅ ₆</text:p>
          </table:table-cell>
          <table:table-cell table:style-name="Base06GreyBackground" office:value-type="string" calcext:value-type="string">
            <text:p>0,1̅5̅1̅0̅ ̅1̅1̅2̅4̅ ̅0̅4̅5̅4̅ ̅4̅3̅ ₆</text:p>
          </table:table-cell>
          <table:table-cell table:style-name="Base06" office:value-type="string" calcext:value-type="string">
            <text:p>0,2̅0̅2̅2̅ ̅5̅2̅1̅3̅ ̅5̅3̅3̅0̅ ̅3̅4̅ ₆</text:p>
          </table:table-cell>
          <table:table-cell table:style-name="Base06GreyBackground" office:value-type="string" calcext:value-type="string">
            <text:p>0,2̅1̅3̅5̅ ̅3̅3̅0̅3̅ ̅4̅2̅0̅2̅ ̅2̅5̅ ₆</text:p>
          </table:table-cell>
          <table:table-cell table:style-name="Base06" office:value-type="string" calcext:value-type="string">
            <text:p>0,2̅2̅5̅2̅ ̅1̅3̅5̅3̅ ̅3̅0̅3̅4̅ ̅2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4,0̅5̅ ₆</text:p>
          </table:table-cell>
          <table:table-cell table:style-name="Base06" office:value-type="string" calcext:value-type="string">
            <text:p>3,343 ₆</text:p>
          </table:table-cell>
          <table:table-cell table:style-name="Base06GreyBackground" office:value-type="string" calcext:value-type="string">
            <text:p>3,12 ₆</text:p>
          </table:table-cell>
          <table:table-cell table:style-name="Base06" office:value-type="string" calcext:value-type="string">
            <text:p>2,52̅ ₆</text:p>
          </table:table-cell>
          <table:table-cell table:style-name="Base06GreyBackground" office:value-type="string" calcext:value-type="string">
            <text:p>2,3̅4̅5̅2̅ ̅4̅2̅1̅0̅ ̅3̅1̅ ₆</text:p>
          </table:table-cell>
          <table:table-cell table:style-name="Base06" office:value-type="string" calcext:value-type="string">
            <text:p>2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12̅ ₆</text:p>
          </table:table-cell>
          <table:table-cell table:style-name="Base06GreyBackground" office:value-type="string" calcext:value-type="string">
            <text:p>0,13̅ ₆</text:p>
          </table:table-cell>
          <table:table-cell table:style-name="Base06" office:value-type="string" calcext:value-type="string">
            <text:p>0,14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1̅ ₆</text:p>
          </table:table-cell>
          <table:table-cell table:style-name="Base06GreyBackground" office:value-type="string" calcext:value-type="string">
            <text:p>0,2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4,1̅4̅ ₆</text:p>
          </table:table-cell>
          <table:table-cell table:style-name="Base06GreyBackground" office:value-type="string" calcext:value-type="string">
            <text:p>3,43 ₆</text:p>
          </table:table-cell>
          <table:table-cell table:style-name="Base06" office:value-type="string" calcext:value-type="string">
            <text:p>3,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̅2̅1̅0̅ ̅3̅1̅3̅4̅ ̅5̅2̅ ₆</text:p>
          </table:table-cell>
          <table:table-cell table:style-name="Base06GreyBackground" office:value-type="string" calcext:value-type="string">
            <text:p>2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1̅2̅0̅4̅ ̅3̅5̅ ₆</text:p>
          </table:table-cell>
          <table:table-cell table:style-name="Base06" office:value-type="string" calcext:value-type="string">
            <text:p>0,1̅3̅1̅4̅ ̅2̅4̅ ₆</text:p>
          </table:table-cell>
          <table:table-cell table:style-name="Base06GreyBackground" office:value-type="string" calcext:value-type="string">
            <text:p>0,1̅4̅2̅4̅ ̅1̅3̅ ₆</text:p>
          </table:table-cell>
          <table:table-cell table:style-name="Base06" office:value-type="string" calcext:value-type="string">
            <text:p>0,1̅5̅3̅4̅ ̅0̅2̅ ₆</text:p>
          </table:table-cell>
          <table:table-cell table:style-name="Base06GreyBackground" office:value-type="string" calcext:value-type="string">
            <text:p>0,2̅0̅4̅3̅ ̅5̅1̅ ₆</text:p>
          </table:table-cell>
          <table:table-cell table:style-name="Base06" office:value-type="string" calcext:value-type="string">
            <text:p>0,2̅1̅5̅3̅ ̅4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4,2̅3̅ ₆</text:p>
          </table:table-cell>
          <table:table-cell table:style-name="Base06" office:value-type="string" calcext:value-type="string">
            <text:p>3,513 ₆</text:p>
          </table:table-cell>
          <table:table-cell table:style-name="Base06GreyBackground" office:value-type="string" calcext:value-type="string">
            <text:p>3,24 ₆</text:p>
          </table:table-cell>
          <table:table-cell table:style-name="Base06" office:value-type="string" calcext:value-type="string">
            <text:p>3,03̅ ₆</text:p>
          </table:table-cell>
          <table:table-cell table:style-name="Base06GreyBackground" office:value-type="string" calcext:value-type="string">
            <text:p>2,4̅5̅2̅4̅ ̅2̅1̅0̅3̅ ̅1̅3̅ ₆</text:p>
          </table:table-cell>
          <table:table-cell table:style-name="Base06" office:value-type="string" calcext:value-type="string">
            <text:p>2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11513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4043 ₆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06" office:value-type="string" calcext:value-type="string">
            <text:p>0,20213 ₆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4,3̅2̅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3,32 ₆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06" office:value-type="string" calcext:value-type="string">
            <text:p>2,5̅2̅4̅2̅ ̅1̅0̅3̅1̅ ̅3̅4̅ ₆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11̅3̅4̅5̅ ̅2̅4̅2̅1̅ ̅0̅3̅ ₆</text:p>
          </table:table-cell>
          <table:table-cell table:style-name="Base06" office:value-type="string" calcext:value-type="string">
            <text:p>0,12̅4̅2̅1̅ ̅0̅3̅1̅3̅ ̅4̅5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4̅5̅2̅4̅ ̅2̅1̅0̅3̅ ̅1̅3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4,4̅1̅ ₆</text:p>
          </table:table-cell>
          <table:table-cell table:style-name="Base06" office:value-type="string" calcext:value-type="string">
            <text:p>4,043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3,1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2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11̅2̅2̅4̅ ̅5̅3̅5̅1̅ ̅4̅3̅3̅1̅ ̅0̅2̅0̅4̅ ₆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06" office:value-type="string" calcext:value-type="string">
            <text:p>0,13̅3̅1̅0̅ ̅2̅0̅4̅1̅ ̅2̅2̅4̅5̅ ̅3̅5̅1̅4̅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15̅3̅5̅1̅ ̅4̅3̅3̅1̅ ̅0̅2̅0̅4̅ ̅1̅2̅2̅4̅ ₆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4,5̅0̅ ₆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06" office:value-type="string" calcext:value-type="string">
            <text:p>3,44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3,0̅3̅1̅3̅ ̅4̅5̅2̅4̅ ̅2̅1̅ ₆</text:p>
          </table:table-cell>
          <table:table-cell table:style-name="Base06GreyBackground" office:value-type="string" calcext:value-type="string">
            <text:p>2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1̅ ₆</text:p>
          </table:table-cell>
          <table:table-cell table:style-name="Base06" office:value-type="string" calcext:value-type="string">
            <text:p>0,1̅2̅ ₆</text:p>
          </table:table-cell>
          <table:table-cell table:style-name="Base06GreyBackground" office:value-type="string" calcext:value-type="string">
            <text:p>0,1̅3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̅5̅ ₆</text:p>
          </table:table-cell>
          <table:table-cell table:style-name="Base06" office:value-type="string" calcext:value-type="string">
            <text:p>0,2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4,213 ₆</text:p>
          </table:table-cell>
          <table:table-cell table:style-name="Base06GreyBackground" office:value-type="string" calcext:value-type="string">
            <text:p>3,52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3,1̅0̅3̅1̅ ̅3̅4̅5̅2̅ ̅4̅2̅ ₆</text:p>
          </table:table-cell>
          <table:table-cell table:style-name="Base06" office:value-type="string" calcext:value-type="string">
            <text:p>2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11 ₆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4 ₆</text:p>
          </table:table-cell>
          <table:table-cell table:style-name="Base06" office:value-type="string" calcext:value-type="string">
            <text:p>0,15 ₆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5,0̅5̅ ₆</text:p>
          </table:table-cell>
          <table:table-cell table:style-name="Base06GreyBackground" office:value-type="string" calcext:value-type="string">
            <text:p>4,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3,3̅ ₆</text:p>
          </table:table-cell>
          <table:table-cell table:style-name="Base06" office:value-type="string" calcext:value-type="string">
            <text:p>3,1̅3̅4̅5̅ ̅2̅4̅2̅1̅ ̅0̅3̅ ₆</text:p>
          </table:table-cell>
          <table:table-cell table:style-name="Base06GreyBackground" office:value-type="string" calcext:value-type="string">
            <text:p>3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5" table:number-rows-spanned="1">
            <text:p>DIVISÃO</text:p>
          </table:table-cell>
          <table:covered-table-cell table:number-columns-repeated="11" table:style-name="Heading"/>
          <table:covered-table-cell table:number-columns-repeated="3"/>
          <table:table-cell table:number-columns-repeated="16342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7" table:number-rows-spanned="1">
            <text:p>COLUNA ÷ LINHA</text:p>
          </table:table-cell>
          <table:covered-table-cell table:number-columns-repeated="6"/>
          <table:table-cell/>
          <table:table-cell table:style-name="Heading_20_2" table:formula="of:=[.$I$2]" office:value-type="string" office:string-value="LINHA ÷ COLUNA" calcext:value-type="string" table:number-columns-spanned="7" table:number-rows-spanned="1">
            <text:p>LINHA ÷ COLUNA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2"/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2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2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3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2̅3̅ ₆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06" office:value-type="string" calcext:value-type="string">
            <text:p>0,0213 ₆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10,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2,3 ₆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5̅3̅1̅ ̅2̅1̅5̅0̅ ̅2̅4̅3̅4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4̅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06GreyBackground" office:value-type="string" calcext:value-type="string">
            <text:p>0,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4,2 ₆</text:p>
          </table:table-cell>
          <table:table-cell table:style-name="Base06" office:value-type="string" calcext:value-type="string">
            <text:p>4,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2 ₆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1̅2̅1̅5̅ ̅0̅2̅4̅3̅ ̅4̅0̅5̅3̅ ₆</text:p>
          </table:table-cell>
          <table:table-cell table:style-name="Base06" office:value-type="string" calcext:value-type="string">
            <text:p>0,11̅4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043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3,13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3,4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,13 ₆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1̅5̅0̅2̅ ̅4̅3̅4̅0̅ ̅5̅3̅1̅2̅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13̅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2,3̅ ₆</text:p>
          </table:table-cell>
          <table:table-cell table:style-name="Base06" office:value-type="string" calcext:value-type="string">
            <text:p>2,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1̅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3,3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0̅5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13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1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2,1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06" office:value-type="string" calcext:value-type="string">
            <text:p>2,5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2̅4̅3̅4̅ ̅0̅5̅3̅1̅ ̅2̅1̅5̅0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13 ₆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1,5̅0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̅5̅ ₆</text:p>
          </table:table-cell>
          <table:table-cell table:style-name="Base06" office:value-type="string" calcext:value-type="string">
            <text:p>2,1̅4̅ ₆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06" office:value-type="string" calcext:value-type="string">
            <text:p>2,3̅2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06" office:value-type="string" calcext:value-type="string">
            <text:p>0,2343 ₆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1,343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51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43 ₆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3̅4̅0̅5̅ ̅3̅1̅2̅1̅ ̅5̅0̅2̅4̅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1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1,24 ₆</text:p>
          </table:table-cell>
          <table:table-cell table:style-name="Base06" office:value-type="string" calcext:value-type="string">
            <text:p>1,32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44 ₆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4̅0̅5̅3̅ ̅1̅2̅1̅5̅ ̅0̅2̅4̅3̅ ₆</text:p>
          </table:table-cell>
          <table:table-cell table:style-name="Base06" office:value-type="string" calcext:value-type="string">
            <text:p>0,35̅0̅5̅0̅ ̅5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213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,14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41̅ ₆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4̅3̅4̅0̅ ̅5̅3̅1̅2̅ ̅1̅5̅0̅2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06GreyBackground" office:value-type="string" calcext:value-type="string">
            <text:p>0,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06" office:value-type="string" calcext:value-type="string">
            <text:p>0,4043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3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,03 ₆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06" office:value-type="string" calcext:value-type="string">
            <text:p>1,2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5̅3̅1̅2̅ ̅1̅5̅0̅2̅ ̅4̅3̅4̅0̅ ₆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2̅4̅3̅ ̅4̅0̅5̅3̅ ̅1̅2̅1̅5̅ ₆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 table:style-name="Base06" office:value-type="string" calcext:value-type="string">
            <text:p>1,1̅2̅1̅5̅ ̅0̅2̅4̅3̅ ̅4̅0̅5̅3̅ ₆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2̅1̅5̅0̅ ̅2̅4̅3̅4̅ ̅0̅5̅3̅1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3̅2̅3̅2̅ ̅3̅2̅ ₆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06" office:value-type="string" calcext:value-type="string">
            <text:p>0,4513 ₆</text:p>
          </table:table-cell>
          <table:table-cell table:style-name="Base06GreyBackground" office:value-type="string" calcext:value-type="string">
            <text:p>0,4̅3̅3̅1̅ ̅0̅2̅0̅4̅ ̅1̅2̅2̅4̅ ̅5̅3̅5̅1̅ ₆</text:p>
          </table:table-cell>
          <table:table-cell table:style-name="Base06" office:value-type="string" calcext:value-type="string">
            <text:p>0,4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53̅2̅3̅2̅ ̅3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2̅3̅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11̅4̅ ₆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,0̅2̅4̅3̅ ̅4̅0̅5̅3̅ ̅1̅2̅1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3̅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06GreyBackground" office:value-type="string" calcext:value-type="string">
            <text:p>0,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51̅ ₆</text:p>
          </table:table-cell>
          <table:table-cell table:style-name="Base06" office:value-type="string" calcext:value-type="string">
            <text:p>0,5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2̅ ₆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,0̅5̅3̅1̅ ̅2̅1̅5̅0̅ ̅2̅4̅3̅4̅ ₆</text:p>
          </table:table-cell>
          <table:table-cell table:style-name="Base06" office:value-type="string" calcext:value-type="string">
            <text:p>1,02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343 ₆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4513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53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213 ₆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1̅2̅1̅5̅ ̅0̅2̅4̅3̅ ̅4̅0̅5̅3̅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0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4̅3̅3̅1̅ ̅0̅2̅0̅4̅ ̅1̅2̅2̅4̅ ̅5̅3̅5̅1̅ ₆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11̅4̅ ₆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06" office:value-type="string" calcext:value-type="string">
            <text:p>1,021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42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5 ₆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06" office:value-type="string" calcext:value-type="string">
            <text:p>0,54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2̅1̅5̅0̅ ̅2̅4̅3̅4̅ ̅0̅5̅3̅1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1̅ ₆</text:p>
          </table:table-cell>
          <table:table-cell table:style-name="Base06GreyBackground" office:value-type="string" calcext:value-type="string">
            <text:p>1,043 ₆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4̅0̅3̅4̅ ̅4̅2̅3̅0̅ ̅5̅ ₆</text:p>
          </table:table-cell>
          <table:table-cell table:style-name="Base06" office:value-type="string" calcext:value-type="string">
            <text:p>0,4̅2̅3̅0̅ ̅5̅4̅0̅3̅ ̅4̅ ₆</text:p>
          </table:table-cell>
          <table:table-cell table:style-name="Base06GreyBackground" office:value-type="string" calcext:value-type="string">
            <text:p>0,4̅4̅2̅3̅ ̅0̅5̅4̅0̅ ̅3̅ ₆</text:p>
          </table:table-cell>
          <table:table-cell table:style-name="Base06" office:value-type="string" calcext:value-type="string">
            <text:p>0,5̅0̅1̅5̅ ̅2̅1̅1̅3̅ ̅2̅ ₆</text:p>
          </table:table-cell>
          <table:table-cell table:style-name="Base06GreyBackground" office:value-type="string" calcext:value-type="string">
            <text:p>0,5̅2̅1̅1̅ ̅3̅2̅5̅0̅ ̅1̅ ₆</text:p>
          </table:table-cell>
          <table:table-cell table:style-name="Base06" office:value-type="string" calcext:value-type="string">
            <text:p>0,5̅4̅0̅3̅ ̅4̅4̅2̅3̅ ̅0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,2̅4̅3̅4̅ ̅0̅5̅3̅1̅ ̅2̅1̅5̅0̅ ₆</text:p>
          </table:table-cell>
          <table:table-cell table:style-name="Base06" office:value-type="string" calcext:value-type="string">
            <text:p>1,20̅5̅ ₆</text:p>
          </table:table-cell>
          <table:table-cell table:style-name="Base06GreyBackground" office:value-type="string" calcext:value-type="string">
            <text:p>1,13̅ ₆</text:p>
          </table:table-cell>
          <table:table-cell table:style-name="Base06" office:value-type="string" calcext:value-type="string">
            <text:p>1,1043 ₆</text:p>
          </table:table-cell>
          <table:table-cell table:style-name="Base06GreyBackground" office:value-type="string" calcext:value-type="string">
            <text:p>1,0̅4̅1̅2̅ ̅2̅4̅5̅3̅ ̅5̅1̅4̅3̅ ̅3̅1̅0̅2̅ ₆</text:p>
          </table:table-cell>
          <table:table-cell table:style-name="Base06" office:value-type="string" calcext:value-type="string">
            <text:p>1,0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352̅ ₆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503̅ ₆</text:p>
          </table:table-cell>
          <table:table-cell table:style-name="Base06GreyBackground" office:value-type="string" calcext:value-type="string">
            <text:p>0,52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3̅1̅2̅1̅ ̅5̅0̅2̅4̅ ̅3̅4̅0̅5̅ ₆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1̅0̅2̅0̅ ̅4̅1̅2̅2̅ ̅4̅5̅3̅5̅ ̅1̅4̅3̅3̅ ₆</text:p>
          </table:table-cell>
          <table:table-cell table:style-name="Base06GreyBackground" office:value-type="string" calcext:value-type="string">
            <text:p>1,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34̅1̅4̅1̅ ̅4̅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3̅2̅3̅2̅ ̅3̅2̅ ₆</text:p>
          </table:table-cell>
          <table:table-cell table:style-name="Base06GreyBackground" office:value-type="string" calcext:value-type="string">
            <text:p>0,45̅0̅5̅0̅ ̅5̅0̅ ₆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3̅4̅0̅5̅ ̅3̅1̅2̅1̅ ̅5̅0̅2̅4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1513 ₆</text:p>
          </table:table-cell>
          <table:table-cell table:style-name="Base06GreyBackground" office:value-type="string" calcext:value-type="string">
            <text:p>1,1̅2̅2̅4̅ ̅5̅3̅5̅1̅ ̅4̅3̅3̅1̅ ̅0̅2̅0̅4̅ ₆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33̅1̅3̅4̅ ̅5̅2̅4̅2̅ ̅1̅0̅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40̅3̅1̅3̅ ̅4̅5̅2̅4̅ ̅2̅1̅ ₆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06" office:value-type="string" calcext:value-type="string">
            <text:p>0,43̅4̅5̅2̅ ̅4̅2̅1̅0̅ ̅3̅1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4̅0̅5̅3̅ ̅1̅2̅1̅5̅ ̅0̅2̅4̅3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24̅ ₆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06" office:value-type="string" calcext:value-type="string">
            <text:p>1,1̅4̅3̅3̅ ̅1̅0̅2̅0̅ ̅4̅1̅2̅2̅ ̅4̅5̅3̅5̅ ₆</text:p>
          </table:table-cell>
          <table:table-cell table:style-name="Base06GreyBackground" office:value-type="string" calcext:value-type="string">
            <text:p>1,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3̅2̅2̅0̅ ̅3̅0̅4̅4̅ ̅1̅0̅1̅ ₆</text:p>
          </table:table-cell>
          <table:table-cell table:style-name="Base06" office:value-type="string" calcext:value-type="string">
            <text:p>0,3̅3̅5̅2̅ ̅5̅1̅1̅4̅ ̅5̅4̅2̅ ₆</text:p>
          </table:table-cell>
          <table:table-cell table:style-name="Base06GreyBackground" office:value-type="string" calcext:value-type="string">
            <text:p>0,3̅5̅2̅5̅ ̅1̅1̅4̅5̅ ̅4̅2̅3̅ ₆</text:p>
          </table:table-cell>
          <table:table-cell table:style-name="Base06" office:value-type="string" calcext:value-type="string">
            <text:p>0,4̅1̅0̅1̅ ̅3̅2̅2̅0̅ ̅3̅0̅4̅ ₆</text:p>
          </table:table-cell>
          <table:table-cell table:style-name="Base06GreyBackground" office:value-type="string" calcext:value-type="string">
            <text:p>0,4̅2̅3̅3̅ ̅5̅2̅5̅1̅ ̅1̅4̅5̅ ₆</text:p>
          </table:table-cell>
          <table:table-cell table:style-name="Base06" office:value-type="string" calcext:value-type="string">
            <text:p>0,4̅4̅1̅0̅ ̅1̅3̅2̅2̅ ̅0̅3̅0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4̅3̅4̅0̅ ̅5̅3̅1̅2̅ ̅1̅5̅0̅2̅ ₆</text:p>
          </table:table-cell>
          <table:table-cell table:style-name="Base06" office:value-type="string" calcext:value-type="string">
            <text:p>1,35̅0̅5̅0̅ ̅5̅0̅ ₆</text:p>
          </table:table-cell>
          <table:table-cell table:style-name="Base06GreyBackground" office:value-type="string" calcext:value-type="string">
            <text:p>1,31̅ ₆</text:p>
          </table:table-cell>
          <table:table-cell table:style-name="Base06" office:value-type="string" calcext:value-type="string">
            <text:p>1,2343 ₆</text:p>
          </table:table-cell>
          <table:table-cell table:style-name="Base06GreyBackground" office:value-type="string" calcext:value-type="string">
            <text:p>1,2̅0̅4̅1̅ ̅2̅2̅4̅5̅ ̅3̅5̅1̅4̅ ̅3̅3̅1̅0̅ ₆</text:p>
          </table:table-cell>
          <table:table-cell table:style-name="Base06" office:value-type="string" calcext:value-type="string">
            <text:p>1,1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313 ₆</text:p>
          </table:table-cell>
          <table:table-cell table:style-name="Base06GreyBackground" office:value-type="string" calcext:value-type="string">
            <text:p>0,33 ₆</text:p>
          </table:table-cell>
          <table:table-cell table:style-name="Base06" office:value-type="string" calcext:value-type="string">
            <text:p>0,343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41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5̅0̅2̅4̅ ̅3̅4̅0̅5̅ ̅3̅1̅2̅1̅ ₆</text:p>
          </table:table-cell>
          <table:table-cell table:style-name="Base06GreyBackground" office:value-type="string" calcext:value-type="string">
            <text:p>1,4̅1̅ ₆</text:p>
          </table:table-cell>
          <table:table-cell table:style-name="Base06" office:value-type="string" calcext:value-type="string">
            <text:p>1,3̅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2̅2̅4̅5̅ ̅3̅5̅1̅4̅ ̅3̅3̅1̅0̅ ̅2̅0̅4̅1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3̅0̅4̅1̅ ̅5̅ ₆</text:p>
          </table:table-cell>
          <table:table-cell table:style-name="Base06" office:value-type="string" calcext:value-type="string">
            <text:p>0,3̅2̅0̅5̅ ̅4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5̅0̅1̅ ̅2̅ ₆</text:p>
          </table:table-cell>
          <table:table-cell table:style-name="Base06GreyBackground" office:value-type="string" calcext:value-type="string">
            <text:p>0,4̅0̅2̅5̅ ̅1̅ ₆</text:p>
          </table:table-cell>
          <table:table-cell table:style-name="Base06" office:value-type="string" calcext:value-type="string">
            <text:p>0,4̅1̅5̅3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,5̅3̅1̅2̅ ̅1̅5̅0̅2̅ ̅4̅3̅4̅0̅ ₆</text:p>
          </table:table-cell>
          <table:table-cell table:style-name="Base06" office:value-type="string" calcext:value-type="string">
            <text:p>1,44̅1̅4̅1̅ ̅4̅1̅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3213 ₆</text:p>
          </table:table-cell>
          <table:table-cell table:style-name="Base06GreyBackground" office:value-type="string" calcext:value-type="string">
            <text:p>1,2̅4̅5̅3̅ ̅5̅1̅4̅3̅ ̅3̅1̅0̅2̅ ̅0̅4̅1̅2̅ ₆</text:p>
          </table:table-cell>
          <table:table-cell table:style-name="Base06" office:value-type="string" calcext:value-type="string">
            <text:p>1,2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3 ₆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2̅4̅3̅4̅ ̅0̅5̅3̅1̅ ̅2̅1̅5̅0̅ ₆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06" office:value-type="string" calcext:value-type="string">
            <text:p>0,35̅3̅1̅2̅ ̅1̅5̅0̅2̅ ̅4̅3̅4̅0̅ ₆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2 ₆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06" office:value-type="string" calcext:value-type="string">
            <text:p>1,42̅ ₆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06" office:value-type="string" calcext:value-type="string">
            <text:p>1,3̅1̅0̅2̅ ̅0̅4̅1̅2̅ ̅2̅4̅5̅3̅ ̅5̅1̅4̅3̅ ₆</text:p>
          </table:table-cell>
          <table:table-cell table:style-name="Base06GreyBackground" office:value-type="string" calcext:value-type="string">
            <text:p>1,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252 ₆</text:p>
          </table:table-cell>
          <table:table-cell table:style-name="Base06" office:value-type="string" calcext:value-type="string">
            <text:p>0,304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32 ₆</text:p>
          </table:table-cell>
          <table:table-cell table:style-name="Base06GreyBackground" office:value-type="string" calcext:value-type="string">
            <text:p>0,344 ₆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2,0̅2̅4̅3̅ ̅4̅0̅5̅3̅ ̅1̅2̅1̅5̅ ₆</text:p>
          </table:table-cell>
          <table:table-cell table:style-name="Base06" office:value-type="string" calcext:value-type="string">
            <text:p>1,53̅2̅3̅2̅ ̅3̅2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4043 ₆</text:p>
          </table:table-cell>
          <table:table-cell table:style-name="Base06GreyBackground" office:value-type="string" calcext:value-type="string">
            <text:p>1,3̅3̅1̅0̅ ̅2̅0̅4̅1̅ ̅2̅2̅4̅5̅ ̅3̅5̅1̅4̅ ₆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244̅1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11̅4̅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35̅0̅ ₆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2,0̅5̅3̅1̅ ̅2̅1̅5̅0̅ ̅2̅4̅3̅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51̅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3̅5̅1̅4̅ ̅3̅3̅1̅0̅ ̅2̅0̅4̅1̅ ̅2̅2̅4̅5̅ ₆</text:p>
          </table:table-cell>
          <table:table-cell table:style-name="Base06GreyBackground" office:value-type="string" calcext:value-type="string">
            <text:p>1,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2̅4̅0̅4̅ ̅5̅4̅4̅3̅ ̅1̅5̅1̅0̅ ̅1̅1̅ ₆</text:p>
          </table:table-cell>
          <table:table-cell table:style-name="Base06" office:value-type="string" calcext:value-type="string">
            <text:p>0,2̅5̅2̅1̅ ̅3̅5̅3̅3̅ ̅0̅3̅4̅2̅ ̅0̅2̅ ₆</text:p>
          </table:table-cell>
          <table:table-cell table:style-name="Base06GreyBackground" office:value-type="string" calcext:value-type="string">
            <text:p>0,3̅0̅3̅4̅ ̅2̅0̅2̅2̅ ̅5̅2̅1̅3̅ ̅5̅3̅ ₆</text:p>
          </table:table-cell>
          <table:table-cell table:style-name="Base06" office:value-type="string" calcext:value-type="string">
            <text:p>0,3̅1̅5̅1̅ ̅0̅1̅1̅2̅ ̅4̅0̅4̅5̅ ̅4̅4̅ ₆</text:p>
          </table:table-cell>
          <table:table-cell table:style-name="Base06GreyBackground" office:value-type="string" calcext:value-type="string">
            <text:p>0,3̅3̅0̅3̅ ̅4̅2̅0̅2̅ ̅2̅5̅2̅1̅ ̅3̅5̅ ₆</text:p>
          </table:table-cell>
          <table:table-cell table:style-name="Base06" office:value-type="string" calcext:value-type="string">
            <text:p>0,3̅4̅2̅0̅ ̅2̅2̅5̅2̅ ̅1̅3̅5̅3̅ ̅3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2,1̅2̅1̅5̅ ̅0̅2̅4̅3̅ ̅4̅0̅5̅3̅ ₆</text:p>
          </table:table-cell>
          <table:table-cell table:style-name="Base06" office:value-type="string" calcext:value-type="string">
            <text:p>2,02̅3̅ ₆</text:p>
          </table:table-cell>
          <table:table-cell table:style-name="Base06GreyBackground" office:value-type="string" calcext:value-type="string">
            <text:p>1,53̅ ₆</text:p>
          </table:table-cell>
          <table:table-cell table:style-name="Base06" office:value-type="string" calcext:value-type="string">
            <text:p>1,4513 ₆</text:p>
          </table:table-cell>
          <table:table-cell table:style-name="Base06GreyBackground" office:value-type="string" calcext:value-type="string">
            <text:p>1,4̅1̅2̅2̅ ̅4̅5̅3̅5̅ ̅1̅4̅3̅3̅ ̅1̅0̅2̅0̅ ₆</text:p>
          </table:table-cell>
          <table:table-cell table:style-name="Base06" office:value-type="string" calcext:value-type="string">
            <text:p>1,3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23̅ ₆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1̅ ₆</text:p>
          </table:table-cell>
          <table:table-cell table:style-name="Base06" office:value-type="string" calcext:value-type="string">
            <text:p>0,32̅ ₆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2,1̅5̅0̅2̅ ̅4̅3̅4̅0̅ ̅5̅3̅1̅2̅ ₆</text:p>
          </table:table-cell>
          <table:table-cell table:style-name="Base06GreyBackground" office:value-type="string" calcext:value-type="string">
            <text:p>2,0̅5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513 ₆</text:p>
          </table:table-cell>
          <table:table-cell table:style-name="Base06" office:value-type="string" calcext:value-type="string">
            <text:p>1,4̅3̅3̅1̅ ̅0̅2̅0̅4̅ ̅1̅2̅2̅4̅ ̅5̅3̅5̅1̅ ₆</text:p>
          </table:table-cell>
          <table:table-cell table:style-name="Base06GreyBackground" office:value-type="string" calcext:value-type="string">
            <text:p>1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2̅3̅0̅3̅ ̅2̅5̅ ₆</text:p>
          </table:table-cell>
          <table:table-cell table:style-name="Base06" office:value-type="string" calcext:value-type="string">
            <text:p>0,2̅4̅1̅3̅ ̅1̅4̅ ₆</text:p>
          </table:table-cell>
          <table:table-cell table:style-name="Base06GreyBackground" office:value-type="string" calcext:value-type="string">
            <text:p>0,2̅5̅2̅3̅ ̅0̅3̅ ₆</text:p>
          </table:table-cell>
          <table:table-cell table:style-name="Base06" office:value-type="string" calcext:value-type="string">
            <text:p>0,3̅0̅3̅2̅ ̅5̅2̅ ₆</text:p>
          </table:table-cell>
          <table:table-cell table:style-name="Base06GreyBackground" office:value-type="string" calcext:value-type="string">
            <text:p>0,3̅1̅4̅2̅ ̅4̅1̅ ₆</text:p>
          </table:table-cell>
          <table:table-cell table:style-name="Base06" office:value-type="string" calcext:value-type="string">
            <text:p>0,3̅2̅5̅2̅ ̅3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2,2̅1̅5̅0̅ ̅2̅4̅3̅4̅ ̅0̅5̅3̅1̅ ₆</text:p>
          </table:table-cell>
          <table:table-cell table:style-name="Base06" office:value-type="string" calcext:value-type="string">
            <text:p>2,11̅4̅ ₆</text:p>
          </table:table-cell>
          <table:table-cell table:style-name="Base06GreyBackground" office:value-type="string" calcext:value-type="string">
            <text:p>2,02̅ ₆</text:p>
          </table:table-cell>
          <table:table-cell table:style-name="Base06" office:value-type="string" calcext:value-type="string">
            <text:p>1,5343 ₆</text:p>
          </table:table-cell>
          <table:table-cell table:style-name="Base06GreyBackground" office:value-type="string" calcext:value-type="string">
            <text:p>1,4̅5̅3̅5̅ ̅1̅4̅3̅3̅ ̅1̅0̅2̅0̅ ̅4̅1̅2̅2̅ ₆</text:p>
          </table:table-cell>
          <table:table-cell table:style-name="Base06" office:value-type="string" calcext:value-type="string">
            <text:p>1,42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22343 ₆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06" office:value-type="string" calcext:value-type="string">
            <text:p>0,24513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31043 ₆</text:p>
          </table:table-cell>
          <table:table-cell table:style-name="Base06GreyBackground" office:value-type="string" calcext:value-type="string">
            <text:p>0,321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2,2̅4̅3̅4̅ ̅0̅5̅3̅1̅ ̅2̅1̅5̅0̅ ₆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06" office:value-type="string" calcext:value-type="string">
            <text:p>2,04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1,5̅1̅4̅3̅ ̅3̅1̅0̅2̅ ̅0̅4̅1̅2̅ ̅2̅4̅5̅3̅ ₆</text:p>
          </table:table-cell>
          <table:table-cell table:style-name="Base06GreyBackground" office:value-type="string" calcext:value-type="string">
            <text:p>1,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22̅1̅0̅3̅ ̅1̅3̅4̅5̅ ̅2̅4̅ ₆</text:p>
          </table:table-cell>
          <table:table-cell table:style-name="Base06" office:value-type="string" calcext:value-type="string">
            <text:p>0,23̅1̅3̅4̅ ̅5̅2̅4̅2̅ ̅1̅0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5̅2̅4̅2̅ ̅1̅0̅3̅1̅ ̅3̅4̅ ₆</text:p>
          </table:table-cell>
          <table:table-cell table:style-name="Base06GreyBackground" office:value-type="string" calcext:value-type="string">
            <text:p>0,30̅3̅1̅3̅ ̅4̅5̅2̅4̅ ̅2̅1̅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2,3̅1̅2̅1̅ ̅5̅0̅2̅4̅ ̅3̅4̅0̅5̅ ₆</text:p>
          </table:table-cell>
          <table:table-cell table:style-name="Base06" office:value-type="string" calcext:value-type="string">
            <text:p>2,20̅5̅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0213 ₆</text:p>
          </table:table-cell>
          <table:table-cell table:style-name="Base06GreyBackground" office:value-type="string" calcext:value-type="string">
            <text:p>1,5̅3̅5̅1̅ ̅4̅3̅3̅1̅ ̅0̅2̅0̅4̅ ̅1̅2̅2̅4̅ ₆</text:p>
          </table:table-cell>
          <table:table-cell table:style-name="Base06" office:value-type="string" calcext:value-type="string">
            <text:p>1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21̅4̅3̅3̅ ̅1̅0̅2̅0̅ ̅4̅1̅2̅2̅ ̅4̅5̅3̅5̅ ₆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3̅5̅1̅4̅ ̅3̅3̅1̅0̅ ̅2̅0̅4̅1̅ ̅2̅2̅4̅5̅ ₆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2,3̅4̅0̅5̅ ̅3̅1̅2̅1̅ ̅5̅0̅2̅4̅ ₆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06" office:value-type="string" calcext:value-type="string">
            <text:p>2,13̅ ₆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1,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2̅1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̅4̅ ₆</text:p>
          </table:table-cell>
          <table:table-cell table:style-name="Base06GreyBackground" office:value-type="string" calcext:value-type="string">
            <text:p>0,2̅5̅ ₆</text:p>
          </table:table-cell>
          <table:table-cell table:style-name="Base06" office:value-type="string" calcext:value-type="string">
            <text:p>0,3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2,4̅0̅5̅3̅ ̅1̅2̅1̅5̅ ̅0̅2̅4̅3̅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1043 ₆</text:p>
          </table:table-cell>
          <table:table-cell table:style-name="Base06GreyBackground" office:value-type="string" calcext:value-type="string">
            <text:p>2,0̅2̅0̅4̅ ̅1̅2̅2̅4̅ ̅5̅3̅5̅1̅ ̅4̅3̅3̅1̅ ₆</text:p>
          </table:table-cell>
          <table:table-cell table:style-name="Base06" office:value-type="string" calcext:value-type="string">
            <text:p>1,54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21 ₆</text:p>
          </table:table-cell>
          <table:table-cell table:style-name="Base06GreyBackground" office:value-type="string" calcext:value-type="string">
            <text:p>0,22 ₆</text:p>
          </table:table-cell>
          <table:table-cell table:style-name="Base06" office:value-type="string" calcext:value-type="string">
            <text:p>0,23 ₆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06" office:value-type="string" calcext:value-type="string">
            <text:p>0,25 ₆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2,4̅3̅4̅0̅ ̅5̅3̅1̅2̅ ̅1̅5̅0̅2̅ ₆</text:p>
          </table:table-cell>
          <table:table-cell table:style-name="Base06GreyBackground" office:value-type="string" calcext:value-type="string">
            <text:p>2,3̅2̅ ₆</text:p>
          </table:table-cell>
          <table:table-cell table:style-name="Base06" office:value-type="string" calcext:value-type="string">
            <text:p>2,2̅ ₆</text:p>
          </table:table-cell>
          <table:table-cell table:style-name="Base06GreyBackground" office:value-type="string" calcext:value-type="string">
            <text:p>2,13 ₆</text:p>
          </table:table-cell>
          <table:table-cell table:style-name="Base06" office:value-type="string" calcext:value-type="string">
            <text:p>2,0̅4̅1̅2̅ ̅2̅4̅5̅3̅ ̅5̅1̅4̅3̅ ̅3̅1̅0̅2̅ ₆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2"/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31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06" office:value-type="string" calcext:value-type="string">
            <text:p>4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1̅5̅2̅ ̅1̅1̅3̅2̅ ̅5̅ ₆</text:p>
          </table:table-cell>
          <table:table-cell table:style-name="Base06" office:value-type="string" calcext:value-type="string">
            <text:p>0,014̅ ₆</text:p>
          </table:table-cell>
          <table:table-cell table:style-name="Base06GreyBackground" office:value-type="string" calcext:value-type="string">
            <text:p>0,01̅4̅ ₆</text:p>
          </table:table-cell>
          <table:table-cell table:style-name="Base06" office:value-type="string" calcext:value-type="string">
            <text:p>0,01̅3̅4̅5̅ ̅2̅4̅2̅1̅ ̅0̅3̅ ₆</text:p>
          </table:table-cell>
          <table:table-cell table:style-name="Base06GreyBackground" office:value-type="string" calcext:value-type="string">
            <text:p>0,0̅1̅3̅2̅ ̅2̅0̅3̅0̅ ̅4̅4̅1̅ ₆</text:p>
          </table:table-cell>
          <table:table-cell table:style-name="Base06" office:value-type="string" calcext:value-type="string">
            <text:p>0,0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13,3 ₆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06" office:value-type="string" calcext:value-type="string">
            <text:p>14,3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5,3 ₆</text:p>
          </table:table-cell>
          <table:table-cell table:style-name="Base06GreyBackground" office:value-type="string" calcext:value-type="string">
            <text:p>2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3̅4̅4̅ ̅2̅3̅0̅5̅ ̅4̅ ₆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06" office:value-type="string" calcext:value-type="string">
            <text:p>0,03̅2̅3̅2̅ ̅3̅2̅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̅3̅0̅4̅ ̅4̅1̅0̅1̅ ̅3̅2̅2̅ ₆</text:p>
          </table:table-cell>
          <table:table-cell table:style-name="Base06GreyBackground" office:value-type="string" calcext:value-type="string">
            <text:p>0,0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0,2 ₆</text:p>
          </table:table-cell>
          <table:table-cell table:style-name="Base06" office:value-type="string" calcext:value-type="string">
            <text:p>10,4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2 ₆</text:p>
          </table:table-cell>
          <table:table-cell table:style-name="Base06GreyBackground" office:value-type="string" calcext:value-type="string">
            <text:p>11,4 ₆</text:p>
          </table:table-cell>
          <table:table-cell table:style-name="Base06" office:value-type="string" calcext:value-type="string">
            <text:p>12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0̅5̅4̅0̅ ̅3̅4̅4̅2̅ ̅3̅ ₆</text:p>
          </table:table-cell>
          <table:table-cell table:style-name="Base06" office:value-type="string" calcext:value-type="string">
            <text:p>0,052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4̅5̅2̅4̅ ̅2̅1̅0̅3̅ ̅1̅3̅ ₆</text:p>
          </table:table-cell>
          <table:table-cell table:style-name="Base06GreyBackground" office:value-type="string" calcext:value-type="string">
            <text:p>0,0̅4̅4̅1̅ ̅0̅1̅3̅2̅ ̅2̅0̅3̅ ₆</text:p>
          </table:table-cell>
          <table:table-cell table:style-name="Base06" office:value-type="string" calcext:value-type="string">
            <text:p>0,0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4,43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13 ₆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06" office:value-type="string" calcext:value-type="string">
            <text:p>5,43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1̅1̅3̅2̅ ̅5̅0̅1̅5̅ ̅2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0̅5̅ ₆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06" office:value-type="string" calcext:value-type="string">
            <text:p>0,1̅0̅1̅3̅ ̅2̅2̅0̅3̅ ̅0̅4̅4̅ ₆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3,4̅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4,1̅ ₆</text:p>
          </table:table-cell>
          <table:table-cell table:style-name="Base06" office:value-type="string" calcext:value-type="string">
            <text:p>4,2̅ ₆</text:p>
          </table:table-cell>
          <table:table-cell table:style-name="Base06GreyBackground" office:value-type="string" calcext:value-type="string">
            <text:p>4,3̅ ₆</text:p>
          </table:table-cell>
          <table:table-cell table:style-name="Base06" office:value-type="string" calcext:value-type="string">
            <text:p>4,4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1̅3̅2̅5̅ ̅0̅1̅5̅2̅ ̅1̅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2̅3̅ ₆</text:p>
          </table:table-cell>
          <table:table-cell table:style-name="Base06" office:value-type="string" calcext:value-type="string">
            <text:p>0,12̅1̅0̅3̅ ̅1̅3̅4̅5̅ ̅2̅4̅ ₆</text:p>
          </table:table-cell>
          <table:table-cell table:style-name="Base06GreyBackground" office:value-type="string" calcext:value-type="string">
            <text:p>0,1̅1̅4̅5̅ ̅4̅2̅3̅3̅ ̅5̅2̅5̅ ₆</text:p>
          </table:table-cell>
          <table:table-cell table:style-name="Base06" office:value-type="string" calcext:value-type="string">
            <text:p>0,1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3,1 ₆</text:p>
          </table:table-cell>
          <table:table-cell table:style-name="Base06GreyBackground" office:value-type="string" calcext:value-type="string">
            <text:p>3,2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3,5 ₆</text:p>
          </table:table-cell>
          <table:table-cell table:style-name="Base06GreyBackground" office:value-type="string" calcext:value-type="string">
            <text:p>4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̅5̅2̅1̅ ̅1̅3̅2̅5̅ ̅0̅ ₆</text:p>
          </table:table-cell>
          <table:table-cell table:style-name="Base06GreyBackground" office:value-type="string" calcext:value-type="string">
            <text:p>0,14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̅3̅2̅2̅ ̅0̅3̅0̅4̅ ̅4̅1̅0̅ ₆</text:p>
          </table:table-cell>
          <table:table-cell table:style-name="Base06GreyBackground" office:value-type="string" calcext:value-type="string">
            <text:p>0,1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2,4̅1̅ ₆</text:p>
          </table:table-cell>
          <table:table-cell table:style-name="Base06" office:value-type="string" calcext:value-type="string">
            <text:p>2,5̅0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0̅5̅ ₆</text:p>
          </table:table-cell>
          <table:table-cell table:style-name="Base06GreyBackground" office:value-type="string" calcext:value-type="string">
            <text:p>3,1̅4̅ ₆</text:p>
          </table:table-cell>
          <table:table-cell table:style-name="Base06" office:value-type="string" calcext:value-type="string">
            <text:p>3,2̅3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2̅1̅1̅3̅ ̅2̅5̅0̅1̅ ̅5̅ ₆</text:p>
          </table:table-cell>
          <table:table-cell table:style-name="Base06" office:value-type="string" calcext:value-type="string">
            <text:p>0,203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̅2̅4̅2̅ ̅1̅0̅3̅1̅ ̅3̅4̅ ₆</text:p>
          </table:table-cell>
          <table:table-cell table:style-name="Base06GreyBackground" office:value-type="string" calcext:value-type="string">
            <text:p>0,1̅4̅5̅4̅ ̅2̅3̅3̅5̅ ̅2̅5̅1̅ ₆</text:p>
          </table:table-cell>
          <table:table-cell table:style-name="Base06" office:value-type="string" calcext:value-type="string">
            <text:p>0,1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2,213 ₆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06" office:value-type="string" calcext:value-type="string">
            <text:p>2,343 ₆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06" office:value-type="string" calcext:value-type="string">
            <text:p>2,51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2̅3̅0̅5̅ ̅4̅0̅3̅4̅ ̅4̅ ₆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06" office:value-type="string" calcext:value-type="string">
            <text:p>0,21̅4̅ ₆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06" office:value-type="string" calcext:value-type="string">
            <text:p>0,2̅0̅3̅0̅ ̅4̅4̅1̅0̅ ̅1̅3̅2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2,04 ₆</text:p>
          </table:table-cell>
          <table:table-cell table:style-name="Base06" office:value-type="string" calcext:value-type="string">
            <text:p>2,12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24 ₆</text:p>
          </table:table-cell>
          <table:table-cell table:style-name="Base06GreyBackground" office:value-type="string" calcext:value-type="string">
            <text:p>2,32 ₆</text:p>
          </table:table-cell>
          <table:table-cell table:style-name="Base06" office:value-type="string" calcext:value-type="string">
            <text:p>2,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2̅5̅0̅1̅ ̅5̅2̅1̅1̅ ̅3̅ ₆</text:p>
          </table:table-cell>
          <table:table-cell table:style-name="Base06" office:value-type="string" calcext:value-type="string">
            <text:p>0,241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2̅4̅2̅1̅ ̅0̅3̅1̅3̅ ̅4̅5̅ ₆</text:p>
          </table:table-cell>
          <table:table-cell table:style-name="Base06GreyBackground" office:value-type="string" calcext:value-type="string">
            <text:p>0,2̅2̅0̅3̅ ̅0̅4̅4̅1̅ ̅0̅1̅3̅ ₆</text:p>
          </table:table-cell>
          <table:table-cell table:style-name="Base06" office:value-type="string" calcext:value-type="string">
            <text:p>0,2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1,52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3̅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14̅ ₆</text:p>
          </table:table-cell>
          <table:table-cell table:style-name="Base06GreyBackground" office:value-type="string" calcext:value-type="string">
            <text:p>2,2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3̅0̅5̅4̅ ̅0̅3̅4̅4̅ ̅2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5̅0̅5̅0̅ ̅5̅0̅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̅3̅3̅5̅ ̅2̅5̅1̅1̅ ̅4̅5̅4̅ ₆</text:p>
          </table:table-cell>
          <table:table-cell table:style-name="Base06GreyBackground" office:value-type="string" calcext:value-type="string">
            <text:p>0,2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1,4̅2̅1̅0̅ ̅3̅1̅3̅4̅ ̅5̅2̅ ₆</text:p>
          </table:table-cell>
          <table:table-cell table:style-name="Base06" office:value-type="string" calcext:value-type="string">
            <text:p>1,4̅5̅2̅4̅ ̅2̅1̅0̅3̅ ̅1̅3̅ ₆</text:p>
          </table:table-cell>
          <table:table-cell table:style-name="Base06GreyBackground" office:value-type="string" calcext:value-type="string">
            <text:p>1,5̅2̅4̅2̅ ̅1̅0̅3̅1̅ ̅3̅4̅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̅3̅1̅3̅ ̅4̅5̅2̅4̅ ̅2̅1̅ ₆</text:p>
          </table:table-cell>
          <table:table-cell table:style-name="Base06" office:value-type="string" calcext:value-type="string">
            <text:p>2,1̅0̅3̅1̅ ̅3̅4̅5̅2̅ ̅4̅2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3̅2̅5̅0̅ ̅1̅5̅2̅1̅ ̅1̅ ₆</text:p>
          </table:table-cell>
          <table:table-cell table:style-name="Base06" office:value-type="string" calcext:value-type="string">
            <text:p>0,314̅ ₆</text:p>
          </table:table-cell>
          <table:table-cell table:style-name="Base06GreyBackground" office:value-type="string" calcext:value-type="string">
            <text:p>0,30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̅5̅1̅1̅ ̅4̅5̅4̅2̅ ̅3̅3̅5̅ ₆</text:p>
          </table:table-cell>
          <table:table-cell table:style-name="Base06" office:value-type="string" calcext:value-type="string">
            <text:p>0,2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1,3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5 ₆</text:p>
          </table:table-cell>
          <table:table-cell table:style-name="Base06" office:value-type="string" calcext:value-type="string">
            <text:p>1,53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3̅4̅4̅2̅ ̅3̅0̅5̅4̅ 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 table:style-name="Base06" office:value-type="string" calcext:value-type="string">
            <text:p>0,3̅0̅4̅4̅ ̅1̅0̅1̅3̅ ̅2̅2̅0̅ ₆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,2̅4̅3̅4̅ ̅0̅5̅3̅1̅ ̅2̅1̅5̅0̅ ₆</text:p>
          </table:table-cell>
          <table:table-cell table:style-name="Base06" office:value-type="string" calcext:value-type="string">
            <text:p>1,3̅1̅2̅1̅ ̅5̅0̅2̅4̅ ̅3̅4̅0̅5̅ ₆</text:p>
          </table:table-cell>
          <table:table-cell table:style-name="Base06GreyBackground" office:value-type="string" calcext:value-type="string">
            <text:p>1,3̅4̅0̅5̅ ̅3̅1̅2̅1̅ ̅5̅0̅2̅4̅ ₆</text:p>
          </table:table-cell>
          <table:table-cell table:style-name="Base06" office:value-type="string" calcext:value-type="string">
            <text:p>1,4̅0̅5̅3̅ ̅1̅2̅1̅5̅ ̅0̅2̅4̅3̅ ₆</text:p>
          </table:table-cell>
          <table:table-cell table:style-name="Base06GreyBackground" office:value-type="string" calcext:value-type="string">
            <text:p>1,4̅3̅4̅0̅ ̅5̅3̅1̅2̅ ̅1̅5̅0̅2̅ ₆</text:p>
          </table:table-cell>
          <table:table-cell table:style-name="Base06" office:value-type="string" calcext:value-type="string">
            <text:p>1,5̅0̅2̅4̅ ̅3̅4̅0̅5̅ ̅3̅1̅2̅1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4̅0̅3̅4̅ ̅4̅2̅3̅0̅ ̅5̅ ₆</text:p>
          </table:table-cell>
          <table:table-cell table:style-name="Base06" office:value-type="string" calcext:value-type="string">
            <text:p>0,352̅ ₆</text:p>
          </table:table-cell>
          <table:table-cell table:style-name="Base06GreyBackground" office:value-type="string" calcext:value-type="string">
            <text:p>0,34̅1̅4̅1̅ ̅4̅1̅ ₆</text:p>
          </table:table-cell>
          <table:table-cell table:style-name="Base06" office:value-type="string" calcext:value-type="string">
            <text:p>0,33̅1̅3̅4̅ ̅5̅2̅4̅2̅ ̅1̅0̅ ₆</text:p>
          </table:table-cell>
          <table:table-cell table:style-name="Base06GreyBackground" office:value-type="string" calcext:value-type="string">
            <text:p>0,3̅2̅2̅0̅ ̅3̅0̅4̅4̅ ̅1̅0̅1̅ ₆</text:p>
          </table:table-cell>
          <table:table-cell table:style-name="Base06" office:value-type="string" calcext:value-type="string">
            <text:p>0,3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,20̅5̅ ₆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35̅0̅5̅0̅ ̅5̅0̅ ₆</text:p>
          </table:table-cell>
          <table:table-cell table:style-name="Base06GreyBackground" office:value-type="string" calcext:value-type="string">
            <text:p>1,4̅1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4̅2̅3̅0̅ ̅5̅4̅0̅3̅ ̅4̅ ₆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3̅3̅5̅2̅ ̅5̅1̅1̅4̅ ̅5̅4̅2̅ ₆</text:p>
          </table:table-cell>
          <table:table-cell table:style-name="Base06GreyBackground" office:value-type="string" calcext:value-type="string">
            <text:p>0,3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,13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4̅ ₆</text:p>
          </table:table-cell>
          <table:table-cell table:style-name="Base06GreyBackground" office:value-type="string" calcext:value-type="string">
            <text:p>1,31̅ ₆</text:p>
          </table:table-cell>
          <table:table-cell table:style-name="Base06" office:value-type="string" calcext:value-type="string">
            <text:p>1,3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4̅4̅2̅3̅ ̅0̅5̅4̅0̅ ̅3̅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0̅3̅1̅3̅ ̅4̅5̅2̅4̅ ̅2̅1̅ ₆</text:p>
          </table:table-cell>
          <table:table-cell table:style-name="Base06GreyBackground" office:value-type="string" calcext:value-type="string">
            <text:p>0,3̅5̅2̅5̅ ̅1̅1̅4̅5̅ ̅4̅2̅3̅ ₆</text:p>
          </table:table-cell>
          <table:table-cell table:style-name="Base06" office:value-type="string" calcext:value-type="string">
            <text:p>0,3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1043 ₆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06" office:value-type="string" calcext:value-type="string">
            <text:p>1,1513 ₆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06" office:value-type="string" calcext:value-type="string">
            <text:p>1,234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5̅0̅1̅5̅ ̅2̅1̅1̅3̅ ̅2̅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43̅2̅3̅2̅ ̅3̅2̅ ₆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06" office:value-type="string" calcext:value-type="string">
            <text:p>0,4̅1̅0̅1̅ ̅3̅2̅2̅0̅ ̅3̅0̅4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0̅4̅1̅2̅ ̅2̅4̅5̅3̅ ̅5̅1̅4̅3̅ ̅3̅1̅0̅2̅ ₆</text:p>
          </table:table-cell>
          <table:table-cell table:style-name="Base06" office:value-type="string" calcext:value-type="string">
            <text:p>1,1̅0̅2̅0̅ ̅4̅1̅2̅2̅ ̅4̅5̅3̅5̅ ̅1̅4̅3̅3̅ ₆</text:p>
          </table:table-cell>
          <table:table-cell table:style-name="Base06GreyBackground" office:value-type="string" calcext:value-type="string">
            <text:p>1,1̅2̅2̅4̅ ̅5̅3̅5̅1̅ ̅4̅3̅3̅1̅ ̅0̅2̅0̅4̅ ₆</text:p>
          </table:table-cell>
          <table:table-cell table:style-name="Base06" office:value-type="string" calcext:value-type="string">
            <text:p>1,1̅4̅3̅3̅ ̅1̅0̅2̅0̅ ̅4̅1̅2̅2̅ ̅4̅5̅3̅5̅ ₆</text:p>
          </table:table-cell>
          <table:table-cell table:style-name="Base06GreyBackground" office:value-type="string" calcext:value-type="string">
            <text:p>1,2̅0̅4̅1̅ ̅2̅2̅4̅5̅ ̅3̅5̅1̅4̅ ̅3̅3̅1̅0̅ ₆</text:p>
          </table:table-cell>
          <table:table-cell table:style-name="Base06" office:value-type="string" calcext:value-type="string">
            <text:p>1,2̅2̅4̅5̅ ̅3̅5̅1̅4̅ ̅3̅3̅1̅0̅ ̅2̅0̅4̅1̅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5̅2̅1̅1̅ ̅3̅2̅5̅0̅ ̅1̅ ₆</text:p>
          </table:table-cell>
          <table:table-cell table:style-name="Base06" office:value-type="string" calcext:value-type="string">
            <text:p>0,503̅ ₆</text:p>
          </table:table-cell>
          <table:table-cell table:style-name="Base06GreyBackground" office:value-type="string" calcext:value-type="string">
            <text:p>0,45̅0̅5̅0̅ ̅5̅0̅ ₆</text:p>
          </table:table-cell>
          <table:table-cell table:style-name="Base06" office:value-type="string" calcext:value-type="string">
            <text:p>0,43̅4̅5̅2̅ ̅4̅2̅1̅0̅ ̅3̅1̅ ₆</text:p>
          </table:table-cell>
          <table:table-cell table:style-name="Base06GreyBackground" office:value-type="string" calcext:value-type="string">
            <text:p>0,4̅2̅3̅3̅ ̅5̅2̅5̅1̅ ̅1̅4̅5̅ ₆</text:p>
          </table:table-cell>
          <table:table-cell table:style-name="Base06" office:value-type="string" calcext:value-type="string">
            <text:p>0,4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02 ₆</text:p>
          </table:table-cell>
          <table:table-cell table:style-name="Base06GreyBackground" office:value-type="string" calcext:value-type="string">
            <text:p>1,04 ₆</text:p>
          </table:table-cell>
          <table:table-cell table:style-name="Base06" office:value-type="string" calcext:value-type="string">
            <text:p>1,1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14 ₆</text:p>
          </table:table-cell>
          <table:table-cell table:style-name="Base06GreyBackground" office:value-type="string" calcext:value-type="string">
            <text:p>1,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5̅4̅0̅3̅ ̅4̅4̅2̅3̅ ̅0̅ ₆</text:p>
          </table:table-cell>
          <table:table-cell table:style-name="Base06GreyBackground" office:value-type="string" calcext:value-type="string">
            <text:p>0,52̅ ₆</text:p>
          </table:table-cell>
          <table:table-cell table:style-name="Base06" office:value-type="string" calcext:value-type="string">
            <text:p>0,5̅0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4̅4̅1̅0̅ ̅1̅3̅2̅2̅ ̅0̅3̅0̅ ₆</text:p>
          </table:table-cell>
          <table:table-cell table:style-name="Base06GreyBackground" office:value-type="string" calcext:value-type="string">
            <text:p>0,4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1̅5̅2̅ ̅1̅1̅3̅2̅ ̅5̅ ₆</text:p>
          </table:table-cell>
          <table:table-cell table:style-name="Base06GreyBackground" office:value-type="string" calcext:value-type="string">
            <text:p>1,0̅3̅4̅4̅ ̅2̅3̅0̅5̅ ̅4̅ ₆</text:p>
          </table:table-cell>
          <table:table-cell table:style-name="Base06" office:value-type="string" calcext:value-type="string">
            <text:p>1,0̅5̅4̅0̅ ̅3̅4̅4̅2̅ ̅3̅ ₆</text:p>
          </table:table-cell>
          <table:table-cell table:style-name="Base06GreyBackground" office:value-type="string" calcext:value-type="string">
            <text:p>1,1̅1̅3̅2̅ ̅5̅0̅1̅5̅ ̅2̅ ₆</text:p>
          </table:table-cell>
          <table:table-cell table:style-name="Base06" office:value-type="string" calcext:value-type="string">
            <text:p>1,1̅3̅2̅5̅ ̅0̅1̅5̅2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41̅ ₆</text:p>
          </table:table-cell>
          <table:table-cell table:style-name="Base06GreyBackground" office:value-type="string" calcext:value-type="string">
            <text:p>0,52̅3̅ ₆</text:p>
          </table:table-cell>
          <table:table-cell table:style-name="Base06" office:value-type="string" calcext:value-type="string">
            <text:p>0,51̅0̅3̅1̅ ̅3̅4̅5̅2̅ ̅4̅2̅ ₆</text:p>
          </table:table-cell>
          <table:table-cell table:style-name="Base06GreyBackground" office:value-type="string" calcext:value-type="string">
            <text:p>0,4̅5̅4̅2̅ ̅3̅3̅5̅2̅ ̅5̅1̅1̅ ₆</text:p>
          </table:table-cell>
          <table:table-cell table:style-name="Base06" office:value-type="string" calcext:value-type="string">
            <text:p>0,4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54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4̅ ₆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06" office:value-type="string" calcext:value-type="string">
            <text:p>1,052̅ ₆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0̅1̅5̅2̅ ̅1̅1̅3̅2̅ 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1̅4̅1̅ ̅4̅1̅ ₆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06" office:value-type="string" calcext:value-type="string">
            <text:p>0,5̅1̅1̅4̅ ̅5̅4̅2̅3̅ ̅3̅5̅2̅ ₆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52̅3̅ ₆</text:p>
          </table:table-cell>
          <table:table-cell table:style-name="Base06" office:value-type="string" calcext:value-type="string">
            <text:p>0,54̅1̅4̅1̅ ̅4̅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4̅ ₆</text:p>
          </table:table-cell>
          <table:table-cell table:style-name="Base06GreyBackground" office:value-type="string" calcext:value-type="string">
            <text:p>1,03̅2̅3̅2̅ ̅3̅2̅ ₆</text:p>
          </table:table-cell>
          <table:table-cell table:style-name="Base06" office:value-type="string" calcext:value-type="string">
            <text:p>1,0̅5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0̅3̅4̅4̅ ̅2̅3̅0̅5̅ ̅4̅ ₆</text:p>
          </table:table-cell>
          <table:table-cell table:style-name="Base06" office:value-type="string" calcext:value-type="string">
            <text:p>1,01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2̅1̅0̅ ̅3̅1̅3̅4̅ ̅5̅2̅ ₆</text:p>
          </table:table-cell>
          <table:table-cell table:style-name="Base06GreyBackground" office:value-type="string" calcext:value-type="string">
            <text:p>0,5̅2̅5̅1̅ ̅1̅4̅5̅4̅ ̅2̅3̅3̅ ₆</text:p>
          </table:table-cell>
          <table:table-cell table:style-name="Base06" office:value-type="string" calcext:value-type="string">
            <text:p>0,5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51̅0̅3̅1̅ ̅3̅4̅5̅2̅ ̅4̅2̅ ₆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06" office:value-type="string" calcext:value-type="string">
            <text:p>0,54̅2̅1̅0̅ ̅3̅1̅3̅4̅ ̅5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3̅4̅5̅ ̅2̅4̅2̅1̅ ̅0̅3̅ ₆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0̅5̅4̅0̅ ̅3̅4̅4̅2̅ ̅3̅ ₆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06" office:value-type="string" calcext:value-type="string">
            <text:p>1,0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4̅2̅3̅ ̅3̅5̅2̅5̅ ̅1̅1̅4̅ ₆</text:p>
          </table:table-cell>
          <table:table-cell table:style-name="Base06GreyBackground" office:value-type="string" calcext:value-type="string">
            <text:p>0,5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4̅5̅4̅2̅ ̅3̅3̅5̅2̅ ̅5̅1̅1̅ ₆</text:p>
          </table:table-cell>
          <table:table-cell table:style-name="Base06" office:value-type="string" calcext:value-type="string">
            <text:p>0,5̅1̅1̅4̅ ̅5̅4̅2̅3̅ ̅3̅5̅2̅ ₆</text:p>
          </table:table-cell>
          <table:table-cell table:style-name="Base06GreyBackground" office:value-type="string" calcext:value-type="string">
            <text:p>0,5̅2̅5̅1̅ ̅1̅4̅5̅4̅ ̅2̅3̅3̅ ₆</text:p>
          </table:table-cell>
          <table:table-cell table:style-name="Base06" office:value-type="string" calcext:value-type="string">
            <text:p>0,5̅4̅2̅3̅ ̅3̅5̅2̅5̅ ̅1̅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1̅3̅2̅ ̅2̅0̅3̅0̅ ̅4̅4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1̅1̅3̅2̅ ̅5̅0̅1̅5̅ ̅2̅ ₆</text:p>
          </table:table-cell>
          <table:table-cell table:style-name="Base06" office:value-type="string" calcext:value-type="string">
            <text:p>1,052̅ ₆</text:p>
          </table:table-cell>
          <table:table-cell table:style-name="Base06GreyBackground" office:value-type="string" calcext:value-type="string">
            <text:p>1,03̅2̅3̅2̅ ̅3̅2̅ ₆</text:p>
          </table:table-cell>
          <table:table-cell table:style-name="Base06" office:value-type="string" calcext:value-type="string">
            <text:p>1,01̅3̅4̅5̅ ̅2̅4̅2̅1̅ ̅0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443 ₆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06" office:value-type="string" calcext:value-type="string">
            <text:p>0,513 ₆</text:p>
          </table:table-cell>
          <table:table-cell table:style-name="Base06GreyBackground" office:value-type="string" calcext:value-type="string">
            <text:p>0,53 ₆</text:p>
          </table:table-cell>
          <table:table-cell table:style-name="Base06" office:value-type="string" calcext:value-type="string">
            <text:p>0,543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1̅3̅2̅5̅ ̅0̅1̅5̅2̅ ̅1̅ ₆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06" office:value-type="string" calcext:value-type="string">
            <text:p>1,0̅5̅ ₆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 table:style-name="Base06" office:value-type="string" calcext:value-type="string">
            <text:p>1,0̅1̅3̅2̅ ̅2̅0̅3̅0̅ ̅4̅4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4̅3̅2̅0̅ ̅5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5̅0̅1̅2̅ ̅3̅ ₆</text:p>
          </table:table-cell>
          <table:table-cell table:style-name="Base06" office:value-type="string" calcext:value-type="string">
            <text:p>0,5̅1̅4̅0̅ ̅2̅ ₆</text:p>
          </table:table-cell>
          <table:table-cell table:style-name="Base06GreyBackground" office:value-type="string" calcext:value-type="string">
            <text:p>0,5̅3̅0̅4̅ ̅1̅ ₆</text:p>
          </table:table-cell>
          <table:table-cell table:style-name="Base06" office:value-type="string" calcext:value-type="string">
            <text:p>0,5̅4̅3̅2̅ ̅0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,1̅5̅2̅1̅ ̅1̅3̅2̅5̅ ̅0̅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10̅5̅ ₆</text:p>
          </table:table-cell>
          <table:table-cell table:style-name="Base06" office:value-type="string" calcext:value-type="string">
            <text:p>1,04̅5̅2̅4̅ ̅2̅1̅0̅3̅ ̅1̅3̅ ₆</text:p>
          </table:table-cell>
          <table:table-cell table:style-name="Base06GreyBackground" office:value-type="string" calcext:value-type="string">
            <text:p>1,0̅3̅0̅4̅ ̅4̅1̅0̅1̅ ̅3̅2̅2̅ ₆</text:p>
          </table:table-cell>
          <table:table-cell table:style-name="Base06" office:value-type="string" calcext:value-type="string">
            <text:p>1,0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42̅1̅5̅0̅ ̅2̅4̅3̅4̅ ̅0̅5̅3̅1̅ ₆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06" office:value-type="string" calcext:value-type="string">
            <text:p>0,45̅0̅2̅4̅ ̅3̅4̅0̅5̅ ̅3̅1̅2̅1̅ ₆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51̅5̅0̅2̅ ̅4̅3̅4̅0̅ ̅5̅3̅1̅2̅ ₆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,2̅1̅1̅3̅ ̅2̅5̅0̅1̅ ̅5̅ ₆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06" office:value-type="string" calcext:value-type="string">
            <text:p>1,12̅3̅ ₆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0̅4̅4̅1̅ ̅0̅1̅3̅2̅ ̅2̅0̅3̅ ₆</text:p>
          </table:table-cell>
          <table:table-cell table:style-name="Base06GreyBackground" office:value-type="string" calcext:value-type="string">
            <text:p>1,0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412 ₆</text:p>
          </table:table-cell>
          <table:table-cell table:style-name="Base06" office:value-type="string" calcext:value-type="string">
            <text:p>0,424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452 ₆</text:p>
          </table:table-cell>
          <table:table-cell table:style-name="Base06GreyBackground" office:value-type="string" calcext:value-type="string">
            <text:p>0,504 ₆</text:p>
          </table:table-cell>
          <table:table-cell table:style-name="Base06" office:value-type="string" calcext:value-type="string">
            <text:p>0,5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,2̅3̅0̅5̅ ̅4̅0̅3̅4̅ ̅4̅ ₆</text:p>
          </table:table-cell>
          <table:table-cell table:style-name="Base06" office:value-type="string" calcext:value-type="string">
            <text:p>1,203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12̅1̅0̅3̅ ̅1̅3̅4̅5̅ ̅2̅4̅ ₆</text:p>
          </table:table-cell>
          <table:table-cell table:style-name="Base06GreyBackground" office:value-type="string" calcext:value-type="string">
            <text:p>1,1̅0̅1̅3̅ ̅2̅2̅0̅3̅ ̅0̅4̅4̅ ₆</text:p>
          </table:table-cell>
          <table:table-cell table:style-name="Base06" office:value-type="string" calcext:value-type="string">
            <text:p>1,0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402̅3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06" office:value-type="string" calcext:value-type="string">
            <text:p>0,453̅2̅ ₆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,2̅5̅0̅1̅ ̅5̅2̅1̅1̅ ̅3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06" office:value-type="string" calcext:value-type="string">
            <text:p>1,1̅1̅4̅5̅ ̅4̅2̅3̅3̅ ̅5̅2̅5̅ ₆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3̅5̅3̅3̅ ̅0̅3̅4̅2̅ ̅0̅2̅2̅5̅ ̅2̅1̅ ₆</text:p>
          </table:table-cell>
          <table:table-cell table:style-name="Base06" office:value-type="string" calcext:value-type="string">
            <text:p>0,4̅0̅4̅5̅ ̅4̅4̅3̅1̅ ̅5̅1̅0̅1̅ ̅1̅2̅ ₆</text:p>
          </table:table-cell>
          <table:table-cell table:style-name="Base06GreyBackground" office:value-type="string" calcext:value-type="string">
            <text:p>0,4̅2̅0̅2̅ ̅2̅5̅2̅1̅ ̅3̅5̅3̅3̅ ̅0̅3̅ ₆</text:p>
          </table:table-cell>
          <table:table-cell table:style-name="Base06" office:value-type="string" calcext:value-type="string">
            <text:p>0,4̅3̅1̅5̅ ̅1̅0̅1̅1̅ ̅2̅4̅0̅4̅ ̅5̅4̅ ₆</text:p>
          </table:table-cell>
          <table:table-cell table:style-name="Base06GreyBackground" office:value-type="string" calcext:value-type="string">
            <text:p>0,4̅4̅3̅1̅ ̅5̅1̅0̅1̅ ̅1̅2̅4̅0̅ ̅4̅5̅ ₆</text:p>
          </table:table-cell>
          <table:table-cell table:style-name="Base06" office:value-type="string" calcext:value-type="string">
            <text:p>0,4̅5̅4̅4̅ ̅3̅1̅5̅1̅ ̅0̅1̅1̅2̅ ̅4̅0̅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,3̅0̅5̅4̅ ̅0̅3̅4̅4̅ ̅2̅ ₆</text:p>
          </table:table-cell>
          <table:table-cell table:style-name="Base06" office:value-type="string" calcext:value-type="string">
            <text:p>1,241̅ ₆</text:p>
          </table:table-cell>
          <table:table-cell table:style-name="Base06GreyBackground" office:value-type="string" calcext:value-type="string">
            <text:p>1,21̅4̅ ₆</text:p>
          </table:table-cell>
          <table:table-cell table:style-name="Base06" office:value-type="string" calcext:value-type="string">
            <text:p>1,15̅2̅4̅2̅ ̅1̅0̅3̅1̅ ̅3̅4̅ ₆</text:p>
          </table:table-cell>
          <table:table-cell table:style-name="Base06GreyBackground" office:value-type="string" calcext:value-type="string">
            <text:p>1,1̅3̅2̅2̅ ̅0̅3̅0̅4̅ ̅4̅1̅0̅ ₆</text:p>
          </table:table-cell>
          <table:table-cell table:style-name="Base06" office:value-type="string" calcext:value-type="string">
            <text:p>1,1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34̅ ₆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06" office:value-type="string" calcext:value-type="string">
            <text:p>0,41̅ ₆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06" office:value-type="string" calcext:value-type="string">
            <text:p>0,43̅ ₆</text:p>
          </table:table-cell>
          <table:table-cell table:style-name="Base06GreyBackground" office:value-type="string" calcext:value-type="string">
            <text:p>0,4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,3̅2̅5̅0̅ ̅1̅5̅2̅1̅ ̅1̅ ₆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06" office:value-type="string" calcext:value-type="string">
            <text:p>1,2̅3̅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 table:style-name="Base06" office:value-type="string" calcext:value-type="string">
            <text:p>1,1̅4̅5̅4̅ ̅2̅3̅3̅5̅ ̅2̅5̅1̅ ₆</text:p>
          </table:table-cell>
          <table:table-cell table:style-name="Base06GreyBackground" office:value-type="string" calcext:value-type="string">
            <text:p>1,1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3̅4̅0̅2̅ ̅1̅5̅ ₆</text:p>
          </table:table-cell>
          <table:table-cell table:style-name="Base06" office:value-type="string" calcext:value-type="string">
            <text:p>0,3̅5̅1̅2̅ ̅0̅4̅ ₆</text:p>
          </table:table-cell>
          <table:table-cell table:style-name="Base06GreyBackground" office:value-type="string" calcext:value-type="string">
            <text:p>0,4̅0̅2̅1̅ ̅5̅3̅ ₆</text:p>
          </table:table-cell>
          <table:table-cell table:style-name="Base06" office:value-type="string" calcext:value-type="string">
            <text:p>0,4̅1̅3̅1̅ ̅4̅2̅ ₆</text:p>
          </table:table-cell>
          <table:table-cell table:style-name="Base06GreyBackground" office:value-type="string" calcext:value-type="string">
            <text:p>0,4̅2̅4̅1̅ ̅3̅1̅ ₆</text:p>
          </table:table-cell>
          <table:table-cell table:style-name="Base06" office:value-type="string" calcext:value-type="string">
            <text:p>0,4̅3̅5̅1̅ ̅2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,3̅4̅4̅2̅ ̅3̅0̅5̅4̅ ̅0̅ ₆</text:p>
          </table:table-cell>
          <table:table-cell table:style-name="Base06" office:value-type="string" calcext:value-type="string">
            <text:p>1,314̅ ₆</text:p>
          </table:table-cell>
          <table:table-cell table:style-name="Base06GreyBackground" office:value-type="string" calcext:value-type="string">
            <text:p>1,25̅0̅5̅0̅ ̅5̅0̅ ₆</text:p>
          </table:table-cell>
          <table:table-cell table:style-name="Base06" office:value-type="string" calcext:value-type="string">
            <text:p>1,22̅4̅2̅1̅ ̅0̅3̅1̅3̅ ̅4̅5̅ ₆</text:p>
          </table:table-cell>
          <table:table-cell table:style-name="Base06GreyBackground" office:value-type="string" calcext:value-type="string">
            <text:p>1,2̅0̅3̅0̅ ̅4̅4̅1̅0̅ ̅1̅3̅2̅ ₆</text:p>
          </table:table-cell>
          <table:table-cell table:style-name="Base06" office:value-type="string" calcext:value-type="string">
            <text:p>1,1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33213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35343 ₆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06" office:value-type="string" calcext:value-type="string">
            <text:p>0,41513 ₆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,4̅0̅3̅4̅ ̅4̅2̅3̅0̅ ̅5̅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30̅5̅ ₆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06" office:value-type="string" calcext:value-type="string">
            <text:p>1,2̅2̅0̅3̅ ̅0̅4̅4̅1̅ ̅0̅1̅3̅ ₆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32̅4̅2̅1̅ ̅0̅3̅1̅3̅ ̅4̅5̅ ₆</text:p>
          </table:table-cell>
          <table:table-cell table:style-name="Base06" office:value-type="string" calcext:value-type="string">
            <text:p>0,33̅4̅5̅2̅ ̅4̅2̅1̅0̅ ̅3̅1̅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41̅0̅3̅1̅ ̅3̅4̅5̅2̅ ̅4̅2̅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,4̅2̅3̅0̅ ̅5̅4̅0̅3̅ ̅4̅ ₆</text:p>
          </table:table-cell>
          <table:table-cell table:style-name="Base06" office:value-type="string" calcext:value-type="string">
            <text:p>1,352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2̅3̅3̅5̅ ̅2̅5̅1̅1̅ ̅4̅5̅4̅ ₆</text:p>
          </table:table-cell>
          <table:table-cell table:style-name="Base06" office:value-type="string" calcext:value-type="string">
            <text:p>1,2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32̅0̅4̅1̅ ̅2̅2̅4̅5̅ ̅3̅5̅1̅4̅ ̅3̅3̅1̅0̅ ₆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06" office:value-type="string" calcext:value-type="string">
            <text:p>0,34̅1̅2̅2̅ ̅4̅5̅3̅5̅ ̅1̅4̅3̅3̅ ̅1̅0̅2̅0̅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40̅2̅0̅4̅ ̅1̅2̅2̅4̅ ̅5̅3̅5̅1̅ ̅4̅3̅3̅1̅ ₆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,4̅4̅2̅3̅ ̅0̅5̅4̅0̅ ̅3̅ ₆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06" office:value-type="string" calcext:value-type="string">
            <text:p>1,34̅1̅4̅1̅ ̅4̅1̅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2̅5̅1̅1̅ ̅4̅5̅4̅2̅ ̅3̅3̅5̅ ₆</text:p>
          </table:table-cell>
          <table:table-cell table:style-name="Base06GreyBackground" office:value-type="string" calcext:value-type="string">
            <text:p>1,2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3̅1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̅4̅ ₆</text:p>
          </table:table-cell>
          <table:table-cell table:style-name="Base06GreyBackground" office:value-type="string" calcext:value-type="string">
            <text:p>0,3̅5̅ ₆</text:p>
          </table:table-cell>
          <table:table-cell table:style-name="Base06" office:value-type="string" calcext:value-type="string">
            <text:p>0,4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,5̅0̅1̅5̅ ̅2̅1̅1̅3̅ ̅2̅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33̅1̅3̅4̅ ̅5̅2̅4̅2̅ ̅1̅0̅ ₆</text:p>
          </table:table-cell>
          <table:table-cell table:style-name="Base06GreyBackground" office:value-type="string" calcext:value-type="string">
            <text:p>1,3̅0̅4̅4̅ ̅1̅0̅1̅3̅ ̅2̅2̅0̅ ₆</text:p>
          </table:table-cell>
          <table:table-cell table:style-name="Base06" office:value-type="string" calcext:value-type="string">
            <text:p>1,2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31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3 ₆</text:p>
          </table:table-cell>
          <table:table-cell table:style-name="Base06GreyBackground" office:value-type="string" calcext:value-type="string">
            <text:p>0,34 ₆</text:p>
          </table:table-cell>
          <table:table-cell table:style-name="Base06" office:value-type="string" calcext:value-type="string">
            <text:p>0,35 ₆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,5̅2̅1̅1̅ ̅3̅2̅5̅0̅ ̅1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4̅1̅ ₆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 table:style-name="Base06" office:value-type="string" calcext:value-type="string">
            <text:p>1,3̅2̅2̅0̅ ̅3̅0̅4̅4̅ ̅1̅0̅1̅ ₆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5" table:number-rows-spanned="1">
            <text:p>DIVISÃO</text:p>
          </table:table-cell>
          <table:covered-table-cell table:number-columns-repeated="11" table:style-name="Heading"/>
          <table:covered-table-cell table:number-columns-repeated="3"/>
          <table:table-cell table:number-columns-repeated="16342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7" table:number-rows-spanned="1">
            <text:p>COLUNA ÷ LINHA</text:p>
          </table:table-cell>
          <table:covered-table-cell table:number-columns-repeated="6"/>
          <table:table-cell/>
          <table:table-cell table:style-name="Heading_20_2" table:formula="of:=[.$I$2]" office:value-type="string" office:string-value="LINHA ÷ COLUNA" calcext:value-type="string" table:number-columns-spanned="7" table:number-rows-spanned="1">
            <text:p>LINHA ÷ COLUNA</text:p>
          </table:table-cell>
          <table:covered-table-cell table:number-columns-repeated="3" table:style-name="Heading_20_2"/>
          <table:covered-table-cell table:number-columns-repeated="3"/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2"/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4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06" office:value-type="string" calcext:value-type="string">
            <text:p>5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1̅2̅3̅ ̅5̅ ₆</text:p>
          </table:table-cell>
          <table:table-cell table:style-name="Base06" office:value-type="string" calcext:value-type="string">
            <text:p>0,01̅2̅1̅5̅ ̅0̅2̅4̅3̅ ̅4̅0̅5̅3̅ ₆</text:p>
          </table:table-cell>
          <table:table-cell table:style-name="Base06GreyBackground" office:value-type="string" calcext:value-type="string">
            <text:p>0,012 ₆</text:p>
          </table:table-cell>
          <table:table-cell table:style-name="Base06" office:value-type="string" calcext:value-type="string">
            <text:p>0,011̅4̅ ₆</text:p>
          </table:table-cell>
          <table:table-cell table:style-name="Base06GreyBackground" office:value-type="string" calcext:value-type="string">
            <text:p>0,0̅1̅1̅2̅ ̅4̅0̅4̅5̅ ̅4̅4̅3̅1̅ ̅5̅1̅ ₆</text:p>
          </table:table-cell>
          <table:table-cell table:style-name="Base06" office:value-type="string" calcext:value-type="string">
            <text:p>0,0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0,3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21,3 ₆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06" office:value-type="string" calcext:value-type="string">
            <text:p>22,3 ₆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2̅5̅1̅ ̅4̅ ₆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06" office:value-type="string" calcext:value-type="string">
            <text:p>0,024 ₆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06" office:value-type="string" calcext:value-type="string">
            <text:p>0,0̅2̅2̅5̅ ̅2̅1̅3̅5̅ ̅3̅3̅0̅3̅ ̅4̅2̅ ₆</text:p>
          </table:table-cell>
          <table:table-cell table:style-name="Base06GreyBackground" office:value-type="string" calcext:value-type="string">
            <text:p>0,0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2,2 ₆</text:p>
          </table:table-cell>
          <table:table-cell table:style-name="Base06" office:value-type="string" calcext:value-type="string">
            <text:p>12,4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3,2 ₆</text:p>
          </table:table-cell>
          <table:table-cell table:style-name="Base06GreyBackground" office:value-type="string" calcext:value-type="string">
            <text:p>13,4 ₆</text:p>
          </table:table-cell>
          <table:table-cell table:style-name="Base06" office:value-type="string" calcext:value-type="string">
            <text:p>14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0̅4̅1̅5̅ ̅3̅ ₆</text:p>
          </table:table-cell>
          <table:table-cell table:style-name="Base06" office:value-type="string" calcext:value-type="string">
            <text:p>0,04̅0̅5̅3̅ ̅1̅2̅1̅5̅ ̅0̅2̅4̅3̅ ₆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06" office:value-type="string" calcext:value-type="string">
            <text:p>0,035̅0̅ ₆</text:p>
          </table:table-cell>
          <table:table-cell table:style-name="Base06GreyBackground" office:value-type="string" calcext:value-type="string">
            <text:p>0,0̅3̅4̅2̅ ̅0̅2̅2̅5̅ ̅2̅1̅3̅5̅ ̅3̅3̅ ₆</text:p>
          </table:table-cell>
          <table:table-cell table:style-name="Base06" office:value-type="string" calcext:value-type="string">
            <text:p>0,0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0,13 ₆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06" office:value-type="string" calcext:value-type="string">
            <text:p>10,43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13 ₆</text:p>
          </table:table-cell>
          <table:table-cell table:style-name="Base06GreyBackground" office:value-type="string" calcext:value-type="string">
            <text:p>11,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0̅5̅4̅3̅ ̅2̅ ₆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06" office:value-type="string" calcext:value-type="string">
            <text:p>0,052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̅4̅5̅4̅ ̅4̅3̅1̅5̅ ̅1̅0̅1̅1̅ ̅2̅4̅ ₆</text:p>
          </table:table-cell>
          <table:table-cell table:style-name="Base06GreyBackground" office:value-type="string" calcext:value-type="string">
            <text:p>0,0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5 ₆</text:p>
          </table:table-cell>
          <table:table-cell table:style-name="Base06" office:value-type="string" calcext:value-type="string">
            <text:p>5,1̅ ₆</text:p>
          </table:table-cell>
          <table:table-cell table:style-name="Base06GreyBackground" office:value-type="string" calcext:value-type="string">
            <text:p>5,2̅ ₆</text:p>
          </table:table-cell>
          <table:table-cell table:style-name="Base06" office:value-type="string" calcext:value-type="string">
            <text:p>5,3̅ ₆</text:p>
          </table:table-cell>
          <table:table-cell table:style-name="Base06GreyBackground" office:value-type="string" calcext:value-type="string">
            <text:p>5,4̅ ₆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1̅ ₆</text:p>
          </table:table-cell>
          <table:table-cell table:style-name="Base06" office:value-type="string" calcext:value-type="string">
            <text:p>0,10̅5̅3̅1̅ ̅2̅1̅5̅0̅ ̅2̅4̅3̅4̅ ₆</text:p>
          </table:table-cell>
          <table:table-cell table:style-name="Base06GreyBackground" office:value-type="string" calcext:value-type="string">
            <text:p>0,104 ₆</text:p>
          </table:table-cell>
          <table:table-cell table:style-name="Base06" office:value-type="string" calcext:value-type="string">
            <text:p>0,102̅3̅ ₆</text:p>
          </table:table-cell>
          <table:table-cell table:style-name="Base06GreyBackground" office:value-type="string" calcext:value-type="string">
            <text:p>0,1̅0̅1̅1̅ ̅2̅4̅0̅4̅ ̅5̅4̅4̅3̅ ̅1̅5̅ ₆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4,1 ₆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06" office:value-type="string" calcext:value-type="string">
            <text:p>4,3 ₆</text:p>
          </table:table-cell>
          <table:table-cell table:style-name="Base06GreyBackground" office:value-type="string" calcext:value-type="string">
            <text:p>4,4 ₆</text:p>
          </table:table-cell>
          <table:table-cell table:style-name="Base06" office:value-type="string" calcext:value-type="string">
            <text:p>4,5 ₆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̅2̅3̅5̅ ̅0̅ ₆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 table:style-name="Base06" office:value-type="string" calcext:value-type="string">
            <text:p>0,12 ₆</text:p>
          </table:table-cell>
          <table:table-cell table:style-name="Base06GreyBackground" office:value-type="string" calcext:value-type="string">
            <text:p>0,11̅4̅ ₆</text:p>
          </table:table-cell>
          <table:table-cell table:style-name="Base06" office:value-type="string" calcext:value-type="string">
            <text:p>0,1̅1̅2̅4̅ ̅0̅4̅5̅4̅ ̅4̅3̅1̅5̅ ̅1̅0̅ ₆</text:p>
          </table:table-cell>
          <table:table-cell table:style-name="Base06GreyBackground" office:value-type="string" calcext:value-type="string">
            <text:p>0,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3,3̅2̅ ₆</text:p>
          </table:table-cell>
          <table:table-cell table:style-name="Base06" office:value-type="string" calcext:value-type="string">
            <text:p>3,4̅1̅ ₆</text:p>
          </table:table-cell>
          <table:table-cell table:style-name="Base06GreyBackground" office:value-type="string" calcext:value-type="string">
            <text:p>3,5̅0̅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4,0̅5̅ ₆</text:p>
          </table:table-cell>
          <table:table-cell table:style-name="Base06" office:value-type="string" calcext:value-type="string">
            <text:p>4,1̅4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1̅4̅0̅2̅ ̅5̅ ₆</text:p>
          </table:table-cell>
          <table:table-cell table:style-name="Base06" office:value-type="string" calcext:value-type="string">
            <text:p>0,13̅4̅0̅5̅ ̅3̅1̅2̅1̅ ̅5̅0̅2̅4̅ ₆</text:p>
          </table:table-cell>
          <table:table-cell table:style-name="Base06GreyBackground" office:value-type="string" calcext:value-type="string">
            <text:p>0,132 ₆</text:p>
          </table:table-cell>
          <table:table-cell table:style-name="Base06" office:value-type="string" calcext:value-type="string">
            <text:p>0,13 ₆</text:p>
          </table:table-cell>
          <table:table-cell table:style-name="Base06GreyBackground" office:value-type="string" calcext:value-type="string">
            <text:p>0,1̅2̅4̅0̅ ̅4̅5̅4̅4̅ ̅3̅1̅5̅1̅ ̅0̅1̅ ₆</text:p>
          </table:table-cell>
          <table:table-cell table:style-name="Base06" office:value-type="string" calcext:value-type="string">
            <text:p>0,1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3,043 ₆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06" office:value-type="string" calcext:value-type="string">
            <text:p>3,213 ₆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06" office:value-type="string" calcext:value-type="string">
            <text:p>3,343 ₆</text:p>
          </table:table-cell>
          <table:table-cell table:style-name="Base06GreyBackground" office:value-type="string" calcext:value-type="string">
            <text:p>3,4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1̅5̅3̅0̅ ̅4̅ ₆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06" office:value-type="string" calcext:value-type="string">
            <text:p>0,144 ₆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06" office:value-type="string" calcext:value-type="string">
            <text:p>0,1̅3̅5̅3̅ ̅3̅0̅3̅4̅ ̅2̅0̅2̅2̅ ̅5̅2̅ ₆</text:p>
          </table:table-cell>
          <table:table-cell table:style-name="Base06GreyBackground" office:value-type="string" calcext:value-type="string">
            <text:p>0,1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2,4̅ ₆</text:p>
          </table:table-cell>
          <table:table-cell table:style-name="Base06" office:value-type="string" calcext:value-type="string">
            <text:p>2,5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04 ₆</text:p>
          </table:table-cell>
          <table:table-cell table:style-name="Base06GreyBackground" office:value-type="string" calcext:value-type="string">
            <text:p>3,12 ₆</text:p>
          </table:table-cell>
          <table:table-cell table:style-name="Base06" office:value-type="string" calcext:value-type="string">
            <text:p>3,2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2̅0̅5̅4̅ ̅3̅ ₆</text:p>
          </table:table-cell>
          <table:table-cell table:style-name="Base06" office:value-type="string" calcext:value-type="string">
            <text:p>0,20̅2̅4̅3̅ ̅4̅0̅5̅3̅ ̅1̅2̅1̅5̅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3̅2̅ ₆</text:p>
          </table:table-cell>
          <table:table-cell table:style-name="Base06GreyBackground" office:value-type="string" calcext:value-type="string">
            <text:p>0,1̅5̅1̅0̅ ̅1̅1̅2̅4̅ ̅0̅4̅5̅4̅ ̅4̅3̅ ₆</text:p>
          </table:table-cell>
          <table:table-cell table:style-name="Base06" office:value-type="string" calcext:value-type="string">
            <text:p>0,1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2,3 ₆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06" office:value-type="string" calcext:value-type="string">
            <text:p>2,41̅ ₆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06" office:value-type="string" calcext:value-type="string">
            <text:p>2,52̅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2̅ ₆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06" office:value-type="string" calcext:value-type="string">
            <text:p>0,212 ₆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06" office:value-type="string" calcext:value-type="string">
            <text:p>0,2̅0̅2̅2̅ ̅5̅2̅1̅3̅ ̅5̅3̅3̅0̅ ̅3̅4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,1̅3̅4̅5̅ ̅2̅4̅2̅1̅ ̅0̅3̅ ₆</text:p>
          </table:table-cell>
          <table:table-cell table:style-name="Base06" office:value-type="string" calcext:value-type="string">
            <text:p>2,2̅1̅0̅3̅ ̅1̅3̅4̅5̅ ̅2̅4̅ ₆</text:p>
          </table:table-cell>
          <table:table-cell table:style-name="Base06GreyBackground" office:value-type="string" calcext:value-type="string">
            <text:p>2,2̅4̅2̅1̅ ̅0̅3̅1̅3̅ ̅4̅5̅ ₆</text:p>
          </table:table-cell>
          <table:table-cell table:style-name="Base06" office:value-type="string" calcext:value-type="string">
            <text:p>2,3̅1̅3̅4̅ ̅5̅2̅4̅2̅ ̅1̅0̅ ₆</text:p>
          </table:table-cell>
          <table:table-cell table:style-name="Base06GreyBackground" office:value-type="string" calcext:value-type="string">
            <text:p>2,3̅4̅5̅2̅ ̅4̅2̅1̅0̅ ̅3̅1̅ ₆</text:p>
          </table:table-cell>
          <table:table-cell table:style-name="Base06" office:value-type="string" calcext:value-type="string">
            <text:p>2,4̅2̅1̅0̅ ̅3̅1̅3̅4̅ ̅5̅2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2̅3̅5̅0̅ ̅1̅ ₆</text:p>
          </table:table-cell>
          <table:table-cell table:style-name="Base06" office:value-type="string" calcext:value-type="string">
            <text:p>0,23̅1̅2̅1̅ ̅5̅0̅2̅4̅ ̅3̅4̅0̅5̅ ₆</text:p>
          </table:table-cell>
          <table:table-cell table:style-name="Base06GreyBackground" office:value-type="string" calcext:value-type="string">
            <text:p>0,224 ₆</text:p>
          </table:table-cell>
          <table:table-cell table:style-name="Base06" office:value-type="string" calcext:value-type="string">
            <text:p>0,220̅5̅ ₆</text:p>
          </table:table-cell>
          <table:table-cell table:style-name="Base06GreyBackground" office:value-type="string" calcext:value-type="string">
            <text:p>0,2̅1̅3̅5̅ ̅3̅3̅0̅3̅ ̅4̅2̅0̅2̅ ̅2̅5̅ ₆</text:p>
          </table:table-cell>
          <table:table-cell table:style-name="Base06" office:value-type="string" calcext:value-type="string">
            <text:p>0,2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,03 ₆</text:p>
          </table:table-cell>
          <table:table-cell table:style-name="Base06GreyBackground" office:value-type="string" calcext:value-type="string">
            <text:p>2,1 ₆</text:p>
          </table:table-cell>
          <table:table-cell table:style-name="Base06" office:value-type="string" calcext:value-type="string">
            <text:p>2,13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23 ₆</text:p>
          </table:table-cell>
          <table:table-cell table:style-name="Base06GreyBackground" office:value-type="string" calcext:value-type="string">
            <text:p>2,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2̅5̅1̅4̅ ̅0̅ ₆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 table:style-name="Base06" office:value-type="string" calcext:value-type="string">
            <text:p>0,24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̅2̅5̅2̅ ̅1̅3̅5̅3̅ ̅3̅0̅3̅4̅ ̅2̅0̅ ₆</text:p>
          </table:table-cell>
          <table:table-cell table:style-name="Base06GreyBackground" office:value-type="string" calcext:value-type="string">
            <text:p>0,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1,5312 1502 4340 5312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̅2̅4̅3̅ ̅4̅0̅5̅3̅ ̅1̅2̅1̅5̅ ₆</text:p>
          </table:table-cell>
          <table:table-cell table:style-name="Base06" office:value-type="string" calcext:value-type="string">
            <text:p>2,0̅5̅3̅1̅ ̅2̅1̅5̅0̅ ̅2̅4̅3̅4̅ ₆</text:p>
          </table:table-cell>
          <table:table-cell table:style-name="Base06GreyBackground" office:value-type="string" calcext:value-type="string">
            <text:p>2,1̅2̅1̅5̅ ̅0̅2̅4̅3̅ ̅4̅0̅5̅3̅ ₆</text:p>
          </table:table-cell>
          <table:table-cell table:style-name="Base06" office:value-type="string" calcext:value-type="string">
            <text:p>2,1̅5̅0̅2̅ ̅4̅3̅4̅0̅ ̅5̅3̅1̅2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3̅0̅4̅1̅ ̅5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52 ₆</text:p>
          </table:table-cell>
          <table:table-cell table:style-name="Base06" office:value-type="string" calcext:value-type="string">
            <text:p>0,244̅1̅ ₆</text:p>
          </table:table-cell>
          <table:table-cell table:style-name="Base06GreyBackground" office:value-type="string" calcext:value-type="string">
            <text:p>0,2̅4̅0̅4̅ ̅5̅4̅4̅3̅ ̅1̅5̅1̅0̅ ̅1̅1̅ ₆</text:p>
          </table:table-cell>
          <table:table-cell table:style-name="Base06" office:value-type="string" calcext:value-type="string">
            <text:p>0,2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1,44̅1̅4̅ ̅1̅4̅1̅4̅ ̅1̅4̅1̅ ₆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06" office:value-type="string" calcext:value-type="string">
            <text:p>1,53̅2̅3̅ ̅2̅3̅2̅3̅ ̅2̅3̅2̅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2̅3̅ ₆</text:p>
          </table:table-cell>
          <table:table-cell table:style-name="Base06GreyBackground" office:value-type="string" calcext:value-type="string">
            <text:p>2,0̅5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3̅2̅0̅5̅ ̅4̅ ₆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06" office:value-type="string" calcext:value-type="string">
            <text:p>0,304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̅5̅2̅1̅ ̅3̅5̅3̅3̅ ̅0̅3̅4̅2̅ ̅0̅2̅ ₆</text:p>
          </table:table-cell>
          <table:table-cell table:style-name="Base06GreyBackground" office:value-type="string" calcext:value-type="string">
            <text:p>0,2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1,4 ₆</text:p>
          </table:table-cell>
          <table:table-cell table:style-name="Base06" office:value-type="string" calcext:value-type="string">
            <text:p>1,42̅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51̅ ₆</text:p>
          </table:table-cell>
          <table:table-cell table:style-name="Base06GreyBackground" office:value-type="string" calcext:value-type="string">
            <text:p>1,53̅ ₆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3̅ ₆</text:p>
          </table:table-cell>
          <table:table-cell table:style-name="Base06" office:value-type="string" calcext:value-type="string">
            <text:p>0,32̅4̅3̅4̅ ̅0̅5̅3̅1̅ ̅2̅1̅5̅0̅ ₆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06" office:value-type="string" calcext:value-type="string">
            <text:p>0,311̅4̅ ₆</text:p>
          </table:table-cell>
          <table:table-cell table:style-name="Base06GreyBackground" office:value-type="string" calcext:value-type="string">
            <text:p>0,3̅0̅3̅4̅ ̅2̅0̅2̅2̅ ̅5̅2̅1̅3̅ ̅5̅3̅ ₆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3213 ₆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06" office:value-type="string" calcext:value-type="string">
            <text:p>1,4043 ₆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06" office:value-type="string" calcext:value-type="string">
            <text:p>1,4513 ₆</text:p>
          </table:table-cell>
          <table:table-cell table:style-name="Base06GreyBackground" office:value-type="string" calcext:value-type="string">
            <text:p>1,5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3̅5̅0̅1̅ ̅2̅ ₆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06" office:value-type="string" calcext:value-type="string">
            <text:p>0,332 ₆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06" office:value-type="string" calcext:value-type="string">
            <text:p>0,3̅1̅5̅1̅ ̅0̅1̅1̅2̅ ̅4̅0̅4̅5̅ ̅4̅4̅ ₆</text:p>
          </table:table-cell>
          <table:table-cell table:style-name="Base06GreyBackground" office:value-type="string" calcext:value-type="string">
            <text:p>0,3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2453 5143 3102 0412 ₆</text:p>
          </table:table-cell>
          <table:table-cell table:style-name="Base06" office:value-type="string" calcext:value-type="string">
            <text:p>1,3102 0412 2453 5143 ₆</text:p>
          </table:table-cell>
          <table:table-cell table:style-name="Base06GreyBackground" office:value-type="string" calcext:value-type="string">
            <text:p>1,3310 2041 2245 3514 ₆</text:p>
          </table:table-cell>
          <table:table-cell table:style-name="Base06" office:value-type="string" calcext:value-type="string">
            <text:p>1,3514 3310 2041 2245 ₆</text:p>
          </table:table-cell>
          <table:table-cell table:style-name="Base06GreyBackground" office:value-type="string" calcext:value-type="string">
            <text:p>1,4122 4535 1433 102 ₆</text:p>
          </table:table-cell>
          <table:table-cell table:style-name="Base06" office:value-type="string" calcext:value-type="string">
            <text:p>1,4331 0204 1224 5351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4̅0̅2̅5̅ ̅1̅ ₆</text:p>
          </table:table-cell>
          <table:table-cell table:style-name="Base06" office:value-type="string" calcext:value-type="string">
            <text:p>0,35̅3̅1̅2̅ ̅1̅5̅0̅2̅ ̅4̅3̅4̅0̅ ₆</text:p>
          </table:table-cell>
          <table:table-cell table:style-name="Base06GreyBackground" office:value-type="string" calcext:value-type="string">
            <text:p>0,344 ₆</text:p>
          </table:table-cell>
          <table:table-cell table:style-name="Base06" office:value-type="string" calcext:value-type="string">
            <text:p>0,335̅0̅ ₆</text:p>
          </table:table-cell>
          <table:table-cell table:style-name="Base06GreyBackground" office:value-type="string" calcext:value-type="string">
            <text:p>0,3̅3̅0̅3̅ ̅4̅2̅0̅2̅ ̅2̅5̅2̅1̅ ̅3̅5̅ ₆</text:p>
          </table:table-cell>
          <table:table-cell table:style-name="Base06" office:value-type="string" calcext:value-type="string">
            <text:p>0,3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2̅ ₆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2 ₆</text:p>
          </table:table-cell>
          <table:table-cell table:style-name="Base06" office:value-type="string" calcext:value-type="string">
            <text:p>1,34 ₆</text:p>
          </table:table-cell>
          <table:table-cell table:style-name="Base06GreyBackground" office:value-type="string" calcext:value-type="string">
            <text:p>1,4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4̅1̅5̅3̅ ̅0̅ ₆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 table:style-name="Base06" office:value-type="string" calcext:value-type="string">
            <text:p>0,3̅4̅2̅0̅ ̅2̅2̅5̅2̅ ̅1̅3̅5̅3̅ ̅3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,1̅5̅2̅1̅ ̅1̅3̅2̅5̅ ̅0̅ ₆</text:p>
          </table:table-cell>
          <table:table-cell table:style-name="Base06" office:value-type="string" calcext:value-type="string">
            <text:p>1,2̅1̅1̅3̅ ̅2̅5̅0̅1̅ ̅5̅ ₆</text:p>
          </table:table-cell>
          <table:table-cell table:style-name="Base06GreyBackground" office:value-type="string" calcext:value-type="string">
            <text:p>1,2̅3̅0̅5̅ ̅4̅0̅3̅4̅ ̅4̅ ₆</text:p>
          </table:table-cell>
          <table:table-cell table:style-name="Base06" office:value-type="string" calcext:value-type="string">
            <text:p>1,2̅5̅0̅1̅ ̅5̅2̅1̅1̅ ̅3̅ ₆</text:p>
          </table:table-cell>
          <table:table-cell table:style-name="Base06GreyBackground" office:value-type="string" calcext:value-type="string">
            <text:p>1,3̅0̅5̅4̅ ̅0̅3̅4̅4̅ ̅2̅ ₆</text:p>
          </table:table-cell>
          <table:table-cell table:style-name="Base06" office:value-type="string" calcext:value-type="string">
            <text:p>1,3̅2̅5̅0̅ ̅1̅5̅2̅1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4̅3̅2̅0̅ ̅5̅ ₆</text:p>
          </table:table-cell>
          <table:table-cell table:style-name="Base06" office:value-type="string" calcext:value-type="string">
            <text:p>0,42̅1̅5̅0̅ ̅2̅4̅3̅4̅ ̅0̅5̅3̅1̅ ₆</text:p>
          </table:table-cell>
          <table:table-cell table:style-name="Base06GreyBackground" office:value-type="string" calcext:value-type="string">
            <text:p>0,412 ₆</text:p>
          </table:table-cell>
          <table:table-cell table:style-name="Base06" office:value-type="string" calcext:value-type="string">
            <text:p>0,402̅3̅ ₆</text:p>
          </table:table-cell>
          <table:table-cell table:style-name="Base06GreyBackground" office:value-type="string" calcext:value-type="string">
            <text:p>0,3̅5̅3̅3̅ ̅0̅3̅4̅2̅ ̅0̅2̅2̅5̅ ̅2̅1̅ ₆</text:p>
          </table:table-cell>
          <table:table-cell table:style-name="Base06" office:value-type="string" calcext:value-type="string">
            <text:p>0,3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13 ₆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06" office:value-type="string" calcext:value-type="string">
            <text:p>1,203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41̅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4̅ ₆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06" office:value-type="string" calcext:value-type="string">
            <text:p>0,424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̅0̅4̅5̅ ̅4̅4̅3̅1̅ ̅5̅1̅0̅1̅ ̅1̅2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10̅5̅ ₆</text:p>
          </table:table-cell>
          <table:table-cell table:style-name="Base06" office:value-type="string" calcext:value-type="string">
            <text:p>1,12̅3̅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21̅4̅ ₆</text:p>
          </table:table-cell>
          <table:table-cell table:style-name="Base06" office:value-type="string" calcext:value-type="string">
            <text:p>1,2̅3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5̅0̅1̅2̅ ̅3̅ ₆</text:p>
          </table:table-cell>
          <table:table-cell table:style-name="Base06" office:value-type="string" calcext:value-type="string">
            <text:p>0,45̅0̅2̅4̅ ̅3̅4̅0̅5̅ ̅3̅1̅2̅1̅ ₆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2̅0̅2̅ ̅2̅5̅2̅1̅ ̅3̅5̅3̅3̅ ̅0̅3̅ ₆</text:p>
          </table:table-cell>
          <table:table-cell table:style-name="Base06" office:value-type="string" calcext:value-type="string">
            <text:p>0,4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04̅5̅2̅ ̅4̅2̅1̅0̅ ̅3̅1̅3̅ ₆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06" office:value-type="string" calcext:value-type="string">
            <text:p>1,12̅1̅0̅ ̅3̅1̅3̅4̅ ̅5̅2̅4̅ ₆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06" office:value-type="string" calcext:value-type="string">
            <text:p>1,15̅2̅4̅ ̅2̅1̅0̅3̅ ̅1̅3̅4̅ ₆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5̅1̅4̅0̅ ̅2̅ ₆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06" office:value-type="string" calcext:value-type="string">
            <text:p>0,452 ₆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06" office:value-type="string" calcext:value-type="string">
            <text:p>0,4̅3̅1̅5̅ ̅1̅0̅1̅1̅ ̅2̅4̅0̅4̅ ̅5̅4̅ ₆</text:p>
          </table:table-cell>
          <table:table-cell table:style-name="Base06GreyBackground" office:value-type="string" calcext:value-type="string">
            <text:p>0,4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0̅3̅0̅4̅ ̅4̅1̅0̅1̅ ̅3̅2̅2̅ ₆</text:p>
          </table:table-cell>
          <table:table-cell table:style-name="Base06" office:value-type="string" calcext:value-type="string">
            <text:p>1,0̅4̅4̅1̅ ̅0̅1̅3̅2̅ ̅2̅0̅3̅ ₆</text:p>
          </table:table-cell>
          <table:table-cell table:style-name="Base06GreyBackground" office:value-type="string" calcext:value-type="string">
            <text:p>1,1̅0̅1̅3̅ ̅2̅2̅0̅3̅ ̅0̅4̅4̅ ₆</text:p>
          </table:table-cell>
          <table:table-cell table:style-name="Base06" office:value-type="string" calcext:value-type="string">
            <text:p>1,1̅1̅4̅5̅ ̅4̅2̅3̅3̅ ̅5̅2̅5̅ ₆</text:p>
          </table:table-cell>
          <table:table-cell table:style-name="Base06GreyBackground" office:value-type="string" calcext:value-type="string">
            <text:p>1,1̅3̅2̅2̅ ̅0̅3̅0̅4̅ ̅4̅1̅0̅ ₆</text:p>
          </table:table-cell>
          <table:table-cell table:style-name="Base06" office:value-type="string" calcext:value-type="string">
            <text:p>1,1̅4̅5̅4̅ ̅2̅3̅3̅5̅ ̅2̅5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5̅3̅0̅4̅ ̅1̅ ₆</text:p>
          </table:table-cell>
          <table:table-cell table:style-name="Base06" office:value-type="string" calcext:value-type="string">
            <text:p>0,51̅5̅0̅2̅ ̅4̅3̅4̅0̅ ̅5̅3̅1̅2̅ ₆</text:p>
          </table:table-cell>
          <table:table-cell table:style-name="Base06GreyBackground" office:value-type="string" calcext:value-type="string">
            <text:p>0,504 ₆</text:p>
          </table:table-cell>
          <table:table-cell table:style-name="Base06" office:value-type="string" calcext:value-type="string">
            <text:p>0,453̅2̅ ₆</text:p>
          </table:table-cell>
          <table:table-cell table:style-name="Base06GreyBackground" office:value-type="string" calcext:value-type="string">
            <text:p>0,4̅4̅3̅1̅ ̅5̅1̅0̅1̅ ̅1̅2̅4̅0̅ ̅4̅5̅ ₆</text:p>
          </table:table-cell>
          <table:table-cell table:style-name="Base06" office:value-type="string" calcext:value-type="string">
            <text:p>0,4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013 ₆</text:p>
          </table:table-cell>
          <table:table-cell table:style-name="Base06GreyBackground" office:value-type="string" calcext:value-type="string">
            <text:p>1,03 ₆</text:p>
          </table:table-cell>
          <table:table-cell table:style-name="Base06" office:value-type="string" calcext:value-type="string">
            <text:p>1,043 ₆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06" office:value-type="string" calcext:value-type="string">
            <text:p>1,113 ₆</text:p>
          </table:table-cell>
          <table:table-cell table:style-name="Base06GreyBackground" office:value-type="string" calcext:value-type="string">
            <text:p>1,1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5̅4̅3̅2̅ ̅0̅ ₆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 table:style-name="Base06" office:value-type="string" calcext:value-type="string">
            <text:p>0,52 ₆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06" office:value-type="string" calcext:value-type="string">
            <text:p>0,4̅5̅4̅4̅ ̅3̅1̅5̅1̅ ̅0̅1̅1̅2̅ ̅4̅0̅ ₆</text:p>
          </table:table-cell>
          <table:table-cell table:style-name="Base06GreyBackground" office:value-type="string" calcext:value-type="string">
            <text:p>0,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1̅2̅3̅ ̅5̅ ₆</text:p>
          </table:table-cell>
          <table:table-cell table:style-name="Base06GreyBackground" office:value-type="string" calcext:value-type="string">
            <text:p>1,0̅2̅5̅1̅ ̅4̅ ₆</text:p>
          </table:table-cell>
          <table:table-cell table:style-name="Base06" office:value-type="string" calcext:value-type="string">
            <text:p>1,0̅4̅1̅5̅ ̅3̅ ₆</text:p>
          </table:table-cell>
          <table:table-cell table:style-name="Base06GreyBackground" office:value-type="string" calcext:value-type="string">
            <text:p>1,0̅5̅4̅3̅ ̅2̅ ₆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4̅3̅4̅0̅ ̅5̅3̅1̅2̅ ̅1̅5̅0̅2̅ ₆</text:p>
          </table:table-cell>
          <table:table-cell table:style-name="Base06GreyBackground" office:value-type="string" calcext:value-type="string">
            <text:p>0,532 ₆</text:p>
          </table:table-cell>
          <table:table-cell table:style-name="Base06" office:value-type="string" calcext:value-type="string">
            <text:p>0,520̅5̅ ₆</text:p>
          </table:table-cell>
          <table:table-cell table:style-name="Base06GreyBackground" office:value-type="string" calcext:value-type="string">
            <text:p>0,5̅1̅0̅1̅ ̅1̅2̅4̅0̅ ̅4̅5̅4̅4̅ ̅3̅1̅ ₆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5434 0531 2150 243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2̅1̅ ̅5̅0̅2̅4̅ ̅3̅4̅0̅5̅ ̅3̅ ₆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06" office:value-type="string" calcext:value-type="string">
            <text:p>1,0405 3121 5024 3405 ₆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,0̅1̅2̅3̅ 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4 ₆</text:p>
          </table:table-cell>
          <table:table-cell table:style-name="Base06GreyBackground" office:value-type="string" calcext:value-type="string">
            <text:p>0,53̅2̅3̅2̅ ̅3̅2̅ ₆</text:p>
          </table:table-cell>
          <table:table-cell table:style-name="Base06" office:value-type="string" calcext:value-type="string">
            <text:p>0,5̅2̅1̅3̅ ̅5̅3̅3̅0̅ ̅3̅4̅2̅0̅ ̅2̅2̅ ₆</text:p>
          </table:table-cell>
          <table:table-cell table:style-name="Base06GreyBackground" office:value-type="string" calcext:value-type="string">
            <text:p>0,51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532 ₆</text:p>
          </table:table-cell>
          <table:table-cell table:style-name="Base06" office:value-type="string" calcext:value-type="string">
            <text:p>0,5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2 ₆</text:p>
          </table:table-cell>
          <table:table-cell table:style-name="Base06GreyBackground" office:value-type="string" calcext:value-type="string">
            <text:p>1,024 ₆</text:p>
          </table:table-cell>
          <table:table-cell table:style-name="Base06" office:value-type="string" calcext:value-type="string">
            <text:p>1,04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,0̅2̅5̅1̅ ̅4̅ ₆</text:p>
          </table:table-cell>
          <table:table-cell table:style-name="Base06" office:value-type="string" calcext:value-type="string">
            <text:p>1,01̅2̅1̅5̅ ̅0̅2̅4̅3̅ ̅4̅0̅5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4̅1̅ ₆</text:p>
          </table:table-cell>
          <table:table-cell table:style-name="Base06GreyBackground" office:value-type="string" calcext:value-type="string">
            <text:p>0,5̅3̅3̅0̅ ̅3̅4̅2̅0̅ ̅2̅2̅5̅2̅ ̅1̅3̅ ₆</text:p>
          </table:table-cell>
          <table:table-cell table:style-name="Base06" office:value-type="string" calcext:value-type="string">
            <text:p>0,52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520̅5̅ ₆</text:p>
          </table:table-cell>
          <table:table-cell table:style-name="Base06GreyBackground" office:value-type="string" calcext:value-type="string">
            <text:p>0,53̅2̅3̅ ̅2̅3̅2̅3̅ ̅2̅3̅2̅ ₆</text:p>
          </table:table-cell>
          <table:table-cell table:style-name="Base06" office:value-type="string" calcext:value-type="string">
            <text:p>0,544̅1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1̅4̅ ₆</text:p>
          </table:table-cell>
          <table:table-cell table:style-name="Base06GreyBackground" office:value-type="string" calcext:value-type="string">
            <text:p>1,02̅3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,0̅4̅1̅5̅ ̅3̅ ₆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06" office:value-type="string" calcext:value-type="string">
            <text:p>1,01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4̅4̅3̅ ̅1̅5̅1̅0̅ ̅1̅1̅2̅4̅ ̅0̅4̅ ₆</text:p>
          </table:table-cell>
          <table:table-cell table:style-name="Base06GreyBackground" office:value-type="string" calcext:value-type="string">
            <text:p>0,53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5101 1240 4544 3151 ₆</text:p>
          </table:table-cell>
          <table:table-cell table:style-name="Base06" office:value-type="string" calcext:value-type="string">
            <text:p>0,5213 5330 3420 2252 ₆</text:p>
          </table:table-cell>
          <table:table-cell table:style-name="Base06GreyBackground" office:value-type="string" calcext:value-type="string">
            <text:p>0,5330 3420 2252 1353 ₆</text:p>
          </table:table-cell>
          <table:table-cell table:style-name="Base06" office:value-type="string" calcext:value-type="string">
            <text:p>0,5443 1510 1124 0454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12 4045 4431 5101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,0̅5̅4̅3̅ ̅2̅ ₆</text:p>
          </table:table-cell>
          <table:table-cell table:style-name="Base06" office:value-type="string" calcext:value-type="string">
            <text:p>1,04̅0̅5̅3̅ ̅1̅2̅1̅5̅ ̅0̅2̅4̅3̅ ₆</text:p>
          </table:table-cell>
          <table:table-cell table:style-name="Base06GreyBackground" office:value-type="string" calcext:value-type="string">
            <text:p>1,024 ₆</text:p>
          </table:table-cell>
          <table:table-cell table:style-name="Base06" office:value-type="string" calcext:value-type="string">
            <text:p>1,011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5 ₆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06" office:value-type="string" calcext:value-type="string">
            <text:p>0,52̅ ₆</text:p>
          </table:table-cell>
          <table:table-cell table:style-name="Base06GreyBackground" office:value-type="string" calcext:value-type="string">
            <text:p>0,53̅ ₆</text:p>
          </table:table-cell>
          <table:table-cell table:style-name="Base06" office:value-type="string" calcext:value-type="string">
            <text:p>0,54̅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,1̅ ₆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 table:style-name="Base06" office:value-type="string" calcext:value-type="string">
            <text:p>1,04 ₆</text:p>
          </table:table-cell>
          <table:table-cell table:style-name="Base06GreyBackground" office:value-type="string" calcext:value-type="string">
            <text:p>1,02̅3̅ ₆</text:p>
          </table:table-cell>
          <table:table-cell table:style-name="Base06" office:value-type="string" calcext:value-type="string">
            <text:p>1,0̅1̅1̅2̅ ̅4̅0̅4̅5̅ ̅4̅4̅3̅1̅ ̅5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0,4̅5̅0̅1̅ ̅0̅5̅ ₆</text:p>
          </table:table-cell>
          <table:table-cell table:style-name="Base06" office:value-type="string" calcext:value-type="string">
            <text:p>0,5̅0̅1̅0̅ ̅5̅4̅ ₆</text:p>
          </table:table-cell>
          <table:table-cell table:style-name="Base06GreyBackground" office:value-type="string" calcext:value-type="string">
            <text:p>0,5̅1̅2̅0̅ ̅4̅3̅ ₆</text:p>
          </table:table-cell>
          <table:table-cell table:style-name="Base06" office:value-type="string" calcext:value-type="string">
            <text:p>0,5̅2̅3̅0̅ ̅3̅2̅ ₆</text:p>
          </table:table-cell>
          <table:table-cell table:style-name="Base06GreyBackground" office:value-type="string" calcext:value-type="string">
            <text:p>0,5̅3̅4̅0̅ ̅2̅1̅ ₆</text:p>
          </table:table-cell>
          <table:table-cell table:style-name="Base06" office:value-type="string" calcext:value-type="string">
            <text:p>0,5̅4̅5̅0̅ ̅1̅0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,1̅2̅3̅5̅ ̅0̅ ₆</text:p>
          </table:table-cell>
          <table:table-cell table:style-name="Base06" office:value-type="string" calcext:value-type="string">
            <text:p>1,10̅5̅3̅1̅ ̅2̅1̅5̅0̅ ̅2̅4̅3̅4̅ ₆</text:p>
          </table:table-cell>
          <table:table-cell table:style-name="Base06GreyBackground" office:value-type="string" calcext:value-type="string">
            <text:p>1,052 ₆</text:p>
          </table:table-cell>
          <table:table-cell table:style-name="Base06" office:value-type="string" calcext:value-type="string">
            <text:p>1,035̅0̅ ₆</text:p>
          </table:table-cell>
          <table:table-cell table:style-name="Base06GreyBackground" office:value-type="string" calcext:value-type="string">
            <text:p>1,0̅2̅2̅5̅ ̅2̅1̅3̅5̅ ̅3̅3̅0̅3̅ ̅4̅2̅ ₆</text:p>
          </table:table-cell>
          <table:table-cell table:style-name="Base06" office:value-type="string" calcext:value-type="string">
            <text:p>1,01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4404 3 ₆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06" office:value-type="string" calcext:value-type="string">
            <text:p>0,5021 3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5234 3 ₆</text:p>
          </table:table-cell>
          <table:table-cell table:style-name="Base06GreyBackground" office:value-type="string" calcext:value-type="string">
            <text:p>0,53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,1̅4̅0̅2̅ ̅5̅ ₆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06" office:value-type="string" calcext:value-type="string">
            <text:p>1,104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0̅3̅4̅2̅ ̅0̅2̅2̅5̅ ̅2̅1̅3̅5̅ ̅3̅3̅ ₆</text:p>
          </table:table-cell>
          <table:table-cell table:style-name="Base06GreyBackground" office:value-type="string" calcext:value-type="string">
            <text:p>1,02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43̅1̅3̅ ̅4̅5̅2̅4̅ ̅2̅1̅0̅ ₆</text:p>
          </table:table-cell>
          <table:table-cell table:style-name="Base06" office:value-type="string" calcext:value-type="string">
            <text:p>0,44̅2̅1̅ ̅0̅3̅1̅3̅ ̅4̅5̅2̅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50̅3̅1̅ ̅3̅4̅5̅2̅ ̅4̅2̅1̅ ₆</text:p>
          </table:table-cell>
          <table:table-cell table:style-name="Base06GreyBackground" office:value-type="string" calcext:value-type="string">
            <text:p>0,51̅3̅4̅ ̅5̅2̅4̅2̅ ̅1̅0̅3̅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,1̅5̅3̅0̅ ̅4̅ ₆</text:p>
          </table:table-cell>
          <table:table-cell table:style-name="Base06" office:value-type="string" calcext:value-type="string">
            <text:p>1,13̅4̅0̅5̅ ̅3̅1̅2̅1̅ ̅5̅0̅2̅4̅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102̅3̅ ₆</text:p>
          </table:table-cell>
          <table:table-cell table:style-name="Base06GreyBackground" office:value-type="string" calcext:value-type="string">
            <text:p>1,0̅4̅5̅4̅ ̅4̅3̅1̅5̅ ̅1̅0̅1̅1̅ ̅2̅4̅ ₆</text:p>
          </table:table-cell>
          <table:table-cell table:style-name="Base06" office:value-type="string" calcext:value-type="string">
            <text:p>1,03̅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4224 5351 4331 0204 ₆</text:p>
          </table:table-cell>
          <table:table-cell table:style-name="Base06GreyBackground" office:value-type="string" calcext:value-type="string">
            <text:p>0,4331 0204 1224 5351 ₆</text:p>
          </table:table-cell>
          <table:table-cell table:style-name="Base06" office:value-type="string" calcext:value-type="string">
            <text:p>0,4433 1020 4122 4535 ₆</text:p>
          </table:table-cell>
          <table:table-cell table:style-name="Base06GreyBackground" office:value-type="string" calcext:value-type="string">
            <text:p>0,4535 1433 1020 4122 ₆</text:p>
          </table:table-cell>
          <table:table-cell table:style-name="Base06" office:value-type="string" calcext:value-type="string">
            <text:p>0,5041 2245 3514 331 ₆</text:p>
          </table:table-cell>
          <table:table-cell table:style-name="Base06GreyBackground" office:value-type="string" calcext:value-type="string">
            <text:p>0,5143 3102 0412 2453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,2̅0̅5̅4̅ ̅3̅ ₆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132 ₆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06" office:value-type="string" calcext:value-type="string">
            <text:p>1,1̅0̅1̅1̅ ̅2̅4̅0̅4̅ ̅5̅4̅4̅3̅ ̅1̅5̅ ₆</text:p>
          </table:table-cell>
          <table:table-cell table:style-name="Base06GreyBackground" office:value-type="string" calcext:value-type="string">
            <text:p>1,04̅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4̅1̅ ₆</text:p>
          </table:table-cell>
          <table:table-cell table:style-name="Base06" office:value-type="string" calcext:value-type="string">
            <text:p>0,4̅2̅ ₆</text:p>
          </table:table-cell>
          <table:table-cell table:style-name="Base06GreyBackground" office:value-type="string" calcext:value-type="string">
            <text:p>0,4̅3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̅5̅ ₆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,2̅ ₆</text:p>
          </table:table-cell>
          <table:table-cell table:style-name="Base06" office:value-type="string" calcext:value-type="string">
            <text:p>1,20̅2̅4̅3̅ ̅4̅0̅5̅3̅ ̅1̅2̅1̅5̅ ₆</text:p>
          </table:table-cell>
          <table:table-cell table:style-name="Base06GreyBackground" office:value-type="string" calcext:value-type="string">
            <text:p>1,144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1̅1̅2̅4̅ ̅0̅4̅5̅4̅ ̅4̅3̅1̅5̅ ̅1̅0̅ ₆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41 ₆</text:p>
          </table:table-cell>
          <table:table-cell table:style-name="Base06GreyBackground" office:value-type="string" calcext:value-type="string">
            <text:p>0,42 ₆</text:p>
          </table:table-cell>
          <table:table-cell table:style-name="Base06" office:value-type="string" calcext:value-type="string">
            <text:p>0,43 ₆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06" office:value-type="string" calcext:value-type="string">
            <text:p>0,45 ₆</text:p>
          </table:table-cell>
          <table:table-cell table:style-name="Base06GreyBackground" office:value-type="string" calcext:value-type="string">
            <text:p>0,5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,2̅3̅5̅0̅ ̅1̅ ₆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 table:style-name="Base06" office:value-type="string" calcext:value-type="string">
            <text:p>1,2 ₆</text:p>
          </table:table-cell>
          <table:table-cell table:style-name="Base06GreyBackground" office:value-type="string" calcext:value-type="string">
            <text:p>1,1̅4̅ ₆</text:p>
          </table:table-cell>
          <table:table-cell table:style-name="Base06" office:value-type="string" calcext:value-type="string">
            <text:p>1,1̅2̅4̅0̅ ̅4̅5̅4̅4̅ ̅3̅1̅5̅1̅ ̅0̅1̅ ₆</text:p>
          </table:table-cell>
          <table:table-cell table:style-name="Base06GreyBackground" office:value-type="string" calcext:value-type="string">
            <text:p>1,1̅ ₆</text:p>
          </table:table-cell>
          <table:table-cell table:number-columns-repeated="16342"/>
        </table:table-row>
        <table:table-row table:style-name="ro3">
          <table:table-cell table:number-columns-repeated="16357"/>
        </table:table-row>
        <table:table-row table:style-name="ro3">
          <table:table-cell/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2"/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51 ₆</text:p>
          </table:table-cell>
          <table:table-cell table:style-name="Base06" office:value-type="string" calcext:value-type="string">
            <text:p>52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0 ₆</text:p>
          </table:table-cell>
          <table:table-cell/>
          <table:table-cell table:style-name="Base06LineTitle" office:value-type="string" calcext:value-type="string">
            <text:p>1 ₆</text:p>
          </table:table-cell>
          <table:table-cell table:style-name="ce15" office:value-type="string" calcext:value-type="string">
            <text:p>0,0̅1̅0̅5̅ ̅4̅5̅ ₆</text:p>
          </table:table-cell>
          <table:table-cell table:style-name="Base06" office:value-type="string" calcext:value-type="string">
            <text:p>0,01043 ₆</text:p>
          </table:table-cell>
          <table:table-cell table:style-name="Base06GreyBackground" office:value-type="string" calcext:value-type="string">
            <text:p>0,01̅0̅3̅1̅ ̅3̅4̅5̅2̅ ̅4̅2̅ ₆</text:p>
          </table:table-cell>
          <table:table-cell table:style-name="Base06" office:value-type="string" calcext:value-type="string">
            <text:p>0,01̅0̅2̅0̅ ̅4̅1̅2̅2̅ ̅4̅5̅3̅5̅ ̅1̅4̅3̅3̅ ₆</text:p>
          </table:table-cell>
          <table:table-cell table:style-name="Base06GreyBackground" office:value-type="string" calcext:value-type="string">
            <text:p>0,0̅1̅ ₆</text:p>
          </table:table-cell>
          <table:table-cell table:style-name="Base06" office:value-type="string" calcext:value-type="string">
            <text:p>0,0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23,3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24,3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25,3 ₆</text:p>
          </table:table-cell>
          <table:table-cell table:style-name="Base06GreyBackground" office:value-type="string" calcext:value-type="string">
            <text:p>30 ₆</text:p>
          </table:table-cell>
          <table:table-cell/>
          <table:table-cell table:style-name="Base06GreyBackgroundLineTitle" office:value-type="string" calcext:value-type="string">
            <text:p>2 ₆</text:p>
          </table:table-cell>
          <table:table-cell table:style-name="ce16" office:value-type="string" calcext:value-type="string">
            <text:p>0,0̅2̅1̅5̅ ̅3̅4̅ ₆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06" office:value-type="string" calcext:value-type="string">
            <text:p>0,02̅1̅0̅3̅ ̅1̅3̅4̅5̅ ̅2̅4̅ ₆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06" office:value-type="string" calcext:value-type="string">
            <text:p>0,0̅2̅ ₆</text:p>
          </table:table-cell>
          <table:table-cell table:style-name="Base06GreyBackground" office:value-type="string" calcext:value-type="string">
            <text:p>0,0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14,2 ₆</text:p>
          </table:table-cell>
          <table:table-cell table:style-name="Base06" office:value-type="string" calcext:value-type="string">
            <text:p>14,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15,2 ₆</text:p>
          </table:table-cell>
          <table:table-cell table:style-name="Base06GreyBackground" office:value-type="string" calcext:value-type="string">
            <text:p>15,4 ₆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06LineTitle" office:value-type="string" calcext:value-type="string">
            <text:p>3 ₆</text:p>
          </table:table-cell>
          <table:table-cell table:style-name="ce15" office:value-type="string" calcext:value-type="string">
            <text:p>0,0̅3̅2̅5̅ ̅2̅3̅ ₆</text:p>
          </table:table-cell>
          <table:table-cell table:style-name="Base06" office:value-type="string" calcext:value-type="string">
            <text:p>0,03213 ₆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06" office:value-type="string" calcext:value-type="string">
            <text:p>0,03̅1̅0̅2̅ ̅0̅4̅1̅2̅ ̅2̅4̅5̅3̅ ̅5̅1̅4̅3̅ ₆</text:p>
          </table:table-cell>
          <table:table-cell table:style-name="Base06GreyBackground" office:value-type="string" calcext:value-type="string">
            <text:p>0,0̅3̅ ₆</text:p>
          </table:table-cell>
          <table:table-cell table:style-name="Base06" office:value-type="string" calcext:value-type="string">
            <text:p>0,0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11,43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2,13 ₆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06" office:value-type="string" calcext:value-type="string">
            <text:p>12,43 ₆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06GreyBackgroundLineTitle" office:value-type="string" calcext:value-type="string">
            <text:p>4 ₆</text:p>
          </table:table-cell>
          <table:table-cell table:style-name="ce16" office:value-type="string" calcext:value-type="string">
            <text:p>0,0̅4̅3̅5̅ ̅1̅2̅ ₆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06" office:value-type="string" calcext:value-type="string">
            <text:p>0,04̅2̅1̅0̅ ̅3̅1̅3̅4̅ ̅5̅2̅ ₆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06" office:value-type="string" calcext:value-type="string">
            <text:p>0,0̅4̅ ₆</text:p>
          </table:table-cell>
          <table:table-cell table:style-name="Base06GreyBackground" office:value-type="string" calcext:value-type="string">
            <text:p>0,0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10,1̅ ₆</text:p>
          </table:table-cell>
          <table:table-cell table:style-name="Base06" office:value-type="string" calcext:value-type="string">
            <text:p>10,2̅ ₆</text:p>
          </table:table-cell>
          <table:table-cell table:style-name="Base06GreyBackground" office:value-type="string" calcext:value-type="string">
            <text:p>10,3̅ ₆</text:p>
          </table:table-cell>
          <table:table-cell table:style-name="Base06" office:value-type="string" calcext:value-type="string">
            <text:p>10,4̅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1,1̅ ₆</text:p>
          </table:table-cell>
          <table:table-cell/>
          <table:table-cell table:style-name="Base06LineTitle" office:value-type="string" calcext:value-type="string">
            <text:p>5 ₆</text:p>
          </table:table-cell>
          <table:table-cell table:style-name="ce15" office:value-type="string" calcext:value-type="string">
            <text:p>0,0̅5̅4̅5̅ ̅0̅1̅ ₆</text:p>
          </table:table-cell>
          <table:table-cell table:style-name="Base06" office:value-type="string" calcext:value-type="string">
            <text:p>0,05343 ₆</text:p>
          </table:table-cell>
          <table:table-cell table:style-name="Base06GreyBackground" office:value-type="string" calcext:value-type="string">
            <text:p>0,05̅2̅4̅2̅ ̅1̅0̅3̅1̅ ̅3̅4̅ ₆</text:p>
          </table:table-cell>
          <table:table-cell table:style-name="Base06" office:value-type="string" calcext:value-type="string">
            <text:p>0,05̅1̅4̅3̅ ̅3̅1̅0̅2̅ ̅0̅4̅1̅2̅ ̅2̅4̅5̅3̅ ₆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06" office:value-type="string" calcext:value-type="string">
            <text:p>0,0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5,1 ₆</text:p>
          </table:table-cell>
          <table:table-cell table:style-name="Base06GreyBackground" office:value-type="string" calcext:value-type="string">
            <text:p>5,2 ₆</text:p>
          </table:table-cell>
          <table:table-cell table:style-name="Base06" office:value-type="string" calcext:value-type="string">
            <text:p>5,3 ₆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06" office:value-type="string" calcext:value-type="string">
            <text:p>5,5 ₆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06GreyBackgroundLineTitle" office:value-type="string" calcext:value-type="string">
            <text:p>10 ₆</text:p>
          </table:table-cell>
          <table:table-cell table:style-name="ce16" office:value-type="string" calcext:value-type="string">
            <text:p>0,1̅0̅5̅4̅ ̅5̅0̅ ₆</text:p>
          </table:table-cell>
          <table:table-cell table:style-name="Base06GreyBackground" office:value-type="string" calcext:value-type="string">
            <text:p>0,1043 ₆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 table:style-name="Base06" office:value-type="string" calcext:value-type="string">
            <text:p>0,1̅0̅ ₆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4,2̅3̅ ₆</text:p>
          </table:table-cell>
          <table:table-cell table:style-name="Base06" office:value-type="string" calcext:value-type="string">
            <text:p>4,3̅2̅ ₆</text:p>
          </table:table-cell>
          <table:table-cell table:style-name="Base06GreyBackground" office:value-type="string" calcext:value-type="string">
            <text:p>4,4̅1̅ ₆</text:p>
          </table:table-cell>
          <table:table-cell table:style-name="Base06" office:value-type="string" calcext:value-type="string">
            <text:p>4,5̅0̅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5,0̅5̅ ₆</text:p>
          </table:table-cell>
          <table:table-cell/>
          <table:table-cell table:style-name="Base06LineTitle" office:value-type="string" calcext:value-type="string">
            <text:p>11 ₆</text:p>
          </table:table-cell>
          <table:table-cell table:style-name="ce15" office:value-type="string" calcext:value-type="string">
            <text:p>0,1̅2̅0̅4̅ ̅3̅5̅ ₆</text:p>
          </table:table-cell>
          <table:table-cell table:style-name="Base06" office:value-type="string" calcext:value-type="string">
            <text:p>0,11513 ₆</text:p>
          </table:table-cell>
          <table:table-cell table:style-name="Base06GreyBackground" office:value-type="string" calcext:value-type="string">
            <text:p>0,11̅3̅4̅5̅ ̅2̅4̅2̅1̅ ̅0̅3̅ ₆</text:p>
          </table:table-cell>
          <table:table-cell table:style-name="Base06" office:value-type="string" calcext:value-type="string">
            <text:p>0,11̅2̅2̅4̅ ̅5̅3̅5̅1̅ ̅4̅3̅3̅1̅ ̅0̅2̅0̅4̅ ₆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06" office:value-type="string" calcext:value-type="string">
            <text:p>0,1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3,513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4,043 ₆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06" office:value-type="string" calcext:value-type="string">
            <text:p>4,213 ₆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06GreyBackgroundLineTitle" office:value-type="string" calcext:value-type="string">
            <text:p>12 ₆</text:p>
          </table:table-cell>
          <table:table-cell table:style-name="ce16" office:value-type="string" calcext:value-type="string">
            <text:p>0,1̅3̅1̅4̅ ̅2̅4̅ ₆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06" office:value-type="string" calcext:value-type="string">
            <text:p>0,12̅4̅2̅1̅ ̅0̅3̅1̅3̅ ̅4̅5̅ ₆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06" office:value-type="string" calcext:value-type="string">
            <text:p>0,1̅2̅ ₆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3,24 ₆</text:p>
          </table:table-cell>
          <table:table-cell table:style-name="Base06" office:value-type="string" calcext:value-type="string">
            <text:p>3,32 ₆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06" office:value-type="string" calcext:value-type="string">
            <text:p>3,4̅ ₆</text:p>
          </table:table-cell>
          <table:table-cell table:style-name="Base06GreyBackground" office:value-type="string" calcext:value-type="string">
            <text:p>3,52 ₆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06LineTitle" office:value-type="string" calcext:value-type="string">
            <text:p>13 ₆</text:p>
          </table:table-cell>
          <table:table-cell table:style-name="ce15" office:value-type="string" calcext:value-type="string">
            <text:p>0,1̅4̅2̅4̅ ̅1̅3̅ ₆</text:p>
          </table:table-cell>
          <table:table-cell table:style-name="Base06" office:value-type="string" calcext:value-type="string">
            <text:p>0,14043 ₆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 table:style-name="Base06" office:value-type="string" calcext:value-type="string">
            <text:p>0,13̅3̅1̅0̅ ̅2̅0̅4̅1̅ ̅2̅2̅4̅5̅ ̅3̅5̅1̅4̅ ₆</text:p>
          </table:table-cell>
          <table:table-cell table:style-name="Base06GreyBackground" office:value-type="string" calcext:value-type="string">
            <text:p>0,1̅3̅ ₆</text:p>
          </table:table-cell>
          <table:table-cell table:style-name="Base06" office:value-type="string" calcext:value-type="string">
            <text:p>0,1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3,03̅ ₆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06" office:value-type="string" calcext:value-type="string">
            <text:p>3,14̅ ₆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06" office:value-type="string" calcext:value-type="string">
            <text:p>3,3 ₆</text:p>
          </table:table-cell>
          <table:table-cell table:style-name="Base06GreyBackground" office:value-type="string" calcext:value-type="string">
            <text:p>3,3̅ ₆</text:p>
          </table:table-cell>
          <table:table-cell/>
          <table:table-cell table:style-name="Base06GreyBackgroundLineTitle" office:value-type="string" calcext:value-type="string">
            <text:p>14 ₆</text:p>
          </table:table-cell>
          <table:table-cell table:style-name="ce16" office:value-type="string" calcext:value-type="string">
            <text:p>0,1̅5̅3̅4̅ ̅0̅2̅ ₆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06" office:value-type="string" calcext:value-type="string">
            <text:p>0,14̅5̅2̅4̅ ̅2̅1̅0̅3̅ ̅1̅3̅ ₆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06" office:value-type="string" calcext:value-type="string">
            <text:p>0,1̅4̅ ₆</text:p>
          </table:table-cell>
          <table:table-cell table:style-name="Base06GreyBackground" office:value-type="string" calcext:value-type="string">
            <text:p>0,1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2,4̅5̅2̅4̅ ̅2̅1̅0̅3̅ ̅1̅3̅ ₆</text:p>
          </table:table-cell>
          <table:table-cell table:style-name="Base06" office:value-type="string" calcext:value-type="string">
            <text:p>2,5̅2̅4̅2̅ ̅1̅0̅3̅1̅ ̅3̅4̅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3,0̅3̅1̅3̅ ̅4̅5̅2̅4̅ ̅2̅1̅ ₆</text:p>
          </table:table-cell>
          <table:table-cell table:style-name="Base06GreyBackground" office:value-type="string" calcext:value-type="string">
            <text:p>3,1̅0̅3̅1̅ ̅3̅4̅5̅2̅ ̅4̅2̅ ₆</text:p>
          </table:table-cell>
          <table:table-cell table:style-name="Base06" office:value-type="string" calcext:value-type="string">
            <text:p>3,1̅3̅4̅5̅ ̅2̅4̅2̅1̅ ̅0̅3̅ ₆</text:p>
          </table:table-cell>
          <table:table-cell/>
          <table:table-cell table:style-name="Base06LineTitle" office:value-type="string" calcext:value-type="string">
            <text:p>15 ₆</text:p>
          </table:table-cell>
          <table:table-cell table:style-name="ce15" office:value-type="string" calcext:value-type="string">
            <text:p>0,2̅0̅4̅3̅ ̅5̅1̅ ₆</text:p>
          </table:table-cell>
          <table:table-cell table:style-name="Base06" office:value-type="string" calcext:value-type="string">
            <text:p>0,20213 ₆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06" office:value-type="string" calcext:value-type="string">
            <text:p>0,15̅3̅5̅1̅ ̅4̅3̅3̅1̅ ̅0̅2̅0̅4̅ ̅1̅2̅2̅4̅ ₆</text:p>
          </table:table-cell>
          <table:table-cell table:style-name="Base06GreyBackground" office:value-type="string" calcext:value-type="string">
            <text:p>0,1̅5̅ ₆</text:p>
          </table:table-cell>
          <table:table-cell table:style-name="Base06" office:value-type="string" calcext:value-type="string">
            <text:p>0,1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2,3̅ ₆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06" office:value-type="string" calcext:value-type="string">
            <text:p>2,43 ₆</text:p>
          </table:table-cell>
          <table:table-cell table:style-name="Base06GreyBackground" office:value-type="string" calcext:value-type="string">
            <text:p>2,5 ₆</text:p>
          </table:table-cell>
          <table:table-cell table:style-name="Base06" office:value-type="string" calcext:value-type="string">
            <text:p>2,53 ₆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06GreyBackgroundLineTitle" office:value-type="string" calcext:value-type="string">
            <text:p>20 ₆</text:p>
          </table:table-cell>
          <table:table-cell table:style-name="ce16" office:value-type="string" calcext:value-type="string">
            <text:p>0,2̅1̅5̅3̅ ̅4̅0̅ ₆</text:p>
          </table:table-cell>
          <table:table-cell table:style-name="Base06GreyBackground" office:value-type="string" calcext:value-type="string">
            <text:p>0,213 ₆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 table:style-name="Base06" office:value-type="string" calcext:value-type="string">
            <text:p>0,2̅0̅ ₆</text:p>
          </table:table-cell>
          <table:table-cell table:style-name="Base06GreyBackground" office:value-type="string" calcext:value-type="string">
            <text:p>0,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2,2̅1̅5̅0̅ ̅2̅4̅3̅4̅ ̅0̅5̅3̅1̅ ₆</text:p>
          </table:table-cell>
          <table:table-cell table:style-name="Base06" office:value-type="string" calcext:value-type="string">
            <text:p>2,2̅4̅3̅4̅ ̅0̅5̅3̅1̅ ̅2̅1̅5̅0̅ ₆</text:p>
          </table:table-cell>
          <table:table-cell table:style-name="Base06GreyBackground" office:value-type="string" calcext:value-type="string">
            <text:p>2,3̅1̅2̅1̅ ̅5̅0̅2̅4̅ ̅3̅4̅0̅5̅ ₆</text:p>
          </table:table-cell>
          <table:table-cell table:style-name="Base06" office:value-type="string" calcext:value-type="string">
            <text:p>2,3̅4̅0̅5̅ ̅3̅1̅2̅1̅ ̅5̅0̅2̅4̅ ₆</text:p>
          </table:table-cell>
          <table:table-cell table:style-name="Base06GreyBackground" office:value-type="string" calcext:value-type="string">
            <text:p>2,4̅0̅5̅3̅ ̅1̅2̅1̅5̅ ̅0̅2̅4̅3̅ ₆</text:p>
          </table:table-cell>
          <table:table-cell table:style-name="Base06" office:value-type="string" calcext:value-type="string">
            <text:p>2,4̅3̅4̅0̅ ̅5̅3̅1̅2̅ ̅1̅5̅0̅2̅ ₆</text:p>
          </table:table-cell>
          <table:table-cell/>
          <table:table-cell table:style-name="Base06LineTitle" office:value-type="string" calcext:value-type="string">
            <text:p>21 ₆</text:p>
          </table:table-cell>
          <table:table-cell table:style-name="ce15" office:value-type="string" calcext:value-type="string">
            <text:p>0,2̅3̅0̅3̅ ̅2̅5̅ ₆</text:p>
          </table:table-cell>
          <table:table-cell table:style-name="Base06" office:value-type="string" calcext:value-type="string">
            <text:p>0,22343 ₆</text:p>
          </table:table-cell>
          <table:table-cell table:style-name="Base06GreyBackground" office:value-type="string" calcext:value-type="string">
            <text:p>0,22̅1̅0̅3̅ ̅1̅3̅4̅5̅ ̅2̅4̅ ₆</text:p>
          </table:table-cell>
          <table:table-cell table:style-name="Base06" office:value-type="string" calcext:value-type="string">
            <text:p>0,21̅4̅3̅3̅ ̅1̅0̅2̅0̅ ̅4̅1̅2̅2̅ ̅4̅5̅3̅5̅ ₆</text:p>
          </table:table-cell>
          <table:table-cell table:style-name="Base06GreyBackground" office:value-type="string" calcext:value-type="string">
            <text:p>0,2̅1̅ ₆</text:p>
          </table:table-cell>
          <table:table-cell table:style-name="Base06" office:value-type="string" calcext:value-type="string">
            <text:p>0,2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2,11̅4̅ ₆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06" office:value-type="string" calcext:value-type="string">
            <text:p>2,20̅5̅ ₆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06" office:value-type="string" calcext:value-type="string">
            <text:p>2,3 ₆</text:p>
          </table:table-cell>
          <table:table-cell table:style-name="Base06GreyBackground" office:value-type="string" calcext:value-type="string">
            <text:p>2,3̅2̅ ₆</text:p>
          </table:table-cell>
          <table:table-cell/>
          <table:table-cell table:style-name="Base06GreyBackgroundLineTitle" office:value-type="string" calcext:value-type="string">
            <text:p>22 ₆</text:p>
          </table:table-cell>
          <table:table-cell table:style-name="ce16" office:value-type="string" calcext:value-type="string">
            <text:p>0,2̅4̅1̅3̅ ̅1̅4̅ ₆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06" office:value-type="string" calcext:value-type="string">
            <text:p>0,23̅1̅3̅4̅ ̅5̅2̅4̅2̅ ̅1̅0̅ ₆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06" office:value-type="string" calcext:value-type="string">
            <text:p>0,2̅ ₆</text:p>
          </table:table-cell>
          <table:table-cell table:style-name="Base06GreyBackground" office:value-type="string" calcext:value-type="string">
            <text:p>0,2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2,02̅ ₆</text:p>
          </table:table-cell>
          <table:table-cell table:style-name="Base06" office:value-type="string" calcext:value-type="string">
            <text:p>2,04̅ ₆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06" office:value-type="string" calcext:value-type="string">
            <text:p>2,13̅ ₆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06LineTitle" office:value-type="string" calcext:value-type="string">
            <text:p>23 ₆</text:p>
          </table:table-cell>
          <table:table-cell table:style-name="ce15" office:value-type="string" calcext:value-type="string">
            <text:p>0,2̅5̅2̅3̅ ̅0̅3̅ ₆</text:p>
          </table:table-cell>
          <table:table-cell table:style-name="Base06" office:value-type="string" calcext:value-type="string">
            <text:p>0,24513 ₆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06" office:value-type="string" calcext:value-type="string">
            <text:p>0,23̅5̅1̅4̅ ̅3̅3̅1̅0̅ ̅2̅0̅4̅1̅ ̅2̅2̅4̅5̅ ₆</text:p>
          </table:table-cell>
          <table:table-cell table:style-name="Base06GreyBackground" office:value-type="string" calcext:value-type="string">
            <text:p>0,2̅3̅ ₆</text:p>
          </table:table-cell>
          <table:table-cell table:style-name="Base06" office:value-type="string" calcext:value-type="string">
            <text:p>0,2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1,5343 ₆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06" office:value-type="string" calcext:value-type="string">
            <text:p>2,0213 ₆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06" office:value-type="string" calcext:value-type="string">
            <text:p>2,1043 ₆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06GreyBackgroundLineTitle" office:value-type="string" calcext:value-type="string">
            <text:p>24 ₆</text:p>
          </table:table-cell>
          <table:table-cell table:style-name="ce16" office:value-type="string" calcext:value-type="string">
            <text:p>0,3̅0̅3̅2̅ ̅5̅2̅ ₆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06" office:value-type="string" calcext:value-type="string">
            <text:p>0,25̅2̅4̅2̅ ̅1̅0̅3̅1̅ ̅3̅4̅ ₆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06" office:value-type="string" calcext:value-type="string">
            <text:p>0,2̅4̅ ₆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1,4535 1433 1020 4122 ₆</text:p>
          </table:table-cell>
          <table:table-cell table:style-name="Base06" office:value-type="string" calcext:value-type="string">
            <text:p>1,5143 3102 0412 2453 ₆</text:p>
          </table:table-cell>
          <table:table-cell table:style-name="Base06GreyBackground" office:value-type="string" calcext:value-type="string">
            <text:p>1,5351 4331 0204 1224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2,0204 1224 5351 4331 ₆</text:p>
          </table:table-cell>
          <table:table-cell table:style-name="Base06" office:value-type="string" calcext:value-type="string">
            <text:p>2,0412 2453 5143 3102 ₆</text:p>
          </table:table-cell>
          <table:table-cell/>
          <table:table-cell table:style-name="Base06LineTitle" office:value-type="string" calcext:value-type="string">
            <text:p>25 ₆</text:p>
          </table:table-cell>
          <table:table-cell table:style-name="ce15" office:value-type="string" calcext:value-type="string">
            <text:p>0,3̅1̅4̅2̅ ̅4̅1̅ ₆</text:p>
          </table:table-cell>
          <table:table-cell table:style-name="Base06" office:value-type="string" calcext:value-type="string">
            <text:p>0,31043 ₆</text:p>
          </table:table-cell>
          <table:table-cell table:style-name="Base06GreyBackground" office:value-type="string" calcext:value-type="string">
            <text:p>0,30̅3̅1̅3̅ ̅4̅5̅2̅4̅ ̅2̅1̅ ₆</text:p>
          </table:table-cell>
          <table:table-cell table:style-name="Base06" office:value-type="string" calcext:value-type="string">
            <text:p>0,3 ₆</text:p>
          </table:table-cell>
          <table:table-cell table:style-name="Base06GreyBackground" office:value-type="string" calcext:value-type="string">
            <text:p>0,2̅5̅ ₆</text:p>
          </table:table-cell>
          <table:table-cell table:style-name="Base06" office:value-type="string" calcext:value-type="string">
            <text:p>0,2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1,42 ₆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06" office:value-type="string" calcext:value-type="string">
            <text:p>1,5 ₆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06" office:value-type="string" calcext:value-type="string">
            <text:p>1,54 ₆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06GreyBackgroundLineTitle" office:value-type="string" calcext:value-type="string">
            <text:p>30 ₆</text:p>
          </table:table-cell>
          <table:table-cell table:style-name="ce16" office:value-type="string" calcext:value-type="string">
            <text:p>0,3̅2̅5̅2̅ ̅3̅0̅ ₆</text:p>
          </table:table-cell>
          <table:table-cell table:style-name="Base06GreyBackground" office:value-type="string" calcext:value-type="string">
            <text:p>0,3213 ₆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 table:style-name="Base06" office:value-type="string" calcext:value-type="string">
            <text:p>0,3̅0̅ ₆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1,3̅4̅4̅2̅ ̅3̅0̅5̅4̅ ̅0̅ ₆</text:p>
          </table:table-cell>
          <table:table-cell table:style-name="Base06" office:value-type="string" calcext:value-type="string">
            <text:p>1,4̅0̅3̅4̅ ̅4̅2̅3̅0̅ ̅5̅ ₆</text:p>
          </table:table-cell>
          <table:table-cell table:style-name="Base06GreyBackground" office:value-type="string" calcext:value-type="string">
            <text:p>1,4̅2̅3̅0̅ ̅5̅4̅0̅3̅ ̅4̅ ₆</text:p>
          </table:table-cell>
          <table:table-cell table:style-name="Base06" office:value-type="string" calcext:value-type="string">
            <text:p>1,4̅4̅2̅3̅ ̅0̅5̅4̅0̅ ̅3̅ ₆</text:p>
          </table:table-cell>
          <table:table-cell table:style-name="Base06GreyBackground" office:value-type="string" calcext:value-type="string">
            <text:p>1,5̅0̅1̅5̅ ̅2̅1̅1̅3̅ ̅2̅ ₆</text:p>
          </table:table-cell>
          <table:table-cell table:style-name="Base06" office:value-type="string" calcext:value-type="string">
            <text:p>1,5̅2̅1̅1̅ ̅3̅2̅5̅0̅ ̅1̅ ₆</text:p>
          </table:table-cell>
          <table:table-cell/>
          <table:table-cell table:style-name="Base06LineTitle" office:value-type="string" calcext:value-type="string">
            <text:p>31 ₆</text:p>
          </table:table-cell>
          <table:table-cell table:style-name="ce15" office:value-type="string" calcext:value-type="string">
            <text:p>0,3̅4̅0̅2̅ ̅1̅5̅ ₆</text:p>
          </table:table-cell>
          <table:table-cell table:style-name="Base06" office:value-type="string" calcext:value-type="string">
            <text:p>0,33213 ₆</text:p>
          </table:table-cell>
          <table:table-cell table:style-name="Base06GreyBackground" office:value-type="string" calcext:value-type="string">
            <text:p>0,32̅4̅2̅1̅ ̅0̅3̅1̅3̅ ̅4̅5̅ ₆</text:p>
          </table:table-cell>
          <table:table-cell table:style-name="Base06" office:value-type="string" calcext:value-type="string">
            <text:p>0,32̅0̅4̅1̅ ̅2̅2̅4̅5̅ ̅3̅5̅1̅4̅ ̅3̅3̅1̅0̅ ₆</text:p>
          </table:table-cell>
          <table:table-cell table:style-name="Base06GreyBackground" office:value-type="string" calcext:value-type="string">
            <text:p>0,3̅1̅ ₆</text:p>
          </table:table-cell>
          <table:table-cell table:style-name="Base06" office:value-type="string" calcext:value-type="string">
            <text:p>0,3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1,314̅ ₆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06" office:value-type="string" calcext:value-type="string">
            <text:p>1,352̅ ₆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06" office:value-type="string" calcext:value-type="string">
            <text:p>1,43 ₆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06GreyBackgroundLineTitle" office:value-type="string" calcext:value-type="string">
            <text:p>32 ₆</text:p>
          </table:table-cell>
          <table:table-cell table:style-name="ce16" office:value-type="string" calcext:value-type="string">
            <text:p>0,3̅5̅1̅2̅ ̅0̅4̅ ₆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06" office:value-type="string" calcext:value-type="string">
            <text:p>0,33̅4̅5̅2̅ ̅4̅2̅1̅0̅ ̅3̅1̅ ₆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06" office:value-type="string" calcext:value-type="string">
            <text:p>0,3̅2̅ ₆</text:p>
          </table:table-cell>
          <table:table-cell table:style-name="Base06GreyBackground" office:value-type="string" calcext:value-type="string">
            <text:p>0,3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1,25̅0̅5̅ ̅0̅5̅0̅5̅ ̅0̅5̅0̅ ₆</text:p>
          </table:table-cell>
          <table:table-cell table:style-name="Base06" office:value-type="string" calcext:value-type="string">
            <text:p>1,30̅5̅ ₆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06" office:value-type="string" calcext:value-type="string">
            <text:p>1,34̅1̅4̅ ̅1̅4̅1̅4̅ ̅1̅4̅1̅ ₆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06LineTitle" office:value-type="string" calcext:value-type="string">
            <text:p>33 ₆</text:p>
          </table:table-cell>
          <table:table-cell table:style-name="ce15" office:value-type="string" calcext:value-type="string">
            <text:p>0,4̅0̅2̅1̅ ̅5̅3̅ ₆</text:p>
          </table:table-cell>
          <table:table-cell table:style-name="Base06" office:value-type="string" calcext:value-type="string">
            <text:p>0,35343 ₆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06" office:value-type="string" calcext:value-type="string">
            <text:p>0,34̅1̅2̅2̅ ̅4̅5̅3̅5̅ ̅1̅4̅3̅3̅ ̅1̅0̅2̅0̅ ₆</text:p>
          </table:table-cell>
          <table:table-cell table:style-name="Base06GreyBackground" office:value-type="string" calcext:value-type="string">
            <text:p>0,3̅ ₆</text:p>
          </table:table-cell>
          <table:table-cell table:style-name="Base06" office:value-type="string" calcext:value-type="string">
            <text:p>0,3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1,22̅4̅2̅ ̅1̅0̅3̅1̅ ̅3̅4̅5̅ ₆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06" office:value-type="string" calcext:value-type="string">
            <text:p>1,3 ₆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06" office:value-type="string" calcext:value-type="string">
            <text:p>1,33̅1̅3̅ ̅4̅5̅2̅4̅ ̅2̅1̅0̅ ₆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/>
          <table:table-cell table:style-name="Base06GreyBackgroundLineTitle" office:value-type="string" calcext:value-type="string">
            <text:p>34 ₆</text:p>
          </table:table-cell>
          <table:table-cell table:style-name="ce16" office:value-type="string" calcext:value-type="string">
            <text:p>0,4̅1̅3̅1̅ ̅4̅2̅ ₆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06" office:value-type="string" calcext:value-type="string">
            <text:p>0,4 ₆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06" office:value-type="string" calcext:value-type="string">
            <text:p>0,3̅4̅ ₆</text:p>
          </table:table-cell>
          <table:table-cell table:style-name="Base06GreyBackground" office:value-type="string" calcext:value-type="string">
            <text:p>0,3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1,2̅0̅3̅0̅ ̅4̅4̅1̅0̅ ̅1̅3̅2̅ ₆</text:p>
          </table:table-cell>
          <table:table-cell table:style-name="Base06" office:value-type="string" calcext:value-type="string">
            <text:p>1,2̅2̅0̅3̅ ̅0̅4̅4̅1̅ ̅0̅1̅3̅ ₆</text:p>
          </table:table-cell>
          <table:table-cell table:style-name="Base06GreyBackground" office:value-type="string" calcext:value-type="string">
            <text:p>1,2̅3̅3̅5̅ ̅2̅5̅1̅1̅ ̅4̅5̅4̅ ₆</text:p>
          </table:table-cell>
          <table:table-cell table:style-name="Base06" office:value-type="string" calcext:value-type="string">
            <text:p>1,2̅5̅1̅1̅ ̅4̅5̅4̅2̅ ̅3̅3̅5̅ ₆</text:p>
          </table:table-cell>
          <table:table-cell table:style-name="Base06GreyBackground" office:value-type="string" calcext:value-type="string">
            <text:p>1,3̅0̅4̅4̅ ̅1̅0̅1̅3̅ ̅2̅2̅0̅ ₆</text:p>
          </table:table-cell>
          <table:table-cell table:style-name="Base06" office:value-type="string" calcext:value-type="string">
            <text:p>1,3̅2̅2̅0̅ ̅3̅0̅4̅4̅ ̅1̅0̅1̅ ₆</text:p>
          </table:table-cell>
          <table:table-cell/>
          <table:table-cell table:style-name="Base06LineTitle" office:value-type="string" calcext:value-type="string">
            <text:p>35 ₆</text:p>
          </table:table-cell>
          <table:table-cell table:style-name="ce15" office:value-type="string" calcext:value-type="string">
            <text:p>0,4̅2̅4̅1̅ ̅3̅1̅ ₆</text:p>
          </table:table-cell>
          <table:table-cell table:style-name="Base06" office:value-type="string" calcext:value-type="string">
            <text:p>0,41513 ₆</text:p>
          </table:table-cell>
          <table:table-cell table:style-name="Base06GreyBackground" office:value-type="string" calcext:value-type="string">
            <text:p>0,41̅0̅3̅1̅ ̅3̅4̅5̅2̅ ̅4̅2̅ ₆</text:p>
          </table:table-cell>
          <table:table-cell table:style-name="Base06" office:value-type="string" calcext:value-type="string">
            <text:p>0,40̅2̅0̅4̅ ̅1̅2̅2̅4̅ ̅5̅3̅5̅1̅ ̅4̅3̅3̅1̅ ₆</text:p>
          </table:table-cell>
          <table:table-cell table:style-name="Base06GreyBackground" office:value-type="string" calcext:value-type="string">
            <text:p>0,3̅5̅ ₆</text:p>
          </table:table-cell>
          <table:table-cell table:style-name="Base06" office:value-type="string" calcext:value-type="string">
            <text:p>0,3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1,143 ₆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06" office:value-type="string" calcext:value-type="string">
            <text:p>1,213 ₆</text:p>
          </table:table-cell>
          <table:table-cell table:style-name="Base06GreyBackground" office:value-type="string" calcext:value-type="string">
            <text:p>1,23 ₆</text:p>
          </table:table-cell>
          <table:table-cell table:style-name="Base06" office:value-type="string" calcext:value-type="string">
            <text:p>1,243 ₆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06GreyBackgroundLineTitle" office:value-type="string" calcext:value-type="string">
            <text:p>40 ₆</text:p>
          </table:table-cell>
          <table:table-cell table:style-name="ce16" office:value-type="string" calcext:value-type="string">
            <text:p>0,4̅3̅5̅1̅ ̅2̅0̅ ₆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 table:style-name="Base06" office:value-type="string" calcext:value-type="string">
            <text:p>0,4̅0̅ ₆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1,1̅2̅3̅5̅ ̅0̅ ₆</text:p>
          </table:table-cell>
          <table:table-cell table:style-name="Base06" office:value-type="string" calcext:value-type="string">
            <text:p>1,1̅4̅0̅2̅ ̅5̅ ₆</text:p>
          </table:table-cell>
          <table:table-cell table:style-name="Base06GreyBackground" office:value-type="string" calcext:value-type="string">
            <text:p>1,1̅5̅3̅0̅ ̅4̅ ₆</text:p>
          </table:table-cell>
          <table:table-cell table:style-name="Base06" office:value-type="string" calcext:value-type="string">
            <text:p>1,2̅0̅5̅4̅ ̅3̅ ₆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06" office:value-type="string" calcext:value-type="string">
            <text:p>1,2̅3̅5̅0̅ ̅1̅ ₆</text:p>
          </table:table-cell>
          <table:table-cell/>
          <table:table-cell table:style-name="Base06LineTitle" office:value-type="string" calcext:value-type="string">
            <text:p>41 ₆</text:p>
          </table:table-cell>
          <table:table-cell table:style-name="ce15" office:value-type="string" calcext:value-type="string">
            <text:p>0,4̅5̅0̅1̅ ̅0̅5̅ ₆</text:p>
          </table:table-cell>
          <table:table-cell table:style-name="Base06" office:value-type="string" calcext:value-type="string">
            <text:p>0,44043 ₆</text:p>
          </table:table-cell>
          <table:table-cell table:style-name="Base06GreyBackground" office:value-type="string" calcext:value-type="string">
            <text:p>0,43̅1̅3̅4̅ ̅5̅2̅4̅2̅ ̅1̅0̅ ₆</text:p>
          </table:table-cell>
          <table:table-cell table:style-name="Base06" office:value-type="string" calcext:value-type="string">
            <text:p>0,42̅2̅4̅5̅ ̅3̅5̅1̅4̅ ̅3̅3̅1̅0̅ ̅2̅0̅4̅1̅ ₆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06" office:value-type="string" calcext:value-type="string">
            <text:p>0,4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1,10̅5̅3̅ ̅1̅2̅1̅5̅ ̅0̅2̅4̅3̅ ̅4̅ ₆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06" office:value-type="string" calcext:value-type="string">
            <text:p>1,1340 5312 1502 434 ₆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06" office:value-type="string" calcext:value-type="string">
            <text:p>1,20̅2̅4̅ ̅3̅4̅0̅5̅ ̅3̅1̅2̅1̅ ̅5̅ ₆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/>
          <table:table-cell table:style-name="Base06GreyBackgroundLineTitle" office:value-type="string" calcext:value-type="string">
            <text:p>42 ₆</text:p>
          </table:table-cell>
          <table:table-cell table:style-name="ce16" office:value-type="string" calcext:value-type="string">
            <text:p>0,5̅0̅1̅0̅ ̅5̅4̅ ₆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06" office:value-type="string" calcext:value-type="string">
            <text:p>0,44̅2̅1̅0̅ ̅3̅1̅3̅4̅ ̅5̅2̅ ₆</text:p>
          </table:table-cell>
          <table:table-cell table:style-name="Base06GreyBackground" office:value-type="string" calcext:value-type="string">
            <text:p>0,4̅3̅3̅1̅ ̅0̅2̅0̅4̅ ̅1̅2̅2̅4̅ ̅5̅3̅5̅1̅ ₆</text:p>
          </table:table-cell>
          <table:table-cell table:style-name="Base06" office:value-type="string" calcext:value-type="string">
            <text:p>0,4̅2̅ ₆</text:p>
          </table:table-cell>
          <table:table-cell table:style-name="Base06GreyBackground" office:value-type="string" calcext:value-type="string">
            <text:p>0,4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1,052 ₆</text:p>
          </table:table-cell>
          <table:table-cell table:style-name="Base06" office:value-type="string" calcext:value-type="string">
            <text:p>1,104 ₆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06" office:value-type="string" calcext:value-type="string">
            <text:p>1,132 ₆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06LineTitle" office:value-type="string" calcext:value-type="string">
            <text:p>43 ₆</text:p>
          </table:table-cell>
          <table:table-cell table:style-name="ce15" office:value-type="string" calcext:value-type="string">
            <text:p>0,5̅1̅2̅0̅ ̅4̅3̅ ₆</text:p>
          </table:table-cell>
          <table:table-cell table:style-name="Base06" office:value-type="string" calcext:value-type="string">
            <text:p>0,50213 ₆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 table:style-name="Base06" office:value-type="string" calcext:value-type="string">
            <text:p>0,44̅3̅3̅1̅ ̅0̅2̅0̅4̅ ̅1̅2̅2̅4̅ ̅5̅3̅5̅1̅ ₆</text:p>
          </table:table-cell>
          <table:table-cell table:style-name="Base06GreyBackground" office:value-type="string" calcext:value-type="string">
            <text:p>0,4̅3̅ ₆</text:p>
          </table:table-cell>
          <table:table-cell table:style-name="Base06" office:value-type="string" calcext:value-type="string">
            <text:p>0,4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1,035̅0̅ ₆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06" office:value-type="string" calcext:value-type="string">
            <text:p>1,102̅3̅ ₆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06" office:value-type="string" calcext:value-type="string">
            <text:p>1,13 ₆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06GreyBackgroundLineTitle" office:value-type="string" calcext:value-type="string">
            <text:p>44 ₆</text:p>
          </table:table-cell>
          <table:table-cell table:style-name="ce16" office:value-type="string" calcext:value-type="string">
            <text:p>0,5̅2̅3̅0̅ ̅3̅2̅ ₆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06" office:value-type="string" calcext:value-type="string">
            <text:p>0,50̅3̅1̅3̅ ̅4̅5̅2̅4̅ ̅2̅1̅ ₆</text:p>
          </table:table-cell>
          <table:table-cell table:style-name="Base06GreyBackground" office:value-type="string" calcext:value-type="string">
            <text:p>0,4̅5̅3̅5̅ ̅1̅4̅3̅3̅ ̅1̅0̅2̅0̅ ̅4̅1̅2̅2̅ ₆</text:p>
          </table:table-cell>
          <table:table-cell table:style-name="Base06" office:value-type="string" calcext:value-type="string">
            <text:p>0,4̅ ₆</text:p>
          </table:table-cell>
          <table:table-cell table:style-name="Base06GreyBackground" office:value-type="string" calcext:value-type="string">
            <text:p>0,4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1,0225 2135 3303 4202 ₆</text:p>
          </table:table-cell>
          <table:table-cell table:style-name="Base06" office:value-type="string" calcext:value-type="string">
            <text:p>1,0342 0225 2135 3303 ₆</text:p>
          </table:table-cell>
          <table:table-cell table:style-name="Base06GreyBackground" office:value-type="string" calcext:value-type="string">
            <text:p>1,0454 4315 1011 2404 ₆</text:p>
          </table:table-cell>
          <table:table-cell table:style-name="Base06" office:value-type="string" calcext:value-type="string">
            <text:p>1,1011 2404 5443 151 ₆</text:p>
          </table:table-cell>
          <table:table-cell table:style-name="Base06GreyBackground" office:value-type="string" calcext:value-type="string">
            <text:p>1,1124 0454 4315 1011 ₆</text:p>
          </table:table-cell>
          <table:table-cell table:style-name="Base06" office:value-type="string" calcext:value-type="string">
            <text:p>1,1240 4544 3151 0112 ₆</text:p>
          </table:table-cell>
          <table:table-cell/>
          <table:table-cell table:style-name="Base06LineTitle" office:value-type="string" calcext:value-type="string">
            <text:p>45 ₆</text:p>
          </table:table-cell>
          <table:table-cell table:style-name="ce15" office:value-type="string" calcext:value-type="string">
            <text:p>0,5̅3̅4̅0̅ ̅2̅1̅ ₆</text:p>
          </table:table-cell>
          <table:table-cell table:style-name="Base06" office:value-type="string" calcext:value-type="string">
            <text:p>0,52343 ₆</text:p>
          </table:table-cell>
          <table:table-cell table:style-name="Base06GreyBackground" office:value-type="string" calcext:value-type="string">
            <text:p>0,51̅3̅4̅5̅ ̅2̅4̅2̅1̅ ̅0̅3̅ ₆</text:p>
          </table:table-cell>
          <table:table-cell table:style-name="Base06" office:value-type="string" calcext:value-type="string">
            <text:p>0,50̅4̅1̅2̅ ̅2̅4̅5̅3̅ ̅5̅1̅4̅3̅ ̅3̅1̅0̅2̅ ₆</text:p>
          </table:table-cell>
          <table:table-cell table:style-name="Base06GreyBackground" office:value-type="string" calcext:value-type="string">
            <text:p>0,4̅5̅ ₆</text:p>
          </table:table-cell>
          <table:table-cell table:style-name="Base06" office:value-type="string" calcext:value-type="string">
            <text:p>0,4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1,01̅ ₆</text:p>
          </table:table-cell>
          <table:table-cell table:style-name="Base06GreyBackground" office:value-type="string" calcext:value-type="string">
            <text:p>1,02̅ ₆</text:p>
          </table:table-cell>
          <table:table-cell table:style-name="Base06" office:value-type="string" calcext:value-type="string">
            <text:p>1,03̅ ₆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06" office:value-type="string" calcext:value-type="string">
            <text:p>1,1 ₆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06GreyBackgroundLineTitle" office:value-type="string" calcext:value-type="string">
            <text:p>50 ₆</text:p>
          </table:table-cell>
          <table:table-cell table:style-name="ce16" office:value-type="string" calcext:value-type="string">
            <text:p>0,5̅4̅5̅0̅ ̅1̅0̅ ₆</text:p>
          </table:table-cell>
          <table:table-cell table:style-name="Base06GreyBackground" office:value-type="string" calcext:value-type="string">
            <text:p>0,5343 ₆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 table:style-name="Base06" office:value-type="string" calcext:value-type="string">
            <text:p>0,5̅0̅ ₆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1,0̅1̅0̅5̅ ̅4̅5̅ ₆</text:p>
          </table:table-cell>
          <table:table-cell table:style-name="Base06GreyBackground" office:value-type="string" calcext:value-type="string">
            <text:p>1,0̅2̅1̅5̅ ̅3̅4̅ ₆</text:p>
          </table:table-cell>
          <table:table-cell table:style-name="Base06" office:value-type="string" calcext:value-type="string">
            <text:p>1,0̅3̅2̅5̅ ̅2̅3̅ ₆</text:p>
          </table:table-cell>
          <table:table-cell table:style-name="Base06GreyBackground" office:value-type="string" calcext:value-type="string">
            <text:p>1,0̅4̅3̅5̅ ̅1̅2̅ ₆</text:p>
          </table:table-cell>
          <table:table-cell table:style-name="Base06" office:value-type="string" calcext:value-type="string">
            <text:p>1,0̅5̅4̅5̅ ̅0̅1̅ ₆</text:p>
          </table:table-cell>
          <table:table-cell/>
          <table:table-cell table:style-name="Base06LineTitle" office:value-type="string" calcext:value-type="string">
            <text:p>51 ₆</text:p>
          </table:table-cell>
          <table:table-cell table:style-name="ce15" office:value-type="string" calcext:value-type="string">
            <text:p>1 ₆</text:p>
          </table:table-cell>
          <table:table-cell table:style-name="Base06" office:value-type="string" calcext:value-type="string">
            <text:p>0,54513 ₆</text:p>
          </table:table-cell>
          <table:table-cell table:style-name="Base06GreyBackground" office:value-type="string" calcext:value-type="string">
            <text:p>0,53̅4̅5̅2̅ ̅4̅2̅1̅0̅ ̅3̅1̅ ₆</text:p>
          </table:table-cell>
          <table:table-cell table:style-name="Base06" office:value-type="string" calcext:value-type="string">
            <text:p>0,52̅4̅5̅3̅ ̅5̅1̅4̅3̅ ̅3̅1̅0̅2̅ ̅0̅4̅1̅2̅ ₆</text:p>
          </table:table-cell>
          <table:table-cell table:style-name="Base06GreyBackground" office:value-type="string" calcext:value-type="string">
            <text:p>0,5̅1̅ ₆</text:p>
          </table:table-cell>
          <table:table-cell table:style-name="Base06" office:value-type="string" calcext:value-type="string">
            <text:p>0,51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0,5451 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04 3 ₆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06" office:value-type="string" calcext:value-type="string">
            <text:p>1,0321 3 ₆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06GreyBackgroundLineTitle" office:value-type="string" calcext:value-type="string">
            <text:p>52 ₆</text:p>
          </table:table-cell>
          <table:table-cell table:style-name="ce16" office:value-type="string" calcext:value-type="string">
            <text:p>1,0̅1̅0̅5̅ ̅4̅5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5̅2̅4̅ ̅2̅1̅0̅3̅ ̅1̅3̅ ₆</text:p>
          </table:table-cell>
          <table:table-cell table:style-name="Base06GreyBackground" office:value-type="string" calcext:value-type="string">
            <text:p>0,5̅3̅5̅1̅ ̅4̅3̅3̅1̅ ̅0̅2̅0̅4̅ ̅1̅2̅2̅4̅ ₆</text:p>
          </table:table-cell>
          <table:table-cell table:style-name="Base06" office:value-type="string" calcext:value-type="string">
            <text:p>0,5̅2̅ ₆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0,53̅4̅5̅ ̅2̅4̅2̅1̅ ̅0̅3̅1̅ ₆</text:p>
          </table:table-cell>
          <table:table-cell table:style-name="Base06" office:value-type="string" calcext:value-type="string">
            <text:p>0,54̅5̅2̅ ̅4̅2̅1̅0̅ ̅3̅1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̅0̅3̅ ̅1̅3̅4̅5̅ ̅2̅4̅2̅ ₆</text:p>
          </table:table-cell>
          <table:table-cell table:style-name="Base06GreyBackground" office:value-type="string" calcext:value-type="string">
            <text:p>1,02̅1̅0̅ ̅3̅1̅3̅4̅ ̅5̅2̅4̅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06LineTitle" office:value-type="string" calcext:value-type="string">
            <text:p>53 ₆</text:p>
          </table:table-cell>
          <table:table-cell table:style-name="ce15" office:value-type="string" calcext:value-type="string">
            <text:p>1,0̅2̅1̅5̅ ̅3̅4̅ ₆</text:p>
          </table:table-cell>
          <table:table-cell table:style-name="Base06" office:value-type="string" calcext:value-type="string">
            <text:p>1,01043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4̅5̅3̅5̅ ̅1̅4̅3̅3̅ ̅1̅0̅2̅0̅ ̅4̅1̅2̅2̅ ₆</text:p>
          </table:table-cell>
          <table:table-cell table:style-name="Base06GreyBackground" office:value-type="string" calcext:value-type="string">
            <text:p>0,5̅3̅5̅3̅ ̅5̅3̅ ₆</text:p>
          </table:table-cell>
          <table:table-cell table:style-name="Base06" office:value-type="string" calcext:value-type="string">
            <text:p>0,53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0,5245 3514 3310 2041 ₆</text:p>
          </table:table-cell>
          <table:table-cell table:style-name="Base06GreyBackground" office:value-type="string" calcext:value-type="string">
            <text:p>0,5351 4331 0204 1224 ₆</text:p>
          </table:table-cell>
          <table:table-cell table:style-name="Base06" office:value-type="string" calcext:value-type="string">
            <text:p>0,5453 5143 3102 0412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102 0412 2453 5143 ₆</text:p>
          </table:table-cell>
          <table:table-cell table:style-name="Base06GreyBackground" office:value-type="string" calcext:value-type="string">
            <text:p>1,0204 1224 5351 4331 ₆</text:p>
          </table:table-cell>
          <table:table-cell/>
          <table:table-cell table:style-name="Base06GreyBackgroundLineTitle" office:value-type="string" calcext:value-type="string">
            <text:p>54 ₆</text:p>
          </table:table-cell>
          <table:table-cell table:style-name="ce16" office:value-type="string" calcext:value-type="string">
            <text:p>1,0̅3̅2̅5̅ ̅2̅3̅ ₆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06" office:value-type="string" calcext:value-type="string">
            <text:p>1,01̅0̅3̅1̅ ̅3̅4̅5̅2̅ ̅4̅2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̅4̅5̅4̅ ̅5̅4̅ ₆</text:p>
          </table:table-cell>
          <table:table-cell table:style-name="Base06GreyBackground" office:value-type="string" calcext:value-type="string">
            <text:p>0,54 ₆</text:p>
          </table:table-cell>
          <table:table-cell table:number-columns-repeated="16342"/>
        </table:table-row>
        <table:table-row table:style-name="ro3"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0,5̅1̅ ₆</text:p>
          </table:table-cell>
          <table:table-cell table:style-name="Base06" office:value-type="string" calcext:value-type="string">
            <text:p>0,5̅2̅ ₆</text:p>
          </table:table-cell>
          <table:table-cell table:style-name="Base06GreyBackground" office:value-type="string" calcext:value-type="string">
            <text:p>0,5̅3̅5̅3̅ ̅5̅3̅5̅3̅ ̅5̅3̅ ₆</text:p>
          </table:table-cell>
          <table:table-cell table:style-name="Base06" office:value-type="string" calcext:value-type="string">
            <text:p>0,5̅4̅5̅4̅ ̅5̅4̅5̅4̅ ̅5̅4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1,0̅1̅ ₆</text:p>
          </table:table-cell>
          <table:table-cell/>
          <table:table-cell table:style-name="Base06LineTitle" office:value-type="string" calcext:value-type="string">
            <text:p>55 ₆</text:p>
          </table:table-cell>
          <table:table-cell table:style-name="ce15" office:value-type="string" calcext:value-type="string">
            <text:p>1,0̅4̅3̅5̅ ̅1̅2̅ ₆</text:p>
          </table:table-cell>
          <table:table-cell table:style-name="Base06" office:value-type="string" calcext:value-type="string">
            <text:p>1,03213 ₆</text:p>
          </table:table-cell>
          <table:table-cell table:style-name="Base06GreyBackground" office:value-type="string" calcext:value-type="string">
            <text:p>1,02̅1̅0̅3̅ ̅1̅3̅4̅5̅ ̅2̅4̅ ₆</text:p>
          </table:table-cell>
          <table:table-cell table:style-name="Base06" office:value-type="string" calcext:value-type="string">
            <text:p>1,01̅0̅2̅0̅ ̅4̅1̅2̅2̅ ̅4̅5̅3̅5̅ ̅1̅4̅3̅3̅ ₆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06" office:value-type="string" calcext:value-type="string">
            <text:p>0,55 ₆</text:p>
          </table:table-cell>
          <table:table-cell table:number-columns-repeated="16342"/>
        </table:table-row>
        <table:table-row table:style-name="ro3"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0,51 ₆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06" office:value-type="string" calcext:value-type="string">
            <text:p>0,53 ₆</text:p>
          </table:table-cell>
          <table:table-cell table:style-name="Base06GreyBackground" office:value-type="string" calcext:value-type="string">
            <text:p>0,54 ₆</text:p>
          </table:table-cell>
          <table:table-cell table:style-name="Base06" office:value-type="string" calcext:value-type="string">
            <text:p>0,5̅ ₆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06GreyBackgroundLineTitle" office:value-type="string" calcext:value-type="string">
            <text:p>100 ₆</text:p>
          </table:table-cell>
          <table:table-cell table:style-name="ce16" office:value-type="string" calcext:value-type="string">
            <text:p>1,0̅5̅4̅5̅ ̅0̅1̅ ₆</text:p>
          </table:table-cell>
          <table:table-cell table:style-name="Base06GreyBackground" office:value-type="string" calcext:value-type="string">
            <text:p>1,043 ₆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 table:style-name="Base06GreyBackground" office:value-type="string" calcext:value-type="string">
            <text:p>1,0̅2̅0̅4̅ ̅1̅2̅2̅4̅ ̅5̅3̅5̅1̅ ̅4̅3̅3̅1̅ ₆</text:p>
          </table:table-cell>
          <table:table-cell table:style-name="Base06" office:value-type="string" calcext:value-type="string">
            <text:p>1,0̅1̅ ₆</text:p>
          </table:table-cell>
          <table:table-cell table:style-name="Base06GreyBackground" office:value-type="string" calcext:value-type="string">
            <text:p>1 ₆</text:p>
          </table:table-cell>
          <table:table-cell table:number-columns-repeated="16342"/>
        </table:table-row>
        <table:table-row table:style-name="ro3" table:number-rows-repeated="1047840">
          <table:table-cell table:number-columns-repeated="16357"/>
        </table:table-row>
        <table:table-row table:style-name="ro4" table:number-rows-repeated="499">
          <table:table-cell table:number-columns-repeated="16357"/>
        </table:table-row>
        <table:table-row table:style-name="ro4">
          <table:table-cell table:number-columns-repeated="16357"/>
        </table:table-row>
      </table:table>
      <table:table table:name="Divisão (com decimal)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16345" table:default-cell-style-name="Default"/>
        <table:table-row table:style-name="ro1">
          <table:table-cell table:style-name="ce13" office:value-type="string" calcext:value-type="string" table:number-columns-spanned="17" table:number-rows-spanned="1">
            <text:p>DIVISÃO</text:p>
          </table:table-cell>
          <table:covered-table-cell table:number-columns-repeated="16"/>
          <table:table-cell table:number-columns-repeated="16345"/>
        </table:table-row>
        <table:table-row table:style-name="ro2">
          <table:table-cell table:style-name="ce14" office:value-type="string" calcext:value-type="string" table:number-columns-spanned="8" table:number-rows-spanned="1">
            <text:p>COLUNA ÷ LINHA</text:p>
          </table:table-cell>
          <table:covered-table-cell table:number-columns-repeated="7" table:style-name="Heading_20_2"/>
          <table:table-cell table:style-name="Heading_20_2"/>
          <table:table-cell table:style-name="ce14" office:value-type="string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number-columns-repeated="3"/>
          <table:table-cell table:style-name="Base10GreyBackgroundColumnTitle" office:value-type="string" calcext:value-type="string">
            <text:p>1 ₁₀</text:p>
          </table:table-cell>
          <table:table-cell table:style-name="Base06GreyBackgroundColumnTitle" office:value-type="string" calcext:value-type="string">
            <text:p>1 ₆</text:p>
          </table:table-cell>
          <table:table-cell table:style-name="Base10ColumnTitle" office:value-type="string" calcext:value-type="string">
            <text:p>2 ₁₀</text:p>
          </table:table-cell>
          <table:table-cell table:style-name="Base06ColumnTitle" office:value-type="string" calcext:value-type="string">
            <text:p>2 ₆</text:p>
          </table:table-cell>
          <table:table-cell table:style-name="Base10GreyBackgroundColumnTitle" office:value-type="string" calcext:value-type="string">
            <text:p>3 ₁₀</text:p>
          </table:table-cell>
          <table:table-cell table:style-name="Base06GreyBackgroundColumnTitle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1 ₁₀</text:p>
          </table:table-cell>
          <table:table-cell table:style-name="Base06" office:value-type="string" calcext:value-type="string">
            <text:p>0,03̅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3 ₁₀</text:p>
          </table:table-cell>
          <table:table-cell table:style-name="Base06" office:value-type="string" calcext:value-type="string">
            <text:p>0,1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3,3̅ ₁₀</text:p>
          </table:table-cell>
          <table:table-cell table:style-name="Base06GreyBackground" office:value-type="string" calcext:value-type="string">
            <text:p>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0̅9̅ ₁₀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10MiddleColumn" office:value-type="string" calcext:value-type="string">
            <text:p>0,1̅8̅ ₁₀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10GreyBackgroundMiddleColumn" office:value-type="string" calcext:value-type="string">
            <text:p>0,2̅7̅ ₁₀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5,5 ₁₀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10MiddleColumn" office:value-type="string" calcext:value-type="string">
            <text:p>3,6̅ ₁₀</text:p>
          </table:table-cell>
          <table:table-cell table:style-name="Base06" office:value-type="string" calcext:value-type="string">
            <text:p>3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083̅ ₁₀</text:p>
          </table:table-cell>
          <table:table-cell table:style-name="Base06" office:value-type="string" calcext:value-type="string">
            <text:p>0,03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0̅7̅6̅ ̅9̅2̅3̅ ₁₀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10MiddleColumn" office:value-type="string" calcext:value-type="string">
            <text:p>0,1̅5̅3̅ ̅8̅4̅6̅ ₁₀</text:p>
          </table:table-cell>
          <table:table-cell table:style-name="Base06" office:value-type="string" calcext:value-type="string">
            <text:p>0,0̅5̅3̅1̅ ̅2̅1̅5̅0̅ ̅2̅4̅3̅4̅ ₆</text:p>
          </table:table-cell>
          <table:table-cell table:style-name="Base10GreyBackgroundMiddleColumn" office:value-type="string" calcext:value-type="string">
            <text:p>0,2̅3̅0̅ ̅7̅6̅9̅ ₁₀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6,5 ₁₀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10MiddleColumn" office:value-type="string" calcext:value-type="string">
            <text:p>4,3̅ ₁₀</text:p>
          </table:table-cell>
          <table:table-cell table:style-name="Base06" office:value-type="string" calcext:value-type="string">
            <text:p>4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07̅1̅4̅ ̅2̅8̅5̅ ̅7̅1̅4̅ ̅2̅8̅5̅ ̅7̅1̅4̅ ̅2̅8̅5̅ ₁₀</text:p>
          </table:table-cell>
          <table:table-cell table:style-name="Base06" office:value-type="string" calcext:value-type="string">
            <text:p>0,02̅3̅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21̅4̅2̅ ̅8̅5̅7̅ ₁₀</text:p>
          </table:table-cell>
          <table:table-cell table:style-name="Base06" office:value-type="string" calcext:value-type="string">
            <text:p>0,11̅4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4,6̅ ₁₀</text:p>
          </table:table-cell>
          <table:table-cell table:style-name="Base06GreyBackground" office:value-type="string" calcext:value-type="string">
            <text:p>4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06̅ ₁₀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10MiddleColumn" office:value-type="string" calcext:value-type="string">
            <text:p>0,13̅ ₁₀</text:p>
          </table:table-cell>
          <table:table-cell table:style-name="Base06" office:value-type="string" calcext:value-type="string">
            <text:p>0,04̅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7,5 ₁₀</text:p>
          </table:table-cell>
          <table:table-cell table:style-name="Base06GreyBackground" office:value-type="string" calcext:value-type="string">
            <text:p>11,3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0625 ₁₀</text:p>
          </table:table-cell>
          <table:table-cell table:style-name="Base06" office:value-type="string" calcext:value-type="string">
            <text:p>0,0213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10MiddleColumn" office:value-type="string" calcext:value-type="string">
            <text:p>0,1875 ₁₀</text:p>
          </table:table-cell>
          <table:table-cell table:style-name="Base06" office:value-type="string" calcext:value-type="string">
            <text:p>0,1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5,3̅ ₁₀</text:p>
          </table:table-cell>
          <table:table-cell table:style-name="Base06GreyBackground" office:value-type="string" calcext:value-type="string">
            <text:p>5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0̅5̅8̅ ̅8̅2̅3̅ ̅5̅2̅9̅ ̅4̅1̅1̅ ̅7̅6̅4̅ ̅7̅ ₁₀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10MiddleColumn" office:value-type="string" calcext:value-type="string">
            <text:p>0,1̅1̅7̅ ̅6̅4̅7̅ ̅0̅5̅8̅ ̅8̅2̅3̅ ̅5̅2̅9̅ ̅4̅ ₁₀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10GreyBackgroundMiddleColumn" office:value-type="string" calcext:value-type="string">
            <text:p>0,1̅7̅6̅ ̅4̅7̅0̅ ̅5̅8̅8̅ ̅2̅3̅5̅ ̅2̅9̅4̅ ̅1̅ ₁₀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8,5 ₁₀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10MiddleColumn" office:value-type="string" calcext:value-type="string">
            <text:p>5,6̅ ₁₀</text:p>
          </table:table-cell>
          <table:table-cell table:style-name="Base06" office:value-type="string" calcext:value-type="string">
            <text:p>5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05̅ ₁₀</text:p>
          </table:table-cell>
          <table:table-cell table:style-name="Base06" office:value-type="string" calcext:value-type="string">
            <text:p>0,02 ₆</text:p>
          </table:table-cell>
          <table:table-cell table:style-name="Base10GreyBackgroundMiddle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0̅5̅2̅ ̅6̅3̅1̅ ̅5̅7̅8̅ ̅9̅4̅7̅ ̅3̅6̅8̅ ̅4̅2̅1̅ ₁₀</text:p>
          </table:table-cell>
          <table:table-cell table:style-name="Base06GreyBackground" office:value-type="string" calcext:value-type="string">
            <text:p>0,0̅1̅5̅2̅ ̅1̅1̅3̅2̅ ̅5̅ ₆</text:p>
          </table:table-cell>
          <table:table-cell table:style-name="Base10MiddleColumn" office:value-type="string" calcext:value-type="string">
            <text:p>0,1̅0̅5̅ ̅2̅6̅3̅ ̅1̅5̅7̅ ̅8̅9̅4̅ ̅7̅3̅6̅ ̅8̅4̅2̅ ₁₀</text:p>
          </table:table-cell>
          <table:table-cell table:style-name="Base06" office:value-type="string" calcext:value-type="string">
            <text:p>0,0̅3̅4̅4̅ ̅2̅3̅0̅5̅ ̅4̅ ₆</text:p>
          </table:table-cell>
          <table:table-cell table:style-name="Base10GreyBackgroundMiddleColumn" office:value-type="string" calcext:value-type="string">
            <text:p>0,1̅5̅7̅ ̅8̅9̅4̅ ̅7̅3̅6̅ ̅8̅4̅2̅ ̅1̅0̅5̅ ̅2̅6̅3̅ ₁₀</text:p>
          </table:table-cell>
          <table:table-cell table:style-name="Base06GreyBackground" office:value-type="string" calcext:value-type="string">
            <text:p>0,0̅5̅4̅0̅ ̅3̅4̅4̅2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9 ₁₀</text:p>
          </table:table-cell>
          <table:table-cell table:style-name="Base06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9,5 ₁₀</text:p>
          </table:table-cell>
          <table:table-cell table:style-name="Base06GreyBackground" office:value-type="string" calcext:value-type="string">
            <text:p>13,3 ₆</text:p>
          </table:table-cell>
          <table:table-cell table:style-name="Base10MiddleColumn" office:value-type="string" calcext:value-type="string">
            <text:p>6,3̅ ₁₀</text:p>
          </table:table-cell>
          <table:table-cell table:style-name="Base06" office:value-type="string" calcext:value-type="string">
            <text:p>1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05 ₁₀</text:p>
          </table:table-cell>
          <table:table-cell table:style-name="Base06" office:value-type="string" calcext:value-type="string">
            <text:p>0,014̅ ₆</text:p>
          </table:table-cell>
          <table:table-cell table:style-name="Base10GreyBackgroundMiddleColumn" office:value-type="string" calcext:value-type="string">
            <text:p>0,1 ₁₀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10MiddleColumn" office:value-type="string" calcext:value-type="string">
            <text:p>0,15 ₁₀</text:p>
          </table:table-cell>
          <table:table-cell table:style-name="Base06" office:value-type="string" calcext:value-type="string">
            <text:p>0,0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6,6̅ ₁₀</text:p>
          </table:table-cell>
          <table:table-cell table:style-name="Base06GreyBackground" office:value-type="string" calcext:value-type="string">
            <text:p>1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0̅4̅7̅ ̅6̅1̅9̅ ₁₀</text:p>
          </table:table-cell>
          <table:table-cell table:style-name="Base06GreyBackground" office:value-type="string" calcext:value-type="string">
            <text:p>0,01̅4̅ ₆</text:p>
          </table:table-cell>
          <table:table-cell table:style-name="Base10MiddleColumn" office:value-type="string" calcext:value-type="string">
            <text:p>0,0̅9̅5̅ ̅2̅3̅8̅ ₁₀</text:p>
          </table:table-cell>
          <table:table-cell table:style-name="Base06" office:value-type="string" calcext:value-type="string">
            <text:p>0,03̅2̅3̅2̅ ̅3̅2̅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21 ₁₀</text:p>
          </table:table-cell>
          <table:table-cell table:style-name="Base06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10,5 ₁₀</text:p>
          </table:table-cell>
          <table:table-cell table:style-name="Base06GreyBackground" office:value-type="string" calcext:value-type="string">
            <text:p>14,3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04̅5̅ ₁₀</text:p>
          </table:table-cell>
          <table:table-cell table:style-name="Base06" office:value-type="string" calcext:value-type="string">
            <text:p>0,01̅3̅4̅5̅ ̅2̅4̅2̅1̅ ̅0̅3̅ ₆</text:p>
          </table:table-cell>
          <table:table-cell table:style-name="Base10GreyBackgroundMiddleColumn" office:value-type="string" calcext:value-type="string">
            <text:p>0,0̅9̅ ₁₀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 table:style-name="Base10MiddleColumn" office:value-type="string" calcext:value-type="string">
            <text:p>0,13̅6̅ ₁₀</text:p>
          </table:table-cell>
          <table:table-cell table:style-name="Base06" office:value-type="string" calcext:value-type="string">
            <text:p>0,04̅5̅2̅4̅ ̅2̅1̅0̅3̅ ̅1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2 ₁₀</text:p>
          </table:table-cell>
          <table:table-cell table:style-name="Base06GreyBackground" office:value-type="string" calcext:value-type="string">
            <text:p>34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7,3̅ ₁₀</text:p>
          </table:table-cell>
          <table:table-cell table:style-name="Base06GreyBackground" office:value-type="string" calcext:value-type="string">
            <text:p>1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0̅4̅3̅ ̅4̅7̅8̅ ̅2̅6̅0̅ ̅8̅6̅9̅ ̅5̅6̅5̅ ̅2̅1̅7̅ ̅3̅9̅1̅ ̅3̅ ₁₀</text:p>
          </table:table-cell>
          <table:table-cell table:style-name="Base06GreyBackground" office:value-type="string" calcext:value-type="string">
            <text:p>0,0̅1̅3̅2̅ ̅2̅0̅3̅0̅ ̅4̅4̅1̅ ₆</text:p>
          </table:table-cell>
          <table:table-cell table:style-name="Base10MiddleColumn" office:value-type="string" calcext:value-type="string">
            <text:p>0,0̅8̅6̅ ̅9̅5̅6̅ ̅5̅2̅1̅ ̅7̅3̅9̅ ̅1̅3̅0̅ ̅4̅3̅4̅ ̅7̅8̅2̅ ̅6̅ ₁₀</text:p>
          </table:table-cell>
          <table:table-cell table:style-name="Base06" office:value-type="string" calcext:value-type="string">
            <text:p>0,0̅3̅0̅4̅ ̅4̅1̅0̅1̅ ̅3̅2̅2̅ ₆</text:p>
          </table:table-cell>
          <table:table-cell table:style-name="Base10GreyBackgroundMiddleColumn" office:value-type="string" calcext:value-type="string">
            <text:p>0,1̅3̅0̅ ̅4̅3̅4̅ ̅7̅8̅2̅ ̅6̅0̅8̅ ̅6̅9̅5̅ ̅6̅5̅2̅ ̅1̅7̅3̅ ̅9̅ ₁₀</text:p>
          </table:table-cell>
          <table:table-cell table:style-name="Base06GreyBackground" office:value-type="string" calcext:value-type="string">
            <text:p>0,0̅4̅4̅1̅ ̅0̅1̅3̅2̅ ̅2̅0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23 ₁₀</text:p>
          </table:table-cell>
          <table:table-cell table:style-name="Base06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11,5 ₁₀</text:p>
          </table:table-cell>
          <table:table-cell table:style-name="Base06GreyBackground" office:value-type="string" calcext:value-type="string">
            <text:p>15,3 ₆</text:p>
          </table:table-cell>
          <table:table-cell table:style-name="Base10MiddleColumn" office:value-type="string" calcext:value-type="string">
            <text:p>7,6̅ ₁₀</text:p>
          </table:table-cell>
          <table:table-cell table:style-name="Base06" office:value-type="string" calcext:value-type="string">
            <text:p>1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0416̅ ₁₀</text:p>
          </table:table-cell>
          <table:table-cell table:style-name="Base06" office:value-type="string" calcext:value-type="string">
            <text:p>0,013 ₆</text:p>
          </table:table-cell>
          <table:table-cell table:style-name="Base10GreyBackgroundMiddleColumn" office:value-type="string" calcext:value-type="string">
            <text:p>0,083̅ ₁₀</text:p>
          </table:table-cell>
          <table:table-cell table:style-name="Base06GreyBackground" office:value-type="string" calcext:value-type="string">
            <text:p>0,03 ₆</text:p>
          </table:table-cell>
          <table:table-cell table:style-name="Base10Middle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04 ₁₀</text:p>
          </table:table-cell>
          <table:table-cell table:style-name="Base06GreyBackground" office:value-type="string" calcext:value-type="string">
            <text:p>0,0̅1̅2̅3̅ ̅5̅ ₆</text:p>
          </table:table-cell>
          <table:table-cell table:style-name="Base10MiddleColumn" office:value-type="string" calcext:value-type="string">
            <text:p>0,08 ₁₀</text:p>
          </table:table-cell>
          <table:table-cell table:style-name="Base06" office:value-type="string" calcext:value-type="string">
            <text:p>0,0̅2̅5̅1̅ ̅4̅ ₆</text:p>
          </table:table-cell>
          <table:table-cell table:style-name="Base10GreyBackgroundMiddleColumn" office:value-type="string" calcext:value-type="string">
            <text:p>0,12 ₁₀</text:p>
          </table:table-cell>
          <table:table-cell table:style-name="Base06GreyBackground" office:value-type="string" calcext:value-type="string">
            <text:p>0,0̅4̅1̅5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25 ₁₀</text:p>
          </table:table-cell>
          <table:table-cell table:style-name="Base06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12,5 ₁₀</text:p>
          </table:table-cell>
          <table:table-cell table:style-name="Base06GreyBackground" office:value-type="string" calcext:value-type="string">
            <text:p>20,3 ₆</text:p>
          </table:table-cell>
          <table:table-cell table:style-name="Base10MiddleColumn" office:value-type="string" calcext:value-type="string">
            <text:p>8,3̅ ₁₀</text:p>
          </table:table-cell>
          <table:table-cell table:style-name="Base06" office:value-type="string" calcext:value-type="string">
            <text:p>1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03̅8̅4̅ ̅6̅1̅5̅ ₁₀</text:p>
          </table:table-cell>
          <table:table-cell table:style-name="Base06" office:value-type="string" calcext:value-type="string">
            <text:p>0,01̅2̅1̅5̅ ̅0̅2̅4̅3̅ ̅4̅0̅5̅3̅ ₆</text:p>
          </table:table-cell>
          <table:table-cell table:style-name="Base10GreyBackgroundMiddleColumn" office:value-type="string" calcext:value-type="string">
            <text:p>0,0̅7̅6̅ ̅9̅2̅3̅ ₁₀</text:p>
          </table:table-cell>
          <table:table-cell table:style-name="Base06GreyBackground" office:value-type="string" calcext:value-type="string">
            <text:p>0,0̅2̅4̅3̅ ̅4̅0̅5̅3̅ ̅1̅2̅1̅5̅ ₆</text:p>
          </table:table-cell>
          <table:table-cell table:style-name="Base10MiddleColumn" office:value-type="string" calcext:value-type="string">
            <text:p>0,11̅5̅3̅ ̅8̅4̅6̅ ₁₀</text:p>
          </table:table-cell>
          <table:table-cell table:style-name="Base06" office:value-type="string" calcext:value-type="string">
            <text:p>0,04̅0̅5̅3̅ ̅1̅2̅1̅5̅ ̅0̅2̅4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6 ₁₀</text:p>
          </table:table-cell>
          <table:table-cell table:style-name="Base06GreyBackground" office:value-type="string" calcext:value-type="string">
            <text:p>42 ₆</text:p>
          </table:table-cell>
          <table:table-cell table:style-name="Base10MiddleColumn" office:value-type="string" calcext:value-type="string">
            <text:p>13 ₁₀</text:p>
          </table:table-cell>
          <table:table-cell table:style-name="Base06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8,6̅ ₁₀</text:p>
          </table:table-cell>
          <table:table-cell table:style-name="Base06GreyBackground" office:value-type="string" calcext:value-type="string">
            <text:p>1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0̅3̅7̅ ₁₀</text:p>
          </table:table-cell>
          <table:table-cell table:style-name="Base06GreyBackground" office:value-type="string" calcext:value-type="string">
            <text:p>0,012 ₆</text:p>
          </table:table-cell>
          <table:table-cell table:style-name="Base10MiddleColumn" office:value-type="string" calcext:value-type="string">
            <text:p>0,0̅7̅4̅ ₁₀</text:p>
          </table:table-cell>
          <table:table-cell table:style-name="Base06" office:value-type="string" calcext:value-type="string">
            <text:p>0,024 ₆</text:p>
          </table:table-cell>
          <table:table-cell table:style-name="Base10GreyBackgroundMiddle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27 ₁₀</text:p>
          </table:table-cell>
          <table:table-cell table:style-name="Base06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13,5 ₁₀</text:p>
          </table:table-cell>
          <table:table-cell table:style-name="Base06GreyBackground" office:value-type="string" calcext:value-type="string">
            <text:p>21,3 ₆</text:p>
          </table:table-cell>
          <table:table-cell table:style-name="Base10Middle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035̅7̅1̅ ̅4̅2̅8̅ ₁₀</text:p>
          </table:table-cell>
          <table:table-cell table:style-name="Base06" office:value-type="string" calcext:value-type="string">
            <text:p>0,011̅4̅ ₆</text:p>
          </table:table-cell>
          <table:table-cell table:style-name="Base10GreyBackgroundMiddleColumn" office:value-type="string" calcext:value-type="string">
            <text:p>0,07̅1̅4̅ ̅2̅8̅5̅ ̅7̅1̅4̅ ̅2̅8̅5̅ ̅7̅1̅4̅ ̅2̅8̅5̅ ₁₀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10MiddleColumn" office:value-type="string" calcext:value-type="string">
            <text:p>0,107̅1̅4̅ ̅2̅8̅5̅ ₁₀</text:p>
          </table:table-cell>
          <table:table-cell table:style-name="Base06" office:value-type="string" calcext:value-type="string">
            <text:p>0,03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9,3̅ ₁₀</text:p>
          </table:table-cell>
          <table:table-cell table:style-name="Base06GreyBackground" office:value-type="string" calcext:value-type="string">
            <text:p>1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0̅3̅4̅ ̅4̅8̅2̅ ̅7̅5̅8̅ ̅6̅2̅0̅ ̅6̅8̅9̅ ̅6̅5̅5̅ ̅1̅7̅2̅ ̅4̅1̅3̅ ̅7̅9̅3̅ ̅1̅ ₁₀</text:p>
          </table:table-cell>
          <table:table-cell table:style-name="Base06GreyBackground" office:value-type="string" calcext:value-type="string">
            <text:p>0,0̅1̅1̅2̅ ̅4̅0̅4̅5̅ ̅4̅4̅3̅1̅ ̅5̅1̅ ₆</text:p>
          </table:table-cell>
          <table:table-cell table:style-name="Base10MiddleColumn" office:value-type="string" calcext:value-type="string">
            <text:p>0,0̅6̅8̅ ̅9̅6̅5̅ ̅5̅1̅7̅ ̅2̅4̅1̅ ̅3̅7̅9̅ ̅3̅1̅0̅ ̅3̅4̅4̅ ̅8̅2̅7̅ ̅5̅8̅6̅ ̅2̅ ₁₀</text:p>
          </table:table-cell>
          <table:table-cell table:style-name="Base06" office:value-type="string" calcext:value-type="string">
            <text:p>0,0̅2̅2̅5̅ ̅2̅1̅3̅5̅ ̅3̅3̅0̅3̅ ̅4̅2̅ ₆</text:p>
          </table:table-cell>
          <table:table-cell table:style-name="Base10GreyBackgroundMiddleColumn" office:value-type="string" calcext:value-type="string">
            <text:p>0,1̅0̅3̅ ̅4̅4̅8̅ ̅2̅7̅5̅ ̅8̅6̅2̅ ̅0̅6̅8̅ ̅9̅6̅5̅ ̅5̅1̅7̅ ̅2̅4̅1̅ ̅3̅7̅9̅ ̅3̅ ₁₀</text:p>
          </table:table-cell>
          <table:table-cell table:style-name="Base06GreyBackground" office:value-type="string" calcext:value-type="string">
            <text:p>0,0̅3̅4̅2̅ ̅0̅2̅2̅5̅ ̅2̅1̅3̅5̅ ̅3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29 ₁₀</text:p>
          </table:table-cell>
          <table:table-cell table:style-name="Base06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14,5 ₁₀</text:p>
          </table:table-cell>
          <table:table-cell table:style-name="Base06GreyBackground" office:value-type="string" calcext:value-type="string">
            <text:p>22,3 ₆</text:p>
          </table:table-cell>
          <table:table-cell table:style-name="Base10MiddleColumn" office:value-type="string" calcext:value-type="string">
            <text:p>9,6̅ ₁₀</text:p>
          </table:table-cell>
          <table:table-cell table:style-name="Base06" office:value-type="string" calcext:value-type="string">
            <text:p>13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03̅ ₁₀</text:p>
          </table:table-cell>
          <table:table-cell table:style-name="Base06" office:value-type="string" calcext:value-type="string">
            <text:p>0,01̅ ₆</text:p>
          </table:table-cell>
          <table:table-cell table:style-name="Base10GreyBackgroundMiddleColumn" office:value-type="string" calcext:value-type="string">
            <text:p>0,06̅ ₁₀</text:p>
          </table:table-cell>
          <table:table-cell table:style-name="Base06GreyBackground" office:value-type="string" calcext:value-type="string">
            <text:p>0,02̅ ₆</text:p>
          </table:table-cell>
          <table:table-cell table:style-name="Base10MiddleColumn" office:value-type="string" calcext:value-type="string">
            <text:p>0,1 ₁₀</text:p>
          </table:table-cell>
          <table:table-cell table:style-name="Base06" office:value-type="string" calcext:value-type="string">
            <text:p>0,0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0 ₁₀</text:p>
          </table:table-cell>
          <table:table-cell table:style-name="Base06GreyBackground" office:value-type="string" calcext:value-type="string">
            <text:p>50 ₆</text:p>
          </table:table-cell>
          <table:table-cell table:style-name="Base10MiddleColumn" office:value-type="string" calcext:value-type="string">
            <text:p>15 ₁₀</text:p>
          </table:table-cell>
          <table:table-cell table:style-name="Base06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0̅3̅2̅ ̅2̅5̅8̅ ̅0̅6̅4̅ ̅5̅1̅6̅ ̅1̅2̅9̅ ₁₀</text:p>
          </table:table-cell>
          <table:table-cell table:style-name="Base06GreyBackground" office:value-type="string" calcext:value-type="string">
            <text:p>0,0̅1̅0̅5̅ ̅4̅5̅ ₆</text:p>
          </table:table-cell>
          <table:table-cell table:style-name="Base10MiddleColumn" office:value-type="string" calcext:value-type="string">
            <text:p>0,0̅6̅4̅ ̅5̅1̅6̅ ̅1̅2̅9̅ ̅0̅3̅2̅ ̅2̅5̅8̅ ₁₀</text:p>
          </table:table-cell>
          <table:table-cell table:style-name="Base06" office:value-type="string" calcext:value-type="string">
            <text:p>0,0̅2̅1̅5̅ ̅3̅4̅ ₆</text:p>
          </table:table-cell>
          <table:table-cell table:style-name="Base10GreyBackgroundMiddleColumn" office:value-type="string" calcext:value-type="string">
            <text:p>0,0̅9̅6̅ ̅7̅7̅4̅ ̅1̅9̅3̅ ̅5̅4̅8̅ ̅3̅8̅7̅ ₁₀</text:p>
          </table:table-cell>
          <table:table-cell table:style-name="Base06GreyBackground" office:value-type="string" calcext:value-type="string">
            <text:p>0,0̅3̅2̅5̅ ̅2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31 ₁₀</text:p>
          </table:table-cell>
          <table:table-cell table:style-name="Base06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15,5 ₁₀</text:p>
          </table:table-cell>
          <table:table-cell table:style-name="Base06GreyBackground" office:value-type="string" calcext:value-type="string">
            <text:p>23,3 ₆</text:p>
          </table:table-cell>
          <table:table-cell table:style-name="Base10MiddleColumn" office:value-type="string" calcext:value-type="string">
            <text:p>10,3̅ ₁₀</text:p>
          </table:table-cell>
          <table:table-cell table:style-name="Base06" office:value-type="string" calcext:value-type="string">
            <text:p>14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03125 ₁₀</text:p>
          </table:table-cell>
          <table:table-cell table:style-name="Base06" office:value-type="string" calcext:value-type="string">
            <text:p>0,01043 ₆</text:p>
          </table:table-cell>
          <table:table-cell table:style-name="Base10GreyBackgroundMiddleColumn" office:value-type="string" calcext:value-type="string">
            <text:p>0,0625 ₁₀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10MiddleColumn" office:value-type="string" calcext:value-type="string">
            <text:p>0,09375 ₁₀</text:p>
          </table:table-cell>
          <table:table-cell table:style-name="Base06" office:value-type="string" calcext:value-type="string">
            <text:p>0,03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0,6̅ ₁₀</text:p>
          </table:table-cell>
          <table:table-cell table:style-name="Base06GreyBackground" office:value-type="string" calcext:value-type="string">
            <text:p>14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0̅3̅ ₁₀</text:p>
          </table:table-cell>
          <table:table-cell table:style-name="Base06GreyBackground" office:value-type="string" calcext:value-type="string">
            <text:p>0,01̅0̅3̅1̅ ̅3̅4̅5̅2̅ ̅4̅2̅ ₆</text:p>
          </table:table-cell>
          <table:table-cell table:style-name="Base10MiddleColumn" office:value-type="string" calcext:value-type="string">
            <text:p>0,0̅6̅ ₁₀</text:p>
          </table:table-cell>
          <table:table-cell table:style-name="Base06" office:value-type="string" calcext:value-type="string">
            <text:p>0,02̅1̅0̅3̅ ̅1̅3̅4̅5̅ ̅2̅4̅ ₆</text:p>
          </table:table-cell>
          <table:table-cell table:style-name="Base10GreyBackgroundMiddleColumn" office:value-type="string" calcext:value-type="string">
            <text:p>0,0̅9̅ ₁₀</text:p>
          </table:table-cell>
          <table:table-cell table:style-name="Base06GreyBackground" office:value-type="string" calcext:value-type="string">
            <text:p>0,0̅3̅1̅3̅ ̅4̅5̅2̅4̅ ̅2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33 ₁₀</text:p>
          </table:table-cell>
          <table:table-cell table:style-name="Base06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16,5 ₁₀</text:p>
          </table:table-cell>
          <table:table-cell table:style-name="Base06GreyBackground" office:value-type="string" calcext:value-type="string">
            <text:p>24,3 ₆</text:p>
          </table:table-cell>
          <table:table-cell table:style-name="Base10MiddleColumn" office:value-type="string" calcext:value-type="string">
            <text:p>11 ₁₀</text:p>
          </table:table-cell>
          <table:table-cell table:style-name="Base06" office:value-type="string" calcext:value-type="string">
            <text:p>1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02̅9̅4̅ ̅1̅1̅7̅ ̅6̅4̅7̅ ̅0̅5̅8̅ ̅8̅2̅3̅ ̅5̅ ₁₀</text:p>
          </table:table-cell>
          <table:table-cell table:style-name="Base06" office:value-type="string" calcext:value-type="string">
            <text:p>0,01̅0̅2̅0̅ ̅4̅1̅2̅2̅ ̅4̅5̅3̅5̅ ̅1̅4̅3̅3̅ ₆</text:p>
          </table:table-cell>
          <table:table-cell table:style-name="Base10GreyBackgroundMiddleColumn" office:value-type="string" calcext:value-type="string">
            <text:p>0,0̅5̅8̅ ̅8̅2̅3̅ ̅5̅2̅9̅ ̅4̅1̅1̅ ̅7̅6̅4̅ ̅7̅ ₁₀</text:p>
          </table:table-cell>
          <table:table-cell table:style-name="Base06GreyBackground" office:value-type="string" calcext:value-type="string">
            <text:p>0,0̅2̅0̅4̅ ̅1̅2̅2̅4̅ ̅5̅3̅5̅1̅ ̅4̅3̅3̅1̅ ₆</text:p>
          </table:table-cell>
          <table:table-cell table:style-name="Base10MiddleColumn" office:value-type="string" calcext:value-type="string">
            <text:p>0,08̅8̅2̅ ̅3̅5̅2̅ ̅9̅4̅1̅ ̅1̅7̅6̅ ̅4̅7̅0̅ ̅5̅ ₁₀</text:p>
          </table:table-cell>
          <table:table-cell table:style-name="Base06" office:value-type="string" calcext:value-type="string">
            <text:p>0,03̅1̅0̅2̅ ̅0̅4̅1̅2̅ ̅2̅4̅5̅3̅ ̅5̅1̅4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4 ₁₀</text:p>
          </table:table-cell>
          <table:table-cell table:style-name="Base06GreyBackground" office:value-type="string" calcext:value-type="string">
            <text:p>54 ₆</text:p>
          </table:table-cell>
          <table:table-cell table:style-name="Base10MiddleColumn" office:value-type="string" calcext:value-type="string">
            <text:p>17 ₁₀</text:p>
          </table:table-cell>
          <table:table-cell table:style-name="Base06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11,3̅ ₁₀</text:p>
          </table:table-cell>
          <table:table-cell table:style-name="Base06GreyBackground" office:value-type="string" calcext:value-type="string">
            <text:p>15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02̅8̅5̅ ̅7̅1̅4̅ ₁₀</text:p>
          </table:table-cell>
          <table:table-cell table:style-name="Base06GreyBackground" office:value-type="string" calcext:value-type="string">
            <text:p>0,0̅1̅ ₆</text:p>
          </table:table-cell>
          <table:table-cell table:style-name="Base10MiddleColumn" office:value-type="string" calcext:value-type="string">
            <text:p>0,05̅7̅1̅ ̅4̅2̅8̅ ̅5̅7̅1̅ ̅4̅2̅8̅ ̅5̅7̅1̅ ̅4̅2̅8̅ ₁₀</text:p>
          </table:table-cell>
          <table:table-cell table:style-name="Base06" office:value-type="string" calcext:value-type="string">
            <text:p>0,0̅2̅ ₆</text:p>
          </table:table-cell>
          <table:table-cell table:style-name="Base10GreyBackgroundMiddleColumn" office:value-type="string" calcext:value-type="string">
            <text:p>0,08̅5̅7̅ ̅1̅4̅2̅ ̅8̅5̅7̅ ̅1̅4̅2̅ ̅8̅5̅7̅ ̅1̅4̅2̅ ₁₀</text:p>
          </table:table-cell>
          <table:table-cell table:style-name="Base06GreyBackground" office:value-type="string" calcext:value-type="string">
            <text:p>0,0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35 ₁₀</text:p>
          </table:table-cell>
          <table:table-cell table:style-name="Base06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17,5 ₁₀</text:p>
          </table:table-cell>
          <table:table-cell table:style-name="Base06GreyBackground" office:value-type="string" calcext:value-type="string">
            <text:p>25,3 ₆</text:p>
          </table:table-cell>
          <table:table-cell table:style-name="Base10MiddleColumn" office:value-type="string" calcext:value-type="string">
            <text:p>11,6̅ ₁₀</text:p>
          </table:table-cell>
          <table:table-cell table:style-name="Base06" office:value-type="string" calcext:value-type="string">
            <text:p>15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027̅ ₁₀</text:p>
          </table:table-cell>
          <table:table-cell table:style-name="Base06" office:value-type="string" calcext:value-type="string">
            <text:p>0,01 ₆</text:p>
          </table:table-cell>
          <table:table-cell table:style-name="Base10GreyBackgroundMiddleColumn" office:value-type="string" calcext:value-type="string">
            <text:p>0,05̅ ₁₀</text:p>
          </table:table-cell>
          <table:table-cell table:style-name="Base06GreyBackground" office:value-type="string" calcext:value-type="string">
            <text:p>0,02 ₆</text:p>
          </table:table-cell>
          <table:table-cell table:style-name="Base10MiddleColumn" office:value-type="string" calcext:value-type="string">
            <text:p>0,083̅ ₁₀</text:p>
          </table:table-cell>
          <table:table-cell table:style-name="Base06" office:value-type="string" calcext:value-type="string">
            <text:p>0,0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number-columns-repeated="3"/>
          <table:table-cell table:style-name="Base10ColumnTitle" office:value-type="string" calcext:value-type="string">
            <text:p>4 ₁₀</text:p>
          </table:table-cell>
          <table:table-cell table:style-name="Base06ColumnTitle" office:value-type="string" calcext:value-type="string">
            <text:p>4 ₆</text:p>
          </table:table-cell>
          <table:table-cell table:style-name="Base10GreyBackgroundColumnTitle" office:value-type="string" calcext:value-type="string">
            <text:p>5 ₁₀</text:p>
          </table:table-cell>
          <table:table-cell table:style-name="Base06GreyBackgroundColumnTitle" office:value-type="string" calcext:value-type="string">
            <text:p>5 ₆</text:p>
          </table:table-cell>
          <table:table-cell table:style-name="Base10ColumnTitle" office:value-type="string" calcext:value-type="string">
            <text:p>6 ₁₀</text:p>
          </table:table-cell>
          <table:table-cell table:style-name="Base06ColumnTitle" office:value-type="string" calcext:value-type="string">
            <text:p>1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 table:style-name="Base10Middle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3̅6̅ ₁₀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10GreyBackgroundMiddleColumn" office:value-type="string" calcext:value-type="string">
            <text:p>0,4̅5̅ ₁₀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10MiddleColumn" office:value-type="string" calcext:value-type="string">
            <text:p>0,5̅4̅5̅ ̅4̅5̅4̅ ̅5̅4̅ ₁₀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,75 ₁₀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10MiddleColumn" office:value-type="string" calcext:value-type="string">
            <text:p>2,2 ₁₀</text:p>
          </table:table-cell>
          <table:table-cell table:style-name="Base06" office:value-type="string" calcext:value-type="string">
            <text:p>2,1̅ ₆</text:p>
          </table:table-cell>
          <table:table-cell table:style-name="Base10GreyBackgroundMiddleColumn" office:value-type="string" calcext:value-type="string">
            <text:p>1,83̅ ₁₀</text:p>
          </table:table-cell>
          <table:table-cell table:style-name="Base06GreyBackground" office:value-type="string" calcext:value-type="string">
            <text:p>1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416̅ ₁₀</text:p>
          </table:table-cell>
          <table:table-cell table:style-name="Base06" office:value-type="string" calcext:value-type="string">
            <text:p>0,2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4 ₁₀</text:p>
          </table:table-cell>
          <table:table-cell table:style-name="Base06GreyBackground" office:value-type="string" calcext:value-type="string">
            <text:p>2,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3̅0̅7̅ ̅6̅9̅2̅ ₁₀</text:p>
          </table:table-cell>
          <table:table-cell table:style-name="Base06" office:value-type="string" calcext:value-type="string">
            <text:p>0,1̅5̅0̅2̅ ̅4̅3̅4̅0̅ ̅5̅3̅1̅2̅ ₆</text:p>
          </table:table-cell>
          <table:table-cell table:style-name="Base10GreyBackgroundMiddleColumn" office:value-type="string" calcext:value-type="string">
            <text:p>0,3̅8̅4̅ ̅6̅1̅5̅ ₁₀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10MiddleColumn" office:value-type="string" calcext:value-type="string">
            <text:p>0,4̅6̅1̅ ̅5̅3̅8̅ ₁₀</text:p>
          </table:table-cell>
          <table:table-cell table:style-name="Base06" office:value-type="string" calcext:value-type="string">
            <text:p>0,2̅4̅3̅4̅ ̅0̅5̅3̅1̅ ̅2̅1̅5̅0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3,25 ₁₀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10MiddleColumn" office:value-type="string" calcext:value-type="string">
            <text:p>2,6 ₁₀</text:p>
          </table:table-cell>
          <table:table-cell table:style-name="Base06" office:value-type="string" calcext:value-type="string">
            <text:p>2,3̅ ₆</text:p>
          </table:table-cell>
          <table:table-cell table:style-name="Base10GreyBackgroundMiddleColumn" office:value-type="string" calcext:value-type="string">
            <text:p>2,16̅ ₁₀</text:p>
          </table:table-cell>
          <table:table-cell table:style-name="Base06GreyBackground" office:value-type="string" calcext:value-type="string">
            <text:p>2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35̅7̅1̅ ̅4̅2̅8̅ ₁₀</text:p>
          </table:table-cell>
          <table:table-cell table:style-name="Base06" office:value-type="string" calcext:value-type="string">
            <text:p>0,20̅5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2,8 ₁₀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26̅ ₁₀</text:p>
          </table:table-cell>
          <table:table-cell table:style-name="Base06" office:value-type="string" calcext:value-type="string">
            <text:p>0,13̅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3,75 ₁₀</text:p>
          </table:table-cell>
          <table:table-cell table:style-name="Base06GreyBackground" office:value-type="string" calcext:value-type="string">
            <text:p>3,4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3125 ₁₀</text:p>
          </table:table-cell>
          <table:table-cell table:style-name="Base06" office:value-type="string" calcext:value-type="string">
            <text:p>0,1513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3,2 ₁₀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2̅3̅5̅ ̅2̅9̅4̅ ̅1̅1̅7̅ ̅6̅4̅7̅ ̅0̅5̅8̅ ̅8̅ ₁₀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10GreyBackgroundMiddleColumn" office:value-type="string" calcext:value-type="string">
            <text:p>0,2̅9̅4̅ ̅1̅1̅7̅ ̅6̅4̅7̅ ̅0̅5̅8̅ ̅8̅2̅3̅ ̅5̅ ₁₀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10MiddleColumn" office:value-type="string" calcext:value-type="string">
            <text:p>0,3̅5̅2̅ ̅9̅4̅1̅ ̅1̅7̅6̅ ̅4̅7̅0̅ ̅5̅8̅8̅ ̅2̅ ₁₀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4,25 ₁₀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10MiddleColumn" office:value-type="string" calcext:value-type="string">
            <text:p>3,4 ₁₀</text:p>
          </table:table-cell>
          <table:table-cell table:style-name="Base06" office:value-type="string" calcext:value-type="string">
            <text:p>3,2̅ ₆</text:p>
          </table:table-cell>
          <table:table-cell table:style-name="Base10GreyBackgroundMiddleColumn" office:value-type="string" calcext:value-type="string">
            <text:p>2,83̅ ₁₀</text:p>
          </table:table-cell>
          <table:table-cell table:style-name="Base06GreyBackground" office:value-type="string" calcext:value-type="string">
            <text:p>2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10MiddleColumn" office:value-type="string" calcext:value-type="string">
            <text:p>0,27̅ ₁₀</text:p>
          </table:table-cell>
          <table:table-cell table:style-name="Base06" office:value-type="string" calcext:value-type="string">
            <text:p>0,14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 table:style-name="Base10GreyBackgroundMiddleColumn" office:value-type="string" calcext:value-type="string">
            <text:p>3,6 ₁₀</text:p>
          </table:table-cell>
          <table:table-cell table:style-name="Base06GreyBackground" office:value-type="string" calcext:value-type="string">
            <text:p>3,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2̅1̅0̅ ̅5̅2̅6̅ ̅3̅1̅5̅ ̅7̅8̅9̅ ̅4̅7̅3̅ ̅6̅8̅4̅ ₁₀</text:p>
          </table:table-cell>
          <table:table-cell table:style-name="Base06" office:value-type="string" calcext:value-type="string">
            <text:p>0,1̅1̅3̅2̅ ̅5̅0̅1̅5̅ ̅2̅ ₆</text:p>
          </table:table-cell>
          <table:table-cell table:style-name="Base10GreyBackgroundMiddleColumn" office:value-type="string" calcext:value-type="string">
            <text:p>0,2̅6̅3̅ ̅1̅5̅7̅ ̅8̅9̅4̅ ̅7̅3̅6̅ ̅8̅4̅2̅ ̅1̅0̅5̅ ₁₀</text:p>
          </table:table-cell>
          <table:table-cell table:style-name="Base06GreyBackground" office:value-type="string" calcext:value-type="string">
            <text:p>0,1̅3̅2̅5̅ ̅0̅1̅5̅2̅ ̅1̅ ₆</text:p>
          </table:table-cell>
          <table:table-cell table:style-name="Base10MiddleColumn" office:value-type="string" calcext:value-type="string">
            <text:p>0,3̅1̅5̅ ̅7̅8̅9̅ ̅4̅7̅3̅ ̅6̅8̅4̅ ̅2̅1̅0̅ ̅5̅2̅6̅ ₁₀</text:p>
          </table:table-cell>
          <table:table-cell table:style-name="Base06" office:value-type="string" calcext:value-type="string">
            <text:p>0,1̅5̅2̅1̅ ̅1̅3̅2̅5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4,75 ₁₀</text:p>
          </table:table-cell>
          <table:table-cell table:style-name="Base06GreyBackground" office:value-type="string" calcext:value-type="string">
            <text:p>4,43 ₆</text:p>
          </table:table-cell>
          <table:table-cell table:style-name="Base10MiddleColumn" office:value-type="string" calcext:value-type="string">
            <text:p>3,8 ₁₀</text:p>
          </table:table-cell>
          <table:table-cell table:style-name="Base06" office:value-type="string" calcext:value-type="string">
            <text:p>3,4̅ ₆</text:p>
          </table:table-cell>
          <table:table-cell table:style-name="Base10GreyBackgroundMiddleColumn" office:value-type="string" calcext:value-type="string">
            <text:p>3,16̅ ₁₀</text:p>
          </table:table-cell>
          <table:table-cell table:style-name="Base06GreyBackground" office:value-type="string" calcext:value-type="string">
            <text:p>3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3 ₁₀</text:p>
          </table:table-cell>
          <table:table-cell table:style-name="Base06GreyBackground" office:value-type="string" calcext:value-type="string">
            <text:p>0,1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,3̅ ₁₀</text:p>
          </table:table-cell>
          <table:table-cell table:style-name="Base06" office:value-type="string" calcext:value-type="string">
            <text:p>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1̅9̅0̅ ̅4̅7̅6̅ ₁₀</text:p>
          </table:table-cell>
          <table:table-cell table:style-name="Base06" office:value-type="string" calcext:value-type="string">
            <text:p>0,10̅5̅ ₆</text:p>
          </table:table-cell>
          <table:table-cell table:style-name="Base10GreyBackgroundMiddleColumn" office:value-type="string" calcext:value-type="string">
            <text:p>0,2̅3̅8̅ ̅0̅9̅5̅ ₁₀</text:p>
          </table:table-cell>
          <table:table-cell table:style-name="Base06GreyBackground" office:value-type="string" calcext:value-type="string">
            <text:p>0,12̅3̅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5,25 ₁₀</text:p>
          </table:table-cell>
          <table:table-cell table:style-name="Base06GreyBackground" office:value-type="string" calcext:value-type="string">
            <text:p>5,13 ₆</text:p>
          </table:table-cell>
          <table:table-cell table:style-name="Base10MiddleColumn" office:value-type="string" calcext:value-type="string">
            <text:p>4,2 ₁₀</text:p>
          </table:table-cell>
          <table:table-cell table:style-name="Base06" office:value-type="string" calcext:value-type="string">
            <text:p>4,1̅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1̅8̅ ₁₀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10MiddleColumn" office:value-type="string" calcext:value-type="string">
            <text:p>0,22̅7̅ ₁₀</text:p>
          </table:table-cell>
          <table:table-cell table:style-name="Base06" office:value-type="string" calcext:value-type="string">
            <text:p>0,12̅1̅0̅3̅ ̅1̅3̅4̅5̅ ̅2̅4̅ ₆</text:p>
          </table:table-cell>
          <table:table-cell table:style-name="Base10GreyBackgroundMiddleColumn" office:value-type="string" calcext:value-type="string">
            <text:p>0,2̅7̅ ₁₀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5,5 ₁₀</text:p>
          </table:table-cell>
          <table:table-cell table:style-name="Base06" office:value-type="string" calcext:value-type="string">
            <text:p>5,3 ₆</text:p>
          </table:table-cell>
          <table:table-cell table:style-name="Base10GreyBackgroundMiddleColumn" office:value-type="string" calcext:value-type="string">
            <text:p>4,4 ₁₀</text:p>
          </table:table-cell>
          <table:table-cell table:style-name="Base06GreyBackground" office:value-type="string" calcext:value-type="string">
            <text:p>4,2̅ ₆</text:p>
          </table:table-cell>
          <table:table-cell table:style-name="Base10MiddleColumn" office:value-type="string" calcext:value-type="string">
            <text:p>3,6̅ ₁₀</text:p>
          </table:table-cell>
          <table:table-cell table:style-name="Base06" office:value-type="string" calcext:value-type="string">
            <text:p>3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1̅7̅3̅ ̅9̅1̅3̅ ̅0̅4̅3̅ ̅4̅7̅8̅ ̅2̅6̅0̅ ̅8̅6̅9̅ ̅5̅6̅5̅ ̅2̅ ₁₀</text:p>
          </table:table-cell>
          <table:table-cell table:style-name="Base06" office:value-type="string" calcext:value-type="string">
            <text:p>0,1̅0̅1̅3̅ ̅2̅2̅0̅3̅ ̅0̅4̅4̅ ₆</text:p>
          </table:table-cell>
          <table:table-cell table:style-name="Base10GreyBackgroundMiddleColumn" office:value-type="string" calcext:value-type="string">
            <text:p>0,2̅1̅7̅ ̅3̅9̅1̅ ̅3̅0̅4̅ ̅3̅4̅7̅ ̅8̅2̅6̅ ̅0̅8̅6̅ ̅9̅5̅6̅ ̅5̅ ₁₀</text:p>
          </table:table-cell>
          <table:table-cell table:style-name="Base06GreyBackground" office:value-type="string" calcext:value-type="string">
            <text:p>0,1̅1̅4̅5̅ ̅4̅2̅3̅3̅ ̅5̅2̅5̅ ₆</text:p>
          </table:table-cell>
          <table:table-cell table:style-name="Base10MiddleColumn" office:value-type="string" calcext:value-type="string">
            <text:p>0,2̅6̅0̅ ̅8̅6̅9̅ ̅5̅6̅5̅ ̅2̅1̅7̅ ̅3̅9̅1̅ ̅3̅0̅4̅ ̅3̅4̅7̅ ̅8̅ ₁₀</text:p>
          </table:table-cell>
          <table:table-cell table:style-name="Base06" office:value-type="string" calcext:value-type="string">
            <text:p>0,1̅3̅2̅2̅ ̅0̅3̅0̅4̅ ̅4̅1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5,75 ₁₀</text:p>
          </table:table-cell>
          <table:table-cell table:style-name="Base06GreyBackground" office:value-type="string" calcext:value-type="string">
            <text:p>5,43 ₆</text:p>
          </table:table-cell>
          <table:table-cell table:style-name="Base10MiddleColumn" office:value-type="string" calcext:value-type="string">
            <text:p>4,6 ₁₀</text:p>
          </table:table-cell>
          <table:table-cell table:style-name="Base06" office:value-type="string" calcext:value-type="string">
            <text:p>4,3̅ ₆</text:p>
          </table:table-cell>
          <table:table-cell table:style-name="Base10GreyBackgroundMiddleColumn" office:value-type="string" calcext:value-type="string">
            <text:p>3,83̅ ₁₀</text:p>
          </table:table-cell>
          <table:table-cell table:style-name="Base06GreyBackground" office:value-type="string" calcext:value-type="string">
            <text:p>3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style-name="Base10MiddleColumn" office:value-type="string" calcext:value-type="string">
            <text:p>0,2083̅ ₁₀</text:p>
          </table:table-cell>
          <table:table-cell table:style-name="Base06" office:value-type="string" calcext:value-type="string">
            <text:p>0,113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,8 ₁₀</text:p>
          </table:table-cell>
          <table:table-cell table:style-name="Base06GreyBackground" office:value-type="string" calcext:value-type="string">
            <text:p>4,4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16 ₁₀</text:p>
          </table:table-cell>
          <table:table-cell table:style-name="Base06" office:value-type="string" calcext:value-type="string">
            <text:p>0,0̅5̅4̅3̅ ̅2̅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24 ₁₀</text:p>
          </table:table-cell>
          <table:table-cell table:style-name="Base06" office:value-type="string" calcext:value-type="string">
            <text:p>0,1̅2̅3̅5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6,25 ₁₀</text:p>
          </table:table-cell>
          <table:table-cell table:style-name="Base06GreyBackground" office:value-type="string" calcext:value-type="string">
            <text:p>10,13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,16̅ ₁₀</text:p>
          </table:table-cell>
          <table:table-cell table:style-name="Base06GreyBackground" office:value-type="string" calcext:value-type="string">
            <text:p>4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1̅5̅3̅ ̅8̅4̅6̅ ₁₀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10MiddleColumn" office:value-type="string" calcext:value-type="string">
            <text:p>0,19̅2̅3̅ ̅0̅7̅6̅ ₁₀</text:p>
          </table:table-cell>
          <table:table-cell table:style-name="Base06" office:value-type="string" calcext:value-type="string">
            <text:p>0,10̅5̅3̅1̅ ̅2̅1̅5̅0̅ ̅2̅4̅3̅4̅ ₆</text:p>
          </table:table-cell>
          <table:table-cell table:style-name="Base10GreyBackgroundMiddleColumn" office:value-type="string" calcext:value-type="string">
            <text:p>0,2̅3̅0̅ ̅7̅6̅9̅ ₁₀</text:p>
          </table:table-cell>
          <table:table-cell table:style-name="Base06GreyBackground" office:value-type="string" calcext:value-type="string">
            <text:p>0,1̅2̅1̅5̅ ̅0̅2̅4̅3̅ ̅4̅0̅5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6,5 ₁₀</text:p>
          </table:table-cell>
          <table:table-cell table:style-name="Base06" office:value-type="string" calcext:value-type="string">
            <text:p>10,3 ₆</text:p>
          </table:table-cell>
          <table:table-cell table:style-name="Base10GreyBackgroundMiddleColumn" office:value-type="string" calcext:value-type="string">
            <text:p>5,2 ₁₀</text:p>
          </table:table-cell>
          <table:table-cell table:style-name="Base06GreyBackground" office:value-type="string" calcext:value-type="string">
            <text:p>5,1̅ ₆</text:p>
          </table:table-cell>
          <table:table-cell table:style-name="Base10MiddleColumn" office:value-type="string" calcext:value-type="string">
            <text:p>4,3̅ ₁₀</text:p>
          </table:table-cell>
          <table:table-cell table:style-name="Base06" office:value-type="string" calcext:value-type="string">
            <text:p>4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1̅4̅8̅ ₁₀</text:p>
          </table:table-cell>
          <table:table-cell table:style-name="Base06" office:value-type="string" calcext:value-type="string">
            <text:p>0,052 ₆</text:p>
          </table:table-cell>
          <table:table-cell table:style-name="Base10GreyBackgroundMiddleColumn" office:value-type="string" calcext:value-type="string">
            <text:p>0,1̅8̅5̅ ₁₀</text:p>
          </table:table-cell>
          <table:table-cell table:style-name="Base06GreyBackground" office:value-type="string" calcext:value-type="string">
            <text:p>0,104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6,75 ₁₀</text:p>
          </table:table-cell>
          <table:table-cell table:style-name="Base06GreyBackground" office:value-type="string" calcext:value-type="string">
            <text:p>10,43 ₆</text:p>
          </table:table-cell>
          <table:table-cell table:style-name="Base10MiddleColumn" office:value-type="string" calcext:value-type="string">
            <text:p>5,4 ₁₀</text:p>
          </table:table-cell>
          <table:table-cell table:style-name="Base06" office:value-type="string" calcext:value-type="string">
            <text:p>5,2̅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178̅5̅7̅ ̅1̅4̅2̅ ₁₀</text:p>
          </table:table-cell>
          <table:table-cell table:style-name="Base06" office:value-type="string" calcext:value-type="string">
            <text:p>0,102̅3̅ ₆</text:p>
          </table:table-cell>
          <table:table-cell table:style-name="Base10GreyBackgroundMiddleColumn" office:value-type="string" calcext:value-type="string">
            <text:p>0,21̅4̅2̅ ̅8̅5̅7̅ ₁₀</text:p>
          </table:table-cell>
          <table:table-cell table:style-name="Base06GreyBackground" office:value-type="string" calcext:value-type="string">
            <text:p>0,1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5,6 ₁₀</text:p>
          </table:table-cell>
          <table:table-cell table:style-name="Base06GreyBackground" office:value-type="string" calcext:value-type="string">
            <text:p>5,3̅ ₆</text:p>
          </table:table-cell>
          <table:table-cell table:style-name="Base10MiddleColumn" office:value-type="string" calcext:value-type="string">
            <text:p>4,6̅ ₁₀</text:p>
          </table:table-cell>
          <table:table-cell table:style-name="Base06" office:value-type="string" calcext:value-type="string">
            <text:p>4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1̅3̅7̅ ̅9̅3̅1̅ ̅0̅3̅4̅ ̅4̅8̅2̅ ̅7̅5̅8̅ ̅6̅2̅0̅ ̅6̅8̅9̅ ̅6̅5̅5̅ ̅1̅7̅2̅ ̅4̅ ₁₀</text:p>
          </table:table-cell>
          <table:table-cell table:style-name="Base06" office:value-type="string" calcext:value-type="string">
            <text:p>0,0̅4̅5̅4̅ ̅4̅3̅1̅5̅ ̅1̅0̅1̅1̅ ̅2̅4̅ ₆</text:p>
          </table:table-cell>
          <table:table-cell table:style-name="Base10GreyBackgroundMiddleColumn" office:value-type="string" calcext:value-type="string">
            <text:p>0,1̅7̅2̅ ̅4̅1̅3̅ ̅7̅9̅3̅ ̅1̅0̅3̅ ̅4̅4̅8̅ ̅2̅7̅5̅ ̅8̅6̅2̅ ̅0̅6̅8̅ ̅9̅6̅5̅ ̅5̅ ₁₀</text:p>
          </table:table-cell>
          <table:table-cell table:style-name="Base06GreyBackground" office:value-type="string" calcext:value-type="string">
            <text:p>0,1̅0̅1̅1̅ ̅2̅4̅0̅4̅ ̅5̅4̅4̅3̅ ̅1̅5̅ ₆</text:p>
          </table:table-cell>
          <table:table-cell table:style-name="Base10MiddleColumn" office:value-type="string" calcext:value-type="string">
            <text:p>0,2̅0̅6̅ ̅8̅9̅6̅ ̅5̅5̅1̅ ̅7̅2̅4̅ ̅1̅3̅7̅ ̅9̅3̅1̅ ̅0̅3̅4̅ ̅4̅8̅2̅ ̅7̅5̅8̅ ̅6̅ ₁₀</text:p>
          </table:table-cell>
          <table:table-cell table:style-name="Base06" office:value-type="string" calcext:value-type="string">
            <text:p>0,1̅1̅2̅4̅ ̅0̅4̅5̅4̅ ̅4̅3̅1̅5̅ ̅1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7,25 ₁₀</text:p>
          </table:table-cell>
          <table:table-cell table:style-name="Base06GreyBackground" office:value-type="string" calcext:value-type="string">
            <text:p>11,13 ₆</text:p>
          </table:table-cell>
          <table:table-cell table:style-name="Base10MiddleColumn" office:value-type="string" calcext:value-type="string">
            <text:p>5,8 ₁₀</text:p>
          </table:table-cell>
          <table:table-cell table:style-name="Base06" office:value-type="string" calcext:value-type="string">
            <text:p>5,4̅ ₆</text:p>
          </table:table-cell>
          <table:table-cell table:style-name="Base10GreyBackgroundMiddleColumn" office:value-type="string" calcext:value-type="string">
            <text:p>4,83̅ ₁₀</text:p>
          </table:table-cell>
          <table:table-cell table:style-name="Base06GreyBackground" office:value-type="string" calcext:value-type="string">
            <text:p>4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13̅ ₁₀</text:p>
          </table:table-cell>
          <table:table-cell table:style-name="Base06GreyBackground" office:value-type="string" calcext:value-type="string">
            <text:p>0,04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style-name="Base10GreyBackgroundMiddle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7,5 ₁₀</text:p>
          </table:table-cell>
          <table:table-cell table:style-name="Base06" office:value-type="string" calcext:value-type="string">
            <text:p>11,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1̅2̅9̅ ̅0̅3̅2̅ ̅2̅5̅8̅ ̅0̅6̅4̅ ̅5̅1̅6̅ ₁₀</text:p>
          </table:table-cell>
          <table:table-cell table:style-name="Base06" office:value-type="string" calcext:value-type="string">
            <text:p>0,0̅4̅3̅5̅ ̅1̅2̅ ₆</text:p>
          </table:table-cell>
          <table:table-cell table:style-name="Base10GreyBackgroundMiddleColumn" office:value-type="string" calcext:value-type="string">
            <text:p>0,1̅6̅1̅ ̅2̅9̅0̅ ̅3̅2̅2̅ ̅5̅8̅0̅ ̅6̅4̅5̅ ₁₀</text:p>
          </table:table-cell>
          <table:table-cell table:style-name="Base06GreyBackground" office:value-type="string" calcext:value-type="string">
            <text:p>0,0̅5̅4̅5̅ ̅0̅1̅ ₆</text:p>
          </table:table-cell>
          <table:table-cell table:style-name="Base10MiddleColumn" office:value-type="string" calcext:value-type="string">
            <text:p>0,1̅9̅3̅ ̅5̅4̅8̅ ̅3̅8̅7̅ ̅0̅9̅6̅ ̅7̅7̅4̅ ₁₀</text:p>
          </table:table-cell>
          <table:table-cell table:style-name="Base06" office:value-type="string" calcext:value-type="string">
            <text:p>0,1̅0̅5̅4̅ ̅5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7,75 ₁₀</text:p>
          </table:table-cell>
          <table:table-cell table:style-name="Base06GreyBackground" office:value-type="string" calcext:value-type="string">
            <text:p>11,43 ₆</text:p>
          </table:table-cell>
          <table:table-cell table:style-name="Base10MiddleColumn" office:value-type="string" calcext:value-type="string">
            <text:p>6,2 ₁₀</text:p>
          </table:table-cell>
          <table:table-cell table:style-name="Base06" office:value-type="string" calcext:value-type="string">
            <text:p>10,1̅ ₆</text:p>
          </table:table-cell>
          <table:table-cell table:style-name="Base10GreyBackgroundMiddleColumn" office:value-type="string" calcext:value-type="string">
            <text:p>5,16̅ ₁₀</text:p>
          </table:table-cell>
          <table:table-cell table:style-name="Base06GreyBackground" office:value-type="string" calcext:value-type="string">
            <text:p>5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10MiddleColumn" office:value-type="string" calcext:value-type="string">
            <text:p>0,15625 ₁₀</text:p>
          </table:table-cell>
          <table:table-cell table:style-name="Base06" office:value-type="string" calcext:value-type="string">
            <text:p>0,05343 ₆</text:p>
          </table:table-cell>
          <table:table-cell table:style-name="Base10GreyBackgroundMiddleColumn" office:value-type="string" calcext:value-type="string">
            <text:p>0,1875 ₁₀</text:p>
          </table:table-cell>
          <table:table-cell table:style-name="Base06GreyBackground" office:value-type="string" calcext:value-type="string">
            <text:p>0,1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6,4 ₁₀</text:p>
          </table:table-cell>
          <table:table-cell table:style-name="Base06GreyBackground" office:value-type="string" calcext:value-type="string">
            <text:p>10,2̅ ₆</text:p>
          </table:table-cell>
          <table:table-cell table:style-name="Base10MiddleColumn" office:value-type="string" calcext:value-type="string">
            <text:p>5,3̅ ₁₀</text:p>
          </table:table-cell>
          <table:table-cell table:style-name="Base06" office:value-type="string" calcext:value-type="string">
            <text:p>5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1̅2̅ ₁₀</text:p>
          </table:table-cell>
          <table:table-cell table:style-name="Base06" office:value-type="string" calcext:value-type="string">
            <text:p>0,04̅2̅1̅0̅ ̅3̅1̅3̅4̅ ̅5̅2̅ ₆</text:p>
          </table:table-cell>
          <table:table-cell table:style-name="Base10GreyBackgroundMiddleColumn" office:value-type="string" calcext:value-type="string">
            <text:p>0,1̅5̅ ₁₀</text:p>
          </table:table-cell>
          <table:table-cell table:style-name="Base06GreyBackground" office:value-type="string" calcext:value-type="string">
            <text:p>0,05̅2̅4̅2̅ ̅1̅0̅3̅1̅ ̅3̅4̅ ₆</text:p>
          </table:table-cell>
          <table:table-cell table:style-name="Base10MiddleColumn" office:value-type="string" calcext:value-type="string">
            <text:p>0,1̅8̅ ₁₀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8,25 ₁₀</text:p>
          </table:table-cell>
          <table:table-cell table:style-name="Base06GreyBackground" office:value-type="string" calcext:value-type="string">
            <text:p>12,13 ₆</text:p>
          </table:table-cell>
          <table:table-cell table:style-name="Base10MiddleColumn" office:value-type="string" calcext:value-type="string">
            <text:p>6,6 ₁₀</text:p>
          </table:table-cell>
          <table:table-cell table:style-name="Base06" office:value-type="string" calcext:value-type="string">
            <text:p>10,3̅ ₆</text:p>
          </table:table-cell>
          <table:table-cell table:style-name="Base10GreyBackgroundMiddleColumn" office:value-type="string" calcext:value-type="string">
            <text:p>5,5 ₁₀</text:p>
          </table:table-cell>
          <table:table-cell table:style-name="Base06GreyBackground" office:value-type="string" calcext:value-type="string">
            <text:p>5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1̅1̅7̅ ̅6̅4̅7̅ ̅0̅5̅8̅ ̅8̅2̅3̅ ̅5̅2̅9̅ ̅4̅ ₁₀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10MiddleColumn" office:value-type="string" calcext:value-type="string">
            <text:p>0,14̅7̅0̅ ̅5̅8̅8̅ ̅2̅3̅5̅ ̅2̅9̅4̅ ̅1̅1̅7̅ ̅6̅ ₁₀</text:p>
          </table:table-cell>
          <table:table-cell table:style-name="Base06" office:value-type="string" calcext:value-type="string">
            <text:p>0,05̅1̅4̅3̅ ̅3̅1̅0̅2̅ ̅0̅4̅1̅2̅ ̅2̅4̅5̅3̅ ₆</text:p>
          </table:table-cell>
          <table:table-cell table:style-name="Base10GreyBackgroundMiddleColumn" office:value-type="string" calcext:value-type="string">
            <text:p>0,1̅7̅6̅ ̅4̅7̅0̅ ̅5̅8̅8̅ ̅2̅3̅5̅ ̅2̅9̅4̅ ̅1̅ ₁₀</text:p>
          </table:table-cell>
          <table:table-cell table:style-name="Base06GreyBackground" office:value-type="string" calcext:value-type="string">
            <text:p>0,1̅0̅2̅0̅ ̅4̅1̅2̅2̅ ̅4̅5̅3̅5̅ ̅1̅4̅3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8,5 ₁₀</text:p>
          </table:table-cell>
          <table:table-cell table:style-name="Base06" office:value-type="string" calcext:value-type="string">
            <text:p>12,3 ₆</text:p>
          </table:table-cell>
          <table:table-cell table:style-name="Base10GreyBackgroundMiddleColumn" office:value-type="string" calcext:value-type="string">
            <text:p>6,8 ₁₀</text:p>
          </table:table-cell>
          <table:table-cell table:style-name="Base06GreyBackground" office:value-type="string" calcext:value-type="string">
            <text:p>10,4̅ ₆</text:p>
          </table:table-cell>
          <table:table-cell table:style-name="Base10MiddleColumn" office:value-type="string" calcext:value-type="string">
            <text:p>5,6̅ ₁₀</text:p>
          </table:table-cell>
          <table:table-cell table:style-name="Base06" office:value-type="string" calcext:value-type="string">
            <text:p>5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11̅4̅2̅ ̅8̅5̅7̅ ₁₀</text:p>
          </table:table-cell>
          <table:table-cell table:style-name="Base06" office:value-type="string" calcext:value-type="string">
            <text:p>0,0̅4̅ ₆</text:p>
          </table:table-cell>
          <table:table-cell table:style-name="Base10GreyBackgroundMiddleColumn" office:value-type="string" calcext:value-type="string">
            <text:p>0,1̅4̅2̅ ̅8̅5̅7̅ ₁₀</text:p>
          </table:table-cell>
          <table:table-cell table:style-name="Base06GreyBackground" office:value-type="string" calcext:value-type="string">
            <text:p>0,0̅5̅ ₆</text:p>
          </table:table-cell>
          <table:table-cell table:style-name="Base10MiddleColumn" office:value-type="string" calcext:value-type="string">
            <text:p>0,17̅1̅4̅ ̅2̅8̅5̅ ₁₀</text:p>
          </table:table-cell>
          <table:table-cell table:style-name="Base06" office:value-type="string" calcext:value-type="string">
            <text:p>0,1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8,75 ₁₀</text:p>
          </table:table-cell>
          <table:table-cell table:style-name="Base06GreyBackground" office:value-type="string" calcext:value-type="string">
            <text:p>12,43 ₆</text:p>
          </table:table-cell>
          <table:table-cell table:style-name="Base10MiddleColumn" office:value-type="string" calcext:value-type="string">
            <text:p>7 ₁₀</text:p>
          </table:table-cell>
          <table:table-cell table:style-name="Base06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5,83̅ ₁₀</text:p>
          </table:table-cell>
          <table:table-cell table:style-name="Base06GreyBackground" office:value-type="string" calcext:value-type="string">
            <text:p>5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1̅ ₁₀</text:p>
          </table:table-cell>
          <table:table-cell table:style-name="Base06GreyBackground" office:value-type="string" calcext:value-type="string">
            <text:p>0,04 ₆</text:p>
          </table:table-cell>
          <table:table-cell table:style-name="Base10MiddleColumn" office:value-type="string" calcext:value-type="string">
            <text:p>0,138̅ ₁₀</text:p>
          </table:table-cell>
          <table:table-cell table:style-name="Base06" office:value-type="string" calcext:value-type="string">
            <text:p>0,05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9 ₁₀</text:p>
          </table:table-cell>
          <table:table-cell table:style-name="Base06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7,2 ₁₀</text:p>
          </table:table-cell>
          <table:table-cell table:style-name="Base06GreyBackground" office:value-type="string" calcext:value-type="string">
            <text:p>11,1̅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number-columns-repeated="3"/>
          <table:table-cell table:style-name="Base10GreyBackgroundColumnTitle" office:value-type="string" calcext:value-type="string">
            <text:p>7 ₁₀</text:p>
          </table:table-cell>
          <table:table-cell table:style-name="Base06GreyBackgroundColumnTitle" office:value-type="string" calcext:value-type="string">
            <text:p>11 ₆</text:p>
          </table:table-cell>
          <table:table-cell table:style-name="Base10ColumnTitle" office:value-type="string" calcext:value-type="string">
            <text:p>8 ₁₀</text:p>
          </table:table-cell>
          <table:table-cell table:style-name="Base06ColumnTitle" office:value-type="string" calcext:value-type="string">
            <text:p>12 ₆</text:p>
          </table:table-cell>
          <table:table-cell table:style-name="Base10GreyBackgroundColumnTitle" office:value-type="string" calcext:value-type="string">
            <text:p>9 ₁₀</text:p>
          </table:table-cell>
          <table:table-cell table:style-name="Base06GreyBackgroundColumnTitle" office:value-type="string" calcext:value-type="string">
            <text:p>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7 ₁₀</text:p>
          </table:table-cell>
          <table:table-cell table:style-name="Base06" office:value-type="string" calcext:value-type="string">
            <text:p>0,41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9 ₁₀</text:p>
          </table:table-cell>
          <table:table-cell table:style-name="Base06" office:value-type="string" calcext:value-type="string">
            <text:p>0,52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,4̅2̅8̅ ̅5̅7̅1̅ ₁₀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1̅ ₁₀</text:p>
          </table:table-cell>
          <table:table-cell table:style-name="Base06GreyBackground" office:value-type="string" calcext:value-type="string">
            <text:p>1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6̅3̅6̅ ̅3̅6̅3̅ ̅6̅3̅ ₁₀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10MiddleColumn" office:value-type="string" calcext:value-type="string">
            <text:p>0,7̅2̅7̅ ̅2̅7̅2̅ ̅7̅2̅ ₁₀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10GreyBackgroundMiddleColumn" office:value-type="string" calcext:value-type="string">
            <text:p>0,8̅1̅8̅ ̅1̅8̅1̅ ̅8̅1̅ ₁₀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,5̅7̅1̅ ̅4̅2̅8̅ ₁₀</text:p>
          </table:table-cell>
          <table:table-cell table:style-name="Base06" office:value-type="string" calcext:value-type="string">
            <text:p>1,3̅2̅ ₆</text:p>
          </table:table-cell>
          <table:table-cell table:style-name="Base10GreyBackgroundMiddleColumn" office:value-type="string" calcext:value-type="string">
            <text:p>1,375 ₁₀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10MiddleColumn" office:value-type="string" calcext:value-type="string">
            <text:p>1,2̅ ₁₀</text:p>
          </table:table-cell>
          <table:table-cell table:style-name="Base06" office:value-type="string" calcext:value-type="string">
            <text:p>1,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583̅ ₁₀</text:p>
          </table:table-cell>
          <table:table-cell table:style-name="Base06" office:value-type="string" calcext:value-type="string">
            <text:p>0,33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,7̅1̅4̅ ̅2̅8̅5̅ ₁₀</text:p>
          </table:table-cell>
          <table:table-cell table:style-name="Base06GreyBackground" office:value-type="string" calcext:value-type="string">
            <text:p>1,4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5̅3̅8̅ ̅4̅6̅1̅ ̅5̅3̅8̅ ̅4̅6̅1̅ ̅5̅3̅8̅ ̅4̅6̅1̅ ₁₀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10MiddleColumn" office:value-type="string" calcext:value-type="string">
            <text:p>0,6̅1̅5̅ ̅3̅8̅4̅ ̅6̅1̅5̅ ̅3̅8̅4̅ ̅6̅1̅5̅ ̅3̅8̅4̅ ₁₀</text:p>
          </table:table-cell>
          <table:table-cell table:style-name="Base06" office:value-type="string" calcext:value-type="string">
            <text:p>0,3̅4̅0̅5̅ ̅3̅1̅2̅1̅ ̅5̅0̅2̅4̅ ₆</text:p>
          </table:table-cell>
          <table:table-cell table:style-name="Base10GreyBackgroundMiddleColumn" office:value-type="string" calcext:value-type="string">
            <text:p>0,6̅9̅2̅ ̅3̅0̅7̅ ̅6̅9̅2̅ ̅3̅0̅7̅ ̅6̅9̅2̅ ̅3̅0̅7̅ ₁₀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,8̅5̅7̅ ̅1̅4̅2̅ ₁₀</text:p>
          </table:table-cell>
          <table:table-cell table:style-name="Base06" office:value-type="string" calcext:value-type="string">
            <text:p>1,5̅0̅ ₆</text:p>
          </table:table-cell>
          <table:table-cell table:style-name="Base10GreyBackgroundMiddleColumn" office:value-type="string" calcext:value-type="string">
            <text:p>1,625 ₁₀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10MiddleColumn" office:value-type="string" calcext:value-type="string">
            <text:p>1,4̅ ₁₀</text:p>
          </table:table-cell>
          <table:table-cell table:style-name="Base06" office:value-type="string" calcext:value-type="string">
            <text:p>1,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64̅2̅8̅ ̅5̅7̅1̅ ₁₀</text:p>
          </table:table-cell>
          <table:table-cell table:style-name="Base06" office:value-type="string" calcext:value-type="string">
            <text:p>0,35̅0̅5̅0̅ ̅5̅0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1,5̅ ₁₀</text:p>
          </table:table-cell>
          <table:table-cell table:style-name="Base06GreyBackground" office:value-type="string" calcext:value-type="string">
            <text:p>1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46̅ ₁₀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10MiddleColumn" office:value-type="string" calcext:value-type="string">
            <text:p>0,53̅ ₁₀</text:p>
          </table:table-cell>
          <table:table-cell table:style-name="Base06" office:value-type="string" calcext:value-type="string">
            <text:p>0,31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2,1̅4̅2̅ ̅8̅5̅7̅ ₁₀</text:p>
          </table:table-cell>
          <table:table-cell table:style-name="Base06" office:value-type="string" calcext:value-type="string">
            <text:p>2,0̅5̅ ₆</text:p>
          </table:table-cell>
          <table:table-cell table:style-name="Base10GreyBackgroundMiddleColumn" office:value-type="string" calcext:value-type="string">
            <text:p>1,875 ₁₀</text:p>
          </table:table-cell>
          <table:table-cell table:style-name="Base06GreyBackground" office:value-type="string" calcext:value-type="string">
            <text:p>1,513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4375 ₁₀</text:p>
          </table:table-cell>
          <table:table-cell table:style-name="Base06" office:value-type="string" calcext:value-type="string">
            <text:p>0,234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625 ₁₀</text:p>
          </table:table-cell>
          <table:table-cell table:style-name="Base06" office:value-type="string" calcext:value-type="string">
            <text:p>0,3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2,2̅8̅5̅ ̅7̅1̅4̅ ₁₀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7̅ ₁₀</text:p>
          </table:table-cell>
          <table:table-cell table:style-name="Base06GreyBackground" office:value-type="string" calcext:value-type="string">
            <text:p>1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4̅1̅1̅ ̅7̅6̅4̅ ̅7̅0̅5̅ ̅8̅8̅2̅ ̅3̅5̅2̅ ̅9̅ ₁₀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10MiddleColumn" office:value-type="string" calcext:value-type="string">
            <text:p>0,4̅7̅0̅ ̅5̅8̅8̅ ̅2̅3̅5̅ ̅2̅9̅4̅ ̅1̅1̅7̅ ̅6̅ ₁₀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10GreyBackgroundMiddleColumn" office:value-type="string" calcext:value-type="string">
            <text:p>0,5̅2̅9̅ ̅4̅1̅1̅ ̅7̅6̅4̅ ̅7̅0̅5̅ ̅8̅8̅2̅ ̅3̅ ₁₀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2,4̅2̅8̅ ̅5̅7̅1̅ ₁₀</text:p>
          </table:table-cell>
          <table:table-cell table:style-name="Base06" office:value-type="string" calcext:value-type="string">
            <text:p>2,2̅3̅ ₆</text:p>
          </table:table-cell>
          <table:table-cell table:style-name="Base10GreyBackgroundMiddleColumn" office:value-type="string" calcext:value-type="string">
            <text:p>2,125 ₁₀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10MiddleColumn" office:value-type="string" calcext:value-type="string">
            <text:p>1,8̅ ₁₀</text:p>
          </table:table-cell>
          <table:table-cell table:style-name="Base06" office:value-type="string" calcext:value-type="string">
            <text:p>1,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38̅ ₁₀</text:p>
          </table:table-cell>
          <table:table-cell table:style-name="Base06" office:value-type="string" calcext:value-type="string">
            <text:p>0,22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,5̅7̅1̅ ̅4̅2̅8̅ ₁₀</text:p>
          </table:table-cell>
          <table:table-cell table:style-name="Base06GreyBackground" office:value-type="string" calcext:value-type="string">
            <text:p>2,3̅2̅ ₆</text:p>
          </table:table-cell>
          <table:table-cell table:style-name="Base10Middle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3̅6̅8̅ ̅4̅2̅1̅ ̅0̅5̅2̅ ̅6̅3̅1̅ ̅5̅7̅8̅ ̅9̅4̅7̅ ₁₀</text:p>
          </table:table-cell>
          <table:table-cell table:style-name="Base06GreyBackground" office:value-type="string" calcext:value-type="string">
            <text:p>0,2̅1̅1̅3̅ ̅2̅5̅0̅1̅ ̅5̅ ₆</text:p>
          </table:table-cell>
          <table:table-cell table:style-name="Base10MiddleColumn" office:value-type="string" calcext:value-type="string">
            <text:p>0,4̅2̅1̅ ̅0̅5̅2̅ ̅6̅3̅1̅ ̅5̅7̅8̅ ̅9̅4̅7̅ ̅3̅6̅8̅ ₁₀</text:p>
          </table:table-cell>
          <table:table-cell table:style-name="Base06" office:value-type="string" calcext:value-type="string">
            <text:p>0,2̅3̅0̅5̅ ̅4̅0̅3̅4̅ ̅4̅ ₆</text:p>
          </table:table-cell>
          <table:table-cell table:style-name="Base10GreyBackgroundMiddleColumn" office:value-type="string" calcext:value-type="string">
            <text:p>0,4̅7̅3̅ ̅6̅8̅4̅ ̅2̅1̅0̅ ̅5̅2̅6̅ ̅3̅1̅5̅ ̅7̅8̅9̅ ₁₀</text:p>
          </table:table-cell>
          <table:table-cell table:style-name="Base06GreyBackground" office:value-type="string" calcext:value-type="string">
            <text:p>0,2̅5̅0̅1̅ ̅5̅2̅1̅1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2,7̅1̅4̅ ̅2̅8̅5̅ ₁₀</text:p>
          </table:table-cell>
          <table:table-cell table:style-name="Base06" office:value-type="string" calcext:value-type="string">
            <text:p>2,4̅1̅ ₆</text:p>
          </table:table-cell>
          <table:table-cell table:style-name="Base10GreyBackgroundMiddleColumn" office:value-type="string" calcext:value-type="string">
            <text:p>2,375 ₁₀</text:p>
          </table:table-cell>
          <table:table-cell table:style-name="Base06GreyBackground" office:value-type="string" calcext:value-type="string">
            <text:p>2,213 ₆</text:p>
          </table:table-cell>
          <table:table-cell table:style-name="Base10MiddleColumn" office:value-type="string" calcext:value-type="string">
            <text:p>2,1̅ ₁₀</text:p>
          </table:table-cell>
          <table:table-cell table:style-name="Base06" office:value-type="string" calcext:value-type="string">
            <text:p>2,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35 ₁₀</text:p>
          </table:table-cell>
          <table:table-cell table:style-name="Base06" office:value-type="string" calcext:value-type="string">
            <text:p>0,203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45 ₁₀</text:p>
          </table:table-cell>
          <table:table-cell table:style-name="Base06" office:value-type="string" calcext:value-type="string">
            <text:p>0,241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,8̅5̅7̅ ̅1̅4̅2̅ ₁₀</text:p>
          </table:table-cell>
          <table:table-cell table:style-name="Base06GreyBackground" office:value-type="string" calcext:value-type="string">
            <text:p>2,5̅0̅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,2̅ ₁₀</text:p>
          </table:table-cell>
          <table:table-cell table:style-name="Base06GreyBackground" office:value-type="string" calcext:value-type="string">
            <text:p>2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̅8̅0̅ ̅9̅5̅2̅ ₁₀</text:p>
          </table:table-cell>
          <table:table-cell table:style-name="Base06" office:value-type="string" calcext:value-type="string">
            <text:p>0,21̅4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625 ₁₀</text:p>
          </table:table-cell>
          <table:table-cell table:style-name="Base06GreyBackground" office:value-type="string" calcext:value-type="string">
            <text:p>2,343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31̅8̅ ₁₀</text:p>
          </table:table-cell>
          <table:table-cell table:style-name="Base06" office:value-type="string" calcext:value-type="string">
            <text:p>0,15̅2̅4̅2̅ ̅1̅0̅3̅1̅ ̅3̅4̅ ₆</text:p>
          </table:table-cell>
          <table:table-cell table:style-name="Base10GreyBackgroundMiddleColumn" office:value-type="string" calcext:value-type="string">
            <text:p>0,3̅6̅ ₁₀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10MiddleColumn" office:value-type="string" calcext:value-type="string">
            <text:p>0,40̅9̅ ₁₀</text:p>
          </table:table-cell>
          <table:table-cell table:style-name="Base06" office:value-type="string" calcext:value-type="string">
            <text:p>0,22̅4̅2̅1̅ ̅0̅3̅1̅3̅ ̅4̅5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3,1̅4̅2̅ ̅8̅5̅7̅ ₁₀</text:p>
          </table:table-cell>
          <table:table-cell table:style-name="Base06GreyBackground" office:value-type="string" calcext:value-type="string">
            <text:p>3,0̅5̅ ₆</text:p>
          </table:table-cell>
          <table:table-cell table:style-name="Base10MiddleColumn" office:value-type="string" calcext:value-type="string">
            <text:p>2,75 ₁₀</text:p>
          </table:table-cell>
          <table:table-cell table:style-name="Base06" office:value-type="string" calcext:value-type="string">
            <text:p>2,43 ₆</text:p>
          </table:table-cell>
          <table:table-cell table:style-name="Base10GreyBackgroundMiddleColumn" office:value-type="string" calcext:value-type="string">
            <text:p>2,4̅ ₁₀</text:p>
          </table:table-cell>
          <table:table-cell table:style-name="Base06GreyBackground" office:value-type="string" calcext:value-type="string">
            <text:p>2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3̅0̅4̅ ̅3̅4̅7̅ ̅8̅2̅6̅ ̅0̅8̅6̅ ̅9̅5̅6̅ ̅5̅2̅1̅ ̅7̅3̅9̅ ̅1̅ ₁₀</text:p>
          </table:table-cell>
          <table:table-cell table:style-name="Base06GreyBackground" office:value-type="string" calcext:value-type="string">
            <text:p>0,1̅4̅5̅4̅ ̅2̅3̅3̅5̅ ̅2̅5̅1̅ ₆</text:p>
          </table:table-cell>
          <table:table-cell table:style-name="Base10MiddleColumn" office:value-type="string" calcext:value-type="string">
            <text:p>0,3̅4̅7̅ ̅8̅2̅6̅ ̅0̅8̅6̅ ̅9̅5̅6̅ ̅5̅2̅1̅ ̅7̅3̅9̅ ̅1̅3̅0̅ ̅4̅ ₁₀</text:p>
          </table:table-cell>
          <table:table-cell table:style-name="Base06" office:value-type="string" calcext:value-type="string">
            <text:p>0,2̅0̅3̅0̅ ̅4̅4̅1̅0̅ ̅1̅3̅2̅ ₆</text:p>
          </table:table-cell>
          <table:table-cell table:style-name="Base10GreyBackgroundMiddleColumn" office:value-type="string" calcext:value-type="string">
            <text:p>0,3̅9̅1̅ ̅3̅0̅4̅ ̅3̅4̅7̅ ̅8̅2̅6̅ ̅0̅8̅6̅ ̅9̅5̅6̅ ̅5̅2̅1̅ ̅7̅ ₁₀</text:p>
          </table:table-cell>
          <table:table-cell table:style-name="Base06GreyBackground" office:value-type="string" calcext:value-type="string">
            <text:p>0,2̅2̅0̅3̅ ̅0̅4̅4̅1̅ ̅0̅1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3,2̅8̅5̅ ̅7̅1̅4̅ ₁₀</text:p>
          </table:table-cell>
          <table:table-cell table:style-name="Base06" office:value-type="string" calcext:value-type="string">
            <text:p>3,1̅4̅ ₆</text:p>
          </table:table-cell>
          <table:table-cell table:style-name="Base10GreyBackgroundMiddleColumn" office:value-type="string" calcext:value-type="string">
            <text:p>2,875 ₁₀</text:p>
          </table:table-cell>
          <table:table-cell table:style-name="Base06GreyBackground" office:value-type="string" calcext:value-type="string">
            <text:p>2,513 ₆</text:p>
          </table:table-cell>
          <table:table-cell table:style-name="Base10MiddleColumn" office:value-type="string" calcext:value-type="string">
            <text:p>2,5̅ ₁₀</text:p>
          </table:table-cell>
          <table:table-cell table:style-name="Base06" office:value-type="string" calcext:value-type="string">
            <text:p>2,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2916̅ ₁₀</text:p>
          </table:table-cell>
          <table:table-cell table:style-name="Base06" office:value-type="string" calcext:value-type="string">
            <text:p>0,143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3,4̅2̅8̅ ̅5̅7̅1̅ ₁₀</text:p>
          </table:table-cell>
          <table:table-cell table:style-name="Base06GreyBackground" office:value-type="string" calcext:value-type="string">
            <text:p>3,2̅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28 ₁₀</text:p>
          </table:table-cell>
          <table:table-cell table:style-name="Base06GreyBackground" office:value-type="string" calcext:value-type="string">
            <text:p>0,1̅4̅0̅2̅ ̅5̅ ₆</text:p>
          </table:table-cell>
          <table:table-cell table:style-name="Base10MiddleColumn" office:value-type="string" calcext:value-type="string">
            <text:p>0,32 ₁₀</text:p>
          </table:table-cell>
          <table:table-cell table:style-name="Base06" office:value-type="string" calcext:value-type="string">
            <text:p>0,1̅5̅3̅0̅ ̅4̅ ₆</text:p>
          </table:table-cell>
          <table:table-cell table:style-name="Base10GreyBackgroundMiddleColumn" office:value-type="string" calcext:value-type="string">
            <text:p>0,36 ₁₀</text:p>
          </table:table-cell>
          <table:table-cell table:style-name="Base06GreyBackground" office:value-type="string" calcext:value-type="string">
            <text:p>0,2̅0̅5̅4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3,5̅7̅1̅ ̅4̅2̅8̅ ₁₀</text:p>
          </table:table-cell>
          <table:table-cell table:style-name="Base06" office:value-type="string" calcext:value-type="string">
            <text:p>3,3̅2̅ ₆</text:p>
          </table:table-cell>
          <table:table-cell table:style-name="Base10GreyBackgroundMiddleColumn" office:value-type="string" calcext:value-type="string">
            <text:p>3,125 ₁₀</text:p>
          </table:table-cell>
          <table:table-cell table:style-name="Base06GreyBackground" office:value-type="string" calcext:value-type="string">
            <text:p>3,043 ₆</text:p>
          </table:table-cell>
          <table:table-cell table:style-name="Base10MiddleColumn" office:value-type="string" calcext:value-type="string">
            <text:p>2,7̅ ₁₀</text:p>
          </table:table-cell>
          <table:table-cell table:style-name="Base06" office:value-type="string" calcext:value-type="string">
            <text:p>2,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26̅9̅2̅ ̅3̅0̅7̅ ₁₀</text:p>
          </table:table-cell>
          <table:table-cell table:style-name="Base06" office:value-type="string" calcext:value-type="string">
            <text:p>0,13̅4̅0̅5̅ ̅3̅1̅2̅1̅ ̅5̅0̅2̅4̅ ₆</text:p>
          </table:table-cell>
          <table:table-cell table:style-name="Base10GreyBackgroundMiddleColumn" office:value-type="string" calcext:value-type="string">
            <text:p>0,3̅0̅7̅ ̅6̅9̅2̅ ₁₀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10MiddleColumn" office:value-type="string" calcext:value-type="string">
            <text:p>0,34̅6̅1̅ ̅5̅3̅8̅ ₁₀</text:p>
          </table:table-cell>
          <table:table-cell table:style-name="Base06" office:value-type="string" calcext:value-type="string">
            <text:p>0,20̅2̅4̅3̅ ̅4̅0̅5̅3̅ ̅1̅2̅1̅5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3,7̅1̅4̅ ̅2̅8̅5̅ ₁₀</text:p>
          </table:table-cell>
          <table:table-cell table:style-name="Base06GreyBackground" office:value-type="string" calcext:value-type="string">
            <text:p>3,4̅1̅ ₆</text:p>
          </table:table-cell>
          <table:table-cell table:style-name="Base10MiddleColumn" office:value-type="string" calcext:value-type="string">
            <text:p>3,25 ₁₀</text:p>
          </table:table-cell>
          <table:table-cell table:style-name="Base06" office:value-type="string" calcext:value-type="string">
            <text:p>3,13 ₆</text:p>
          </table:table-cell>
          <table:table-cell table:style-name="Base10GreyBackgroundMiddleColumn" office:value-type="string" calcext:value-type="string">
            <text:p>2,8̅ ₁₀</text:p>
          </table:table-cell>
          <table:table-cell table:style-name="Base06GreyBackground" office:value-type="string" calcext:value-type="string">
            <text:p>2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2̅5̅9̅ ₁₀</text:p>
          </table:table-cell>
          <table:table-cell table:style-name="Base06GreyBackground" office:value-type="string" calcext:value-type="string">
            <text:p>0,132 ₆</text:p>
          </table:table-cell>
          <table:table-cell table:style-name="Base10MiddleColumn" office:value-type="string" calcext:value-type="string">
            <text:p>0,2̅9̅6̅ ₁₀</text:p>
          </table:table-cell>
          <table:table-cell table:style-name="Base06" office:value-type="string" calcext:value-type="string">
            <text:p>0,144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3,8̅5̅7̅ ̅1̅4̅2̅ ₁₀</text:p>
          </table:table-cell>
          <table:table-cell table:style-name="Base06" office:value-type="string" calcext:value-type="string">
            <text:p>3,5̅0̅ ₆</text:p>
          </table:table-cell>
          <table:table-cell table:style-name="Base10GreyBackgroundMiddleColumn" office:value-type="string" calcext:value-type="string">
            <text:p>3,375 ₁₀</text:p>
          </table:table-cell>
          <table:table-cell table:style-name="Base06GreyBackground" office:value-type="string" calcext:value-type="string">
            <text:p>3,213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321̅4̅2̅ ̅8̅5̅7̅ ₁₀</text:p>
          </table:table-cell>
          <table:table-cell table:style-name="Base06" office:value-type="string" calcext:value-type="string">
            <text:p>0,153̅2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3,1̅ ₁₀</text:p>
          </table:table-cell>
          <table:table-cell table:style-name="Base06GreyBackground" office:value-type="string" calcext:value-type="string">
            <text:p>3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2̅4̅1̅ ̅3̅7̅9̅ ̅3̅1̅0̅ ̅3̅4̅4̅ ̅8̅2̅7̅ ̅5̅8̅6̅ ̅2̅0̅6̅ ̅8̅9̅6̅ ̅5̅5̅1̅ ̅7̅ ₁₀</text:p>
          </table:table-cell>
          <table:table-cell table:style-name="Base06GreyBackground" office:value-type="string" calcext:value-type="string">
            <text:p>0,1̅2̅4̅0̅ ̅4̅5̅4̅4̅ ̅3̅1̅5̅1̅ ̅0̅1̅ ₆</text:p>
          </table:table-cell>
          <table:table-cell table:style-name="Base10MiddleColumn" office:value-type="string" calcext:value-type="string">
            <text:p>0,2̅7̅5̅ ̅8̅6̅2̅ ̅0̅6̅8̅ ̅9̅6̅5̅ ̅5̅1̅7̅ ̅2̅4̅1̅ ̅3̅7̅9̅ ̅3̅1̅0̅ ̅3̅4̅4̅ ̅8̅ ₁₀</text:p>
          </table:table-cell>
          <table:table-cell table:style-name="Base06" office:value-type="string" calcext:value-type="string">
            <text:p>0,1̅3̅5̅3̅ ̅3̅0̅3̅4̅ ̅2̅0̅2̅2̅ ̅5̅2̅ ₆</text:p>
          </table:table-cell>
          <table:table-cell table:style-name="Base10GreyBackgroundMiddleColumn" office:value-type="string" calcext:value-type="string">
            <text:p>0,3̅1̅0̅ ̅3̅4̅4̅ ̅8̅2̅7̅ ̅5̅8̅6̅ ̅2̅0̅6̅ ̅8̅9̅6̅ ̅5̅5̅1̅ ̅7̅2̅4̅ ̅1̅3̅7̅ ̅9̅ ₁₀</text:p>
          </table:table-cell>
          <table:table-cell table:style-name="Base06GreyBackground" office:value-type="string" calcext:value-type="string">
            <text:p>0,1̅5̅1̅0̅ ̅1̅1̅2̅4̅ ̅0̅4̅5̅4̅ ̅4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4,1̅4̅2̅ ̅8̅5̅7̅ ₁₀</text:p>
          </table:table-cell>
          <table:table-cell table:style-name="Base06" office:value-type="string" calcext:value-type="string">
            <text:p>4,0̅5̅ ₆</text:p>
          </table:table-cell>
          <table:table-cell table:style-name="Base10GreyBackgroundMiddleColumn" office:value-type="string" calcext:value-type="string">
            <text:p>3,625 ₁₀</text:p>
          </table:table-cell>
          <table:table-cell table:style-name="Base06GreyBackground" office:value-type="string" calcext:value-type="string">
            <text:p>3,343 ₆</text:p>
          </table:table-cell>
          <table:table-cell table:style-name="Base10MiddleColumn" office:value-type="string" calcext:value-type="string">
            <text:p>3,2̅ ₁₀</text:p>
          </table:table-cell>
          <table:table-cell table:style-name="Base06" office:value-type="string" calcext:value-type="string">
            <text:p>3,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23̅ ₁₀</text:p>
          </table:table-cell>
          <table:table-cell table:style-name="Base06" office:value-type="string" calcext:value-type="string">
            <text:p>0,12̅ ₆</text:p>
          </table:table-cell>
          <table:table-cell table:style-name="Base10GreyBackgroundMiddleColumn" office:value-type="string" calcext:value-type="string">
            <text:p>0,26̅ ₁₀</text:p>
          </table:table-cell>
          <table:table-cell table:style-name="Base06GreyBackground" office:value-type="string" calcext:value-type="string">
            <text:p>0,13̅ ₆</text:p>
          </table:table-cell>
          <table:table-cell table:style-name="Base10MiddleColumn" office:value-type="string" calcext:value-type="string">
            <text:p>0,3 ₁₀</text:p>
          </table:table-cell>
          <table:table-cell table:style-name="Base06" office:value-type="string" calcext:value-type="string">
            <text:p>0,14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,2̅8̅5̅ ̅7̅1̅4̅ ₁₀</text:p>
          </table:table-cell>
          <table:table-cell table:style-name="Base06GreyBackground" office:value-type="string" calcext:value-type="string">
            <text:p>4,1̅4̅ ₆</text:p>
          </table:table-cell>
          <table:table-cell table:style-name="Base10MiddleColumn" office:value-type="string" calcext:value-type="string">
            <text:p>3,75 ₁₀</text:p>
          </table:table-cell>
          <table:table-cell table:style-name="Base06" office:value-type="string" calcext:value-type="string">
            <text:p>3,43 ₆</text:p>
          </table:table-cell>
          <table:table-cell table:style-name="Base10GreyBackgroundMiddleColumn" office:value-type="string" calcext:value-type="string">
            <text:p>3,3̅ ₁₀</text:p>
          </table:table-cell>
          <table:table-cell table:style-name="Base06GreyBackground" office:value-type="string" calcext:value-type="string">
            <text:p>3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2̅2̅5̅ ̅8̅0̅6̅ ̅4̅5̅1̅ ̅6̅1̅2̅ ̅9̅0̅3̅ ₁₀</text:p>
          </table:table-cell>
          <table:table-cell table:style-name="Base06GreyBackground" office:value-type="string" calcext:value-type="string">
            <text:p>0,1̅2̅0̅4̅ ̅3̅5̅ ₆</text:p>
          </table:table-cell>
          <table:table-cell table:style-name="Base10MiddleColumn" office:value-type="string" calcext:value-type="string">
            <text:p>0,2̅5̅8̅ ̅0̅6̅4̅ ̅5̅1̅6̅ ̅1̅2̅9̅ ̅0̅3̅2̅ ₁₀</text:p>
          </table:table-cell>
          <table:table-cell table:style-name="Base06" office:value-type="string" calcext:value-type="string">
            <text:p>0,1̅3̅1̅4̅ ̅2̅4̅ ₆</text:p>
          </table:table-cell>
          <table:table-cell table:style-name="Base10GreyBackgroundMiddleColumn" office:value-type="string" calcext:value-type="string">
            <text:p>0,2̅9̅0̅ ̅3̅2̅2̅ ̅5̅8̅0̅ ̅6̅4̅5̅ ̅1̅6̅1̅ ₁₀</text:p>
          </table:table-cell>
          <table:table-cell table:style-name="Base06GreyBackground" office:value-type="string" calcext:value-type="string">
            <text:p>0,1̅4̅2̅4̅ ̅1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4,4̅2̅8̅ ̅5̅7̅1̅ ₁₀</text:p>
          </table:table-cell>
          <table:table-cell table:style-name="Base06" office:value-type="string" calcext:value-type="string">
            <text:p>4,2̅3̅ ₆</text:p>
          </table:table-cell>
          <table:table-cell table:style-name="Base10GreyBackgroundMiddleColumn" office:value-type="string" calcext:value-type="string">
            <text:p>3,875 ₁₀</text:p>
          </table:table-cell>
          <table:table-cell table:style-name="Base06GreyBackground" office:value-type="string" calcext:value-type="string">
            <text:p>3,513 ₆</text:p>
          </table:table-cell>
          <table:table-cell table:style-name="Base10MiddleColumn" office:value-type="string" calcext:value-type="string">
            <text:p>3,4̅ ₁₀</text:p>
          </table:table-cell>
          <table:table-cell table:style-name="Base06" office:value-type="string" calcext:value-type="string">
            <text:p>3,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21875 ₁₀</text:p>
          </table:table-cell>
          <table:table-cell table:style-name="Base06" office:value-type="string" calcext:value-type="string">
            <text:p>0,11513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8125 ₁₀</text:p>
          </table:table-cell>
          <table:table-cell table:style-name="Base06" office:value-type="string" calcext:value-type="string">
            <text:p>0,14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4,5̅7̅1̅ ̅4̅2̅8̅ ₁₀</text:p>
          </table:table-cell>
          <table:table-cell table:style-name="Base06GreyBackground" office:value-type="string" calcext:value-type="string">
            <text:p>4,3̅2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3,5̅ ₁₀</text:p>
          </table:table-cell>
          <table:table-cell table:style-name="Base06GreyBackground" office:value-type="string" calcext:value-type="string">
            <text:p>3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2̅1̅ ₁₀</text:p>
          </table:table-cell>
          <table:table-cell table:style-name="Base06GreyBackground" office:value-type="string" calcext:value-type="string">
            <text:p>0,11̅3̅4̅5̅ ̅2̅4̅2̅1̅ ̅0̅3̅ ₆</text:p>
          </table:table-cell>
          <table:table-cell table:style-name="Base10MiddleColumn" office:value-type="string" calcext:value-type="string">
            <text:p>0,2̅4̅ ₁₀</text:p>
          </table:table-cell>
          <table:table-cell table:style-name="Base06" office:value-type="string" calcext:value-type="string">
            <text:p>0,12̅4̅2̅1̅ ̅0̅3̅1̅3̅ ̅4̅5̅ ₆</text:p>
          </table:table-cell>
          <table:table-cell table:style-name="Base10GreyBackgroundMiddleColumn" office:value-type="string" calcext:value-type="string">
            <text:p>0,2̅7̅ ₁₀</text:p>
          </table:table-cell>
          <table:table-cell table:style-name="Base06GreyBackground" office:value-type="string" calcext:value-type="string">
            <text:p>0,1̅3̅4̅5̅ ̅2̅4̅2̅1̅ ̅0̅3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4,7̅1̅4̅ ̅2̅8̅5̅ ₁₀</text:p>
          </table:table-cell>
          <table:table-cell table:style-name="Base06" office:value-type="string" calcext:value-type="string">
            <text:p>4,4̅1̅ ₆</text:p>
          </table:table-cell>
          <table:table-cell table:style-name="Base10GreyBackgroundMiddleColumn" office:value-type="string" calcext:value-type="string">
            <text:p>4,125 ₁₀</text:p>
          </table:table-cell>
          <table:table-cell table:style-name="Base06GreyBackground" office:value-type="string" calcext:value-type="string">
            <text:p>4,043 ₆</text:p>
          </table:table-cell>
          <table:table-cell table:style-name="Base10MiddleColumn" office:value-type="string" calcext:value-type="string">
            <text:p>3,6̅ ₁₀</text:p>
          </table:table-cell>
          <table:table-cell table:style-name="Base06" office:value-type="string" calcext:value-type="string">
            <text:p>3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20̅5̅8̅ ̅8̅2̅3̅ ̅5̅2̅9̅ ̅4̅1̅1̅ ̅7̅6̅4̅ ̅7̅ ₁₀</text:p>
          </table:table-cell>
          <table:table-cell table:style-name="Base06" office:value-type="string" calcext:value-type="string">
            <text:p>0,11̅2̅2̅4̅ ̅5̅3̅5̅1̅ ̅4̅3̅3̅1̅ ̅0̅2̅0̅4̅ ₆</text:p>
          </table:table-cell>
          <table:table-cell table:style-name="Base10GreyBackgroundMiddleColumn" office:value-type="string" calcext:value-type="string">
            <text:p>0,2̅3̅5̅ ̅2̅9̅4̅ ̅1̅1̅7̅ ̅6̅4̅7̅ ̅0̅5̅8̅ ̅8̅ ₁₀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10MiddleColumn" office:value-type="string" calcext:value-type="string">
            <text:p>0,26̅4̅7̅ ̅0̅5̅8̅ ̅8̅2̅3̅ ̅5̅2̅9̅ ̅4̅1̅1̅ ̅7̅ ₁₀</text:p>
          </table:table-cell>
          <table:table-cell table:style-name="Base06" office:value-type="string" calcext:value-type="string">
            <text:p>0,13̅3̅1̅0̅ ̅2̅0̅4̅1̅ ̅2̅2̅4̅5̅ ̅3̅5̅1̅4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4,8̅5̅7̅ ̅1̅4̅2̅ ₁₀</text:p>
          </table:table-cell>
          <table:table-cell table:style-name="Base06GreyBackground" office:value-type="string" calcext:value-type="string">
            <text:p>4,5̅0̅ ₆</text:p>
          </table:table-cell>
          <table:table-cell table:style-name="Base10MiddleColumn" office:value-type="string" calcext:value-type="string">
            <text:p>4,25 ₁₀</text:p>
          </table:table-cell>
          <table:table-cell table:style-name="Base06" office:value-type="string" calcext:value-type="string">
            <text:p>4,13 ₆</text:p>
          </table:table-cell>
          <table:table-cell table:style-name="Base10GreyBackgroundMiddleColumn" office:value-type="string" calcext:value-type="string">
            <text:p>3,7̅ ₁₀</text:p>
          </table:table-cell>
          <table:table-cell table:style-name="Base06GreyBackground" office:value-type="string" calcext:value-type="string">
            <text:p>3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2 ₁₀</text:p>
          </table:table-cell>
          <table:table-cell table:style-name="Base06GreyBackground" office:value-type="string" calcext:value-type="string">
            <text:p>0,1̅ ₆</text:p>
          </table:table-cell>
          <table:table-cell table:style-name="Base10MiddleColumn" office:value-type="string" calcext:value-type="string">
            <text:p>0,22̅8̅5̅ ̅7̅1̅4̅ ₁₀</text:p>
          </table:table-cell>
          <table:table-cell table:style-name="Base06" office:value-type="string" calcext:value-type="string">
            <text:p>0,1̅2̅ ₆</text:p>
          </table:table-cell>
          <table:table-cell table:style-name="Base10GreyBackgroundMiddleColumn" office:value-type="string" calcext:value-type="string">
            <text:p>0,25̅7̅1̅ ̅4̅2̅8̅ ₁₀</text:p>
          </table:table-cell>
          <table:table-cell table:style-name="Base06GreyBackground" office:value-type="string" calcext:value-type="string">
            <text:p>0,1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5 ₁₀</text:p>
          </table:table-cell>
          <table:table-cell table:style-name="Base06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4,375 ₁₀</text:p>
          </table:table-cell>
          <table:table-cell table:style-name="Base06GreyBackground" office:value-type="string" calcext:value-type="string">
            <text:p>4,213 ₆</text:p>
          </table:table-cell>
          <table:table-cell table:style-name="Base10MiddleColumn" office:value-type="string" calcext:value-type="string">
            <text:p>3,8̅ ₁₀</text:p>
          </table:table-cell>
          <table:table-cell table:style-name="Base06" office:value-type="string" calcext:value-type="string">
            <text:p>3,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194̅ ₁₀</text:p>
          </table:table-cell>
          <table:table-cell table:style-name="Base06" office:value-type="string" calcext:value-type="string">
            <text:p>0,11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5,1̅4̅2̅ ̅8̅5̅7̅ ₁₀</text:p>
          </table:table-cell>
          <table:table-cell table:style-name="Base06GreyBackground" office:value-type="string" calcext:value-type="string">
            <text:p>5,0̅5̅ ₆</text:p>
          </table:table-cell>
          <table:table-cell table:style-name="Base10Middle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3"/>
          <table:table-cell table:style-name="Base10ColumnTitle" office:value-type="string" calcext:value-type="string">
            <text:p>10 ₁₀</text:p>
          </table:table-cell>
          <table:table-cell table:style-name="Base06ColumnTitle" office:value-type="string" calcext:value-type="string">
            <text:p>14 ₆</text:p>
          </table:table-cell>
          <table:table-cell table:style-name="Base10GreyBackgroundColumnTitle" office:value-type="string" calcext:value-type="string">
            <text:p>11 ₁₀</text:p>
          </table:table-cell>
          <table:table-cell table:style-name="Base06GreyBackgroundColumnTitle" office:value-type="string" calcext:value-type="string">
            <text:p>15 ₆</text:p>
          </table:table-cell>
          <table:table-cell table:style-name="Base10ColumnTitle" office:value-type="string" calcext:value-type="string">
            <text:p>12 ₁₀</text:p>
          </table:table-cell>
          <table:table-cell table:style-name="Base06ColumnTitle" office:value-type="string" calcext:value-type="string">
            <text:p>2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1 ₁₀</text:p>
          </table:table-cell>
          <table:table-cell table:style-name="Base06GreyBackground" office:value-type="string" calcext:value-type="string">
            <text:p>0,03̅ ₆</text:p>
          </table:table-cell>
          <table:table-cell table:style-name="Base10MiddleColumn" office:value-type="string" calcext:value-type="string">
            <text:p>0,0̅9̅ ₁₀</text:p>
          </table:table-cell>
          <table:table-cell table:style-name="Base06" office:value-type="string" calcext:value-type="string">
            <text:p>0,0̅3̅1̅3̅ ̅4̅5̅2̅4̅ ̅2̅1̅ ₆</text:p>
          </table:table-cell>
          <table:table-cell table:style-name="Base10GreyBackgroundMiddleColumn" office:value-type="string" calcext:value-type="string">
            <text:p>0,083̅ ₁₀</text:p>
          </table:table-cell>
          <table:table-cell table:style-name="Base06GreyBackground" office:value-type="string" calcext:value-type="string">
            <text:p>0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5 ₁₀</text:p>
          </table:table-cell>
          <table:table-cell table:style-name="Base06" office:value-type="string" calcext:value-type="string">
            <text:p>5,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̅8̅ ₁₀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3,3̅ ₁₀</text:p>
          </table:table-cell>
          <table:table-cell table:style-name="Base06" office:value-type="string" calcext:value-type="string">
            <text:p>3,2 ₆</text:p>
          </table:table-cell>
          <table:table-cell table:style-name="Base10GreyBackgroundMiddleColumn" office:value-type="string" calcext:value-type="string">
            <text:p>3,6̅ ₁₀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3 ₁₀</text:p>
          </table:table-cell>
          <table:table-cell table:style-name="Base06GreyBackground" office:value-type="string" calcext:value-type="string">
            <text:p>0,14̅ ₆</text:p>
          </table:table-cell>
          <table:table-cell table:style-name="Base10MiddleColumn" office:value-type="string" calcext:value-type="string">
            <text:p>0,2̅7̅ ₁₀</text:p>
          </table:table-cell>
          <table:table-cell table:style-name="Base06" office:value-type="string" calcext:value-type="string">
            <text:p>0,1̅3̅4̅5̅ ̅2̅4̅2̅1̅ ̅0̅3̅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75 ₁₀</text:p>
          </table:table-cell>
          <table:table-cell table:style-name="Base06" office:value-type="string" calcext:value-type="string">
            <text:p>2,4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3̅6̅ ₁₀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2 ₁₀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10MiddleColumn" office:value-type="string" calcext:value-type="string">
            <text:p>2,4 ₁₀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̅5̅ ₁₀</text:p>
          </table:table-cell>
          <table:table-cell table:style-name="Base06" office:value-type="string" calcext:value-type="string">
            <text:p>0,2̅4̅2̅1̅ ̅0̅3̅1̅3̅ ̅4̅5̅ ₆</text:p>
          </table:table-cell>
          <table:table-cell table:style-name="Base10GreyBackgroundMiddleColumn" office:value-type="string" calcext:value-type="string">
            <text:p>0,416̅ ₁₀</text:p>
          </table:table-cell>
          <table:table-cell table:style-name="Base06GreyBackground" office:value-type="string" calcext:value-type="string">
            <text:p>0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83̅ ₁₀</text:p>
          </table:table-cell>
          <table:table-cell table:style-name="Base06" office:value-type="string" calcext:value-type="string">
            <text:p>1,5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̅4̅5̅ ̅4̅5̅4̅ ̅5̅4̅ ₁₀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1,4̅2̅8̅ ̅5̅7̅1̅ ₁₀</text:p>
          </table:table-cell>
          <table:table-cell table:style-name="Base06" office:value-type="string" calcext:value-type="string">
            <text:p>1,2̅3̅ ₆</text:p>
          </table:table-cell>
          <table:table-cell table:style-name="Base10GreyBackgroundMiddleColumn" office:value-type="string" calcext:value-type="string">
            <text:p>1,5̅7̅1̅ ̅4̅2̅8̅ ₁₀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10MiddleColumn" office:value-type="string" calcext:value-type="string">
            <text:p>1,7̅1̅4̅ ̅2̅8̅5̅ ₁₀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7 ₁₀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10MiddleColumn" office:value-type="string" calcext:value-type="string">
            <text:p>0,6̅3̅6̅ ̅3̅6̅3̅ ̅6̅3̅ ₁₀</text:p>
          </table:table-cell>
          <table:table-cell table:style-name="Base06" office:value-type="string" calcext:value-type="string">
            <text:p>0,3̅4̅5̅2̅ ̅4̅2̅1̅0̅ ̅3̅1̅ ₆</text:p>
          </table:table-cell>
          <table:table-cell table:style-name="Base10GreyBackgroundMiddleColumn" office:value-type="string" calcext:value-type="string">
            <text:p>0,583̅ ₁₀</text:p>
          </table:table-cell>
          <table:table-cell table:style-name="Base06GreyBackground" office:value-type="string" calcext:value-type="string">
            <text:p>0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375 ₁₀</text:p>
          </table:table-cell>
          <table:table-cell table:style-name="Base06" office:value-type="string" calcext:value-type="string">
            <text:p>1,21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7̅2̅7̅ ̅2̅7̅2̅ ̅7̅2̅ ₁₀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,1̅ ₁₀</text:p>
          </table:table-cell>
          <table:table-cell table:style-name="Base06" office:value-type="string" calcext:value-type="string">
            <text:p>1,04 ₆</text:p>
          </table:table-cell>
          <table:table-cell table:style-name="Base10GreyBackgroundMiddleColumn" office:value-type="string" calcext:value-type="string">
            <text:p>1,2̅ ₁₀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9 ₁₀</text:p>
          </table:table-cell>
          <table:table-cell table:style-name="Base06GreyBackground" office:value-type="string" calcext:value-type="string">
            <text:p>0,52̅ ₆</text:p>
          </table:table-cell>
          <table:table-cell table:style-name="Base10MiddleColumn" office:value-type="string" calcext:value-type="string">
            <text:p>0,8̅1̅8̅ ̅1̅8̅1̅ ̅8̅1̅ ₁₀</text:p>
          </table:table-cell>
          <table:table-cell table:style-name="Base06" office:value-type="string" calcext:value-type="string">
            <text:p>0,4̅5̅2̅4̅ ̅2̅1̅0̅3̅ ̅1̅3̅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1 ₁₀</text:p>
          </table:table-cell>
          <table:table-cell table:style-name="Base06" office:value-type="string" calcext:value-type="string">
            <text:p>1,03̅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0̅9̅ ̅0̅9̅0̅ ̅9̅0̅ ₁₀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9̅0̅9̅ ̅0̅9̅0̅ ̅9̅0̅ ₁₀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9̅ ₁₀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,1 ₁₀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16̅ ₁₀</text:p>
          </table:table-cell>
          <table:table-cell table:style-name="Base06GreyBackground" office:value-type="string" calcext:value-type="string">
            <text:p>0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10MiddleColumn" office:value-type="string" calcext:value-type="string">
            <text:p>0,916̅ ₁₀</text:p>
          </table:table-cell>
          <table:table-cell table:style-name="Base06" office:value-type="string" calcext:value-type="string">
            <text:p>0,5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 table:style-name="Base10GreyBackgroundMiddleColumn" office:value-type="string" calcext:value-type="string">
            <text:p>1,0̅9̅ ₁₀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7̅6̅9̅ ̅2̅3̅0̅ ̅7̅6̅9̅ ̅2̅3̅0̅ ̅7̅6̅9̅ ̅2̅3̅0̅ ₁₀</text:p>
          </table:table-cell>
          <table:table-cell table:style-name="Base06" office:value-type="string" calcext:value-type="string">
            <text:p>0,4̅3̅4̅0̅ ̅5̅3̅1̅2̅ ̅1̅5̅0̅2̅ ₆</text:p>
          </table:table-cell>
          <table:table-cell table:style-name="Base10GreyBackgroundMiddleColumn" office:value-type="string" calcext:value-type="string">
            <text:p>0,8̅4̅6̅ ̅1̅5̅3̅ ̅8̅4̅6̅ ̅1̅5̅3̅ ̅8̅4̅6̅ ̅1̅5̅3̅ ₁₀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10MiddleColumn" office:value-type="string" calcext:value-type="string">
            <text:p>0,9̅2̅3̅ ̅0̅7̅6̅ ̅9̅2̅3̅ ̅0̅7̅6̅ ̅9̅2̅3̅ ̅0̅7̅6̅ ₁₀</text:p>
          </table:table-cell>
          <table:table-cell table:style-name="Base06" office:value-type="string" calcext:value-type="string">
            <text:p>0,5̅3̅1̅2̅ ̅1̅5̅0̅2̅ ̅4̅3̅4̅0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,3 ₁₀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10MiddleColumn" office:value-type="string" calcext:value-type="string">
            <text:p>1,1̅8̅ ₁₀</text:p>
          </table:table-cell>
          <table:table-cell table:style-name="Base06" office:value-type="string" calcext:value-type="string">
            <text:p>1,1̅0̅3̅1̅ ̅3̅4̅5̅2̅ ̅4̅2̅ ₆</text:p>
          </table:table-cell>
          <table:table-cell table:style-name="Base10GreyBackgroundMiddleColumn" office:value-type="string" calcext:value-type="string">
            <text:p>1,083̅ ₁₀</text:p>
          </table:table-cell>
          <table:table-cell table:style-name="Base06GreyBackground" office:value-type="string" calcext:value-type="string">
            <text:p>1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78̅5̅7̅ ̅1̅4̅2̅ ₁₀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2̅7̅ ₁₀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0,73̅ ₁₀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,3̅6̅ ₁₀</text:p>
          </table:table-cell>
          <table:table-cell table:style-name="Base06" office:value-type="string" calcext:value-type="string">
            <text:p>1,2̅1̅0̅3̅ ̅1̅3̅4̅5̅ ̅2̅4̅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10MiddleColumn" office:value-type="string" calcext:value-type="string">
            <text:p>0,6875 ₁₀</text:p>
          </table:table-cell>
          <table:table-cell table:style-name="Base06" office:value-type="string" calcext:value-type="string">
            <text:p>0,404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 table:style-name="Base10GreyBackgroundMiddleColumn" office:value-type="string" calcext:value-type="string">
            <text:p>1,4̅5̅ ₁₀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5̅8̅8̅ ̅2̅3̅5̅ ̅2̅9̅4̅ ̅1̅1̅7̅ ̅6̅4̅7̅ ̅0̅ ₁₀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10GreyBackgroundMiddleColumn" office:value-type="string" calcext:value-type="string">
            <text:p>0,6̅4̅7̅ ̅0̅5̅8̅ ̅8̅2̅3̅ ̅5̅2̅9̅ ̅4̅1̅1̅ ̅7̅ ₁₀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10MiddleColumn" office:value-type="string" calcext:value-type="string">
            <text:p>0,7̅0̅5̅ ̅8̅8̅2̅ ̅3̅5̅2̅ ̅9̅4̅1̅ ̅1̅7̅6̅ ̅4̅ ₁₀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7 ₁₀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10MiddleColumn" office:value-type="string" calcext:value-type="string">
            <text:p>1,5̅4̅ ₁₀</text:p>
          </table:table-cell>
          <table:table-cell table:style-name="Base06" office:value-type="string" calcext:value-type="string">
            <text:p>1,3̅1̅3̅4̅ ̅5̅2̅4̅2̅ ̅1̅0̅ ₆</text:p>
          </table:table-cell>
          <table:table-cell table:style-name="Base10GreyBackgroundMiddleColumn" office:value-type="string" calcext:value-type="string">
            <text:p>1,416̅ ₁₀</text:p>
          </table:table-cell>
          <table:table-cell table:style-name="Base06GreyBackground" office:value-type="string" calcext:value-type="string">
            <text:p>1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10MiddleColumn" office:value-type="string" calcext:value-type="string">
            <text:p>0,61̅ ₁₀</text:p>
          </table:table-cell>
          <table:table-cell table:style-name="Base06" office:value-type="string" calcext:value-type="string">
            <text:p>0,34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style-name="Base10GreyBackgroundMiddleColumn" office:value-type="string" calcext:value-type="string">
            <text:p>1,6̅3̅ ₁₀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5̅2̅6̅ ̅3̅1̅5̅ ̅7̅8̅9̅ ̅4̅7̅3̅ ̅6̅8̅4̅ ̅2̅1̅0̅ ₁₀</text:p>
          </table:table-cell>
          <table:table-cell table:style-name="Base06" office:value-type="string" calcext:value-type="string">
            <text:p>0,3̅0̅5̅4̅ ̅0̅3̅4̅4̅ ̅2̅ ₆</text:p>
          </table:table-cell>
          <table:table-cell table:style-name="Base10GreyBackgroundMiddleColumn" office:value-type="string" calcext:value-type="string">
            <text:p>0,5̅7̅8̅ ̅9̅4̅7̅ ̅3̅6̅8̅ ̅4̅2̅1̅ ̅0̅5̅2̅ ̅6̅3̅1̅ ₁₀</text:p>
          </table:table-cell>
          <table:table-cell table:style-name="Base06GreyBackground" office:value-type="string" calcext:value-type="string">
            <text:p>0,3̅2̅5̅0̅ ̅1̅5̅2̅1̅ ̅1̅ ₆</text:p>
          </table:table-cell>
          <table:table-cell table:style-name="Base10MiddleColumn" office:value-type="string" calcext:value-type="string">
            <text:p>0,6̅3̅1̅ ̅5̅7̅8̅ ̅9̅4̅7̅ ̅3̅6̅8̅ ̅4̅2̅1̅ ̅0̅5̅2̅ ₁₀</text:p>
          </table:table-cell>
          <table:table-cell table:style-name="Base06" office:value-type="string" calcext:value-type="string">
            <text:p>0,3̅4̅4̅2̅ ̅3̅0̅5̅4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9 ₁₀</text:p>
          </table:table-cell>
          <table:table-cell table:style-name="Base06GreyBackground" office:value-type="string" calcext:value-type="string">
            <text:p>1,52̅ ₆</text:p>
          </table:table-cell>
          <table:table-cell table:style-name="Base10MiddleColumn" office:value-type="string" calcext:value-type="string">
            <text:p>1,7̅2̅ ₁₀</text:p>
          </table:table-cell>
          <table:table-cell table:style-name="Base06" office:value-type="string" calcext:value-type="string">
            <text:p>1,4̅2̅1̅0̅ ̅3̅1̅3̅4̅ ̅5̅2̅ ₆</text:p>
          </table:table-cell>
          <table:table-cell table:style-name="Base10GreyBackgroundMiddleColumn" office:value-type="string" calcext:value-type="string">
            <text:p>1,583̅ ₁₀</text:p>
          </table:table-cell>
          <table:table-cell table:style-name="Base06GreyBackground" office:value-type="string" calcext:value-type="string">
            <text:p>1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5 ₁₀</text:p>
          </table:table-cell>
          <table:table-cell table:style-name="Base06" office:value-type="string" calcext:value-type="string">
            <text:p>0,314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8̅1̅ ₁₀</text:p>
          </table:table-cell>
          <table:table-cell table:style-name="Base06GreyBackground" office:value-type="string" calcext:value-type="string">
            <text:p>1,4̅5̅2̅4̅ ̅2̅1̅0̅3̅ ̅1̅3̅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4̅7̅6̅ ̅1̅9̅0̅ ₁₀</text:p>
          </table:table-cell>
          <table:table-cell table:style-name="Base06" office:value-type="string" calcext:value-type="string">
            <text:p>0,25̅0̅5̅0̅ ̅5̅0̅ ₆</text:p>
          </table:table-cell>
          <table:table-cell table:style-name="Base10GreyBackgroundMiddleColumn" office:value-type="string" calcext:value-type="string">
            <text:p>0,5̅2̅3̅ ̅8̅0̅9̅ ̅5̅2̅3̅ ̅8̅0̅9̅ ̅5̅2̅3̅ ̅8̅0̅9̅ ₁₀</text:p>
          </table:table-cell>
          <table:table-cell table:style-name="Base06GreyBackground" office:value-type="string" calcext:value-type="string">
            <text:p>0,30̅5̅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,1 ₁₀</text:p>
          </table:table-cell>
          <table:table-cell table:style-name="Base06GreyBackground" office:value-type="string" calcext:value-type="string">
            <text:p>2,03̅ ₆</text:p>
          </table:table-cell>
          <table:table-cell table:style-name="Base10MiddleColumn" office:value-type="string" calcext:value-type="string">
            <text:p>1,9̅0̅ ₁₀</text:p>
          </table:table-cell>
          <table:table-cell table:style-name="Base06" office:value-type="string" calcext:value-type="string">
            <text:p>1,5̅2̅4̅2̅ ̅1̅0̅3̅1̅ ̅3̅4̅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4̅5̅ ₁₀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4̅5̅ ̅4̅5̅4̅ ̅5̅4̅ ₁₀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,2 ₁₀</text:p>
          </table:table-cell>
          <table:table-cell table:style-name="Base06" office:value-type="string" calcext:value-type="string">
            <text:p>2,1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83̅ ₁₀</text:p>
          </table:table-cell>
          <table:table-cell table:style-name="Base06" office:value-type="string" calcext:value-type="string">
            <text:p>1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4̅3̅4̅ ̅7̅8̅2̅ ̅6̅0̅8̅ ̅6̅9̅5̅ ̅6̅5̅2̅ ̅1̅7̅3̅ ̅9̅1̅3̅ ̅0̅ ₁₀</text:p>
          </table:table-cell>
          <table:table-cell table:style-name="Base06" office:value-type="string" calcext:value-type="string">
            <text:p>0,2̅3̅3̅5̅ ̅2̅5̅1̅1̅ ̅4̅5̅4̅ ₆</text:p>
          </table:table-cell>
          <table:table-cell table:style-name="Base10GreyBackgroundMiddleColumn" office:value-type="string" calcext:value-type="string">
            <text:p>0,4̅7̅8̅ ̅2̅6̅0̅ ̅8̅6̅9̅ ̅5̅6̅5̅ ̅2̅1̅7̅ ̅3̅9̅1̅ ̅3̅0̅4̅ ̅3̅ ₁₀</text:p>
          </table:table-cell>
          <table:table-cell table:style-name="Base06GreyBackground" office:value-type="string" calcext:value-type="string">
            <text:p>0,2̅5̅1̅1̅ ̅4̅5̅4̅2̅ ̅3̅3̅5̅ ₆</text:p>
          </table:table-cell>
          <table:table-cell table:style-name="Base10MiddleColumn" office:value-type="string" calcext:value-type="string">
            <text:p>0,5̅2̅1̅ ̅7̅3̅9̅ ̅1̅3̅0̅ ̅4̅3̅4̅ ̅7̅8̅2̅ ̅6̅0̅8̅ ̅6̅9̅5̅ ̅6̅ ₁₀</text:p>
          </table:table-cell>
          <table:table-cell table:style-name="Base06" office:value-type="string" calcext:value-type="string">
            <text:p>0,3̅0̅4̅4̅ ̅1̅0̅1̅3̅ ̅2̅2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,3 ₁₀</text:p>
          </table:table-cell>
          <table:table-cell table:style-name="Base06GreyBackground" office:value-type="string" calcext:value-type="string">
            <text:p>2,14̅ ₆</text:p>
          </table:table-cell>
          <table:table-cell table:style-name="Base10MiddleColumn" office:value-type="string" calcext:value-type="string">
            <text:p>2,0̅9̅ ₁₀</text:p>
          </table:table-cell>
          <table:table-cell table:style-name="Base06" office:value-type="string" calcext:value-type="string">
            <text:p>2,0̅3̅1̅3̅ ̅4̅5̅2̅4̅ ̅2̅1̅ ₆</text:p>
          </table:table-cell>
          <table:table-cell table:style-name="Base10GreyBackgroundMiddleColumn" office:value-type="string" calcext:value-type="string">
            <text:p>1,916̅ ₁₀</text:p>
          </table:table-cell>
          <table:table-cell table:style-name="Base06GreyBackground" office:value-type="string" calcext:value-type="string">
            <text:p>1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416̅ ₁₀</text:p>
          </table:table-cell>
          <table:table-cell table:style-name="Base06GreyBackground" office:value-type="string" calcext:value-type="string">
            <text:p>0,23 ₆</text:p>
          </table:table-cell>
          <table:table-cell table:style-name="Base10MiddleColumn" office:value-type="string" calcext:value-type="string">
            <text:p>0,4583̅ ₁₀</text:p>
          </table:table-cell>
          <table:table-cell table:style-name="Base06" office:value-type="string" calcext:value-type="string">
            <text:p>0,243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,4 ₁₀</text:p>
          </table:table-cell>
          <table:table-cell table:style-name="Base06" office:value-type="string" calcext:value-type="string">
            <text:p>2,2̅ ₆</text:p>
          </table:table-cell>
          <table:table-cell table:style-name="Base10GreyBackgroundMiddleColumn" office:value-type="string" calcext:value-type="string">
            <text:p>2,1̅8̅ ₁₀</text:p>
          </table:table-cell>
          <table:table-cell table:style-name="Base06GreyBackground" office:value-type="string" calcext:value-type="string">
            <text:p>2,1̅0̅3̅1̅ ̅3̅4̅5̅2̅ ̅4̅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44 ₁₀</text:p>
          </table:table-cell>
          <table:table-cell table:style-name="Base06GreyBackground" office:value-type="string" calcext:value-type="string">
            <text:p>0,2̅3̅5̅0̅ ̅1̅ ₆</text:p>
          </table:table-cell>
          <table:table-cell table:style-name="Base10MiddleColumn" office:value-type="string" calcext:value-type="string">
            <text:p>0,48 ₁₀</text:p>
          </table:table-cell>
          <table:table-cell table:style-name="Base06" office:value-type="string" calcext:value-type="string">
            <text:p>0,2̅5̅1̅4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2̅7̅ ₁₀</text:p>
          </table:table-cell>
          <table:table-cell table:style-name="Base06" office:value-type="string" calcext:value-type="string">
            <text:p>2,1̅3̅4̅5̅ ̅2̅4̅2̅1̅ ̅0̅3̅ ₆</text:p>
          </table:table-cell>
          <table:table-cell table:style-name="Base10GreyBackgroundMiddleColumn" office:value-type="string" calcext:value-type="string">
            <text:p>2,083̅ ₁₀</text:p>
          </table:table-cell>
          <table:table-cell table:style-name="Base06GreyBackground" office:value-type="string" calcext:value-type="string">
            <text:p>2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3̅8̅4̅ ̅6̅1̅5̅ ₁₀</text:p>
          </table:table-cell>
          <table:table-cell table:style-name="Base06GreyBackground" office:value-type="string" calcext:value-type="string">
            <text:p>0,2̅1̅5̅0̅ ̅2̅4̅3̅4̅ ̅0̅5̅3̅1̅ ₆</text:p>
          </table:table-cell>
          <table:table-cell table:style-name="Base10MiddleColumn" office:value-type="string" calcext:value-type="string">
            <text:p>0,42̅3̅0̅ ̅7̅6̅9̅ ₁₀</text:p>
          </table:table-cell>
          <table:table-cell table:style-name="Base06" office:value-type="string" calcext:value-type="string">
            <text:p>0,23̅1̅2̅1̅ ̅5̅0̅2̅4̅ ̅3̅4̅0̅5̅ ₆</text:p>
          </table:table-cell>
          <table:table-cell table:style-name="Base10GreyBackgroundMiddleColumn" office:value-type="string" calcext:value-type="string">
            <text:p>0,4̅6̅1̅ ̅5̅3̅8̅ ₁₀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,6 ₁₀</text:p>
          </table:table-cell>
          <table:table-cell table:style-name="Base06" office:value-type="string" calcext:value-type="string">
            <text:p>2,3̅ ₆</text:p>
          </table:table-cell>
          <table:table-cell table:style-name="Base10GreyBackgroundMiddleColumn" office:value-type="string" calcext:value-type="string">
            <text:p>2,3̅6̅ ₁₀</text:p>
          </table:table-cell>
          <table:table-cell table:style-name="Base06GreyBackground" office:value-type="string" calcext:value-type="string">
            <text:p>2,2̅1̅0̅3̅ ̅1̅3̅4̅5̅ ̅2̅4̅ ₆</text:p>
          </table:table-cell>
          <table:table-cell table:style-name="Base10MiddleColumn" office:value-type="string" calcext:value-type="string">
            <text:p>2,16̅ ₁₀</text:p>
          </table:table-cell>
          <table:table-cell table:style-name="Base06" office:value-type="string" calcext:value-type="string">
            <text:p>2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3̅7̅0̅ ₁₀</text:p>
          </table:table-cell>
          <table:table-cell table:style-name="Base06" office:value-type="string" calcext:value-type="string">
            <text:p>0,212 ₆</text:p>
          </table:table-cell>
          <table:table-cell table:style-name="Base10GreyBackgroundMiddleColumn" office:value-type="string" calcext:value-type="string">
            <text:p>0,4̅0̅7̅ ₁₀</text:p>
          </table:table-cell>
          <table:table-cell table:style-name="Base06GreyBackground" office:value-type="string" calcext:value-type="string">
            <text:p>0,224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,7 ₁₀</text:p>
          </table:table-cell>
          <table:table-cell table:style-name="Base06GreyBackground" office:value-type="string" calcext:value-type="string">
            <text:p>2,41̅ ₆</text:p>
          </table:table-cell>
          <table:table-cell table:style-name="Base10MiddleColumn" office:value-type="string" calcext:value-type="string">
            <text:p>2,4̅5̅ ₁₀</text:p>
          </table:table-cell>
          <table:table-cell table:style-name="Base06" office:value-type="string" calcext:value-type="string">
            <text:p>2,2̅4̅2̅1̅ ̅0̅3̅1̅3̅ ̅4̅5̅ ₆</text:p>
          </table:table-cell>
          <table:table-cell table:style-name="Base10GreyBackgroundMiddle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35̅7̅1̅ ̅4̅2̅8̅ ₁₀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10MiddleColumn" office:value-type="string" calcext:value-type="string">
            <text:p>0,392̅8̅5̅ ̅7̅1̅4̅ ₁₀</text:p>
          </table:table-cell>
          <table:table-cell table:style-name="Base06" office:value-type="string" calcext:value-type="string">
            <text:p>0,220̅5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,8 ₁₀</text:p>
          </table:table-cell>
          <table:table-cell table:style-name="Base06" office:value-type="string" calcext:value-type="string">
            <text:p>2,4̅ ₆</text:p>
          </table:table-cell>
          <table:table-cell table:style-name="Base10GreyBackgroundMiddleColumn" office:value-type="string" calcext:value-type="string">
            <text:p>2,5̅4̅ ₁₀</text:p>
          </table:table-cell>
          <table:table-cell table:style-name="Base06GreyBackground" office:value-type="string" calcext:value-type="string">
            <text:p>2,3̅1̅3̅4̅ ̅5̅2̅4̅2̅ ̅1̅0̅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3̅4̅4̅ ̅8̅2̅7̅ ̅5̅8̅6̅ ̅2̅0̅6̅ ̅8̅9̅6̅ ̅5̅5̅1̅ ̅7̅2̅4̅ ̅1̅3̅7̅ ̅9̅3̅1̅ ̅0̅ ₁₀</text:p>
          </table:table-cell>
          <table:table-cell table:style-name="Base06" office:value-type="string" calcext:value-type="string">
            <text:p>0,2̅0̅2̅2̅ ̅5̅2̅1̅3̅ ̅5̅3̅3̅0̅ ̅3̅4̅ ₆</text:p>
          </table:table-cell>
          <table:table-cell table:style-name="Base10GreyBackgroundMiddleColumn" office:value-type="string" calcext:value-type="string">
            <text:p>0,3̅7̅9̅ ̅3̅1̅0̅ ̅3̅4̅4̅ ̅8̅2̅7̅ ̅5̅8̅6̅ ̅2̅0̅6̅ ̅8̅9̅6̅ ̅5̅5̅1̅ ̅7̅2̅4̅ ̅1̅ ₁₀</text:p>
          </table:table-cell>
          <table:table-cell table:style-name="Base06GreyBackground" office:value-type="string" calcext:value-type="string">
            <text:p>0,2̅1̅3̅5̅ ̅3̅3̅0̅3̅ ̅4̅2̅0̅2̅ ̅2̅5̅ ₆</text:p>
          </table:table-cell>
          <table:table-cell table:style-name="Base10MiddleColumn" office:value-type="string" calcext:value-type="string">
            <text:p>0,4̅1̅3̅ ̅7̅9̅3̅ ̅1̅0̅3̅ ̅4̅4̅8̅ ̅2̅7̅5̅ ̅8̅6̅2̅ ̅0̅6̅8̅ ̅9̅6̅5̅ ̅5̅1̅7̅ ̅2̅ ₁₀</text:p>
          </table:table-cell>
          <table:table-cell table:style-name="Base06" office:value-type="string" calcext:value-type="string">
            <text:p>0,2̅2̅5̅2̅ ̅1̅3̅5̅3̅ ̅3̅0̅3̅4̅ ̅2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,9 ₁₀</text:p>
          </table:table-cell>
          <table:table-cell table:style-name="Base06GreyBackground" office:value-type="string" calcext:value-type="string">
            <text:p>2,52̅ ₆</text:p>
          </table:table-cell>
          <table:table-cell table:style-name="Base10MiddleColumn" office:value-type="string" calcext:value-type="string">
            <text:p>2,6̅3̅ ₁₀</text:p>
          </table:table-cell>
          <table:table-cell table:style-name="Base06" office:value-type="string" calcext:value-type="string">
            <text:p>2,3̅4̅5̅2̅ ̅4̅2̅1̅0̅ ̅3̅1̅ ₆</text:p>
          </table:table-cell>
          <table:table-cell table:style-name="Base10GreyBackgroundMiddleColumn" office:value-type="string" calcext:value-type="string">
            <text:p>2,416̅ ₁₀</text:p>
          </table:table-cell>
          <table:table-cell table:style-name="Base06GreyBackground" office:value-type="string" calcext:value-type="string">
            <text:p>2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6̅ ₁₀</text:p>
          </table:table-cell>
          <table:table-cell table:style-name="Base06" office:value-type="string" calcext:value-type="string">
            <text:p>0,21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7̅2̅ ₁₀</text:p>
          </table:table-cell>
          <table:table-cell table:style-name="Base06GreyBackground" office:value-type="string" calcext:value-type="string">
            <text:p>2,4̅2̅1̅0̅ ̅3̅1̅3̅4̅ ̅5̅2̅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3̅2̅2̅ ̅5̅8̅0̅ ̅6̅4̅5̅ ̅1̅6̅1̅ ̅2̅9̅0̅ ₁₀</text:p>
          </table:table-cell>
          <table:table-cell table:style-name="Base06" office:value-type="string" calcext:value-type="string">
            <text:p>0,1̅5̅3̅4̅ ̅0̅2̅ ₆</text:p>
          </table:table-cell>
          <table:table-cell table:style-name="Base10GreyBackgroundMiddleColumn" office:value-type="string" calcext:value-type="string">
            <text:p>0,3̅5̅4̅ ̅8̅3̅8̅ ̅7̅0̅9̅ ̅6̅7̅7̅ ̅4̅1̅9̅ ₁₀</text:p>
          </table:table-cell>
          <table:table-cell table:style-name="Base06GreyBackground" office:value-type="string" calcext:value-type="string">
            <text:p>0,2̅0̅4̅3̅ ̅5̅1̅ ₆</text:p>
          </table:table-cell>
          <table:table-cell table:style-name="Base10MiddleColumn" office:value-type="string" calcext:value-type="string">
            <text:p>0,3̅8̅7̅ ̅0̅9̅6̅ ̅7̅7̅4̅ ̅1̅9̅3̅ ̅5̅4̅8̅ ₁₀</text:p>
          </table:table-cell>
          <table:table-cell table:style-name="Base06" office:value-type="string" calcext:value-type="string">
            <text:p>0,2̅1̅5̅3̅ ̅4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,1 ₁₀</text:p>
          </table:table-cell>
          <table:table-cell table:style-name="Base06GreyBackground" office:value-type="string" calcext:value-type="string">
            <text:p>3,03̅ ₆</text:p>
          </table:table-cell>
          <table:table-cell table:style-name="Base10MiddleColumn" office:value-type="string" calcext:value-type="string">
            <text:p>2,8̅1̅ ₁₀</text:p>
          </table:table-cell>
          <table:table-cell table:style-name="Base06" office:value-type="string" calcext:value-type="string">
            <text:p>2,4̅5̅2̅4̅ ̅2̅1̅0̅3̅ ̅1̅3̅ ₆</text:p>
          </table:table-cell>
          <table:table-cell table:style-name="Base10GreyBackgroundMiddleColumn" office:value-type="string" calcext:value-type="string">
            <text:p>2,583̅ ₁₀</text:p>
          </table:table-cell>
          <table:table-cell table:style-name="Base06GreyBackground" office:value-type="string" calcext:value-type="string">
            <text:p>2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3125 ₁₀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10MiddleColumn" office:value-type="string" calcext:value-type="string">
            <text:p>0,34375 ₁₀</text:p>
          </table:table-cell>
          <table:table-cell table:style-name="Base06" office:value-type="string" calcext:value-type="string">
            <text:p>0,20213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,2 ₁₀</text:p>
          </table:table-cell>
          <table:table-cell table:style-name="Base06" office:value-type="string" calcext:value-type="string">
            <text:p>3,1̅ ₆</text:p>
          </table:table-cell>
          <table:table-cell table:style-name="Base10GreyBackgroundMiddleColumn" office:value-type="string" calcext:value-type="string">
            <text:p>2,9̅0̅ ₁₀</text:p>
          </table:table-cell>
          <table:table-cell table:style-name="Base06GreyBackground" office:value-type="string" calcext:value-type="string">
            <text:p>2,5̅2̅4̅2̅ ̅1̅0̅3̅1̅ ̅3̅4̅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3̅0̅ ₁₀</text:p>
          </table:table-cell>
          <table:table-cell table:style-name="Base06" office:value-type="string" calcext:value-type="string">
            <text:p>0,14̅5̅2̅4̅ ̅2̅1̅0̅3̅ ̅1̅3̅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 table:style-name="Base10MiddleColumn" office:value-type="string" calcext:value-type="string">
            <text:p>0,3̅6̅ ₁₀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,3 ₁₀</text:p>
          </table:table-cell>
          <table:table-cell table:style-name="Base06GreyBackground" office:value-type="string" calcext:value-type="string">
            <text:p>3,14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2,75 ₁₀</text:p>
          </table:table-cell>
          <table:table-cell table:style-name="Base06GreyBackground" office:value-type="string" calcext:value-type="string">
            <text:p>2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2̅9̅4̅ ̅1̅1̅7̅ ̅6̅4̅7̅ ̅0̅5̅8̅ ̅8̅2̅3̅ ̅5̅ ₁₀</text:p>
          </table:table-cell>
          <table:table-cell table:style-name="Base06GreyBackground" office:value-type="string" calcext:value-type="string">
            <text:p>0,1̅4̅3̅3̅ ̅1̅0̅2̅0̅ ̅4̅1̅2̅2̅ ̅4̅5̅3̅5̅ ₆</text:p>
          </table:table-cell>
          <table:table-cell table:style-name="Base10MiddleColumn" office:value-type="string" calcext:value-type="string">
            <text:p>0,32̅3̅5̅ ̅2̅9̅4̅ ̅1̅1̅7̅ ̅6̅4̅7̅ ̅0̅5̅8̅ ̅8̅ ₁₀</text:p>
          </table:table-cell>
          <table:table-cell table:style-name="Base06" office:value-type="string" calcext:value-type="string">
            <text:p>0,15̅3̅5̅1̅ ̅4̅3̅3̅1̅ ̅0̅2̅0̅4̅ ̅1̅2̅2̅4̅ ₆</text:p>
          </table:table-cell>
          <table:table-cell table:style-name="Base10GreyBackgroundMiddleColumn" office:value-type="string" calcext:value-type="string">
            <text:p>0,3̅5̅2̅ ̅9̅4̅1̅ ̅1̅7̅6̅ ̅4̅7̅0̅ ̅5̅8̅8̅ ̅2̅ ₁₀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,4 ₁₀</text:p>
          </table:table-cell>
          <table:table-cell table:style-name="Base06" office:value-type="string" calcext:value-type="string">
            <text:p>3,2̅ ₆</text:p>
          </table:table-cell>
          <table:table-cell table:style-name="Base10GreyBackgroundMiddleColumn" office:value-type="string" calcext:value-type="string">
            <text:p>3,0̅9̅ ₁₀</text:p>
          </table:table-cell>
          <table:table-cell table:style-name="Base06GreyBackground" office:value-type="string" calcext:value-type="string">
            <text:p>3,0̅3̅1̅3̅ ̅4̅5̅2̅4̅ ̅2̅1̅ ₆</text:p>
          </table:table-cell>
          <table:table-cell table:style-name="Base10MiddleColumn" office:value-type="string" calcext:value-type="string">
            <text:p>2,83̅ ₁₀</text:p>
          </table:table-cell>
          <table:table-cell table:style-name="Base06" office:value-type="string" calcext:value-type="string">
            <text:p>2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31̅4̅2̅ ̅8̅5̅7̅ ₁₀</text:p>
          </table:table-cell>
          <table:table-cell table:style-name="Base06GreyBackground" office:value-type="string" calcext:value-type="string">
            <text:p>0,1̅5̅ ₆</text:p>
          </table:table-cell>
          <table:table-cell table:style-name="Base10MiddleColumn" office:value-type="string" calcext:value-type="string">
            <text:p>0,34̅2̅8̅ ̅5̅7̅1̅ ₁₀</text:p>
          </table:table-cell>
          <table:table-cell table:style-name="Base06" office:value-type="string" calcext:value-type="string">
            <text:p>0,2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3,1̅8̅ ₁₀</text:p>
          </table:table-cell>
          <table:table-cell table:style-name="Base06" office:value-type="string" calcext:value-type="string">
            <text:p>3,1̅0̅3̅1̅ ̅3̅4̅5̅2̅ ̅4̅2̅ ₆</text:p>
          </table:table-cell>
          <table:table-cell table:style-name="Base10GreyBackgroundMiddleColumn" office:value-type="string" calcext:value-type="string">
            <text:p>2,916̅ ₁₀</text:p>
          </table:table-cell>
          <table:table-cell table:style-name="Base06GreyBackground" office:value-type="string" calcext:value-type="string">
            <text:p>2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27̅ ₁₀</text:p>
          </table:table-cell>
          <table:table-cell table:style-name="Base06GreyBackground" office:value-type="string" calcext:value-type="string">
            <text:p>0,14 ₆</text:p>
          </table:table-cell>
          <table:table-cell table:style-name="Base10MiddleColumn" office:value-type="string" calcext:value-type="string">
            <text:p>0,305̅ ₁₀</text:p>
          </table:table-cell>
          <table:table-cell table:style-name="Base06" office:value-type="string" calcext:value-type="string">
            <text:p>0,15 ₆</text:p>
          </table:table-cell>
          <table:table-cell table:style-name="Base10GreyBackgroundMiddleColumn" office:value-type="string" calcext:value-type="string">
            <text:p>0,3̅ ₁₀</text:p>
          </table:table-cell>
          <table:table-cell table:style-name="Base06GreyBackground" office:value-type="string" calcext:value-type="string">
            <text:p>0,2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,6 ₁₀</text:p>
          </table:table-cell>
          <table:table-cell table:style-name="Base06" office:value-type="string" calcext:value-type="string">
            <text:p>3,3̅ ₆</text:p>
          </table:table-cell>
          <table:table-cell table:style-name="Base10GreyBackgroundMiddleColumn" office:value-type="string" calcext:value-type="string">
            <text:p>3,2̅7̅ ₁₀</text:p>
          </table:table-cell>
          <table:table-cell table:style-name="Base06GreyBackground" office:value-type="string" calcext:value-type="string">
            <text:p>3,1̅3̅4̅5̅ ̅2̅4̅2̅1̅ ̅0̅3̅ ₆</text:p>
          </table:table-cell>
          <table:table-cell table:style-name="Base10MiddleColumn" office:value-type="string" calcext:value-type="string">
            <text:p>3 ₁₀</text:p>
          </table:table-cell>
          <table:table-cell table:style-name="Base06" office:value-type="string" calcext:value-type="string">
            <text:p>3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number-columns-repeated="3"/>
          <table:table-cell table:style-name="Base10GreyBackgroundColumnTitle" office:value-type="string" calcext:value-type="string">
            <text:p>13 ₁₀</text:p>
          </table:table-cell>
          <table:table-cell table:style-name="Base06GreyBackgroundColumnTitle" office:value-type="string" calcext:value-type="string">
            <text:p>21 ₆</text:p>
          </table:table-cell>
          <table:table-cell table:style-name="Base10ColumnTitle" office:value-type="string" calcext:value-type="string">
            <text:p>14 ₁₀</text:p>
          </table:table-cell>
          <table:table-cell table:style-name="Base06ColumnTitle" office:value-type="string" calcext:value-type="string">
            <text:p>22 ₆</text:p>
          </table:table-cell>
          <table:table-cell table:style-name="Base10GreyBackgroundColumnTitle" office:value-type="string" calcext:value-type="string">
            <text:p>15 ₁₀</text:p>
          </table:table-cell>
          <table:table-cell table:style-name="Base06GreyBackgroundColumnTitle" office:value-type="string" calcext:value-type="string">
            <text:p>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̅7̅6̅ ̅9̅2̅3̅ ₁₀</text:p>
          </table:table-cell>
          <table:table-cell table:style-name="Base06" office:value-type="string" calcext:value-type="string">
            <text:p>0,0̅2̅4̅3̅ ̅4̅0̅5̅3̅ ̅1̅2̅1̅5̅ ₆</text:p>
          </table:table-cell>
          <table:table-cell table:style-name="Base10GreyBackgroundMiddleColumn" office:value-type="string" calcext:value-type="string">
            <text:p>0,07̅1̅4̅ ̅2̅8̅5̅ ̅7̅1̅4̅ ̅2̅8̅5̅ ̅7̅1̅4̅ ̅2̅8̅5̅ ₁₀</text:p>
          </table:table-cell>
          <table:table-cell table:style-name="Base06GreyBackground" office:value-type="string" calcext:value-type="string">
            <text:p>0,02̅3̅ ₆</text:p>
          </table:table-cell>
          <table:table-cell table:style-name="Base10MiddleColumn" office:value-type="string" calcext:value-type="string">
            <text:p>0,06̅ ₁₀</text:p>
          </table:table-cell>
          <table:table-cell table:style-name="Base06" office:value-type="string" calcext:value-type="string">
            <text:p>0,0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6,5 ₁₀</text:p>
          </table:table-cell>
          <table:table-cell table:style-name="Base06" office:value-type="string" calcext:value-type="string">
            <text:p>10,3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,5 ₁₀</text:p>
          </table:table-cell>
          <table:table-cell table:style-name="Base06" office:value-type="string" calcext:value-type="string">
            <text:p>11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1̅5̅3̅ ̅8̅4̅6̅ ₁₀</text:p>
          </table:table-cell>
          <table:table-cell table:style-name="Base06GreyBackground" office:value-type="string" calcext:value-type="string">
            <text:p>0,0̅5̅3̅1̅ ̅2̅1̅5̅0̅ ̅2̅4̅3̅4̅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3̅ ₁₀</text:p>
          </table:table-cell>
          <table:table-cell table:style-name="Base06GreyBackground" office:value-type="string" calcext:value-type="string">
            <text:p>0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4,3̅ ₁₀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10MiddleColumn" office:value-type="string" calcext:value-type="string">
            <text:p>4,6̅ ₁₀</text:p>
          </table:table-cell>
          <table:table-cell table:style-name="Base06" office:value-type="string" calcext:value-type="string">
            <text:p>4,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2̅3̅0̅ ̅7̅6̅9̅ ₁₀</text:p>
          </table:table-cell>
          <table:table-cell table:style-name="Base06" office:value-type="string" calcext:value-type="string">
            <text:p>0,1̅2̅1̅5̅ ̅0̅2̅4̅3̅ ̅4̅0̅5̅3̅ ₆</text:p>
          </table:table-cell>
          <table:table-cell table:style-name="Base10GreyBackgroundMiddleColumn" office:value-type="string" calcext:value-type="string">
            <text:p>0,21̅4̅2̅ ̅8̅5̅7̅ ₁₀</text:p>
          </table:table-cell>
          <table:table-cell table:style-name="Base06GreyBackground" office:value-type="string" calcext:value-type="string">
            <text:p>0,11̅4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3,25 ₁₀</text:p>
          </table:table-cell>
          <table:table-cell table:style-name="Base06" office:value-type="string" calcext:value-type="string">
            <text:p>3,13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3,75 ₁₀</text:p>
          </table:table-cell>
          <table:table-cell table:style-name="Base06" office:value-type="string" calcext:value-type="string">
            <text:p>3,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3̅0̅7̅ ̅6̅9̅2̅ ₁₀</text:p>
          </table:table-cell>
          <table:table-cell table:style-name="Base06GreyBackground" office:value-type="string" calcext:value-type="string">
            <text:p>0,1̅5̅0̅2̅ ̅4̅3̅4̅0̅ ̅5̅3̅1̅2̅ ₆</text:p>
          </table:table-cell>
          <table:table-cell table:style-name="Base10Middle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26̅ ₁₀</text:p>
          </table:table-cell>
          <table:table-cell table:style-name="Base06GreyBackground" office:value-type="string" calcext:value-type="string">
            <text:p>0,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2,6 ₁₀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10MiddleColumn" office:value-type="string" calcext:value-type="string">
            <text:p>2,8 ₁₀</text:p>
          </table:table-cell>
          <table:table-cell table:style-name="Base06" office:value-type="string" calcext:value-type="string">
            <text:p>2,4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3̅8̅4̅ ̅6̅1̅5̅ ₁₀</text:p>
          </table:table-cell>
          <table:table-cell table:style-name="Base06" office:value-type="string" calcext:value-type="string">
            <text:p>0,2̅1̅5̅0̅ ̅2̅4̅3̅4̅ ̅0̅5̅3̅1̅ ₆</text:p>
          </table:table-cell>
          <table:table-cell table:style-name="Base10GreyBackgroundMiddleColumn" office:value-type="string" calcext:value-type="string">
            <text:p>0,35̅7̅1̅ ̅4̅2̅8̅ ₁₀</text:p>
          </table:table-cell>
          <table:table-cell table:style-name="Base06GreyBackground" office:value-type="string" calcext:value-type="string">
            <text:p>0,20̅5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2,16̅ ₁₀</text:p>
          </table:table-cell>
          <table:table-cell table:style-name="Base06" office:value-type="string" calcext:value-type="string">
            <text:p>2,1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4̅6̅1̅ ̅5̅3̅8̅ ₁₀</text:p>
          </table:table-cell>
          <table:table-cell table:style-name="Base06GreyBackground" office:value-type="string" calcext:value-type="string">
            <text:p>0,2̅4̅3̅4̅ ̅0̅5̅3̅1̅ ̅2̅1̅5̅0̅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1,8̅5̅7̅ ̅1̅4̅2̅ ₁₀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1̅4̅2̅ ̅8̅5̅7̅ ₁₀</text:p>
          </table:table-cell>
          <table:table-cell table:style-name="Base06GreyBackground" office:value-type="string" calcext:value-type="string">
            <text:p>2,0̅5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5̅3̅8̅ ̅4̅6̅1̅ ̅5̅3̅8̅ ̅4̅6̅1̅ ̅5̅3̅8̅ ̅4̅6̅1̅ ₁₀</text:p>
          </table:table-cell>
          <table:table-cell table:style-name="Base06" office:value-type="string" calcext:value-type="string">
            <text:p>0,3̅1̅2̅1̅ ̅5̅0̅2̅4̅ ̅3̅4̅0̅5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6̅ ₁₀</text:p>
          </table:table-cell>
          <table:table-cell table:style-name="Base06" office:value-type="string" calcext:value-type="string">
            <text:p>0,2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1,625 ₁₀</text:p>
          </table:table-cell>
          <table:table-cell table:style-name="Base06" office:value-type="string" calcext:value-type="string">
            <text:p>1,343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875 ₁₀</text:p>
          </table:table-cell>
          <table:table-cell table:style-name="Base06" office:value-type="string" calcext:value-type="string">
            <text:p>1,5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6̅1̅5̅ ̅3̅8̅4̅ ̅6̅1̅5̅ ̅3̅8̅4̅ ̅6̅1̅5̅ ̅3̅8̅4̅ ₁₀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53̅ ₁₀</text:p>
          </table:table-cell>
          <table:table-cell table:style-name="Base06GreyBackground" office:value-type="string" calcext:value-type="string">
            <text:p>0,3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1,4̅ ₁₀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10MiddleColumn" office:value-type="string" calcext:value-type="string">
            <text:p>1,5̅ ₁₀</text:p>
          </table:table-cell>
          <table:table-cell table:style-name="Base06" office:value-type="string" calcext:value-type="string">
            <text:p>1,32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6̅9̅2̅ ̅3̅0̅7̅ ̅6̅9̅2̅ ̅3̅0̅7̅ ̅6̅9̅2̅ ̅3̅0̅7̅ ₁₀</text:p>
          </table:table-cell>
          <table:table-cell table:style-name="Base06" office:value-type="string" calcext:value-type="string">
            <text:p>0,4̅0̅5̅3̅ ̅1̅2̅1̅5̅ ̅0̅2̅4̅3̅ ₆</text:p>
          </table:table-cell>
          <table:table-cell table:style-name="Base10GreyBackgroundMiddleColumn" office:value-type="string" calcext:value-type="string">
            <text:p>0,64̅2̅8̅ ̅5̅7̅1̅ ₁₀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,3 ₁₀</text:p>
          </table:table-cell>
          <table:table-cell table:style-name="Base06" office:value-type="string" calcext:value-type="string">
            <text:p>1,14̅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7̅6̅9̅ ̅2̅3̅0̅ ̅7̅6̅9̅ ̅2̅3̅0̅ ̅7̅6̅9̅ ̅2̅3̅0̅ ₁₀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,1̅8̅ ₁₀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10MiddleColumn" office:value-type="string" calcext:value-type="string">
            <text:p>1,2̅7̅ ₁₀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10GreyBackgroundMiddleColumn" office:value-type="string" calcext:value-type="string">
            <text:p>1,3̅6̅ ₁₀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8̅4̅6̅ ̅1̅5̅3̅ ̅8̅4̅6̅ ̅1̅5̅3̅ ̅8̅4̅6̅ ̅1̅5̅3̅ ₁₀</text:p>
          </table:table-cell>
          <table:table-cell table:style-name="Base06" office:value-type="string" calcext:value-type="string">
            <text:p>0,5̅0̅2̅4̅ ̅3̅4̅0̅5̅ ̅3̅1̅2̅1̅ ₆</text:p>
          </table:table-cell>
          <table:table-cell table:style-name="Base10GreyBackgroundMiddleColumn" office:value-type="string" calcext:value-type="string">
            <text:p>0,78̅5̅7̅ ̅1̅4̅2̅ ₁₀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10MiddleColumn" office:value-type="string" calcext:value-type="string">
            <text:p>0,73̅ ₁₀</text:p>
          </table:table-cell>
          <table:table-cell table:style-name="Base06" office:value-type="string" calcext:value-type="string">
            <text:p>0,4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,083̅ ₁₀</text:p>
          </table:table-cell>
          <table:table-cell table:style-name="Base06" office:value-type="string" calcext:value-type="string">
            <text:p>1,03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9̅2̅3̅ ̅0̅7̅6̅ ̅9̅2̅3̅ ̅0̅7̅6̅ ̅9̅2̅3̅ ̅0̅7̅6̅ ₁₀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 table:style-name="Base10Middle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7̅6̅ ̅9̅2̅3̅ ₁₀</text:p>
          </table:table-cell>
          <table:table-cell table:style-name="Base06" office:value-type="string" calcext:value-type="string">
            <text:p>1,0̅2̅4̅3̅ ̅4̅0̅5̅3̅ ̅1̅2̅1̅5̅ ₆</text:p>
          </table:table-cell>
          <table:table-cell table:style-name="Base10GreyBackgroundMiddleColumn" office:value-type="string" calcext:value-type="string">
            <text:p>1,1̅5̅3̅ ̅8̅4̅6̅ ₁₀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2̅8̅5̅ ̅7̅1̅4̅ ₁₀</text:p>
          </table:table-cell>
          <table:table-cell table:style-name="Base06GreyBackground" office:value-type="string" calcext:value-type="string">
            <text:p>0,53̅2̅3̅2̅ ̅3̅2̅ ₆</text:p>
          </table:table-cell>
          <table:table-cell table:style-name="Base10MiddleColumn" office:value-type="string" calcext:value-type="string">
            <text:p>0,86̅ ₁₀</text:p>
          </table:table-cell>
          <table:table-cell table:style-name="Base06" office:value-type="string" calcext:value-type="string">
            <text:p>0,5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92̅8̅5̅ ̅7̅1̅4̅ ₁₀</text:p>
          </table:table-cell>
          <table:table-cell table:style-name="Base06" office:value-type="string" calcext:value-type="string">
            <text:p>0,53̅2̅3̅2̅ ̅3̅2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7̅1̅4̅ ̅2̅8̅5̅ ₁₀</text:p>
          </table:table-cell>
          <table:table-cell table:style-name="Base06" office:value-type="string" calcext:value-type="string">
            <text:p>1,02̅3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,0̅7̅6̅ ̅9̅2̅3̅ ₁₀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3̅ ₁₀</text:p>
          </table:table-cell>
          <table:table-cell table:style-name="Base06GreyBackground" office:value-type="string" calcext:value-type="string">
            <text:p>0,5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86̅ ₁₀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10MiddleColumn" office:value-type="string" calcext:value-type="string">
            <text:p>0,93̅ ₁₀</text:p>
          </table:table-cell>
          <table:table-cell table:style-name="Base06" office:value-type="string" calcext:value-type="string">
            <text:p>0,53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1̅5̅3̅ ̅8̅4̅6̅ ₁₀</text:p>
          </table:table-cell>
          <table:table-cell table:style-name="Base06" office:value-type="string" calcext:value-type="string">
            <text:p>1,0̅5̅3̅1̅ ̅2̅1̅5̅0̅ ̅2̅4̅3̅4̅ ₆</text:p>
          </table:table-cell>
          <table:table-cell table:style-name="Base10GreyBackgroundMiddleColumn" office:value-type="string" calcext:value-type="string">
            <text:p>1,07̅1̅4̅ ̅2̅8̅5̅ ₁₀</text:p>
          </table:table-cell>
          <table:table-cell table:style-name="Base06GreyBackground" office:value-type="string" calcext:value-type="string">
            <text:p>1,02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8125 ₁₀</text:p>
          </table:table-cell>
          <table:table-cell table:style-name="Base06" office:value-type="string" calcext:value-type="string">
            <text:p>0,4513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10MiddleColumn" office:value-type="string" calcext:value-type="string">
            <text:p>0,9375 ₁₀</text:p>
          </table:table-cell>
          <table:table-cell table:style-name="Base06" office:value-type="string" calcext:value-type="string">
            <text:p>0,53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,2̅3̅0̅ ̅7̅6̅9̅ ₁₀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10Middle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 table:style-name="Base10GreyBackgroundMiddleColumn" office:value-type="string" calcext:value-type="string">
            <text:p>1,06̅ ₁₀</text:p>
          </table:table-cell>
          <table:table-cell table:style-name="Base06GreyBackground" office:value-type="string" calcext:value-type="string">
            <text:p>1,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7̅6̅4̅ ̅7̅0̅5̅ ̅8̅8̅2̅ ̅3̅5̅2̅ ̅9̅4̅1̅ ̅1̅ ₁₀</text:p>
          </table:table-cell>
          <table:table-cell table:style-name="Base06GreyBackground" office:value-type="string" calcext:value-type="string">
            <text:p>0,4̅3̅3̅1̅ ̅0̅2̅0̅4̅ ̅1̅2̅2̅4̅ ̅5̅3̅5̅1̅ ₆</text:p>
          </table:table-cell>
          <table:table-cell table:style-name="Base10MiddleColumn" office:value-type="string" calcext:value-type="string">
            <text:p>0,8̅2̅3̅ ̅5̅2̅9̅ ̅4̅1̅1̅ ̅7̅6̅4̅ ̅7̅0̅5̅ ̅8̅ ₁₀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10GreyBackgroundMiddleColumn" office:value-type="string" calcext:value-type="string">
            <text:p>0,8̅8̅2̅ ̅3̅5̅2̅ ̅9̅4̅1̅ ̅1̅7̅6̅ ̅4̅7̅0̅ ̅5̅ ₁₀</text:p>
          </table:table-cell>
          <table:table-cell table:style-name="Base06GreyBackground" office:value-type="string" calcext:value-type="string">
            <text:p>0,5̅1̅4̅3̅ ̅3̅1̅0̅2̅ ̅0̅4̅1̅2̅ ̅2̅4̅5̅3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,3̅0̅7̅ ̅6̅9̅2̅ ₁₀</text:p>
          </table:table-cell>
          <table:table-cell table:style-name="Base06" office:value-type="string" calcext:value-type="string">
            <text:p>1,1̅5̅0̅2̅ ̅4̅3̅4̅0̅ ̅5̅3̅1̅2̅ ₆</text:p>
          </table:table-cell>
          <table:table-cell table:style-name="Base10GreyBackgroundMiddleColumn" office:value-type="string" calcext:value-type="string">
            <text:p>1,21̅4̅2̅ ̅8̅5̅7̅ ₁₀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10MiddleColumn" office:value-type="string" calcext:value-type="string">
            <text:p>1,13̅ ₁₀</text:p>
          </table:table-cell>
          <table:table-cell table:style-name="Base06" office:value-type="string" calcext:value-type="string">
            <text:p>1,0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72̅ ₁₀</text:p>
          </table:table-cell>
          <table:table-cell table:style-name="Base06" office:value-type="string" calcext:value-type="string">
            <text:p>0,42 ₆</text:p>
          </table:table-cell>
          <table:table-cell table:style-name="Base10GreyBackgroundMiddle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4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3̅8̅4̅ ̅6̅1̅5̅ ₁₀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 table:style-name="Base10Middle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6̅8̅4̅ ̅2̅1̅0̅ ̅5̅2̅6̅ ̅3̅1̅5̅ ̅7̅8̅9̅ ̅4̅7̅3̅ ₁₀</text:p>
          </table:table-cell>
          <table:table-cell table:style-name="Base06GreyBackground" office:value-type="string" calcext:value-type="string">
            <text:p>0,4̅0̅3̅4̅ ̅4̅2̅3̅0̅ ̅5̅ ₆</text:p>
          </table:table-cell>
          <table:table-cell table:style-name="Base10MiddleColumn" office:value-type="string" calcext:value-type="string">
            <text:p>0,7̅3̅6̅ ̅8̅4̅2̅ ̅1̅0̅5̅ ̅2̅6̅3̅ ̅1̅5̅7̅ ̅8̅9̅4̅ ₁₀</text:p>
          </table:table-cell>
          <table:table-cell table:style-name="Base06" office:value-type="string" calcext:value-type="string">
            <text:p>0,4̅2̅3̅0̅ ̅5̅4̅0̅3̅ ̅4̅ ₆</text:p>
          </table:table-cell>
          <table:table-cell table:style-name="Base10GreyBackgroundMiddleColumn" office:value-type="string" calcext:value-type="string">
            <text:p>0,7̅8̅9̅ ̅4̅7̅3̅ ̅6̅8̅4̅ ̅2̅1̅0̅ ̅5̅2̅6̅ ̅3̅1̅5̅ ₁₀</text:p>
          </table:table-cell>
          <table:table-cell table:style-name="Base06GreyBackground" office:value-type="string" calcext:value-type="string">
            <text:p>0,4̅4̅2̅3̅ ̅0̅5̅4̅0̅ ̅3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4̅6̅1̅ ̅5̅3̅8̅ ₁₀</text:p>
          </table:table-cell>
          <table:table-cell table:style-name="Base06" office:value-type="string" calcext:value-type="string">
            <text:p>1,2̅4̅3̅4̅ ̅0̅5̅3̅1̅ ̅2̅1̅5̅0̅ ₆</text:p>
          </table:table-cell>
          <table:table-cell table:style-name="Base10GreyBackgroundMiddleColumn" office:value-type="string" calcext:value-type="string">
            <text:p>1,35̅7̅1̅ ̅4̅2̅8̅ ₁₀</text:p>
          </table:table-cell>
          <table:table-cell table:style-name="Base06GreyBackground" office:value-type="string" calcext:value-type="string">
            <text:p>1,20̅5̅ ₆</text:p>
          </table:table-cell>
          <table:table-cell table:style-name="Base10MiddleColumn" office:value-type="string" calcext:value-type="string">
            <text:p>1,26̅ ₁₀</text:p>
          </table:table-cell>
          <table:table-cell table:style-name="Base06" office:value-type="string" calcext:value-type="string">
            <text:p>1,1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65 ₁₀</text:p>
          </table:table-cell>
          <table:table-cell table:style-name="Base06" office:value-type="string" calcext:value-type="string">
            <text:p>0,352̅ ₆</text:p>
          </table:table-cell>
          <table:table-cell table:style-name="Base10GreyBackgroundMiddleColumn" office:value-type="string" calcext:value-type="string">
            <text:p>0,7 ₁₀</text:p>
          </table:table-cell>
          <table:table-cell table:style-name="Base06GreyBackground" office:value-type="string" calcext:value-type="string">
            <text:p>0,41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5̅3̅8̅ ̅4̅6̅1̅ ₁₀</text:p>
          </table:table-cell>
          <table:table-cell table:style-name="Base06GreyBackground" office:value-type="string" calcext:value-type="string">
            <text:p>1,3̅1̅2̅1̅ ̅5̅0̅2̅4̅ ̅3̅4̅0̅5̅ ₆</text:p>
          </table:table-cell>
          <table:table-cell table:style-name="Base10MiddleColumn" office:value-type="string" calcext:value-type="string">
            <text:p>1,4̅2̅8̅ ̅5̅7̅1̅ ₁₀</text:p>
          </table:table-cell>
          <table:table-cell table:style-name="Base06" office:value-type="string" calcext:value-type="string">
            <text:p>1,2̅3̅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6̅1̅9̅ ̅0̅4̅7̅ ̅6̅1̅9̅ ̅0̅4̅7̅ ̅6̅1̅9̅ ̅0̅4̅7̅ ₁₀</text:p>
          </table:table-cell>
          <table:table-cell table:style-name="Base06GreyBackground" office:value-type="string" calcext:value-type="string">
            <text:p>0,34̅1̅4̅1̅ ̅4̅1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6̅1̅5̅ ̅3̅8̅4̅ ₁₀</text:p>
          </table:table-cell>
          <table:table-cell table:style-name="Base06" office:value-type="string" calcext:value-type="string">
            <text:p>1,3̅4̅0̅5̅ ̅3̅1̅2̅1̅ ̅5̅0̅2̅4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59̅0̅ ₁₀</text:p>
          </table:table-cell>
          <table:table-cell table:style-name="Base06" office:value-type="string" calcext:value-type="string">
            <text:p>0,33̅1̅3̅4̅ ̅5̅2̅4̅2̅ ̅1̅0̅ ₆</text:p>
          </table:table-cell>
          <table:table-cell table:style-name="Base10GreyBackgroundMiddleColumn" office:value-type="string" calcext:value-type="string">
            <text:p>0,6̅3̅6̅ ̅3̅6̅3̅ ̅6̅3̅ ₁₀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 table:style-name="Base10MiddleColumn" office:value-type="string" calcext:value-type="string">
            <text:p>0,68̅1̅ ₁₀</text:p>
          </table:table-cell>
          <table:table-cell table:style-name="Base06" office:value-type="string" calcext:value-type="string">
            <text:p>0,40̅3̅1̅3̅ ̅4̅5̅2̅4̅ ̅2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6̅9̅2̅ ̅3̅0̅7̅ ₁₀</text:p>
          </table:table-cell>
          <table:table-cell table:style-name="Base06GreyBackground" office:value-type="string" calcext:value-type="string">
            <text:p>1,4̅0̅5̅3̅ ̅1̅2̅1̅5̅ ̅0̅2̅4̅3̅ ₆</text:p>
          </table:table-cell>
          <table:table-cell table:style-name="Base10MiddleColumn" office:value-type="string" calcext:value-type="string">
            <text:p>1,5̅7̅1̅ ̅4̅2̅8̅ ₁₀</text:p>
          </table:table-cell>
          <table:table-cell table:style-name="Base06" office:value-type="string" calcext:value-type="string">
            <text:p>1,3̅2̅ ₆</text:p>
          </table:table-cell>
          <table:table-cell table:style-name="Base10GreyBackgroundMiddleColumn" office:value-type="string" calcext:value-type="string">
            <text:p>1,46̅ ₁₀</text:p>
          </table:table-cell>
          <table:table-cell table:style-name="Base06GreyBackground" office:value-type="string" calcext:value-type="string">
            <text:p>1,2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5̅6̅5̅ ̅2̅1̅7̅ ̅3̅9̅1̅ ̅3̅0̅4̅ ̅3̅4̅7̅ ̅8̅2̅6̅ ̅0̅8̅6̅ ̅9̅ ₁₀</text:p>
          </table:table-cell>
          <table:table-cell table:style-name="Base06GreyBackground" office:value-type="string" calcext:value-type="string">
            <text:p>0,3̅2̅2̅0̅ ̅3̅0̅4̅4̅ ̅1̅0̅1̅ ₆</text:p>
          </table:table-cell>
          <table:table-cell table:style-name="Base10MiddleColumn" office:value-type="string" calcext:value-type="string">
            <text:p>0,6̅0̅8̅ ̅6̅9̅5̅ ̅6̅5̅2̅ ̅1̅7̅3̅ ̅9̅1̅3̅ ̅0̅4̅3̅ ̅4̅7̅8̅ ̅2̅ ₁₀</text:p>
          </table:table-cell>
          <table:table-cell table:style-name="Base06" office:value-type="string" calcext:value-type="string">
            <text:p>0,3̅3̅5̅2̅ ̅5̅1̅1̅4̅ ̅5̅4̅2̅ ₆</text:p>
          </table:table-cell>
          <table:table-cell table:style-name="Base10GreyBackgroundMiddleColumn" office:value-type="string" calcext:value-type="string">
            <text:p>0,6̅5̅2̅ ̅1̅7̅3̅ ̅9̅1̅3̅ ̅0̅4̅3̅ ̅4̅7̅8̅ ̅2̅6̅0̅ ̅8̅6̅9̅ ̅5̅ ₁₀</text:p>
          </table:table-cell>
          <table:table-cell table:style-name="Base06GreyBackground" office:value-type="string" calcext:value-type="string">
            <text:p>0,3̅5̅2̅5̅ ̅1̅1̅4̅5̅ ̅4̅2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7̅6̅9̅ ̅2̅3̅0̅ ₁₀</text:p>
          </table:table-cell>
          <table:table-cell table:style-name="Base06" office:value-type="string" calcext:value-type="string">
            <text:p>1,4̅3̅4̅0̅ ̅5̅3̅1̅2̅ ̅1̅5̅0̅2̅ ₆</text:p>
          </table:table-cell>
          <table:table-cell table:style-name="Base10GreyBackgroundMiddleColumn" office:value-type="string" calcext:value-type="string">
            <text:p>1,64̅2̅8̅ ̅5̅7̅1̅ ₁₀</text:p>
          </table:table-cell>
          <table:table-cell table:style-name="Base06GreyBackground" office:value-type="string" calcext:value-type="string">
            <text:p>1,35̅0̅5̅0̅ ̅5̅0̅ ₆</text:p>
          </table:table-cell>
          <table:table-cell table:style-name="Base10MiddleColumn" office:value-type="string" calcext:value-type="string">
            <text:p>1,53̅ ₁₀</text:p>
          </table:table-cell>
          <table:table-cell table:style-name="Base06" office:value-type="string" calcext:value-type="string">
            <text:p>1,3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5416̅ ₁₀</text:p>
          </table:table-cell>
          <table:table-cell table:style-name="Base06" office:value-type="string" calcext:value-type="string">
            <text:p>0,313 ₆</text:p>
          </table:table-cell>
          <table:table-cell table:style-name="Base10GreyBackgroundMiddleColumn" office:value-type="string" calcext:value-type="string">
            <text:p>0,583̅ ₁₀</text:p>
          </table:table-cell>
          <table:table-cell table:style-name="Base06GreyBackground" office:value-type="string" calcext:value-type="string">
            <text:p>0,33 ₆</text:p>
          </table:table-cell>
          <table:table-cell table:style-name="Base10Middle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8̅4̅6̅ ̅1̅5̅3̅ ₁₀</text:p>
          </table:table-cell>
          <table:table-cell table:style-name="Base06GreyBackground" office:value-type="string" calcext:value-type="string">
            <text:p>1,5̅0̅2̅4̅ ̅3̅4̅0̅5̅ ̅3̅1̅2̅1̅ ₆</text:p>
          </table:table-cell>
          <table:table-cell table:style-name="Base10MiddleColumn" office:value-type="string" calcext:value-type="string">
            <text:p>1,7̅1̅4̅ ̅2̅8̅5̅ ₁₀</text:p>
          </table:table-cell>
          <table:table-cell table:style-name="Base06" office:value-type="string" calcext:value-type="string">
            <text:p>1,4̅1̅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52 ₁₀</text:p>
          </table:table-cell>
          <table:table-cell table:style-name="Base06GreyBackground" office:value-type="string" calcext:value-type="string">
            <text:p>0,3̅0̅4̅1̅ ̅5̅ ₆</text:p>
          </table:table-cell>
          <table:table-cell table:style-name="Base10MiddleColumn" office:value-type="string" calcext:value-type="string">
            <text:p>0,56 ₁₀</text:p>
          </table:table-cell>
          <table:table-cell table:style-name="Base06" office:value-type="string" calcext:value-type="string">
            <text:p>0,3̅2̅0̅5̅ ̅4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9̅2̅3̅ ̅0̅7̅6̅ ₁₀</text:p>
          </table:table-cell>
          <table:table-cell table:style-name="Base06" office:value-type="string" calcext:value-type="string">
            <text:p>1,5̅3̅1̅2̅ ̅1̅5̅0̅2̅ ̅4̅3̅4̅0̅ ₆</text:p>
          </table:table-cell>
          <table:table-cell table:style-name="Base10GreyBackgroundMiddleColumn" office:value-type="string" calcext:value-type="string">
            <text:p>1,78̅5̅7̅ ̅1̅4̅2̅ ₁₀</text:p>
          </table:table-cell>
          <table:table-cell table:style-name="Base06GreyBackground" office:value-type="string" calcext:value-type="string">
            <text:p>1,44̅1̅4̅1̅ ̅4̅1̅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3̅8̅ ̅4̅6̅1̅ ̅5̅3̅8̅ ̅4̅6̅1̅ ̅5̅3̅8̅ ̅4̅6̅1̅ ₁₀</text:p>
          </table:table-cell>
          <table:table-cell table:style-name="Base06GreyBackground" office:value-type="string" calcext:value-type="string">
            <text:p>0,3̅1̅2̅1̅ ̅5̅0̅2̅4̅ ̅3̅4̅0̅5̅ ₆</text:p>
          </table:table-cell>
          <table:table-cell table:style-name="Base10MiddleColumn" office:value-type="string" calcext:value-type="string">
            <text:p>0,57̅6̅9̅ ̅2̅3̅0̅ ₁₀</text:p>
          </table:table-cell>
          <table:table-cell table:style-name="Base06" office:value-type="string" calcext:value-type="string">
            <text:p>0,32̅4̅3̅4̅ ̅0̅5̅3̅1̅ ̅2̅1̅5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8̅5̅7̅ ̅1̅4̅2̅ ₁₀</text:p>
          </table:table-cell>
          <table:table-cell table:style-name="Base06" office:value-type="string" calcext:value-type="string">
            <text:p>1,5̅0̅ ₆</text:p>
          </table:table-cell>
          <table:table-cell table:style-name="Base10GreyBackgroundMiddleColumn" office:value-type="string" calcext:value-type="string">
            <text:p>1,73̅ ₁₀</text:p>
          </table:table-cell>
          <table:table-cell table:style-name="Base06GreyBackground" office:value-type="string" calcext:value-type="string">
            <text:p>1,4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4̅8̅1̅ ₁₀</text:p>
          </table:table-cell>
          <table:table-cell table:style-name="Base06GreyBackground" office:value-type="string" calcext:value-type="string">
            <text:p>0,252 ₆</text:p>
          </table:table-cell>
          <table:table-cell table:style-name="Base10MiddleColumn" office:value-type="string" calcext:value-type="string">
            <text:p>0,5̅1̅8̅ ̅5̅1̅8̅ ̅5̅1̅8̅ ₁₀</text:p>
          </table:table-cell>
          <table:table-cell table:style-name="Base06" office:value-type="string" calcext:value-type="string">
            <text:p>0,304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2,0̅7̅6̅ ̅9̅2̅3̅ ₁₀</text:p>
          </table:table-cell>
          <table:table-cell table:style-name="Base06" office:value-type="string" calcext:value-type="string">
            <text:p>2,0̅2̅4̅3̅ ̅4̅0̅5̅3̅ ̅1̅2̅1̅5̅ ₆</text:p>
          </table:table-cell>
          <table:table-cell table:style-name="Base10GreyBackgroundMiddleColumn" office:value-type="string" calcext:value-type="string">
            <text:p>1,92̅8̅5̅ ̅7̅1̅4̅ ₁₀</text:p>
          </table:table-cell>
          <table:table-cell table:style-name="Base06GreyBackground" office:value-type="string" calcext:value-type="string">
            <text:p>1,53̅2̅3̅2̅ ̅3̅2̅ ₆</text:p>
          </table:table-cell>
          <table:table-cell table:style-name="Base10Middle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464̅2̅8̅ ̅5̅7̅1̅ ₁₀</text:p>
          </table:table-cell>
          <table:table-cell table:style-name="Base06" office:value-type="string" calcext:value-type="string">
            <text:p>0,244̅1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35̅7̅1̅ ̅4̅2̅8̅ ₁₀</text:p>
          </table:table-cell>
          <table:table-cell table:style-name="Base06" office:value-type="string" calcext:value-type="string">
            <text:p>0,31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,1̅5̅3̅ ̅8̅4̅6̅ ₁₀</text:p>
          </table:table-cell>
          <table:table-cell table:style-name="Base06GreyBackground" office:value-type="string" calcext:value-type="string">
            <text:p>2,0̅5̅3̅1̅ ̅2̅1̅5̅0̅ ̅2̅4̅3̅4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86̅ ₁₀</text:p>
          </table:table-cell>
          <table:table-cell table:style-name="Base06GreyBackground" office:value-type="string" calcext:value-type="string">
            <text:p>1,5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4̅4̅8̅ ̅2̅7̅5̅ ̅8̅6̅2̅ ̅0̅6̅8̅ ̅9̅6̅5̅ ̅5̅1̅7̅ ̅2̅4̅1̅ ̅3̅7̅9̅ ̅3̅1̅0̅ ̅3̅ ₁₀</text:p>
          </table:table-cell>
          <table:table-cell table:style-name="Base06GreyBackground" office:value-type="string" calcext:value-type="string">
            <text:p>0,2̅4̅0̅4̅ ̅5̅4̅4̅3̅ ̅1̅5̅1̅0̅ ̅1̅1̅ ₆</text:p>
          </table:table-cell>
          <table:table-cell table:style-name="Base10MiddleColumn" office:value-type="string" calcext:value-type="string">
            <text:p>0,4̅8̅2̅ ̅7̅5̅8̅ ̅6̅2̅0̅ ̅6̅8̅9̅ ̅6̅5̅5̅ ̅1̅7̅2̅ ̅4̅1̅3̅ ̅7̅9̅3̅ ̅1̅0̅3̅ ̅4̅ ₁₀</text:p>
          </table:table-cell>
          <table:table-cell table:style-name="Base06" office:value-type="string" calcext:value-type="string">
            <text:p>0,2̅5̅2̅1̅ ̅3̅5̅3̅3̅ ̅0̅3̅4̅2̅ ̅0̅2̅ ₆</text:p>
          </table:table-cell>
          <table:table-cell table:style-name="Base10GreyBackgroundMiddleColumn" office:value-type="string" calcext:value-type="string">
            <text:p>0,5̅1̅7̅ ̅2̅4̅1̅ ̅3̅7̅9̅ ̅3̅1̅0̅ ̅3̅4̅4̅ ̅8̅2̅7̅ ̅5̅8̅6̅ ̅2̅0̅6̅ ̅8̅9̅6̅ ̅5̅ ₁₀</text:p>
          </table:table-cell>
          <table:table-cell table:style-name="Base06GreyBackground" office:value-type="string" calcext:value-type="string">
            <text:p>0,3̅0̅3̅4̅ ̅2̅0̅2̅2̅ ̅5̅2̅1̅3̅ ̅5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2,2̅3̅0̅ ̅7̅6̅9̅ ₁₀</text:p>
          </table:table-cell>
          <table:table-cell table:style-name="Base06" office:value-type="string" calcext:value-type="string">
            <text:p>2,1̅2̅1̅5̅ ̅0̅2̅4̅3̅ ̅4̅0̅5̅3̅ ₆</text:p>
          </table:table-cell>
          <table:table-cell table:style-name="Base10GreyBackgroundMiddleColumn" office:value-type="string" calcext:value-type="string">
            <text:p>2,07̅1̅4̅ ̅2̅8̅5̅ ₁₀</text:p>
          </table:table-cell>
          <table:table-cell table:style-name="Base06GreyBackground" office:value-type="string" calcext:value-type="string">
            <text:p>2,02̅3̅ ₆</text:p>
          </table:table-cell>
          <table:table-cell table:style-name="Base10MiddleColumn" office:value-type="string" calcext:value-type="string">
            <text:p>1,93̅ ₁₀</text:p>
          </table:table-cell>
          <table:table-cell table:style-name="Base06" office:value-type="string" calcext:value-type="string">
            <text:p>1,5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43̅ ₁₀</text:p>
          </table:table-cell>
          <table:table-cell table:style-name="Base06" office:value-type="string" calcext:value-type="string">
            <text:p>0,23̅ ₆</text:p>
          </table:table-cell>
          <table:table-cell table:style-name="Base10GreyBackgroundMiddleColumn" office:value-type="string" calcext:value-type="string">
            <text:p>0,46̅ ₁₀</text:p>
          </table:table-cell>
          <table:table-cell table:style-name="Base06GreyBackground" office:value-type="string" calcext:value-type="string">
            <text:p>0,24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2,3̅0̅7̅ ̅6̅9̅2̅ ₁₀</text:p>
          </table:table-cell>
          <table:table-cell table:style-name="Base06GreyBackground" office:value-type="string" calcext:value-type="string">
            <text:p>2,1̅5̅0̅2̅ ̅4̅3̅4̅0̅ ̅5̅3̅1̅2̅ ₆</text:p>
          </table:table-cell>
          <table:table-cell table:style-name="Base10MiddleColumn" office:value-type="string" calcext:value-type="string">
            <text:p>2,1̅4̅2̅ ̅8̅5̅7̅ ₁₀</text:p>
          </table:table-cell>
          <table:table-cell table:style-name="Base06" office:value-type="string" calcext:value-type="string">
            <text:p>2,0̅5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4̅1̅9̅ ̅3̅5̅4̅ ̅8̅3̅8̅ ̅7̅0̅9̅ ̅6̅7̅7̅ ₁₀</text:p>
          </table:table-cell>
          <table:table-cell table:style-name="Base06GreyBackground" office:value-type="string" calcext:value-type="string">
            <text:p>0,2̅3̅0̅3̅ ̅2̅5̅ ₆</text:p>
          </table:table-cell>
          <table:table-cell table:style-name="Base10MiddleColumn" office:value-type="string" calcext:value-type="string">
            <text:p>0,4̅5̅1̅ ̅6̅1̅2̅ ̅9̅0̅3̅ ̅2̅2̅5̅ ̅8̅0̅6̅ ₁₀</text:p>
          </table:table-cell>
          <table:table-cell table:style-name="Base06" office:value-type="string" calcext:value-type="string">
            <text:p>0,2̅4̅1̅3̅ ̅1̅4̅ ₆</text:p>
          </table:table-cell>
          <table:table-cell table:style-name="Base10GreyBackgroundMiddleColumn" office:value-type="string" calcext:value-type="string">
            <text:p>0,4̅8̅3̅ ̅8̅7̅0̅ ̅9̅6̅7̅ ̅7̅4̅1̅ ̅9̅3̅5̅ ₁₀</text:p>
          </table:table-cell>
          <table:table-cell table:style-name="Base06GreyBackground" office:value-type="string" calcext:value-type="string">
            <text:p>0,2̅5̅2̅3̅ ̅0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2,3̅8̅4̅ ̅6̅1̅5̅ ₁₀</text:p>
          </table:table-cell>
          <table:table-cell table:style-name="Base06" office:value-type="string" calcext:value-type="string">
            <text:p>2,2̅1̅5̅0̅ ̅2̅4̅3̅4̅ ̅0̅5̅3̅1̅ ₆</text:p>
          </table:table-cell>
          <table:table-cell table:style-name="Base10GreyBackgroundMiddleColumn" office:value-type="string" calcext:value-type="string">
            <text:p>2,21̅4̅2̅ ̅8̅5̅7̅ ₁₀</text:p>
          </table:table-cell>
          <table:table-cell table:style-name="Base06GreyBackground" office:value-type="string" calcext:value-type="string">
            <text:p>2,11̅4̅ ₆</text:p>
          </table:table-cell>
          <table:table-cell table:style-name="Base10MiddleColumn" office:value-type="string" calcext:value-type="string">
            <text:p>2,06̅ ₁₀</text:p>
          </table:table-cell>
          <table:table-cell table:style-name="Base06" office:value-type="string" calcext:value-type="string">
            <text:p>2,0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40625 ₁₀</text:p>
          </table:table-cell>
          <table:table-cell table:style-name="Base06" office:value-type="string" calcext:value-type="string">
            <text:p>0,22343 ₆</text:p>
          </table:table-cell>
          <table:table-cell table:style-name="Base10GreyBackgroundMiddleColumn" office:value-type="string" calcext:value-type="string">
            <text:p>0,4375 ₁₀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10MiddleColumn" office:value-type="string" calcext:value-type="string">
            <text:p>0,46875 ₁₀</text:p>
          </table:table-cell>
          <table:table-cell table:style-name="Base06" office:value-type="string" calcext:value-type="string">
            <text:p>0,245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2,4̅6̅1̅ ̅5̅3̅8̅ ₁₀</text:p>
          </table:table-cell>
          <table:table-cell table:style-name="Base06GreyBackground" office:value-type="string" calcext:value-type="string">
            <text:p>2,2̅4̅3̅4̅ ̅0̅5̅3̅1̅ ̅2̅1̅5̅0̅ ₆</text:p>
          </table:table-cell>
          <table:table-cell table:style-name="Base10MiddleColumn" office:value-type="string" calcext:value-type="string">
            <text:p>2,2̅8̅5̅ ̅7̅1̅4̅ ₁₀</text:p>
          </table:table-cell>
          <table:table-cell table:style-name="Base06" office:value-type="string" calcext:value-type="string">
            <text:p>2,1̅4̅ ₆</text:p>
          </table:table-cell>
          <table:table-cell table:style-name="Base10GreyBackgroundMiddleColumn" office:value-type="string" calcext:value-type="string">
            <text:p>2,13̅ ₁₀</text:p>
          </table:table-cell>
          <table:table-cell table:style-name="Base06GreyBackground" office:value-type="string" calcext:value-type="string">
            <text:p>2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3̅9̅ ₁₀</text:p>
          </table:table-cell>
          <table:table-cell table:style-name="Base06GreyBackground" office:value-type="string" calcext:value-type="string">
            <text:p>0,22̅1̅0̅3̅ ̅1̅3̅4̅5̅ ̅2̅4̅ ₆</text:p>
          </table:table-cell>
          <table:table-cell table:style-name="Base10MiddleColumn" office:value-type="string" calcext:value-type="string">
            <text:p>0,4̅2̅ ₁₀</text:p>
          </table:table-cell>
          <table:table-cell table:style-name="Base06" office:value-type="string" calcext:value-type="string">
            <text:p>0,23̅1̅3̅4̅ ̅5̅2̅4̅2̅ ̅1̅0̅ ₆</text:p>
          </table:table-cell>
          <table:table-cell table:style-name="Base10GreyBackgroundMiddleColumn" office:value-type="string" calcext:value-type="string">
            <text:p>0,4̅5̅ ₁₀</text:p>
          </table:table-cell>
          <table:table-cell table:style-name="Base06GreyBackground" office:value-type="string" calcext:value-type="string">
            <text:p>0,2̅4̅2̅1̅ ̅0̅3̅1̅3̅ ̅4̅5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2,5̅3̅8̅ ̅4̅6̅1̅ ₁₀</text:p>
          </table:table-cell>
          <table:table-cell table:style-name="Base06" office:value-type="string" calcext:value-type="string">
            <text:p>2,3̅1̅2̅1̅ ̅5̅0̅2̅4̅ ̅3̅4̅0̅5̅ ₆</text:p>
          </table:table-cell>
          <table:table-cell table:style-name="Base10GreyBackgroundMiddleColumn" office:value-type="string" calcext:value-type="string">
            <text:p>2,35̅7̅1̅ ̅4̅2̅8̅ ₁₀</text:p>
          </table:table-cell>
          <table:table-cell table:style-name="Base06GreyBackground" office:value-type="string" calcext:value-type="string">
            <text:p>2,20̅5̅ ₆</text:p>
          </table:table-cell>
          <table:table-cell table:style-name="Base10MiddleColumn" office:value-type="string" calcext:value-type="string">
            <text:p>2,2 ₁₀</text:p>
          </table:table-cell>
          <table:table-cell table:style-name="Base06" office:value-type="string" calcext:value-type="string">
            <text:p>2,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38̅2̅3̅ ̅5̅2̅9̅ ̅4̅1̅1̅ ̅7̅6̅4̅ ̅7̅0̅5̅ ̅8̅ ₁₀</text:p>
          </table:table-cell>
          <table:table-cell table:style-name="Base06" office:value-type="string" calcext:value-type="string">
            <text:p>0,21̅4̅3̅3̅ ̅1̅0̅2̅0̅ ̅4̅1̅2̅2̅ ̅4̅5̅3̅5̅ ₆</text:p>
          </table:table-cell>
          <table:table-cell table:style-name="Base10GreyBackgroundMiddleColumn" office:value-type="string" calcext:value-type="string">
            <text:p>0,4̅1̅1̅ ̅7̅6̅4̅ ̅7̅0̅5̅ ̅8̅8̅2̅ ̅3̅5̅2̅ ̅9̅ ₁₀</text:p>
          </table:table-cell>
          <table:table-cell table:style-name="Base06GreyBackground" office:value-type="string" calcext:value-type="string">
            <text:p>0,2̅2̅4̅5̅ ̅3̅5̅1̅4̅ ̅3̅3̅1̅0̅ ̅2̅0̅4̅1̅ ₆</text:p>
          </table:table-cell>
          <table:table-cell table:style-name="Base10MiddleColumn" office:value-type="string" calcext:value-type="string">
            <text:p>0,44̅1̅1̅ ̅7̅6̅4̅ ̅7̅0̅5̅ ̅8̅8̅2̅ ̅3̅5̅2̅ ̅9̅ ₁₀</text:p>
          </table:table-cell>
          <table:table-cell table:style-name="Base06" office:value-type="string" calcext:value-type="string">
            <text:p>0,23̅5̅1̅4̅ ̅3̅3̅1̅0̅ ̅2̅0̅4̅1̅ ̅2̅2̅4̅5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2,6̅1̅5̅ ̅3̅8̅4̅ ₁₀</text:p>
          </table:table-cell>
          <table:table-cell table:style-name="Base06GreyBackground" office:value-type="string" calcext:value-type="string">
            <text:p>2,3̅4̅0̅5̅ ̅3̅1̅2̅1̅ ̅5̅0̅2̅4̅ ₆</text:p>
          </table:table-cell>
          <table:table-cell table:style-name="Base10MiddleColumn" office:value-type="string" calcext:value-type="string">
            <text:p>2,4̅2̅8̅ ̅5̅7̅1̅ ₁₀</text:p>
          </table:table-cell>
          <table:table-cell table:style-name="Base06" office:value-type="string" calcext:value-type="string">
            <text:p>2,2̅3̅ ₆</text:p>
          </table:table-cell>
          <table:table-cell table:style-name="Base10GreyBackgroundMiddleColumn" office:value-type="string" calcext:value-type="string">
            <text:p>2,26̅ ₁₀</text:p>
          </table:table-cell>
          <table:table-cell table:style-name="Base06GreyBackground" office:value-type="string" calcext:value-type="string">
            <text:p>2,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37̅1̅4̅ ̅2̅8̅5̅ ₁₀</text:p>
          </table:table-cell>
          <table:table-cell table:style-name="Base06GreyBackground" office:value-type="string" calcext:value-type="string">
            <text:p>0,2̅1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4̅2̅8̅ ̅5̅7̅1̅ ₁₀</text:p>
          </table:table-cell>
          <table:table-cell table:style-name="Base06GreyBackground" office:value-type="string" calcext:value-type="string">
            <text:p>0,2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2,6̅9̅2̅ ̅3̅0̅7̅ ₁₀</text:p>
          </table:table-cell>
          <table:table-cell table:style-name="Base06" office:value-type="string" calcext:value-type="string">
            <text:p>2,4̅0̅5̅3̅ ̅1̅2̅1̅5̅ ̅0̅2̅4̅3̅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3̅ ₁₀</text:p>
          </table:table-cell>
          <table:table-cell table:style-name="Base06" office:value-type="string" calcext:value-type="string">
            <text:p>2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361̅ ₁₀</text:p>
          </table:table-cell>
          <table:table-cell table:style-name="Base06" office:value-type="string" calcext:value-type="string">
            <text:p>0,21 ₆</text:p>
          </table:table-cell>
          <table:table-cell table:style-name="Base10GreyBackgroundMiddleColumn" office:value-type="string" calcext:value-type="string">
            <text:p>0,38̅ ₁₀</text:p>
          </table:table-cell>
          <table:table-cell table:style-name="Base06GreyBackground" office:value-type="string" calcext:value-type="string">
            <text:p>0,22 ₆</text:p>
          </table:table-cell>
          <table:table-cell table:style-name="Base10MiddleColumn" office:value-type="string" calcext:value-type="string">
            <text:p>0,416̅ ₁₀</text:p>
          </table:table-cell>
          <table:table-cell table:style-name="Base06" office:value-type="string" calcext:value-type="string">
            <text:p>0,2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2,7̅6̅9̅ ̅2̅3̅0̅ ₁₀</text:p>
          </table:table-cell>
          <table:table-cell table:style-name="Base06GreyBackground" office:value-type="string" calcext:value-type="string">
            <text:p>2,4̅3̅4̅0̅ ̅5̅3̅1̅2̅ ̅1̅5̅0̅2̅ ₆</text:p>
          </table:table-cell>
          <table:table-cell table:style-name="Base10MiddleColumn" office:value-type="string" calcext:value-type="string">
            <text:p>2,5̅7̅1̅ ̅4̅2̅8̅ ₁₀</text:p>
          </table:table-cell>
          <table:table-cell table:style-name="Base06" office:value-type="string" calcext:value-type="string">
            <text:p>2,3̅2̅ ₆</text:p>
          </table:table-cell>
          <table:table-cell table:style-name="Base10GreyBackgroundMiddleColumn" office:value-type="string" calcext:value-type="string">
            <text:p>2,4 ₁₀</text:p>
          </table:table-cell>
          <table:table-cell table:style-name="Base06GreyBackground" office:value-type="string" calcext:value-type="string">
            <text:p>2,2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number-columns-repeated="3"/>
          <table:table-cell table:style-name="Base10ColumnTitle" office:value-type="string" calcext:value-type="string">
            <text:p>16 ₁₀</text:p>
          </table:table-cell>
          <table:table-cell table:style-name="Base06ColumnTitle" office:value-type="string" calcext:value-type="string">
            <text:p>24 ₆</text:p>
          </table:table-cell>
          <table:table-cell table:style-name="Base10GreyBackgroundColumnTitle" office:value-type="string" calcext:value-type="string">
            <text:p>17 ₁₀</text:p>
          </table:table-cell>
          <table:table-cell table:style-name="Base06GreyBackgroundColumnTitle" office:value-type="string" calcext:value-type="string">
            <text:p>25 ₆</text:p>
          </table:table-cell>
          <table:table-cell table:style-name="Base10ColumnTitle" office:value-type="string" calcext:value-type="string">
            <text:p>18 ₁₀</text:p>
          </table:table-cell>
          <table:table-cell table:style-name="Base06ColumnTitle" office:value-type="string" calcext:value-type="string">
            <text:p>3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625 ₁₀</text:p>
          </table:table-cell>
          <table:table-cell table:style-name="Base06GreyBackground" office:value-type="string" calcext:value-type="string">
            <text:p>0,0213 ₆</text:p>
          </table:table-cell>
          <table:table-cell table:style-name="Base10MiddleColumn" office:value-type="string" calcext:value-type="string">
            <text:p>0,0̅5̅8̅ ̅8̅2̅3̅ ̅5̅2̅9̅ ̅4̅1̅1̅ ̅7̅6̅4̅ ̅7̅ ₁₀</text:p>
          </table:table-cell>
          <table:table-cell table:style-name="Base06" office:value-type="string" calcext:value-type="string">
            <text:p>0,0̅2̅0̅4̅ ̅1̅2̅2̅4̅ ̅5̅3̅5̅1̅ ̅4̅3̅3̅1̅ ₆</text:p>
          </table:table-cell>
          <table:table-cell table:style-name="Base10GreyBackgroundMiddleColumn" office:value-type="string" calcext:value-type="string">
            <text:p>0,05̅ ₁₀</text:p>
          </table:table-cell>
          <table:table-cell table:style-name="Base06GreyBackground" office:value-type="string" calcext:value-type="string">
            <text:p>0,0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8,5 ₁₀</text:p>
          </table:table-cell>
          <table:table-cell table:style-name="Base06" office:value-type="string" calcext:value-type="string">
            <text:p>12,3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 table:style-name="Base10GreyBackgroundMiddleColumn" office:value-type="string" calcext:value-type="string">
            <text:p>0,1̅1̅7̅ ̅6̅4̅7̅ ̅0̅5̅8̅ ̅8̅2̅3̅ ̅5̅2̅9̅ ̅4̅ ₁₀</text:p>
          </table:table-cell>
          <table:table-cell table:style-name="Base06GreyBackground" office:value-type="string" calcext:value-type="string">
            <text:p>0,0̅4̅1̅2̅ ̅2̅4̅5̅3̅ ̅5̅1̅4̅3̅ ̅3̅1̅0̅2̅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5,3̅ ₁₀</text:p>
          </table:table-cell>
          <table:table-cell table:style-name="Base06" office:value-type="string" calcext:value-type="string">
            <text:p>5,2 ₆</text:p>
          </table:table-cell>
          <table:table-cell table:style-name="Base10GreyBackgroundMiddleColumn" office:value-type="string" calcext:value-type="string">
            <text:p>5,6̅ ₁₀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1875 ₁₀</text:p>
          </table:table-cell>
          <table:table-cell table:style-name="Base06GreyBackground" office:value-type="string" calcext:value-type="string">
            <text:p>0,1043 ₆</text:p>
          </table:table-cell>
          <table:table-cell table:style-name="Base10MiddleColumn" office:value-type="string" calcext:value-type="string">
            <text:p>0,1̅7̅6̅ ̅4̅7̅0̅ ̅5̅8̅8̅ ̅2̅3̅5̅ ̅2̅9̅4̅ ̅1̅ ₁₀</text:p>
          </table:table-cell>
          <table:table-cell table:style-name="Base06" office:value-type="string" calcext:value-type="string">
            <text:p>0,1̅0̅2̅0̅ ̅4̅1̅2̅2̅ ̅4̅5̅3̅5̅ ̅1̅4̅3̅3̅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,25 ₁₀</text:p>
          </table:table-cell>
          <table:table-cell table:style-name="Base06" office:value-type="string" calcext:value-type="string">
            <text:p>4,13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3̅5̅ ̅2̅9̅4̅ ̅1̅1̅7̅ ̅6̅4̅7̅ ̅0̅5̅8̅ ̅8̅ ₁₀</text:p>
          </table:table-cell>
          <table:table-cell table:style-name="Base06GreyBackground" office:value-type="string" calcext:value-type="string">
            <text:p>0,1̅2̅2̅4̅ ̅5̅3̅5̅1̅ ̅4̅3̅3̅1̅ ̅0̅2̅0̅4̅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3,2 ₁₀</text:p>
          </table:table-cell>
          <table:table-cell table:style-name="Base06" office:value-type="string" calcext:value-type="string">
            <text:p>3,1̅ ₆</text:p>
          </table:table-cell>
          <table:table-cell table:style-name="Base10GreyBackgroundMiddleColumn" office:value-type="string" calcext:value-type="string">
            <text:p>3,4 ₁₀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10MiddleColumn" office:value-type="string" calcext:value-type="string">
            <text:p>3,6 ₁₀</text:p>
          </table:table-cell>
          <table:table-cell table:style-name="Base06" office:value-type="string" calcext:value-type="string">
            <text:p>3,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3125 ₁₀</text:p>
          </table:table-cell>
          <table:table-cell table:style-name="Base06GreyBackground" office:value-type="string" calcext:value-type="string">
            <text:p>0,1513 ₆</text:p>
          </table:table-cell>
          <table:table-cell table:style-name="Base10MiddleColumn" office:value-type="string" calcext:value-type="string">
            <text:p>0,2̅9̅4̅ ̅1̅1̅7̅ ̅6̅4̅7̅ ̅0̅5̅8̅ ̅8̅2̅3̅ ̅5̅ ₁₀</text:p>
          </table:table-cell>
          <table:table-cell table:style-name="Base06" office:value-type="string" calcext:value-type="string">
            <text:p>0,1̅4̅3̅3̅ ̅1̅0̅2̅0̅ ̅4̅1̅2̅2̅ ̅4̅5̅3̅5̅ ₆</text:p>
          </table:table-cell>
          <table:table-cell table:style-name="Base10GreyBackgroundMiddleColumn" office:value-type="string" calcext:value-type="string">
            <text:p>0,27̅ ₁₀</text:p>
          </table:table-cell>
          <table:table-cell table:style-name="Base06GreyBackground" office:value-type="string" calcext:value-type="string">
            <text:p>0,1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10MiddleColumn" office:value-type="string" calcext:value-type="string">
            <text:p>2,83̅ ₁₀</text:p>
          </table:table-cell>
          <table:table-cell table:style-name="Base06" office:value-type="string" calcext:value-type="string">
            <text:p>2,5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 table:style-name="Base10GreyBackgroundMiddleColumn" office:value-type="string" calcext:value-type="string">
            <text:p>0,3̅5̅2̅ ̅9̅4̅1̅ ̅1̅7̅6̅ ̅4̅7̅0̅ ̅5̅8̅8̅ ̅2̅ ₁₀</text:p>
          </table:table-cell>
          <table:table-cell table:style-name="Base06GreyBackground" office:value-type="string" calcext:value-type="string">
            <text:p>0,2̅0̅4̅1̅ ̅2̅2̅4̅5̅ ̅3̅5̅1̅4̅ ̅3̅3̅1̅0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2,2̅8̅5̅ ̅7̅1̅4̅ ₁₀</text:p>
          </table:table-cell>
          <table:table-cell table:style-name="Base06" office:value-type="string" calcext:value-type="string">
            <text:p>2,1̅4̅ ₆</text:p>
          </table:table-cell>
          <table:table-cell table:style-name="Base10GreyBackgroundMiddleColumn" office:value-type="string" calcext:value-type="string">
            <text:p>2,4̅2̅8̅ ̅5̅7̅1̅ ₁₀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10MiddleColumn" office:value-type="string" calcext:value-type="string">
            <text:p>2,5̅7̅1̅ ̅4̅2̅8̅ ₁₀</text:p>
          </table:table-cell>
          <table:table-cell table:style-name="Base06" office:value-type="string" calcext:value-type="string">
            <text:p>2,3̅2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4375 ₁₀</text:p>
          </table:table-cell>
          <table:table-cell table:style-name="Base06GreyBackground" office:value-type="string" calcext:value-type="string">
            <text:p>0,2343 ₆</text:p>
          </table:table-cell>
          <table:table-cell table:style-name="Base10MiddleColumn" office:value-type="string" calcext:value-type="string">
            <text:p>0,4̅1̅1̅ ̅7̅6̅4̅ ̅7̅0̅5̅ ̅8̅8̅2̅ ̅3̅5̅2̅ ̅9̅ ₁₀</text:p>
          </table:table-cell>
          <table:table-cell table:style-name="Base06" office:value-type="string" calcext:value-type="string">
            <text:p>0,2̅2̅4̅5̅ ̅3̅5̅1̅4̅ ̅3̅3̅1̅0̅ ̅2̅0̅4̅1̅ ₆</text:p>
          </table:table-cell>
          <table:table-cell table:style-name="Base10GreyBackgroundMiddleColumn" office:value-type="string" calcext:value-type="string">
            <text:p>0,38̅ ₁₀</text:p>
          </table:table-cell>
          <table:table-cell table:style-name="Base06GreyBackground" office:value-type="string" calcext:value-type="string">
            <text:p>0,2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125 ₁₀</text:p>
          </table:table-cell>
          <table:table-cell table:style-name="Base06" office:value-type="string" calcext:value-type="string">
            <text:p>2,043 ₆</text:p>
          </table:table-cell>
          <table:table-cell table:style-name="Base10GreyBackgroundMiddle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7̅0̅ ̅5̅8̅8̅ ̅2̅3̅5̅ ̅2̅9̅4̅ ̅1̅1̅7̅ ̅6̅ ₁₀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1,7̅ ₁₀</text:p>
          </table:table-cell>
          <table:table-cell table:style-name="Base06" office:value-type="string" calcext:value-type="string">
            <text:p>1,44 ₆</text:p>
          </table:table-cell>
          <table:table-cell table:style-name="Base10GreyBackgroundMiddleColumn" office:value-type="string" calcext:value-type="string">
            <text:p>1,8̅ ₁₀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5625 ₁₀</text:p>
          </table:table-cell>
          <table:table-cell table:style-name="Base06GreyBackground" office:value-type="string" calcext:value-type="string">
            <text:p>0,3213 ₆</text:p>
          </table:table-cell>
          <table:table-cell table:style-name="Base10MiddleColumn" office:value-type="string" calcext:value-type="string">
            <text:p>0,5̅2̅9̅ ̅4̅1̅1̅ ̅7̅6̅4̅ ̅7̅0̅5̅ ̅8̅8̅2̅ ̅3̅ ₁₀</text:p>
          </table:table-cell>
          <table:table-cell table:style-name="Base06" office:value-type="string" calcext:value-type="string">
            <text:p>0,3̅1̅0̅2̅ ̅0̅4̅1̅2̅ ̅2̅4̅5̅3̅ ̅5̅1̅4̅3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10MiddleColumn" office:value-type="string" calcext:value-type="string">
            <text:p>1,7 ₁₀</text:p>
          </table:table-cell>
          <table:table-cell table:style-name="Base06" office:value-type="string" calcext:value-type="string">
            <text:p>1,41̅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 table:style-name="Base10GreyBackgroundMiddleColumn" office:value-type="string" calcext:value-type="string">
            <text:p>0,5̅8̅8̅ ̅2̅3̅5̅ ̅2̅9̅4̅ ̅1̅1̅7̅ ̅6̅4̅7̅ ̅0̅ ₁₀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1,4̅5̅ ₁₀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10GreyBackgroundMiddleColumn" office:value-type="string" calcext:value-type="string">
            <text:p>1,5̅4̅ ₁₀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10MiddleColumn" office:value-type="string" calcext:value-type="string">
            <text:p>1,6̅3̅ ₁₀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6875 ₁₀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10MiddleColumn" office:value-type="string" calcext:value-type="string">
            <text:p>0,6̅4̅7̅ ̅0̅5̅8̅ ̅8̅2̅3̅ ̅5̅2̅9̅ ̅4̅1̅1̅ ̅7̅ ₁₀</text:p>
          </table:table-cell>
          <table:table-cell table:style-name="Base06" office:value-type="string" calcext:value-type="string">
            <text:p>0,3̅5̅1̅4̅ ̅3̅3̅1̅0̅ ̅2̅0̅4̅1̅ ̅2̅2̅4̅5̅ ₆</text:p>
          </table:table-cell>
          <table:table-cell table:style-name="Base10GreyBackgroundMiddleColumn" office:value-type="string" calcext:value-type="string">
            <text:p>0,61̅ ₁₀</text:p>
          </table:table-cell>
          <table:table-cell table:style-name="Base06GreyBackground" office:value-type="string" calcext:value-type="string">
            <text:p>0,3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10MiddleColumn" office:value-type="string" calcext:value-type="string">
            <text:p>1,416̅ ₁₀</text:p>
          </table:table-cell>
          <table:table-cell table:style-name="Base06" office:value-type="string" calcext:value-type="string">
            <text:p>1,2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style-name="Base10GreyBackgroundMiddleColumn" office:value-type="string" calcext:value-type="string">
            <text:p>0,7̅0̅5̅ ̅8̅8̅2̅ ̅3̅5̅2̅ ̅9̅4̅1̅ ̅1̅7̅6̅ ̅4̅ ₁₀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,2̅3̅0̅ ̅7̅6̅9̅ ₁₀</text:p>
          </table:table-cell>
          <table:table-cell table:style-name="Base06" office:value-type="string" calcext:value-type="string">
            <text:p>1,1̅2̅1̅5̅ ̅0̅2̅4̅3̅ ̅4̅0̅5̅3̅ ₆</text:p>
          </table:table-cell>
          <table:table-cell table:style-name="Base10GreyBackgroundMiddleColumn" office:value-type="string" calcext:value-type="string">
            <text:p>1,3̅0̅7̅ ̅6̅9̅2̅ ₁₀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10MiddleColumn" office:value-type="string" calcext:value-type="string">
            <text:p>1,3̅8̅4̅ ̅6̅1̅5̅ ₁₀</text:p>
          </table:table-cell>
          <table:table-cell table:style-name="Base06" office:value-type="string" calcext:value-type="string">
            <text:p>1,2̅1̅5̅0̅ ̅2̅4̅3̅4̅ ̅0̅5̅3̅1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8125 ₁₀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10MiddleColumn" office:value-type="string" calcext:value-type="string">
            <text:p>0,7̅6̅4̅ ̅7̅0̅5̅ ̅8̅8̅2̅ ̅3̅5̅2̅ ̅9̅4̅1̅ ̅1̅ ₁₀</text:p>
          </table:table-cell>
          <table:table-cell table:style-name="Base06" office:value-type="string" calcext:value-type="string">
            <text:p>0,4̅3̅3̅1̅ ̅0̅2̅0̅4̅ ̅1̅2̅2̅4̅ ̅5̅3̅5̅1̅ ₆</text:p>
          </table:table-cell>
          <table:table-cell table:style-name="Base10GreyBackgroundMiddleColumn" office:value-type="string" calcext:value-type="string">
            <text:p>0,72̅ ₁₀</text:p>
          </table:table-cell>
          <table:table-cell table:style-name="Base06GreyBackground" office:value-type="string" calcext:value-type="string">
            <text:p>0,4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10MiddleColumn" office:value-type="string" calcext:value-type="string">
            <text:p>1,21̅4̅2̅ ̅8̅5̅7̅ ₁₀</text:p>
          </table:table-cell>
          <table:table-cell table:style-name="Base06" office:value-type="string" calcext:value-type="string">
            <text:p>1,11̅4̅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 table:style-name="Base10GreyBackgroundMiddleColumn" office:value-type="string" calcext:value-type="string">
            <text:p>0,8̅2̅3̅ ̅5̅2̅9̅ ̅4̅1̅1̅ ̅7̅6̅4̅ ̅7̅0̅5̅ ̅8̅ ₁₀</text:p>
          </table:table-cell>
          <table:table-cell table:style-name="Base06GreyBackground" office:value-type="string" calcext:value-type="string">
            <text:p>0,4̅5̅3̅5̅ ̅1̅4̅3̅3̅ ̅1̅0̅2̅0̅ ̅4̅1̅2̅2̅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06̅ ₁₀</text:p>
          </table:table-cell>
          <table:table-cell table:style-name="Base06" office:value-type="string" calcext:value-type="string">
            <text:p>1,02̅ ₆</text:p>
          </table:table-cell>
          <table:table-cell table:style-name="Base10GreyBackgroundMiddleColumn" office:value-type="string" calcext:value-type="string">
            <text:p>1,13̅ ₁₀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9375 ₁₀</text:p>
          </table:table-cell>
          <table:table-cell table:style-name="Base06GreyBackground" office:value-type="string" calcext:value-type="string">
            <text:p>0,5343 ₆</text:p>
          </table:table-cell>
          <table:table-cell table:style-name="Base10MiddleColumn" office:value-type="string" calcext:value-type="string">
            <text:p>0,8̅8̅2̅ ̅3̅5̅2̅ ̅9̅4̅1̅ ̅1̅7̅6̅ ̅4̅7̅0̅ ̅5̅ ₁₀</text:p>
          </table:table-cell>
          <table:table-cell table:style-name="Base06" office:value-type="string" calcext:value-type="string">
            <text:p>0,5̅1̅4̅3̅ ̅3̅1̅0̅2̅ ̅0̅4̅1̅2̅ ̅2̅4̅5̅3̅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625 ₁₀</text:p>
          </table:table-cell>
          <table:table-cell table:style-name="Base06" office:value-type="string" calcext:value-type="string">
            <text:p>1,0213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4̅1̅ ̅1̅7̅6̅ ̅4̅7̅0̅ ̅5̅8̅8̅ ̅2̅3̅5̅ ̅2̅ ₁₀</text:p>
          </table:table-cell>
          <table:table-cell table:style-name="Base06GreyBackground" office:value-type="string" calcext:value-type="string">
            <text:p>0,5̅3̅5̅1̅ ̅4̅3̅3̅1̅ ̅0̅2̅0̅4̅ ̅1̅2̅2̅4̅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9̅4̅1̅ ̅1̅7̅6̅ ̅4̅7̅0̅ ̅5̅8̅8̅ ̅2̅3̅5̅ ̅2̅ ₁₀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5̅8̅ ̅8̅2̅3̅ ̅5̅2̅9̅ ̅4̅1̅1̅ ̅7̅6̅4̅ ̅7̅ ₁₀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0625 ₁₀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4̅ ₁₀</text:p>
          </table:table-cell>
          <table:table-cell table:style-name="Base06GreyBackground" office:value-type="string" calcext:value-type="string">
            <text:p>0,5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10MiddleColumn" office:value-type="string" calcext:value-type="string">
            <text:p>0,94̅ ₁₀</text:p>
          </table:table-cell>
          <table:table-cell table:style-name="Base06" office:value-type="string" calcext:value-type="string">
            <text:p>0,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 table:style-name="Base10GreyBackgroundMiddleColumn" office:value-type="string" calcext:value-type="string">
            <text:p>1,0̅5̅8̅ ̅8̅2̅3̅ ̅5̅2̅9̅ ̅4̅1̅1̅ ̅7̅6̅4̅ ̅7̅ ₁₀</text:p>
          </table:table-cell>
          <table:table-cell table:style-name="Base06GreyBackground" office:value-type="string" calcext:value-type="string">
            <text:p>1,0̅2̅0̅4̅ ̅1̅2̅2̅4̅ ̅5̅3̅5̅1̅ ̅4̅3̅3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8̅4̅2̅ ̅1̅0̅5̅ ̅2̅6̅3̅ ̅1̅5̅7̅ ̅8̅9̅4̅ ̅7̅3̅6̅ ₁₀</text:p>
          </table:table-cell>
          <table:table-cell table:style-name="Base06" office:value-type="string" calcext:value-type="string">
            <text:p>0,5̅0̅1̅5̅ ̅2̅1̅1̅3̅ ̅2̅ ₆</text:p>
          </table:table-cell>
          <table:table-cell table:style-name="Base10GreyBackgroundMiddleColumn" office:value-type="string" calcext:value-type="string">
            <text:p>0,8̅9̅4̅ ̅7̅3̅6̅ ̅8̅4̅2̅ ̅1̅0̅5̅ ̅2̅6̅3̅ ̅1̅5̅7̅ ₁₀</text:p>
          </table:table-cell>
          <table:table-cell table:style-name="Base06GreyBackground" office:value-type="string" calcext:value-type="string">
            <text:p>0,5̅2̅1̅1̅ ̅3̅2̅5̅0̅ ̅1̅ ₆</text:p>
          </table:table-cell>
          <table:table-cell table:style-name="Base10MiddleColumn" office:value-type="string" calcext:value-type="string">
            <text:p>0,9̅4̅7̅ ̅3̅6̅8̅ ̅4̅2̅1̅ ̅0̅5̅2̅ ̅6̅3̅1̅ ̅5̅7̅8̅ ₁₀</text:p>
          </table:table-cell>
          <table:table-cell table:style-name="Base06" office:value-type="string" calcext:value-type="string">
            <text:p>0,5̅4̅0̅3̅ ̅4̅4̅2̅3̅ ̅0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1875 ₁₀</text:p>
          </table:table-cell>
          <table:table-cell table:style-name="Base06GreyBackground" office:value-type="string" calcext:value-type="string">
            <text:p>1,1043 ₆</text:p>
          </table:table-cell>
          <table:table-cell table:style-name="Base10MiddleColumn" office:value-type="string" calcext:value-type="string">
            <text:p>1,1̅1̅7̅ ̅6̅4̅7̅ ̅0̅5̅8̅ ̅8̅2̅3̅ ̅5̅2̅9̅ ̅4̅ ₁₀</text:p>
          </table:table-cell>
          <table:table-cell table:style-name="Base06" office:value-type="string" calcext:value-type="string">
            <text:p>1,0̅4̅1̅2̅ ̅2̅4̅5̅3̅ ̅5̅1̅4̅3̅ ̅3̅1̅0̅2̅ ₆</text:p>
          </table:table-cell>
          <table:table-cell table:style-name="Base10GreyBackgroundMiddleColumn" office:value-type="string" calcext:value-type="string">
            <text:p>1,05̅ ₁₀</text:p>
          </table:table-cell>
          <table:table-cell table:style-name="Base06GreyBackground" office:value-type="string" calcext:value-type="string">
            <text:p>1,0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85 ₁₀</text:p>
          </table:table-cell>
          <table:table-cell table:style-name="Base06" office:value-type="string" calcext:value-type="string">
            <text:p>0,503̅ ₆</text:p>
          </table:table-cell>
          <table:table-cell table:style-name="Base10GreyBackgroundMiddleColumn" office:value-type="string" calcext:value-type="string">
            <text:p>0,9 ₁₀</text:p>
          </table:table-cell>
          <table:table-cell table:style-name="Base06GreyBackground" office:value-type="string" calcext:value-type="string">
            <text:p>0,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1̅7̅6̅ ̅4̅7̅0̅ ̅5̅8̅8̅ ̅2̅3̅5̅ ̅2̅9̅4̅ ̅1̅ ₁₀</text:p>
          </table:table-cell>
          <table:table-cell table:style-name="Base06GreyBackground" office:value-type="string" calcext:value-type="string">
            <text:p>1,1̅0̅2̅0̅ ̅4̅1̅2̅2̅ ̅4̅5̅3̅5̅ ̅1̅4̅3̅3̅ ₆</text:p>
          </table:table-cell>
          <table:table-cell table:style-name="Base10MiddleColumn" office:value-type="string" calcext:value-type="string">
            <text:p>1,1̅ ₁₀</text:p>
          </table:table-cell>
          <table:table-cell table:style-name="Base06" office:value-type="string" calcext:value-type="string">
            <text:p>1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7̅6̅1̅ ̅9̅0̅4̅ ̅7̅6̅1̅ ̅9̅0̅4̅ ̅7̅6̅1̅ ̅9̅0̅4̅ ₁₀</text:p>
          </table:table-cell>
          <table:table-cell table:style-name="Base06" office:value-type="string" calcext:value-type="string">
            <text:p>0,43̅2̅3̅2̅ ̅3̅2̅ ₆</text:p>
          </table:table-cell>
          <table:table-cell table:style-name="Base10GreyBackgroundMiddleColumn" office:value-type="string" calcext:value-type="string">
            <text:p>0,8̅0̅9̅ ̅5̅2̅3̅ ̅8̅0̅9̅ ̅5̅2̅3̅ ̅8̅0̅9̅ ̅5̅2̅3̅ ₁₀</text:p>
          </table:table-cell>
          <table:table-cell table:style-name="Base06GreyBackground" office:value-type="string" calcext:value-type="string">
            <text:p>0,45̅0̅5̅0̅ ̅5̅0̅ ₆</text:p>
          </table:table-cell>
          <table:table-cell table:style-name="Base10Middle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,3125 ₁₀</text:p>
          </table:table-cell>
          <table:table-cell table:style-name="Base06GreyBackground" office:value-type="string" calcext:value-type="string">
            <text:p>1,1513 ₆</text:p>
          </table:table-cell>
          <table:table-cell table:style-name="Base10MiddleColumn" office:value-type="string" calcext:value-type="string">
            <text:p>1,2̅3̅5̅ ̅2̅9̅4̅ ̅1̅1̅7̅ ̅6̅4̅7̅ ̅0̅5̅8̅ ̅8̅ ₁₀</text:p>
          </table:table-cell>
          <table:table-cell table:style-name="Base06" office:value-type="string" calcext:value-type="string">
            <text:p>1,1̅2̅2̅4̅ ̅5̅3̅5̅1̅ ̅4̅3̅3̅1̅ ̅0̅2̅0̅4̅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7̅2̅7̅ ̅2̅7̅2̅ ̅7̅2̅ ₁₀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style-name="Base10MiddleColumn" office:value-type="string" calcext:value-type="string">
            <text:p>0,77̅2̅ ₁₀</text:p>
          </table:table-cell>
          <table:table-cell table:style-name="Base06" office:value-type="string" calcext:value-type="string">
            <text:p>0,43̅4̅5̅2̅ ̅4̅2̅1̅0̅ ̅3̅1̅ ₆</text:p>
          </table:table-cell>
          <table:table-cell table:style-name="Base10GreyBackgroundMiddleColumn" office:value-type="string" calcext:value-type="string">
            <text:p>0,8̅1̅8̅ ̅1̅8̅1̅ ̅8̅1̅ ₁₀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,375 ₁₀</text:p>
          </table:table-cell>
          <table:table-cell table:style-name="Base06" office:value-type="string" calcext:value-type="string">
            <text:p>1,213 ₆</text:p>
          </table:table-cell>
          <table:table-cell table:style-name="Base10GreyBackgroundMiddleColumn" office:value-type="string" calcext:value-type="string">
            <text:p>1,2̅9̅4̅ ̅1̅1̅7̅ ̅6̅4̅7̅ ̅0̅5̅8̅ ̅8̅2̅3̅ ̅5̅ ₁₀</text:p>
          </table:table-cell>
          <table:table-cell table:style-name="Base06GreyBackground" office:value-type="string" calcext:value-type="string">
            <text:p>1,1̅4̅3̅3̅ ̅1̅0̅2̅0̅ ̅4̅1̅2̅2̅ ̅4̅5̅3̅5̅ ₆</text:p>
          </table:table-cell>
          <table:table-cell table:style-name="Base10MiddleColumn" office:value-type="string" calcext:value-type="string">
            <text:p>1,2̅ ₁₀</text:p>
          </table:table-cell>
          <table:table-cell table:style-name="Base06" office:value-type="string" calcext:value-type="string">
            <text:p>1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6̅9̅5̅ ̅6̅5̅2̅ ̅1̅7̅3̅ ̅9̅1̅3̅ ̅0̅4̅3̅ ̅4̅7̅8̅ ̅2̅6̅0̅ ̅8̅ ₁₀</text:p>
          </table:table-cell>
          <table:table-cell table:style-name="Base06" office:value-type="string" calcext:value-type="string">
            <text:p>0,4̅1̅0̅1̅ ̅3̅2̅2̅0̅ ̅3̅0̅4̅ ₆</text:p>
          </table:table-cell>
          <table:table-cell table:style-name="Base10GreyBackgroundMiddleColumn" office:value-type="string" calcext:value-type="string">
            <text:p>0,7̅3̅9̅ ̅1̅3̅0̅ ̅4̅3̅4̅ ̅7̅8̅2̅ ̅6̅0̅8̅ ̅6̅9̅5̅ ̅6̅5̅2̅ ̅1̅ ₁₀</text:p>
          </table:table-cell>
          <table:table-cell table:style-name="Base06GreyBackground" office:value-type="string" calcext:value-type="string">
            <text:p>0,4̅2̅3̅3̅ ̅5̅2̅5̅1̅ ̅1̅4̅5̅ ₆</text:p>
          </table:table-cell>
          <table:table-cell table:style-name="Base10MiddleColumn" office:value-type="string" calcext:value-type="string">
            <text:p>0,7̅8̅2̅ ̅6̅0̅8̅ ̅6̅9̅5̅ ̅6̅5̅2̅ ̅1̅7̅3̅ ̅9̅1̅3̅ ̅0̅4̅3̅ ̅4̅ ₁₀</text:p>
          </table:table-cell>
          <table:table-cell table:style-name="Base06" office:value-type="string" calcext:value-type="string">
            <text:p>0,4̅4̅1̅0̅ ̅1̅3̅2̅2̅ ̅0̅3̅0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4375 ₁₀</text:p>
          </table:table-cell>
          <table:table-cell table:style-name="Base06GreyBackground" office:value-type="string" calcext:value-type="string">
            <text:p>1,2343 ₆</text:p>
          </table:table-cell>
          <table:table-cell table:style-name="Base10MiddleColumn" office:value-type="string" calcext:value-type="string">
            <text:p>1,3̅5̅2̅ ̅9̅4̅1̅ ̅1̅7̅6̅ ̅4̅7̅0̅ ̅5̅8̅8̅ ̅2̅ ₁₀</text:p>
          </table:table-cell>
          <table:table-cell table:style-name="Base06" office:value-type="string" calcext:value-type="string">
            <text:p>1,2̅0̅4̅1̅ ̅2̅2̅4̅5̅ ̅3̅5̅1̅4̅ ̅3̅3̅1̅0̅ ₆</text:p>
          </table:table-cell>
          <table:table-cell table:style-name="Base10GreyBackgroundMiddleColumn" office:value-type="string" calcext:value-type="string">
            <text:p>1,27̅ ₁₀</text:p>
          </table:table-cell>
          <table:table-cell table:style-name="Base06GreyBackground" office:value-type="string" calcext:value-type="string">
            <text:p>1,1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7083̅ ₁₀</text:p>
          </table:table-cell>
          <table:table-cell table:style-name="Base06" office:value-type="string" calcext:value-type="string">
            <text:p>0,41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4̅1̅1̅ ̅7̅6̅4̅ ̅7̅0̅5̅ ̅8̅8̅2̅ ̅3̅5̅2̅ ̅9̅ ₁₀</text:p>
          </table:table-cell>
          <table:table-cell table:style-name="Base06GreyBackground" office:value-type="string" calcext:value-type="string">
            <text:p>1,2̅2̅4̅5̅ ̅3̅5̅1̅4̅ ̅3̅3̅1̅0̅ ̅2̅0̅4̅1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64 ₁₀</text:p>
          </table:table-cell>
          <table:table-cell table:style-name="Base06" office:value-type="string" calcext:value-type="string">
            <text:p>0,3̅5̅0̅1̅ ̅2̅ ₆</text:p>
          </table:table-cell>
          <table:table-cell table:style-name="Base10GreyBackgroundMiddleColumn" office:value-type="string" calcext:value-type="string">
            <text:p>0,68 ₁₀</text:p>
          </table:table-cell>
          <table:table-cell table:style-name="Base06GreyBackground" office:value-type="string" calcext:value-type="string">
            <text:p>0,4̅0̅2̅5̅ ̅1̅ ₆</text:p>
          </table:table-cell>
          <table:table-cell table:style-name="Base10MiddleColumn" office:value-type="string" calcext:value-type="string">
            <text:p>0,72 ₁₀</text:p>
          </table:table-cell>
          <table:table-cell table:style-name="Base06" office:value-type="string" calcext:value-type="string">
            <text:p>0,4̅1̅5̅3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,5625 ₁₀</text:p>
          </table:table-cell>
          <table:table-cell table:style-name="Base06GreyBackground" office:value-type="string" calcext:value-type="string">
            <text:p>1,3213 ₆</text:p>
          </table:table-cell>
          <table:table-cell table:style-name="Base10MiddleColumn" office:value-type="string" calcext:value-type="string">
            <text:p>1,4̅7̅0̅ ̅5̅8̅8̅ ̅2̅3̅5̅ ̅2̅9̅4̅ ̅1̅1̅7̅ ̅6̅ ₁₀</text:p>
          </table:table-cell>
          <table:table-cell table:style-name="Base06" office:value-type="string" calcext:value-type="string">
            <text:p>1,2̅4̅5̅3̅ ̅5̅1̅4̅3̅ ̅3̅1̅0̅2̅ ̅0̅4̅1̅2̅ ₆</text:p>
          </table:table-cell>
          <table:table-cell table:style-name="Base10GreyBackgroundMiddleColumn" office:value-type="string" calcext:value-type="string">
            <text:p>1,38̅ ₁₀</text:p>
          </table:table-cell>
          <table:table-cell table:style-name="Base06GreyBackground" office:value-type="string" calcext:value-type="string">
            <text:p>1,2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6̅1̅5̅ ̅3̅8̅4̅ ̅6̅1̅5̅ ̅3̅8̅4̅ ̅6̅1̅5̅ ̅3̅8̅4̅ ₁₀</text:p>
          </table:table-cell>
          <table:table-cell table:style-name="Base06GreyBackground" office:value-type="string" calcext:value-type="string">
            <text:p>0,3̅4̅0̅5̅ ̅3̅1̅2̅1̅ ̅5̅0̅2̅4̅ ₆</text:p>
          </table:table-cell>
          <table:table-cell table:style-name="Base10MiddleColumn" office:value-type="string" calcext:value-type="string">
            <text:p>0,65̅3̅8̅ ̅4̅6̅1̅ ₁₀</text:p>
          </table:table-cell>
          <table:table-cell table:style-name="Base06" office:value-type="string" calcext:value-type="string">
            <text:p>0,35̅3̅1̅2̅ ̅1̅5̅0̅2̅ ̅4̅3̅4̅0̅ ₆</text:p>
          </table:table-cell>
          <table:table-cell table:style-name="Base10GreyBackgroundMiddleColumn" office:value-type="string" calcext:value-type="string">
            <text:p>0,6̅9̅2̅ ̅3̅0̅7̅ ̅6̅9̅2̅ ̅3̅0̅7̅ ̅6̅9̅2̅ ̅3̅0̅7̅ ₁₀</text:p>
          </table:table-cell>
          <table:table-cell table:style-name="Base06GreyBackground" office:value-type="string" calcext:value-type="string">
            <text:p>0,4̅0̅5̅3̅ ̅1̅2̅1̅5̅ ̅0̅2̅4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,625 ₁₀</text:p>
          </table:table-cell>
          <table:table-cell table:style-name="Base06" office:value-type="string" calcext:value-type="string">
            <text:p>1,343 ₆</text:p>
          </table:table-cell>
          <table:table-cell table:style-name="Base10GreyBackgroundMiddleColumn" office:value-type="string" calcext:value-type="string">
            <text:p>1,5̅2̅9̅ ̅4̅1̅1̅ ̅7̅6̅4̅ ̅7̅0̅5̅ ̅8̅8̅2̅ ̅3̅ ₁₀</text:p>
          </table:table-cell>
          <table:table-cell table:style-name="Base06GreyBackground" office:value-type="string" calcext:value-type="string">
            <text:p>1,3̅1̅0̅2̅ ̅0̅4̅1̅2̅ ̅2̅4̅5̅3̅ ̅5̅1̅4̅3̅ ₆</text:p>
          </table:table-cell>
          <table:table-cell table:style-name="Base10MiddleColumn" office:value-type="string" calcext:value-type="string">
            <text:p>1,4̅ ₁₀</text:p>
          </table:table-cell>
          <table:table-cell table:style-name="Base06" office:value-type="string" calcext:value-type="string">
            <text:p>1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5̅9̅2̅ ̅5̅9̅2̅ ̅5̅9̅2̅ ₁₀</text:p>
          </table:table-cell>
          <table:table-cell table:style-name="Base06" office:value-type="string" calcext:value-type="string">
            <text:p>0,332 ₆</text:p>
          </table:table-cell>
          <table:table-cell table:style-name="Base10GreyBackgroundMiddleColumn" office:value-type="string" calcext:value-type="string">
            <text:p>0,6̅2̅9̅ ̅6̅2̅9̅ ̅6̅2̅9̅ ₁₀</text:p>
          </table:table-cell>
          <table:table-cell table:style-name="Base06GreyBackground" office:value-type="string" calcext:value-type="string">
            <text:p>0,344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,6875 ₁₀</text:p>
          </table:table-cell>
          <table:table-cell table:style-name="Base06GreyBackground" office:value-type="string" calcext:value-type="string">
            <text:p>1,4043 ₆</text:p>
          </table:table-cell>
          <table:table-cell table:style-name="Base10MiddleColumn" office:value-type="string" calcext:value-type="string">
            <text:p>1,5̅8̅8̅ ̅2̅3̅5̅ ̅2̅9̅4̅ ̅1̅1̅7̅ ̅6̅4̅7̅ ̅0̅ ₁₀</text:p>
          </table:table-cell>
          <table:table-cell table:style-name="Base06" office:value-type="string" calcext:value-type="string">
            <text:p>1,3̅3̅1̅0̅ ̅2̅0̅4̅1̅ ̅2̅2̅4̅5̅ ̅3̅5̅1̅4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607̅1̅4̅ ̅2̅8̅5̅ ₁₀</text:p>
          </table:table-cell>
          <table:table-cell table:style-name="Base06" office:value-type="string" calcext:value-type="string">
            <text:p>0,335̅0̅ ₆</text:p>
          </table:table-cell>
          <table:table-cell table:style-name="Base10GreyBackgroundMiddleColumn" office:value-type="string" calcext:value-type="string">
            <text:p>0,64̅2̅8̅ ̅5̅7̅1̅ ₁₀</text:p>
          </table:table-cell>
          <table:table-cell table:style-name="Base06GreyBackground" office:value-type="string" calcext:value-type="string">
            <text:p>0,35̅0̅5̅0̅ ̅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1,6̅4̅7̅ ̅0̅5̅8̅ ̅8̅2̅3̅ ̅5̅2̅9̅ ̅4̅1̅1̅ ̅7̅ ₁₀</text:p>
          </table:table-cell>
          <table:table-cell table:style-name="Base06GreyBackground" office:value-type="string" calcext:value-type="string">
            <text:p>1,3̅5̅1̅4̅ ̅3̅3̅1̅0̅ ̅2̅0̅4̅1̅ ̅2̅2̅4̅5̅ ₆</text:p>
          </table:table-cell>
          <table:table-cell table:style-name="Base10MiddleColumn" office:value-type="string" calcext:value-type="string">
            <text:p>1,5̅ ₁₀</text:p>
          </table:table-cell>
          <table:table-cell table:style-name="Base06" office:value-type="string" calcext:value-type="string">
            <text:p>1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5̅5̅1̅ ̅7̅2̅4̅ ̅1̅3̅7̅ ̅9̅3̅1̅ ̅0̅3̅4̅ ̅4̅8̅2̅ ̅7̅5̅8̅ ̅6̅2̅0̅ ̅6̅8̅9̅ ̅6̅ ₁₀</text:p>
          </table:table-cell>
          <table:table-cell table:style-name="Base06" office:value-type="string" calcext:value-type="string">
            <text:p>0,3̅1̅5̅1̅ ̅0̅1̅1̅2̅ ̅4̅0̅4̅5̅ ̅4̅4̅ ₆</text:p>
          </table:table-cell>
          <table:table-cell table:style-name="Base10GreyBackgroundMiddleColumn" office:value-type="string" calcext:value-type="string">
            <text:p>0,5̅8̅6̅ ̅2̅0̅6̅ ̅8̅9̅6̅ ̅5̅5̅1̅ ̅7̅2̅4̅ ̅1̅3̅7̅ ̅9̅3̅1̅ ̅0̅3̅4̅ ̅4̅8̅2̅ ̅7̅ ₁₀</text:p>
          </table:table-cell>
          <table:table-cell table:style-name="Base06GreyBackground" office:value-type="string" calcext:value-type="string">
            <text:p>0,3̅3̅0̅3̅ ̅4̅2̅0̅2̅ ̅2̅5̅2̅1̅ ̅3̅5̅ ₆</text:p>
          </table:table-cell>
          <table:table-cell table:style-name="Base10MiddleColumn" office:value-type="string" calcext:value-type="string">
            <text:p>0,6̅2̅0̅ ̅6̅8̅9̅ ̅6̅5̅5̅ ̅1̅7̅2̅ ̅4̅1̅3̅ ̅7̅9̅3̅ ̅1̅0̅3̅ ̅4̅4̅8̅ ̅2̅7̅5̅ ̅8̅ ₁₀</text:p>
          </table:table-cell>
          <table:table-cell table:style-name="Base06" office:value-type="string" calcext:value-type="string">
            <text:p>0,3̅4̅2̅0̅ ̅2̅2̅5̅2̅ ̅1̅3̅5̅3̅ ̅3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8125 ₁₀</text:p>
          </table:table-cell>
          <table:table-cell table:style-name="Base06GreyBackground" office:value-type="string" calcext:value-type="string">
            <text:p>1,4513 ₆</text:p>
          </table:table-cell>
          <table:table-cell table:style-name="Base10MiddleColumn" office:value-type="string" calcext:value-type="string">
            <text:p>1,7̅0̅5̅ ̅8̅8̅2̅ ̅3̅5̅2̅ ̅9̅4̅1̅ ̅1̅7̅6̅ ̅4̅ ₁₀</text:p>
          </table:table-cell>
          <table:table-cell table:style-name="Base06" office:value-type="string" calcext:value-type="string">
            <text:p>1,4̅1̅2̅2̅ ̅4̅5̅3̅5̅ ̅1̅4̅3̅3̅ ̅1̅0̅2̅0̅ ₆</text:p>
          </table:table-cell>
          <table:table-cell table:style-name="Base10GreyBackgroundMiddleColumn" office:value-type="string" calcext:value-type="string">
            <text:p>1,61̅ ₁₀</text:p>
          </table:table-cell>
          <table:table-cell table:style-name="Base06GreyBackground" office:value-type="string" calcext:value-type="string">
            <text:p>1,3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53̅ ₁₀</text:p>
          </table:table-cell>
          <table:table-cell table:style-name="Base06GreyBackground" office:value-type="string" calcext:value-type="string">
            <text:p>0,31̅ ₆</text:p>
          </table:table-cell>
          <table:table-cell table:style-name="Base10MiddleColumn" office:value-type="string" calcext:value-type="string">
            <text:p>0,56̅ ₁₀</text:p>
          </table:table-cell>
          <table:table-cell table:style-name="Base06" office:value-type="string" calcext:value-type="string">
            <text:p>0,32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875 ₁₀</text:p>
          </table:table-cell>
          <table:table-cell table:style-name="Base06" office:value-type="string" calcext:value-type="string">
            <text:p>1,513 ₆</text:p>
          </table:table-cell>
          <table:table-cell table:style-name="Base10GreyBackgroundMiddleColumn" office:value-type="string" calcext:value-type="string">
            <text:p>1,7̅6̅4̅ ̅7̅0̅5̅ ̅8̅8̅2̅ ̅3̅5̅2̅ ̅9̅4̅1̅ ̅1̅ ₁₀</text:p>
          </table:table-cell>
          <table:table-cell table:style-name="Base06GreyBackground" office:value-type="string" calcext:value-type="string">
            <text:p>1,4̅3̅3̅1̅ ̅0̅2̅0̅4̅ ̅1̅2̅2̅4̅ ̅5̅3̅5̅1̅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5̅1̅6̅ ̅1̅2̅9̅ ̅0̅3̅2̅ ̅2̅5̅8̅ ̅0̅6̅4̅ ₁₀</text:p>
          </table:table-cell>
          <table:table-cell table:style-name="Base06" office:value-type="string" calcext:value-type="string">
            <text:p>0,3̅0̅3̅2̅ ̅5̅2̅ ₆</text:p>
          </table:table-cell>
          <table:table-cell table:style-name="Base10GreyBackgroundMiddleColumn" office:value-type="string" calcext:value-type="string">
            <text:p>0,5̅4̅8̅ ̅3̅8̅7̅ ̅0̅9̅6̅ ̅7̅7̅4̅ ̅1̅9̅3̅ ₁₀</text:p>
          </table:table-cell>
          <table:table-cell table:style-name="Base06GreyBackground" office:value-type="string" calcext:value-type="string">
            <text:p>0,3̅1̅4̅2̅ ̅4̅1̅ ₆</text:p>
          </table:table-cell>
          <table:table-cell table:style-name="Base10MiddleColumn" office:value-type="string" calcext:value-type="string">
            <text:p>0,5̅8̅0̅ ̅6̅4̅5̅ ̅1̅6̅1̅ ̅2̅9̅0̅ ̅3̅2̅2̅ ₁₀</text:p>
          </table:table-cell>
          <table:table-cell table:style-name="Base06" office:value-type="string" calcext:value-type="string">
            <text:p>0,3̅2̅5̅2̅ ̅3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,9375 ₁₀</text:p>
          </table:table-cell>
          <table:table-cell table:style-name="Base06GreyBackground" office:value-type="string" calcext:value-type="string">
            <text:p>1,5343 ₆</text:p>
          </table:table-cell>
          <table:table-cell table:style-name="Base10MiddleColumn" office:value-type="string" calcext:value-type="string">
            <text:p>1,8̅2̅3̅ ̅5̅2̅9̅ ̅4̅1̅1̅ ̅7̅6̅4̅ ̅7̅0̅5̅ ̅8̅ ₁₀</text:p>
          </table:table-cell>
          <table:table-cell table:style-name="Base06" office:value-type="string" calcext:value-type="string">
            <text:p>1,4̅5̅3̅5̅ ̅1̅4̅3̅3̅ ̅1̅0̅2̅0̅ ̅4̅1̅2̅2̅ ₆</text:p>
          </table:table-cell>
          <table:table-cell table:style-name="Base10GreyBackgroundMiddleColumn" office:value-type="string" calcext:value-type="string">
            <text:p>1,72̅ ₁₀</text:p>
          </table:table-cell>
          <table:table-cell table:style-name="Base06GreyBackground" office:value-type="string" calcext:value-type="string">
            <text:p>1,4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53125 ₁₀</text:p>
          </table:table-cell>
          <table:table-cell table:style-name="Base06" office:value-type="string" calcext:value-type="string">
            <text:p>0,31043 ₆</text:p>
          </table:table-cell>
          <table:table-cell table:style-name="Base10GreyBackgroundMiddleColumn" office:value-type="string" calcext:value-type="string">
            <text:p>0,5625 ₁₀</text:p>
          </table:table-cell>
          <table:table-cell table:style-name="Base06GreyBackground" office:value-type="string" calcext:value-type="string">
            <text:p>0,321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,8̅8̅2̅ ̅3̅5̅2̅ ̅9̅4̅1̅ ̅1̅7̅6̅ ̅4̅7̅0̅ ̅5̅ ₁₀</text:p>
          </table:table-cell>
          <table:table-cell table:style-name="Base06GreyBackground" office:value-type="string" calcext:value-type="string">
            <text:p>1,5̅1̅4̅3̅ ̅3̅1̅0̅2̅ ̅0̅4̅1̅2̅ ̅2̅4̅5̅3̅ ₆</text:p>
          </table:table-cell>
          <table:table-cell table:style-name="Base10MiddleColumn" office:value-type="string" calcext:value-type="string">
            <text:p>1,7̅ ₁₀</text:p>
          </table:table-cell>
          <table:table-cell table:style-name="Base06" office:value-type="string" calcext:value-type="string">
            <text:p>1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4̅8̅ ₁₀</text:p>
          </table:table-cell>
          <table:table-cell table:style-name="Base06" office:value-type="string" calcext:value-type="string">
            <text:p>0,25̅2̅4̅2̅ ̅1̅0̅3̅1̅ ̅3̅4̅ ₆</text:p>
          </table:table-cell>
          <table:table-cell table:style-name="Base10GreyBackgroundMiddleColumn" office:value-type="string" calcext:value-type="string">
            <text:p>0,5̅1̅5̅ ̅1̅5̅1̅ ̅5̅1̅ ₁₀</text:p>
          </table:table-cell>
          <table:table-cell table:style-name="Base06GreyBackground" office:value-type="string" calcext:value-type="string">
            <text:p>0,30̅3̅1̅3̅ ̅4̅5̅2̅4̅ ̅2̅1̅ ₆</text:p>
          </table:table-cell>
          <table:table-cell table:style-name="Base10MiddleColumn" office:value-type="string" calcext:value-type="string">
            <text:p>0,5̅4̅5̅ ̅4̅5̅4̅ ̅5̅4̅ ₁₀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2,0625 ₁₀</text:p>
          </table:table-cell>
          <table:table-cell table:style-name="Base06GreyBackground" office:value-type="string" calcext:value-type="string">
            <text:p>2,0213 ₆</text:p>
          </table:table-cell>
          <table:table-cell table:style-name="Base10MiddleColumn" office:value-type="string" calcext:value-type="string">
            <text:p>1,9̅4̅1̅ ̅1̅7̅6̅ ̅4̅7̅0̅ ̅5̅8̅8̅ ̅2̅3̅5̅ ̅2̅ ₁₀</text:p>
          </table:table-cell>
          <table:table-cell table:style-name="Base06" office:value-type="string" calcext:value-type="string">
            <text:p>1,5̅3̅5̅1̅ ̅4̅3̅3̅1̅ ̅0̅2̅0̅4̅ ̅1̅2̅2̅4̅ ₆</text:p>
          </table:table-cell>
          <table:table-cell table:style-name="Base10GreyBackgroundMiddleColumn" office:value-type="string" calcext:value-type="string">
            <text:p>1,83̅ ₁₀</text:p>
          </table:table-cell>
          <table:table-cell table:style-name="Base06GreyBackground" office:value-type="string" calcext:value-type="string">
            <text:p>1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4̅7̅0̅ ̅5̅8̅8̅ ̅2̅3̅5̅ ̅2̅9̅4̅ ̅1̅1̅7̅ ̅6̅ ₁₀</text:p>
          </table:table-cell>
          <table:table-cell table:style-name="Base06GreyBackground" office:value-type="string" calcext:value-type="string">
            <text:p>0,2̅4̅5̅3̅ ̅5̅1̅4̅3̅ ̅3̅1̅0̅2̅ ̅0̅4̅1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5̅2̅9̅ ̅4̅1̅1̅ ̅7̅6̅4̅ ̅7̅0̅5̅ ̅8̅8̅2̅ ̅3̅ ₁₀</text:p>
          </table:table-cell>
          <table:table-cell table:style-name="Base06GreyBackground" office:value-type="string" calcext:value-type="string">
            <text:p>0,3̅1̅0̅2̅ ̅0̅4̅1̅2̅ ̅2̅4̅5̅3̅ ̅5̅1̅4̅3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2,125 ₁₀</text:p>
          </table:table-cell>
          <table:table-cell table:style-name="Base06" office:value-type="string" calcext:value-type="string">
            <text:p>2,0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1,8̅ ₁₀</text:p>
          </table:table-cell>
          <table:table-cell table:style-name="Base06" office:value-type="string" calcext:value-type="string">
            <text:p>1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45̅7̅1̅ ̅4̅2̅8̅ ₁₀</text:p>
          </table:table-cell>
          <table:table-cell table:style-name="Base06" office:value-type="string" calcext:value-type="string">
            <text:p>0,2̅4̅ ₆</text:p>
          </table:table-cell>
          <table:table-cell table:style-name="Base10GreyBackgroundMiddleColumn" office:value-type="string" calcext:value-type="string">
            <text:p>0,48̅5̅7̅ ̅1̅4̅2̅ ₁₀</text:p>
          </table:table-cell>
          <table:table-cell table:style-name="Base06GreyBackground" office:value-type="string" calcext:value-type="string">
            <text:p>0,2̅5̅ ₆</text:p>
          </table:table-cell>
          <table:table-cell table:style-name="Base10MiddleColumn" office:value-type="string" calcext:value-type="string">
            <text:p>0,51̅4̅2̅ ̅8̅5̅7̅ ₁₀</text:p>
          </table:table-cell>
          <table:table-cell table:style-name="Base06" office:value-type="string" calcext:value-type="string">
            <text:p>0,3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2,1875 ₁₀</text:p>
          </table:table-cell>
          <table:table-cell table:style-name="Base06GreyBackground" office:value-type="string" calcext:value-type="string">
            <text:p>2,1043 ₆</text:p>
          </table:table-cell>
          <table:table-cell table:style-name="Base10MiddleColumn" office:value-type="string" calcext:value-type="string">
            <text:p>2,0̅5̅8̅ ̅8̅2̅3̅ ̅5̅2̅9̅ ̅4̅1̅1̅ ̅7̅6̅4̅ ̅7̅ ₁₀</text:p>
          </table:table-cell>
          <table:table-cell table:style-name="Base06" office:value-type="string" calcext:value-type="string">
            <text:p>2,0̅2̅0̅4̅ ̅1̅2̅2̅4̅ ̅5̅3̅5̅1̅ ̅4̅3̅3̅1̅ ₆</text:p>
          </table:table-cell>
          <table:table-cell table:style-name="Base10GreyBackgroundMiddleColumn" office:value-type="string" calcext:value-type="string">
            <text:p>1,94̅ ₁₀</text:p>
          </table:table-cell>
          <table:table-cell table:style-name="Base06GreyBackground" office:value-type="string" calcext:value-type="string">
            <text:p>1,5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style-name="Base10MiddleColumn" office:value-type="string" calcext:value-type="string">
            <text:p>0,472̅ ₁₀</text:p>
          </table:table-cell>
          <table:table-cell table:style-name="Base06" office:value-type="string" calcext:value-type="string">
            <text:p>0,25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 table:style-name="Base10GreyBackgroundMiddleColumn" office:value-type="string" calcext:value-type="string">
            <text:p>2,1̅1̅7̅ ̅6̅4̅7̅ ̅0̅5̅8̅ ̅8̅2̅3̅ ̅5̅2̅9̅ ̅4̅ ₁₀</text:p>
          </table:table-cell>
          <table:table-cell table:style-name="Base06GreyBackground" office:value-type="string" calcext:value-type="string">
            <text:p>2,0̅4̅1̅2̅ ̅2̅4̅5̅3̅ ̅5̅1̅4̅3̅ ̅3̅1̅0̅2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number-columns-repeated="3"/>
          <table:table-cell table:style-name="Base10GreyBackgroundColumnTitle" office:value-type="string" calcext:value-type="string">
            <text:p>19 ₁₀</text:p>
          </table:table-cell>
          <table:table-cell table:style-name="Base06GreyBackgroundColumnTitle" office:value-type="string" calcext:value-type="string">
            <text:p>31 ₆</text:p>
          </table:table-cell>
          <table:table-cell table:style-name="Base10ColumnTitle" office:value-type="string" calcext:value-type="string">
            <text:p>20 ₁₀</text:p>
          </table:table-cell>
          <table:table-cell table:style-name="Base06ColumnTitle" office:value-type="string" calcext:value-type="string">
            <text:p>32 ₆</text:p>
          </table:table-cell>
          <table:table-cell table:style-name="Base10GreyBackgroundColumnTitle" office:value-type="string" calcext:value-type="string">
            <text:p>21 ₁₀</text:p>
          </table:table-cell>
          <table:table-cell table:style-name="Base06GreyBackgroundColumnTitle" office:value-type="string" calcext:value-type="string">
            <text:p>3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̅5̅2̅ ̅6̅3̅1̅ ̅5̅7̅8̅ ̅9̅4̅7̅ ̅3̅6̅8̅ ̅4̅2̅1̅ ₁₀</text:p>
          </table:table-cell>
          <table:table-cell table:style-name="Base06" office:value-type="string" calcext:value-type="string">
            <text:p>0,0̅1̅5̅2̅ ̅1̅1̅3̅2̅ ̅5̅ ₆</text:p>
          </table:table-cell>
          <table:table-cell table:style-name="Base10GreyBackgroundMiddleColumn" office:value-type="string" calcext:value-type="string">
            <text:p>0,05 ₁₀</text:p>
          </table:table-cell>
          <table:table-cell table:style-name="Base06GreyBackground" office:value-type="string" calcext:value-type="string">
            <text:p>0,014̅ ₆</text:p>
          </table:table-cell>
          <table:table-cell table:style-name="Base10MiddleColumn" office:value-type="string" calcext:value-type="string">
            <text:p>0,0̅4̅7̅ ̅6̅1̅9̅ ₁₀</text:p>
          </table:table-cell>
          <table:table-cell table:style-name="Base06" office:value-type="string" calcext:value-type="string">
            <text:p>0,0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9,5 ₁₀</text:p>
          </table:table-cell>
          <table:table-cell table:style-name="Base06" office:value-type="string" calcext:value-type="string">
            <text:p>13,3 ₆</text:p>
          </table:table-cell>
          <table:table-cell table:style-name="Base10GreyBackgroundMiddleColumn" office:value-type="string" calcext:value-type="string">
            <text:p>10 ₁₀</text:p>
          </table:table-cell>
          <table:table-cell table:style-name="Base06GreyBackground" office:value-type="string" calcext:value-type="string">
            <text:p>14 ₆</text:p>
          </table:table-cell>
          <table:table-cell table:style-name="Base10MiddleColumn" office:value-type="string" calcext:value-type="string">
            <text:p>10,5 ₁₀</text:p>
          </table:table-cell>
          <table:table-cell table:style-name="Base06" office:value-type="string" calcext:value-type="string">
            <text:p>14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1̅0̅5̅ ̅2̅6̅3̅ ̅1̅5̅7̅ ̅8̅9̅4̅ ̅7̅3̅6̅ ̅8̅4̅2̅ ₁₀</text:p>
          </table:table-cell>
          <table:table-cell table:style-name="Base06GreyBackground" office:value-type="string" calcext:value-type="string">
            <text:p>0,0̅3̅4̅4̅ ̅2̅3̅0̅5̅ ̅4̅ ₆</text:p>
          </table:table-cell>
          <table:table-cell table:style-name="Base10MiddleColumn" office:value-type="string" calcext:value-type="string">
            <text:p>0,1 ₁₀</text:p>
          </table:table-cell>
          <table:table-cell table:style-name="Base06" office:value-type="string" calcext:value-type="string">
            <text:p>0,03̅ ₆</text:p>
          </table:table-cell>
          <table:table-cell table:style-name="Base10GreyBackgroundMiddleColumn" office:value-type="string" calcext:value-type="string">
            <text:p>0,0̅9̅5̅ ̅2̅3̅8̅ ₁₀</text:p>
          </table:table-cell>
          <table:table-cell table:style-name="Base06GreyBackground" office:value-type="string" calcext:value-type="string">
            <text:p>0,03̅2̅3̅2̅ ̅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6,3̅ ₁₀</text:p>
          </table:table-cell>
          <table:table-cell table:style-name="Base06GreyBackground" office:value-type="string" calcext:value-type="string">
            <text:p>10,2 ₆</text:p>
          </table:table-cell>
          <table:table-cell table:style-name="Base10MiddleColumn" office:value-type="string" calcext:value-type="string">
            <text:p>6,6̅ ₁₀</text:p>
          </table:table-cell>
          <table:table-cell table:style-name="Base06" office:value-type="string" calcext:value-type="string">
            <text:p>10,4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1̅5̅7̅ ̅8̅9̅4̅ ̅7̅3̅6̅ ̅8̅4̅2̅ ̅1̅0̅5̅ ̅2̅6̅3̅ ₁₀</text:p>
          </table:table-cell>
          <table:table-cell table:style-name="Base06" office:value-type="string" calcext:value-type="string">
            <text:p>0,0̅5̅4̅0̅ ̅3̅4̅4̅2̅ ̅3̅ ₆</text:p>
          </table:table-cell>
          <table:table-cell table:style-name="Base10GreyBackgroundMiddleColumn" office:value-type="string" calcext:value-type="string">
            <text:p>0,15 ₁₀</text:p>
          </table:table-cell>
          <table:table-cell table:style-name="Base06GreyBackground" office:value-type="string" calcext:value-type="string">
            <text:p>0,052̅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4,75 ₁₀</text:p>
          </table:table-cell>
          <table:table-cell table:style-name="Base06" office:value-type="string" calcext:value-type="string">
            <text:p>4,43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25 ₁₀</text:p>
          </table:table-cell>
          <table:table-cell table:style-name="Base06" office:value-type="string" calcext:value-type="string">
            <text:p>5,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2̅1̅0̅ ̅5̅2̅6̅ ̅3̅1̅5̅ ̅7̅8̅9̅ ̅4̅7̅3̅ ̅6̅8̅4̅ ₁₀</text:p>
          </table:table-cell>
          <table:table-cell table:style-name="Base06GreyBackground" office:value-type="string" calcext:value-type="string">
            <text:p>0,1̅1̅3̅2̅ ̅5̅0̅1̅5̅ ̅2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̅9̅0̅ ̅4̅7̅6̅ ₁₀</text:p>
          </table:table-cell>
          <table:table-cell table:style-name="Base06GreyBackground" office:value-type="string" calcext:value-type="string">
            <text:p>0,1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3,8 ₁₀</text:p>
          </table:table-cell>
          <table:table-cell table:style-name="Base06GreyBackground" office:value-type="string" calcext:value-type="string">
            <text:p>3,4̅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,2 ₁₀</text:p>
          </table:table-cell>
          <table:table-cell table:style-name="Base06GreyBackground" office:value-type="string" calcext:value-type="string">
            <text:p>4,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2̅6̅3̅ ̅1̅5̅7̅ ̅8̅9̅4̅ ̅7̅3̅6̅ ̅8̅4̅2̅ ̅1̅0̅5̅ ₁₀</text:p>
          </table:table-cell>
          <table:table-cell table:style-name="Base06" office:value-type="string" calcext:value-type="string">
            <text:p>0,1̅3̅2̅5̅ ̅0̅1̅5̅2̅ ̅1̅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̅3̅8̅ ̅0̅9̅5̅ ₁₀</text:p>
          </table:table-cell>
          <table:table-cell table:style-name="Base06" office:value-type="string" calcext:value-type="string">
            <text:p>0,1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3,16̅ ₁₀</text:p>
          </table:table-cell>
          <table:table-cell table:style-name="Base06" office:value-type="string" calcext:value-type="string">
            <text:p>3,1 ₆</text:p>
          </table:table-cell>
          <table:table-cell table:style-name="Base10GreyBackgroundMiddleColumn" office:value-type="string" calcext:value-type="string">
            <text:p>3,3̅ ₁₀</text:p>
          </table:table-cell>
          <table:table-cell table:style-name="Base06GreyBackground" office:value-type="string" calcext:value-type="string">
            <text:p>3,2 ₆</text:p>
          </table:table-cell>
          <table:table-cell table:style-name="Base10Middle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3̅1̅5̅ ̅7̅8̅9̅ ̅4̅7̅3̅ ̅6̅8̅4̅ ̅2̅1̅0̅ ̅5̅2̅6̅ ₁₀</text:p>
          </table:table-cell>
          <table:table-cell table:style-name="Base06GreyBackground" office:value-type="string" calcext:value-type="string">
            <text:p>0,1̅5̅2̅1̅ ̅1̅3̅2̅5̅ ̅0̅ ₆</text:p>
          </table:table-cell>
          <table:table-cell table:style-name="Base10MiddleColumn" office:value-type="string" calcext:value-type="string">
            <text:p>0,3 ₁₀</text:p>
          </table:table-cell>
          <table:table-cell table:style-name="Base06" office:value-type="string" calcext:value-type="string">
            <text:p>0,14̅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2,7̅1̅4̅ ̅2̅8̅5̅ ₁₀</text:p>
          </table:table-cell>
          <table:table-cell table:style-name="Base06GreyBackground" office:value-type="string" calcext:value-type="string">
            <text:p>2,4̅1̅ ₆</text:p>
          </table:table-cell>
          <table:table-cell table:style-name="Base10MiddleColumn" office:value-type="string" calcext:value-type="string">
            <text:p>2,8̅5̅7̅ ̅1̅4̅2̅ ₁₀</text:p>
          </table:table-cell>
          <table:table-cell table:style-name="Base06" office:value-type="string" calcext:value-type="string">
            <text:p>2,5̅0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3̅6̅8̅ ̅4̅2̅1̅ ̅0̅5̅2̅ ̅6̅3̅1̅ ̅5̅7̅8̅ ̅9̅4̅7̅ ₁₀</text:p>
          </table:table-cell>
          <table:table-cell table:style-name="Base06" office:value-type="string" calcext:value-type="string">
            <text:p>0,2̅1̅1̅3̅ ̅2̅5̅0̅1̅ ̅5̅ ₆</text:p>
          </table:table-cell>
          <table:table-cell table:style-name="Base10GreyBackgroundMiddleColumn" office:value-type="string" calcext:value-type="string">
            <text:p>0,35 ₁₀</text:p>
          </table:table-cell>
          <table:table-cell table:style-name="Base06GreyBackground" office:value-type="string" calcext:value-type="string">
            <text:p>0,203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2,375 ₁₀</text:p>
          </table:table-cell>
          <table:table-cell table:style-name="Base06" office:value-type="string" calcext:value-type="string">
            <text:p>2,213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 table:style-name="Base10MiddleColumn" office:value-type="string" calcext:value-type="string">
            <text:p>2,625 ₁₀</text:p>
          </table:table-cell>
          <table:table-cell table:style-name="Base06" office:value-type="string" calcext:value-type="string">
            <text:p>2,3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4̅2̅1̅ ̅0̅5̅2̅ ̅6̅3̅1̅ ̅5̅7̅8̅ ̅9̅4̅7̅ ̅3̅6̅8̅ ₁₀</text:p>
          </table:table-cell>
          <table:table-cell table:style-name="Base06GreyBackground" office:value-type="string" calcext:value-type="string">
            <text:p>0,2̅3̅0̅5̅ ̅4̅0̅3̅4̅ ̅4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style-name="Base10GreyBackgroundMiddleColumn" office:value-type="string" calcext:value-type="string">
            <text:p>0,3̅8̅0̅ ̅9̅5̅2̅ ₁₀</text:p>
          </table:table-cell>
          <table:table-cell table:style-name="Base06GreyBackground" office:value-type="string" calcext:value-type="string">
            <text:p>0,2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,1̅ ₁₀</text:p>
          </table:table-cell>
          <table:table-cell table:style-name="Base06GreyBackground" office:value-type="string" calcext:value-type="string">
            <text:p>2,04 ₆</text:p>
          </table:table-cell>
          <table:table-cell table:style-name="Base10MiddleColumn" office:value-type="string" calcext:value-type="string">
            <text:p>2,2̅ ₁₀</text:p>
          </table:table-cell>
          <table:table-cell table:style-name="Base06" office:value-type="string" calcext:value-type="string">
            <text:p>2,12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4̅7̅3̅ ̅6̅8̅4̅ ̅2̅1̅0̅ ̅5̅2̅6̅ ̅3̅1̅5̅ ̅7̅8̅9̅ ₁₀</text:p>
          </table:table-cell>
          <table:table-cell table:style-name="Base06" office:value-type="string" calcext:value-type="string">
            <text:p>0,2̅5̅0̅1̅ ̅5̅2̅1̅1̅ ̅3̅ ₆</text:p>
          </table:table-cell>
          <table:table-cell table:style-name="Base10GreyBackgroundMiddleColumn" office:value-type="string" calcext:value-type="string">
            <text:p>0,45 ₁₀</text:p>
          </table:table-cell>
          <table:table-cell table:style-name="Base06GreyBackground" office:value-type="string" calcext:value-type="string">
            <text:p>0,241̅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,9 ₁₀</text:p>
          </table:table-cell>
          <table:table-cell table:style-name="Base06" office:value-type="string" calcext:value-type="string">
            <text:p>1,52̅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1 ₁₀</text:p>
          </table:table-cell>
          <table:table-cell table:style-name="Base06" office:value-type="string" calcext:value-type="string">
            <text:p>2,0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5̅2̅6̅ ̅3̅1̅5̅ ̅7̅8̅9̅ ̅4̅7̅3̅ ̅6̅8̅4̅ ̅2̅1̅0̅ ₁₀</text:p>
          </table:table-cell>
          <table:table-cell table:style-name="Base06GreyBackground" office:value-type="string" calcext:value-type="string">
            <text:p>0,3̅0̅5̅4̅ ̅0̅3̅4̅4̅ 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7̅6̅ ̅1̅9̅0̅ ₁₀</text:p>
          </table:table-cell>
          <table:table-cell table:style-name="Base06GreyBackground" office:value-type="string" calcext:value-type="string">
            <text:p>0,25̅0̅5̅0̅ ̅5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,7̅2̅ ₁₀</text:p>
          </table:table-cell>
          <table:table-cell table:style-name="Base06GreyBackground" office:value-type="string" calcext:value-type="string">
            <text:p>1,4̅2̅1̅0̅ ̅3̅1̅3̅4̅ ̅5̅2̅ ₆</text:p>
          </table:table-cell>
          <table:table-cell table:style-name="Base10MiddleColumn" office:value-type="string" calcext:value-type="string">
            <text:p>1,8̅1̅ ₁₀</text:p>
          </table:table-cell>
          <table:table-cell table:style-name="Base06" office:value-type="string" calcext:value-type="string">
            <text:p>1,4̅5̅2̅4̅ ̅2̅1̅0̅3̅ ̅1̅3̅ ₆</text:p>
          </table:table-cell>
          <table:table-cell table:style-name="Base10GreyBackgroundMiddleColumn" office:value-type="string" calcext:value-type="string">
            <text:p>1,9̅0̅ ₁₀</text:p>
          </table:table-cell>
          <table:table-cell table:style-name="Base06GreyBackground" office:value-type="string" calcext:value-type="string">
            <text:p>1,5̅2̅4̅2̅ ̅1̅0̅3̅1̅ ̅3̅4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5̅7̅8̅ ̅9̅4̅7̅ ̅3̅6̅8̅ ̅4̅2̅1̅ ̅0̅5̅2̅ ̅6̅3̅1̅ ₁₀</text:p>
          </table:table-cell>
          <table:table-cell table:style-name="Base06" office:value-type="string" calcext:value-type="string">
            <text:p>0,3̅2̅5̅0̅ ̅1̅5̅2̅1̅ ̅1̅ ₆</text:p>
          </table:table-cell>
          <table:table-cell table:style-name="Base10GreyBackgroundMiddleColumn" office:value-type="string" calcext:value-type="string">
            <text:p>0,55 ₁₀</text:p>
          </table:table-cell>
          <table:table-cell table:style-name="Base06GreyBackground" office:value-type="string" calcext:value-type="string">
            <text:p>0,314̅ ₆</text:p>
          </table:table-cell>
          <table:table-cell table:style-name="Base10MiddleColumn" office:value-type="string" calcext:value-type="string">
            <text:p>0,5̅2̅3̅ ̅8̅0̅9̅ ̅5̅2̅3̅ ̅8̅0̅9̅ ̅5̅2̅3̅ ̅8̅0̅9̅ ₁₀</text:p>
          </table:table-cell>
          <table:table-cell table:style-name="Base06" office:value-type="string" calcext:value-type="string">
            <text:p>0,3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,583̅ ₁₀</text:p>
          </table:table-cell>
          <table:table-cell table:style-name="Base06" office:value-type="string" calcext:value-type="string">
            <text:p>1,33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6̅3̅1̅ ̅5̅7̅8̅ ̅9̅4̅7̅ ̅3̅6̅8̅ ̅4̅2̅1̅ ̅0̅5̅2̅ ₁₀</text:p>
          </table:table-cell>
          <table:table-cell table:style-name="Base06GreyBackground" office:value-type="string" calcext:value-type="string">
            <text:p>0,3̅4̅4̅2̅ ̅3̅0̅5̅4̅ 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,4̅6̅1̅ ̅5̅3̅8̅ ₁₀</text:p>
          </table:table-cell>
          <table:table-cell table:style-name="Base06GreyBackground" office:value-type="string" calcext:value-type="string">
            <text:p>1,2̅4̅3̅4̅ ̅0̅5̅3̅1̅ ̅2̅1̅5̅0̅ ₆</text:p>
          </table:table-cell>
          <table:table-cell table:style-name="Base10MiddleColumn" office:value-type="string" calcext:value-type="string">
            <text:p>1,5̅3̅8̅ ̅4̅6̅1̅ ₁₀</text:p>
          </table:table-cell>
          <table:table-cell table:style-name="Base06" office:value-type="string" calcext:value-type="string">
            <text:p>1,3̅1̅2̅1̅ ̅5̅0̅2̅4̅ ̅3̅4̅0̅5̅ ₆</text:p>
          </table:table-cell>
          <table:table-cell table:style-name="Base10GreyBackgroundMiddleColumn" office:value-type="string" calcext:value-type="string">
            <text:p>1,6̅1̅5̅ ̅3̅8̅4̅ ₁₀</text:p>
          </table:table-cell>
          <table:table-cell table:style-name="Base06GreyBackground" office:value-type="string" calcext:value-type="string">
            <text:p>1,3̅4̅0̅5̅ ̅3̅1̅2̅1̅ ̅5̅0̅2̅4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6̅8̅4̅ ̅2̅1̅0̅ ̅5̅2̅6̅ ̅3̅1̅5̅ ̅7̅8̅9̅ ̅4̅7̅3̅ ₁₀</text:p>
          </table:table-cell>
          <table:table-cell table:style-name="Base06" office:value-type="string" calcext:value-type="string">
            <text:p>0,4̅0̅3̅4̅ ̅4̅2̅3̅0̅ ̅5̅ ₆</text:p>
          </table:table-cell>
          <table:table-cell table:style-name="Base10GreyBackgroundMiddleColumn" office:value-type="string" calcext:value-type="string">
            <text:p>0,65 ₁₀</text:p>
          </table:table-cell>
          <table:table-cell table:style-name="Base06GreyBackground" office:value-type="string" calcext:value-type="string">
            <text:p>0,352̅ ₆</text:p>
          </table:table-cell>
          <table:table-cell table:style-name="Base10MiddleColumn" office:value-type="string" calcext:value-type="string">
            <text:p>0,6̅1̅9̅ ̅0̅4̅7̅ ̅6̅1̅9̅ ̅0̅4̅7̅ ̅6̅1̅9̅ ̅0̅4̅7̅ ₁₀</text:p>
          </table:table-cell>
          <table:table-cell table:style-name="Base06" office:value-type="string" calcext:value-type="string">
            <text:p>0,34̅1̅4̅1̅ ̅4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,35̅7̅1̅ ̅4̅2̅8̅ ₁₀</text:p>
          </table:table-cell>
          <table:table-cell table:style-name="Base06" office:value-type="string" calcext:value-type="string">
            <text:p>1,20̅5̅ ₆</text:p>
          </table:table-cell>
          <table:table-cell table:style-name="Base10GreyBackgroundMiddleColumn" office:value-type="string" calcext:value-type="string">
            <text:p>1,4̅2̅8̅ ̅5̅7̅1̅ ₁₀</text:p>
          </table:table-cell>
          <table:table-cell table:style-name="Base06GreyBackground" office:value-type="string" calcext:value-type="string">
            <text:p>1,2̅3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7̅3̅6̅ ̅8̅4̅2̅ ̅1̅0̅5̅ ̅2̅6̅3̅ ̅1̅5̅7̅ ̅8̅9̅4̅ ₁₀</text:p>
          </table:table-cell>
          <table:table-cell table:style-name="Base06GreyBackground" office:value-type="string" calcext:value-type="string">
            <text:p>0,4̅2̅3̅0̅ ̅5̅4̅0̅3̅ ̅4̅ ₆</text:p>
          </table:table-cell>
          <table:table-cell table:style-name="Base10MiddleColumn" office:value-type="string" calcext:value-type="string">
            <text:p>0,7 ₁₀</text:p>
          </table:table-cell>
          <table:table-cell table:style-name="Base06" office:value-type="string" calcext:value-type="string">
            <text:p>0,41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,26̅ ₁₀</text:p>
          </table:table-cell>
          <table:table-cell table:style-name="Base06GreyBackground" office:value-type="string" calcext:value-type="string">
            <text:p>1,13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7̅8̅9̅ ̅4̅7̅3̅ ̅6̅8̅4̅ ̅2̅1̅0̅ ̅5̅2̅6̅ ̅3̅1̅5̅ ₁₀</text:p>
          </table:table-cell>
          <table:table-cell table:style-name="Base06" office:value-type="string" calcext:value-type="string">
            <text:p>0,4̅4̅2̅3̅ ̅0̅5̅4̅0̅ ̅3̅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1875 ₁₀</text:p>
          </table:table-cell>
          <table:table-cell table:style-name="Base06" office:value-type="string" calcext:value-type="string">
            <text:p>1,1043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3125 ₁₀</text:p>
          </table:table-cell>
          <table:table-cell table:style-name="Base06" office:value-type="string" calcext:value-type="string">
            <text:p>1,15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8̅4̅2̅ ̅1̅0̅5̅ ̅2̅6̅3̅ ̅1̅5̅7̅ ̅8̅9̅4̅ ̅7̅3̅6̅ ₁₀</text:p>
          </table:table-cell>
          <table:table-cell table:style-name="Base06GreyBackground" office:value-type="string" calcext:value-type="string">
            <text:p>0,5̅0̅1̅5̅ ̅2̅1̅1̅3̅ ̅2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7̅6̅1̅ ̅9̅0̅4̅ ̅7̅6̅1̅ ̅9̅0̅4̅ ̅7̅6̅1̅ ̅9̅0̅4̅ ₁₀</text:p>
          </table:table-cell>
          <table:table-cell table:style-name="Base06GreyBackground" office:value-type="string" calcext:value-type="string">
            <text:p>0,43̅2̅3̅2̅ ̅3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1̅1̅7̅ ̅6̅4̅7̅ ̅0̅5̅8̅ ̅8̅2̅3̅ ̅5̅2̅9̅ ̅4̅ ₁₀</text:p>
          </table:table-cell>
          <table:table-cell table:style-name="Base06GreyBackground" office:value-type="string" calcext:value-type="string">
            <text:p>1,0̅4̅1̅2̅ ̅2̅4̅5̅3̅ ̅5̅1̅4̅3̅ ̅3̅1̅0̅2̅ ₆</text:p>
          </table:table-cell>
          <table:table-cell table:style-name="Base10MiddleColumn" office:value-type="string" calcext:value-type="string">
            <text:p>1,1̅7̅6̅ ̅4̅7̅0̅ ̅5̅8̅8̅ ̅2̅3̅5̅ ̅2̅9̅4̅ ̅1̅ ₁₀</text:p>
          </table:table-cell>
          <table:table-cell table:style-name="Base06" office:value-type="string" calcext:value-type="string">
            <text:p>1,1̅0̅2̅0̅ ̅4̅1̅2̅2̅ ̅4̅5̅3̅5̅ ̅1̅4̅3̅3̅ ₆</text:p>
          </table:table-cell>
          <table:table-cell table:style-name="Base10GreyBackgroundMiddleColumn" office:value-type="string" calcext:value-type="string">
            <text:p>1,2̅3̅5̅ ̅2̅9̅4̅ ̅1̅1̅7̅ ̅6̅4̅7̅ ̅0̅5̅8̅ ̅8̅ ₁₀</text:p>
          </table:table-cell>
          <table:table-cell table:style-name="Base06GreyBackground" office:value-type="string" calcext:value-type="string">
            <text:p>1,1̅2̅2̅4̅ ̅5̅3̅5̅1̅ ̅4̅3̅3̅1̅ ̅0̅2̅0̅4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8̅9̅4̅ ̅7̅3̅6̅ ̅8̅4̅2̅ ̅1̅0̅5̅ ̅2̅6̅3̅ ̅1̅5̅7̅ ₁₀</text:p>
          </table:table-cell>
          <table:table-cell table:style-name="Base06" office:value-type="string" calcext:value-type="string">
            <text:p>0,5̅2̅1̅1̅ ̅3̅2̅5̅0̅ ̅1̅ ₆</text:p>
          </table:table-cell>
          <table:table-cell table:style-name="Base10GreyBackgroundMiddleColumn" office:value-type="string" calcext:value-type="string">
            <text:p>0,85 ₁₀</text:p>
          </table:table-cell>
          <table:table-cell table:style-name="Base06GreyBackground" office:value-type="string" calcext:value-type="string">
            <text:p>0,503̅ ₆</text:p>
          </table:table-cell>
          <table:table-cell table:style-name="Base10MiddleColumn" office:value-type="string" calcext:value-type="string">
            <text:p>0,8̅0̅9̅ ̅5̅2̅3̅ ̅8̅0̅9̅ ̅5̅2̅3̅ ̅8̅0̅9̅ ̅5̅2̅3̅ ₁₀</text:p>
          </table:table-cell>
          <table:table-cell table:style-name="Base06" office:value-type="string" calcext:value-type="string">
            <text:p>0,45̅0̅5̅0̅ ̅5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05̅ ₁₀</text:p>
          </table:table-cell>
          <table:table-cell table:style-name="Base06" office:value-type="string" calcext:value-type="string">
            <text:p>1,02 ₆</text:p>
          </table:table-cell>
          <table:table-cell table:style-name="Base10GreyBackgroundMiddleColumn" office:value-type="string" calcext:value-type="string">
            <text:p>1,1̅ ₁₀</text:p>
          </table:table-cell>
          <table:table-cell table:style-name="Base06GreyBackground" office:value-type="string" calcext:value-type="string">
            <text:p>1,04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9̅4̅7̅ ̅3̅6̅8̅ ̅4̅2̅1̅ ̅0̅5̅2̅ ̅6̅3̅1̅ ̅5̅7̅8̅ ₁₀</text:p>
          </table:table-cell>
          <table:table-cell table:style-name="Base06GreyBackground" office:value-type="string" calcext:value-type="string">
            <text:p>0,5̅4̅0̅3̅ ̅4̅4̅2̅3̅ ̅0̅ ₆</text:p>
          </table:table-cell>
          <table:table-cell table:style-name="Base10MiddleColumn" office:value-type="string" calcext:value-type="string">
            <text:p>0,9 ₁₀</text:p>
          </table:table-cell>
          <table:table-cell table:style-name="Base06" office:value-type="string" calcext:value-type="string">
            <text:p>0,52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5̅2̅ ̅6̅3̅1̅ ̅5̅7̅8̅ ̅9̅4̅7̅ ̅3̅6̅8̅ ̅4̅2̅1̅ ₁₀</text:p>
          </table:table-cell>
          <table:table-cell table:style-name="Base06" office:value-type="string" calcext:value-type="string">
            <text:p>1,0̅1̅5̅2̅ ̅1̅1̅3̅2̅ ̅5̅ ₆</text:p>
          </table:table-cell>
          <table:table-cell table:style-name="Base10GreyBackgroundMiddleColumn" office:value-type="string" calcext:value-type="string">
            <text:p>1,1̅0̅5̅ ̅2̅6̅3̅ ̅1̅5̅7̅ ̅8̅9̅4̅ ̅7̅3̅6̅ ̅8̅4̅2̅ ₁₀</text:p>
          </table:table-cell>
          <table:table-cell table:style-name="Base06GreyBackground" office:value-type="string" calcext:value-type="string">
            <text:p>1,0̅3̅4̅4̅ ̅2̅3̅0̅5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5 ₁₀</text:p>
          </table:table-cell>
          <table:table-cell table:style-name="Base06GreyBackground" office:value-type="string" calcext:value-type="string">
            <text:p>0,541̅ ₆</text:p>
          </table:table-cell>
          <table:table-cell table:style-name="Base10MiddleColumn" office:value-type="string" calcext:value-type="string">
            <text:p>0,9̅0̅4̅ ̅7̅6̅1̅ ̅9̅0̅4̅ ̅7̅6̅1̅ ̅9̅0̅4̅ ̅7̅6̅1̅ ₁₀</text:p>
          </table:table-cell>
          <table:table-cell table:style-name="Base06" office:value-type="string" calcext:value-type="string">
            <text:p>0,52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95 ₁₀</text:p>
          </table:table-cell>
          <table:table-cell table:style-name="Base06" office:value-type="string" calcext:value-type="string">
            <text:p>0,541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5 ₁₀</text:p>
          </table:table-cell>
          <table:table-cell table:style-name="Base06" office:value-type="string" calcext:value-type="string">
            <text:p>1,01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0̅5̅2̅ ̅6̅3̅1̅ ̅5̅7̅8̅ ̅9̅4̅7̅ ̅3̅6̅8̅ ̅4̅2̅1̅ ₁₀</text:p>
          </table:table-cell>
          <table:table-cell table:style-name="Base06GreyBackground" office:value-type="string" calcext:value-type="string">
            <text:p>1,0̅1̅5̅2̅ ̅1̅1̅3̅2̅ 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5̅2̅ ̅3̅8̅0̅ ̅9̅5̅2̅ ̅3̅8̅0̅ ̅9̅5̅2̅ ̅3̅8̅0̅ ₁₀</text:p>
          </table:table-cell>
          <table:table-cell table:style-name="Base06GreyBackground" office:value-type="string" calcext:value-type="string">
            <text:p>0,54̅1̅4̅1̅ ̅4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9̅0̅4̅ ̅7̅6̅1̅ ̅9̅0̅4̅ ̅7̅6̅1̅ ̅9̅0̅4̅ ̅7̅6̅1̅ ₁₀</text:p>
          </table:table-cell>
          <table:table-cell table:style-name="Base06GreyBackground" office:value-type="string" calcext:value-type="string">
            <text:p>0,52̅3̅ ₆</text:p>
          </table:table-cell>
          <table:table-cell table:style-name="Base10MiddleColumn" office:value-type="string" calcext:value-type="string">
            <text:p>0,9̅5̅2̅ ̅3̅8̅0̅ ̅9̅5̅2̅ ̅3̅8̅0̅ ̅9̅5̅2̅ ̅3̅8̅0̅ ₁₀</text:p>
          </table:table-cell>
          <table:table-cell table:style-name="Base06" office:value-type="string" calcext:value-type="string">
            <text:p>0,54̅1̅4̅1̅ ̅4̅1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1̅0̅5̅ ̅2̅6̅3̅ ̅1̅5̅7̅ ̅8̅9̅4̅ ̅7̅3̅6̅ ̅8̅4̅2̅ ₁₀</text:p>
          </table:table-cell>
          <table:table-cell table:style-name="Base06" office:value-type="string" calcext:value-type="string">
            <text:p>1,0̅3̅4̅4̅ ̅2̅3̅0̅5̅ ̅4̅ ₆</text:p>
          </table:table-cell>
          <table:table-cell table:style-name="Base10GreyBackgroundMiddleColumn" office:value-type="string" calcext:value-type="string">
            <text:p>1,05 ₁₀</text:p>
          </table:table-cell>
          <table:table-cell table:style-name="Base06GreyBackground" office:value-type="string" calcext:value-type="string">
            <text:p>1,014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86̅3̅ ₁₀</text:p>
          </table:table-cell>
          <table:table-cell table:style-name="Base06" office:value-type="string" calcext:value-type="string">
            <text:p>0,51̅0̅3̅1̅ ̅3̅4̅5̅2̅ ̅4̅2̅ ₆</text:p>
          </table:table-cell>
          <table:table-cell table:style-name="Base10GreyBackgroundMiddleColumn" office:value-type="string" calcext:value-type="string">
            <text:p>0,9̅0̅9̅ ̅0̅9̅0̅ ̅9̅0̅ ₁₀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style-name="Base10MiddleColumn" office:value-type="string" calcext:value-type="string">
            <text:p>0,95̅4̅ ₁₀</text:p>
          </table:table-cell>
          <table:table-cell table:style-name="Base06" office:value-type="string" calcext:value-type="string">
            <text:p>0,54̅2̅1̅0̅ ̅3̅1̅3̅4̅ ̅5̅2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1̅5̅7̅ ̅8̅9̅4̅ ̅7̅3̅6̅ ̅8̅4̅2̅ ̅1̅0̅5̅ ̅2̅6̅3̅ ₁₀</text:p>
          </table:table-cell>
          <table:table-cell table:style-name="Base06GreyBackground" office:value-type="string" calcext:value-type="string">
            <text:p>1,0̅5̅4̅0̅ ̅3̅4̅4̅2̅ ̅3̅ ₆</text:p>
          </table:table-cell>
          <table:table-cell table:style-name="Base10MiddleColumn" office:value-type="string" calcext:value-type="string">
            <text:p>1,1 ₁₀</text:p>
          </table:table-cell>
          <table:table-cell table:style-name="Base06" office:value-type="string" calcext:value-type="string">
            <text:p>1,03̅ ₆</text:p>
          </table:table-cell>
          <table:table-cell table:style-name="Base10GreyBackgroundMiddleColumn" office:value-type="string" calcext:value-type="string">
            <text:p>1,0̅4̅7̅ ̅6̅1̅9̅ ₁₀</text:p>
          </table:table-cell>
          <table:table-cell table:style-name="Base06GreyBackground" office:value-type="string" calcext:value-type="string">
            <text:p>1,01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8̅2̅6̅ ̅0̅8̅6̅ ̅9̅5̅6̅ ̅5̅2̅1̅ ̅7̅3̅9̅ ̅1̅3̅0̅ ̅4̅3̅4̅ ̅7̅ ₁₀</text:p>
          </table:table-cell>
          <table:table-cell table:style-name="Base06GreyBackground" office:value-type="string" calcext:value-type="string">
            <text:p>0,4̅5̅4̅2̅ ̅3̅3̅5̅2̅ ̅5̅1̅1̅ ₆</text:p>
          </table:table-cell>
          <table:table-cell table:style-name="Base10MiddleColumn" office:value-type="string" calcext:value-type="string">
            <text:p>0,8̅6̅9̅ ̅5̅6̅5̅ ̅2̅1̅7̅ ̅3̅9̅1̅ ̅3̅0̅4̅ ̅3̅4̅7̅ ̅8̅2̅6̅ ̅0̅ ₁₀</text:p>
          </table:table-cell>
          <table:table-cell table:style-name="Base06" office:value-type="string" calcext:value-type="string">
            <text:p>0,5̅1̅1̅4̅ ̅5̅4̅2̅3̅ ̅3̅5̅2̅ ₆</text:p>
          </table:table-cell>
          <table:table-cell table:style-name="Base10GreyBackgroundMiddleColumn" office:value-type="string" calcext:value-type="string">
            <text:p>0,9̅1̅3̅ ̅0̅4̅3̅ ̅4̅7̅8̅ ̅2̅6̅0̅ ̅8̅6̅9̅ ̅5̅6̅5̅ ̅2̅1̅7̅ ̅3̅ ₁₀</text:p>
          </table:table-cell>
          <table:table-cell table:style-name="Base06GreyBackground" office:value-type="string" calcext:value-type="string">
            <text:p>0,5̅2̅5̅1̅ ̅1̅4̅5̅4̅ ̅2̅3̅3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2̅1̅0̅ ̅5̅2̅6̅ ̅3̅1̅5̅ ̅7̅8̅9̅ ̅4̅7̅3̅ ̅6̅8̅4̅ ₁₀</text:p>
          </table:table-cell>
          <table:table-cell table:style-name="Base06" office:value-type="string" calcext:value-type="string">
            <text:p>1,1̅1̅3̅2̅ ̅5̅0̅1̅5̅ ̅2̅ ₆</text:p>
          </table:table-cell>
          <table:table-cell table:style-name="Base10GreyBackgroundMiddleColumn" office:value-type="string" calcext:value-type="string">
            <text:p>1,15 ₁₀</text:p>
          </table:table-cell>
          <table:table-cell table:style-name="Base06GreyBackground" office:value-type="string" calcext:value-type="string">
            <text:p>1,052̅ ₆</text:p>
          </table:table-cell>
          <table:table-cell table:style-name="Base10MiddleColumn" office:value-type="string" calcext:value-type="string">
            <text:p>1,0̅9̅5̅ ̅2̅3̅8̅ ₁₀</text:p>
          </table:table-cell>
          <table:table-cell table:style-name="Base06" office:value-type="string" calcext:value-type="string">
            <text:p>1,03̅2̅3̅2̅ ̅3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7916̅ ₁₀</text:p>
          </table:table-cell>
          <table:table-cell table:style-name="Base06" office:value-type="string" calcext:value-type="string">
            <text:p>0,443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style-name="Base10Middle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2̅6̅3̅ ̅1̅5̅7̅ ̅8̅9̅4̅ ̅7̅3̅6̅ ̅8̅4̅2̅ ̅1̅0̅5̅ ₁₀</text:p>
          </table:table-cell>
          <table:table-cell table:style-name="Base06GreyBackground" office:value-type="string" calcext:value-type="string">
            <text:p>1,1̅3̅2̅5̅ ̅0̅1̅5̅2̅ ̅1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76 ₁₀</text:p>
          </table:table-cell>
          <table:table-cell table:style-name="Base06GreyBackground" office:value-type="string" calcext:value-type="string">
            <text:p>0,4̅3̅2̅0̅ ̅5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84 ₁₀</text:p>
          </table:table-cell>
          <table:table-cell table:style-name="Base06GreyBackground" office:value-type="string" calcext:value-type="string">
            <text:p>0,5̅0̅1̅2̅ ̅3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3̅1̅5̅ ̅7̅8̅9̅ ̅4̅7̅3̅ ̅6̅8̅4̅ ̅2̅1̅0̅ ̅5̅2̅6̅ ₁₀</text:p>
          </table:table-cell>
          <table:table-cell table:style-name="Base06" office:value-type="string" calcext:value-type="string">
            <text:p>1,1̅5̅2̅1̅ ̅1̅3̅2̅5̅ ̅0̅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1̅9̅0̅ ̅4̅7̅6̅ ₁₀</text:p>
          </table:table-cell>
          <table:table-cell table:style-name="Base06" office:value-type="string" calcext:value-type="string">
            <text:p>1,10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73̅0̅7̅ ̅6̅9̅2̅ ₁₀</text:p>
          </table:table-cell>
          <table:table-cell table:style-name="Base06" office:value-type="string" calcext:value-type="string">
            <text:p>0,42̅1̅5̅0̅ ̅2̅4̅3̅4̅ ̅0̅5̅3̅1̅ ₆</text:p>
          </table:table-cell>
          <table:table-cell table:style-name="Base10GreyBackgroundMiddleColumn" office:value-type="string" calcext:value-type="string">
            <text:p>0,7̅6̅9̅ ̅2̅3̅0̅ ̅7̅6̅9̅ ̅2̅3̅0̅ ̅7̅6̅9̅ ̅2̅3̅0̅ ₁₀</text:p>
          </table:table-cell>
          <table:table-cell table:style-name="Base06GreyBackground" office:value-type="string" calcext:value-type="string">
            <text:p>0,4̅3̅4̅0̅ ̅5̅3̅1̅2̅ ̅1̅5̅0̅2̅ ₆</text:p>
          </table:table-cell>
          <table:table-cell table:style-name="Base10MiddleColumn" office:value-type="string" calcext:value-type="string">
            <text:p>0,80̅7̅6̅ ̅9̅2̅3̅ ₁₀</text:p>
          </table:table-cell>
          <table:table-cell table:style-name="Base06" office:value-type="string" calcext:value-type="string">
            <text:p>0,45̅0̅2̅4̅ ̅3̅4̅0̅5̅ ̅3̅1̅2̅1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3̅6̅8̅ ̅4̅2̅1̅ ̅0̅5̅2̅ ̅6̅3̅1̅ ̅5̅7̅8̅ ̅9̅4̅7̅ ₁₀</text:p>
          </table:table-cell>
          <table:table-cell table:style-name="Base06GreyBackground" office:value-type="string" calcext:value-type="string">
            <text:p>1,2̅1̅1̅3̅ ̅2̅5̅0̅1̅ ̅5̅ ₆</text:p>
          </table:table-cell>
          <table:table-cell table:style-name="Base10MiddleColumn" office:value-type="string" calcext:value-type="string">
            <text:p>1,3 ₁₀</text:p>
          </table:table-cell>
          <table:table-cell table:style-name="Base06" office:value-type="string" calcext:value-type="string">
            <text:p>1,14̅ ₆</text:p>
          </table:table-cell>
          <table:table-cell table:style-name="Base10GreyBackgroundMiddleColumn" office:value-type="string" calcext:value-type="string">
            <text:p>1,2̅3̅8̅ ̅0̅9̅5̅ ₁₀</text:p>
          </table:table-cell>
          <table:table-cell table:style-name="Base06GreyBackground" office:value-type="string" calcext:value-type="string">
            <text:p>1,12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7̅0̅3̅ ̅7̅0̅3̅ ̅7̅0̅3̅ ₁₀</text:p>
          </table:table-cell>
          <table:table-cell table:style-name="Base06GreyBackground" office:value-type="string" calcext:value-type="string">
            <text:p>0,412 ₆</text:p>
          </table:table-cell>
          <table:table-cell table:style-name="Base10MiddleColumn" office:value-type="string" calcext:value-type="string">
            <text:p>0,7̅4̅0̅ ̅7̅4̅0̅ ̅7̅4̅0̅ ₁₀</text:p>
          </table:table-cell>
          <table:table-cell table:style-name="Base06" office:value-type="string" calcext:value-type="string">
            <text:p>0,424 ₆</text:p>
          </table:table-cell>
          <table:table-cell table:style-name="Base10GreyBackgroundMiddle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4̅2̅1̅ ̅0̅5̅2̅ ̅6̅3̅1̅ ̅5̅7̅8̅ ̅9̅4̅7̅ ̅3̅6̅8̅ ₁₀</text:p>
          </table:table-cell>
          <table:table-cell table:style-name="Base06" office:value-type="string" calcext:value-type="string">
            <text:p>1,2̅3̅0̅5̅ ̅4̅0̅3̅4̅ ̅4̅ ₆</text:p>
          </table:table-cell>
          <table:table-cell table:style-name="Base10GreyBackgroundMiddleColumn" office:value-type="string" calcext:value-type="string">
            <text:p>1,35 ₁₀</text:p>
          </table:table-cell>
          <table:table-cell table:style-name="Base06GreyBackground" office:value-type="string" calcext:value-type="string">
            <text:p>1,203̅ ₆</text:p>
          </table:table-cell>
          <table:table-cell table:style-name="Base10Middle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678̅5̅7̅ ̅1̅4̅2̅ ₁₀</text:p>
          </table:table-cell>
          <table:table-cell table:style-name="Base06" office:value-type="string" calcext:value-type="string">
            <text:p>0,402̅3̅ ₆</text:p>
          </table:table-cell>
          <table:table-cell table:style-name="Base10GreyBackgroundMiddleColumn" office:value-type="string" calcext:value-type="string">
            <text:p>0,7̅1̅4̅ ̅2̅8̅5̅ ̅7̅1̅4̅ ̅2̅8̅5̅ ̅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,4̅7̅3̅ ̅6̅8̅4̅ ̅2̅1̅0̅ ̅5̅2̅6̅ ̅3̅1̅5̅ ̅7̅8̅9̅ ₁₀</text:p>
          </table:table-cell>
          <table:table-cell table:style-name="Base06GreyBackground" office:value-type="string" calcext:value-type="string">
            <text:p>1,2̅5̅0̅1̅ ̅5̅2̅1̅1̅ ̅3̅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6̅5̅5̅ ̅1̅7̅2̅ ̅4̅1̅3̅ ̅7̅9̅3̅ ̅1̅0̅3̅ ̅4̅4̅8̅ ̅2̅7̅5̅ ̅8̅6̅2̅ ̅0̅6̅8̅ ̅9̅ ₁₀</text:p>
          </table:table-cell>
          <table:table-cell table:style-name="Base06GreyBackground" office:value-type="string" calcext:value-type="string">
            <text:p>0,3̅5̅3̅3̅ ̅0̅3̅4̅2̅ ̅0̅2̅2̅5̅ ̅2̅1̅ ₆</text:p>
          </table:table-cell>
          <table:table-cell table:style-name="Base10MiddleColumn" office:value-type="string" calcext:value-type="string">
            <text:p>0,6̅8̅9̅ ̅6̅5̅5̅ ̅1̅7̅2̅ ̅4̅1̅3̅ ̅7̅9̅3̅ ̅1̅0̅3̅ ̅4̅4̅8̅ ̅2̅7̅5̅ ̅8̅6̅2̅ ̅0̅ ₁₀</text:p>
          </table:table-cell>
          <table:table-cell table:style-name="Base06" office:value-type="string" calcext:value-type="string">
            <text:p>0,4̅0̅4̅5̅ ̅4̅4̅3̅1̅ ̅5̅1̅0̅1̅ ̅1̅2̅ ₆</text:p>
          </table:table-cell>
          <table:table-cell table:style-name="Base10GreyBackgroundMiddleColumn" office:value-type="string" calcext:value-type="string">
            <text:p>0,7̅2̅4̅ ̅1̅3̅7̅ ̅9̅3̅1̅ ̅0̅3̅4̅ ̅4̅8̅2̅ ̅7̅5̅8̅ ̅6̅2̅0̅ ̅6̅8̅9̅ ̅6̅5̅5̅ ̅1̅ ₁₀</text:p>
          </table:table-cell>
          <table:table-cell table:style-name="Base06GreyBackground" office:value-type="string" calcext:value-type="string">
            <text:p>0,4̅2̅0̅2̅ ̅2̅5̅2̅1̅ ̅3̅5̅3̅3̅ ̅0̅3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,5̅2̅6̅ ̅3̅1̅5̅ ̅7̅8̅9̅ ̅4̅7̅3̅ ̅6̅8̅4̅ ̅2̅1̅0̅ ₁₀</text:p>
          </table:table-cell>
          <table:table-cell table:style-name="Base06" office:value-type="string" calcext:value-type="string">
            <text:p>1,3̅0̅5̅4̅ ̅0̅3̅4̅4̅ ̅2̅ ₆</text:p>
          </table:table-cell>
          <table:table-cell table:style-name="Base10GreyBackgroundMiddleColumn" office:value-type="string" calcext:value-type="string">
            <text:p>1,45 ₁₀</text:p>
          </table:table-cell>
          <table:table-cell table:style-name="Base06GreyBackground" office:value-type="string" calcext:value-type="string">
            <text:p>1,241̅ ₆</text:p>
          </table:table-cell>
          <table:table-cell table:style-name="Base10MiddleColumn" office:value-type="string" calcext:value-type="string">
            <text:p>1,3̅8̅0̅ ̅9̅5̅2̅ ₁₀</text:p>
          </table:table-cell>
          <table:table-cell table:style-name="Base06" office:value-type="string" calcext:value-type="string">
            <text:p>1,21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63̅ ₁₀</text:p>
          </table:table-cell>
          <table:table-cell table:style-name="Base06" office:value-type="string" calcext:value-type="string">
            <text:p>0,34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style-name="Base10MiddleColumn" office:value-type="string" calcext:value-type="string">
            <text:p>0,7 ₁₀</text:p>
          </table:table-cell>
          <table:table-cell table:style-name="Base06" office:value-type="string" calcext:value-type="string">
            <text:p>0,4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,5̅7̅8̅ ̅9̅4̅7̅ ̅3̅6̅8̅ ̅4̅2̅1̅ ̅0̅5̅2̅ ̅6̅3̅1̅ ₁₀</text:p>
          </table:table-cell>
          <table:table-cell table:style-name="Base06GreyBackground" office:value-type="string" calcext:value-type="string">
            <text:p>1,3̅2̅5̅0̅ ̅1̅5̅2̅1̅ 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style-name="Base10GreyBackgroundMiddleColumn" office:value-type="string" calcext:value-type="string">
            <text:p>1,4̅2̅8̅ ̅5̅7̅1̅ ₁₀</text:p>
          </table:table-cell>
          <table:table-cell table:style-name="Base06GreyBackground" office:value-type="string" calcext:value-type="string">
            <text:p>1,2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6̅1̅2̅ ̅9̅0̅3̅ ̅2̅2̅5̅ ̅8̅0̅6̅ ̅4̅5̅1̅ ₁₀</text:p>
          </table:table-cell>
          <table:table-cell table:style-name="Base06GreyBackground" office:value-type="string" calcext:value-type="string">
            <text:p>0,3̅4̅0̅2̅ ̅1̅5̅ ₆</text:p>
          </table:table-cell>
          <table:table-cell table:style-name="Base10MiddleColumn" office:value-type="string" calcext:value-type="string">
            <text:p>0,6̅4̅5̅ ̅1̅6̅1̅ ̅2̅9̅0̅ ̅3̅2̅2̅ ̅5̅8̅0̅ ₁₀</text:p>
          </table:table-cell>
          <table:table-cell table:style-name="Base06" office:value-type="string" calcext:value-type="string">
            <text:p>0,3̅5̅1̅2̅ ̅0̅4̅ ₆</text:p>
          </table:table-cell>
          <table:table-cell table:style-name="Base10GreyBackgroundMiddleColumn" office:value-type="string" calcext:value-type="string">
            <text:p>0,6̅7̅7̅ ̅4̅1̅9̅ ̅3̅5̅4̅ ̅8̅3̅8̅ ̅7̅0̅9̅ ₁₀</text:p>
          </table:table-cell>
          <table:table-cell table:style-name="Base06GreyBackground" office:value-type="string" calcext:value-type="string">
            <text:p>0,4̅0̅2̅1̅ ̅5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,6̅3̅1̅ ̅5̅7̅8̅ ̅9̅4̅7̅ ̅3̅6̅8̅ ̅4̅2̅1̅ ̅0̅5̅2̅ ₁₀</text:p>
          </table:table-cell>
          <table:table-cell table:style-name="Base06" office:value-type="string" calcext:value-type="string">
            <text:p>1,3̅4̅4̅2̅ ̅3̅0̅5̅4̅ ̅0̅ ₆</text:p>
          </table:table-cell>
          <table:table-cell table:style-name="Base10GreyBackgroundMiddleColumn" office:value-type="string" calcext:value-type="string">
            <text:p>1,55 ₁₀</text:p>
          </table:table-cell>
          <table:table-cell table:style-name="Base06GreyBackground" office:value-type="string" calcext:value-type="string">
            <text:p>1,314̅ ₆</text:p>
          </table:table-cell>
          <table:table-cell table:style-name="Base10MiddleColumn" office:value-type="string" calcext:value-type="string">
            <text:p>1,4̅7̅6̅ ̅1̅9̅0̅ ₁₀</text:p>
          </table:table-cell>
          <table:table-cell table:style-name="Base06" office:value-type="string" calcext:value-type="string">
            <text:p>1,25̅0̅5̅0̅ ̅5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59375 ₁₀</text:p>
          </table:table-cell>
          <table:table-cell table:style-name="Base06" office:value-type="string" calcext:value-type="string">
            <text:p>0,33213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style-name="Base10MiddleColumn" office:value-type="string" calcext:value-type="string">
            <text:p>0,65625 ₁₀</text:p>
          </table:table-cell>
          <table:table-cell table:style-name="Base06" office:value-type="string" calcext:value-type="string">
            <text:p>0,353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6̅8̅4̅ ̅2̅1̅0̅ ̅5̅2̅6̅ ̅3̅1̅5̅ ̅7̅8̅9̅ ̅4̅7̅3̅ ₁₀</text:p>
          </table:table-cell>
          <table:table-cell table:style-name="Base06GreyBackground" office:value-type="string" calcext:value-type="string">
            <text:p>1,4̅0̅3̅4̅ ̅4̅2̅3̅0̅ ̅5̅ ₆</text:p>
          </table:table-cell>
          <table:table-cell table:style-name="Base10Middle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 table:style-name="Base10GreyBackgroundMiddleColumn" office:value-type="string" calcext:value-type="string">
            <text:p>1,5̅2̅3̅ ̅8̅0̅9̅ ₁₀</text:p>
          </table:table-cell>
          <table:table-cell table:style-name="Base06GreyBackground" office:value-type="string" calcext:value-type="string">
            <text:p>1,30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5̅7̅5̅ ̅7̅5̅7̅ ̅5̅7̅ ₁₀</text:p>
          </table:table-cell>
          <table:table-cell table:style-name="Base06GreyBackground" office:value-type="string" calcext:value-type="string">
            <text:p>0,32̅4̅2̅1̅ ̅0̅3̅1̅3̅ ̅4̅5̅ ₆</text:p>
          </table:table-cell>
          <table:table-cell table:style-name="Base10MiddleColumn" office:value-type="string" calcext:value-type="string">
            <text:p>0,6̅0̅6̅ ̅0̅6̅0̅ ̅6̅0̅ ₁₀</text:p>
          </table:table-cell>
          <table:table-cell table:style-name="Base06" office:value-type="string" calcext:value-type="string">
            <text:p>0,33̅4̅5̅2̅ ̅4̅2̅1̅0̅ ̅3̅1̅ ₆</text:p>
          </table:table-cell>
          <table:table-cell table:style-name="Base10GreyBackgroundMiddleColumn" office:value-type="string" calcext:value-type="string">
            <text:p>0,6̅3̅6̅ ̅3̅6̅3̅ ̅6̅3̅ ₁₀</text:p>
          </table:table-cell>
          <table:table-cell table:style-name="Base06GreyBackground" office:value-type="string" calcext:value-type="string">
            <text:p>0,3̅4̅5̅2̅ ̅4̅2̅1̅0̅ ̅3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7̅3̅6̅ ̅8̅4̅2̅ ̅1̅0̅5̅ ̅2̅6̅3̅ ̅1̅5̅7̅ ̅8̅9̅4̅ ₁₀</text:p>
          </table:table-cell>
          <table:table-cell table:style-name="Base06" office:value-type="string" calcext:value-type="string">
            <text:p>1,4̅2̅3̅0̅ ̅5̅4̅0̅3̅ ̅4̅ ₆</text:p>
          </table:table-cell>
          <table:table-cell table:style-name="Base10GreyBackgroundMiddleColumn" office:value-type="string" calcext:value-type="string">
            <text:p>1,65 ₁₀</text:p>
          </table:table-cell>
          <table:table-cell table:style-name="Base06GreyBackground" office:value-type="string" calcext:value-type="string">
            <text:p>1,352̅ ₆</text:p>
          </table:table-cell>
          <table:table-cell table:style-name="Base10MiddleColumn" office:value-type="string" calcext:value-type="string">
            <text:p>1,5̅7̅1̅ ̅4̅2̅8̅ ₁₀</text:p>
          </table:table-cell>
          <table:table-cell table:style-name="Base06" office:value-type="string" calcext:value-type="string">
            <text:p>1,3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55̅8̅8̅ ̅2̅3̅5̅ ̅2̅9̅4̅ ̅1̅1̅7̅ ̅6̅4̅7̅ ̅0̅ ₁₀</text:p>
          </table:table-cell>
          <table:table-cell table:style-name="Base06" office:value-type="string" calcext:value-type="string">
            <text:p>0,32̅0̅4̅1̅ ̅2̅2̅4̅5̅ ̅3̅5̅1̅4̅ ̅3̅3̅1̅0̅ ₆</text:p>
          </table:table-cell>
          <table:table-cell table:style-name="Base10GreyBackgroundMiddleColumn" office:value-type="string" calcext:value-type="string">
            <text:p>0,5̅8̅8̅ ̅2̅3̅5̅ ̅2̅9̅4̅ ̅1̅1̅7̅ ̅6̅4̅7̅ ̅0̅ ₁₀</text:p>
          </table:table-cell>
          <table:table-cell table:style-name="Base06GreyBackground" office:value-type="string" calcext:value-type="string">
            <text:p>0,3̅3̅1̅0̅ ̅2̅0̅4̅1̅ ̅2̅2̅4̅5̅ ̅3̅5̅1̅4̅ ₆</text:p>
          </table:table-cell>
          <table:table-cell table:style-name="Base10MiddleColumn" office:value-type="string" calcext:value-type="string">
            <text:p>0,61̅7̅6̅ ̅4̅7̅0̅ ̅5̅8̅8̅ ̅2̅3̅5̅ ̅2̅9̅4̅ ̅1̅ ₁₀</text:p>
          </table:table-cell>
          <table:table-cell table:style-name="Base06" office:value-type="string" calcext:value-type="string">
            <text:p>0,34̅1̅2̅2̅ ̅4̅5̅3̅5̅ ̅1̅4̅3̅3̅ ̅1̅0̅2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,7̅8̅9̅ ̅4̅7̅3̅ ̅6̅8̅4̅ ̅2̅1̅0̅ ̅5̅2̅6̅ ̅3̅1̅5̅ ₁₀</text:p>
          </table:table-cell>
          <table:table-cell table:style-name="Base06GreyBackground" office:value-type="string" calcext:value-type="string">
            <text:p>1,4̅4̅2̅3̅ ̅0̅5̅4̅0̅ ̅3̅ ₆</text:p>
          </table:table-cell>
          <table:table-cell table:style-name="Base10MiddleColumn" office:value-type="string" calcext:value-type="string">
            <text:p>1,7 ₁₀</text:p>
          </table:table-cell>
          <table:table-cell table:style-name="Base06" office:value-type="string" calcext:value-type="string">
            <text:p>1,41̅ ₆</text:p>
          </table:table-cell>
          <table:table-cell table:style-name="Base10GreyBackgroundMiddleColumn" office:value-type="string" calcext:value-type="string">
            <text:p>1,6̅1̅9̅ ̅0̅4̅7̅ ₁₀</text:p>
          </table:table-cell>
          <table:table-cell table:style-name="Base06GreyBackground" office:value-type="string" calcext:value-type="string">
            <text:p>1,34̅1̅4̅1̅ ̅4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54̅2̅8̅ ̅5̅7̅1̅ ₁₀</text:p>
          </table:table-cell>
          <table:table-cell table:style-name="Base06GreyBackground" office:value-type="string" calcext:value-type="string">
            <text:p>0,3̅1̅ ₆</text:p>
          </table:table-cell>
          <table:table-cell table:style-name="Base10Middle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6 ₁₀</text:p>
          </table:table-cell>
          <table:table-cell table:style-name="Base06GreyBackground" office:value-type="string" calcext:value-type="string">
            <text:p>0,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,8̅4̅2̅ ̅1̅0̅5̅ ̅2̅6̅3̅ ̅1̅5̅7̅ ̅8̅9̅4̅ ̅7̅3̅6̅ ₁₀</text:p>
          </table:table-cell>
          <table:table-cell table:style-name="Base06" office:value-type="string" calcext:value-type="string">
            <text:p>1,5̅0̅1̅5̅ ̅2̅1̅1̅3̅ ̅2̅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6̅ ₁₀</text:p>
          </table:table-cell>
          <table:table-cell table:style-name="Base06" office:value-type="string" calcext:value-type="string">
            <text:p>1,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527̅ ₁₀</text:p>
          </table:table-cell>
          <table:table-cell table:style-name="Base06" office:value-type="string" calcext:value-type="string">
            <text:p>0,31 ₆</text:p>
          </table:table-cell>
          <table:table-cell table:style-name="Base10GreyBackgroundMiddleColumn" office:value-type="string" calcext:value-type="string">
            <text:p>0,5̅ ₁₀</text:p>
          </table:table-cell>
          <table:table-cell table:style-name="Base06GreyBackground" office:value-type="string" calcext:value-type="string">
            <text:p>0,32 ₆</text:p>
          </table:table-cell>
          <table:table-cell table:style-name="Base10MiddleColumn" office:value-type="string" calcext:value-type="string">
            <text:p>0,583̅ ₁₀</text:p>
          </table:table-cell>
          <table:table-cell table:style-name="Base06" office:value-type="string" calcext:value-type="string">
            <text:p>0,3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,8̅9̅4̅ ̅7̅3̅6̅ ̅8̅4̅2̅ ̅1̅0̅5̅ ̅2̅6̅3̅ ̅1̅5̅7̅ ₁₀</text:p>
          </table:table-cell>
          <table:table-cell table:style-name="Base06GreyBackground" office:value-type="string" calcext:value-type="string">
            <text:p>1,5̅2̅1̅1̅ ̅3̅2̅5̅0̅ ̅1̅ ₆</text:p>
          </table:table-cell>
          <table:table-cell table:style-name="Base10MiddleColumn" office:value-type="string" calcext:value-type="string">
            <text:p>1,8 ₁₀</text:p>
          </table:table-cell>
          <table:table-cell table:style-name="Base06" office:value-type="string" calcext:value-type="string">
            <text:p>1,4̅ ₆</text:p>
          </table:table-cell>
          <table:table-cell table:style-name="Base10GreyBackgroundMiddleColumn" office:value-type="string" calcext:value-type="string">
            <text:p>1,7̅1̅4̅ ̅2̅8̅5̅ ₁₀</text:p>
          </table:table-cell>
          <table:table-cell table:style-name="Base06GreyBackground" office:value-type="string" calcext:value-type="string">
            <text:p>1,4̅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3"/>
          <table:table-cell table:style-name="Base10ColumnTitle" office:value-type="string" calcext:value-type="string">
            <text:p>22 ₁₀</text:p>
          </table:table-cell>
          <table:table-cell table:style-name="Base06ColumnTitle" office:value-type="string" calcext:value-type="string">
            <text:p>34 ₆</text:p>
          </table:table-cell>
          <table:table-cell table:style-name="Base10GreyBackgroundColumnTitle" office:value-type="string" calcext:value-type="string">
            <text:p>23 ₁₀</text:p>
          </table:table-cell>
          <table:table-cell table:style-name="Base06GreyBackgroundColumnTitle" office:value-type="string" calcext:value-type="string">
            <text:p>35 ₆</text:p>
          </table:table-cell>
          <table:table-cell table:style-name="Base10ColumnTitle" office:value-type="string" calcext:value-type="string">
            <text:p>24 ₁₀</text:p>
          </table:table-cell>
          <table:table-cell table:style-name="Base06ColumnTitle" office:value-type="string" calcext:value-type="string">
            <text:p>4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4̅5̅ ₁₀</text:p>
          </table:table-cell>
          <table:table-cell table:style-name="Base06GreyBackground" office:value-type="string" calcext:value-type="string">
            <text:p>0,01̅3̅4̅5̅ ̅2̅4̅2̅1̅ ̅0̅3̅ ₆</text:p>
          </table:table-cell>
          <table:table-cell table:style-name="Base10MiddleColumn" office:value-type="string" calcext:value-type="string">
            <text:p>0,0̅4̅3̅ ̅4̅7̅8̅ ̅2̅6̅0̅ ̅8̅6̅9̅ ̅5̅6̅5̅ ̅2̅1̅7̅ ̅3̅9̅1̅ ̅3̅ ₁₀</text:p>
          </table:table-cell>
          <table:table-cell table:style-name="Base06" office:value-type="string" calcext:value-type="string">
            <text:p>0,0̅1̅3̅2̅ ̅2̅0̅3̅0̅ ̅4̅4̅1̅ ₆</text:p>
          </table:table-cell>
          <table:table-cell table:style-name="Base10GreyBackgroundMiddleColumn" office:value-type="string" calcext:value-type="string">
            <text:p>0,0416̅ ₁₀</text:p>
          </table:table-cell>
          <table:table-cell table:style-name="Base06GreyBackground" office:value-type="string" calcext:value-type="string">
            <text:p>0,0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1,5 ₁₀</text:p>
          </table:table-cell>
          <table:table-cell table:style-name="Base06" office:value-type="string" calcext:value-type="string">
            <text:p>15,3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0̅9̅ ₁₀</text:p>
          </table:table-cell>
          <table:table-cell table:style-name="Base06" office:value-type="string" calcext:value-type="string">
            <text:p>0,0̅3̅1̅3̅ ̅4̅5̅2̅4̅ ̅2̅1̅ ₆</text:p>
          </table:table-cell>
          <table:table-cell table:style-name="Base10GreyBackgroundMiddleColumn" office:value-type="string" calcext:value-type="string">
            <text:p>0,0̅8̅6̅ ̅9̅5̅6̅ ̅5̅2̅1̅ ̅7̅3̅9̅ ̅1̅3̅0̅ ̅4̅3̅4̅ ̅7̅8̅2̅ ̅6̅ ₁₀</text:p>
          </table:table-cell>
          <table:table-cell table:style-name="Base06GreyBackground" office:value-type="string" calcext:value-type="string">
            <text:p>0,0̅3̅0̅4̅ ̅4̅1̅0̅1̅ ̅3̅2̅2̅ ₆</text:p>
          </table:table-cell>
          <table:table-cell table:style-name="Base10MiddleColumn" office:value-type="string" calcext:value-type="string">
            <text:p>0,083̅ ₁₀</text:p>
          </table:table-cell>
          <table:table-cell table:style-name="Base06" office:value-type="string" calcext:value-type="string">
            <text:p>0,0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7,3̅ ₁₀</text:p>
          </table:table-cell>
          <table:table-cell table:style-name="Base06" office:value-type="string" calcext:value-type="string">
            <text:p>11,2 ₆</text:p>
          </table:table-cell>
          <table:table-cell table:style-name="Base10GreyBackgroundMiddleColumn" office:value-type="string" calcext:value-type="string">
            <text:p>7,6̅ ₁₀</text:p>
          </table:table-cell>
          <table:table-cell table:style-name="Base06GreyBackground" office:value-type="string" calcext:value-type="string">
            <text:p>11,4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13̅6̅ ₁₀</text:p>
          </table:table-cell>
          <table:table-cell table:style-name="Base06GreyBackground" office:value-type="string" calcext:value-type="string">
            <text:p>0,04̅5̅2̅4̅ ̅2̅1̅0̅3̅ ̅1̅3̅ ₆</text:p>
          </table:table-cell>
          <table:table-cell table:style-name="Base10MiddleColumn" office:value-type="string" calcext:value-type="string">
            <text:p>0,1̅3̅0̅ ̅4̅3̅4̅ ̅7̅8̅2̅ ̅6̅0̅8̅ ̅6̅9̅5̅ ̅6̅5̅2̅ ̅1̅7̅3̅ ̅9̅ ₁₀</text:p>
          </table:table-cell>
          <table:table-cell table:style-name="Base06" office:value-type="string" calcext:value-type="string">
            <text:p>0,0̅4̅4̅1̅ ̅0̅1̅3̅2̅ ̅2̅0̅3̅ ₆</text:p>
          </table:table-cell>
          <table:table-cell table:style-name="Base10GreyBackgroundMiddleColumn" office:value-type="string" calcext:value-type="string">
            <text:p>0,125 ₁₀</text:p>
          </table:table-cell>
          <table:table-cell table:style-name="Base06GreyBackground" office:value-type="string" calcext:value-type="string">
            <text:p>0,0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,5 ₁₀</text:p>
          </table:table-cell>
          <table:table-cell table:style-name="Base06GreyBackground" office:value-type="string" calcext:value-type="string">
            <text:p>5,3 ₆</text:p>
          </table:table-cell>
          <table:table-cell table:style-name="Base10MiddleColumn" office:value-type="string" calcext:value-type="string">
            <text:p>5,75 ₁₀</text:p>
          </table:table-cell>
          <table:table-cell table:style-name="Base06" office:value-type="string" calcext:value-type="string">
            <text:p>5,43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1̅8̅ ₁₀</text:p>
          </table:table-cell>
          <table:table-cell table:style-name="Base06" office:value-type="string" calcext:value-type="string">
            <text:p>0,1̅0̅3̅1̅ ̅3̅4̅5̅2̅ ̅4̅2̅ ₆</text:p>
          </table:table-cell>
          <table:table-cell table:style-name="Base10GreyBackgroundMiddleColumn" office:value-type="string" calcext:value-type="string">
            <text:p>0,1̅7̅3̅ ̅9̅1̅3̅ ̅0̅4̅3̅ ̅4̅7̅8̅ ̅2̅6̅0̅ ̅8̅6̅9̅ ̅5̅6̅5̅ ̅2̅ ₁₀</text:p>
          </table:table-cell>
          <table:table-cell table:style-name="Base06GreyBackground" office:value-type="string" calcext:value-type="string">
            <text:p>0,1̅0̅1̅3̅ ̅2̅2̅0̅3̅ ̅0̅4̅4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4,4 ₁₀</text:p>
          </table:table-cell>
          <table:table-cell table:style-name="Base06" office:value-type="string" calcext:value-type="string">
            <text:p>4,2̅ ₆</text:p>
          </table:table-cell>
          <table:table-cell table:style-name="Base10GreyBackgroundMiddleColumn" office:value-type="string" calcext:value-type="string">
            <text:p>4,6 ₁₀</text:p>
          </table:table-cell>
          <table:table-cell table:style-name="Base06GreyBackground" office:value-type="string" calcext:value-type="string">
            <text:p>4,3̅ ₆</text:p>
          </table:table-cell>
          <table:table-cell table:style-name="Base10MiddleColumn" office:value-type="string" calcext:value-type="string">
            <text:p>4,8 ₁₀</text:p>
          </table:table-cell>
          <table:table-cell table:style-name="Base06" office:value-type="string" calcext:value-type="string">
            <text:p>4,4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22̅7̅ ₁₀</text:p>
          </table:table-cell>
          <table:table-cell table:style-name="Base06GreyBackground" office:value-type="string" calcext:value-type="string">
            <text:p>0,12̅1̅0̅3̅ ̅1̅3̅4̅5̅ ̅2̅4̅ ₆</text:p>
          </table:table-cell>
          <table:table-cell table:style-name="Base10MiddleColumn" office:value-type="string" calcext:value-type="string">
            <text:p>0,2̅1̅7̅ ̅3̅9̅1̅ ̅3̅0̅4̅ ̅3̅4̅7̅ ̅8̅2̅6̅ ̅0̅8̅6̅ ̅9̅5̅6̅ ̅5̅ ₁₀</text:p>
          </table:table-cell>
          <table:table-cell table:style-name="Base06" office:value-type="string" calcext:value-type="string">
            <text:p>0,1̅1̅4̅5̅ ̅4̅2̅3̅3̅ ̅5̅2̅5̅ ₆</text:p>
          </table:table-cell>
          <table:table-cell table:style-name="Base10GreyBackgroundMiddleColumn" office:value-type="string" calcext:value-type="string">
            <text:p>0,2083̅ ₁₀</text:p>
          </table:table-cell>
          <table:table-cell table:style-name="Base06GreyBackground" office:value-type="string" calcext:value-type="string">
            <text:p>0,1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3,6̅ ₁₀</text:p>
          </table:table-cell>
          <table:table-cell table:style-name="Base06GreyBackground" office:value-type="string" calcext:value-type="string">
            <text:p>3,4 ₆</text:p>
          </table:table-cell>
          <table:table-cell table:style-name="Base10MiddleColumn" office:value-type="string" calcext:value-type="string">
            <text:p>3,83̅ ₁₀</text:p>
          </table:table-cell>
          <table:table-cell table:style-name="Base06" office:value-type="string" calcext:value-type="string">
            <text:p>3,5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2̅7̅ ₁₀</text:p>
          </table:table-cell>
          <table:table-cell table:style-name="Base06" office:value-type="string" calcext:value-type="string">
            <text:p>0,1̅3̅4̅5̅ ̅2̅4̅2̅1̅ ̅0̅3̅ ₆</text:p>
          </table:table-cell>
          <table:table-cell table:style-name="Base10GreyBackgroundMiddleColumn" office:value-type="string" calcext:value-type="string">
            <text:p>0,2̅6̅0̅ ̅8̅6̅9̅ ̅5̅6̅5̅ ̅2̅1̅7̅ ̅3̅9̅1̅ ̅3̅0̅4̅ ̅3̅4̅7̅ ̅8̅ ₁₀</text:p>
          </table:table-cell>
          <table:table-cell table:style-name="Base06GreyBackground" office:value-type="string" calcext:value-type="string">
            <text:p>0,1̅3̅2̅2̅ ̅0̅3̅0̅4̅ ̅4̅1̅0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3,1̅4̅2̅ ̅8̅5̅7̅ ₁₀</text:p>
          </table:table-cell>
          <table:table-cell table:style-name="Base06" office:value-type="string" calcext:value-type="string">
            <text:p>3,0̅5̅ ₆</text:p>
          </table:table-cell>
          <table:table-cell table:style-name="Base10GreyBackgroundMiddleColumn" office:value-type="string" calcext:value-type="string">
            <text:p>3,2̅8̅5̅ ̅7̅1̅4̅ ₁₀</text:p>
          </table:table-cell>
          <table:table-cell table:style-name="Base06GreyBackground" office:value-type="string" calcext:value-type="string">
            <text:p>3,1̅4̅ ₆</text:p>
          </table:table-cell>
          <table:table-cell table:style-name="Base10MiddleColumn" office:value-type="string" calcext:value-type="string">
            <text:p>3,4̅2̅8̅ ̅5̅7̅1̅ ₁₀</text:p>
          </table:table-cell>
          <table:table-cell table:style-name="Base06" office:value-type="string" calcext:value-type="string">
            <text:p>3,2̅3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31̅8̅ ₁₀</text:p>
          </table:table-cell>
          <table:table-cell table:style-name="Base06GreyBackground" office:value-type="string" calcext:value-type="string">
            <text:p>0,15̅2̅4̅2̅ ̅1̅0̅3̅1̅ ̅3̅4̅ ₆</text:p>
          </table:table-cell>
          <table:table-cell table:style-name="Base10MiddleColumn" office:value-type="string" calcext:value-type="string">
            <text:p>0,3̅0̅4̅ ̅3̅4̅7̅ ̅8̅2̅6̅ ̅0̅8̅6̅ ̅9̅5̅6̅ ̅5̅2̅1̅ ̅7̅3̅9̅ ̅1̅ ₁₀</text:p>
          </table:table-cell>
          <table:table-cell table:style-name="Base06" office:value-type="string" calcext:value-type="string">
            <text:p>0,1̅4̅5̅4̅ ̅2̅3̅3̅5̅ ̅2̅5̅1̅ ₆</text:p>
          </table:table-cell>
          <table:table-cell table:style-name="Base10GreyBackgroundMiddleColumn" office:value-type="string" calcext:value-type="string">
            <text:p>0,2916̅ ₁₀</text:p>
          </table:table-cell>
          <table:table-cell table:style-name="Base06GreyBackground" office:value-type="string" calcext:value-type="string">
            <text:p>0,1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2,75 ₁₀</text:p>
          </table:table-cell>
          <table:table-cell table:style-name="Base06GreyBackground" office:value-type="string" calcext:value-type="string">
            <text:p>2,43 ₆</text:p>
          </table:table-cell>
          <table:table-cell table:style-name="Base10MiddleColumn" office:value-type="string" calcext:value-type="string">
            <text:p>2,875 ₁₀</text:p>
          </table:table-cell>
          <table:table-cell table:style-name="Base06" office:value-type="string" calcext:value-type="string">
            <text:p>2,51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3̅6̅ ₁₀</text:p>
          </table:table-cell>
          <table:table-cell table:style-name="Base06" office:value-type="string" calcext:value-type="string">
            <text:p>0,2̅1̅0̅3̅ ̅1̅3̅4̅5̅ ̅2̅4̅ ₆</text:p>
          </table:table-cell>
          <table:table-cell table:style-name="Base10GreyBackgroundMiddleColumn" office:value-type="string" calcext:value-type="string">
            <text:p>0,3̅4̅7̅ ̅8̅2̅6̅ ̅0̅8̅6̅ ̅9̅5̅6̅ ̅5̅2̅1̅ ̅7̅3̅9̅ ̅1̅3̅0̅ ̅4̅ ₁₀</text:p>
          </table:table-cell>
          <table:table-cell table:style-name="Base06GreyBackground" office:value-type="string" calcext:value-type="string">
            <text:p>0,2̅0̅3̅0̅ ̅4̅4̅1̅0̅ ̅1̅3̅2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2,4̅ ₁₀</text:p>
          </table:table-cell>
          <table:table-cell table:style-name="Base06" office:value-type="string" calcext:value-type="string">
            <text:p>2,24 ₆</text:p>
          </table:table-cell>
          <table:table-cell table:style-name="Base10GreyBackgroundMiddleColumn" office:value-type="string" calcext:value-type="string">
            <text:p>2,5̅ ₁₀</text:p>
          </table:table-cell>
          <table:table-cell table:style-name="Base06GreyBackground" office:value-type="string" calcext:value-type="string">
            <text:p>2,32 ₆</text:p>
          </table:table-cell>
          <table:table-cell table:style-name="Base10MiddleColumn" office:value-type="string" calcext:value-type="string">
            <text:p>2,6̅ ₁₀</text:p>
          </table:table-cell>
          <table:table-cell table:style-name="Base06" office:value-type="string" calcext:value-type="string">
            <text:p>2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40̅9̅ ₁₀</text:p>
          </table:table-cell>
          <table:table-cell table:style-name="Base06GreyBackground" office:value-type="string" calcext:value-type="string">
            <text:p>0,22̅4̅2̅1̅ ̅0̅3̅1̅3̅ ̅4̅5̅ ₆</text:p>
          </table:table-cell>
          <table:table-cell table:style-name="Base10MiddleColumn" office:value-type="string" calcext:value-type="string">
            <text:p>0,3̅9̅1̅ ̅3̅0̅4̅ ̅3̅4̅7̅ ̅8̅2̅6̅ ̅0̅8̅6̅ ̅9̅5̅6̅ ̅5̅2̅1̅ ̅7̅ ₁₀</text:p>
          </table:table-cell>
          <table:table-cell table:style-name="Base06" office:value-type="string" calcext:value-type="string">
            <text:p>0,2̅2̅0̅3̅ ̅0̅4̅4̅1̅ ̅0̅1̅3̅ ₆</text:p>
          </table:table-cell>
          <table:table-cell table:style-name="Base10GreyBackgroundMiddleColumn" office:value-type="string" calcext:value-type="string">
            <text:p>0,375 ₁₀</text:p>
          </table:table-cell>
          <table:table-cell table:style-name="Base06GreyBackground" office:value-type="string" calcext:value-type="string">
            <text:p>0,2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,2 ₁₀</text:p>
          </table:table-cell>
          <table:table-cell table:style-name="Base06GreyBackground" office:value-type="string" calcext:value-type="string">
            <text:p>2,1̅ ₆</text:p>
          </table:table-cell>
          <table:table-cell table:style-name="Base10MiddleColumn" office:value-type="string" calcext:value-type="string">
            <text:p>2,3 ₁₀</text:p>
          </table:table-cell>
          <table:table-cell table:style-name="Base06" office:value-type="string" calcext:value-type="string">
            <text:p>2,14̅ ₆</text:p>
          </table:table-cell>
          <table:table-cell table:style-name="Base10GreyBackgroundMiddleColumn" office:value-type="string" calcext:value-type="string">
            <text:p>2,4 ₁₀</text:p>
          </table:table-cell>
          <table:table-cell table:style-name="Base06GreyBackground" office:value-type="string" calcext:value-type="string">
            <text:p>2,2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4̅5̅ ₁₀</text:p>
          </table:table-cell>
          <table:table-cell table:style-name="Base06" office:value-type="string" calcext:value-type="string">
            <text:p>0,2̅4̅2̅1̅ ̅0̅3̅1̅3̅ ̅4̅5̅ ₆</text:p>
          </table:table-cell>
          <table:table-cell table:style-name="Base10GreyBackgroundMiddleColumn" office:value-type="string" calcext:value-type="string">
            <text:p>0,4̅3̅4̅ ̅7̅8̅2̅ ̅6̅0̅8̅ ̅6̅9̅5̅ ̅6̅5̅2̅ ̅1̅7̅3̅ ̅9̅1̅3̅ ̅0̅ ₁₀</text:p>
          </table:table-cell>
          <table:table-cell table:style-name="Base06GreyBackground" office:value-type="string" calcext:value-type="string">
            <text:p>0,2̅3̅3̅5̅ ̅2̅5̅1̅1̅ ̅4̅5̅4̅ ₆</text:p>
          </table:table-cell>
          <table:table-cell table:style-name="Base10MiddleColumn" office:value-type="string" calcext:value-type="string">
            <text:p>0,416̅ ₁₀</text:p>
          </table:table-cell>
          <table:table-cell table:style-name="Base06" office:value-type="string" calcext:value-type="string">
            <text:p>0,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0̅9̅ ₁₀</text:p>
          </table:table-cell>
          <table:table-cell table:style-name="Base06GreyBackground" office:value-type="string" calcext:value-type="string">
            <text:p>2,0̅3̅1̅3̅ ̅4̅5̅2̅4̅ ̅2̅1̅ ₆</text:p>
          </table:table-cell>
          <table:table-cell table:style-name="Base10MiddleColumn" office:value-type="string" calcext:value-type="string">
            <text:p>2,1̅8̅ ₁₀</text:p>
          </table:table-cell>
          <table:table-cell table:style-name="Base06" office:value-type="string" calcext:value-type="string">
            <text:p>2,1̅0̅3̅1̅ ̅3̅4̅5̅2̅ ̅4̅2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̅7̅8̅ ̅2̅6̅0̅ ̅8̅6̅9̅ ̅5̅6̅5̅ ̅2̅1̅7̅ ̅3̅9̅1̅ ̅3̅0̅4̅ ̅3̅ ₁₀</text:p>
          </table:table-cell>
          <table:table-cell table:style-name="Base06" office:value-type="string" calcext:value-type="string">
            <text:p>0,2̅5̅1̅1̅ ̅4̅5̅4̅2̅ ̅3̅3̅5̅ ₆</text:p>
          </table:table-cell>
          <table:table-cell table:style-name="Base10GreyBackgroundMiddleColumn" office:value-type="string" calcext:value-type="string">
            <text:p>0,4583̅ ₁₀</text:p>
          </table:table-cell>
          <table:table-cell table:style-name="Base06GreyBackground" office:value-type="string" calcext:value-type="string">
            <text:p>0,2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,83̅ ₁₀</text:p>
          </table:table-cell>
          <table:table-cell table:style-name="Base06GreyBackground" office:value-type="string" calcext:value-type="string">
            <text:p>1,5 ₆</text:p>
          </table:table-cell>
          <table:table-cell table:style-name="Base10MiddleColumn" office:value-type="string" calcext:value-type="string">
            <text:p>1,916̅ ₁₀</text:p>
          </table:table-cell>
          <table:table-cell table:style-name="Base06" office:value-type="string" calcext:value-type="string">
            <text:p>1,5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5̅4̅5̅ ̅4̅5̅4̅ ̅5̅4̅ ₁₀</text:p>
          </table:table-cell>
          <table:table-cell table:style-name="Base06" office:value-type="string" calcext:value-type="string">
            <text:p>0,3̅1̅3̅4̅ ̅5̅2̅4̅2̅ ̅1̅0̅ ₆</text:p>
          </table:table-cell>
          <table:table-cell table:style-name="Base10GreyBackgroundMiddleColumn" office:value-type="string" calcext:value-type="string">
            <text:p>0,5̅2̅1̅ ̅7̅3̅9̅ ̅1̅3̅0̅ ̅4̅3̅4̅ ̅7̅8̅2̅ ̅6̅0̅8̅ ̅6̅9̅5̅ ̅6̅ ₁₀</text:p>
          </table:table-cell>
          <table:table-cell table:style-name="Base06GreyBackground" office:value-type="string" calcext:value-type="string">
            <text:p>0,3̅0̅4̅4̅ ̅1̅0̅1̅3̅ ̅2̅2̅0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1,6̅9̅2̅ ̅3̅0̅7̅ ₁₀</text:p>
          </table:table-cell>
          <table:table-cell table:style-name="Base06" office:value-type="string" calcext:value-type="string">
            <text:p>1,4̅0̅5̅3̅ ̅1̅2̅1̅5̅ ̅0̅2̅4̅3̅ ₆</text:p>
          </table:table-cell>
          <table:table-cell table:style-name="Base10GreyBackgroundMiddleColumn" office:value-type="string" calcext:value-type="string">
            <text:p>1,7̅6̅9̅ ̅2̅3̅0̅ ₁₀</text:p>
          </table:table-cell>
          <table:table-cell table:style-name="Base06GreyBackground" office:value-type="string" calcext:value-type="string">
            <text:p>1,4̅3̅4̅0̅ ̅5̅3̅1̅2̅ ̅1̅5̅0̅2̅ ₆</text:p>
          </table:table-cell>
          <table:table-cell table:style-name="Base10MiddleColumn" office:value-type="string" calcext:value-type="string">
            <text:p>1,8̅4̅6̅ ̅1̅5̅3̅ ₁₀</text:p>
          </table:table-cell>
          <table:table-cell table:style-name="Base06" office:value-type="string" calcext:value-type="string">
            <text:p>1,5̅0̅2̅4̅ ̅3̅4̅0̅5̅ ̅3̅1̅2̅1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59̅0̅ ₁₀</text:p>
          </table:table-cell>
          <table:table-cell table:style-name="Base06GreyBackground" office:value-type="string" calcext:value-type="string">
            <text:p>0,33̅1̅3̅4̅ ̅5̅2̅4̅2̅ ̅1̅0̅ ₆</text:p>
          </table:table-cell>
          <table:table-cell table:style-name="Base10MiddleColumn" office:value-type="string" calcext:value-type="string">
            <text:p>0,5̅6̅5̅ ̅2̅1̅7̅ ̅3̅9̅1̅ ̅3̅0̅4̅ ̅3̅4̅7̅ ̅8̅2̅6̅ ̅0̅8̅6̅ ̅9̅ ₁₀</text:p>
          </table:table-cell>
          <table:table-cell table:style-name="Base06" office:value-type="string" calcext:value-type="string">
            <text:p>0,3̅2̅2̅0̅ ̅3̅0̅4̅4̅ ̅1̅0̅1̅ ₆</text:p>
          </table:table-cell>
          <table:table-cell table:style-name="Base10GreyBackgroundMiddleColumn" office:value-type="string" calcext:value-type="string">
            <text:p>0,5416̅ ₁₀</text:p>
          </table:table-cell>
          <table:table-cell table:style-name="Base06GreyBackground" office:value-type="string" calcext:value-type="string">
            <text:p>0,3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,5̅7̅1̅ ̅4̅2̅8̅ ₁₀</text:p>
          </table:table-cell>
          <table:table-cell table:style-name="Base06GreyBackground" office:value-type="string" calcext:value-type="string">
            <text:p>1,3̅2̅ ₆</text:p>
          </table:table-cell>
          <table:table-cell table:style-name="Base10MiddleColumn" office:value-type="string" calcext:value-type="string">
            <text:p>1,64̅2̅8̅ ̅5̅7̅1̅ ₁₀</text:p>
          </table:table-cell>
          <table:table-cell table:style-name="Base06" office:value-type="string" calcext:value-type="string">
            <text:p>1,35̅0̅5̅0̅ ̅5̅0̅ ₆</text:p>
          </table:table-cell>
          <table:table-cell table:style-name="Base10GreyBackgroundMiddleColumn" office:value-type="string" calcext:value-type="string">
            <text:p>1,7̅1̅4̅ ̅2̅8̅5̅ ₁₀</text:p>
          </table:table-cell>
          <table:table-cell table:style-name="Base06GreyBackground" office:value-type="string" calcext:value-type="string">
            <text:p>1,4̅1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6̅3̅6̅ ̅3̅6̅3̅ ̅6̅3̅ ₁₀</text:p>
          </table:table-cell>
          <table:table-cell table:style-name="Base06" office:value-type="string" calcext:value-type="string">
            <text:p>0,3̅4̅5̅2̅ ̅4̅2̅1̅0̅ ̅3̅1̅ ₆</text:p>
          </table:table-cell>
          <table:table-cell table:style-name="Base10GreyBackgroundMiddleColumn" office:value-type="string" calcext:value-type="string">
            <text:p>0,6̅0̅8̅ ̅6̅9̅5̅ ̅6̅5̅2̅ ̅1̅7̅3̅ ̅9̅1̅3̅ ̅0̅4̅3̅ ̅4̅7̅8̅ ̅2̅ ₁₀</text:p>
          </table:table-cell>
          <table:table-cell table:style-name="Base06GreyBackground" office:value-type="string" calcext:value-type="string">
            <text:p>0,3̅3̅5̅2̅ ̅5̅1̅1̅4̅ ̅5̅4̅2̅ ₆</text:p>
          </table:table-cell>
          <table:table-cell table:style-name="Base10MiddleColumn" office:value-type="string" calcext:value-type="string">
            <text:p>0,583̅ ₁₀</text:p>
          </table:table-cell>
          <table:table-cell table:style-name="Base06" office:value-type="string" calcext:value-type="string">
            <text:p>0,3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46̅ ₁₀</text:p>
          </table:table-cell>
          <table:table-cell table:style-name="Base06" office:value-type="string" calcext:value-type="string">
            <text:p>1,24̅ ₆</text:p>
          </table:table-cell>
          <table:table-cell table:style-name="Base10GreyBackgroundMiddleColumn" office:value-type="string" calcext:value-type="string">
            <text:p>1,53̅ ₁₀</text:p>
          </table:table-cell>
          <table:table-cell table:style-name="Base06GreyBackground" office:value-type="string" calcext:value-type="string">
            <text:p>1,31̅ ₆</text:p>
          </table:table-cell>
          <table:table-cell table:style-name="Base10MiddleColumn" office:value-type="string" calcext:value-type="string">
            <text:p>1,6 ₁₀</text:p>
          </table:table-cell>
          <table:table-cell table:style-name="Base06" office:value-type="string" calcext:value-type="string">
            <text:p>1,3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68̅1̅ ₁₀</text:p>
          </table:table-cell>
          <table:table-cell table:style-name="Base06GreyBackground" office:value-type="string" calcext:value-type="string">
            <text:p>0,40̅3̅1̅3̅ ̅4̅5̅2̅4̅ ̅2̅1̅ ₆</text:p>
          </table:table-cell>
          <table:table-cell table:style-name="Base10MiddleColumn" office:value-type="string" calcext:value-type="string">
            <text:p>0,6̅5̅2̅ ̅1̅7̅3̅ ̅9̅1̅3̅ ̅0̅4̅3̅ ̅4̅7̅8̅ ̅2̅6̅0̅ ̅8̅6̅9̅ ̅5̅ ₁₀</text:p>
          </table:table-cell>
          <table:table-cell table:style-name="Base06" office:value-type="string" calcext:value-type="string">
            <text:p>0,3̅5̅2̅5̅ ̅1̅1̅4̅5̅ ̅4̅2̅3̅ ₆</text:p>
          </table:table-cell>
          <table:table-cell table:style-name="Base10GreyBackgroundMiddleColumn" office:value-type="string" calcext:value-type="string">
            <text:p>0,625 ₁₀</text:p>
          </table:table-cell>
          <table:table-cell table:style-name="Base06GreyBackground" office:value-type="string" calcext:value-type="string">
            <text:p>0,3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,375 ₁₀</text:p>
          </table:table-cell>
          <table:table-cell table:style-name="Base06GreyBackground" office:value-type="string" calcext:value-type="string">
            <text:p>1,213 ₆</text:p>
          </table:table-cell>
          <table:table-cell table:style-name="Base10MiddleColumn" office:value-type="string" calcext:value-type="string">
            <text:p>1,4375 ₁₀</text:p>
          </table:table-cell>
          <table:table-cell table:style-name="Base06" office:value-type="string" calcext:value-type="string">
            <text:p>1,234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7̅2̅7̅ ̅2̅7̅2̅ ̅7̅2̅ ₁₀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 table:style-name="Base10GreyBackgroundMiddleColumn" office:value-type="string" calcext:value-type="string">
            <text:p>0,6̅9̅5̅ ̅6̅5̅2̅ ̅1̅7̅3̅ ̅9̅1̅3̅ ̅0̅4̅3̅ ̅4̅7̅8̅ ̅2̅6̅0̅ ̅8̅ ₁₀</text:p>
          </table:table-cell>
          <table:table-cell table:style-name="Base06GreyBackground" office:value-type="string" calcext:value-type="string">
            <text:p>0,4̅1̅0̅1̅ ̅3̅2̅2̅0̅ ̅3̅0̅4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,2̅9̅4̅ ̅1̅1̅7̅ ̅6̅4̅7̅ ̅0̅5̅8̅ ̅8̅2̅3̅ ̅5̅ ₁₀</text:p>
          </table:table-cell>
          <table:table-cell table:style-name="Base06" office:value-type="string" calcext:value-type="string">
            <text:p>1,1̅4̅3̅3̅ ̅1̅0̅2̅0̅ ̅4̅1̅2̅2̅ ̅4̅5̅3̅5̅ ₆</text:p>
          </table:table-cell>
          <table:table-cell table:style-name="Base10GreyBackgroundMiddleColumn" office:value-type="string" calcext:value-type="string">
            <text:p>1,3̅5̅2̅ ̅9̅4̅1̅ ̅1̅7̅6̅ ̅4̅7̅0̅ ̅5̅8̅8̅ ̅2̅ ₁₀</text:p>
          </table:table-cell>
          <table:table-cell table:style-name="Base06GreyBackground" office:value-type="string" calcext:value-type="string">
            <text:p>1,2̅0̅4̅1̅ ̅2̅2̅4̅5̅ ̅3̅5̅1̅4̅ ̅3̅3̅1̅0̅ ₆</text:p>
          </table:table-cell>
          <table:table-cell table:style-name="Base10MiddleColumn" office:value-type="string" calcext:value-type="string">
            <text:p>1,4̅1̅1̅ ̅7̅6̅4̅ ̅7̅0̅5̅ ̅8̅8̅2̅ ̅3̅5̅2̅ ̅9̅ ₁₀</text:p>
          </table:table-cell>
          <table:table-cell table:style-name="Base06" office:value-type="string" calcext:value-type="string">
            <text:p>1,2̅2̅4̅5̅ ̅3̅5̅1̅4̅ ̅3̅3̅1̅0̅ ̅2̅0̅4̅1̅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77̅2̅ ₁₀</text:p>
          </table:table-cell>
          <table:table-cell table:style-name="Base06GreyBackground" office:value-type="string" calcext:value-type="string">
            <text:p>0,43̅4̅5̅2̅ ̅4̅2̅1̅0̅ ̅3̅1̅ ₆</text:p>
          </table:table-cell>
          <table:table-cell table:style-name="Base10MiddleColumn" office:value-type="string" calcext:value-type="string">
            <text:p>0,7̅3̅9̅ ̅1̅3̅0̅ ̅4̅3̅4̅ ̅7̅8̅2̅ ̅6̅0̅8̅ ̅6̅9̅5̅ ̅6̅5̅2̅ ̅1̅ ₁₀</text:p>
          </table:table-cell>
          <table:table-cell table:style-name="Base06" office:value-type="string" calcext:value-type="string">
            <text:p>0,4̅2̅3̅3̅ ̅5̅2̅5̅1̅ ̅1̅4̅5̅ ₆</text:p>
          </table:table-cell>
          <table:table-cell table:style-name="Base10GreyBackgroundMiddleColumn" office:value-type="string" calcext:value-type="string">
            <text:p>0,7083̅ ₁₀</text:p>
          </table:table-cell>
          <table:table-cell table:style-name="Base06GreyBackground" office:value-type="string" calcext:value-type="string">
            <text:p>0,4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2̅ ₁₀</text:p>
          </table:table-cell>
          <table:table-cell table:style-name="Base06GreyBackground" office:value-type="string" calcext:value-type="string">
            <text:p>1,12 ₆</text:p>
          </table:table-cell>
          <table:table-cell table:style-name="Base10MiddleColumn" office:value-type="string" calcext:value-type="string">
            <text:p>1,27̅ ₁₀</text:p>
          </table:table-cell>
          <table:table-cell table:style-name="Base06" office:value-type="string" calcext:value-type="string">
            <text:p>1,14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8̅1̅8̅ ̅1̅8̅1̅ ̅8̅1̅ ₁₀</text:p>
          </table:table-cell>
          <table:table-cell table:style-name="Base06" office:value-type="string" calcext:value-type="string">
            <text:p>0,4̅5̅2̅4̅ ̅2̅1̅0̅3̅ ̅1̅3̅ ₆</text:p>
          </table:table-cell>
          <table:table-cell table:style-name="Base10GreyBackgroundMiddleColumn" office:value-type="string" calcext:value-type="string">
            <text:p>0,7̅8̅2̅ ̅6̅0̅8̅ ̅6̅9̅5̅ ̅6̅5̅2̅ ̅1̅7̅3̅ ̅9̅1̅3̅ ̅0̅4̅3̅ ̅4̅ ₁₀</text:p>
          </table:table-cell>
          <table:table-cell table:style-name="Base06GreyBackground" office:value-type="string" calcext:value-type="string">
            <text:p>0,4̅4̅1̅0̅ ̅1̅3̅2̅2̅ ̅0̅3̅0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1̅5̅7̅ ̅8̅9̅4̅ ̅7̅3̅6̅ ̅8̅4̅2̅ ̅1̅0̅5̅ ̅2̅6̅3̅ ₁₀</text:p>
          </table:table-cell>
          <table:table-cell table:style-name="Base06" office:value-type="string" calcext:value-type="string">
            <text:p>1,0̅5̅4̅0̅ ̅3̅4̅4̅2̅ ̅3̅ ₆</text:p>
          </table:table-cell>
          <table:table-cell table:style-name="Base10GreyBackgroundMiddleColumn" office:value-type="string" calcext:value-type="string">
            <text:p>1,2̅1̅0̅ ̅5̅2̅6̅ ̅3̅1̅5̅ ̅7̅8̅9̅ ̅4̅7̅3̅ ̅6̅8̅4̅ ₁₀</text:p>
          </table:table-cell>
          <table:table-cell table:style-name="Base06GreyBackground" office:value-type="string" calcext:value-type="string">
            <text:p>1,1̅1̅3̅2̅ ̅5̅0̅1̅5̅ ̅2̅ ₆</text:p>
          </table:table-cell>
          <table:table-cell table:style-name="Base10MiddleColumn" office:value-type="string" calcext:value-type="string">
            <text:p>1,2̅6̅3̅ ̅1̅5̅7̅ ̅8̅9̅4̅ ̅7̅3̅6̅ ̅8̅4̅2̅ ̅1̅0̅5̅ ₁₀</text:p>
          </table:table-cell>
          <table:table-cell table:style-name="Base06" office:value-type="string" calcext:value-type="string">
            <text:p>1,1̅3̅2̅5̅ ̅0̅1̅5̅2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86̅3̅ ₁₀</text:p>
          </table:table-cell>
          <table:table-cell table:style-name="Base06GreyBackground" office:value-type="string" calcext:value-type="string">
            <text:p>0,51̅0̅3̅1̅ ̅3̅4̅5̅2̅ ̅4̅2̅ ₆</text:p>
          </table:table-cell>
          <table:table-cell table:style-name="Base10MiddleColumn" office:value-type="string" calcext:value-type="string">
            <text:p>0,8̅2̅6̅ ̅0̅8̅6̅ ̅9̅5̅6̅ ̅5̅2̅1̅ ̅7̅3̅9̅ ̅1̅3̅0̅ ̅4̅3̅4̅ ̅7̅ ₁₀</text:p>
          </table:table-cell>
          <table:table-cell table:style-name="Base06" office:value-type="string" calcext:value-type="string">
            <text:p>0,4̅5̅4̅2̅ ̅3̅3̅5̅2̅ ̅5̅1̅1̅ ₆</text:p>
          </table:table-cell>
          <table:table-cell table:style-name="Base10GreyBackgroundMiddleColumn" office:value-type="string" calcext:value-type="string">
            <text:p>0,7916̅ ₁₀</text:p>
          </table:table-cell>
          <table:table-cell table:style-name="Base06GreyBackground" office:value-type="string" calcext:value-type="string">
            <text:p>0,4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1 ₁₀</text:p>
          </table:table-cell>
          <table:table-cell table:style-name="Base06GreyBackground" office:value-type="string" calcext:value-type="string">
            <text:p>1,03̅ ₆</text:p>
          </table:table-cell>
          <table:table-cell table:style-name="Base10MiddleColumn" office:value-type="string" calcext:value-type="string">
            <text:p>1,15 ₁₀</text:p>
          </table:table-cell>
          <table:table-cell table:style-name="Base06" office:value-type="string" calcext:value-type="string">
            <text:p>1,052̅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9̅0̅9̅ ̅0̅9̅0̅ ̅9̅0̅ ₁₀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 table:style-name="Base10GreyBackgroundMiddleColumn" office:value-type="string" calcext:value-type="string">
            <text:p>0,8̅6̅9̅ ̅5̅6̅5̅ ̅2̅1̅7̅ ̅3̅9̅1̅ ̅3̅0̅4̅ ̅3̅4̅7̅ ̅8̅2̅6̅ ̅0̅ ₁₀</text:p>
          </table:table-cell>
          <table:table-cell table:style-name="Base06GreyBackground" office:value-type="string" calcext:value-type="string">
            <text:p>0,5̅1̅1̅4̅ ̅5̅4̅2̅3̅ ̅3̅5̅2̅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0̅4̅7̅ ̅6̅1̅9̅ ₁₀</text:p>
          </table:table-cell>
          <table:table-cell table:style-name="Base06" office:value-type="string" calcext:value-type="string">
            <text:p>1,01̅4̅ ₆</text:p>
          </table:table-cell>
          <table:table-cell table:style-name="Base10GreyBackgroundMiddleColumn" office:value-type="string" calcext:value-type="string">
            <text:p>1,0̅9̅5̅ ̅2̅3̅8̅ ₁₀</text:p>
          </table:table-cell>
          <table:table-cell table:style-name="Base06GreyBackground" office:value-type="string" calcext:value-type="string">
            <text:p>1,03̅2̅3̅2̅ ̅3̅2̅ ₆</text:p>
          </table:table-cell>
          <table:table-cell table:style-name="Base10Middle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95̅4̅ ₁₀</text:p>
          </table:table-cell>
          <table:table-cell table:style-name="Base06GreyBackground" office:value-type="string" calcext:value-type="string">
            <text:p>0,54̅2̅1̅0̅ ̅3̅1̅3̅4̅ ̅5̅2̅ ₆</text:p>
          </table:table-cell>
          <table:table-cell table:style-name="Base10MiddleColumn" office:value-type="string" calcext:value-type="string">
            <text:p>0,9̅1̅3̅ ̅0̅4̅3̅ ̅4̅7̅8̅ ̅2̅6̅0̅ ̅8̅6̅9̅ ̅5̅6̅5̅ ̅2̅1̅7̅ ̅3̅ ₁₀</text:p>
          </table:table-cell>
          <table:table-cell table:style-name="Base06" office:value-type="string" calcext:value-type="string">
            <text:p>0,5̅2̅5̅1̅ ̅1̅4̅5̅4̅ ̅2̅3̅3̅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4̅5̅ ₁₀</text:p>
          </table:table-cell>
          <table:table-cell table:style-name="Base06" office:value-type="string" calcext:value-type="string">
            <text:p>1,01̅3̅4̅5̅ ̅2̅4̅2̅1̅ ̅0̅3̅ ₆</text:p>
          </table:table-cell>
          <table:table-cell table:style-name="Base10GreyBackgroundMiddleColumn" office:value-type="string" calcext:value-type="string">
            <text:p>1,0̅9̅ ₁₀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5̅6̅ ̅5̅2̅1̅ ̅7̅3̅9̅ ̅1̅3̅0̅ ̅4̅3̅4̅ ̅7̅8̅2̅ ̅6̅0̅8̅ ̅6̅ ₁₀</text:p>
          </table:table-cell>
          <table:table-cell table:style-name="Base06GreyBackground" office:value-type="string" calcext:value-type="string">
            <text:p>0,5̅4̅2̅3̅ ̅3̅5̅2̅5̅ ̅1̅1̅4̅ ₆</text:p>
          </table:table-cell>
          <table:table-cell table:style-name="Base10MiddleColumn" office:value-type="string" calcext:value-type="string">
            <text:p>0,916̅ ₁₀</text:p>
          </table:table-cell>
          <table:table-cell table:style-name="Base06" office:value-type="string" calcext:value-type="string">
            <text:p>0,5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9̅5̅6̅ ̅5̅2̅1̅ ̅7̅3̅9̅ ̅1̅3̅0̅ ̅4̅3̅4̅ ̅7̅8̅2̅ ̅6̅0̅8̅ ̅6̅ ₁₀</text:p>
          </table:table-cell>
          <table:table-cell table:style-name="Base06" office:value-type="string" calcext:value-type="string">
            <text:p>0,5̅4̅2̅3̅ ̅3̅5̅2̅5̅ ̅1̅1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̅4̅3̅ ̅4̅7̅8̅ ̅2̅6̅0̅ ̅8̅6̅9̅ ̅5̅6̅5̅ ̅2̅1̅7̅ ̅3̅9̅1̅ ̅3̅ ₁₀</text:p>
          </table:table-cell>
          <table:table-cell table:style-name="Base06" office:value-type="string" calcext:value-type="string">
            <text:p>1,0̅1̅3̅2̅ ̅2̅0̅3̅0̅ ̅4̅4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04̅5̅ ₁₀</text:p>
          </table:table-cell>
          <table:table-cell table:style-name="Base06GreyBackground" office:value-type="string" calcext:value-type="string">
            <text:p>1,01̅3̅4̅5̅ ̅2̅4̅2̅1̅ ̅0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583̅ ₁₀</text:p>
          </table:table-cell>
          <table:table-cell table:style-name="Base06GreyBackground" office:value-type="string" calcext:value-type="string">
            <text:p>0,5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916̅ ₁₀</text:p>
          </table:table-cell>
          <table:table-cell table:style-name="Base06GreyBackground" office:value-type="string" calcext:value-type="string">
            <text:p>0,53 ₆</text:p>
          </table:table-cell>
          <table:table-cell table:style-name="Base10MiddleColumn" office:value-type="string" calcext:value-type="string">
            <text:p>0,9583̅ ₁₀</text:p>
          </table:table-cell>
          <table:table-cell table:style-name="Base06" office:value-type="string" calcext:value-type="string">
            <text:p>0,54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0̅9̅ ₁₀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 table:style-name="Base10GreyBackgroundMiddleColumn" office:value-type="string" calcext:value-type="string">
            <text:p>1,0̅4̅3̅ ̅4̅7̅8̅ ̅2̅6̅0̅ ̅8̅6̅9̅ ̅5̅6̅5̅ ̅2̅1̅7̅ ̅3̅9̅1̅ ̅3̅ ₁₀</text:p>
          </table:table-cell>
          <table:table-cell table:style-name="Base06GreyBackground" office:value-type="string" calcext:value-type="string">
            <text:p>1,0̅1̅3̅2̅ ̅2̅0̅3̅0̅ ̅4̅4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88 ₁₀</text:p>
          </table:table-cell>
          <table:table-cell table:style-name="Base06" office:value-type="string" calcext:value-type="string">
            <text:p>0,5̅1̅4̅0̅ ̅2̅ ₆</text:p>
          </table:table-cell>
          <table:table-cell table:style-name="Base10GreyBackgroundMiddleColumn" office:value-type="string" calcext:value-type="string">
            <text:p>0,92 ₁₀</text:p>
          </table:table-cell>
          <table:table-cell table:style-name="Base06GreyBackground" office:value-type="string" calcext:value-type="string">
            <text:p>0,5̅3̅0̅4̅ ̅1̅ ₆</text:p>
          </table:table-cell>
          <table:table-cell table:style-name="Base10MiddleColumn" office:value-type="string" calcext:value-type="string">
            <text:p>0,96 ₁₀</text:p>
          </table:table-cell>
          <table:table-cell table:style-name="Base06" office:value-type="string" calcext:value-type="string">
            <text:p>0,5̅4̅3̅2̅ ̅0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,13̅6̅ ₁₀</text:p>
          </table:table-cell>
          <table:table-cell table:style-name="Base06GreyBackground" office:value-type="string" calcext:value-type="string">
            <text:p>1,04̅5̅2̅4̅ ̅2̅1̅0̅3̅ ̅1̅3̅ ₆</text:p>
          </table:table-cell>
          <table:table-cell table:style-name="Base10MiddleColumn" office:value-type="string" calcext:value-type="string">
            <text:p>1,0̅8̅6̅ ̅9̅5̅6̅ ̅5̅2̅1̅ ̅7̅3̅9̅ ̅1̅3̅0̅ ̅4̅3̅4̅ ̅7̅8̅2̅ ̅6̅ ₁₀</text:p>
          </table:table-cell>
          <table:table-cell table:style-name="Base06" office:value-type="string" calcext:value-type="string">
            <text:p>1,0̅3̅0̅4̅ ̅4̅1̅0̅1̅ ̅3̅2̅2̅ ₆</text:p>
          </table:table-cell>
          <table:table-cell table:style-name="Base10GreyBackgroundMiddleColumn" office:value-type="string" calcext:value-type="string">
            <text:p>1,0416̅ ₁₀</text:p>
          </table:table-cell>
          <table:table-cell table:style-name="Base06GreyBackground" office:value-type="string" calcext:value-type="string">
            <text:p>1,0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8̅4̅6̅ ̅1̅5̅3̅ ̅8̅4̅6̅ ̅1̅5̅3̅ ̅8̅4̅6̅ ̅1̅5̅3̅ ₁₀</text:p>
          </table:table-cell>
          <table:table-cell table:style-name="Base06GreyBackground" office:value-type="string" calcext:value-type="string">
            <text:p>0,5̅0̅2̅4̅ ̅3̅4̅0̅5̅ ̅3̅1̅2̅1̅ ₆</text:p>
          </table:table-cell>
          <table:table-cell table:style-name="Base10MiddleColumn" office:value-type="string" calcext:value-type="string">
            <text:p>0,88̅4̅6̅ ̅1̅5̅3̅ ₁₀</text:p>
          </table:table-cell>
          <table:table-cell table:style-name="Base06" office:value-type="string" calcext:value-type="string">
            <text:p>0,51̅5̅0̅2̅ ̅4̅3̅4̅0̅ ̅5̅3̅1̅2̅ ₆</text:p>
          </table:table-cell>
          <table:table-cell table:style-name="Base10GreyBackgroundMiddleColumn" office:value-type="string" calcext:value-type="string">
            <text:p>0,9̅2̅3̅ ̅0̅7̅6̅ ̅9̅2̅3̅ ̅0̅7̅6̅ ̅9̅2̅3̅ ̅0̅7̅6̅ ₁₀</text:p>
          </table:table-cell>
          <table:table-cell table:style-name="Base06GreyBackground" office:value-type="string" calcext:value-type="string">
            <text:p>0,5̅3̅1̅2̅ ̅1̅5̅0̅2̅ ̅4̅3̅4̅0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,1̅8̅ ₁₀</text:p>
          </table:table-cell>
          <table:table-cell table:style-name="Base06" office:value-type="string" calcext:value-type="string">
            <text:p>1,1̅0̅3̅1̅ ̅3̅4̅5̅2̅ ̅4̅2̅ ₆</text:p>
          </table:table-cell>
          <table:table-cell table:style-name="Base10GreyBackgroundMiddleColumn" office:value-type="string" calcext:value-type="string">
            <text:p>1,1̅3̅0̅ ̅4̅3̅4̅ ̅7̅8̅2̅ ̅6̅0̅8̅ ̅6̅9̅5̅ ̅6̅5̅2̅ ̅1̅7̅3̅ ̅9̅ ₁₀</text:p>
          </table:table-cell>
          <table:table-cell table:style-name="Base06GreyBackground" office:value-type="string" calcext:value-type="string">
            <text:p>1,0̅4̅4̅1̅ ̅0̅1̅3̅2̅ ̅2̅0̅3̅ ₆</text:p>
          </table:table-cell>
          <table:table-cell table:style-name="Base10MiddleColumn" office:value-type="string" calcext:value-type="string">
            <text:p>1,083̅ ₁₀</text:p>
          </table:table-cell>
          <table:table-cell table:style-name="Base06" office:value-type="string" calcext:value-type="string">
            <text:p>1,0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8̅1̅4̅ ̅8̅1̅4̅ ̅8̅1̅4̅ ₁₀</text:p>
          </table:table-cell>
          <table:table-cell table:style-name="Base06" office:value-type="string" calcext:value-type="string">
            <text:p>0,452 ₆</text:p>
          </table:table-cell>
          <table:table-cell table:style-name="Base10GreyBackgroundMiddleColumn" office:value-type="string" calcext:value-type="string">
            <text:p>0,8̅5̅1̅ ̅8̅5̅1̅ ̅8̅5̅1̅ ₁₀</text:p>
          </table:table-cell>
          <table:table-cell table:style-name="Base06GreyBackground" office:value-type="string" calcext:value-type="string">
            <text:p>0,504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,22̅7̅ ₁₀</text:p>
          </table:table-cell>
          <table:table-cell table:style-name="Base06GreyBackground" office:value-type="string" calcext:value-type="string">
            <text:p>1,12̅1̅0̅3̅ ̅1̅3̅4̅5̅ ̅2̅4̅ ₆</text:p>
          </table:table-cell>
          <table:table-cell table:style-name="Base10MiddleColumn" office:value-type="string" calcext:value-type="string">
            <text:p>1,1̅7̅3̅ ̅9̅1̅3̅ ̅0̅4̅3̅ ̅4̅7̅8̅ ̅2̅6̅0̅ ̅8̅6̅9̅ ̅5̅6̅5̅ ̅2̅ ₁₀</text:p>
          </table:table-cell>
          <table:table-cell table:style-name="Base06" office:value-type="string" calcext:value-type="string">
            <text:p>1,1̅0̅1̅3̅ ̅2̅2̅0̅3̅ ̅0̅4̅4̅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78̅5̅7̅ ̅1̅4̅2̅ ₁₀</text:p>
          </table:table-cell>
          <table:table-cell table:style-name="Base06GreyBackground" office:value-type="string" calcext:value-type="string">
            <text:p>0,44̅1̅4̅1̅ ̅4̅1̅ ₆</text:p>
          </table:table-cell>
          <table:table-cell table:style-name="Base10MiddleColumn" office:value-type="string" calcext:value-type="string">
            <text:p>0,821̅4̅2̅ ̅8̅5̅7̅ ₁₀</text:p>
          </table:table-cell>
          <table:table-cell table:style-name="Base06" office:value-type="string" calcext:value-type="string">
            <text:p>0,453̅2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,2̅7̅ ₁₀</text:p>
          </table:table-cell>
          <table:table-cell table:style-name="Base06" office:value-type="string" calcext:value-type="string">
            <text:p>1,1̅3̅4̅5̅ ̅2̅4̅2̅1̅ ̅0̅3̅ ₆</text:p>
          </table:table-cell>
          <table:table-cell table:style-name="Base10GreyBackgroundMiddleColumn" office:value-type="string" calcext:value-type="string">
            <text:p>1,2̅1̅7̅ ̅3̅9̅1̅ ̅3̅0̅4̅ ̅3̅4̅7̅ ̅8̅2̅6̅ ̅0̅8̅6̅ ̅9̅5̅6̅ ̅5̅ ₁₀</text:p>
          </table:table-cell>
          <table:table-cell table:style-name="Base06GreyBackground" office:value-type="string" calcext:value-type="string">
            <text:p>1,1̅1̅4̅5̅ ̅4̅2̅3̅3̅ ̅5̅2̅5̅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7̅5̅8̅ ̅6̅2̅0̅ ̅6̅8̅9̅ ̅6̅5̅5̅ ̅1̅7̅2̅ ̅4̅1̅3̅ ̅7̅9̅3̅ ̅1̅0̅3̅ ̅4̅4̅8̅ ̅2̅ ₁₀</text:p>
          </table:table-cell>
          <table:table-cell table:style-name="Base06" office:value-type="string" calcext:value-type="string">
            <text:p>0,4̅3̅1̅5̅ ̅1̅0̅1̅1̅ ̅2̅4̅0̅4̅ ̅5̅4̅ ₆</text:p>
          </table:table-cell>
          <table:table-cell table:style-name="Base10GreyBackgroundMiddleColumn" office:value-type="string" calcext:value-type="string">
            <text:p>0,7̅9̅3̅ ̅1̅0̅3̅ ̅4̅4̅8̅ ̅2̅7̅5̅ ̅8̅6̅2̅ ̅0̅6̅8̅ ̅9̅6̅5̅ ̅5̅1̅7̅ ̅2̅4̅1̅ ̅3̅ ₁₀</text:p>
          </table:table-cell>
          <table:table-cell table:style-name="Base06GreyBackground" office:value-type="string" calcext:value-type="string">
            <text:p>0,4̅4̅3̅1̅ ̅5̅1̅0̅1̅ ̅1̅2̅4̅0̅ ̅4̅5̅ ₆</text:p>
          </table:table-cell>
          <table:table-cell table:style-name="Base10MiddleColumn" office:value-type="string" calcext:value-type="string">
            <text:p>0,8̅2̅7̅ ̅5̅8̅6̅ ̅2̅0̅6̅ ̅8̅9̅6̅ ̅5̅5̅1̅ ̅7̅2̅4̅ ̅1̅3̅7̅ ̅9̅3̅1̅ ̅0̅3̅4̅ ̅4̅ ₁₀</text:p>
          </table:table-cell>
          <table:table-cell table:style-name="Base06" office:value-type="string" calcext:value-type="string">
            <text:p>0,4̅5̅4̅4̅ ̅3̅1̅5̅1̅ ̅0̅1̅1̅2̅ ̅4̅0̅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31̅8̅ ₁₀</text:p>
          </table:table-cell>
          <table:table-cell table:style-name="Base06GreyBackground" office:value-type="string" calcext:value-type="string">
            <text:p>1,15̅2̅4̅2̅ ̅1̅0̅3̅1̅ ̅3̅4̅ ₆</text:p>
          </table:table-cell>
          <table:table-cell table:style-name="Base10MiddleColumn" office:value-type="string" calcext:value-type="string">
            <text:p>1,2̅6̅0̅ ̅8̅6̅9̅ ̅5̅6̅5̅ ̅2̅1̅7̅ ̅3̅9̅1̅ ̅3̅0̅4̅ ̅3̅4̅7̅ ̅8̅ ₁₀</text:p>
          </table:table-cell>
          <table:table-cell table:style-name="Base06" office:value-type="string" calcext:value-type="string">
            <text:p>1,1̅3̅2̅2̅ ̅0̅3̅0̅4̅ ̅4̅1̅0̅ ₆</text:p>
          </table:table-cell>
          <table:table-cell table:style-name="Base10GreyBackgroundMiddleColumn" office:value-type="string" calcext:value-type="string">
            <text:p>1,2083̅ ₁₀</text:p>
          </table:table-cell>
          <table:table-cell table:style-name="Base06GreyBackground" office:value-type="string" calcext:value-type="string">
            <text:p>1,1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73̅ ₁₀</text:p>
          </table:table-cell>
          <table:table-cell table:style-name="Base06GreyBackground" office:value-type="string" calcext:value-type="string">
            <text:p>0,42̅ ₆</text:p>
          </table:table-cell>
          <table:table-cell table:style-name="Base10MiddleColumn" office:value-type="string" calcext:value-type="string">
            <text:p>0,76̅ ₁₀</text:p>
          </table:table-cell>
          <table:table-cell table:style-name="Base06" office:value-type="string" calcext:value-type="string">
            <text:p>0,43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3̅6̅ ₁₀</text:p>
          </table:table-cell>
          <table:table-cell table:style-name="Base06" office:value-type="string" calcext:value-type="string">
            <text:p>1,2̅1̅0̅3̅ ̅1̅3̅4̅5̅ ̅2̅4̅ ₆</text:p>
          </table:table-cell>
          <table:table-cell table:style-name="Base10GreyBackgroundMiddleColumn" office:value-type="string" calcext:value-type="string">
            <text:p>1,3̅0̅4̅ ̅3̅4̅7̅ ̅8̅2̅6̅ ̅0̅8̅6̅ ̅9̅5̅6̅ ̅5̅2̅1̅ ̅7̅3̅9̅ ̅1̅ ₁₀</text:p>
          </table:table-cell>
          <table:table-cell table:style-name="Base06GreyBackground" office:value-type="string" calcext:value-type="string">
            <text:p>1,1̅4̅5̅4̅ ̅2̅3̅3̅5̅ ̅2̅5̅1̅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7̅0̅9̅ ̅6̅7̅7̅ ̅4̅1̅9̅ ̅3̅5̅4̅ ̅8̅3̅8̅ ₁₀</text:p>
          </table:table-cell>
          <table:table-cell table:style-name="Base06" office:value-type="string" calcext:value-type="string">
            <text:p>0,4̅1̅3̅1̅ ̅4̅2̅ ₆</text:p>
          </table:table-cell>
          <table:table-cell table:style-name="Base10GreyBackgroundMiddleColumn" office:value-type="string" calcext:value-type="string">
            <text:p>0,7̅4̅1̅ ̅9̅3̅5̅ ̅4̅8̅3̅ ̅8̅7̅0̅ ̅9̅6̅7̅ ₁₀</text:p>
          </table:table-cell>
          <table:table-cell table:style-name="Base06GreyBackground" office:value-type="string" calcext:value-type="string">
            <text:p>0,4̅2̅4̅1̅ ̅3̅1̅ ₆</text:p>
          </table:table-cell>
          <table:table-cell table:style-name="Base10MiddleColumn" office:value-type="string" calcext:value-type="string">
            <text:p>0,7̅7̅4̅ ̅1̅9̅3̅ ̅5̅4̅8̅ ̅3̅8̅7̅ ̅0̅9̅6̅ ₁₀</text:p>
          </table:table-cell>
          <table:table-cell table:style-name="Base06" office:value-type="string" calcext:value-type="string">
            <text:p>0,4̅3̅5̅1̅ ̅2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,40̅9̅ ₁₀</text:p>
          </table:table-cell>
          <table:table-cell table:style-name="Base06GreyBackground" office:value-type="string" calcext:value-type="string">
            <text:p>1,22̅4̅2̅1̅ ̅0̅3̅1̅3̅ ̅4̅5̅ ₆</text:p>
          </table:table-cell>
          <table:table-cell table:style-name="Base10MiddleColumn" office:value-type="string" calcext:value-type="string">
            <text:p>1,3̅4̅7̅ ̅8̅2̅6̅ ̅0̅8̅6̅ ̅9̅5̅6̅ ̅5̅2̅1̅ ̅7̅3̅9̅ ̅1̅3̅0̅ ̅4̅ ₁₀</text:p>
          </table:table-cell>
          <table:table-cell table:style-name="Base06" office:value-type="string" calcext:value-type="string">
            <text:p>1,2̅0̅3̅0̅ ̅4̅4̅1̅0̅ ̅1̅3̅2̅ ₆</text:p>
          </table:table-cell>
          <table:table-cell table:style-name="Base10GreyBackgroundMiddleColumn" office:value-type="string" calcext:value-type="string">
            <text:p>1,2916̅ ₁₀</text:p>
          </table:table-cell>
          <table:table-cell table:style-name="Base06GreyBackground" office:value-type="string" calcext:value-type="string">
            <text:p>1,1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6875 ₁₀</text:p>
          </table:table-cell>
          <table:table-cell table:style-name="Base06GreyBackground" office:value-type="string" calcext:value-type="string">
            <text:p>0,4043 ₆</text:p>
          </table:table-cell>
          <table:table-cell table:style-name="Base10MiddleColumn" office:value-type="string" calcext:value-type="string">
            <text:p>0,71875 ₁₀</text:p>
          </table:table-cell>
          <table:table-cell table:style-name="Base06" office:value-type="string" calcext:value-type="string">
            <text:p>0,41513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1,4̅5̅ ₁₀</text:p>
          </table:table-cell>
          <table:table-cell table:style-name="Base06" office:value-type="string" calcext:value-type="string">
            <text:p>1,2̅4̅2̅1̅ ̅0̅3̅1̅3̅ ̅4̅5̅ ₆</text:p>
          </table:table-cell>
          <table:table-cell table:style-name="Base10GreyBackgroundMiddleColumn" office:value-type="string" calcext:value-type="string">
            <text:p>1,3̅9̅1̅ ̅3̅0̅4̅ ̅3̅4̅7̅ ̅8̅2̅6̅ ̅0̅8̅6̅ ̅9̅5̅6̅ ̅5̅2̅1̅ ̅7̅ ₁₀</text:p>
          </table:table-cell>
          <table:table-cell table:style-name="Base06GreyBackground" office:value-type="string" calcext:value-type="string">
            <text:p>1,2̅2̅0̅3̅ ̅0̅4̅4̅1̅ ̅0̅1̅3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style-name="Base10GreyBackgroundMiddleColumn" office:value-type="string" calcext:value-type="string">
            <text:p>0,6̅9̅6̅ ̅9̅6̅9̅ ̅6̅9̅ ₁₀</text:p>
          </table:table-cell>
          <table:table-cell table:style-name="Base06GreyBackground" office:value-type="string" calcext:value-type="string">
            <text:p>0,41̅0̅3̅1̅ ̅3̅4̅5̅2̅ ̅4̅2̅ ₆</text:p>
          </table:table-cell>
          <table:table-cell table:style-name="Base10MiddleColumn" office:value-type="string" calcext:value-type="string">
            <text:p>0,7̅2̅7̅ ̅2̅7̅2̅ ̅7̅2̅ ₁₀</text:p>
          </table:table-cell>
          <table:table-cell table:style-name="Base06" office:value-type="string" calcext:value-type="string">
            <text:p>0,4̅2̅1̅0̅ ̅3̅1̅3̅4̅ ̅5̅2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 table:style-name="Base10MiddleColumn" office:value-type="string" calcext:value-type="string">
            <text:p>1,4̅3̅4̅ ̅7̅8̅2̅ ̅6̅0̅8̅ ̅6̅9̅5̅ ̅6̅5̅2̅ ̅1̅7̅3̅ ̅9̅1̅3̅ ̅0̅ ₁₀</text:p>
          </table:table-cell>
          <table:table-cell table:style-name="Base06" office:value-type="string" calcext:value-type="string">
            <text:p>1,2̅3̅3̅5̅ ̅2̅5̅1̅1̅ ̅4̅5̅4̅ ₆</text:p>
          </table:table-cell>
          <table:table-cell table:style-name="Base10GreyBackgroundMiddleColumn" office:value-type="string" calcext:value-type="string">
            <text:p>1,375 ₁₀</text:p>
          </table:table-cell>
          <table:table-cell table:style-name="Base06GreyBackground" office:value-type="string" calcext:value-type="string">
            <text:p>1,2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6̅4̅7̅ ̅0̅5̅8̅ ̅8̅2̅3̅ ̅5̅2̅9̅ ̅4̅1̅1̅ ̅7̅ ₁₀</text:p>
          </table:table-cell>
          <table:table-cell table:style-name="Base06GreyBackground" office:value-type="string" calcext:value-type="string">
            <text:p>0,3̅5̅1̅4̅ ̅3̅3̅1̅0̅ ̅2̅0̅4̅1̅ ̅2̅2̅4̅5̅ ₆</text:p>
          </table:table-cell>
          <table:table-cell table:style-name="Base10MiddleColumn" office:value-type="string" calcext:value-type="string">
            <text:p>0,67̅6̅4̅ ̅7̅0̅5̅ ̅8̅8̅2̅ ̅3̅5̅2̅ ̅9̅4̅1̅ ̅1̅ ₁₀</text:p>
          </table:table-cell>
          <table:table-cell table:style-name="Base06" office:value-type="string" calcext:value-type="string">
            <text:p>0,40̅2̅0̅4̅ ̅1̅2̅2̅4̅ ̅5̅3̅5̅1̅ ̅4̅3̅3̅1̅ ₆</text:p>
          </table:table-cell>
          <table:table-cell table:style-name="Base10GreyBackgroundMiddleColumn" office:value-type="string" calcext:value-type="string">
            <text:p>0,7̅0̅5̅ ̅8̅8̅2̅ ̅3̅5̅2̅ ̅9̅4̅1̅ ̅1̅7̅6̅ ̅4̅ ₁₀</text:p>
          </table:table-cell>
          <table:table-cell table:style-name="Base06GreyBackground" office:value-type="string" calcext:value-type="string">
            <text:p>0,4̅1̅2̅2̅ ̅4̅5̅3̅5̅ ̅1̅4̅3̅3̅ ̅1̅0̅2̅0̅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,5̅4̅ ₁₀</text:p>
          </table:table-cell>
          <table:table-cell table:style-name="Base06" office:value-type="string" calcext:value-type="string">
            <text:p>1,3̅1̅3̅4̅ ̅5̅2̅4̅2̅ ̅1̅0̅ ₆</text:p>
          </table:table-cell>
          <table:table-cell table:style-name="Base10GreyBackgroundMiddleColumn" office:value-type="string" calcext:value-type="string">
            <text:p>1,4̅7̅8̅ ̅2̅6̅0̅ ̅8̅6̅9̅ ̅5̅6̅5̅ ̅2̅1̅7̅ ̅3̅9̅1̅ ̅3̅0̅4̅ ̅3̅ ₁₀</text:p>
          </table:table-cell>
          <table:table-cell table:style-name="Base06GreyBackground" office:value-type="string" calcext:value-type="string">
            <text:p>1,2̅5̅1̅1̅ ̅4̅5̅4̅2̅ ̅3̅3̅5̅ ₆</text:p>
          </table:table-cell>
          <table:table-cell table:style-name="Base10MiddleColumn" office:value-type="string" calcext:value-type="string">
            <text:p>1,416̅ ₁₀</text:p>
          </table:table-cell>
          <table:table-cell table:style-name="Base06" office:value-type="string" calcext:value-type="string">
            <text:p>1,2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62̅8̅5̅ ̅7̅1̅4̅ ₁₀</text:p>
          </table:table-cell>
          <table:table-cell table:style-name="Base06" office:value-type="string" calcext:value-type="string">
            <text:p>0,3̅4̅ ₆</text:p>
          </table:table-cell>
          <table:table-cell table:style-name="Base10GreyBackgroundMiddleColumn" office:value-type="string" calcext:value-type="string">
            <text:p>0,65̅7̅1̅ ̅4̅2̅8̅ ₁₀</text:p>
          </table:table-cell>
          <table:table-cell table:style-name="Base06GreyBackground" office:value-type="string" calcext:value-type="string">
            <text:p>0,3̅5̅ ₆</text:p>
          </table:table-cell>
          <table:table-cell table:style-name="Base10MiddleColumn" office:value-type="string" calcext:value-type="string">
            <text:p>0,68̅5̅7̅ ̅1̅4̅2̅ ₁₀</text:p>
          </table:table-cell>
          <table:table-cell table:style-name="Base06" office:value-type="string" calcext:value-type="string">
            <text:p>0,4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,59̅0̅9̅ ̅0̅ ₁₀</text:p>
          </table:table-cell>
          <table:table-cell table:style-name="Base06GreyBackground" office:value-type="string" calcext:value-type="string">
            <text:p>1,33̅1̅3̅4̅ ̅5̅2̅4̅2̅ ̅1̅0̅ ₆</text:p>
          </table:table-cell>
          <table:table-cell table:style-name="Base10MiddleColumn" office:value-type="string" calcext:value-type="string">
            <text:p>1,5̅2̅1̅ ̅7̅3̅9̅ ̅1̅3̅0̅ ̅4̅3̅4̅ ̅7̅8̅2̅ ̅6̅0̅8̅ ̅6̅9̅5̅ ̅6̅ ₁₀</text:p>
          </table:table-cell>
          <table:table-cell table:style-name="Base06" office:value-type="string" calcext:value-type="string">
            <text:p>1,3̅0̅4̅4̅ ̅1̅0̅1̅3̅ ̅2̅2̅0̅ ₆</text:p>
          </table:table-cell>
          <table:table-cell table:style-name="Base10GreyBackgroundMiddleColumn" office:value-type="string" calcext:value-type="string">
            <text:p>1,4583̅ ₁₀</text:p>
          </table:table-cell>
          <table:table-cell table:style-name="Base06GreyBackground" office:value-type="string" calcext:value-type="string">
            <text:p>1,2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61̅ ₁₀</text:p>
          </table:table-cell>
          <table:table-cell table:style-name="Base06GreyBackground" office:value-type="string" calcext:value-type="string">
            <text:p>0,34 ₆</text:p>
          </table:table-cell>
          <table:table-cell table:style-name="Base10MiddleColumn" office:value-type="string" calcext:value-type="string">
            <text:p>0,638̅ ₁₀</text:p>
          </table:table-cell>
          <table:table-cell table:style-name="Base06" office:value-type="string" calcext:value-type="string">
            <text:p>0,35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,6̅3̅ ₁₀</text:p>
          </table:table-cell>
          <table:table-cell table:style-name="Base06" office:value-type="string" calcext:value-type="string">
            <text:p>1,3̅4̅5̅2̅ ̅4̅2̅1̅0̅ ̅3̅1̅ ₆</text:p>
          </table:table-cell>
          <table:table-cell table:style-name="Base10GreyBackgroundMiddleColumn" office:value-type="string" calcext:value-type="string">
            <text:p>1,5̅6̅5̅ ̅2̅1̅7̅ ̅3̅9̅1̅ ̅3̅0̅4̅ ̅3̅4̅7̅ ̅8̅2̅6̅ ̅0̅8̅6̅ ̅9̅ ₁₀</text:p>
          </table:table-cell>
          <table:table-cell table:style-name="Base06GreyBackground" office:value-type="string" calcext:value-type="string">
            <text:p>1,3̅2̅2̅0̅ ̅3̅0̅4̅4̅ ̅1̅0̅1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number-columns-repeated="3"/>
          <table:table-cell table:style-name="Base10GreyBackgroundColumnTitle" office:value-type="string" calcext:value-type="string">
            <text:p>25 ₁₀</text:p>
          </table:table-cell>
          <table:table-cell table:style-name="Base06GreyBackgroundColumnTitle" office:value-type="string" calcext:value-type="string">
            <text:p>41 ₆</text:p>
          </table:table-cell>
          <table:table-cell table:style-name="Base10ColumnTitle" office:value-type="string" calcext:value-type="string">
            <text:p>26 ₁₀</text:p>
          </table:table-cell>
          <table:table-cell table:style-name="Base06ColumnTitle" office:value-type="string" calcext:value-type="string">
            <text:p>42 ₆</text:p>
          </table:table-cell>
          <table:table-cell table:style-name="Base10GreyBackgroundColumnTitle" office:value-type="string" calcext:value-type="string">
            <text:p>27 ₁₀</text:p>
          </table:table-cell>
          <table:table-cell table:style-name="Base06GreyBackgroundColumnTitle" office:value-type="string" calcext:value-type="string">
            <text:p>4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4 ₁₀</text:p>
          </table:table-cell>
          <table:table-cell table:style-name="Base06" office:value-type="string" calcext:value-type="string">
            <text:p>0,0̅1̅2̅3̅ ̅5̅ ₆</text:p>
          </table:table-cell>
          <table:table-cell table:style-name="Base10GreyBackgroundMiddleColumn" office:value-type="string" calcext:value-type="string">
            <text:p>0,03̅8̅4̅ ̅6̅1̅5̅ ₁₀</text:p>
          </table:table-cell>
          <table:table-cell table:style-name="Base06GreyBackground" office:value-type="string" calcext:value-type="string">
            <text:p>0,01̅2̅1̅5̅ ̅0̅2̅4̅3̅ ̅4̅0̅5̅3̅ ₆</text:p>
          </table:table-cell>
          <table:table-cell table:style-name="Base10MiddleColumn" office:value-type="string" calcext:value-type="string">
            <text:p>0,0̅3̅7̅ ₁₀</text:p>
          </table:table-cell>
          <table:table-cell table:style-name="Base06" office:value-type="string" calcext:value-type="string">
            <text:p>0,0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2,5 ₁₀</text:p>
          </table:table-cell>
          <table:table-cell table:style-name="Base06" office:value-type="string" calcext:value-type="string">
            <text:p>20,3 ₆</text:p>
          </table:table-cell>
          <table:table-cell table:style-name="Base10GreyBackgroundMiddle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3,5 ₁₀</text:p>
          </table:table-cell>
          <table:table-cell table:style-name="Base06" office:value-type="string" calcext:value-type="string">
            <text:p>21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08 ₁₀</text:p>
          </table:table-cell>
          <table:table-cell table:style-name="Base06GreyBackground" office:value-type="string" calcext:value-type="string">
            <text:p>0,0̅2̅5̅1̅ ̅4̅ ₆</text:p>
          </table:table-cell>
          <table:table-cell table:style-name="Base10MiddleColumn" office:value-type="string" calcext:value-type="string">
            <text:p>0,0̅7̅6̅ ̅9̅2̅3̅ ₁₀</text:p>
          </table:table-cell>
          <table:table-cell table:style-name="Base06" office:value-type="string" calcext:value-type="string">
            <text:p>0,0̅2̅4̅3̅ ̅4̅0̅5̅3̅ ̅1̅2̅1̅5̅ ₆</text:p>
          </table:table-cell>
          <table:table-cell table:style-name="Base10GreyBackgroundMiddleColumn" office:value-type="string" calcext:value-type="string">
            <text:p>0,0̅7̅4̅ ₁₀</text:p>
          </table:table-cell>
          <table:table-cell table:style-name="Base06GreyBackground" office:value-type="string" calcext:value-type="string">
            <text:p>0,0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8,3̅ ₁₀</text:p>
          </table:table-cell>
          <table:table-cell table:style-name="Base06GreyBackground" office:value-type="string" calcext:value-type="string">
            <text:p>12,2 ₆</text:p>
          </table:table-cell>
          <table:table-cell table:style-name="Base10MiddleColumn" office:value-type="string" calcext:value-type="string">
            <text:p>8,6̅ ₁₀</text:p>
          </table:table-cell>
          <table:table-cell table:style-name="Base06" office:value-type="string" calcext:value-type="string">
            <text:p>12,4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12 ₁₀</text:p>
          </table:table-cell>
          <table:table-cell table:style-name="Base06" office:value-type="string" calcext:value-type="string">
            <text:p>0,0̅4̅1̅5̅ ̅3̅ ₆</text:p>
          </table:table-cell>
          <table:table-cell table:style-name="Base10GreyBackgroundMiddleColumn" office:value-type="string" calcext:value-type="string">
            <text:p>0,11̅5̅3̅ ̅8̅4̅6̅ ₁₀</text:p>
          </table:table-cell>
          <table:table-cell table:style-name="Base06GreyBackground" office:value-type="string" calcext:value-type="string">
            <text:p>0,04̅0̅5̅3̅ ̅1̅2̅1̅5̅ ̅0̅2̅4̅3̅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6,25 ₁₀</text:p>
          </table:table-cell>
          <table:table-cell table:style-name="Base06" office:value-type="string" calcext:value-type="string">
            <text:p>10,13 ₆</text:p>
          </table:table-cell>
          <table:table-cell table:style-name="Base10GreyBackgroundMiddleColumn" office:value-type="string" calcext:value-type="string">
            <text:p>6,5 ₁₀</text:p>
          </table:table-cell>
          <table:table-cell table:style-name="Base06GreyBackground" office:value-type="string" calcext:value-type="string">
            <text:p>10,3 ₆</text:p>
          </table:table-cell>
          <table:table-cell table:style-name="Base10MiddleColumn" office:value-type="string" calcext:value-type="string">
            <text:p>6,75 ₁₀</text:p>
          </table:table-cell>
          <table:table-cell table:style-name="Base06" office:value-type="string" calcext:value-type="string">
            <text:p>10,4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16 ₁₀</text:p>
          </table:table-cell>
          <table:table-cell table:style-name="Base06GreyBackground" office:value-type="string" calcext:value-type="string">
            <text:p>0,0̅5̅4̅3̅ ̅2̅ ₆</text:p>
          </table:table-cell>
          <table:table-cell table:style-name="Base10MiddleColumn" office:value-type="string" calcext:value-type="string">
            <text:p>0,1̅5̅3̅ ̅8̅4̅6̅ ₁₀</text:p>
          </table:table-cell>
          <table:table-cell table:style-name="Base06" office:value-type="string" calcext:value-type="string">
            <text:p>0,0̅5̅3̅1̅ ̅2̅1̅5̅0̅ ̅2̅4̅3̅4̅ ₆</text:p>
          </table:table-cell>
          <table:table-cell table:style-name="Base10GreyBackgroundMiddleColumn" office:value-type="string" calcext:value-type="string">
            <text:p>0,1̅4̅8̅ ₁₀</text:p>
          </table:table-cell>
          <table:table-cell table:style-name="Base06GreyBackground" office:value-type="string" calcext:value-type="string">
            <text:p>0,0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2 ₁₀</text:p>
          </table:table-cell>
          <table:table-cell table:style-name="Base06" office:value-type="string" calcext:value-type="string">
            <text:p>5,1̅ ₆</text:p>
          </table:table-cell>
          <table:table-cell table:style-name="Base10GreyBackgroundMiddleColumn" office:value-type="string" calcext:value-type="string">
            <text:p>5,4 ₁₀</text:p>
          </table:table-cell>
          <table:table-cell table:style-name="Base06GreyBackground" office:value-type="string" calcext:value-type="string">
            <text:p>5,2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9̅2̅3̅ ̅0̅7̅6̅ ₁₀</text:p>
          </table:table-cell>
          <table:table-cell table:style-name="Base06GreyBackground" office:value-type="string" calcext:value-type="string">
            <text:p>0,10̅5̅3̅1̅ ̅2̅1̅5̅0̅ ̅2̅4̅3̅4̅ ₆</text:p>
          </table:table-cell>
          <table:table-cell table:style-name="Base10MiddleColumn" office:value-type="string" calcext:value-type="string">
            <text:p>0,1̅8̅5̅ ₁₀</text:p>
          </table:table-cell>
          <table:table-cell table:style-name="Base06" office:value-type="string" calcext:value-type="string">
            <text:p>0,1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4,16̅ ₁₀</text:p>
          </table:table-cell>
          <table:table-cell table:style-name="Base06" office:value-type="string" calcext:value-type="string">
            <text:p>4,1 ₆</text:p>
          </table:table-cell>
          <table:table-cell table:style-name="Base10GreyBackgroundMiddleColumn" office:value-type="string" calcext:value-type="string">
            <text:p>4,3̅ ₁₀</text:p>
          </table:table-cell>
          <table:table-cell table:style-name="Base06GreyBackground" office:value-type="string" calcext:value-type="string">
            <text:p>4,2 ₆</text:p>
          </table:table-cell>
          <table:table-cell table:style-name="Base10MiddleColumn" office:value-type="string" calcext:value-type="string">
            <text:p>4,5 ₁₀</text:p>
          </table:table-cell>
          <table:table-cell table:style-name="Base06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24 ₁₀</text:p>
          </table:table-cell>
          <table:table-cell table:style-name="Base06GreyBackground" office:value-type="string" calcext:value-type="string">
            <text:p>0,1̅2̅3̅5̅ ̅0̅ ₆</text:p>
          </table:table-cell>
          <table:table-cell table:style-name="Base10MiddleColumn" office:value-type="string" calcext:value-type="string">
            <text:p>0,2̅3̅0̅ ̅7̅6̅9̅ ₁₀</text:p>
          </table:table-cell>
          <table:table-cell table:style-name="Base06" office:value-type="string" calcext:value-type="string">
            <text:p>0,1̅2̅1̅5̅ ̅0̅2̅4̅3̅ ̅4̅0̅5̅3̅ ₆</text:p>
          </table:table-cell>
          <table:table-cell table:style-name="Base10GreyBackgroundMiddleColumn" office:value-type="string" calcext:value-type="string">
            <text:p>0,2̅ ₁₀</text:p>
          </table:table-cell>
          <table:table-cell table:style-name="Base06GreyBackground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3,5̅7̅1̅ ̅4̅2̅8̅ ₁₀</text:p>
          </table:table-cell>
          <table:table-cell table:style-name="Base06GreyBackground" office:value-type="string" calcext:value-type="string">
            <text:p>3,3̅2̅ ₆</text:p>
          </table:table-cell>
          <table:table-cell table:style-name="Base10MiddleColumn" office:value-type="string" calcext:value-type="string">
            <text:p>3,7̅1̅4̅ ̅2̅8̅5̅ ₁₀</text:p>
          </table:table-cell>
          <table:table-cell table:style-name="Base06" office:value-type="string" calcext:value-type="string">
            <text:p>3,4̅1̅ ₆</text:p>
          </table:table-cell>
          <table:table-cell table:style-name="Base10GreyBackgroundMiddleColumn" office:value-type="string" calcext:value-type="string">
            <text:p>3,8̅5̅7̅ ̅1̅4̅2̅ ₁₀</text:p>
          </table:table-cell>
          <table:table-cell table:style-name="Base06GreyBackground" office:value-type="string" calcext:value-type="string">
            <text:p>3,5̅0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28 ₁₀</text:p>
          </table:table-cell>
          <table:table-cell table:style-name="Base06" office:value-type="string" calcext:value-type="string">
            <text:p>0,1̅4̅0̅2̅ ̅5̅ ₆</text:p>
          </table:table-cell>
          <table:table-cell table:style-name="Base10GreyBackgroundMiddleColumn" office:value-type="string" calcext:value-type="string">
            <text:p>0,26̅9̅2̅ ̅3̅0̅7̅ ₁₀</text:p>
          </table:table-cell>
          <table:table-cell table:style-name="Base06GreyBackground" office:value-type="string" calcext:value-type="string">
            <text:p>0,13̅4̅0̅5̅ ̅3̅1̅2̅1̅ ̅5̅0̅2̅4̅ ₆</text:p>
          </table:table-cell>
          <table:table-cell table:style-name="Base10MiddleColumn" office:value-type="string" calcext:value-type="string">
            <text:p>0,2̅5̅9̅ ₁₀</text:p>
          </table:table-cell>
          <table:table-cell table:style-name="Base06" office:value-type="string" calcext:value-type="string">
            <text:p>0,1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3,125 ₁₀</text:p>
          </table:table-cell>
          <table:table-cell table:style-name="Base06" office:value-type="string" calcext:value-type="string">
            <text:p>3,043 ₆</text:p>
          </table:table-cell>
          <table:table-cell table:style-name="Base10GreyBackgroundMiddleColumn" office:value-type="string" calcext:value-type="string">
            <text:p>3,25 ₁₀</text:p>
          </table:table-cell>
          <table:table-cell table:style-name="Base06GreyBackground" office:value-type="string" calcext:value-type="string">
            <text:p>3,13 ₆</text:p>
          </table:table-cell>
          <table:table-cell table:style-name="Base10MiddleColumn" office:value-type="string" calcext:value-type="string">
            <text:p>3,375 ₁₀</text:p>
          </table:table-cell>
          <table:table-cell table:style-name="Base06" office:value-type="string" calcext:value-type="string">
            <text:p>3,21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32 ₁₀</text:p>
          </table:table-cell>
          <table:table-cell table:style-name="Base06GreyBackground" office:value-type="string" calcext:value-type="string">
            <text:p>0,1̅5̅3̅0̅ ̅4̅ ₆</text:p>
          </table:table-cell>
          <table:table-cell table:style-name="Base10MiddleColumn" office:value-type="string" calcext:value-type="string">
            <text:p>0,3̅0̅7̅ ̅6̅9̅2̅ ₁₀</text:p>
          </table:table-cell>
          <table:table-cell table:style-name="Base06" office:value-type="string" calcext:value-type="string">
            <text:p>0,1̅5̅0̅2̅ ̅4̅3̅4̅0̅ ̅5̅3̅1̅2̅ ₆</text:p>
          </table:table-cell>
          <table:table-cell table:style-name="Base10GreyBackgroundMiddleColumn" office:value-type="string" calcext:value-type="string">
            <text:p>0,2̅9̅6̅ ₁₀</text:p>
          </table:table-cell>
          <table:table-cell table:style-name="Base06GreyBackground" office:value-type="string" calcext:value-type="string">
            <text:p>0,1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2,7̅ ₁₀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10MiddleColumn" office:value-type="string" calcext:value-type="string">
            <text:p>2,8̅ ₁₀</text:p>
          </table:table-cell>
          <table:table-cell table:style-name="Base06" office:value-type="string" calcext:value-type="string">
            <text:p>2,5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36 ₁₀</text:p>
          </table:table-cell>
          <table:table-cell table:style-name="Base06" office:value-type="string" calcext:value-type="string">
            <text:p>0,2̅0̅5̅4̅ ̅3̅ ₆</text:p>
          </table:table-cell>
          <table:table-cell table:style-name="Base10GreyBackgroundMiddleColumn" office:value-type="string" calcext:value-type="string">
            <text:p>0,34̅6̅1̅ ̅5̅3̅8̅ ₁₀</text:p>
          </table:table-cell>
          <table:table-cell table:style-name="Base06GreyBackground" office:value-type="string" calcext:value-type="string">
            <text:p>0,20̅2̅4̅3̅ ̅4̅0̅5̅3̅ ̅1̅2̅1̅5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,6 ₁₀</text:p>
          </table:table-cell>
          <table:table-cell table:style-name="Base06GreyBackground" office:value-type="string" calcext:value-type="string">
            <text:p>2,3̅ ₆</text:p>
          </table:table-cell>
          <table:table-cell table:style-name="Base10MiddleColumn" office:value-type="string" calcext:value-type="string">
            <text:p>2,7 ₁₀</text:p>
          </table:table-cell>
          <table:table-cell table:style-name="Base06" office:value-type="string" calcext:value-type="string">
            <text:p>2,41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3̅8̅4̅ ̅6̅1̅5̅ ₁₀</text:p>
          </table:table-cell>
          <table:table-cell table:style-name="Base06" office:value-type="string" calcext:value-type="string">
            <text:p>0,2̅1̅5̅0̅ ̅2̅4̅3̅4̅ ̅0̅5̅3̅1̅ ₆</text:p>
          </table:table-cell>
          <table:table-cell table:style-name="Base10GreyBackgroundMiddleColumn" office:value-type="string" calcext:value-type="string">
            <text:p>0,3̅7̅0̅ ₁₀</text:p>
          </table:table-cell>
          <table:table-cell table:style-name="Base06GreyBackground" office:value-type="string" calcext:value-type="string">
            <text:p>0,2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,2̅7̅ ₁₀</text:p>
          </table:table-cell>
          <table:table-cell table:style-name="Base06GreyBackground" office:value-type="string" calcext:value-type="string">
            <text:p>2,1̅3̅4̅5̅ ̅2̅4̅2̅1̅ ̅0̅3̅ ₆</text:p>
          </table:table-cell>
          <table:table-cell table:style-name="Base10MiddleColumn" office:value-type="string" calcext:value-type="string">
            <text:p>2,3̅6̅ ₁₀</text:p>
          </table:table-cell>
          <table:table-cell table:style-name="Base06" office:value-type="string" calcext:value-type="string">
            <text:p>2,2̅1̅0̅3̅ ̅1̅3̅4̅5̅ ̅2̅4̅ ₆</text:p>
          </table:table-cell>
          <table:table-cell table:style-name="Base10GreyBackgroundMiddleColumn" office:value-type="string" calcext:value-type="string">
            <text:p>2,4̅5̅ ₁₀</text:p>
          </table:table-cell>
          <table:table-cell table:style-name="Base06GreyBackground" office:value-type="string" calcext:value-type="string">
            <text:p>2,2̅4̅2̅1̅ ̅0̅3̅1̅3̅ ̅4̅5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44 ₁₀</text:p>
          </table:table-cell>
          <table:table-cell table:style-name="Base06" office:value-type="string" calcext:value-type="string">
            <text:p>0,2̅3̅5̅0̅ ̅1̅ ₆</text:p>
          </table:table-cell>
          <table:table-cell table:style-name="Base10GreyBackgroundMiddleColumn" office:value-type="string" calcext:value-type="string">
            <text:p>0,42̅3̅0̅ ̅7̅6̅9̅ ₁₀</text:p>
          </table:table-cell>
          <table:table-cell table:style-name="Base06GreyBackground" office:value-type="string" calcext:value-type="string">
            <text:p>0,23̅1̅2̅1̅ ̅5̅0̅2̅4̅ ̅3̅4̅0̅5̅ ₆</text:p>
          </table:table-cell>
          <table:table-cell table:style-name="Base10MiddleColumn" office:value-type="string" calcext:value-type="string">
            <text:p>0,4̅0̅7̅ ₁₀</text:p>
          </table:table-cell>
          <table:table-cell table:style-name="Base06" office:value-type="string" calcext:value-type="string">
            <text:p>0,2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2,083̅ ₁₀</text:p>
          </table:table-cell>
          <table:table-cell table:style-name="Base06" office:value-type="string" calcext:value-type="string">
            <text:p>2,03 ₆</text:p>
          </table:table-cell>
          <table:table-cell table:style-name="Base10GreyBackgroundMiddleColumn" office:value-type="string" calcext:value-type="string">
            <text:p>2,16̅ ₁₀</text:p>
          </table:table-cell>
          <table:table-cell table:style-name="Base06GreyBackground" office:value-type="string" calcext:value-type="string">
            <text:p>2,1 ₆</text:p>
          </table:table-cell>
          <table:table-cell table:style-name="Base10MiddleColumn" office:value-type="string" calcext:value-type="string">
            <text:p>2,25 ₁₀</text:p>
          </table:table-cell>
          <table:table-cell table:style-name="Base06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48 ₁₀</text:p>
          </table:table-cell>
          <table:table-cell table:style-name="Base06GreyBackground" office:value-type="string" calcext:value-type="string">
            <text:p>0,2̅5̅1̅4̅ ̅0̅ ₆</text:p>
          </table:table-cell>
          <table:table-cell table:style-name="Base10MiddleColumn" office:value-type="string" calcext:value-type="string">
            <text:p>0,4̅6̅1̅ ̅5̅3̅8̅ ₁₀</text:p>
          </table:table-cell>
          <table:table-cell table:style-name="Base06" office:value-type="string" calcext:value-type="string">
            <text:p>0,2̅4̅3̅4̅ ̅0̅5̅3̅1̅ ̅2̅1̅5̅0̅ ₆</text:p>
          </table:table-cell>
          <table:table-cell table:style-name="Base10GreyBackgroundMiddleColumn" office:value-type="string" calcext:value-type="string">
            <text:p>0,4̅ ₁₀</text:p>
          </table:table-cell>
          <table:table-cell table:style-name="Base06GreyBackground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,9̅2̅3̅ ̅0̅7̅6̅ ₁₀</text:p>
          </table:table-cell>
          <table:table-cell table:style-name="Base06GreyBackground" office:value-type="string" calcext:value-type="string">
            <text:p>1,5312 1502 4340 5312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0̅7̅6̅ ̅9̅2̅3̅ ₁₀</text:p>
          </table:table-cell>
          <table:table-cell table:style-name="Base06GreyBackground" office:value-type="string" calcext:value-type="string">
            <text:p>2,0̅2̅4̅3̅ ̅4̅0̅5̅3̅ ̅1̅2̅1̅5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52 ₁₀</text:p>
          </table:table-cell>
          <table:table-cell table:style-name="Base06" office:value-type="string" calcext:value-type="string">
            <text:p>0,3̅0̅4̅1̅ ̅5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̅8̅1̅ ₁₀</text:p>
          </table:table-cell>
          <table:table-cell table:style-name="Base06" office:value-type="string" calcext:value-type="string">
            <text:p>0,2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,78̅5̅ ̅7̅1̅4̅ ̅2̅ ₁₀</text:p>
          </table:table-cell>
          <table:table-cell table:style-name="Base06" office:value-type="string" calcext:value-type="string">
            <text:p>1,44̅1̅4̅ ̅1̅4̅1̅4̅ ̅1̅4̅1̅ ₆</text:p>
          </table:table-cell>
          <table:table-cell table:style-name="Base10GreyBackgroundMiddleColumn" office:value-type="string" calcext:value-type="string">
            <text:p>1,8̅5̅7̅ ̅1̅4̅2̅ ₁₀</text:p>
          </table:table-cell>
          <table:table-cell table:style-name="Base06GreyBackground" office:value-type="string" calcext:value-type="string">
            <text:p>1,5̅0̅ ₆</text:p>
          </table:table-cell>
          <table:table-cell table:style-name="Base10MiddleColumn" office:value-type="string" calcext:value-type="string">
            <text:p>1,92̅8̅ ̅5̅7̅1̅ ̅4̅ ₁₀</text:p>
          </table:table-cell>
          <table:table-cell table:style-name="Base06" office:value-type="string" calcext:value-type="string">
            <text:p>1,53̅2̅3̅ ̅2̅3̅2̅3̅ ̅2̅3̅2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56 ₁₀</text:p>
          </table:table-cell>
          <table:table-cell table:style-name="Base06GreyBackground" office:value-type="string" calcext:value-type="string">
            <text:p>0,3̅2̅0̅5̅ ̅4̅ ₆</text:p>
          </table:table-cell>
          <table:table-cell table:style-name="Base10MiddleColumn" office:value-type="string" calcext:value-type="string">
            <text:p>0,5̅3̅8̅ ̅4̅6̅1̅ ̅5̅3̅8̅ ̅4̅6̅1̅ ̅5̅3̅8̅ ̅4̅6̅1̅ ₁₀</text:p>
          </table:table-cell>
          <table:table-cell table:style-name="Base06" office:value-type="string" calcext:value-type="string">
            <text:p>0,3̅1̅2̅1̅ ̅5̅0̅2̅4̅ ̅3̅4̅0̅5̅ ₆</text:p>
          </table:table-cell>
          <table:table-cell table:style-name="Base10GreyBackgroundMiddleColumn" office:value-type="string" calcext:value-type="string">
            <text:p>0,5̅1̅8̅ ̅5̅1̅8̅ ̅5̅1̅8̅ ₁₀</text:p>
          </table:table-cell>
          <table:table-cell table:style-name="Base06GreyBackground" office:value-type="string" calcext:value-type="string">
            <text:p>0,3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73̅ ₁₀</text:p>
          </table:table-cell>
          <table:table-cell table:style-name="Base06" office:value-type="string" calcext:value-type="string">
            <text:p>1,42̅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7̅6̅9̅ ̅2̅3̅0̅ ₁₀</text:p>
          </table:table-cell>
          <table:table-cell table:style-name="Base06GreyBackground" office:value-type="string" calcext:value-type="string">
            <text:p>0,32̅4̅3̅4̅ ̅0̅5̅3̅1̅ ̅2̅1̅5̅0̅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562 5 ₁₀</text:p>
          </table:table-cell>
          <table:table-cell table:style-name="Base06" office:value-type="string" calcext:value-type="string">
            <text:p>1,3213 ₆</text:p>
          </table:table-cell>
          <table:table-cell table:style-name="Base10GreyBackgroundMiddleColumn" office:value-type="string" calcext:value-type="string">
            <text:p>1,625 ₁₀</text:p>
          </table:table-cell>
          <table:table-cell table:style-name="Base06GreyBackground" office:value-type="string" calcext:value-type="string">
            <text:p>1,343 ₆</text:p>
          </table:table-cell>
          <table:table-cell table:style-name="Base10MiddleColumn" office:value-type="string" calcext:value-type="string">
            <text:p>1,687 5 ₁₀</text:p>
          </table:table-cell>
          <table:table-cell table:style-name="Base06" office:value-type="string" calcext:value-type="string">
            <text:p>1,404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64 ₁₀</text:p>
          </table:table-cell>
          <table:table-cell table:style-name="Base06GreyBackground" office:value-type="string" calcext:value-type="string">
            <text:p>0,3̅5̅0̅1̅ ̅2̅ ₆</text:p>
          </table:table-cell>
          <table:table-cell table:style-name="Base10MiddleColumn" office:value-type="string" calcext:value-type="string">
            <text:p>0,6̅1̅5̅ ̅3̅8̅4̅ ̅6̅1̅5̅ ̅3̅8̅4̅ ̅6̅1̅5̅ ̅3̅8̅4̅ ₁₀</text:p>
          </table:table-cell>
          <table:table-cell table:style-name="Base06" office:value-type="string" calcext:value-type="string">
            <text:p>0,3̅4̅0̅5̅ ̅3̅1̅2̅1̅ ̅5̅0̅2̅4̅ ₆</text:p>
          </table:table-cell>
          <table:table-cell table:style-name="Base10GreyBackgroundMiddleColumn" office:value-type="string" calcext:value-type="string">
            <text:p>0,5̅9̅2̅ ̅5̅9̅2̅ ̅5̅9̅2̅ ₁₀</text:p>
          </table:table-cell>
          <table:table-cell table:style-name="Base06GreyBackground" office:value-type="string" calcext:value-type="string">
            <text:p>0,3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470 588 235 294 ₁₀</text:p>
          </table:table-cell>
          <table:table-cell table:style-name="Base06GreyBackground" office:value-type="string" calcext:value-type="string">
            <text:p>1,2453 5143 3102 0412 ₆</text:p>
          </table:table-cell>
          <table:table-cell table:style-name="Base10MiddleColumn" office:value-type="string" calcext:value-type="string">
            <text:p>1,529 411 764 705 ₁₀</text:p>
          </table:table-cell>
          <table:table-cell table:style-name="Base06" office:value-type="string" calcext:value-type="string">
            <text:p>1,3102 0412 2453 5143 ₆</text:p>
          </table:table-cell>
          <table:table-cell table:style-name="Base10GreyBackgroundMiddleColumn" office:value-type="string" calcext:value-type="string">
            <text:p>1,588 235 294 117 ₁₀</text:p>
          </table:table-cell>
          <table:table-cell table:style-name="Base06GreyBackground" office:value-type="string" calcext:value-type="string">
            <text:p>1,3310 2041 2245 3514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68 ₁₀</text:p>
          </table:table-cell>
          <table:table-cell table:style-name="Base06" office:value-type="string" calcext:value-type="string">
            <text:p>0,4̅0̅2̅5̅ ̅1̅ ₆</text:p>
          </table:table-cell>
          <table:table-cell table:style-name="Base10GreyBackgroundMiddleColumn" office:value-type="string" calcext:value-type="string">
            <text:p>0,65̅3̅8̅ ̅4̅6̅1̅ ₁₀</text:p>
          </table:table-cell>
          <table:table-cell table:style-name="Base06GreyBackground" office:value-type="string" calcext:value-type="string">
            <text:p>0,35̅3̅1̅2̅ ̅1̅5̅0̅2̅ ̅4̅3̅4̅0̅ ₆</text:p>
          </table:table-cell>
          <table:table-cell table:style-name="Base10MiddleColumn" office:value-type="string" calcext:value-type="string">
            <text:p>0,6̅2̅9̅ ̅6̅2̅9̅ ̅6̅2̅9̅ ₁₀</text:p>
          </table:table-cell>
          <table:table-cell table:style-name="Base06" office:value-type="string" calcext:value-type="string">
            <text:p>0,3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38̅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4̅ ₁₀</text:p>
          </table:table-cell>
          <table:table-cell table:style-name="Base06GreyBackground" office:value-type="string" calcext:value-type="string">
            <text:p>1,24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72 ₁₀</text:p>
          </table:table-cell>
          <table:table-cell table:style-name="Base06GreyBackground" office:value-type="string" calcext:value-type="string">
            <text:p>0,4̅1̅5̅3̅ ̅0̅ ₆</text:p>
          </table:table-cell>
          <table:table-cell table:style-name="Base10MiddleColumn" office:value-type="string" calcext:value-type="string">
            <text:p>0,6̅9̅2̅ ̅3̅0̅7̅ ̅6̅9̅2̅ ̅3̅0̅7̅ ̅6̅9̅2̅ ̅3̅0̅7̅ ₁₀</text:p>
          </table:table-cell>
          <table:table-cell table:style-name="Base06" office:value-type="string" calcext:value-type="string">
            <text:p>0,4̅0̅5̅3̅ ̅1̅2̅1̅5̅ ̅0̅2̅4̅3̅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315 789 473 684 ₁₀</text:p>
          </table:table-cell>
          <table:table-cell table:style-name="Base06GreyBackground" office:value-type="string" calcext:value-type="string">
            <text:p>1,1̅5̅2̅1̅ ̅1̅3̅2̅5̅ ̅0̅ ₆</text:p>
          </table:table-cell>
          <table:table-cell table:style-name="Base10MiddleColumn" office:value-type="string" calcext:value-type="string">
            <text:p>1,368 421 052 631 ₁₀</text:p>
          </table:table-cell>
          <table:table-cell table:style-name="Base06" office:value-type="string" calcext:value-type="string">
            <text:p>1,2̅1̅1̅3̅ ̅2̅5̅0̅1̅ ̅5̅ ₆</text:p>
          </table:table-cell>
          <table:table-cell table:style-name="Base10GreyBackgroundMiddleColumn" office:value-type="string" calcext:value-type="string">
            <text:p>1,421 052 631 578 ₁₀</text:p>
          </table:table-cell>
          <table:table-cell table:style-name="Base06GreyBackground" office:value-type="string" calcext:value-type="string">
            <text:p>1,2̅3̅0̅5̅ ̅4̅0̅3̅4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76 ₁₀</text:p>
          </table:table-cell>
          <table:table-cell table:style-name="Base06" office:value-type="string" calcext:value-type="string">
            <text:p>0,4̅3̅2̅0̅ ̅5̅ ₆</text:p>
          </table:table-cell>
          <table:table-cell table:style-name="Base10GreyBackgroundMiddleColumn" office:value-type="string" calcext:value-type="string">
            <text:p>0,73̅0̅7̅ ̅6̅9̅2̅ ₁₀</text:p>
          </table:table-cell>
          <table:table-cell table:style-name="Base06GreyBackground" office:value-type="string" calcext:value-type="string">
            <text:p>0,42̅1̅5̅0̅ ̅2̅4̅3̅4̅ ̅0̅5̅3̅1̅ ₆</text:p>
          </table:table-cell>
          <table:table-cell table:style-name="Base10MiddleColumn" office:value-type="string" calcext:value-type="string">
            <text:p>0,7̅0̅3̅ ̅7̅0̅3̅ ̅7̅0̅3̅ ₁₀</text:p>
          </table:table-cell>
          <table:table-cell table:style-name="Base06" office:value-type="string" calcext:value-type="string">
            <text:p>0,4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3 ₁₀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10MiddleColumn" office:value-type="string" calcext:value-type="string">
            <text:p>1,35 ₁₀</text:p>
          </table:table-cell>
          <table:table-cell table:style-name="Base06" office:value-type="string" calcext:value-type="string">
            <text:p>1,203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7̅6̅9̅ ̅2̅3̅0̅ ̅7̅6̅9̅ ̅2̅3̅0̅ ̅7̅6̅9̅ ̅2̅3̅0̅ ₁₀</text:p>
          </table:table-cell>
          <table:table-cell table:style-name="Base06" office:value-type="string" calcext:value-type="string">
            <text:p>0,4̅3̅4̅0̅ ̅5̅3̅1̅2̅ ̅1̅5̅0̅2̅ ₆</text:p>
          </table:table-cell>
          <table:table-cell table:style-name="Base10GreyBackgroundMiddleColumn" office:value-type="string" calcext:value-type="string">
            <text:p>0,7̅4̅0̅ ̅7̅4̅0̅ ̅7̅4̅0̅ ₁₀</text:p>
          </table:table-cell>
          <table:table-cell table:style-name="Base06GreyBackground" office:value-type="string" calcext:value-type="string">
            <text:p>0,4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,1̅9̅0̅ ̅4̅7̅6̅ ₁₀</text:p>
          </table:table-cell>
          <table:table-cell table:style-name="Base06GreyBackground" office:value-type="string" calcext:value-type="string">
            <text:p>1,10̅5̅ ₆</text:p>
          </table:table-cell>
          <table:table-cell table:style-name="Base10MiddleColumn" office:value-type="string" calcext:value-type="string">
            <text:p>1,2̅3̅8̅ ̅0̅9̅5̅ ₁₀</text:p>
          </table:table-cell>
          <table:table-cell table:style-name="Base06" office:value-type="string" calcext:value-type="string">
            <text:p>1,12̅3̅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84 ₁₀</text:p>
          </table:table-cell>
          <table:table-cell table:style-name="Base06" office:value-type="string" calcext:value-type="string">
            <text:p>0,5̅0̅1̅2̅ ̅3̅ ₆</text:p>
          </table:table-cell>
          <table:table-cell table:style-name="Base10GreyBackgroundMiddleColumn" office:value-type="string" calcext:value-type="string">
            <text:p>0,80̅7̅6̅ ̅9̅2̅3̅ ₁₀</text:p>
          </table:table-cell>
          <table:table-cell table:style-name="Base06GreyBackground" office:value-type="string" calcext:value-type="string">
            <text:p>0,45̅0̅2̅4̅ ̅3̅4̅0̅5̅ ̅3̅1̅2̅1̅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,13̅6̅ ₁₀</text:p>
          </table:table-cell>
          <table:table-cell table:style-name="Base06" office:value-type="string" calcext:value-type="string">
            <text:p>1,04̅5̅2̅ ̅4̅2̅1̅0̅ ̅3̅1̅3̅ ₆</text:p>
          </table:table-cell>
          <table:table-cell table:style-name="Base10GreyBackgroundMiddleColumn" office:value-type="string" calcext:value-type="string">
            <text:p>1,1̅8̅ ₁₀</text:p>
          </table:table-cell>
          <table:table-cell table:style-name="Base06GreyBackground" office:value-type="string" calcext:value-type="string">
            <text:p>1,1̅0̅3̅1̅ ̅3̅4̅5̅2̅ ̅4̅2̅ ₆</text:p>
          </table:table-cell>
          <table:table-cell table:style-name="Base10MiddleColumn" office:value-type="string" calcext:value-type="string">
            <text:p>1,22̅7̅ ₁₀</text:p>
          </table:table-cell>
          <table:table-cell table:style-name="Base06" office:value-type="string" calcext:value-type="string">
            <text:p>1,12̅1̅0̅ ̅3̅1̅3̅4̅ ̅5̅2̅4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88 ₁₀</text:p>
          </table:table-cell>
          <table:table-cell table:style-name="Base06GreyBackground" office:value-type="string" calcext:value-type="string">
            <text:p>0,5̅1̅4̅0̅ ̅2̅ ₆</text:p>
          </table:table-cell>
          <table:table-cell table:style-name="Base10MiddleColumn" office:value-type="string" calcext:value-type="string">
            <text:p>0,8̅4̅6̅ ̅1̅5̅3̅ ̅8̅4̅6̅ ̅1̅5̅3̅ ̅8̅4̅6̅ ̅1̅5̅3̅ ₁₀</text:p>
          </table:table-cell>
          <table:table-cell table:style-name="Base06" office:value-type="string" calcext:value-type="string">
            <text:p>0,5̅0̅2̅4̅ ̅3̅4̅0̅5̅ ̅3̅1̅2̅1̅ ₆</text:p>
          </table:table-cell>
          <table:table-cell table:style-name="Base10GreyBackgroundMiddleColumn" office:value-type="string" calcext:value-type="string">
            <text:p>0,8̅1̅4̅ ̅8̅1̅4̅ ̅8̅1̅4̅ ₁₀</text:p>
          </table:table-cell>
          <table:table-cell table:style-name="Base06GreyBackground" office:value-type="string" calcext:value-type="string">
            <text:p>0,4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086 956 521 739 ₁₀</text:p>
          </table:table-cell>
          <table:table-cell table:style-name="Base06GreyBackground" office:value-type="string" calcext:value-type="string">
            <text:p>1,0̅3̅0̅4̅ ̅4̅1̅0̅1̅ ̅3̅2̅2̅ ₆</text:p>
          </table:table-cell>
          <table:table-cell table:style-name="Base10MiddleColumn" office:value-type="string" calcext:value-type="string">
            <text:p>1,130 434 782 608 ₁₀</text:p>
          </table:table-cell>
          <table:table-cell table:style-name="Base06" office:value-type="string" calcext:value-type="string">
            <text:p>1,0̅4̅4̅1̅ ̅0̅1̅3̅2̅ ̅2̅0̅3̅ ₆</text:p>
          </table:table-cell>
          <table:table-cell table:style-name="Base10GreyBackgroundMiddleColumn" office:value-type="string" calcext:value-type="string">
            <text:p>1,173 913 043 478 ₁₀</text:p>
          </table:table-cell>
          <table:table-cell table:style-name="Base06GreyBackground" office:value-type="string" calcext:value-type="string">
            <text:p>1,1̅0̅1̅3̅ ̅2̅2̅0̅3̅ ̅0̅4̅4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92 ₁₀</text:p>
          </table:table-cell>
          <table:table-cell table:style-name="Base06" office:value-type="string" calcext:value-type="string">
            <text:p>0,5̅3̅0̅4̅ ̅1̅ ₆</text:p>
          </table:table-cell>
          <table:table-cell table:style-name="Base10GreyBackgroundMiddleColumn" office:value-type="string" calcext:value-type="string">
            <text:p>0,88̅4̅6̅ ̅1̅5̅3̅ ₁₀</text:p>
          </table:table-cell>
          <table:table-cell table:style-name="Base06GreyBackground" office:value-type="string" calcext:value-type="string">
            <text:p>0,51̅5̅0̅2̅ ̅4̅3̅4̅0̅ ̅5̅3̅1̅2̅ ₆</text:p>
          </table:table-cell>
          <table:table-cell table:style-name="Base10MiddleColumn" office:value-type="string" calcext:value-type="string">
            <text:p>0,8̅5̅1̅ ̅8̅5̅1̅ ̅8̅5̅1̅ ₁₀</text:p>
          </table:table-cell>
          <table:table-cell table:style-name="Base06" office:value-type="string" calcext:value-type="string">
            <text:p>0,50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041 6̅ ₁₀</text:p>
          </table:table-cell>
          <table:table-cell table:style-name="Base06" office:value-type="string" calcext:value-type="string">
            <text:p>1,013 ₆</text:p>
          </table:table-cell>
          <table:table-cell table:style-name="Base10GreyBackgroundMiddleColumn" office:value-type="string" calcext:value-type="string">
            <text:p>1,083̅ ₁₀</text:p>
          </table:table-cell>
          <table:table-cell table:style-name="Base06GreyBackground" office:value-type="string" calcext:value-type="string">
            <text:p>1,03 ₆</text:p>
          </table:table-cell>
          <table:table-cell table:style-name="Base10Middle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96 ₁₀</text:p>
          </table:table-cell>
          <table:table-cell table:style-name="Base06GreyBackground" office:value-type="string" calcext:value-type="string">
            <text:p>0,5̅4̅3̅2̅ ̅0̅ ₆</text:p>
          </table:table-cell>
          <table:table-cell table:style-name="Base10MiddleColumn" office:value-type="string" calcext:value-type="string">
            <text:p>0,9̅2̅3̅ ̅0̅7̅6̅ ̅9̅2̅3̅ ̅0̅7̅6̅ ̅9̅2̅3̅ ̅0̅7̅6̅ ₁₀</text:p>
          </table:table-cell>
          <table:table-cell table:style-name="Base06" office:value-type="string" calcext:value-type="string">
            <text:p>0,5̅3̅1̅2̅ ̅1̅5̅0̅2̅ ̅4̅3̅4̅0̅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4 ₁₀</text:p>
          </table:table-cell>
          <table:table-cell table:style-name="Base06" office:value-type="string" calcext:value-type="string">
            <text:p>1,0̅1̅2̅3̅ ̅5̅ ₆</text:p>
          </table:table-cell>
          <table:table-cell table:style-name="Base10GreyBackgroundMiddleColumn" office:value-type="string" calcext:value-type="string">
            <text:p>1,08 ₁₀</text:p>
          </table:table-cell>
          <table:table-cell table:style-name="Base06GreyBackground" office:value-type="string" calcext:value-type="string">
            <text:p>1,0̅2̅5̅1̅ ̅4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6̅1̅5̅ ̅3̅8̅4̅ ₁₀</text:p>
          </table:table-cell>
          <table:table-cell table:style-name="Base06GreyBackground" office:value-type="string" calcext:value-type="string">
            <text:p>0,54̅3̅4̅0̅ ̅5̅3̅1̅2̅ ̅1̅5̅0̅2̅ ₆</text:p>
          </table:table-cell>
          <table:table-cell table:style-name="Base10MiddleColumn" office:value-type="string" calcext:value-type="string">
            <text:p>0,9̅2̅5̅ ̅9̅2̅5̅ ̅9̅2̅5̅ ₁₀</text:p>
          </table:table-cell>
          <table:table-cell table:style-name="Base06" office:value-type="string" calcext:value-type="string">
            <text:p>0,53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96̅1̅ ̅5̅3̅8̅ ̅4̅ ₁₀</text:p>
          </table:table-cell>
          <table:table-cell table:style-name="Base06" office:value-type="string" calcext:value-type="string">
            <text:p>0,5434 0531 2150 243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̅8̅ ̅4̅6̅1̅ ̅5̅ ₁₀</text:p>
          </table:table-cell>
          <table:table-cell table:style-name="Base06" office:value-type="string" calcext:value-type="string">
            <text:p>1,01̅2̅1̅ ̅5̅0̅2̅4̅ ̅3̅4̅0̅5̅ ̅3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04 ₁₀</text:p>
          </table:table-cell>
          <table:table-cell table:style-name="Base06GreyBackground" office:value-type="string" calcext:value-type="string">
            <text:p>1,0̅1̅2̅3̅ 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6̅2̅ ̅9̅6̅2̅ ̅9̅6̅2̅ ₁₀</text:p>
          </table:table-cell>
          <table:table-cell table:style-name="Base06GreyBackground" office:value-type="string" calcext:value-type="string">
            <text:p>0,5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9̅2̅5̅ ₁₀</text:p>
          </table:table-cell>
          <table:table-cell table:style-name="Base06GreyBackground" office:value-type="string" calcext:value-type="string">
            <text:p>0,532 ₆</text:p>
          </table:table-cell>
          <table:table-cell table:style-name="Base10MiddleColumn" office:value-type="string" calcext:value-type="string">
            <text:p>0,9̅6̅2̅ ̅9̅6̅2̅ ₁₀</text:p>
          </table:table-cell>
          <table:table-cell table:style-name="Base06" office:value-type="string" calcext:value-type="string">
            <text:p>0,5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08 ₁₀</text:p>
          </table:table-cell>
          <table:table-cell table:style-name="Base06" office:value-type="string" calcext:value-type="string">
            <text:p>1,0̅2̅5̅1̅ ̅4̅ ₆</text:p>
          </table:table-cell>
          <table:table-cell table:style-name="Base10GreyBackgroundMiddleColumn" office:value-type="string" calcext:value-type="string">
            <text:p>1,03̅8̅4̅ ̅6̅1̅5̅ ₁₀</text:p>
          </table:table-cell>
          <table:table-cell table:style-name="Base06GreyBackground" office:value-type="string" calcext:value-type="string">
            <text:p>1,01̅2̅1̅5̅ ̅0̅2̅4̅3̅ ̅4̅0̅5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892̅ ̅8̅5̅7̅ ̅1̅4̅ ₁₀</text:p>
          </table:table-cell>
          <table:table-cell table:style-name="Base06" office:value-type="string" calcext:value-type="string">
            <text:p>0,520̅5̅ ₆</text:p>
          </table:table-cell>
          <table:table-cell table:style-name="Base10GreyBackgroundMiddleColumn" office:value-type="string" calcext:value-type="string">
            <text:p>0,92̅8̅ ̅5̅7̅1̅ ̅4̅ ₁₀</text:p>
          </table:table-cell>
          <table:table-cell table:style-name="Base06GreyBackground" office:value-type="string" calcext:value-type="string">
            <text:p>0,53̅2̅3̅ ̅2̅3̅2̅3̅ ̅2̅3̅2̅ ₆</text:p>
          </table:table-cell>
          <table:table-cell table:style-name="Base10MiddleColumn" office:value-type="string" calcext:value-type="string">
            <text:p>0,964̅ ̅2̅8̅5̅ ̅7̅1̅ ₁₀</text:p>
          </table:table-cell>
          <table:table-cell table:style-name="Base06" office:value-type="string" calcext:value-type="string">
            <text:p>0,544̅1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,12 ₁₀</text:p>
          </table:table-cell>
          <table:table-cell table:style-name="Base06GreyBackground" office:value-type="string" calcext:value-type="string">
            <text:p>1,0̅4̅1̅5̅ ̅3̅ ₆</text:p>
          </table:table-cell>
          <table:table-cell table:style-name="Base10MiddleColumn" office:value-type="string" calcext:value-type="string">
            <text:p>1,0̅7̅6̅ ̅9̅2̅3̅ ₁₀</text:p>
          </table:table-cell>
          <table:table-cell table:style-name="Base06" office:value-type="string" calcext:value-type="string">
            <text:p>1,0̅2̅4̅3̅ ̅4̅0̅5̅3̅ ̅1̅2̅1̅5̅ ₆</text:p>
          </table:table-cell>
          <table:table-cell table:style-name="Base10GreyBackgroundMiddleColumn" office:value-type="string" calcext:value-type="string">
            <text:p>1,0̅3̅7̅ ₁₀</text:p>
          </table:table-cell>
          <table:table-cell table:style-name="Base06GreyBackground" office:value-type="string" calcext:value-type="string">
            <text:p>1,0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862 068 965 517 ₁₀</text:p>
          </table:table-cell>
          <table:table-cell table:style-name="Base06GreyBackground" office:value-type="string" calcext:value-type="string">
            <text:p>0,5101 1240 4544 3151 ₆</text:p>
          </table:table-cell>
          <table:table-cell table:style-name="Base10MiddleColumn" office:value-type="string" calcext:value-type="string">
            <text:p>0,896 551 724 137 ₁₀</text:p>
          </table:table-cell>
          <table:table-cell table:style-name="Base06" office:value-type="string" calcext:value-type="string">
            <text:p>0,5213 5330 3420 2252 ₆</text:p>
          </table:table-cell>
          <table:table-cell table:style-name="Base10GreyBackgroundMiddleColumn" office:value-type="string" calcext:value-type="string">
            <text:p>0,931 034 482 758 ₁₀</text:p>
          </table:table-cell>
          <table:table-cell table:style-name="Base06GreyBackground" office:value-type="string" calcext:value-type="string">
            <text:p>0,5330 3420 2252 1353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,16 ₁₀</text:p>
          </table:table-cell>
          <table:table-cell table:style-name="Base06" office:value-type="string" calcext:value-type="string">
            <text:p>1,0̅5̅4̅3̅ ̅2̅ ₆</text:p>
          </table:table-cell>
          <table:table-cell table:style-name="Base10GreyBackgroundMiddleColumn" office:value-type="string" calcext:value-type="string">
            <text:p>1,11̅5̅3̅ ̅8̅4̅6̅ ₁₀</text:p>
          </table:table-cell>
          <table:table-cell table:style-name="Base06GreyBackground" office:value-type="string" calcext:value-type="string">
            <text:p>1,04̅0̅5̅3̅ ̅1̅2̅1̅5̅ ̅0̅2̅4̅3̅ ₆</text:p>
          </table:table-cell>
          <table:table-cell table:style-name="Base10MiddleColumn" office:value-type="string" calcext:value-type="string">
            <text:p>1,0̅7̅4̅ ₁₀</text:p>
          </table:table-cell>
          <table:table-cell table:style-name="Base06" office:value-type="string" calcext:value-type="string">
            <text:p>1,02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style-name="Base10GreyBackgroundMiddleColumn" office:value-type="string" calcext:value-type="string">
            <text:p>0,86̅ ₁₀</text:p>
          </table:table-cell>
          <table:table-cell table:style-name="Base06GreyBackground" office:value-type="string" calcext:value-type="string">
            <text:p>0,51̅ ₆</text:p>
          </table:table-cell>
          <table:table-cell table:style-name="Base10MiddleColumn" office:value-type="string" calcext:value-type="string">
            <text:p>0,9 ₁₀</text:p>
          </table:table-cell>
          <table:table-cell table:style-name="Base06" office:value-type="string" calcext:value-type="string">
            <text:p>0,52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 table:style-name="Base10MiddleColumn" office:value-type="string" calcext:value-type="string">
            <text:p>1,1̅5̅3̅ ̅8̅4̅6̅ ₁₀</text:p>
          </table:table-cell>
          <table:table-cell table:style-name="Base06" office:value-type="string" calcext:value-type="string">
            <text:p>1,0̅5̅3̅1̅ ̅2̅1̅5̅0̅ ̅2̅4̅3̅4̅ ₆</text:p>
          </table:table-cell>
          <table:table-cell table:style-name="Base10GreyBackgroundMiddleColumn" office:value-type="string" calcext:value-type="string">
            <text:p>1,1̅ ₁₀</text:p>
          </table:table-cell>
          <table:table-cell table:style-name="Base06GreyBackground" office:value-type="string" calcext:value-type="string">
            <text:p>1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806 451 612 903 ₁₀</text:p>
          </table:table-cell>
          <table:table-cell table:style-name="Base06GreyBackground" office:value-type="string" calcext:value-type="string">
            <text:p>0,4̅5̅0̅1̅ ̅0̅5̅ ₆</text:p>
          </table:table-cell>
          <table:table-cell table:style-name="Base10MiddleColumn" office:value-type="string" calcext:value-type="string">
            <text:p>0,838 709 677 419 ₁₀</text:p>
          </table:table-cell>
          <table:table-cell table:style-name="Base06" office:value-type="string" calcext:value-type="string">
            <text:p>0,5̅0̅1̅0̅ ̅5̅4̅ ₆</text:p>
          </table:table-cell>
          <table:table-cell table:style-name="Base10GreyBackgroundMiddleColumn" office:value-type="string" calcext:value-type="string">
            <text:p>0,870 967 741 935 ₁₀</text:p>
          </table:table-cell>
          <table:table-cell table:style-name="Base06GreyBackground" office:value-type="string" calcext:value-type="string">
            <text:p>0,5̅1̅2̅0̅ ̅4̅3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,24 ₁₀</text:p>
          </table:table-cell>
          <table:table-cell table:style-name="Base06" office:value-type="string" calcext:value-type="string">
            <text:p>1,1̅2̅3̅5̅ ̅0̅ ₆</text:p>
          </table:table-cell>
          <table:table-cell table:style-name="Base10GreyBackgroundMiddleColumn" office:value-type="string" calcext:value-type="string">
            <text:p>1,19̅2̅3̅ ̅0̅7̅6̅ ₁₀</text:p>
          </table:table-cell>
          <table:table-cell table:style-name="Base06GreyBackground" office:value-type="string" calcext:value-type="string">
            <text:p>1,10̅5̅3̅1̅ ̅2̅1̅5̅0̅ ̅2̅4̅3̅4̅ ₆</text:p>
          </table:table-cell>
          <table:table-cell table:style-name="Base10MiddleColumn" office:value-type="string" calcext:value-type="string">
            <text:p>1,1̅4̅8̅ ₁₀</text:p>
          </table:table-cell>
          <table:table-cell table:style-name="Base06" office:value-type="string" calcext:value-type="string">
            <text:p>1,05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781 25 ₁₀</text:p>
          </table:table-cell>
          <table:table-cell table:style-name="Base06" office:value-type="string" calcext:value-type="string">
            <text:p>0,4404 3 ₆</text:p>
          </table:table-cell>
          <table:table-cell table:style-name="Base10GreyBackgroundMiddleColumn" office:value-type="string" calcext:value-type="string">
            <text:p>0,812 5 ₁₀</text:p>
          </table:table-cell>
          <table:table-cell table:style-name="Base06GreyBackground" office:value-type="string" calcext:value-type="string">
            <text:p>0,4513 ₆</text:p>
          </table:table-cell>
          <table:table-cell table:style-name="Base10MiddleColumn" office:value-type="string" calcext:value-type="string">
            <text:p>0,843 75 ₁₀</text:p>
          </table:table-cell>
          <table:table-cell table:style-name="Base06" office:value-type="string" calcext:value-type="string">
            <text:p>0,5021 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28 ₁₀</text:p>
          </table:table-cell>
          <table:table-cell table:style-name="Base06GreyBackground" office:value-type="string" calcext:value-type="string">
            <text:p>1,1̅4̅0̅2̅ ̅5̅ ₆</text:p>
          </table:table-cell>
          <table:table-cell table:style-name="Base10MiddleColumn" office:value-type="string" calcext:value-type="string">
            <text:p>1,2̅3̅0̅ ̅7̅6̅9̅ ₁₀</text:p>
          </table:table-cell>
          <table:table-cell table:style-name="Base06" office:value-type="string" calcext:value-type="string">
            <text:p>1,1̅2̅1̅5̅ ̅0̅2̅4̅3̅ ̅4̅0̅5̅3̅ ₆</text:p>
          </table:table-cell>
          <table:table-cell table:style-name="Base10GreyBackgroundMiddleColumn" office:value-type="string" calcext:value-type="string">
            <text:p>1,1̅8̅5̅ ₁₀</text:p>
          </table:table-cell>
          <table:table-cell table:style-name="Base06GreyBackground" office:value-type="string" calcext:value-type="string">
            <text:p>1,1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7̅5̅7̅ ̅5̅7̅5̅ ₁₀</text:p>
          </table:table-cell>
          <table:table-cell table:style-name="Base06GreyBackground" office:value-type="string" calcext:value-type="string">
            <text:p>0,43̅1̅3̅ ̅4̅5̅2̅4̅ ̅2̅1̅0̅ ₆</text:p>
          </table:table-cell>
          <table:table-cell table:style-name="Base10MiddleColumn" office:value-type="string" calcext:value-type="string">
            <text:p>0,7̅8̅7̅ ̅8̅7̅8̅ ₁₀</text:p>
          </table:table-cell>
          <table:table-cell table:style-name="Base06" office:value-type="string" calcext:value-type="string">
            <text:p>0,44̅2̅1̅ ̅0̅3̅1̅3̅ ̅4̅5̅2̅ ₆</text:p>
          </table:table-cell>
          <table:table-cell table:style-name="Base10GreyBackgroundMiddleColumn" office:value-type="string" calcext:value-type="string">
            <text:p>0,8̅1̅8̅ ̅1̅8̅1̅ ₁₀</text:p>
          </table:table-cell>
          <table:table-cell table:style-name="Base06GreyBackground" office:value-type="string" calcext:value-type="string">
            <text:p>0,4̅5̅2̅4̅ ̅2̅1̅0̅3̅ ̅1̅3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32 ₁₀</text:p>
          </table:table-cell>
          <table:table-cell table:style-name="Base06" office:value-type="string" calcext:value-type="string">
            <text:p>1,1̅5̅3̅0̅ ̅4̅ ₆</text:p>
          </table:table-cell>
          <table:table-cell table:style-name="Base10GreyBackgroundMiddleColumn" office:value-type="string" calcext:value-type="string">
            <text:p>1,26̅9̅2̅ ̅3̅0̅7̅ ₁₀</text:p>
          </table:table-cell>
          <table:table-cell table:style-name="Base06GreyBackground" office:value-type="string" calcext:value-type="string">
            <text:p>1,13̅4̅0̅5̅ ̅3̅1̅2̅1̅ ̅5̅0̅2̅4̅ ₆</text:p>
          </table:table-cell>
          <table:table-cell table:style-name="Base10MiddleColumn" office:value-type="string" calcext:value-type="string">
            <text:p>1,2̅ ₁₀</text:p>
          </table:table-cell>
          <table:table-cell table:style-name="Base06" office:value-type="string" calcext:value-type="string">
            <text:p>1,1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735 294 117 647 ₁₀</text:p>
          </table:table-cell>
          <table:table-cell table:style-name="Base06" office:value-type="string" calcext:value-type="string">
            <text:p>0,4224 5351 4331 0204 ₆</text:p>
          </table:table-cell>
          <table:table-cell table:style-name="Base10GreyBackgroundMiddleColumn" office:value-type="string" calcext:value-type="string">
            <text:p>0,764 705 882 352 ₁₀</text:p>
          </table:table-cell>
          <table:table-cell table:style-name="Base06GreyBackground" office:value-type="string" calcext:value-type="string">
            <text:p>0,4331 0204 1224 5351 ₆</text:p>
          </table:table-cell>
          <table:table-cell table:style-name="Base10MiddleColumn" office:value-type="string" calcext:value-type="string">
            <text:p>0,794 117 647 058 ₁₀</text:p>
          </table:table-cell>
          <table:table-cell table:style-name="Base06" office:value-type="string" calcext:value-type="string">
            <text:p>0,4433 1020 4122 4535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,36 ₁₀</text:p>
          </table:table-cell>
          <table:table-cell table:style-name="Base06GreyBackground" office:value-type="string" calcext:value-type="string">
            <text:p>1,2̅0̅5̅4̅ ̅3̅ ₆</text:p>
          </table:table-cell>
          <table:table-cell table:style-name="Base10MiddleColumn" office:value-type="string" calcext:value-type="string">
            <text:p>1,3̅0̅7̅ ̅6̅9̅2̅ ₁₀</text:p>
          </table:table-cell>
          <table:table-cell table:style-name="Base06" office:value-type="string" calcext:value-type="string">
            <text:p>1,1̅5̅0̅2̅ ̅4̅3̅4̅0̅ ̅5̅3̅1̅2̅ ₆</text:p>
          </table:table-cell>
          <table:table-cell table:style-name="Base10GreyBackgroundMiddleColumn" office:value-type="string" calcext:value-type="string">
            <text:p>1,2̅5̅9̅ ₁₀</text:p>
          </table:table-cell>
          <table:table-cell table:style-name="Base06GreyBackground" office:value-type="string" calcext:value-type="string">
            <text:p>1,1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7̅1̅4̅ ̅2̅8̅5̅ ₁₀</text:p>
          </table:table-cell>
          <table:table-cell table:style-name="Base06GreyBackground" office:value-type="string" calcext:value-type="string">
            <text:p>0,4̅1̅ ₆</text:p>
          </table:table-cell>
          <table:table-cell table:style-name="Base10MiddleColumn" office:value-type="string" calcext:value-type="string">
            <text:p>0,74̅2̅ ̅8̅5̅7̅ ̅1̅ ₁₀</text:p>
          </table:table-cell>
          <table:table-cell table:style-name="Base06" office:value-type="string" calcext:value-type="string">
            <text:p>0,4̅2̅ ₆</text:p>
          </table:table-cell>
          <table:table-cell table:style-name="Base10GreyBackgroundMiddleColumn" office:value-type="string" calcext:value-type="string">
            <text:p>0,77̅1̅ ̅4̅2̅8̅ ̅5̅ ₁₀</text:p>
          </table:table-cell>
          <table:table-cell table:style-name="Base06GreyBackground" office:value-type="string" calcext:value-type="string">
            <text:p>0,4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,4 ₁₀</text:p>
          </table:table-cell>
          <table:table-cell table:style-name="Base06" office:value-type="string" calcext:value-type="string">
            <text:p>1,2̅ ₆</text:p>
          </table:table-cell>
          <table:table-cell table:style-name="Base10GreyBackgroundMiddleColumn" office:value-type="string" calcext:value-type="string">
            <text:p>1,34̅6̅1̅ ̅5̅3̅8̅ ₁₀</text:p>
          </table:table-cell>
          <table:table-cell table:style-name="Base06GreyBackground" office:value-type="string" calcext:value-type="string">
            <text:p>1,20̅2̅4̅3̅ ̅4̅0̅5̅3̅ ̅1̅2̅1̅5̅ ₆</text:p>
          </table:table-cell>
          <table:table-cell table:style-name="Base10MiddleColumn" office:value-type="string" calcext:value-type="string">
            <text:p>1,2̅9̅6̅ ₁₀</text:p>
          </table:table-cell>
          <table:table-cell table:style-name="Base06" office:value-type="string" calcext:value-type="string">
            <text:p>1,144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694̅ ₁₀</text:p>
          </table:table-cell>
          <table:table-cell table:style-name="Base06" office:value-type="string" calcext:value-type="string">
            <text:p>0,41 ₆</text:p>
          </table:table-cell>
          <table:table-cell table:style-name="Base10GreyBackgroundMiddleColumn" office:value-type="string" calcext:value-type="string">
            <text:p>0,72̅ ₁₀</text:p>
          </table:table-cell>
          <table:table-cell table:style-name="Base06GreyBackground" office:value-type="string" calcext:value-type="string">
            <text:p>0,42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,44 ₁₀</text:p>
          </table:table-cell>
          <table:table-cell table:style-name="Base06GreyBackground" office:value-type="string" calcext:value-type="string">
            <text:p>1,2̅3̅5̅0̅ ̅1̅ ₆</text:p>
          </table:table-cell>
          <table:table-cell table:style-name="Base10MiddleColumn" office:value-type="string" calcext:value-type="string">
            <text:p>1,3̅8̅4̅ ̅6̅1̅5̅ ₁₀</text:p>
          </table:table-cell>
          <table:table-cell table:style-name="Base06" office:value-type="string" calcext:value-type="string">
            <text:p>1,2̅1̅5̅0̅ ̅2̅4̅3̅4̅ ̅0̅5̅3̅1̅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number-columns-repeated="3"/>
          <table:table-cell table:style-name="Base10ColumnTitle" office:value-type="string" calcext:value-type="string">
            <text:p>28 ₁₀</text:p>
          </table:table-cell>
          <table:table-cell table:style-name="Base06ColumnTitle" office:value-type="string" calcext:value-type="string">
            <text:p>44 ₆</text:p>
          </table:table-cell>
          <table:table-cell table:style-name="Base10GreyBackgroundColumnTitle" office:value-type="string" calcext:value-type="string">
            <text:p>29 ₁₀</text:p>
          </table:table-cell>
          <table:table-cell table:style-name="Base06GreyBackgroundColumnTitle" office:value-type="string" calcext:value-type="string">
            <text:p>45 ₆</text:p>
          </table:table-cell>
          <table:table-cell table:style-name="Base10ColumnTitle" office:value-type="string" calcext:value-type="string">
            <text:p>30 ₁₀</text:p>
          </table:table-cell>
          <table:table-cell table:style-name="Base06ColumnTitle" office:value-type="string" calcext:value-type="string">
            <text:p>5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35̅7̅1̅ ̅4̅2̅8̅ ₁₀</text:p>
          </table:table-cell>
          <table:table-cell table:style-name="Base06GreyBackground" office:value-type="string" calcext:value-type="string">
            <text:p>0,011̅4̅ ₆</text:p>
          </table:table-cell>
          <table:table-cell table:style-name="Base10MiddleColumn" office:value-type="string" calcext:value-type="string">
            <text:p>0,0̅3̅4̅ ̅4̅8̅2̅ ̅7̅5̅8̅ ̅6̅2̅0̅ ̅6̅8̅9̅ ̅6̅5̅5̅ ̅1̅7̅2̅ ̅4̅1̅3̅ ̅7̅9̅3̅ ̅1̅ ₁₀</text:p>
          </table:table-cell>
          <table:table-cell table:style-name="Base06" office:value-type="string" calcext:value-type="string">
            <text:p>0,0̅1̅1̅2̅ ̅4̅0̅4̅5̅ ̅4̅4̅3̅1̅ ̅5̅1̅ ₆</text:p>
          </table:table-cell>
          <table:table-cell table:style-name="Base10GreyBackgroundMiddleColumn" office:value-type="string" calcext:value-type="string">
            <text:p>0,03̅ ₁₀</text:p>
          </table:table-cell>
          <table:table-cell table:style-name="Base06GreyBackground" office:value-type="string" calcext:value-type="string">
            <text:p>0,0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4 ₁₀</text:p>
          </table:table-cell>
          <table:table-cell table:style-name="Base06GreyBackground" office:value-type="string" calcext:value-type="string">
            <text:p>22 ₆</text:p>
          </table:table-cell>
          <table:table-cell table:style-name="Base10MiddleColumn" office:value-type="string" calcext:value-type="string">
            <text:p>14,5 ₁₀</text:p>
          </table:table-cell>
          <table:table-cell table:style-name="Base06" office:value-type="string" calcext:value-type="string">
            <text:p>22,3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07̅1̅4̅ ̅2̅8̅5̅ ̅7̅1̅4̅ ̅2̅8̅5̅ ̅7̅1̅4̅ ̅2̅8̅5̅ ₁₀</text:p>
          </table:table-cell>
          <table:table-cell table:style-name="Base06" office:value-type="string" calcext:value-type="string">
            <text:p>0,02̅3̅ ₆</text:p>
          </table:table-cell>
          <table:table-cell table:style-name="Base10GreyBackgroundMiddleColumn" office:value-type="string" calcext:value-type="string">
            <text:p>0,0̅6̅8̅ ̅9̅6̅5̅ ̅5̅1̅7̅ ̅2̅4̅1̅ ̅3̅7̅9̅ ̅3̅1̅0̅ ̅3̅4̅4̅ ̅8̅2̅7̅ ̅5̅8̅6̅ ̅2̅ ₁₀</text:p>
          </table:table-cell>
          <table:table-cell table:style-name="Base06GreyBackground" office:value-type="string" calcext:value-type="string">
            <text:p>0,0̅2̅2̅5̅ ̅2̅1̅3̅5̅ ̅3̅3̅0̅3̅ ̅4̅2̅ ₆</text:p>
          </table:table-cell>
          <table:table-cell table:style-name="Base10MiddleColumn" office:value-type="string" calcext:value-type="string">
            <text:p>0,06̅ ₁₀</text:p>
          </table:table-cell>
          <table:table-cell table:style-name="Base06" office:value-type="string" calcext:value-type="string">
            <text:p>0,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9,3̅ ₁₀</text:p>
          </table:table-cell>
          <table:table-cell table:style-name="Base06" office:value-type="string" calcext:value-type="string">
            <text:p>13,2 ₆</text:p>
          </table:table-cell>
          <table:table-cell table:style-name="Base10GreyBackgroundMiddleColumn" office:value-type="string" calcext:value-type="string">
            <text:p>9,6̅ ₁₀</text:p>
          </table:table-cell>
          <table:table-cell table:style-name="Base06GreyBackground" office:value-type="string" calcext:value-type="string">
            <text:p>13,4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107̅1̅4̅ ̅2̅8̅5̅ ₁₀</text:p>
          </table:table-cell>
          <table:table-cell table:style-name="Base06GreyBackground" office:value-type="string" calcext:value-type="string">
            <text:p>0,035̅0̅ ₆</text:p>
          </table:table-cell>
          <table:table-cell table:style-name="Base10MiddleColumn" office:value-type="string" calcext:value-type="string">
            <text:p>0,1̅0̅3̅ ̅4̅4̅8̅ ̅2̅7̅5̅ ̅8̅6̅2̅ ̅0̅6̅8̅ ̅9̅6̅5̅ ̅5̅1̅7̅ ̅2̅4̅1̅ ̅3̅7̅9̅ ̅3̅ ₁₀</text:p>
          </table:table-cell>
          <table:table-cell table:style-name="Base06" office:value-type="string" calcext:value-type="string">
            <text:p>0,0̅3̅4̅2̅ ̅0̅2̅2̅5̅ ̅2̅1̅3̅5̅ ̅3̅3̅ ₆</text:p>
          </table:table-cell>
          <table:table-cell table:style-name="Base10GreyBackgroundMiddleColumn" office:value-type="string" calcext:value-type="string">
            <text:p>0,1 ₁₀</text:p>
          </table:table-cell>
          <table:table-cell table:style-name="Base06GreyBackground" office:value-type="string" calcext:value-type="string">
            <text:p>0,0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,25 ₁₀</text:p>
          </table:table-cell>
          <table:table-cell table:style-name="Base06" office:value-type="string" calcext:value-type="string">
            <text:p>11,13 ₆</text:p>
          </table:table-cell>
          <table:table-cell table:style-name="Base10GreyBackgroundMiddleColumn" office:value-type="string" calcext:value-type="string">
            <text:p>7,5 ₁₀</text:p>
          </table:table-cell>
          <table:table-cell table:style-name="Base06GreyBackground" office:value-type="string" calcext:value-type="string">
            <text:p>11,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̅3̅7̅ ̅9̅3̅1̅ ̅0̅3̅4̅ ̅4̅8̅2̅ ̅7̅5̅8̅ ̅6̅2̅0̅ ̅6̅8̅9̅ ̅6̅5̅5̅ ̅1̅7̅2̅ ̅4̅ ₁₀</text:p>
          </table:table-cell>
          <table:table-cell table:style-name="Base06GreyBackground" office:value-type="string" calcext:value-type="string">
            <text:p>0,0̅4̅5̅4̅ ̅4̅3̅1̅5̅ ̅1̅0̅1̅1̅ ̅2̅4̅ ₆</text:p>
          </table:table-cell>
          <table:table-cell table:style-name="Base10MiddleColumn" office:value-type="string" calcext:value-type="string">
            <text:p>0,13̅ ₁₀</text:p>
          </table:table-cell>
          <table:table-cell table:style-name="Base06" office:value-type="string" calcext:value-type="string">
            <text:p>0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5,6 ₁₀</text:p>
          </table:table-cell>
          <table:table-cell table:style-name="Base06" office:value-type="string" calcext:value-type="string">
            <text:p>5,3̅ ₆</text:p>
          </table:table-cell>
          <table:table-cell table:style-name="Base10GreyBackgroundMiddleColumn" office:value-type="string" calcext:value-type="string">
            <text:p>5,8 ₁₀</text:p>
          </table:table-cell>
          <table:table-cell table:style-name="Base06GreyBackground" office:value-type="string" calcext:value-type="string">
            <text:p>5,4̅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178̅5̅7̅ ̅1̅4̅2̅ ₁₀</text:p>
          </table:table-cell>
          <table:table-cell table:style-name="Base06GreyBackground" office:value-type="string" calcext:value-type="string">
            <text:p>0,102̅3̅ ₆</text:p>
          </table:table-cell>
          <table:table-cell table:style-name="Base10MiddleColumn" office:value-type="string" calcext:value-type="string">
            <text:p>0,1̅7̅2̅ ̅4̅1̅3̅ ̅7̅9̅3̅ ̅1̅0̅3̅ ̅4̅4̅8̅ ̅2̅7̅5̅ ̅8̅6̅2̅ ̅0̅6̅8̅ ̅9̅6̅5̅ ̅5̅ ₁₀</text:p>
          </table:table-cell>
          <table:table-cell table:style-name="Base06" office:value-type="string" calcext:value-type="string">
            <text:p>0,1̅0̅1̅1̅ ̅2̅4̅0̅4̅ ̅5̅4̅4̅3̅ ̅1̅5̅ ₆</text:p>
          </table:table-cell>
          <table:table-cell table:style-name="Base10GreyBackgroundMiddleColumn" office:value-type="string" calcext:value-type="string">
            <text:p>0,16̅ ₁₀</text:p>
          </table:table-cell>
          <table:table-cell table:style-name="Base06GreyBackground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4,6̅ ₁₀</text:p>
          </table:table-cell>
          <table:table-cell table:style-name="Base06GreyBackground" office:value-type="string" calcext:value-type="string">
            <text:p>4,4 ₆</text:p>
          </table:table-cell>
          <table:table-cell table:style-name="Base10MiddleColumn" office:value-type="string" calcext:value-type="string">
            <text:p>4,83̅ ₁₀</text:p>
          </table:table-cell>
          <table:table-cell table:style-name="Base06" office:value-type="string" calcext:value-type="string">
            <text:p>4,5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21̅4̅2̅ ̅8̅5̅7̅ ₁₀</text:p>
          </table:table-cell>
          <table:table-cell table:style-name="Base06" office:value-type="string" calcext:value-type="string">
            <text:p>0,11̅4̅ ₆</text:p>
          </table:table-cell>
          <table:table-cell table:style-name="Base10GreyBackgroundMiddleColumn" office:value-type="string" calcext:value-type="string">
            <text:p>0,2̅0̅6̅ ̅8̅9̅6̅ ̅5̅5̅1̅ ̅7̅2̅4̅ ̅1̅3̅7̅ ̅9̅3̅1̅ ̅0̅3̅4̅ ̅4̅8̅2̅ ̅7̅5̅8̅ ̅6̅ ₁₀</text:p>
          </table:table-cell>
          <table:table-cell table:style-name="Base06GreyBackground" office:value-type="string" calcext:value-type="string">
            <text:p>0,1̅1̅2̅4̅ ̅0̅4̅5̅4̅ ̅4̅3̅1̅5̅ ̅1̅0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4,1̅4̅2̅ ̅8̅5̅7̅ ₁₀</text:p>
          </table:table-cell>
          <table:table-cell table:style-name="Base06GreyBackground" office:value-type="string" calcext:value-type="string">
            <text:p>4,0̅5̅ ₆</text:p>
          </table:table-cell>
          <table:table-cell table:style-name="Base10MiddleColumn" office:value-type="string" calcext:value-type="string">
            <text:p>4,2̅8̅5̅ ̅7̅1̅4̅ ₁₀</text:p>
          </table:table-cell>
          <table:table-cell table:style-name="Base06" office:value-type="string" calcext:value-type="string">
            <text:p>4,1̅4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style-name="Base10MiddleColumn" office:value-type="string" calcext:value-type="string">
            <text:p>0,2̅4̅1̅ ̅3̅7̅9̅ ̅3̅1̅0̅ ̅3̅4̅4̅ ̅8̅2̅7̅ ̅5̅8̅6̅ ̅2̅0̅6̅ ̅8̅9̅6̅ ̅5̅5̅1̅ ̅7̅ ₁₀</text:p>
          </table:table-cell>
          <table:table-cell table:style-name="Base06" office:value-type="string" calcext:value-type="string">
            <text:p>0,1̅2̅4̅0̅ ̅4̅5̅4̅4̅ ̅3̅1̅5̅1̅ ̅0̅1̅ ₆</text:p>
          </table:table-cell>
          <table:table-cell table:style-name="Base10GreyBackgroundMiddleColumn" office:value-type="string" calcext:value-type="string">
            <text:p>0,23̅ ₁₀</text:p>
          </table:table-cell>
          <table:table-cell table:style-name="Base06GreyBackground" office:value-type="string" calcext:value-type="string">
            <text:p>0,1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3,5 ₁₀</text:p>
          </table:table-cell>
          <table:table-cell table:style-name="Base06GreyBackground" office:value-type="string" calcext:value-type="string">
            <text:p>3,3 ₆</text:p>
          </table:table-cell>
          <table:table-cell table:style-name="Base10MiddleColumn" office:value-type="string" calcext:value-type="string">
            <text:p>3,625 ₁₀</text:p>
          </table:table-cell>
          <table:table-cell table:style-name="Base06" office:value-type="string" calcext:value-type="string">
            <text:p>3,343 ₆</text:p>
          </table:table-cell>
          <table:table-cell table:style-name="Base10GreyBackgroundMiddleColumn" office:value-type="string" calcext:value-type="string">
            <text:p>3,75 ₁₀</text:p>
          </table:table-cell>
          <table:table-cell table:style-name="Base06GreyBackground" office:value-type="string" calcext:value-type="string">
            <text:p>3,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2̅8̅5̅ ̅7̅1̅4̅ ₁₀</text:p>
          </table:table-cell>
          <table:table-cell table:style-name="Base06" office:value-type="string" calcext:value-type="string">
            <text:p>0,1̅4̅ ₆</text:p>
          </table:table-cell>
          <table:table-cell table:style-name="Base10GreyBackgroundMiddleColumn" office:value-type="string" calcext:value-type="string">
            <text:p>0,2̅7̅5̅ ̅8̅6̅2̅ ̅0̅6̅8̅ ̅9̅6̅5̅ ̅5̅1̅7̅ ̅2̅4̅1̅ ̅3̅7̅9̅ ̅3̅1̅0̅ ̅3̅4̅4̅ ̅8̅ ₁₀</text:p>
          </table:table-cell>
          <table:table-cell table:style-name="Base06GreyBackground" office:value-type="string" calcext:value-type="string">
            <text:p>0,1̅3̅5̅3̅ ̅3̅0̅3̅4̅ ̅2̅0̅2̅2̅ ̅5̅2̅ ₆</text:p>
          </table:table-cell>
          <table:table-cell table:style-name="Base10MiddleColumn" office:value-type="string" calcext:value-type="string">
            <text:p>0,26̅ ₁₀</text:p>
          </table:table-cell>
          <table:table-cell table:style-name="Base06" office:value-type="string" calcext:value-type="string">
            <text:p>0,1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3,1̅ ₁₀</text:p>
          </table:table-cell>
          <table:table-cell table:style-name="Base06" office:value-type="string" calcext:value-type="string">
            <text:p>3,04 ₆</text:p>
          </table:table-cell>
          <table:table-cell table:style-name="Base10GreyBackgroundMiddleColumn" office:value-type="string" calcext:value-type="string">
            <text:p>3,2̅ ₁₀</text:p>
          </table:table-cell>
          <table:table-cell table:style-name="Base06GreyBackground" office:value-type="string" calcext:value-type="string">
            <text:p>3,12 ₆</text:p>
          </table:table-cell>
          <table:table-cell table:style-name="Base10MiddleColumn" office:value-type="string" calcext:value-type="string">
            <text:p>3,3̅ ₁₀</text:p>
          </table:table-cell>
          <table:table-cell table:style-name="Base06" office:value-type="string" calcext:value-type="string">
            <text:p>3,2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321̅4̅2̅ ̅8̅5̅7̅ ₁₀</text:p>
          </table:table-cell>
          <table:table-cell table:style-name="Base06GreyBackground" office:value-type="string" calcext:value-type="string">
            <text:p>0,153̅2̅ ₆</text:p>
          </table:table-cell>
          <table:table-cell table:style-name="Base10MiddleColumn" office:value-type="string" calcext:value-type="string">
            <text:p>0,3̅1̅0̅ ̅3̅4̅4̅ ̅8̅2̅7̅ ̅5̅8̅6̅ ̅2̅0̅6̅ ̅8̅9̅6̅ ̅5̅5̅1̅ ̅7̅2̅4̅ ̅1̅3̅7̅ ̅9̅ ₁₀</text:p>
          </table:table-cell>
          <table:table-cell table:style-name="Base06" office:value-type="string" calcext:value-type="string">
            <text:p>0,1̅5̅1̅0̅ ̅1̅1̅2̅4̅ ̅0̅4̅5̅4̅ ̅4̅3̅ ₆</text:p>
          </table:table-cell>
          <table:table-cell table:style-name="Base10GreyBackgroundMiddleColumn" office:value-type="string" calcext:value-type="string">
            <text:p>0,3 ₁₀</text:p>
          </table:table-cell>
          <table:table-cell table:style-name="Base06GreyBackground" office:value-type="string" calcext:value-type="string">
            <text:p>0,1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,8 ₁₀</text:p>
          </table:table-cell>
          <table:table-cell table:style-name="Base06GreyBackground" office:value-type="string" calcext:value-type="string">
            <text:p>2,4̅ ₆</text:p>
          </table:table-cell>
          <table:table-cell table:style-name="Base10MiddleColumn" office:value-type="string" calcext:value-type="string">
            <text:p>2,9 ₁₀</text:p>
          </table:table-cell>
          <table:table-cell table:style-name="Base06" office:value-type="string" calcext:value-type="string">
            <text:p>2,52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35̅7̅1̅ ̅4̅2̅8̅ ₁₀</text:p>
          </table:table-cell>
          <table:table-cell table:style-name="Base06" office:value-type="string" calcext:value-type="string">
            <text:p>0,20̅5̅ ₆</text:p>
          </table:table-cell>
          <table:table-cell table:style-name="Base10GreyBackgroundMiddleColumn" office:value-type="string" calcext:value-type="string">
            <text:p>0,3̅4̅4̅ ̅8̅2̅7̅ ̅5̅8̅6̅ ̅2̅0̅6̅ ̅8̅9̅6̅ ̅5̅5̅1̅ ̅7̅2̅4̅ ̅1̅3̅7̅ ̅9̅3̅1̅ ̅0̅ ₁₀</text:p>
          </table:table-cell>
          <table:table-cell table:style-name="Base06GreyBackground" office:value-type="string" calcext:value-type="string">
            <text:p>0,2̅0̅2̅2̅ ̅5̅2̅1̅3̅ ̅5̅3̅3̅0̅ ̅3̅4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2,5̅4̅ ₁₀</text:p>
          </table:table-cell>
          <table:table-cell table:style-name="Base06" office:value-type="string" calcext:value-type="string">
            <text:p>2,3̅1̅3̅4̅ ̅5̅2̅4̅2̅ ̅1̅0̅ ₆</text:p>
          </table:table-cell>
          <table:table-cell table:style-name="Base10GreyBackgroundMiddleColumn" office:value-type="string" calcext:value-type="string">
            <text:p>2,6̅3̅ ₁₀</text:p>
          </table:table-cell>
          <table:table-cell table:style-name="Base06GreyBackground" office:value-type="string" calcext:value-type="string">
            <text:p>2,3̅4̅5̅2̅ ̅4̅2̅1̅0̅ ̅3̅1̅ ₆</text:p>
          </table:table-cell>
          <table:table-cell table:style-name="Base10MiddleColumn" office:value-type="string" calcext:value-type="string">
            <text:p>2,7̅2̅ ₁₀</text:p>
          </table:table-cell>
          <table:table-cell table:style-name="Base06" office:value-type="string" calcext:value-type="string">
            <text:p>2,4̅2̅1̅0̅ ̅3̅1̅3̅4̅ ̅5̅2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392̅8̅5̅ ̅7̅1̅4̅ ₁₀</text:p>
          </table:table-cell>
          <table:table-cell table:style-name="Base06GreyBackground" office:value-type="string" calcext:value-type="string">
            <text:p>0,220̅5̅ ₆</text:p>
          </table:table-cell>
          <table:table-cell table:style-name="Base10MiddleColumn" office:value-type="string" calcext:value-type="string">
            <text:p>0,3̅7̅9̅ ̅3̅1̅0̅ ̅3̅4̅4̅ ̅8̅2̅7̅ ̅5̅8̅6̅ ̅2̅0̅6̅ ̅8̅9̅6̅ ̅5̅5̅1̅ ̅7̅2̅4̅ ̅1̅ ₁₀</text:p>
          </table:table-cell>
          <table:table-cell table:style-name="Base06" office:value-type="string" calcext:value-type="string">
            <text:p>0,2̅1̅3̅5̅ ̅3̅3̅0̅3̅ ̅4̅2̅0̅2̅ ̅2̅5̅ ₆</text:p>
          </table:table-cell>
          <table:table-cell table:style-name="Base10GreyBackgroundMiddleColumn" office:value-type="string" calcext:value-type="string">
            <text:p>0,36̅ ₁₀</text:p>
          </table:table-cell>
          <table:table-cell table:style-name="Base06GreyBackground" office:value-type="string" calcext:value-type="string">
            <text:p>0,2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416̅ ₁₀</text:p>
          </table:table-cell>
          <table:table-cell table:style-name="Base06" office:value-type="string" calcext:value-type="string">
            <text:p>2,23 ₆</text:p>
          </table:table-cell>
          <table:table-cell table:style-name="Base10GreyBackgroundMiddleColumn" office:value-type="string" calcext:value-type="string">
            <text:p>2,5 ₁₀</text:p>
          </table:table-cell>
          <table:table-cell table:style-name="Base06GreyBackground" office:value-type="string" calcext:value-type="string">
            <text:p>2,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4̅1̅3̅ ̅7̅9̅3̅ ̅1̅0̅3̅ ̅4̅4̅8̅ ̅2̅7̅5̅ ̅8̅6̅2̅ ̅0̅6̅8̅ ̅9̅6̅5̅ ̅5̅1̅7̅ ̅2̅ ₁₀</text:p>
          </table:table-cell>
          <table:table-cell table:style-name="Base06GreyBackground" office:value-type="string" calcext:value-type="string">
            <text:p>0,2̅2̅5̅2̅ ̅1̅3̅5̅3̅ ̅3̅0̅3̅4̅ ̅2̅0̅ ₆</text:p>
          </table:table-cell>
          <table:table-cell table:style-name="Base10MiddleColumn" office:value-type="string" calcext:value-type="string">
            <text:p>0,4 ₁₀</text:p>
          </table:table-cell>
          <table:table-cell table:style-name="Base06" office:value-type="string" calcext:value-type="string">
            <text:p>0,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2,1̅5̅3̅ ̅8̅4̅6̅ ₁₀</text:p>
          </table:table-cell>
          <table:table-cell table:style-name="Base06" office:value-type="string" calcext:value-type="string">
            <text:p>2,0̅5̅3̅1̅ ̅2̅1̅5̅0̅ ̅2̅4̅3̅4̅ ₆</text:p>
          </table:table-cell>
          <table:table-cell table:style-name="Base10GreyBackgroundMiddleColumn" office:value-type="string" calcext:value-type="string">
            <text:p>2,2̅3̅0̅ ̅7̅6̅9̅ ₁₀</text:p>
          </table:table-cell>
          <table:table-cell table:style-name="Base06GreyBackground" office:value-type="string" calcext:value-type="string">
            <text:p>2,1̅2̅1̅5̅ ̅0̅2̅4̅3̅ ̅4̅0̅5̅3̅ ₆</text:p>
          </table:table-cell>
          <table:table-cell table:style-name="Base10MiddleColumn" office:value-type="string" calcext:value-type="string">
            <text:p>2,3̅0̅7̅ ̅6̅9̅2̅ ₁₀</text:p>
          </table:table-cell>
          <table:table-cell table:style-name="Base06" office:value-type="string" calcext:value-type="string">
            <text:p>2,1̅5̅0̅2̅ ̅4̅3̅4̅0̅ ̅5̅3̅1̅2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464̅2̅8̅ ̅5̅7̅1̅ ₁₀</text:p>
          </table:table-cell>
          <table:table-cell table:style-name="Base06GreyBackground" office:value-type="string" calcext:value-type="string">
            <text:p>0,244̅1̅ ₆</text:p>
          </table:table-cell>
          <table:table-cell table:style-name="Base10MiddleColumn" office:value-type="string" calcext:value-type="string">
            <text:p>0,4̅4̅8̅ ̅2̅7̅5̅ ̅8̅6̅2̅ ̅0̅6̅8̅ ̅9̅6̅5̅ ̅5̅1̅7̅ ̅2̅4̅1̅ ̅3̅7̅9̅ ̅3̅1̅0̅ ̅3̅ ₁₀</text:p>
          </table:table-cell>
          <table:table-cell table:style-name="Base06" office:value-type="string" calcext:value-type="string">
            <text:p>0,2̅4̅0̅4̅ ̅5̅4̅4̅3̅ ̅1̅5̅1̅0̅ ̅1̅1̅ ₆</text:p>
          </table:table-cell>
          <table:table-cell table:style-name="Base10GreyBackgroundMiddleColumn" office:value-type="string" calcext:value-type="string">
            <text:p>0,43̅ ₁₀</text:p>
          </table:table-cell>
          <table:table-cell table:style-name="Base06GreyBackground" office:value-type="string" calcext:value-type="string">
            <text:p>0,2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07̅1̅ ̅4̅2̅8̅ ̅5̅ ₁₀</text:p>
          </table:table-cell>
          <table:table-cell table:style-name="Base06" office:value-type="string" calcext:value-type="string">
            <text:p>2,02̅3̅ ₆</text:p>
          </table:table-cell>
          <table:table-cell table:style-name="Base10GreyBackgroundMiddleColumn" office:value-type="string" calcext:value-type="string">
            <text:p>2,1̅4̅2̅ ̅8̅5̅7̅ ₁₀</text:p>
          </table:table-cell>
          <table:table-cell table:style-name="Base06GreyBackground" office:value-type="string" calcext:value-type="string">
            <text:p>2,0̅5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8̅2̅ ̅7̅5̅8̅ ̅6̅2̅0̅ ̅6̅8̅9̅ ̅6̅5̅5̅ ̅1̅7̅2̅ ̅4̅1̅3̅ ̅7̅9̅3̅ ̅1̅0̅3̅ ̅4̅ ₁₀</text:p>
          </table:table-cell>
          <table:table-cell table:style-name="Base06GreyBackground" office:value-type="string" calcext:value-type="string">
            <text:p>0,2̅5̅2̅1̅ ̅3̅5̅3̅3̅ ̅0̅3̅4̅2̅ ̅0̅2̅ ₆</text:p>
          </table:table-cell>
          <table:table-cell table:style-name="Base10MiddleColumn" office:value-type="string" calcext:value-type="string">
            <text:p>0,46̅ ₁₀</text:p>
          </table:table-cell>
          <table:table-cell table:style-name="Base06" office:value-type="string" calcext:value-type="string">
            <text:p>0,2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1,86̅ ₁₀</text:p>
          </table:table-cell>
          <table:table-cell table:style-name="Base06" office:value-type="string" calcext:value-type="string">
            <text:p>1,51̅ ₆</text:p>
          </table:table-cell>
          <table:table-cell table:style-name="Base10GreyBackgroundMiddleColumn" office:value-type="string" calcext:value-type="string">
            <text:p>1,93̅ ₁₀</text:p>
          </table:table-cell>
          <table:table-cell table:style-name="Base06GreyBackground" office:value-type="string" calcext:value-type="string">
            <text:p>1,53̅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535̅7̅1̅ ̅4̅2̅8̅ ₁₀</text:p>
          </table:table-cell>
          <table:table-cell table:style-name="Base06GreyBackground" office:value-type="string" calcext:value-type="string">
            <text:p>0,311̅4̅ ₆</text:p>
          </table:table-cell>
          <table:table-cell table:style-name="Base10MiddleColumn" office:value-type="string" calcext:value-type="string">
            <text:p>0,5̅1̅7̅ ̅2̅4̅1̅ ̅3̅7̅9̅ ̅3̅1̅0̅ ̅3̅4̅4̅ ̅8̅2̅7̅ ̅5̅8̅6̅ ̅2̅0̅6̅ ̅8̅9̅6̅ ̅5̅ ₁₀</text:p>
          </table:table-cell>
          <table:table-cell table:style-name="Base06" office:value-type="string" calcext:value-type="string">
            <text:p>0,3̅0̅3̅4̅ ̅2̅0̅2̅2̅ ̅5̅2̅1̅3̅ ̅5̅3̅ ₆</text:p>
          </table:table-cell>
          <table:table-cell table:style-name="Base10GreyBackgroundMiddle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,75 ₁₀</text:p>
          </table:table-cell>
          <table:table-cell table:style-name="Base06GreyBackground" office:value-type="string" calcext:value-type="string">
            <text:p>1,43 ₆</text:p>
          </table:table-cell>
          <table:table-cell table:style-name="Base10MiddleColumn" office:value-type="string" calcext:value-type="string">
            <text:p>1,812 5 ₁₀</text:p>
          </table:table-cell>
          <table:table-cell table:style-name="Base06" office:value-type="string" calcext:value-type="string">
            <text:p>1,4513 ₆</text:p>
          </table:table-cell>
          <table:table-cell table:style-name="Base10GreyBackgroundMiddleColumn" office:value-type="string" calcext:value-type="string">
            <text:p>1,875 ₁₀</text:p>
          </table:table-cell>
          <table:table-cell table:style-name="Base06GreyBackground" office:value-type="string" calcext:value-type="string">
            <text:p>1,5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5̅7̅1̅ ̅4̅2̅8̅ ̅5̅7̅1̅ ̅4̅2̅8̅ ̅5̅7̅1̅ ̅4̅2̅8̅ ₁₀</text:p>
          </table:table-cell>
          <table:table-cell table:style-name="Base06" office:value-type="string" calcext:value-type="string">
            <text:p>0,3̅2̅ ₆</text:p>
          </table:table-cell>
          <table:table-cell table:style-name="Base10GreyBackgroundMiddleColumn" office:value-type="string" calcext:value-type="string">
            <text:p>0,5̅5̅1̅ ̅7̅2̅4̅ ̅1̅3̅7̅ ̅9̅3̅1̅ ̅0̅3̅4̅ ̅4̅8̅2̅ ̅7̅5̅8̅ ̅6̅2̅0̅ ̅6̅8̅9̅ ̅6̅ ₁₀</text:p>
          </table:table-cell>
          <table:table-cell table:style-name="Base06GreyBackground" office:value-type="string" calcext:value-type="string">
            <text:p>0,3̅1̅5̅1̅ ̅0̅1̅1̅2̅ ̅4̅0̅4̅5̅ ̅4̅4̅ ₆</text:p>
          </table:table-cell>
          <table:table-cell table:style-name="Base10MiddleColumn" office:value-type="string" calcext:value-type="string">
            <text:p>0,53̅ ₁₀</text:p>
          </table:table-cell>
          <table:table-cell table:style-name="Base06" office:value-type="string" calcext:value-type="string">
            <text:p>0,3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1,647 058 823 529 ₁₀</text:p>
          </table:table-cell>
          <table:table-cell table:style-name="Base06" office:value-type="string" calcext:value-type="string">
            <text:p>1,3514 3310 2041 2245 ₆</text:p>
          </table:table-cell>
          <table:table-cell table:style-name="Base10GreyBackgroundMiddleColumn" office:value-type="string" calcext:value-type="string">
            <text:p>1,705 882 352 941 ₁₀</text:p>
          </table:table-cell>
          <table:table-cell table:style-name="Base06GreyBackground" office:value-type="string" calcext:value-type="string">
            <text:p>1,4122 4535 1433 102 ₆</text:p>
          </table:table-cell>
          <table:table-cell table:style-name="Base10MiddleColumn" office:value-type="string" calcext:value-type="string">
            <text:p>1,764 705 882 352 ₁₀</text:p>
          </table:table-cell>
          <table:table-cell table:style-name="Base06" office:value-type="string" calcext:value-type="string">
            <text:p>1,4331 0204 1224 5351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607̅1̅4̅ ̅2̅8̅5̅ ₁₀</text:p>
          </table:table-cell>
          <table:table-cell table:style-name="Base06GreyBackground" office:value-type="string" calcext:value-type="string">
            <text:p>0,335̅0̅ ₆</text:p>
          </table:table-cell>
          <table:table-cell table:style-name="Base10MiddleColumn" office:value-type="string" calcext:value-type="string">
            <text:p>0,5̅8̅6̅ ̅2̅0̅6̅ ̅8̅9̅6̅ ̅5̅5̅1̅ ̅7̅2̅4̅ ̅1̅3̅7̅ ̅9̅3̅1̅ ̅0̅3̅4̅ ̅4̅8̅2̅ ̅7̅ ₁₀</text:p>
          </table:table-cell>
          <table:table-cell table:style-name="Base06" office:value-type="string" calcext:value-type="string">
            <text:p>0,3̅3̅0̅3̅ ̅4̅2̅0̅2̅ ̅2̅5̅2̅1̅ ̅3̅5̅ ₆</text:p>
          </table:table-cell>
          <table:table-cell table:style-name="Base10GreyBackgroundMiddleColumn" office:value-type="string" calcext:value-type="string">
            <text:p>0,56̅ ₁₀</text:p>
          </table:table-cell>
          <table:table-cell table:style-name="Base06GreyBackground" office:value-type="string" calcext:value-type="string">
            <text:p>0,3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5̅ ₁₀</text:p>
          </table:table-cell>
          <table:table-cell table:style-name="Base06GreyBackground" office:value-type="string" calcext:value-type="string">
            <text:p>1,32 ₆</text:p>
          </table:table-cell>
          <table:table-cell table:style-name="Base10MiddleColumn" office:value-type="string" calcext:value-type="string">
            <text:p>1,61̅ ₁₀</text:p>
          </table:table-cell>
          <table:table-cell table:style-name="Base06" office:value-type="string" calcext:value-type="string">
            <text:p>1,34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64̅2̅8̅ ̅5̅7̅1̅ ₁₀</text:p>
          </table:table-cell>
          <table:table-cell table:style-name="Base06" office:value-type="string" calcext:value-type="string">
            <text:p>0,35̅0̅5̅0̅ ̅5̅0̅ ₆</text:p>
          </table:table-cell>
          <table:table-cell table:style-name="Base10GreyBackgroundMiddleColumn" office:value-type="string" calcext:value-type="string">
            <text:p>0,6̅2̅0̅ ̅6̅8̅9̅ ̅6̅5̅5̅ ̅1̅7̅2̅ ̅4̅1̅3̅ ̅7̅9̅3̅ ̅1̅0̅3̅ ̅4̅4̅8̅ ̅2̅7̅5̅ ̅8̅ ₁₀</text:p>
          </table:table-cell>
          <table:table-cell table:style-name="Base06GreyBackground" office:value-type="string" calcext:value-type="string">
            <text:p>0,3̅4̅2̅0̅ ̅2̅2̅5̅2̅ ̅1̅3̅5̅3̅ ̅3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473 684 210 526 ₁₀</text:p>
          </table:table-cell>
          <table:table-cell table:style-name="Base06" office:value-type="string" calcext:value-type="string">
            <text:p>1,2̅5̅0̅1̅ ̅5̅2̅1̅1̅ ̅3̅ ₆</text:p>
          </table:table-cell>
          <table:table-cell table:style-name="Base10GreyBackgroundMiddleColumn" office:value-type="string" calcext:value-type="string">
            <text:p>1,526 315 789 473 ₁₀</text:p>
          </table:table-cell>
          <table:table-cell table:style-name="Base06GreyBackground" office:value-type="string" calcext:value-type="string">
            <text:p>1,3̅0̅5̅4̅ ̅0̅3̅4̅4̅ ̅2̅ ₆</text:p>
          </table:table-cell>
          <table:table-cell table:style-name="Base10MiddleColumn" office:value-type="string" calcext:value-type="string">
            <text:p>1,578 947 368 421 ₁₀</text:p>
          </table:table-cell>
          <table:table-cell table:style-name="Base06" office:value-type="string" calcext:value-type="string">
            <text:p>1,3̅2̅5̅0̅ ̅1̅5̅2̅1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678̅5̅7̅ ̅1̅4̅2̅ ₁₀</text:p>
          </table:table-cell>
          <table:table-cell table:style-name="Base06GreyBackground" office:value-type="string" calcext:value-type="string">
            <text:p>0,402̅3̅ ₆</text:p>
          </table:table-cell>
          <table:table-cell table:style-name="Base10MiddleColumn" office:value-type="string" calcext:value-type="string">
            <text:p>0,6̅5̅5̅ ̅1̅7̅2̅ ̅4̅1̅3̅ ̅7̅9̅3̅ ̅1̅0̅3̅ ̅4̅4̅8̅ ̅2̅7̅5̅ ̅8̅6̅2̅ ̅0̅6̅8̅ ̅9̅ ₁₀</text:p>
          </table:table-cell>
          <table:table-cell table:style-name="Base06" office:value-type="string" calcext:value-type="string">
            <text:p>0,3̅5̅3̅3̅ ̅0̅3̅4̅2̅ ̅0̅2̅2̅5̅ ̅2̅1̅ ₆</text:p>
          </table:table-cell>
          <table:table-cell table:style-name="Base10GreyBackgroundMiddleColumn" office:value-type="string" calcext:value-type="string">
            <text:p>0,63̅ ₁₀</text:p>
          </table:table-cell>
          <table:table-cell table:style-name="Base06GreyBackground" office:value-type="string" calcext:value-type="string">
            <text:p>0,3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45 ₁₀</text:p>
          </table:table-cell>
          <table:table-cell table:style-name="Base06" office:value-type="string" calcext:value-type="string">
            <text:p>1,241̅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̅8̅9̅ ̅6̅5̅5̅ ̅1̅7̅2̅ ̅4̅1̅3̅ ̅7̅9̅3̅ ̅1̅0̅3̅ ̅4̅4̅8̅ ̅2̅7̅5̅ ̅8̅6̅2̅ ̅0̅ ₁₀</text:p>
          </table:table-cell>
          <table:table-cell table:style-name="Base06GreyBackground" office:value-type="string" calcext:value-type="string">
            <text:p>0,4̅0̅4̅5̅ ̅4̅4̅3̅1̅ ̅5̅1̅0̅1̅ ̅1̅2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 table:style-name="Base10GreyBackgroundMiddleColumn" office:value-type="string" calcext:value-type="string">
            <text:p>1,3̅8̅0̅ ̅9̅5̅2̅ ₁₀</text:p>
          </table:table-cell>
          <table:table-cell table:style-name="Base06GreyBackground" office:value-type="string" calcext:value-type="string">
            <text:p>1,21̅4̅ ₆</text:p>
          </table:table-cell>
          <table:table-cell table:style-name="Base10MiddleColumn" office:value-type="string" calcext:value-type="string">
            <text:p>1,4̅2̅8̅ ̅5̅7̅1̅ ₁₀</text:p>
          </table:table-cell>
          <table:table-cell table:style-name="Base06" office:value-type="string" calcext:value-type="string">
            <text:p>1,2̅3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style-name="Base10MiddleColumn" office:value-type="string" calcext:value-type="string">
            <text:p>0,7̅2̅4̅ ̅1̅3̅7̅ ̅9̅3̅1̅ ̅0̅3̅4̅ ̅4̅8̅2̅ ̅7̅5̅8̅ ̅6̅2̅0̅ ̅6̅8̅9̅ ̅6̅5̅5̅ ̅1̅ ₁₀</text:p>
          </table:table-cell>
          <table:table-cell table:style-name="Base06" office:value-type="string" calcext:value-type="string">
            <text:p>0,4̅2̅0̅2̅ ̅2̅5̅2̅1̅ ̅3̅5̅3̅3̅ ̅0̅3̅ ₆</text:p>
          </table:table-cell>
          <table:table-cell table:style-name="Base10GreyBackgroundMiddleColumn" office:value-type="string" calcext:value-type="string">
            <text:p>0,7 ₁₀</text:p>
          </table:table-cell>
          <table:table-cell table:style-name="Base06GreyBackground" office:value-type="string" calcext:value-type="string">
            <text:p>0,4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2̅7̅ ₁₀</text:p>
          </table:table-cell>
          <table:table-cell table:style-name="Base06GreyBackground" office:value-type="string" calcext:value-type="string">
            <text:p>1,1̅3̅4̅5̅ ̅2̅4̅2̅1̅ ̅0̅3̅ ₆</text:p>
          </table:table-cell>
          <table:table-cell table:style-name="Base10MiddleColumn" office:value-type="string" calcext:value-type="string">
            <text:p>1,31̅8̅ ₁₀</text:p>
          </table:table-cell>
          <table:table-cell table:style-name="Base06" office:value-type="string" calcext:value-type="string">
            <text:p>1,15̅2̅4̅ ̅2̅1̅0̅3̅ ̅1̅3̅4̅ ₆</text:p>
          </table:table-cell>
          <table:table-cell table:style-name="Base10GreyBackgroundMiddleColumn" office:value-type="string" calcext:value-type="string">
            <text:p>1,3̅6̅ ₁₀</text:p>
          </table:table-cell>
          <table:table-cell table:style-name="Base06GreyBackground" office:value-type="string" calcext:value-type="string">
            <text:p>1,2̅1̅0̅3̅ ̅1̅3̅4̅5̅ ̅2̅4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78̅5̅7̅ ̅1̅4̅2̅ ₁₀</text:p>
          </table:table-cell>
          <table:table-cell table:style-name="Base06" office:value-type="string" calcext:value-type="string">
            <text:p>0,44̅1̅4̅1̅ ̅4̅1̅ ₆</text:p>
          </table:table-cell>
          <table:table-cell table:style-name="Base10GreyBackgroundMiddleColumn" office:value-type="string" calcext:value-type="string">
            <text:p>0,7̅5̅8̅ ̅6̅2̅0̅ ̅6̅8̅9̅ ̅6̅5̅5̅ ̅1̅7̅2̅ ̅4̅1̅3̅ ̅7̅9̅3̅ ̅1̅0̅3̅ ̅4̅4̅8̅ ̅2̅ ₁₀</text:p>
          </table:table-cell>
          <table:table-cell table:style-name="Base06GreyBackground" office:value-type="string" calcext:value-type="string">
            <text:p>0,4̅3̅1̅5̅ ̅1̅0̅1̅1̅ ̅2̅4̅0̅4̅ ̅5̅4̅ ₆</text:p>
          </table:table-cell>
          <table:table-cell table:style-name="Base10MiddleColumn" office:value-type="string" calcext:value-type="string">
            <text:p>0,73̅ ₁₀</text:p>
          </table:table-cell>
          <table:table-cell table:style-name="Base06" office:value-type="string" calcext:value-type="string">
            <text:p>0,4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217 391 304 347 ₁₀</text:p>
          </table:table-cell>
          <table:table-cell table:style-name="Base06" office:value-type="string" calcext:value-type="string">
            <text:p>1,1̅1̅4̅5̅ ̅4̅2̅3̅3̅ ̅5̅2̅5̅ ₆</text:p>
          </table:table-cell>
          <table:table-cell table:style-name="Base10GreyBackgroundMiddleColumn" office:value-type="string" calcext:value-type="string">
            <text:p>1,260 869 565 217 ₁₀</text:p>
          </table:table-cell>
          <table:table-cell table:style-name="Base06GreyBackground" office:value-type="string" calcext:value-type="string">
            <text:p>1,1̅3̅2̅2̅ ̅0̅3̅0̅4̅ ̅4̅1̅0̅ ₆</text:p>
          </table:table-cell>
          <table:table-cell table:style-name="Base10MiddleColumn" office:value-type="string" calcext:value-type="string">
            <text:p>1,304 347 826 086 ₁₀</text:p>
          </table:table-cell>
          <table:table-cell table:style-name="Base06" office:value-type="string" calcext:value-type="string">
            <text:p>1,1̅4̅5̅4̅ ̅2̅3̅3̅5̅ ̅2̅5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821̅4̅2̅ ̅8̅5̅7̅ ₁₀</text:p>
          </table:table-cell>
          <table:table-cell table:style-name="Base06GreyBackground" office:value-type="string" calcext:value-type="string">
            <text:p>0,453̅2̅ ₆</text:p>
          </table:table-cell>
          <table:table-cell table:style-name="Base10MiddleColumn" office:value-type="string" calcext:value-type="string">
            <text:p>0,7̅9̅3̅ ̅1̅0̅3̅ ̅4̅4̅8̅ ̅2̅7̅5̅ ̅8̅6̅2̅ ̅0̅6̅8̅ ̅9̅6̅5̅ ̅5̅1̅7̅ ̅2̅4̅1̅ ̅3̅ ₁₀</text:p>
          </table:table-cell>
          <table:table-cell table:style-name="Base06" office:value-type="string" calcext:value-type="string">
            <text:p>0,4̅4̅3̅1̅ ̅5̅1̅0̅1̅ ̅1̅2̅4̅0̅ ̅4̅5̅ ₆</text:p>
          </table:table-cell>
          <table:table-cell table:style-name="Base10GreyBackgroundMiddleColumn" office:value-type="string" calcext:value-type="string">
            <text:p>0,76̅ ₁₀</text:p>
          </table:table-cell>
          <table:table-cell table:style-name="Base06GreyBackground" office:value-type="string" calcext:value-type="string">
            <text:p>0,4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style-name="Base10MiddleColumn" office:value-type="string" calcext:value-type="string">
            <text:p>1,208 3̅ ₁₀</text:p>
          </table:table-cell>
          <table:table-cell table:style-name="Base06" office:value-type="string" calcext:value-type="string">
            <text:p>1,113 ₆</text:p>
          </table:table-cell>
          <table:table-cell table:style-name="Base10GreyBackgroundMiddle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8̅5̅7̅ ̅1̅4̅2̅ ̅8̅5̅7̅ ̅1̅4̅2̅ ̅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 table:style-name="Base10GreyBackgroundMiddleColumn" office:value-type="string" calcext:value-type="string">
            <text:p>0,8̅2̅7̅ ̅5̅8̅6̅ ̅2̅0̅6̅ ̅8̅9̅6̅ ̅5̅5̅1̅ ̅7̅2̅4̅ ̅1̅3̅7̅ ̅9̅3̅1̅ ̅0̅3̅4̅ ̅4̅ ₁₀</text:p>
          </table:table-cell>
          <table:table-cell table:style-name="Base06GreyBackground" office:value-type="string" calcext:value-type="string">
            <text:p>0,4̅5̅4̅4̅ ̅3̅1̅5̅1̅ ̅0̅1̅1̅2̅ ̅4̅0̅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12 ₁₀</text:p>
          </table:table-cell>
          <table:table-cell table:style-name="Base06" office:value-type="string" calcext:value-type="string">
            <text:p>1,0̅4̅1̅5̅ ̅3̅ ₆</text:p>
          </table:table-cell>
          <table:table-cell table:style-name="Base10GreyBackgroundMiddleColumn" office:value-type="string" calcext:value-type="string">
            <text:p>1,16 ₁₀</text:p>
          </table:table-cell>
          <table:table-cell table:style-name="Base06GreyBackground" office:value-type="string" calcext:value-type="string">
            <text:p>1,0̅5̅4̅3̅ ̅2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892̅8̅5̅ ̅7̅1̅4̅ ₁₀</text:p>
          </table:table-cell>
          <table:table-cell table:style-name="Base06GreyBackground" office:value-type="string" calcext:value-type="string">
            <text:p>0,520̅5̅ ₆</text:p>
          </table:table-cell>
          <table:table-cell table:style-name="Base10MiddleColumn" office:value-type="string" calcext:value-type="string">
            <text:p>0,8̅6̅2̅ ̅0̅6̅8̅ ̅9̅6̅5̅ ̅5̅1̅7̅ ̅2̅4̅1̅ ̅3̅7̅9̅ ̅3̅1̅0̅ ̅3̅4̅4̅ ̅8̅2̅7̅ ̅5̅ ₁₀</text:p>
          </table:table-cell>
          <table:table-cell table:style-name="Base06" office:value-type="string" calcext:value-type="string">
            <text:p>0,5̅1̅0̅1̅ ̅1̅2̅4̅0̅ ̅4̅5̅4̅4̅ ̅3̅1̅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0̅7̅6̅ ̅9̅2̅3̅ ₁₀</text:p>
          </table:table-cell>
          <table:table-cell table:style-name="Base06GreyBackground" office:value-type="string" calcext:value-type="string">
            <text:p>1,0̅2̅4̅3̅ ̅4̅0̅5̅3̅ ̅1̅2̅1̅5̅ ₆</text:p>
          </table:table-cell>
          <table:table-cell table:style-name="Base10MiddleColumn" office:value-type="string" calcext:value-type="string">
            <text:p>1,11̅5̅ ̅3̅8̅4̅ ̅6̅ ₁₀</text:p>
          </table:table-cell>
          <table:table-cell table:style-name="Base06" office:value-type="string" calcext:value-type="string">
            <text:p>1,0405 3121 5024 3405 ₆</text:p>
          </table:table-cell>
          <table:table-cell table:style-name="Base10GreyBackgroundMiddleColumn" office:value-type="string" calcext:value-type="string">
            <text:p>1,1̅5̅3̅ ̅8̅4̅6̅ ₁₀</text:p>
          </table:table-cell>
          <table:table-cell table:style-name="Base06GreyBackground" office:value-type="string" calcext:value-type="string">
            <text:p>1,0̅5̅3̅1̅ ̅2̅1̅5̅0̅ ̅2̅4̅3̅4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92̅8̅5̅ ̅7̅1̅4̅ ₁₀</text:p>
          </table:table-cell>
          <table:table-cell table:style-name="Base06" office:value-type="string" calcext:value-type="string">
            <text:p>0,53̅2̅3̅2̅ ̅3̅2̅ ₆</text:p>
          </table:table-cell>
          <table:table-cell table:style-name="Base10GreyBackgroundMiddleColumn" office:value-type="string" calcext:value-type="string">
            <text:p>0,8̅9̅6̅ ̅5̅5̅1̅ ̅7̅2̅4̅ ̅1̅3̅7̅ ̅9̅3̅1̅ ̅0̅3̅4̅ ̅4̅8̅2̅ ̅7̅5̅8̅ ̅6̅2̅0̅ ̅6̅ ₁₀</text:p>
          </table:table-cell>
          <table:table-cell table:style-name="Base06GreyBackground" office:value-type="string" calcext:value-type="string">
            <text:p>0,5̅2̅1̅3̅ ̅5̅3̅3̅0̅ ̅3̅4̅2̅0̅ ̅2̅2̅ ₆</text:p>
          </table:table-cell>
          <table:table-cell table:style-name="Base10MiddleColumn" office:value-type="string" calcext:value-type="string">
            <text:p>0,86̅ ₁₀</text:p>
          </table:table-cell>
          <table:table-cell table:style-name="Base06" office:value-type="string" calcext:value-type="string">
            <text:p>0,5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0̅3̅7̅ ₁₀</text:p>
          </table:table-cell>
          <table:table-cell table:style-name="Base06" office:value-type="string" calcext:value-type="string">
            <text:p>1,012 ₆</text:p>
          </table:table-cell>
          <table:table-cell table:style-name="Base10GreyBackgroundMiddleColumn" office:value-type="string" calcext:value-type="string">
            <text:p>1,0̅7̅4̅ ₁₀</text:p>
          </table:table-cell>
          <table:table-cell table:style-name="Base06GreyBackground" office:value-type="string" calcext:value-type="string">
            <text:p>1,024 ₆</text:p>
          </table:table-cell>
          <table:table-cell table:style-name="Base10MiddleColumn" office:value-type="string" calcext:value-type="string">
            <text:p>1,1̅ ₁₀</text:p>
          </table:table-cell>
          <table:table-cell table:style-name="Base06" office:value-type="string" calcext:value-type="string">
            <text:p>1,04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964̅2̅8̅ ̅5̅7̅1̅ ₁₀</text:p>
          </table:table-cell>
          <table:table-cell table:style-name="Base06GreyBackground" office:value-type="string" calcext:value-type="string">
            <text:p>0,544̅1̅ ₆</text:p>
          </table:table-cell>
          <table:table-cell table:style-name="Base10MiddleColumn" office:value-type="string" calcext:value-type="string">
            <text:p>0,9̅3̅1̅ ̅0̅3̅4̅ ̅4̅8̅2̅ ̅7̅5̅8̅ ̅6̅2̅0̅ ̅6̅8̅9̅ ̅6̅5̅5̅ ̅1̅7̅2̅ ̅4̅1̅3̅ ̅7̅ ₁₀</text:p>
          </table:table-cell>
          <table:table-cell table:style-name="Base06" office:value-type="string" calcext:value-type="string">
            <text:p>0,5̅3̅3̅0̅ ̅3̅4̅2̅0̅ ̅2̅2̅5̅2̅ ̅1̅3̅ ₆</text:p>
          </table:table-cell>
          <table:table-cell table:style-name="Base10GreyBackgroundMiddleColumn" office:value-type="string" calcext:value-type="string">
            <text:p>0,9 ₁₀</text:p>
          </table:table-cell>
          <table:table-cell table:style-name="Base06GreyBackground" office:value-type="string" calcext:value-type="string">
            <text:p>0,5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5̅ ̅7̅1̅4̅ ̅2̅8̅ ₁₀</text:p>
          </table:table-cell>
          <table:table-cell table:style-name="Base06" office:value-type="string" calcext:value-type="string">
            <text:p>1,011̅4̅ ₆</text:p>
          </table:table-cell>
          <table:table-cell table:style-name="Base10GreyBackgroundMiddleColumn" office:value-type="string" calcext:value-type="string">
            <text:p>1,07̅1̅ ̅4̅2̅8̅ ̅5̅ ₁₀</text:p>
          </table:table-cell>
          <table:table-cell table:style-name="Base06GreyBackground" office:value-type="string" calcext:value-type="string">
            <text:p>1,0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6̅5̅ ̅5̅1̅7̅ ̅2̅4̅1̅ ̅3̅7̅9̅ ̅3̅1̅0̅ ̅3̅4̅4̅ ̅8̅2̅7̅ ̅5̅8̅6̅ ̅2̅0̅6̅ ̅8̅ ₁₀</text:p>
          </table:table-cell>
          <table:table-cell table:style-name="Base06GreyBackground" office:value-type="string" calcext:value-type="string">
            <text:p>0,5̅4̅4̅3̅ ̅1̅5̅1̅0̅ ̅1̅1̅2̅4̅ ̅0̅4̅ ₆</text:p>
          </table:table-cell>
          <table:table-cell table:style-name="Base10MiddleColumn" office:value-type="string" calcext:value-type="string">
            <text:p>0,93̅ ₁₀</text:p>
          </table:table-cell>
          <table:table-cell table:style-name="Base06" office:value-type="string" calcext:value-type="string">
            <text:p>0,5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965 517 241 379 ₁₀</text:p>
          </table:table-cell>
          <table:table-cell table:style-name="Base06" office:value-type="string" calcext:value-type="string">
            <text:p>0,5443 1510 1124 04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4 482 758 62 ₁₀</text:p>
          </table:table-cell>
          <table:table-cell table:style-name="Base06" office:value-type="string" calcext:value-type="string">
            <text:p>1,0112 4045 4431 5101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035̅7̅1̅ ̅4̅2̅8̅ ₁₀</text:p>
          </table:table-cell>
          <table:table-cell table:style-name="Base06GreyBackground" office:value-type="string" calcext:value-type="string">
            <text:p>1,011̅4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6̅ ₁₀</text:p>
          </table:table-cell>
          <table:table-cell table:style-name="Base06GreyBackground" office:value-type="string" calcext:value-type="string">
            <text:p>0,5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93̅ ₁₀</text:p>
          </table:table-cell>
          <table:table-cell table:style-name="Base06GreyBackground" office:value-type="string" calcext:value-type="string">
            <text:p>0,53̅ ₆</text:p>
          </table:table-cell>
          <table:table-cell table:style-name="Base10MiddleColumn" office:value-type="string" calcext:value-type="string">
            <text:p>0,96̅ ₁₀</text:p>
          </table:table-cell>
          <table:table-cell table:style-name="Base06" office:value-type="string" calcext:value-type="string">
            <text:p>0,5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07̅1̅4̅ ̅2̅8̅5̅ ₁₀</text:p>
          </table:table-cell>
          <table:table-cell table:style-name="Base06" office:value-type="string" calcext:value-type="string">
            <text:p>1,02̅3̅ ₆</text:p>
          </table:table-cell>
          <table:table-cell table:style-name="Base10GreyBackgroundMiddleColumn" office:value-type="string" calcext:value-type="string">
            <text:p>1,0̅3̅4̅ ̅4̅8̅2̅ ̅7̅5̅8̅ ̅6̅2̅0̅ ̅6̅8̅9̅ ̅6̅5̅5̅ ̅1̅7̅2̅ ̅4̅1̅3̅ ̅7̅9̅3̅ ̅1̅ ₁₀</text:p>
          </table:table-cell>
          <table:table-cell table:style-name="Base06GreyBackground" office:value-type="string" calcext:value-type="string">
            <text:p>1,0̅1̅1̅2̅ ̅4̅0̅4̅5̅ ̅4̅4̅3̅1̅ ̅5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0,903 225 806 451 ₁₀</text:p>
          </table:table-cell>
          <table:table-cell table:style-name="Base06" office:value-type="string" calcext:value-type="string">
            <text:p>0,5̅2̅3̅0̅ ̅3̅2̅ ₆</text:p>
          </table:table-cell>
          <table:table-cell table:style-name="Base10GreyBackgroundMiddleColumn" office:value-type="string" calcext:value-type="string">
            <text:p>0,935 483 870 967 ₁₀</text:p>
          </table:table-cell>
          <table:table-cell table:style-name="Base06GreyBackground" office:value-type="string" calcext:value-type="string">
            <text:p>0,5̅3̅4̅0̅ ̅2̅1̅ ₆</text:p>
          </table:table-cell>
          <table:table-cell table:style-name="Base10MiddleColumn" office:value-type="string" calcext:value-type="string">
            <text:p>0,967 741 935 483 ₁₀</text:p>
          </table:table-cell>
          <table:table-cell table:style-name="Base06" office:value-type="string" calcext:value-type="string">
            <text:p>0,5̅4̅5̅0̅ ̅1̅0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,107̅1̅4̅ ̅2̅8̅5̅ ₁₀</text:p>
          </table:table-cell>
          <table:table-cell table:style-name="Base06GreyBackground" office:value-type="string" calcext:value-type="string">
            <text:p>1,035̅0̅ ₆</text:p>
          </table:table-cell>
          <table:table-cell table:style-name="Base10MiddleColumn" office:value-type="string" calcext:value-type="string">
            <text:p>1,0̅6̅8̅ ̅9̅6̅5̅ ̅5̅1̅7̅ ̅2̅4̅1̅ ̅3̅7̅9̅ ̅3̅1̅0̅ ̅3̅4̅4̅ ̅8̅2̅7̅ ̅5̅8̅6̅ ̅2̅ ₁₀</text:p>
          </table:table-cell>
          <table:table-cell table:style-name="Base06" office:value-type="string" calcext:value-type="string">
            <text:p>1,0̅2̅2̅5̅ ̅2̅1̅3̅5̅ ̅3̅3̅0̅3̅ ̅4̅2̅ ₆</text:p>
          </table:table-cell>
          <table:table-cell table:style-name="Base10GreyBackgroundMiddleColumn" office:value-type="string" calcext:value-type="string">
            <text:p>1,03̅ ₁₀</text:p>
          </table:table-cell>
          <table:table-cell table:style-name="Base06GreyBackground" office:value-type="string" calcext:value-type="string">
            <text:p>1,0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0,875 ₁₀</text:p>
          </table:table-cell>
          <table:table-cell table:style-name="Base06GreyBackground" office:value-type="string" calcext:value-type="string">
            <text:p>0,513 ₆</text:p>
          </table:table-cell>
          <table:table-cell table:style-name="Base10MiddleColumn" office:value-type="string" calcext:value-type="string">
            <text:p>0,906 25 ₁₀</text:p>
          </table:table-cell>
          <table:table-cell table:style-name="Base06" office:value-type="string" calcext:value-type="string">
            <text:p>0,5234 3 ₆</text:p>
          </table:table-cell>
          <table:table-cell table:style-name="Base10GreyBackgroundMiddleColumn" office:value-type="string" calcext:value-type="string">
            <text:p>0,937 5 ₁₀</text:p>
          </table:table-cell>
          <table:table-cell table:style-name="Base06GreyBackground" office:value-type="string" calcext:value-type="string">
            <text:p>0,53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1,1̅4̅2̅ ̅8̅5̅7̅ ₁₀</text:p>
          </table:table-cell>
          <table:table-cell table:style-name="Base06" office:value-type="string" calcext:value-type="string">
            <text:p>1,0̅5̅ ₆</text:p>
          </table:table-cell>
          <table:table-cell table:style-name="Base10GreyBackgroundMiddleColumn" office:value-type="string" calcext:value-type="string">
            <text:p>1,1̅0̅3̅ ̅4̅4̅8̅ ̅2̅7̅5̅ ̅8̅6̅2̅ ̅0̅6̅8̅ ̅9̅6̅5̅ ̅5̅1̅7̅ ̅2̅4̅1̅ ̅3̅7̅9̅ ̅3̅ ₁₀</text:p>
          </table:table-cell>
          <table:table-cell table:style-name="Base06GreyBackground" office:value-type="string" calcext:value-type="string">
            <text:p>1,0̅3̅4̅2̅ ̅0̅2̅2̅5̅ ̅2̅1̅3̅5̅ ̅3̅3̅ ₆</text:p>
          </table:table-cell>
          <table:table-cell table:style-name="Base10MiddleColumn" office:value-type="string" calcext:value-type="string">
            <text:p>1,06̅ ₁₀</text:p>
          </table:table-cell>
          <table:table-cell table:style-name="Base06" office:value-type="string" calcext:value-type="string">
            <text:p>1,0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0,8̅4̅8̅ ̅4̅8̅4̅ ₁₀</text:p>
          </table:table-cell>
          <table:table-cell table:style-name="Base06" office:value-type="string" calcext:value-type="string">
            <text:p>0,50̅3̅1̅ ̅3̅4̅5̅2̅ ̅4̅2̅1̅ ₆</text:p>
          </table:table-cell>
          <table:table-cell table:style-name="Base10GreyBackgroundMiddleColumn" office:value-type="string" calcext:value-type="string">
            <text:p>0,8̅7̅8̅ ̅7̅8̅7̅ ₁₀</text:p>
          </table:table-cell>
          <table:table-cell table:style-name="Base06GreyBackground" office:value-type="string" calcext:value-type="string">
            <text:p>0,51̅3̅4̅ ̅5̅2̅4̅2̅ ̅1̅0̅3̅ ₆</text:p>
          </table:table-cell>
          <table:table-cell table:style-name="Base10MiddleColumn" office:value-type="string" calcext:value-type="string">
            <text:p>0,9̅0̅9̅ ̅0̅9̅0̅ ₁₀</text:p>
          </table:table-cell>
          <table:table-cell table:style-name="Base06" office:value-type="string" calcext:value-type="string">
            <text:p>0,5̅2̅4̅2̅ ̅1̅0̅3̅1̅ ̅3̅4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1,178̅5̅7̅ ̅1̅4̅2̅ ₁₀</text:p>
          </table:table-cell>
          <table:table-cell table:style-name="Base06GreyBackground" office:value-type="string" calcext:value-type="string">
            <text:p>1,102̅3̅ ₆</text:p>
          </table:table-cell>
          <table:table-cell table:style-name="Base10MiddleColumn" office:value-type="string" calcext:value-type="string">
            <text:p>1,1̅3̅7̅ ̅9̅3̅1̅ ̅0̅3̅4̅ ̅4̅8̅2̅ ̅7̅5̅8̅ ̅6̅2̅0̅ ̅6̅8̅9̅ ̅6̅5̅5̅ ̅1̅7̅2̅ ̅4̅ ₁₀</text:p>
          </table:table-cell>
          <table:table-cell table:style-name="Base06" office:value-type="string" calcext:value-type="string">
            <text:p>1,0̅4̅5̅4̅ ̅4̅3̅1̅5̅ ̅1̅0̅1̅1̅ ̅2̅4̅ ₆</text:p>
          </table:table-cell>
          <table:table-cell table:style-name="Base10GreyBackgroundMiddleColumn" office:value-type="string" calcext:value-type="string">
            <text:p>1,1 ₁₀</text:p>
          </table:table-cell>
          <table:table-cell table:style-name="Base06GreyBackground" office:value-type="string" calcext:value-type="string">
            <text:p>1,0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0,823 529 411 764 ₁₀</text:p>
          </table:table-cell>
          <table:table-cell table:style-name="Base06GreyBackground" office:value-type="string" calcext:value-type="string">
            <text:p>0,4535 1433 1020 4122 ₆</text:p>
          </table:table-cell>
          <table:table-cell table:style-name="Base10MiddleColumn" office:value-type="string" calcext:value-type="string">
            <text:p>0,852 941 176 47 ₁₀</text:p>
          </table:table-cell>
          <table:table-cell table:style-name="Base06" office:value-type="string" calcext:value-type="string">
            <text:p>0,5041 2245 3514 331 ₆</text:p>
          </table:table-cell>
          <table:table-cell table:style-name="Base10GreyBackgroundMiddleColumn" office:value-type="string" calcext:value-type="string">
            <text:p>0,882 352 941 176 ₁₀</text:p>
          </table:table-cell>
          <table:table-cell table:style-name="Base06GreyBackground" office:value-type="string" calcext:value-type="string">
            <text:p>0,5143 3102 0412 2453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,21̅4̅2̅ ̅8̅5̅7̅ ₁₀</text:p>
          </table:table-cell>
          <table:table-cell table:style-name="Base06" office:value-type="string" calcext:value-type="string">
            <text:p>1,11̅4̅ ₆</text:p>
          </table:table-cell>
          <table:table-cell table:style-name="Base10GreyBackgroundMiddleColumn" office:value-type="string" calcext:value-type="string">
            <text:p>1,1̅7̅2̅ ̅4̅1̅3̅ ̅7̅9̅3̅ ̅1̅0̅3̅ ̅4̅4̅8̅ ̅2̅7̅5̅ ̅8̅6̅2̅ ̅0̅6̅8̅ ̅9̅6̅5̅ ̅5̅ ₁₀</text:p>
          </table:table-cell>
          <table:table-cell table:style-name="Base06GreyBackground" office:value-type="string" calcext:value-type="string">
            <text:p>1,1̅0̅1̅1̅ ̅2̅4̅0̅4̅ ̅5̅4̅4̅3̅ ̅1̅5̅ ₆</text:p>
          </table:table-cell>
          <table:table-cell table:style-name="Base10MiddleColumn" office:value-type="string" calcext:value-type="string">
            <text:p>1,13̅ ₁₀</text:p>
          </table:table-cell>
          <table:table-cell table:style-name="Base06" office:value-type="string" calcext:value-type="string">
            <text:p>1,0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8 ₁₀</text:p>
          </table:table-cell>
          <table:table-cell table:style-name="Base06" office:value-type="string" calcext:value-type="string">
            <text:p>0,4̅ ₆</text:p>
          </table:table-cell>
          <table:table-cell table:style-name="Base10GreyBackgroundMiddleColumn" office:value-type="string" calcext:value-type="string">
            <text:p>0,82̅8̅ ̅5̅7̅1̅ ̅4̅ ₁₀</text:p>
          </table:table-cell>
          <table:table-cell table:style-name="Base06GreyBackground" office:value-type="string" calcext:value-type="string">
            <text:p>0,4̅5̅ ₆</text:p>
          </table:table-cell>
          <table:table-cell table:style-name="Base10MiddleColumn" office:value-type="string" calcext:value-type="string">
            <text:p>0,8̅5̅7̅ ̅1̅4̅2̅ ₁₀</text:p>
          </table:table-cell>
          <table:table-cell table:style-name="Base06" office:value-type="string" calcext:value-type="string">
            <text:p>0,5̅0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,25 ₁₀</text:p>
          </table:table-cell>
          <table:table-cell table:style-name="Base06GreyBackground" office:value-type="string" calcext:value-type="string">
            <text:p>1,13 ₆</text:p>
          </table:table-cell>
          <table:table-cell table:style-name="Base10MiddleColumn" office:value-type="string" calcext:value-type="string">
            <text:p>1,2̅0̅6̅ ̅8̅9̅6̅ ̅5̅5̅1̅ ̅7̅2̅4̅ ̅1̅3̅7̅ ̅9̅3̅1̅ ̅0̅3̅4̅ ̅4̅8̅2̅ ̅7̅5̅8̅ ̅6̅ ₁₀</text:p>
          </table:table-cell>
          <table:table-cell table:style-name="Base06" office:value-type="string" calcext:value-type="string">
            <text:p>1,1̅1̅2̅4̅ ̅0̅4̅5̅4̅ ̅4̅3̅1̅5̅ ̅1̅0̅ ₆</text:p>
          </table:table-cell>
          <table:table-cell table:style-name="Base10GreyBackgroundMiddleColumn" office:value-type="string" calcext:value-type="string">
            <text:p>1,16̅ ₁₀</text:p>
          </table:table-cell>
          <table:table-cell table:style-name="Base06GreyBackground" office:value-type="string" calcext:value-type="string">
            <text:p>1,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7̅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805̅ ₁₀</text:p>
          </table:table-cell>
          <table:table-cell table:style-name="Base06" office:value-type="string" calcext:value-type="string">
            <text:p>0,45 ₆</text:p>
          </table:table-cell>
          <table:table-cell table:style-name="Base10GreyBackgroundMiddleColumn" office:value-type="string" calcext:value-type="string">
            <text:p>0,83̅ ₁₀</text:p>
          </table:table-cell>
          <table:table-cell table:style-name="Base06GreyBackground" office:value-type="string" calcext:value-type="string">
            <text:p>0,5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,2̅8̅5̅ ̅7̅1̅4̅ ₁₀</text:p>
          </table:table-cell>
          <table:table-cell table:style-name="Base06" office:value-type="string" calcext:value-type="string">
            <text:p>1,1̅4̅ ₆</text:p>
          </table:table-cell>
          <table:table-cell table:style-name="Base10GreyBackgroundMiddleColumn" office:value-type="string" calcext:value-type="string">
            <text:p>1,2̅4̅1̅ ̅3̅7̅9̅ ̅3̅1̅0̅ ̅3̅4̅4̅ ̅8̅2̅7̅ ̅5̅8̅6̅ ̅2̅0̅6̅ ̅8̅9̅6̅ ̅5̅5̅1̅ ̅7̅ ₁₀</text:p>
          </table:table-cell>
          <table:table-cell table:style-name="Base06GreyBackground" office:value-type="string" calcext:value-type="string">
            <text:p>1,1̅2̅4̅0̅ ̅4̅5̅4̅4̅ ̅3̅1̅5̅1̅ ̅0̅1̅ ₆</text:p>
          </table:table-cell>
          <table:table-cell table:style-name="Base10MiddleColumn" office:value-type="string" calcext:value-type="string">
            <text:p>1,2 ₁₀</text:p>
          </table:table-cell>
          <table:table-cell table:style-name="Base06" office:value-type="string" calcext:value-type="string">
            <text:p>1,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1">
          <table:table-cell table:style-name="Heading" table:formula="of:=[.$A$1]" office:value-type="string" office:string-value="DIVISÃO" calcext:value-type="string" table:number-columns-spanned="17" table:number-rows-spanned="1">
            <text:p>DIVISÃO</text:p>
          </table:table-cell>
          <table:covered-table-cell table:number-columns-repeated="16" table:style-name="Heading"/>
          <table:table-cell table:number-columns-repeated="16345"/>
        </table:table-row>
        <table:table-row table:style-name="ro2">
          <table:table-cell table:style-name="Heading_20_2" table:formula="of:=[.$A$2]" office:value-type="string" office:string-value="COLUNA ÷ LINHA" calcext:value-type="string" table:number-columns-spanned="8" table:number-rows-spanned="1">
            <text:p>COLUNA ÷ LINHA</text:p>
          </table:table-cell>
          <table:covered-table-cell table:number-columns-repeated="7"/>
          <table:table-cell/>
          <table:table-cell table:style-name="Heading_20_2" table:formula="of:=[.$J$2]" office:value-type="string" office:string-value="LINHA ÷ COLUNA" calcext:value-type="string" table:number-columns-spanned="8" table:number-rows-spanned="1">
            <text:p>LINHA ÷ COLUNA</text:p>
          </table:table-cell>
          <table:covered-table-cell table:number-columns-repeated="7" table:style-name="Heading_20_2"/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number-columns-repeated="3"/>
          <table:table-cell table:style-name="Base10GreyBackgroundColumnTitle" office:value-type="string" calcext:value-type="string">
            <text:p>31 ₁₀</text:p>
          </table:table-cell>
          <table:table-cell table:style-name="Base06GreyBackgroundColumnTitle" office:value-type="string" calcext:value-type="string">
            <text:p>51 ₆</text:p>
          </table:table-cell>
          <table:table-cell table:style-name="Base10ColumnTitle" office:value-type="string" calcext:value-type="string">
            <text:p>32 ₁₀</text:p>
          </table:table-cell>
          <table:table-cell table:style-name="Base06ColumnTitle" office:value-type="string" calcext:value-type="string">
            <text:p>52 ₆</text:p>
          </table:table-cell>
          <table:table-cell table:style-name="Base10GreyBackgroundColumnTitle" office:value-type="string" calcext:value-type="string">
            <text:p>33 ₁₀</text:p>
          </table:table-cell>
          <table:table-cell table:style-name="Base06GreyBackgroundColumnTitle" office:value-type="string" calcext:value-type="string">
            <text:p>5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0,0̅3̅2̅ ̅2̅5̅8̅ ̅0̅6̅4̅ ̅5̅1̅6̅ ̅1̅2̅9̅ ₁₀</text:p>
          </table:table-cell>
          <table:table-cell table:style-name="Base06" office:value-type="string" calcext:value-type="string">
            <text:p>0,0̅1̅0̅5̅ ̅4̅5̅ ₆</text:p>
          </table:table-cell>
          <table:table-cell table:style-name="Base10GreyBackgroundMiddleColumn" office:value-type="string" calcext:value-type="string">
            <text:p>0,03125 ₁₀</text:p>
          </table:table-cell>
          <table:table-cell table:style-name="Base06GreyBackground" office:value-type="string" calcext:value-type="string">
            <text:p>0,01043 ₆</text:p>
          </table:table-cell>
          <table:table-cell table:style-name="Base10MiddleColumn" office:value-type="string" calcext:value-type="string">
            <text:p>0,0̅3̅ ₁₀</text:p>
          </table:table-cell>
          <table:table-cell table:style-name="Base06" office:value-type="string" calcext:value-type="string">
            <text:p>0,0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15,5 ₁₀</text:p>
          </table:table-cell>
          <table:table-cell table:style-name="Base06" office:value-type="string" calcext:value-type="string">
            <text:p>23,3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6,5 ₁₀</text:p>
          </table:table-cell>
          <table:table-cell table:style-name="Base06" office:value-type="string" calcext:value-type="string">
            <text:p>24,3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0,0̅6̅4̅ ̅5̅1̅6̅ ̅1̅2̅9̅ ̅0̅3̅2̅ ̅2̅5̅8̅ ₁₀</text:p>
          </table:table-cell>
          <table:table-cell table:style-name="Base06GreyBackground" office:value-type="string" calcext:value-type="string">
            <text:p>0,0̅2̅1̅5̅ ̅3̅4̅ ₆</text:p>
          </table:table-cell>
          <table:table-cell table:style-name="Base10MiddleColumn" office:value-type="string" calcext:value-type="string">
            <text:p>0,0625 ₁₀</text:p>
          </table:table-cell>
          <table:table-cell table:style-name="Base06" office:value-type="string" calcext:value-type="string">
            <text:p>0,0213 ₆</text:p>
          </table:table-cell>
          <table:table-cell table:style-name="Base10GreyBackgroundMiddleColumn" office:value-type="string" calcext:value-type="string">
            <text:p>0,0̅6̅ ₁₀</text:p>
          </table:table-cell>
          <table:table-cell table:style-name="Base06GreyBackground" office:value-type="string" calcext:value-type="string">
            <text:p>0,0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10,3̅ ₁₀</text:p>
          </table:table-cell>
          <table:table-cell table:style-name="Base06GreyBackground" office:value-type="string" calcext:value-type="string">
            <text:p>14,2 ₆</text:p>
          </table:table-cell>
          <table:table-cell table:style-name="Base10MiddleColumn" office:value-type="string" calcext:value-type="string">
            <text:p>10,6̅ ₁₀</text:p>
          </table:table-cell>
          <table:table-cell table:style-name="Base06" office:value-type="string" calcext:value-type="string">
            <text:p>14,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0,0̅9̅6̅ ̅7̅7̅4̅ ̅1̅9̅3̅ ̅5̅4̅8̅ ̅3̅8̅7̅ ₁₀</text:p>
          </table:table-cell>
          <table:table-cell table:style-name="Base06" office:value-type="string" calcext:value-type="string">
            <text:p>0,0̅3̅2̅5̅ ̅2̅3̅ ₆</text:p>
          </table:table-cell>
          <table:table-cell table:style-name="Base10GreyBackgroundMiddleColumn" office:value-type="string" calcext:value-type="string">
            <text:p>0,09375 ₁₀</text:p>
          </table:table-cell>
          <table:table-cell table:style-name="Base06GreyBackground" office:value-type="string" calcext:value-type="string">
            <text:p>0,03213 ₆</text:p>
          </table:table-cell>
          <table:table-cell table:style-name="Base10MiddleColumn" office:value-type="string" calcext:value-type="string">
            <text:p>0,0̅9̅ ₁₀</text:p>
          </table:table-cell>
          <table:table-cell table:style-name="Base06" office:value-type="string" calcext:value-type="string">
            <text:p>0,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7,75 ₁₀</text:p>
          </table:table-cell>
          <table:table-cell table:style-name="Base06" office:value-type="string" calcext:value-type="string">
            <text:p>11,43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8,25 ₁₀</text:p>
          </table:table-cell>
          <table:table-cell table:style-name="Base06" office:value-type="string" calcext:value-type="string">
            <text:p>12,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0,1̅2̅9̅ ̅0̅3̅2̅ ̅2̅5̅8̅ ̅0̅6̅4̅ ̅5̅1̅6̅ ₁₀</text:p>
          </table:table-cell>
          <table:table-cell table:style-name="Base06GreyBackground" office:value-type="string" calcext:value-type="string">
            <text:p>0,0̅4̅3̅5̅ ̅1̅2̅ ₆</text:p>
          </table:table-cell>
          <table:table-cell table:style-name="Base10MiddleColumn" office:value-type="string" calcext:value-type="string">
            <text:p>0,125 ₁₀</text:p>
          </table:table-cell>
          <table:table-cell table:style-name="Base06" office:value-type="string" calcext:value-type="string">
            <text:p>0,043 ₆</text:p>
          </table:table-cell>
          <table:table-cell table:style-name="Base10GreyBackgroundMiddleColumn" office:value-type="string" calcext:value-type="string">
            <text:p>0,1̅2̅ ₁₀</text:p>
          </table:table-cell>
          <table:table-cell table:style-name="Base06GreyBackground" office:value-type="string" calcext:value-type="string">
            <text:p>0,0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6,2 ₁₀</text:p>
          </table:table-cell>
          <table:table-cell table:style-name="Base06GreyBackground" office:value-type="string" calcext:value-type="string">
            <text:p>10,1̅ ₆</text:p>
          </table:table-cell>
          <table:table-cell table:style-name="Base10MiddleColumn" office:value-type="string" calcext:value-type="string">
            <text:p>6,4 ₁₀</text:p>
          </table:table-cell>
          <table:table-cell table:style-name="Base06" office:value-type="string" calcext:value-type="string">
            <text:p>10,2̅ ₆</text:p>
          </table:table-cell>
          <table:table-cell table:style-name="Base10GreyBackgroundMiddleColumn" office:value-type="string" calcext:value-type="string">
            <text:p>6,6 ₁₀</text:p>
          </table:table-cell>
          <table:table-cell table:style-name="Base06GreyBackground" office:value-type="string" calcext:value-type="string">
            <text:p>10,3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0,1̅6̅1̅ ̅2̅9̅0̅ ̅3̅2̅2̅ ̅5̅8̅0̅ ̅6̅4̅5̅ ₁₀</text:p>
          </table:table-cell>
          <table:table-cell table:style-name="Base06" office:value-type="string" calcext:value-type="string">
            <text:p>0,0̅5̅4̅5̅ ̅0̅1̅ ₆</text:p>
          </table:table-cell>
          <table:table-cell table:style-name="Base10GreyBackgroundMiddleColumn" office:value-type="string" calcext:value-type="string">
            <text:p>0,15625 ₁₀</text:p>
          </table:table-cell>
          <table:table-cell table:style-name="Base06GreyBackground" office:value-type="string" calcext:value-type="string">
            <text:p>0,05343 ₆</text:p>
          </table:table-cell>
          <table:table-cell table:style-name="Base10MiddleColumn" office:value-type="string" calcext:value-type="string">
            <text:p>0,1̅5̅ ₁₀</text:p>
          </table:table-cell>
          <table:table-cell table:style-name="Base06" office:value-type="string" calcext:value-type="string">
            <text:p>0,0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5,16̅ ₁₀</text:p>
          </table:table-cell>
          <table:table-cell table:style-name="Base06" office:value-type="string" calcext:value-type="string">
            <text:p>5,1 ₆</text:p>
          </table:table-cell>
          <table:table-cell table:style-name="Base10GreyBackgroundMiddleColumn" office:value-type="string" calcext:value-type="string">
            <text:p>5,3̅ ₁₀</text:p>
          </table:table-cell>
          <table:table-cell table:style-name="Base06GreyBackground" office:value-type="string" calcext:value-type="string">
            <text:p>5,2 ₆</text:p>
          </table:table-cell>
          <table:table-cell table:style-name="Base10MiddleColumn" office:value-type="string" calcext:value-type="string">
            <text:p>5,5 ₁₀</text:p>
          </table:table-cell>
          <table:table-cell table:style-name="Base06" office:value-type="string" calcext:value-type="string">
            <text:p>5,3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0,1̅9̅3̅ ̅5̅4̅8̅ ̅3̅8̅7̅ ̅0̅9̅6̅ ̅7̅7̅4̅ ₁₀</text:p>
          </table:table-cell>
          <table:table-cell table:style-name="Base06GreyBackground" office:value-type="string" calcext:value-type="string">
            <text:p>0,1̅0̅5̅4̅ ̅5̅0̅ ₆</text:p>
          </table:table-cell>
          <table:table-cell table:style-name="Base10MiddleColumn" office:value-type="string" calcext:value-type="string">
            <text:p>0,1875 ₁₀</text:p>
          </table:table-cell>
          <table:table-cell table:style-name="Base06" office:value-type="string" calcext:value-type="string">
            <text:p>0,1043 ₆</text:p>
          </table:table-cell>
          <table:table-cell table:style-name="Base10GreyBackgroundMiddleColumn" office:value-type="string" calcext:value-type="string">
            <text:p>0,1̅8̅ ₁₀</text:p>
          </table:table-cell>
          <table:table-cell table:style-name="Base06GreyBackground" office:value-type="string" calcext:value-type="string">
            <text:p>0,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4,4̅2̅8̅ ̅5̅7̅1̅ ₁₀</text:p>
          </table:table-cell>
          <table:table-cell table:style-name="Base06GreyBackground" office:value-type="string" calcext:value-type="string">
            <text:p>4,2̅3̅ ₆</text:p>
          </table:table-cell>
          <table:table-cell table:style-name="Base10MiddleColumn" office:value-type="string" calcext:value-type="string">
            <text:p>4,5̅7̅1̅ ̅4̅2̅8̅ ₁₀</text:p>
          </table:table-cell>
          <table:table-cell table:style-name="Base06" office:value-type="string" calcext:value-type="string">
            <text:p>4,3̅2̅ ₆</text:p>
          </table:table-cell>
          <table:table-cell table:style-name="Base10GreyBackgroundMiddleColumn" office:value-type="string" calcext:value-type="string">
            <text:p>4,7̅1̅4̅ ̅2̅8̅5̅ ₁₀</text:p>
          </table:table-cell>
          <table:table-cell table:style-name="Base06GreyBackground" office:value-type="string" calcext:value-type="string">
            <text:p>4,4̅1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0,2̅2̅5̅ ̅8̅0̅6̅ ̅4̅5̅1̅ ̅6̅1̅2̅ ̅9̅0̅3̅ ₁₀</text:p>
          </table:table-cell>
          <table:table-cell table:style-name="Base06" office:value-type="string" calcext:value-type="string">
            <text:p>0,1̅2̅0̅4̅ ̅3̅5̅ ₆</text:p>
          </table:table-cell>
          <table:table-cell table:style-name="Base10GreyBackgroundMiddleColumn" office:value-type="string" calcext:value-type="string">
            <text:p>0,21875 ₁₀</text:p>
          </table:table-cell>
          <table:table-cell table:style-name="Base06GreyBackground" office:value-type="string" calcext:value-type="string">
            <text:p>0,11513 ₆</text:p>
          </table:table-cell>
          <table:table-cell table:style-name="Base10MiddleColumn" office:value-type="string" calcext:value-type="string">
            <text:p>0,2̅1̅ ₁₀</text:p>
          </table:table-cell>
          <table:table-cell table:style-name="Base06" office:value-type="string" calcext:value-type="string">
            <text:p>0,1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3,875 ₁₀</text:p>
          </table:table-cell>
          <table:table-cell table:style-name="Base06" office:value-type="string" calcext:value-type="string">
            <text:p>3,513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4,125 ₁₀</text:p>
          </table:table-cell>
          <table:table-cell table:style-name="Base06" office:value-type="string" calcext:value-type="string">
            <text:p>4,04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0,2̅5̅8̅ ̅0̅6̅4̅ ̅5̅1̅6̅ ̅1̅2̅9̅ ̅0̅3̅2̅ ₁₀</text:p>
          </table:table-cell>
          <table:table-cell table:style-name="Base06GreyBackground" office:value-type="string" calcext:value-type="string">
            <text:p>0,1̅3̅1̅4̅ ̅2̅4̅ ₆</text:p>
          </table:table-cell>
          <table:table-cell table:style-name="Base10MiddleColumn" office:value-type="string" calcext:value-type="string">
            <text:p>0,25 ₁₀</text:p>
          </table:table-cell>
          <table:table-cell table:style-name="Base06" office:value-type="string" calcext:value-type="string">
            <text:p>0,13 ₆</text:p>
          </table:table-cell>
          <table:table-cell table:style-name="Base10GreyBackgroundMiddleColumn" office:value-type="string" calcext:value-type="string">
            <text:p>0,2̅4̅ ₁₀</text:p>
          </table:table-cell>
          <table:table-cell table:style-name="Base06GreyBackground" office:value-type="string" calcext:value-type="string">
            <text:p>0,1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3,4̅ ₁₀</text:p>
          </table:table-cell>
          <table:table-cell table:style-name="Base06GreyBackground" office:value-type="string" calcext:value-type="string">
            <text:p>3,24 ₆</text:p>
          </table:table-cell>
          <table:table-cell table:style-name="Base10MiddleColumn" office:value-type="string" calcext:value-type="string">
            <text:p>3,5̅ ₁₀</text:p>
          </table:table-cell>
          <table:table-cell table:style-name="Base06" office:value-type="string" calcext:value-type="string">
            <text:p>3,32 ₆</text:p>
          </table:table-cell>
          <table:table-cell table:style-name="Base10GreyBackgroundMiddleColumn" office:value-type="string" calcext:value-type="string">
            <text:p>3,6̅ ₁₀</text:p>
          </table:table-cell>
          <table:table-cell table:style-name="Base06GreyBackground" office:value-type="string" calcext:value-type="string">
            <text:p>3,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0,2̅9̅0̅ ̅3̅2̅2̅ ̅5̅8̅0̅ ̅6̅4̅5̅ ̅1̅6̅1̅ ₁₀</text:p>
          </table:table-cell>
          <table:table-cell table:style-name="Base06" office:value-type="string" calcext:value-type="string">
            <text:p>0,1̅4̅2̅4̅ ̅1̅3̅ ₆</text:p>
          </table:table-cell>
          <table:table-cell table:style-name="Base10GreyBackgroundMiddleColumn" office:value-type="string" calcext:value-type="string">
            <text:p>0,28125 ₁₀</text:p>
          </table:table-cell>
          <table:table-cell table:style-name="Base06GreyBackground" office:value-type="string" calcext:value-type="string">
            <text:p>0,14043 ₆</text:p>
          </table:table-cell>
          <table:table-cell table:style-name="Base10MiddleColumn" office:value-type="string" calcext:value-type="string">
            <text:p>0,2̅7̅ ₁₀</text:p>
          </table:table-cell>
          <table:table-cell table:style-name="Base06" office:value-type="string" calcext:value-type="string">
            <text:p>0,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3,1 ₁₀</text:p>
          </table:table-cell>
          <table:table-cell table:style-name="Base06" office:value-type="string" calcext:value-type="string">
            <text:p>3,03̅ ₆</text:p>
          </table:table-cell>
          <table:table-cell table:style-name="Base10GreyBackgroundMiddleColumn" office:value-type="string" calcext:value-type="string">
            <text:p>3,2 ₁₀</text:p>
          </table:table-cell>
          <table:table-cell table:style-name="Base06GreyBackground" office:value-type="string" calcext:value-type="string">
            <text:p>3,1̅ ₆</text:p>
          </table:table-cell>
          <table:table-cell table:style-name="Base10MiddleColumn" office:value-type="string" calcext:value-type="string">
            <text:p>3,3 ₁₀</text:p>
          </table:table-cell>
          <table:table-cell table:style-name="Base06" office:value-type="string" calcext:value-type="string">
            <text:p>3,14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0,3̅2̅2̅ ̅5̅8̅0̅ ̅6̅4̅5̅ ̅1̅6̅1̅ ̅2̅9̅0̅ ₁₀</text:p>
          </table:table-cell>
          <table:table-cell table:style-name="Base06GreyBackground" office:value-type="string" calcext:value-type="string">
            <text:p>0,1̅5̅3̅4̅ ̅0̅2̅ ₆</text:p>
          </table:table-cell>
          <table:table-cell table:style-name="Base10MiddleColumn" office:value-type="string" calcext:value-type="string">
            <text:p>0,3125 ₁₀</text:p>
          </table:table-cell>
          <table:table-cell table:style-name="Base06" office:value-type="string" calcext:value-type="string">
            <text:p>0,1513 ₆</text:p>
          </table:table-cell>
          <table:table-cell table:style-name="Base10GreyBackgroundMiddleColumn" office:value-type="string" calcext:value-type="string">
            <text:p>0,3̅0̅ ₁₀</text:p>
          </table:table-cell>
          <table:table-cell table:style-name="Base06GreyBackground" office:value-type="string" calcext:value-type="string">
            <text:p>0,1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2,8̅1̅ ₁₀</text:p>
          </table:table-cell>
          <table:table-cell table:style-name="Base06GreyBackground" office:value-type="string" calcext:value-type="string">
            <text:p>2,4̅5̅2̅4̅ ̅2̅1̅0̅3̅ ̅1̅3̅ ₆</text:p>
          </table:table-cell>
          <table:table-cell table:style-name="Base10MiddleColumn" office:value-type="string" calcext:value-type="string">
            <text:p>2,9̅0̅ ₁₀</text:p>
          </table:table-cell>
          <table:table-cell table:style-name="Base06" office:value-type="string" calcext:value-type="string">
            <text:p>2,5̅2̅4̅2̅ ̅1̅0̅3̅1̅ ̅3̅4̅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0,3̅5̅4̅ ̅8̅3̅8̅ ̅7̅0̅9̅ ̅6̅7̅7̅ ̅4̅1̅9̅ ₁₀</text:p>
          </table:table-cell>
          <table:table-cell table:style-name="Base06" office:value-type="string" calcext:value-type="string">
            <text:p>0,2̅0̅4̅3̅ ̅5̅1̅ ₆</text:p>
          </table:table-cell>
          <table:table-cell table:style-name="Base10GreyBackgroundMiddleColumn" office:value-type="string" calcext:value-type="string">
            <text:p>0,34375 ₁₀</text:p>
          </table:table-cell>
          <table:table-cell table:style-name="Base06GreyBackground" office:value-type="string" calcext:value-type="string">
            <text:p>0,20213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2,583̅ ₁₀</text:p>
          </table:table-cell>
          <table:table-cell table:style-name="Base06" office:value-type="string" calcext:value-type="string">
            <text:p>2,3̅ ₆</text:p>
          </table:table-cell>
          <table:table-cell table:style-name="Base10GreyBackgroundMiddleColumn" office:value-type="string" calcext:value-type="string">
            <text:p>2,6̅ ₁₀</text:p>
          </table:table-cell>
          <table:table-cell table:style-name="Base06GreyBackground" office:value-type="string" calcext:value-type="string">
            <text:p>2,4 ₆</text:p>
          </table:table-cell>
          <table:table-cell table:style-name="Base10MiddleColumn" office:value-type="string" calcext:value-type="string">
            <text:p>2,75 ₁₀</text:p>
          </table:table-cell>
          <table:table-cell table:style-name="Base06" office:value-type="string" calcext:value-type="string">
            <text:p>2,4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0,3̅8̅7̅ ̅0̅9̅6̅ ̅7̅7̅4̅ ̅1̅9̅3̅ ̅5̅4̅8̅ ₁₀</text:p>
          </table:table-cell>
          <table:table-cell table:style-name="Base06GreyBackground" office:value-type="string" calcext:value-type="string">
            <text:p>0,2̅1̅5̅3̅ ̅4̅0̅ ₆</text:p>
          </table:table-cell>
          <table:table-cell table:style-name="Base10MiddleColumn" office:value-type="string" calcext:value-type="string">
            <text:p>0,375 ₁₀</text:p>
          </table:table-cell>
          <table:table-cell table:style-name="Base06" office:value-type="string" calcext:value-type="string">
            <text:p>0,213 ₆</text:p>
          </table:table-cell>
          <table:table-cell table:style-name="Base10GreyBackgroundMiddleColumn" office:value-type="string" calcext:value-type="string">
            <text:p>0,3̅6̅ ₁₀</text:p>
          </table:table-cell>
          <table:table-cell table:style-name="Base06GreyBackground" office:value-type="string" calcext:value-type="string">
            <text:p>0,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2,3̅8̅4̅ ̅6̅1̅5̅ ₁₀</text:p>
          </table:table-cell>
          <table:table-cell table:style-name="Base06GreyBackground" office:value-type="string" calcext:value-type="string">
            <text:p>2,2̅1̅5̅0̅ ̅2̅4̅3̅4̅ ̅0̅5̅3̅1̅ ₆</text:p>
          </table:table-cell>
          <table:table-cell table:style-name="Base10MiddleColumn" office:value-type="string" calcext:value-type="string">
            <text:p>2,4̅6̅1̅ ̅5̅3̅8̅ ₁₀</text:p>
          </table:table-cell>
          <table:table-cell table:style-name="Base06" office:value-type="string" calcext:value-type="string">
            <text:p>2,2̅4̅3̅4̅ ̅0̅5̅3̅1̅ ̅2̅1̅5̅0̅ ₆</text:p>
          </table:table-cell>
          <table:table-cell table:style-name="Base10GreyBackgroundMiddleColumn" office:value-type="string" calcext:value-type="string">
            <text:p>2,5̅3̅8̅ ̅4̅6̅1̅ ₁₀</text:p>
          </table:table-cell>
          <table:table-cell table:style-name="Base06GreyBackground" office:value-type="string" calcext:value-type="string">
            <text:p>2,3̅1̅2̅1̅ ̅5̅0̅2̅4̅ ̅3̅4̅0̅5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0,4̅1̅9̅ ̅3̅5̅4̅ ̅8̅3̅8̅ ̅7̅0̅9̅ ̅6̅7̅7̅ ₁₀</text:p>
          </table:table-cell>
          <table:table-cell table:style-name="Base06" office:value-type="string" calcext:value-type="string">
            <text:p>0,2̅3̅0̅3̅ ̅2̅5̅ ₆</text:p>
          </table:table-cell>
          <table:table-cell table:style-name="Base10GreyBackgroundMiddleColumn" office:value-type="string" calcext:value-type="string">
            <text:p>0,40625 ₁₀</text:p>
          </table:table-cell>
          <table:table-cell table:style-name="Base06GreyBackground" office:value-type="string" calcext:value-type="string">
            <text:p>0,22343 ₆</text:p>
          </table:table-cell>
          <table:table-cell table:style-name="Base10MiddleColumn" office:value-type="string" calcext:value-type="string">
            <text:p>0,3̅9̅ ₁₀</text:p>
          </table:table-cell>
          <table:table-cell table:style-name="Base06" office:value-type="string" calcext:value-type="string">
            <text:p>0,2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2,21̅4̅ ̅2̅8̅5̅ ̅7̅ ₁₀</text:p>
          </table:table-cell>
          <table:table-cell table:style-name="Base06" office:value-type="string" calcext:value-type="string">
            <text:p>2,11̅4̅ ₆</text:p>
          </table:table-cell>
          <table:table-cell table:style-name="Base10GreyBackgroundMiddleColumn" office:value-type="string" calcext:value-type="string">
            <text:p>2,2̅8̅5̅ ̅7̅1̅4̅ ₁₀</text:p>
          </table:table-cell>
          <table:table-cell table:style-name="Base06GreyBackground" office:value-type="string" calcext:value-type="string">
            <text:p>2,1̅4̅ ₆</text:p>
          </table:table-cell>
          <table:table-cell table:style-name="Base10MiddleColumn" office:value-type="string" calcext:value-type="string">
            <text:p>2,35̅7̅ ̅1̅4̅2̅ ̅8̅ ₁₀</text:p>
          </table:table-cell>
          <table:table-cell table:style-name="Base06" office:value-type="string" calcext:value-type="string">
            <text:p>2,20̅5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0,4̅5̅1̅ ̅6̅1̅2̅ ̅9̅0̅3̅ ̅2̅2̅5̅ ̅8̅0̅6̅ ₁₀</text:p>
          </table:table-cell>
          <table:table-cell table:style-name="Base06GreyBackground" office:value-type="string" calcext:value-type="string">
            <text:p>0,2̅4̅1̅3̅ ̅1̅4̅ ₆</text:p>
          </table:table-cell>
          <table:table-cell table:style-name="Base10MiddleColumn" office:value-type="string" calcext:value-type="string">
            <text:p>0,4375 ₁₀</text:p>
          </table:table-cell>
          <table:table-cell table:style-name="Base06" office:value-type="string" calcext:value-type="string">
            <text:p>0,2343 ₆</text:p>
          </table:table-cell>
          <table:table-cell table:style-name="Base10GreyBackgroundMiddleColumn" office:value-type="string" calcext:value-type="string">
            <text:p>0,4̅2̅ ₁₀</text:p>
          </table:table-cell>
          <table:table-cell table:style-name="Base06GreyBackground" office:value-type="string" calcext:value-type="string">
            <text:p>0,2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2,06̅ ₁₀</text:p>
          </table:table-cell>
          <table:table-cell table:style-name="Base06GreyBackground" office:value-type="string" calcext:value-type="string">
            <text:p>2,02̅ ₆</text:p>
          </table:table-cell>
          <table:table-cell table:style-name="Base10MiddleColumn" office:value-type="string" calcext:value-type="string">
            <text:p>2,13̅ ₁₀</text:p>
          </table:table-cell>
          <table:table-cell table:style-name="Base06" office:value-type="string" calcext:value-type="string">
            <text:p>2,04̅ ₆</text:p>
          </table:table-cell>
          <table:table-cell table:style-name="Base10GreyBackgroundMiddleColumn" office:value-type="string" calcext:value-type="string">
            <text:p>2,2 ₁₀</text:p>
          </table:table-cell>
          <table:table-cell table:style-name="Base06GreyBackground" office:value-type="string" calcext:value-type="string">
            <text:p>2,1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0,4̅8̅3̅ ̅8̅7̅0̅ ̅9̅6̅7̅ ̅7̅4̅1̅ ̅9̅3̅5̅ ₁₀</text:p>
          </table:table-cell>
          <table:table-cell table:style-name="Base06" office:value-type="string" calcext:value-type="string">
            <text:p>0,2̅5̅2̅3̅ ̅0̅3̅ ₆</text:p>
          </table:table-cell>
          <table:table-cell table:style-name="Base10GreyBackgroundMiddleColumn" office:value-type="string" calcext:value-type="string">
            <text:p>0,46875 ₁₀</text:p>
          </table:table-cell>
          <table:table-cell table:style-name="Base06GreyBackground" office:value-type="string" calcext:value-type="string">
            <text:p>0,24513 ₆</text:p>
          </table:table-cell>
          <table:table-cell table:style-name="Base10MiddleColumn" office:value-type="string" calcext:value-type="string">
            <text:p>0,4̅5̅ ₁₀</text:p>
          </table:table-cell>
          <table:table-cell table:style-name="Base06" office:value-type="string" calcext:value-type="string">
            <text:p>0,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,937 5 ₁₀</text:p>
          </table:table-cell>
          <table:table-cell table:style-name="Base06" office:value-type="string" calcext:value-type="string">
            <text:p>1,5343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 table:style-name="Base10MiddleColumn" office:value-type="string" calcext:value-type="string">
            <text:p>2,062 5 ₁₀</text:p>
          </table:table-cell>
          <table:table-cell table:style-name="Base06" office:value-type="string" calcext:value-type="string">
            <text:p>2,02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0,5̅1̅6̅ ̅1̅2̅9̅ ̅0̅3̅2̅ ̅2̅5̅8̅ ̅0̅6̅4̅ ₁₀</text:p>
          </table:table-cell>
          <table:table-cell table:style-name="Base06GreyBackground" office:value-type="string" calcext:value-type="string">
            <text:p>0,3̅0̅3̅2̅ ̅5̅2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style-name="Base10GreyBackgroundMiddleColumn" office:value-type="string" calcext:value-type="string">
            <text:p>0,4̅8̅ ₁₀</text:p>
          </table:table-cell>
          <table:table-cell table:style-name="Base06GreyBackground" office:value-type="string" calcext:value-type="string">
            <text:p>0,2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,823 529 411 764 ₁₀</text:p>
          </table:table-cell>
          <table:table-cell table:style-name="Base06GreyBackground" office:value-type="string" calcext:value-type="string">
            <text:p>1,4535 1433 1020 4122 ₆</text:p>
          </table:table-cell>
          <table:table-cell table:style-name="Base10MiddleColumn" office:value-type="string" calcext:value-type="string">
            <text:p>1,882 352 941 176 ₁₀</text:p>
          </table:table-cell>
          <table:table-cell table:style-name="Base06" office:value-type="string" calcext:value-type="string">
            <text:p>1,5143 3102 0412 2453 ₆</text:p>
          </table:table-cell>
          <table:table-cell table:style-name="Base10GreyBackgroundMiddleColumn" office:value-type="string" calcext:value-type="string">
            <text:p>1,941 176 470 588 ₁₀</text:p>
          </table:table-cell>
          <table:table-cell table:style-name="Base06GreyBackground" office:value-type="string" calcext:value-type="string">
            <text:p>1,5351 4331 0204 1224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0,5̅4̅8̅ ̅3̅8̅7̅ ̅0̅9̅6̅ ̅7̅7̅4̅ ̅1̅9̅3̅ ₁₀</text:p>
          </table:table-cell>
          <table:table-cell table:style-name="Base06" office:value-type="string" calcext:value-type="string">
            <text:p>0,3̅1̅4̅2̅ ̅4̅1̅ ₆</text:p>
          </table:table-cell>
          <table:table-cell table:style-name="Base10GreyBackgroundMiddleColumn" office:value-type="string" calcext:value-type="string">
            <text:p>0,53125 ₁₀</text:p>
          </table:table-cell>
          <table:table-cell table:style-name="Base06GreyBackground" office:value-type="string" calcext:value-type="string">
            <text:p>0,31043 ₆</text:p>
          </table:table-cell>
          <table:table-cell table:style-name="Base10MiddleColumn" office:value-type="string" calcext:value-type="string">
            <text:p>0,5̅1̅5̅ ̅1̅5̅1̅ ̅5̅1̅ ₁₀</text:p>
          </table:table-cell>
          <table:table-cell table:style-name="Base06" office:value-type="string" calcext:value-type="string">
            <text:p>0,3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,72̅ ₁₀</text:p>
          </table:table-cell>
          <table:table-cell table:style-name="Base06" office:value-type="string" calcext:value-type="string">
            <text:p>1,42 ₆</text:p>
          </table:table-cell>
          <table:table-cell table:style-name="Base10GreyBackgroundMiddleColumn" office:value-type="string" calcext:value-type="string">
            <text:p>1,7̅ ₁₀</text:p>
          </table:table-cell>
          <table:table-cell table:style-name="Base06GreyBackground" office:value-type="string" calcext:value-type="string">
            <text:p>1,4̅ ₆</text:p>
          </table:table-cell>
          <table:table-cell table:style-name="Base10MiddleColumn" office:value-type="string" calcext:value-type="string">
            <text:p>1,83̅ ₁₀</text:p>
          </table:table-cell>
          <table:table-cell table:style-name="Base06" office:value-type="string" calcext:value-type="string">
            <text:p>1,5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0,5̅8̅0̅ ̅6̅4̅5̅ ̅1̅6̅1̅ ̅2̅9̅0̅ ̅3̅2̅2̅ ₁₀</text:p>
          </table:table-cell>
          <table:table-cell table:style-name="Base06GreyBackground" office:value-type="string" calcext:value-type="string">
            <text:p>0,3̅2̅5̅2̅ ̅3̅0̅ ₆</text:p>
          </table:table-cell>
          <table:table-cell table:style-name="Base10MiddleColumn" office:value-type="string" calcext:value-type="string">
            <text:p>0,5625 ₁₀</text:p>
          </table:table-cell>
          <table:table-cell table:style-name="Base06" office:value-type="string" calcext:value-type="string">
            <text:p>0,3213 ₆</text:p>
          </table:table-cell>
          <table:table-cell table:style-name="Base10GreyBackgroundMiddleColumn" office:value-type="string" calcext:value-type="string">
            <text:p>0,5̅4̅5̅ ̅4̅5̅4̅ ̅5̅4̅ ₁₀</text:p>
          </table:table-cell>
          <table:table-cell table:style-name="Base06GreyBackground" office:value-type="string" calcext:value-type="string">
            <text:p>0,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,631 578 947 368 ₁₀</text:p>
          </table:table-cell>
          <table:table-cell table:style-name="Base06GreyBackground" office:value-type="string" calcext:value-type="string">
            <text:p>1,3̅4̅4̅2̅ ̅3̅0̅5̅4̅ ̅0̅ ₆</text:p>
          </table:table-cell>
          <table:table-cell table:style-name="Base10MiddleColumn" office:value-type="string" calcext:value-type="string">
            <text:p>1,684 210 526 315 ₁₀</text:p>
          </table:table-cell>
          <table:table-cell table:style-name="Base06" office:value-type="string" calcext:value-type="string">
            <text:p>1,4̅0̅3̅4̅ ̅4̅2̅3̅0̅ ̅5̅ ₆</text:p>
          </table:table-cell>
          <table:table-cell table:style-name="Base10GreyBackgroundMiddleColumn" office:value-type="string" calcext:value-type="string">
            <text:p>1,736 842 105 263 ₁₀</text:p>
          </table:table-cell>
          <table:table-cell table:style-name="Base06GreyBackground" office:value-type="string" calcext:value-type="string">
            <text:p>1,4̅2̅3̅0̅ ̅5̅4̅0̅3̅ ̅4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0,6̅1̅2̅ ̅9̅0̅3̅ ̅2̅2̅5̅ ̅8̅0̅6̅ ̅4̅5̅1̅ ₁₀</text:p>
          </table:table-cell>
          <table:table-cell table:style-name="Base06" office:value-type="string" calcext:value-type="string">
            <text:p>0,3̅4̅0̅2̅ ̅1̅5̅ ₆</text:p>
          </table:table-cell>
          <table:table-cell table:style-name="Base10GreyBackgroundMiddleColumn" office:value-type="string" calcext:value-type="string">
            <text:p>0,59375 ₁₀</text:p>
          </table:table-cell>
          <table:table-cell table:style-name="Base06GreyBackground" office:value-type="string" calcext:value-type="string">
            <text:p>0,33213 ₆</text:p>
          </table:table-cell>
          <table:table-cell table:style-name="Base10MiddleColumn" office:value-type="string" calcext:value-type="string">
            <text:p>0,5̅7̅5̅ ̅7̅5̅7̅ ̅5̅7̅ ₁₀</text:p>
          </table:table-cell>
          <table:table-cell table:style-name="Base06" office:value-type="string" calcext:value-type="string">
            <text:p>0,32̅4̅2̅1̅ ̅0̅3̅1̅3̅ ̅4̅5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1,5̅ ₁₀</text:p>
          </table:table-cell>
          <table:table-cell table:style-name="Base06" office:value-type="string" calcext:value-type="string">
            <text:p>1,314̅ ₆</text:p>
          </table:table-cell>
          <table:table-cell table:style-name="Base10GreyBackgroundMiddleColumn" office:value-type="string" calcext:value-type="string">
            <text:p>1,6 ₁₀</text:p>
          </table:table-cell>
          <table:table-cell table:style-name="Base06GreyBackground" office:value-type="string" calcext:value-type="string">
            <text:p>1,3̅ ₆</text:p>
          </table:table-cell>
          <table:table-cell table:style-name="Base10MiddleColumn" office:value-type="string" calcext:value-type="string">
            <text:p>1,65 ₁₀</text:p>
          </table:table-cell>
          <table:table-cell table:style-name="Base06" office:value-type="string" calcext:value-type="string">
            <text:p>1,352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0,6̅4̅5̅ ̅1̅6̅1̅ ̅2̅9̅0̅ ̅3̅2̅2̅ ̅5̅8̅0̅ ₁₀</text:p>
          </table:table-cell>
          <table:table-cell table:style-name="Base06GreyBackground" office:value-type="string" calcext:value-type="string">
            <text:p>0,3̅5̅1̅2̅ ̅0̅4̅ ₆</text:p>
          </table:table-cell>
          <table:table-cell table:style-name="Base10MiddleColumn" office:value-type="string" calcext:value-type="string">
            <text:p>0,625 ₁₀</text:p>
          </table:table-cell>
          <table:table-cell table:style-name="Base06" office:value-type="string" calcext:value-type="string">
            <text:p>0,343 ₆</text:p>
          </table:table-cell>
          <table:table-cell table:style-name="Base10GreyBackgroundMiddleColumn" office:value-type="string" calcext:value-type="string">
            <text:p>0,6̅0̅6̅ ̅0̅6̅0̅ ̅6̅0̅ ₁₀</text:p>
          </table:table-cell>
          <table:table-cell table:style-name="Base06GreyBackground" office:value-type="string" calcext:value-type="string">
            <text:p>0,3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1,4̅7̅6̅ ̅1̅9̅0̅ ₁₀</text:p>
          </table:table-cell>
          <table:table-cell table:style-name="Base06GreyBackground" office:value-type="string" calcext:value-type="string">
            <text:p>1,25̅0̅5̅ ̅0̅5̅0̅5̅ ̅0̅5̅0̅ ₆</text:p>
          </table:table-cell>
          <table:table-cell table:style-name="Base10MiddleColumn" office:value-type="string" calcext:value-type="string">
            <text:p>1,5̅2̅3̅ ̅8̅0̅9̅ ₁₀</text:p>
          </table:table-cell>
          <table:table-cell table:style-name="Base06" office:value-type="string" calcext:value-type="string">
            <text:p>1,30̅5̅ ₆</text:p>
          </table:table-cell>
          <table:table-cell table:style-name="Base10GreyBackgroundMiddleColumn" office:value-type="string" calcext:value-type="string">
            <text:p>1,5̅7̅1̅ ̅4̅2̅8̅ ₁₀</text:p>
          </table:table-cell>
          <table:table-cell table:style-name="Base06GreyBackground" office:value-type="string" calcext:value-type="string">
            <text:p>1,3̅2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0,6̅7̅7̅ ̅4̅1̅9̅ ̅3̅5̅4̅ ̅8̅3̅8̅ ̅7̅0̅9̅ ₁₀</text:p>
          </table:table-cell>
          <table:table-cell table:style-name="Base06" office:value-type="string" calcext:value-type="string">
            <text:p>0,4̅0̅2̅1̅ ̅5̅3̅ ₆</text:p>
          </table:table-cell>
          <table:table-cell table:style-name="Base10GreyBackgroundMiddleColumn" office:value-type="string" calcext:value-type="string">
            <text:p>0,65625 ₁₀</text:p>
          </table:table-cell>
          <table:table-cell table:style-name="Base06GreyBackground" office:value-type="string" calcext:value-type="string">
            <text:p>0,35343 ₆</text:p>
          </table:table-cell>
          <table:table-cell table:style-name="Base10MiddleColumn" office:value-type="string" calcext:value-type="string">
            <text:p>0,6̅3̅6̅ ̅3̅6̅3̅ ̅6̅3̅ ₁₀</text:p>
          </table:table-cell>
          <table:table-cell table:style-name="Base06" office:value-type="string" calcext:value-type="string">
            <text:p>0,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1,40̅9̅ ₁₀</text:p>
          </table:table-cell>
          <table:table-cell table:style-name="Base06" office:value-type="string" calcext:value-type="string">
            <text:p>1,22̅4̅2̅ ̅1̅0̅3̅1̅ ̅3̅4̅5̅ ₆</text:p>
          </table:table-cell>
          <table:table-cell table:style-name="Base10GreyBackgroundMiddleColumn" office:value-type="string" calcext:value-type="string">
            <text:p>1,4̅5̅ ₁₀</text:p>
          </table:table-cell>
          <table:table-cell table:style-name="Base06GreyBackground" office:value-type="string" calcext:value-type="string">
            <text:p>1,2̅4̅2̅1̅ ̅0̅3̅1̅3̅ ̅4̅5̅ ₆</text:p>
          </table:table-cell>
          <table:table-cell table:style-name="Base10MiddleColumn" office:value-type="string" calcext:value-type="string">
            <text:p>1,5 ₁₀</text:p>
          </table:table-cell>
          <table:table-cell table:style-name="Base06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0,7̅0̅9̅ ̅6̅7̅7̅ ̅4̅1̅9̅ ̅3̅5̅4̅ ̅8̅3̅8̅ ₁₀</text:p>
          </table:table-cell>
          <table:table-cell table:style-name="Base06GreyBackground" office:value-type="string" calcext:value-type="string">
            <text:p>0,4̅1̅3̅1̅ ̅4̅2̅ ₆</text:p>
          </table:table-cell>
          <table:table-cell table:style-name="Base10MiddleColumn" office:value-type="string" calcext:value-type="string">
            <text:p>0,6875 ₁₀</text:p>
          </table:table-cell>
          <table:table-cell table:style-name="Base06" office:value-type="string" calcext:value-type="string">
            <text:p>0,4043 ₆</text:p>
          </table:table-cell>
          <table:table-cell table:style-name="Base10GreyBackgroundMiddleColumn" office:value-type="string" calcext:value-type="string">
            <text:p>0,6̅ ₁₀</text:p>
          </table:table-cell>
          <table:table-cell table:style-name="Base06GreyBackground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1,347 826 086 956 ₁₀</text:p>
          </table:table-cell>
          <table:table-cell table:style-name="Base06GreyBackground" office:value-type="string" calcext:value-type="string">
            <text:p>1,2̅0̅3̅0̅ ̅4̅4̅1̅0̅ ̅1̅3̅2̅ ₆</text:p>
          </table:table-cell>
          <table:table-cell table:style-name="Base10MiddleColumn" office:value-type="string" calcext:value-type="string">
            <text:p>1,391 304 347 826 ₁₀</text:p>
          </table:table-cell>
          <table:table-cell table:style-name="Base06" office:value-type="string" calcext:value-type="string">
            <text:p>1,2̅2̅0̅3̅ ̅0̅4̅4̅1̅ ̅0̅1̅3̅ ₆</text:p>
          </table:table-cell>
          <table:table-cell table:style-name="Base10GreyBackgroundMiddleColumn" office:value-type="string" calcext:value-type="string">
            <text:p>1,434 782 608 695 ₁₀</text:p>
          </table:table-cell>
          <table:table-cell table:style-name="Base06GreyBackground" office:value-type="string" calcext:value-type="string">
            <text:p>1,2̅3̅3̅5̅ ̅2̅5̅1̅1̅ ̅4̅5̅4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0,7̅4̅1̅ ̅9̅3̅5̅ ̅4̅8̅3̅ ̅8̅7̅0̅ ̅9̅6̅7̅ ₁₀</text:p>
          </table:table-cell>
          <table:table-cell table:style-name="Base06" office:value-type="string" calcext:value-type="string">
            <text:p>0,4̅2̅4̅1̅ ̅3̅1̅ ₆</text:p>
          </table:table-cell>
          <table:table-cell table:style-name="Base10GreyBackgroundMiddleColumn" office:value-type="string" calcext:value-type="string">
            <text:p>0,71875 ₁₀</text:p>
          </table:table-cell>
          <table:table-cell table:style-name="Base06GreyBackground" office:value-type="string" calcext:value-type="string">
            <text:p>0,41513 ₆</text:p>
          </table:table-cell>
          <table:table-cell table:style-name="Base10MiddleColumn" office:value-type="string" calcext:value-type="string">
            <text:p>0,6̅9̅6̅ ̅9̅6̅9̅ ̅6̅9̅ ₁₀</text:p>
          </table:table-cell>
          <table:table-cell table:style-name="Base06" office:value-type="string" calcext:value-type="string">
            <text:p>0,4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1,291 6̅ ₁₀</text:p>
          </table:table-cell>
          <table:table-cell table:style-name="Base06" office:value-type="string" calcext:value-type="string">
            <text:p>1,143 ₆</text:p>
          </table:table-cell>
          <table:table-cell table:style-name="Base10GreyBackgroundMiddleColumn" office:value-type="string" calcext:value-type="string">
            <text:p>1,3̅ ₁₀</text:p>
          </table:table-cell>
          <table:table-cell table:style-name="Base06GreyBackground" office:value-type="string" calcext:value-type="string">
            <text:p>1,2 ₆</text:p>
          </table:table-cell>
          <table:table-cell table:style-name="Base10MiddleColumn" office:value-type="string" calcext:value-type="string">
            <text:p>1,375 ₁₀</text:p>
          </table:table-cell>
          <table:table-cell table:style-name="Base06" office:value-type="string" calcext:value-type="string">
            <text:p>1,21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0,7̅7̅4̅ ̅1̅9̅3̅ ̅5̅4̅8̅ ̅3̅8̅7̅ ̅0̅9̅6̅ ₁₀</text:p>
          </table:table-cell>
          <table:table-cell table:style-name="Base06GreyBackground" office:value-type="string" calcext:value-type="string">
            <text:p>0,4̅3̅5̅1̅ ̅2̅0̅ ₆</text:p>
          </table:table-cell>
          <table:table-cell table:style-name="Base10MiddleColumn" office:value-type="string" calcext:value-type="string">
            <text:p>0,75 ₁₀</text:p>
          </table:table-cell>
          <table:table-cell table:style-name="Base06" office:value-type="string" calcext:value-type="string">
            <text:p>0,43 ₆</text:p>
          </table:table-cell>
          <table:table-cell table:style-name="Base10GreyBackgroundMiddleColumn" office:value-type="string" calcext:value-type="string">
            <text:p>0,7̅2̅7̅ ̅2̅7̅2̅ ̅7̅2̅ ₁₀</text:p>
          </table:table-cell>
          <table:table-cell table:style-name="Base06GreyBackground" office:value-type="string" calcext:value-type="string">
            <text:p>0,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1,24 ₁₀</text:p>
          </table:table-cell>
          <table:table-cell table:style-name="Base06GreyBackground" office:value-type="string" calcext:value-type="string">
            <text:p>1,1̅2̅3̅5̅ ̅0̅ ₆</text:p>
          </table:table-cell>
          <table:table-cell table:style-name="Base10MiddleColumn" office:value-type="string" calcext:value-type="string">
            <text:p>1,28 ₁₀</text:p>
          </table:table-cell>
          <table:table-cell table:style-name="Base06" office:value-type="string" calcext:value-type="string">
            <text:p>1,1̅4̅0̅2̅ ̅5̅ ₆</text:p>
          </table:table-cell>
          <table:table-cell table:style-name="Base10GreyBackgroundMiddleColumn" office:value-type="string" calcext:value-type="string">
            <text:p>1,32 ₁₀</text:p>
          </table:table-cell>
          <table:table-cell table:style-name="Base06GreyBackground" office:value-type="string" calcext:value-type="string">
            <text:p>1,1̅5̅3̅0̅ ̅4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0,8̅0̅6̅ ̅4̅5̅1̅ ̅6̅1̅2̅ ̅9̅0̅3̅ ̅2̅2̅5̅ ₁₀</text:p>
          </table:table-cell>
          <table:table-cell table:style-name="Base06" office:value-type="string" calcext:value-type="string">
            <text:p>0,4̅5̅0̅1̅ ̅0̅5̅ ₆</text:p>
          </table:table-cell>
          <table:table-cell table:style-name="Base10GreyBackgroundMiddleColumn" office:value-type="string" calcext:value-type="string">
            <text:p>0,78125 ₁₀</text:p>
          </table:table-cell>
          <table:table-cell table:style-name="Base06GreyBackground" office:value-type="string" calcext:value-type="string">
            <text:p>0,44043 ₆</text:p>
          </table:table-cell>
          <table:table-cell table:style-name="Base10MiddleColumn" office:value-type="string" calcext:value-type="string">
            <text:p>0,7̅5̅7̅ ̅5̅7̅5̅ ̅7̅5̅ ₁₀</text:p>
          </table:table-cell>
          <table:table-cell table:style-name="Base06" office:value-type="string" calcext:value-type="string">
            <text:p>0,43̅1̅3̅4̅ ̅5̅2̅4̅2̅ ̅1̅0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1,19̅2̅ ̅3̅0̅7̅ ̅6̅ ₁₀</text:p>
          </table:table-cell>
          <table:table-cell table:style-name="Base06" office:value-type="string" calcext:value-type="string">
            <text:p>1,10̅5̅3̅ ̅1̅2̅1̅5̅ ̅0̅2̅4̅3̅ ̅4̅ ₆</text:p>
          </table:table-cell>
          <table:table-cell table:style-name="Base10GreyBackgroundMiddleColumn" office:value-type="string" calcext:value-type="string">
            <text:p>1,2̅3̅0̅ ̅7̅6̅9̅ ₁₀</text:p>
          </table:table-cell>
          <table:table-cell table:style-name="Base06GreyBackground" office:value-type="string" calcext:value-type="string">
            <text:p>1,1̅2̅1̅5̅ ̅0̅2̅4̅3̅ ̅4̅0̅5̅3̅ ₆</text:p>
          </table:table-cell>
          <table:table-cell table:style-name="Base10MiddleColumn" office:value-type="string" calcext:value-type="string">
            <text:p>1,26̅9̅ ̅2̅3̅0̅ ̅7̅ ₁₀</text:p>
          </table:table-cell>
          <table:table-cell table:style-name="Base06" office:value-type="string" calcext:value-type="string">
            <text:p>1,1340 5312 1502 434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0,8̅3̅8̅ ̅7̅0̅9̅ ̅6̅7̅7̅ ̅4̅1̅9̅ ̅3̅5̅4̅ ₁₀</text:p>
          </table:table-cell>
          <table:table-cell table:style-name="Base06GreyBackground" office:value-type="string" calcext:value-type="string">
            <text:p>0,5̅0̅1̅0̅ ̅5̅4̅ ₆</text:p>
          </table:table-cell>
          <table:table-cell table:style-name="Base10MiddleColumn" office:value-type="string" calcext:value-type="string">
            <text:p>0,8125 ₁₀</text:p>
          </table:table-cell>
          <table:table-cell table:style-name="Base06" office:value-type="string" calcext:value-type="string">
            <text:p>0,4513 ₆</text:p>
          </table:table-cell>
          <table:table-cell table:style-name="Base10GreyBackgroundMiddleColumn" office:value-type="string" calcext:value-type="string">
            <text:p>0,7̅8̅7̅ ̅8̅7̅8̅ ̅7̅8̅ ₁₀</text:p>
          </table:table-cell>
          <table:table-cell table:style-name="Base06GreyBackground" office:value-type="string" calcext:value-type="string">
            <text:p>0,44̅2̅1̅0̅ ̅3̅1̅3̅4̅ ̅5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1,1̅4̅8̅ ₁₀</text:p>
          </table:table-cell>
          <table:table-cell table:style-name="Base06GreyBackground" office:value-type="string" calcext:value-type="string">
            <text:p>1,052 ₆</text:p>
          </table:table-cell>
          <table:table-cell table:style-name="Base10MiddleColumn" office:value-type="string" calcext:value-type="string">
            <text:p>1,1̅8̅5̅ ₁₀</text:p>
          </table:table-cell>
          <table:table-cell table:style-name="Base06" office:value-type="string" calcext:value-type="string">
            <text:p>1,104 ₆</text:p>
          </table:table-cell>
          <table:table-cell table:style-name="Base10GreyBackgroundMiddleColumn" office:value-type="string" calcext:value-type="string">
            <text:p>1,2̅ ₁₀</text:p>
          </table:table-cell>
          <table:table-cell table:style-name="Base06GreyBackground" office:value-type="string" calcext:value-type="string">
            <text:p>1,1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0,8̅7̅0̅ ̅9̅6̅7̅ ̅7̅4̅1̅ ̅9̅3̅5̅ ̅4̅8̅3̅ ₁₀</text:p>
          </table:table-cell>
          <table:table-cell table:style-name="Base06" office:value-type="string" calcext:value-type="string">
            <text:p>0,5̅1̅2̅0̅ ̅4̅3̅ ₆</text:p>
          </table:table-cell>
          <table:table-cell table:style-name="Base10GreyBackgroundMiddleColumn" office:value-type="string" calcext:value-type="string">
            <text:p>0,84375 ₁₀</text:p>
          </table:table-cell>
          <table:table-cell table:style-name="Base06GreyBackground" office:value-type="string" calcext:value-type="string">
            <text:p>0,50213 ₆</text:p>
          </table:table-cell>
          <table:table-cell table:style-name="Base10MiddleColumn" office:value-type="string" calcext:value-type="string">
            <text:p>0,8̅1̅8̅ ̅1̅8̅1̅ ̅8̅1̅ ₁₀</text:p>
          </table:table-cell>
          <table:table-cell table:style-name="Base06" office:value-type="string" calcext:value-type="string">
            <text:p>0,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1,107̅ ̅1̅4̅2̅ ̅8̅5̅ ₁₀</text:p>
          </table:table-cell>
          <table:table-cell table:style-name="Base06" office:value-type="string" calcext:value-type="string">
            <text:p>1,035̅0̅ ₆</text:p>
          </table:table-cell>
          <table:table-cell table:style-name="Base10GreyBackgroundMiddleColumn" office:value-type="string" calcext:value-type="string">
            <text:p>1,1̅4̅2̅ ̅8̅5̅7̅ ₁₀</text:p>
          </table:table-cell>
          <table:table-cell table:style-name="Base06GreyBackground" office:value-type="string" calcext:value-type="string">
            <text:p>1,0̅5̅ ₆</text:p>
          </table:table-cell>
          <table:table-cell table:style-name="Base10MiddleColumn" office:value-type="string" calcext:value-type="string">
            <text:p>1,178̅ ̅5̅7̅1̅ ̅4̅2̅ ₁₀</text:p>
          </table:table-cell>
          <table:table-cell table:style-name="Base06" office:value-type="string" calcext:value-type="string">
            <text:p>1,102̅3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0,9̅0̅3̅ ̅2̅2̅5̅ ̅8̅0̅6̅ ̅4̅5̅1̅ ̅6̅1̅2̅ ₁₀</text:p>
          </table:table-cell>
          <table:table-cell table:style-name="Base06GreyBackground" office:value-type="string" calcext:value-type="string">
            <text:p>0,5̅2̅3̅0̅ ̅3̅2̅ ₆</text:p>
          </table:table-cell>
          <table:table-cell table:style-name="Base10MiddleColumn" office:value-type="string" calcext:value-type="string">
            <text:p>0,875 ₁₀</text:p>
          </table:table-cell>
          <table:table-cell table:style-name="Base06" office:value-type="string" calcext:value-type="string">
            <text:p>0,513 ₆</text:p>
          </table:table-cell>
          <table:table-cell table:style-name="Base10GreyBackgroundMiddleColumn" office:value-type="string" calcext:value-type="string">
            <text:p>0,8̅4̅8̅ ̅4̅8̅4̅ ̅8̅4̅ ₁₀</text:p>
          </table:table-cell>
          <table:table-cell table:style-name="Base06GreyBackground" office:value-type="string" calcext:value-type="string">
            <text:p>0,50̅3̅1̅3̅ ̅4̅5̅2̅4̅ ̅2̅1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1,068 965 517 241 ₁₀</text:p>
          </table:table-cell>
          <table:table-cell table:style-name="Base06GreyBackground" office:value-type="string" calcext:value-type="string">
            <text:p>1,0225 2135 3303 4202 ₆</text:p>
          </table:table-cell>
          <table:table-cell table:style-name="Base10MiddleColumn" office:value-type="string" calcext:value-type="string">
            <text:p>1,103 448 275 862 ₁₀</text:p>
          </table:table-cell>
          <table:table-cell table:style-name="Base06" office:value-type="string" calcext:value-type="string">
            <text:p>1,0342 0225 2135 3303 ₆</text:p>
          </table:table-cell>
          <table:table-cell table:style-name="Base10GreyBackgroundMiddleColumn" office:value-type="string" calcext:value-type="string">
            <text:p>1,137 931 034 482 ₁₀</text:p>
          </table:table-cell>
          <table:table-cell table:style-name="Base06GreyBackground" office:value-type="string" calcext:value-type="string">
            <text:p>1,0454 4315 1011 2404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0,9̅3̅5̅ ̅4̅8̅3̅ ̅8̅7̅0̅ ̅9̅6̅7̅ ̅7̅4̅1̅ ₁₀</text:p>
          </table:table-cell>
          <table:table-cell table:style-name="Base06" office:value-type="string" calcext:value-type="string">
            <text:p>0,5̅3̅4̅0̅ ̅2̅1̅ ₆</text:p>
          </table:table-cell>
          <table:table-cell table:style-name="Base10GreyBackgroundMiddleColumn" office:value-type="string" calcext:value-type="string">
            <text:p>0,90625 ₁₀</text:p>
          </table:table-cell>
          <table:table-cell table:style-name="Base06GreyBackground" office:value-type="string" calcext:value-type="string">
            <text:p>0,52343 ₆</text:p>
          </table:table-cell>
          <table:table-cell table:style-name="Base10MiddleColumn" office:value-type="string" calcext:value-type="string">
            <text:p>0,8̅7̅8̅ ̅7̅8̅7̅ ̅8̅7̅ ₁₀</text:p>
          </table:table-cell>
          <table:table-cell table:style-name="Base06" office:value-type="string" calcext:value-type="string">
            <text:p>0,51̅3̅4̅5̅ ̅2̅4̅2̅1̅ ̅0̅3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1,03̅ ₁₀</text:p>
          </table:table-cell>
          <table:table-cell table:style-name="Base06" office:value-type="string" calcext:value-type="string">
            <text:p>1,01̅ ₆</text:p>
          </table:table-cell>
          <table:table-cell table:style-name="Base10GreyBackgroundMiddleColumn" office:value-type="string" calcext:value-type="string">
            <text:p>1,06̅ ₁₀</text:p>
          </table:table-cell>
          <table:table-cell table:style-name="Base06GreyBackground" office:value-type="string" calcext:value-type="string">
            <text:p>1,02̅ ₆</text:p>
          </table:table-cell>
          <table:table-cell table:style-name="Base10MiddleColumn" office:value-type="string" calcext:value-type="string">
            <text:p>1,1 ₁₀</text:p>
          </table:table-cell>
          <table:table-cell table:style-name="Base06" office:value-type="string" calcext:value-type="string">
            <text:p>1,03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0,9̅6̅7̅ ̅7̅4̅1̅ ̅9̅3̅5̅ ̅4̅8̅3̅ ̅8̅7̅0̅ ₁₀</text:p>
          </table:table-cell>
          <table:table-cell table:style-name="Base06GreyBackground" office:value-type="string" calcext:value-type="string">
            <text:p>0,5̅4̅5̅0̅ ̅1̅0̅ ₆</text:p>
          </table:table-cell>
          <table:table-cell table:style-name="Base10MiddleColumn" office:value-type="string" calcext:value-type="string">
            <text:p>0,9375 ₁₀</text:p>
          </table:table-cell>
          <table:table-cell table:style-name="Base06" office:value-type="string" calcext:value-type="string">
            <text:p>0,5343 ₆</text:p>
          </table:table-cell>
          <table:table-cell table:style-name="Base10GreyBackgroundMiddleColumn" office:value-type="string" calcext:value-type="string">
            <text:p>0,9̅0̅9̅ ̅0̅9̅0̅ ̅9̅0̅ ₁₀</text:p>
          </table:table-cell>
          <table:table-cell table:style-name="Base06GreyBackground" office:value-type="string" calcext:value-type="string">
            <text:p>0,5̅2̅4̅2̅ ̅1̅0̅3̅1̅ ̅3̅4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2 258 064 516 ₁₀</text:p>
          </table:table-cell>
          <table:table-cell table:style-name="Base06" office:value-type="string" calcext:value-type="string">
            <text:p>1,0̅1̅0̅5̅ ̅4̅5̅ ₆</text:p>
          </table:table-cell>
          <table:table-cell table:style-name="Base10GreyBackgroundMiddleColumn" office:value-type="string" calcext:value-type="string">
            <text:p>1,064 516 129 032 ₁₀</text:p>
          </table:table-cell>
          <table:table-cell table:style-name="Base06GreyBackground" office:value-type="string" calcext:value-type="string">
            <text:p>1,0̅2̅1̅5̅ ̅3̅4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6875 ₁₀</text:p>
          </table:table-cell>
          <table:table-cell table:style-name="Base06GreyBackground" office:value-type="string" calcext:value-type="string">
            <text:p>0,54513 ₆</text:p>
          </table:table-cell>
          <table:table-cell table:style-name="Base10MiddleColumn" office:value-type="string" calcext:value-type="string">
            <text:p>0,9̅3̅9̅ ̅3̅9̅3̅ ̅9̅3̅ ₁₀</text:p>
          </table:table-cell>
          <table:table-cell table:style-name="Base06" office:value-type="string" calcext:value-type="string">
            <text:p>0,53̅4̅5̅2̅ ̅4̅2̅1̅0̅ ̅3̅1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968 75 ₁₀</text:p>
          </table:table-cell>
          <table:table-cell table:style-name="Base06" office:value-type="string" calcext:value-type="string">
            <text:p>0,5451 3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31 25 ₁₀</text:p>
          </table:table-cell>
          <table:table-cell table:style-name="Base06" office:value-type="string" calcext:value-type="string">
            <text:p>1,0104 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0̅3̅2̅ ̅2̅5̅8̅ ̅0̅6̅4̅ ̅5̅1̅6̅ ̅1̅2̅9̅ ₁₀</text:p>
          </table:table-cell>
          <table:table-cell table:style-name="Base06GreyBackground" office:value-type="string" calcext:value-type="string">
            <text:p>1,0̅1̅0̅5̅ ̅4̅5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̅6̅9̅ ̅6̅9̅6̅ ̅9̅6̅ ₁₀</text:p>
          </table:table-cell>
          <table:table-cell table:style-name="Base06GreyBackground" office:value-type="string" calcext:value-type="string">
            <text:p>0,54̅5̅2̅4̅ ̅2̅1̅0̅3̅ ̅1̅3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9̅3̅9̅ ̅3̅9̅3̅ ₁₀</text:p>
          </table:table-cell>
          <table:table-cell table:style-name="Base06GreyBackground" office:value-type="string" calcext:value-type="string">
            <text:p>0,53̅4̅5̅ ̅2̅4̅2̅1̅ ̅0̅3̅1̅ ₆</text:p>
          </table:table-cell>
          <table:table-cell table:style-name="Base10MiddleColumn" office:value-type="string" calcext:value-type="string">
            <text:p>0,9̅6̅9̅ ̅6̅9̅6̅ ₁₀</text:p>
          </table:table-cell>
          <table:table-cell table:style-name="Base06" office:value-type="string" calcext:value-type="string">
            <text:p>0,54̅5̅2̅ ̅4̅2̅1̅0̅ ̅3̅1̅3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0̅6̅4̅ ̅5̅1̅6̅ ̅1̅2̅9̅ ̅0̅3̅2̅ ̅2̅5̅8̅ ₁₀</text:p>
          </table:table-cell>
          <table:table-cell table:style-name="Base06" office:value-type="string" calcext:value-type="string">
            <text:p>1,0̅2̅1̅5̅ ̅3̅4̅ ₆</text:p>
          </table:table-cell>
          <table:table-cell table:style-name="Base10GreyBackgroundMiddleColumn" office:value-type="string" calcext:value-type="string">
            <text:p>1,03125 ₁₀</text:p>
          </table:table-cell>
          <table:table-cell table:style-name="Base06GreyBackground" office:value-type="string" calcext:value-type="string">
            <text:p>1,01043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0,911 764 705 882 ₁₀</text:p>
          </table:table-cell>
          <table:table-cell table:style-name="Base06" office:value-type="string" calcext:value-type="string">
            <text:p>0,5245 3514 3310 2041 ₆</text:p>
          </table:table-cell>
          <table:table-cell table:style-name="Base10GreyBackgroundMiddleColumn" office:value-type="string" calcext:value-type="string">
            <text:p>0,941 176 470 588 ₁₀</text:p>
          </table:table-cell>
          <table:table-cell table:style-name="Base06GreyBackground" office:value-type="string" calcext:value-type="string">
            <text:p>0,5351 4331 0204 1224 ₆</text:p>
          </table:table-cell>
          <table:table-cell table:style-name="Base10MiddleColumn" office:value-type="string" calcext:value-type="string">
            <text:p>0,970 588 235 294 ₁₀</text:p>
          </table:table-cell>
          <table:table-cell table:style-name="Base06" office:value-type="string" calcext:value-type="string">
            <text:p>0,5453 5143 3102 0412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,0̅9̅6̅ ̅7̅7̅4̅ ̅1̅9̅3̅ ̅5̅4̅8̅ ̅3̅8̅7̅ ₁₀</text:p>
          </table:table-cell>
          <table:table-cell table:style-name="Base06GreyBackground" office:value-type="string" calcext:value-type="string">
            <text:p>1,0̅3̅2̅5̅ ̅2̅3̅ ₆</text:p>
          </table:table-cell>
          <table:table-cell table:style-name="Base10MiddleColumn" office:value-type="string" calcext:value-type="string">
            <text:p>1,0625 ₁₀</text:p>
          </table:table-cell>
          <table:table-cell table:style-name="Base06" office:value-type="string" calcext:value-type="string">
            <text:p>1,0213 ₆</text:p>
          </table:table-cell>
          <table:table-cell table:style-name="Base10GreyBackgroundMiddleColumn" office:value-type="string" calcext:value-type="string">
            <text:p>1,0̅3̅ ₁₀</text:p>
          </table:table-cell>
          <table:table-cell table:style-name="Base06GreyBackground" office:value-type="string" calcext:value-type="string">
            <text:p>1,01̅0̅3̅1̅ ̅3̅4̅5̅2̅ ̅4̅2̅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0,88̅5̅ ̅7̅1̅4̅ ̅2̅ ₁₀</text:p>
          </table:table-cell>
          <table:table-cell table:style-name="Base06GreyBackground" office:value-type="string" calcext:value-type="string">
            <text:p>0,5̅1̅ ₆</text:p>
          </table:table-cell>
          <table:table-cell table:style-name="Base10MiddleColumn" office:value-type="string" calcext:value-type="string">
            <text:p>0,91̅4̅ ̅2̅8̅5̅ ̅7̅ ₁₀</text:p>
          </table:table-cell>
          <table:table-cell table:style-name="Base06" office:value-type="string" calcext:value-type="string">
            <text:p>0,5̅2̅ ₆</text:p>
          </table:table-cell>
          <table:table-cell table:style-name="Base10GreyBackgroundMiddleColumn" office:value-type="string" calcext:value-type="string">
            <text:p>0,94̅2̅ ̅8̅5̅7̅ ̅1̅ ₁₀</text:p>
          </table:table-cell>
          <table:table-cell table:style-name="Base06GreyBackground" office:value-type="string" calcext:value-type="string">
            <text:p>0,5̅3̅5̅3̅ ̅5̅3̅5̅3̅ ̅5̅3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1,1̅2̅9̅ ̅0̅3̅2̅ ̅2̅5̅8̅ ̅0̅6̅4̅ ̅5̅1̅6̅ ₁₀</text:p>
          </table:table-cell>
          <table:table-cell table:style-name="Base06" office:value-type="string" calcext:value-type="string">
            <text:p>1,0̅4̅3̅5̅ ̅1̅2̅ ₆</text:p>
          </table:table-cell>
          <table:table-cell table:style-name="Base10GreyBackgroundMiddleColumn" office:value-type="string" calcext:value-type="string">
            <text:p>1,09375 ₁₀</text:p>
          </table:table-cell>
          <table:table-cell table:style-name="Base06GreyBackground" office:value-type="string" calcext:value-type="string">
            <text:p>1,03213 ₆</text:p>
          </table:table-cell>
          <table:table-cell table:style-name="Base10MiddleColumn" office:value-type="string" calcext:value-type="string">
            <text:p>1,0̅6̅ ₁₀</text:p>
          </table:table-cell>
          <table:table-cell table:style-name="Base06" office:value-type="string" calcext:value-type="string">
            <text:p>1,02̅1̅0̅3̅ ̅1̅3̅4̅5̅ ̅2̅4̅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0,861 111 111 111 ₁₀</text:p>
          </table:table-cell>
          <table:table-cell table:style-name="Base06" office:value-type="string" calcext:value-type="string">
            <text:p>0,51 ₆</text:p>
          </table:table-cell>
          <table:table-cell table:style-name="Base10GreyBackgroundMiddleColumn" office:value-type="string" calcext:value-type="string">
            <text:p>0,8̅ ₁₀</text:p>
          </table:table-cell>
          <table:table-cell table:style-name="Base06GreyBackground" office:value-type="string" calcext:value-type="string">
            <text:p>0,52 ₆</text:p>
          </table:table-cell>
          <table:table-cell table:style-name="Base10MiddleColumn" office:value-type="string" calcext:value-type="string">
            <text:p>0,916̅ ₁₀</text:p>
          </table:table-cell>
          <table:table-cell table:style-name="Base06" office:value-type="string" calcext:value-type="string">
            <text:p>0,53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1,1̅6̅1̅ ̅2̅9̅0̅ ̅3̅2̅2̅ ̅5̅8̅0̅ ̅6̅4̅5̅ ₁₀</text:p>
          </table:table-cell>
          <table:table-cell table:style-name="Base06GreyBackground" office:value-type="string" calcext:value-type="string">
            <text:p>1,0̅5̅4̅5̅ ̅0̅1̅ ₆</text:p>
          </table:table-cell>
          <table:table-cell table:style-name="Base10MiddleColumn" office:value-type="string" calcext:value-type="string">
            <text:p>1,125 ₁₀</text:p>
          </table:table-cell>
          <table:table-cell table:style-name="Base06" office:value-type="string" calcext:value-type="string">
            <text:p>1,043 ₆</text:p>
          </table:table-cell>
          <table:table-cell table:style-name="Base10GreyBackgroundMiddleColumn" office:value-type="string" calcext:value-type="string">
            <text:p>1,0̅9̅ ₁₀</text:p>
          </table:table-cell>
          <table:table-cell table:style-name="Base06GreyBackground" office:value-type="string" calcext:value-type="string">
            <text:p>1,0̅3̅1̅3̅ ̅4̅5̅2̅4̅ ̅2̅1̅ ₆</text:p>
          </table:table-cell>
          <table:table-cell table:number-columns-repeated="16345"/>
        </table:table-row>
        <table:table-row table:style-name="ro3" table:number-rows-repeated="2">
          <table:table-cell table:number-columns-repeated="16362"/>
        </table:table-row>
        <table:table-row table:style-name="ro3">
          <table:table-cell table:number-columns-repeated="2"/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3"/>
          <table:table-cell table:style-name="Base10ColumnTitle" office:value-type="string" calcext:value-type="string">
            <text:p>34 ₁₀</text:p>
          </table:table-cell>
          <table:table-cell table:style-name="Base06ColumnTitle" office:value-type="string" calcext:value-type="string">
            <text:p>54 ₆</text:p>
          </table:table-cell>
          <table:table-cell table:style-name="Base10GreyBackgroundColumnTitle" office:value-type="string" calcext:value-type="string">
            <text:p>35 ₁₀</text:p>
          </table:table-cell>
          <table:table-cell table:style-name="Base06GreyBackgroundColumnTitle" office:value-type="string" calcext:value-type="string">
            <text:p>55 ₆</text:p>
          </table:table-cell>
          <table:table-cell table:style-name="Base10ColumnTitle" office:value-type="string" calcext:value-type="string">
            <text:p>36 ₁₀</text:p>
          </table:table-cell>
          <table:table-cell table:style-name="Base06ColumnTitle" office:value-type="string" calcext:value-type="string">
            <text:p>100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/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0,02̅9̅4̅ ̅1̅1̅7̅ ̅6̅4̅7̅ ̅0̅5̅8̅ ̅8̅2̅3̅ ̅5̅ ₁₀</text:p>
          </table:table-cell>
          <table:table-cell table:style-name="Base06GreyBackground" office:value-type="string" calcext:value-type="string">
            <text:p>0,01̅0̅2̅0̅ ̅4̅1̅2̅2̅ ̅4̅5̅3̅5̅ ̅1̅4̅3̅3̅ ₆</text:p>
          </table:table-cell>
          <table:table-cell table:style-name="Base10MiddleColumn" office:value-type="string" calcext:value-type="string">
            <text:p>0,02̅8̅5̅ ̅7̅1̅4̅ ₁₀</text:p>
          </table:table-cell>
          <table:table-cell table:style-name="Base06" office:value-type="string" calcext:value-type="string">
            <text:p>0,0̅1̅ ₆</text:p>
          </table:table-cell>
          <table:table-cell table:style-name="Base10GreyBackgroundMiddleColumn" office:value-type="string" calcext:value-type="string">
            <text:p>0,027̅ ₁₀</text:p>
          </table:table-cell>
          <table:table-cell table:style-name="Base06GreyBackground" office:value-type="string" calcext:value-type="string">
            <text:p>0,0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7,5 ₁₀</text:p>
          </table:table-cell>
          <table:table-cell table:style-name="Base06" office:value-type="string" calcext:value-type="string">
            <text:p>25,3 ₆</text:p>
          </table:table-cell>
          <table:table-cell table:style-name="Base10GreyBackgroundMiddleColumn" office:value-type="string" calcext:value-type="string">
            <text:p>18 ₁₀</text:p>
          </table:table-cell>
          <table:table-cell table:style-name="Base06GreyBackground" office:value-type="string" calcext:value-type="string">
            <text:p>30 ₆</text:p>
          </table:table-cell>
          <table:table-cell/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0,0̅5̅8̅ ̅8̅2̅3̅ ̅5̅2̅9̅ ̅4̅1̅1̅ ̅7̅6̅4̅ ̅7̅ ₁₀</text:p>
          </table:table-cell>
          <table:table-cell table:style-name="Base06" office:value-type="string" calcext:value-type="string">
            <text:p>0,0̅2̅0̅4̅ ̅1̅2̅2̅4̅ ̅5̅3̅5̅1̅ ̅4̅3̅3̅1̅ ₆</text:p>
          </table:table-cell>
          <table:table-cell table:style-name="Base10GreyBackgroundMiddleColumn" office:value-type="string" calcext:value-type="string">
            <text:p>0,05̅7̅1̅ ̅4̅2̅8̅ ̅5̅7̅1̅ ̅4̅2̅8̅ ̅5̅7̅1̅ ̅4̅2̅8̅ ₁₀</text:p>
          </table:table-cell>
          <table:table-cell table:style-name="Base06GreyBackground" office:value-type="string" calcext:value-type="string">
            <text:p>0,0̅2̅ ₆</text:p>
          </table:table-cell>
          <table:table-cell table:style-name="Base10MiddleColumn" office:value-type="string" calcext:value-type="string">
            <text:p>0,05̅ ₁₀</text:p>
          </table:table-cell>
          <table:table-cell table:style-name="Base06" office:value-type="string" calcext:value-type="string">
            <text:p>0,0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MiddleColumn" office:value-type="string" calcext:value-type="string">
            <text:p>11,3̅ ₁₀</text:p>
          </table:table-cell>
          <table:table-cell table:style-name="Base06" office:value-type="string" calcext:value-type="string">
            <text:p>15,2 ₆</text:p>
          </table:table-cell>
          <table:table-cell table:style-name="Base10GreyBackgroundMiddleColumn" office:value-type="string" calcext:value-type="string">
            <text:p>11,6̅ ₁₀</text:p>
          </table:table-cell>
          <table:table-cell table:style-name="Base06GreyBackground" office:value-type="string" calcext:value-type="string">
            <text:p>15,4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/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0,08̅8̅2̅ ̅3̅5̅2̅ ̅9̅4̅1̅ ̅1̅7̅6̅ ̅4̅7̅0̅ ̅5̅ ₁₀</text:p>
          </table:table-cell>
          <table:table-cell table:style-name="Base06GreyBackground" office:value-type="string" calcext:value-type="string">
            <text:p>0,03̅1̅0̅2̅ ̅0̅4̅1̅2̅ ̅2̅4̅5̅3̅ ̅5̅1̅4̅3̅ ₆</text:p>
          </table:table-cell>
          <table:table-cell table:style-name="Base10MiddleColumn" office:value-type="string" calcext:value-type="string">
            <text:p>0,08̅5̅7̅ ̅1̅4̅2̅ ̅8̅5̅7̅ ̅1̅4̅2̅ ̅8̅5̅7̅ ̅1̅4̅2̅ ₁₀</text:p>
          </table:table-cell>
          <table:table-cell table:style-name="Base06" office:value-type="string" calcext:value-type="string">
            <text:p>0,0̅3̅ ₆</text:p>
          </table:table-cell>
          <table:table-cell table:style-name="Base10GreyBackgroundMiddleColumn" office:value-type="string" calcext:value-type="string">
            <text:p>0,083̅ ₁₀</text:p>
          </table:table-cell>
          <table:table-cell table:style-name="Base06GreyBackground" office:value-type="string" calcext:value-type="string">
            <text:p>0,0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8,5 ₁₀</text:p>
          </table:table-cell>
          <table:table-cell table:style-name="Base06GreyBackground" office:value-type="string" calcext:value-type="string">
            <text:p>12,3 ₆</text:p>
          </table:table-cell>
          <table:table-cell table:style-name="Base10MiddleColumn" office:value-type="string" calcext:value-type="string">
            <text:p>8,75 ₁₀</text:p>
          </table:table-cell>
          <table:table-cell table:style-name="Base06" office:value-type="string" calcext:value-type="string">
            <text:p>12,43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/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0,1̅1̅7̅ ̅6̅4̅7̅ ̅0̅5̅8̅ ̅8̅2̅3̅ ̅5̅2̅9̅ ̅4̅ ₁₀</text:p>
          </table:table-cell>
          <table:table-cell table:style-name="Base06" office:value-type="string" calcext:value-type="string">
            <text:p>0,0̅4̅1̅2̅ ̅2̅4̅5̅3̅ ̅5̅1̅4̅3̅ ̅3̅1̅0̅2̅ ₆</text:p>
          </table:table-cell>
          <table:table-cell table:style-name="Base10GreyBackgroundMiddleColumn" office:value-type="string" calcext:value-type="string">
            <text:p>0,11̅4̅2̅ ̅8̅5̅7̅ ₁₀</text:p>
          </table:table-cell>
          <table:table-cell table:style-name="Base06GreyBackground" office:value-type="string" calcext:value-type="string">
            <text:p>0,0̅4̅ ₆</text:p>
          </table:table-cell>
          <table:table-cell table:style-name="Base10MiddleColumn" office:value-type="string" calcext:value-type="string">
            <text:p>0,1̅ ₁₀</text:p>
          </table:table-cell>
          <table:table-cell table:style-name="Base06" office:value-type="string" calcext:value-type="string">
            <text:p>0,0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MiddleColumn" office:value-type="string" calcext:value-type="string">
            <text:p>6,8 ₁₀</text:p>
          </table:table-cell>
          <table:table-cell table:style-name="Base06" office:value-type="string" calcext:value-type="string">
            <text:p>10,4̅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7,2 ₁₀</text:p>
          </table:table-cell>
          <table:table-cell table:style-name="Base06" office:value-type="string" calcext:value-type="string">
            <text:p>11,1̅ ₆</text:p>
          </table:table-cell>
          <table:table-cell/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0,14̅7̅0̅ ̅5̅8̅8̅ ̅2̅3̅5̅ ̅2̅9̅4̅ ̅1̅1̅7̅ ̅6̅ ₁₀</text:p>
          </table:table-cell>
          <table:table-cell table:style-name="Base06GreyBackground" office:value-type="string" calcext:value-type="string">
            <text:p>0,05̅1̅4̅3̅ ̅3̅1̅0̅2̅ ̅0̅4̅1̅2̅ ̅2̅4̅5̅3̅ ₆</text:p>
          </table:table-cell>
          <table:table-cell table:style-name="Base10MiddleColumn" office:value-type="string" calcext:value-type="string">
            <text:p>0,1̅4̅2̅ ̅8̅5̅7̅ ₁₀</text:p>
          </table:table-cell>
          <table:table-cell table:style-name="Base06" office:value-type="string" calcext:value-type="string">
            <text:p>0,0̅5̅ ₆</text:p>
          </table:table-cell>
          <table:table-cell table:style-name="Base10GreyBackgroundMiddleColumn" office:value-type="string" calcext:value-type="string">
            <text:p>0,138̅ ₁₀</text:p>
          </table:table-cell>
          <table:table-cell table:style-name="Base06GreyBackground" office:value-type="string" calcext:value-type="string">
            <text:p>0,0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5,6̅ ₁₀</text:p>
          </table:table-cell>
          <table:table-cell table:style-name="Base06GreyBackground" office:value-type="string" calcext:value-type="string">
            <text:p>5,4 ₆</text:p>
          </table:table-cell>
          <table:table-cell table:style-name="Base10MiddleColumn" office:value-type="string" calcext:value-type="string">
            <text:p>5,83̅ ₁₀</text:p>
          </table:table-cell>
          <table:table-cell table:style-name="Base06" office:value-type="string" calcext:value-type="string">
            <text:p>5,5 ₆</text:p>
          </table:table-cell>
          <table:table-cell table:style-name="Base10GreyBackgroundMiddleColumn" office:value-type="string" calcext:value-type="string">
            <text:p>6 ₁₀</text:p>
          </table:table-cell>
          <table:table-cell table:style-name="Base06GreyBackground" office:value-type="string" calcext:value-type="string">
            <text:p>10 ₆</text:p>
          </table:table-cell>
          <table:table-cell/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0,1̅7̅6̅ ̅4̅7̅0̅ ̅5̅8̅8̅ ̅2̅3̅5̅ ̅2̅9̅4̅ ̅1̅ ₁₀</text:p>
          </table:table-cell>
          <table:table-cell table:style-name="Base06" office:value-type="string" calcext:value-type="string">
            <text:p>0,1̅0̅2̅0̅ ̅4̅1̅2̅2̅ ̅4̅5̅3̅5̅ ̅1̅4̅3̅3̅ ₆</text:p>
          </table:table-cell>
          <table:table-cell table:style-name="Base10GreyBackgroundMiddleColumn" office:value-type="string" calcext:value-type="string">
            <text:p>0,17̅1̅4̅ ̅2̅8̅5̅ ₁₀</text:p>
          </table:table-cell>
          <table:table-cell table:style-name="Base06GreyBackground" office:value-type="string" calcext:value-type="string">
            <text:p>0,1̅0̅ ₆</text:p>
          </table:table-cell>
          <table:table-cell table:style-name="Base10MiddleColumn" office:value-type="string" calcext:value-type="string">
            <text:p>0,16̅ ₁₀</text:p>
          </table:table-cell>
          <table:table-cell table:style-name="Base06" office:value-type="string" calcext:value-type="string">
            <text:p>0,1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MiddleColumn" office:value-type="string" calcext:value-type="string">
            <text:p>4,8̅5̅7̅ ̅1̅4̅2̅ ₁₀</text:p>
          </table:table-cell>
          <table:table-cell table:style-name="Base06" office:value-type="string" calcext:value-type="string">
            <text:p>4,5̅0̅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5,1̅4̅2̅ ̅8̅5̅7̅ ₁₀</text:p>
          </table:table-cell>
          <table:table-cell table:style-name="Base06" office:value-type="string" calcext:value-type="string">
            <text:p>5,0̅5̅ ₆</text:p>
          </table:table-cell>
          <table:table-cell/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0,20̅5̅8̅ ̅8̅2̅3̅ ̅5̅2̅9̅ ̅4̅1̅1̅ ̅7̅6̅4̅ ̅7̅ ₁₀</text:p>
          </table:table-cell>
          <table:table-cell table:style-name="Base06GreyBackground" office:value-type="string" calcext:value-type="string">
            <text:p>0,11̅2̅2̅4̅ ̅5̅3̅5̅1̅ ̅4̅3̅3̅1̅ ̅0̅2̅0̅4̅ ₆</text:p>
          </table:table-cell>
          <table:table-cell table:style-name="Base10MiddleColumn" office:value-type="string" calcext:value-type="string">
            <text:p>0,2 ₁₀</text:p>
          </table:table-cell>
          <table:table-cell table:style-name="Base06" office:value-type="string" calcext:value-type="string">
            <text:p>0,1̅ ₆</text:p>
          </table:table-cell>
          <table:table-cell table:style-name="Base10GreyBackgroundMiddleColumn" office:value-type="string" calcext:value-type="string">
            <text:p>0,194̅ ₁₀</text:p>
          </table:table-cell>
          <table:table-cell table:style-name="Base06GreyBackground" office:value-type="string" calcext:value-type="string">
            <text:p>0,1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4,25 ₁₀</text:p>
          </table:table-cell>
          <table:table-cell table:style-name="Base06GreyBackground" office:value-type="string" calcext:value-type="string">
            <text:p>4,13 ₆</text:p>
          </table:table-cell>
          <table:table-cell table:style-name="Base10MiddleColumn" office:value-type="string" calcext:value-type="string">
            <text:p>4,375 ₁₀</text:p>
          </table:table-cell>
          <table:table-cell table:style-name="Base06" office:value-type="string" calcext:value-type="string">
            <text:p>4,213 ₆</text:p>
          </table:table-cell>
          <table:table-cell table:style-name="Base10GreyBackgroundMiddleColumn" office:value-type="string" calcext:value-type="string">
            <text:p>4,5 ₁₀</text:p>
          </table:table-cell>
          <table:table-cell table:style-name="Base06GreyBackground" office:value-type="string" calcext:value-type="string">
            <text:p>4,3 ₆</text:p>
          </table:table-cell>
          <table:table-cell/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0,2̅3̅5̅ ̅2̅9̅4̅ ̅1̅1̅7̅ ̅6̅4̅7̅ ̅0̅5̅8̅ ̅8̅ ₁₀</text:p>
          </table:table-cell>
          <table:table-cell table:style-name="Base06" office:value-type="string" calcext:value-type="string">
            <text:p>0,1̅2̅2̅4̅ ̅5̅3̅5̅1̅ ̅4̅3̅3̅1̅ ̅0̅2̅0̅4̅ ₆</text:p>
          </table:table-cell>
          <table:table-cell table:style-name="Base10GreyBackgroundMiddleColumn" office:value-type="string" calcext:value-type="string">
            <text:p>0,22̅8̅5̅ ̅7̅1̅4̅ ₁₀</text:p>
          </table:table-cell>
          <table:table-cell table:style-name="Base06GreyBackground" office:value-type="string" calcext:value-type="string">
            <text:p>0,1̅2̅ ₆</text:p>
          </table:table-cell>
          <table:table-cell table:style-name="Base10MiddleColumn" office:value-type="string" calcext:value-type="string">
            <text:p>0,2̅ ₁₀</text:p>
          </table:table-cell>
          <table:table-cell table:style-name="Base06" office:value-type="string" calcext:value-type="string">
            <text:p>0,1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MiddleColumn" office:value-type="string" calcext:value-type="string">
            <text:p>3,7̅ ₁₀</text:p>
          </table:table-cell>
          <table:table-cell table:style-name="Base06" office:value-type="string" calcext:value-type="string">
            <text:p>3,4̅ ₆</text:p>
          </table:table-cell>
          <table:table-cell table:style-name="Base10GreyBackgroundMiddleColumn" office:value-type="string" calcext:value-type="string">
            <text:p>3,8̅ ₁₀</text:p>
          </table:table-cell>
          <table:table-cell table:style-name="Base06GreyBackground" office:value-type="string" calcext:value-type="string">
            <text:p>3,52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/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0,26̅4̅7̅ ̅0̅5̅8̅ ̅8̅2̅3̅ ̅5̅2̅9̅ ̅4̅1̅1̅ ̅7̅ ₁₀</text:p>
          </table:table-cell>
          <table:table-cell table:style-name="Base06GreyBackground" office:value-type="string" calcext:value-type="string">
            <text:p>0,13̅3̅1̅0̅ ̅2̅0̅4̅1̅ ̅2̅2̅4̅5̅ ̅3̅5̅1̅4̅ ₆</text:p>
          </table:table-cell>
          <table:table-cell table:style-name="Base10MiddleColumn" office:value-type="string" calcext:value-type="string">
            <text:p>0,25̅7̅1̅ ̅4̅2̅8̅ ₁₀</text:p>
          </table:table-cell>
          <table:table-cell table:style-name="Base06" office:value-type="string" calcext:value-type="string">
            <text:p>0,1̅3̅ ₆</text:p>
          </table:table-cell>
          <table:table-cell table:style-name="Base10GreyBackgroundMiddleColumn" office:value-type="string" calcext:value-type="string">
            <text:p>0,25 ₁₀</text:p>
          </table:table-cell>
          <table:table-cell table:style-name="Base06GreyBackground" office:value-type="string" calcext:value-type="string">
            <text:p>0,1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3,4 ₁₀</text:p>
          </table:table-cell>
          <table:table-cell table:style-name="Base06GreyBackground" office:value-type="string" calcext:value-type="string">
            <text:p>3,2̅ ₆</text:p>
          </table:table-cell>
          <table:table-cell table:style-name="Base10MiddleColumn" office:value-type="string" calcext:value-type="string">
            <text:p>3,5 ₁₀</text:p>
          </table:table-cell>
          <table:table-cell table:style-name="Base06" office:value-type="string" calcext:value-type="string">
            <text:p>3,3 ₆</text:p>
          </table:table-cell>
          <table:table-cell table:style-name="Base10GreyBackgroundMiddleColumn" office:value-type="string" calcext:value-type="string">
            <text:p>3,6 ₁₀</text:p>
          </table:table-cell>
          <table:table-cell table:style-name="Base06GreyBackground" office:value-type="string" calcext:value-type="string">
            <text:p>3,3̅ ₆</text:p>
          </table:table-cell>
          <table:table-cell/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0,2̅9̅4̅ ̅1̅1̅7̅ ̅6̅4̅7̅ ̅0̅5̅8̅ ̅8̅2̅3̅ ̅5̅ ₁₀</text:p>
          </table:table-cell>
          <table:table-cell table:style-name="Base06" office:value-type="string" calcext:value-type="string">
            <text:p>0,1̅4̅3̅3̅ ̅1̅0̅2̅0̅ ̅4̅1̅2̅2̅ ̅4̅5̅3̅5̅ ₆</text:p>
          </table:table-cell>
          <table:table-cell table:style-name="Base10GreyBackgroundMiddleColumn" office:value-type="string" calcext:value-type="string">
            <text:p>0,2̅8̅5̅ ̅7̅1̅4̅ ₁₀</text:p>
          </table:table-cell>
          <table:table-cell table:style-name="Base06GreyBackground" office:value-type="string" calcext:value-type="string">
            <text:p>0,1̅4̅ ₆</text:p>
          </table:table-cell>
          <table:table-cell table:style-name="Base10MiddleColumn" office:value-type="string" calcext:value-type="string">
            <text:p>0,27̅ ₁₀</text:p>
          </table:table-cell>
          <table:table-cell table:style-name="Base06" office:value-type="string" calcext:value-type="string">
            <text:p>0,1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MiddleColumn" office:value-type="string" calcext:value-type="string">
            <text:p>3,0̅9̅ ₁₀</text:p>
          </table:table-cell>
          <table:table-cell table:style-name="Base06" office:value-type="string" calcext:value-type="string">
            <text:p>3,0̅3̅1̅3̅ ̅4̅5̅2̅4̅ ̅2̅1̅ ₆</text:p>
          </table:table-cell>
          <table:table-cell table:style-name="Base10GreyBackgroundMiddleColumn" office:value-type="string" calcext:value-type="string">
            <text:p>3,1̅8̅ ₁₀</text:p>
          </table:table-cell>
          <table:table-cell table:style-name="Base06GreyBackground" office:value-type="string" calcext:value-type="string">
            <text:p>3,1̅0̅3̅1̅ ̅3̅4̅5̅2̅ ̅4̅2̅ ₆</text:p>
          </table:table-cell>
          <table:table-cell table:style-name="Base10MiddleColumn" office:value-type="string" calcext:value-type="string">
            <text:p>3,2̅7̅ ₁₀</text:p>
          </table:table-cell>
          <table:table-cell table:style-name="Base06" office:value-type="string" calcext:value-type="string">
            <text:p>3,1̅3̅4̅5̅ ̅2̅4̅2̅1̅ ̅0̅3̅ ₆</text:p>
          </table:table-cell>
          <table:table-cell/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0,32̅3̅5̅ ̅2̅9̅4̅ ̅1̅1̅7̅ ̅6̅4̅7̅ ̅0̅5̅8̅ ̅8̅ ₁₀</text:p>
          </table:table-cell>
          <table:table-cell table:style-name="Base06GreyBackground" office:value-type="string" calcext:value-type="string">
            <text:p>0,15̅3̅5̅1̅ ̅4̅3̅3̅1̅ ̅0̅2̅0̅4̅ ̅1̅2̅2̅4̅ ₆</text:p>
          </table:table-cell>
          <table:table-cell table:style-name="Base10MiddleColumn" office:value-type="string" calcext:value-type="string">
            <text:p>0,31̅4̅2̅ ̅8̅5̅7̅ ₁₀</text:p>
          </table:table-cell>
          <table:table-cell table:style-name="Base06" office:value-type="string" calcext:value-type="string">
            <text:p>0,1̅5̅ ₆</text:p>
          </table:table-cell>
          <table:table-cell table:style-name="Base10GreyBackgroundMiddleColumn" office:value-type="string" calcext:value-type="string">
            <text:p>0,305̅ ₁₀</text:p>
          </table:table-cell>
          <table:table-cell table:style-name="Base06GreyBackground" office:value-type="string" calcext:value-type="string">
            <text:p>0,1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,83̅ ₁₀</text:p>
          </table:table-cell>
          <table:table-cell table:style-name="Base06GreyBackground" office:value-type="string" calcext:value-type="string">
            <text:p>2,5 ₆</text:p>
          </table:table-cell>
          <table:table-cell table:style-name="Base10MiddleColumn" office:value-type="string" calcext:value-type="string">
            <text:p>2,916̅ ₁₀</text:p>
          </table:table-cell>
          <table:table-cell table:style-name="Base06" office:value-type="string" calcext:value-type="string">
            <text:p>2,53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/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0,3̅5̅2̅ ̅9̅4̅1̅ ̅1̅7̅6̅ ̅4̅7̅0̅ ̅5̅8̅8̅ ̅2̅ ₁₀</text:p>
          </table:table-cell>
          <table:table-cell table:style-name="Base06" office:value-type="string" calcext:value-type="string">
            <text:p>0,2̅0̅4̅1̅ ̅2̅2̅4̅5̅ ̅3̅5̅1̅4̅ ̅3̅3̅1̅0̅ ₆</text:p>
          </table:table-cell>
          <table:table-cell table:style-name="Base10GreyBackgroundMiddleColumn" office:value-type="string" calcext:value-type="string">
            <text:p>0,34̅2̅8̅ ̅5̅7̅1̅ ₁₀</text:p>
          </table:table-cell>
          <table:table-cell table:style-name="Base06GreyBackground" office:value-type="string" calcext:value-type="string">
            <text:p>0,2̅0̅ ₆</text:p>
          </table:table-cell>
          <table:table-cell table:style-name="Base10MiddleColumn" office:value-type="string" calcext:value-type="string">
            <text:p>0,3̅ ₁₀</text:p>
          </table:table-cell>
          <table:table-cell table:style-name="Base06" office:value-type="string" calcext:value-type="string">
            <text:p>0,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MiddleColumn" office:value-type="string" calcext:value-type="string">
            <text:p>2,6̅1̅5̅ ̅3̅8̅4̅ ₁₀</text:p>
          </table:table-cell>
          <table:table-cell table:style-name="Base06" office:value-type="string" calcext:value-type="string">
            <text:p>2,3̅4̅0̅5̅ ̅3̅1̅2̅1̅ ̅5̅0̅2̅4̅ ₆</text:p>
          </table:table-cell>
          <table:table-cell table:style-name="Base10GreyBackgroundMiddleColumn" office:value-type="string" calcext:value-type="string">
            <text:p>2,6̅9̅2̅ ̅3̅0̅7̅ ₁₀</text:p>
          </table:table-cell>
          <table:table-cell table:style-name="Base06GreyBackground" office:value-type="string" calcext:value-type="string">
            <text:p>2,4̅0̅5̅3̅ ̅1̅2̅1̅5̅ ̅0̅2̅4̅3̅ ₆</text:p>
          </table:table-cell>
          <table:table-cell table:style-name="Base10MiddleColumn" office:value-type="string" calcext:value-type="string">
            <text:p>2,7̅6̅9̅ ̅2̅3̅0̅ ₁₀</text:p>
          </table:table-cell>
          <table:table-cell table:style-name="Base06" office:value-type="string" calcext:value-type="string">
            <text:p>2,4̅3̅4̅0̅ ̅5̅3̅1̅2̅ ̅1̅5̅0̅2̅ ₆</text:p>
          </table:table-cell>
          <table:table-cell/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0,38̅2̅3̅ ̅5̅2̅9̅ ̅4̅1̅1̅ ̅7̅6̅4̅ ̅7̅0̅5̅ ̅8̅ ₁₀</text:p>
          </table:table-cell>
          <table:table-cell table:style-name="Base06GreyBackground" office:value-type="string" calcext:value-type="string">
            <text:p>0,21̅4̅3̅3̅ ̅1̅0̅2̅0̅ ̅4̅1̅2̅2̅ ̅4̅5̅3̅5̅ ₆</text:p>
          </table:table-cell>
          <table:table-cell table:style-name="Base10MiddleColumn" office:value-type="string" calcext:value-type="string">
            <text:p>0,37̅1̅4̅ ̅2̅8̅5̅ ₁₀</text:p>
          </table:table-cell>
          <table:table-cell table:style-name="Base06" office:value-type="string" calcext:value-type="string">
            <text:p>0,2̅1̅ ₆</text:p>
          </table:table-cell>
          <table:table-cell table:style-name="Base10GreyBackgroundMiddleColumn" office:value-type="string" calcext:value-type="string">
            <text:p>0,361̅ ₁₀</text:p>
          </table:table-cell>
          <table:table-cell table:style-name="Base06GreyBackground" office:value-type="string" calcext:value-type="string">
            <text:p>0,2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,4̅2̅8̅ ̅5̅7̅1̅ ₁₀</text:p>
          </table:table-cell>
          <table:table-cell table:style-name="Base06GreyBackground" office:value-type="string" calcext:value-type="string">
            <text:p>2,2̅3̅ ₆</text:p>
          </table:table-cell>
          <table:table-cell table:style-name="Base10MiddleColumn" office:value-type="string" calcext:value-type="string">
            <text:p>2,5 ₁₀</text:p>
          </table:table-cell>
          <table:table-cell table:style-name="Base06" office:value-type="string" calcext:value-type="string">
            <text:p>2,3 ₆</text:p>
          </table:table-cell>
          <table:table-cell table:style-name="Base10GreyBackgroundMiddleColumn" office:value-type="string" calcext:value-type="string">
            <text:p>2,5̅7̅1̅ ̅4̅2̅8̅ ₁₀</text:p>
          </table:table-cell>
          <table:table-cell table:style-name="Base06GreyBackground" office:value-type="string" calcext:value-type="string">
            <text:p>2,3̅2̅ ₆</text:p>
          </table:table-cell>
          <table:table-cell/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0,4̅1̅1̅ ̅7̅6̅4̅ ̅7̅0̅5̅ ̅8̅8̅2̅ ̅3̅5̅2̅ ̅9̅ ₁₀</text:p>
          </table:table-cell>
          <table:table-cell table:style-name="Base06" office:value-type="string" calcext:value-type="string">
            <text:p>0,2̅2̅4̅5̅ ̅3̅5̅1̅4̅ ̅3̅3̅1̅0̅ ̅2̅0̅4̅1̅ ₆</text:p>
          </table:table-cell>
          <table:table-cell table:style-name="Base10GreyBackgroundMiddleColumn" office:value-type="string" calcext:value-type="string">
            <text:p>0,4 ₁₀</text:p>
          </table:table-cell>
          <table:table-cell table:style-name="Base06GreyBackground" office:value-type="string" calcext:value-type="string">
            <text:p>0,2̅ ₆</text:p>
          </table:table-cell>
          <table:table-cell table:style-name="Base10MiddleColumn" office:value-type="string" calcext:value-type="string">
            <text:p>0,38̅ ₁₀</text:p>
          </table:table-cell>
          <table:table-cell table:style-name="Base06" office:value-type="string" calcext:value-type="string">
            <text:p>0,2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MiddleColumn" office:value-type="string" calcext:value-type="string">
            <text:p>2,26̅ ₁₀</text:p>
          </table:table-cell>
          <table:table-cell table:style-name="Base06" office:value-type="string" calcext:value-type="string">
            <text:p>2,13̅ ₆</text:p>
          </table:table-cell>
          <table:table-cell table:style-name="Base10GreyBackgroundMiddleColumn" office:value-type="string" calcext:value-type="string">
            <text:p>2,3̅ ₁₀</text:p>
          </table:table-cell>
          <table:table-cell table:style-name="Base06GreyBackground" office:value-type="string" calcext:value-type="string">
            <text:p>2,2 ₆</text:p>
          </table:table-cell>
          <table:table-cell table:style-name="Base10MiddleColumn" office:value-type="string" calcext:value-type="string">
            <text:p>2,4 ₁₀</text:p>
          </table:table-cell>
          <table:table-cell table:style-name="Base06" office:value-type="string" calcext:value-type="string">
            <text:p>2,2̅ ₆</text:p>
          </table:table-cell>
          <table:table-cell/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0,44̅1̅1̅ ̅7̅6̅4̅ ̅7̅0̅5̅ ̅8̅8̅2̅ ̅3̅5̅2̅ ̅9̅ ₁₀</text:p>
          </table:table-cell>
          <table:table-cell table:style-name="Base06GreyBackground" office:value-type="string" calcext:value-type="string">
            <text:p>0,23̅5̅1̅4̅ ̅3̅3̅1̅0̅ ̅2̅0̅4̅1̅ ̅2̅2̅4̅5̅ ₆</text:p>
          </table:table-cell>
          <table:table-cell table:style-name="Base10MiddleColumn" office:value-type="string" calcext:value-type="string">
            <text:p>0,4̅2̅8̅ ̅5̅7̅1̅ ₁₀</text:p>
          </table:table-cell>
          <table:table-cell table:style-name="Base06" office:value-type="string" calcext:value-type="string">
            <text:p>0,2̅3̅ ₆</text:p>
          </table:table-cell>
          <table:table-cell table:style-name="Base10GreyBackgroundMiddleColumn" office:value-type="string" calcext:value-type="string">
            <text:p>0,416̅ ₁₀</text:p>
          </table:table-cell>
          <table:table-cell table:style-name="Base06GreyBackground" office:value-type="string" calcext:value-type="string">
            <text:p>0,2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2,125 ₁₀</text:p>
          </table:table-cell>
          <table:table-cell table:style-name="Base06GreyBackground" office:value-type="string" calcext:value-type="string">
            <text:p>2,043 ₆</text:p>
          </table:table-cell>
          <table:table-cell table:style-name="Base10MiddleColumn" office:value-type="string" calcext:value-type="string">
            <text:p>2,187 5 ₁₀</text:p>
          </table:table-cell>
          <table:table-cell table:style-name="Base06" office:value-type="string" calcext:value-type="string">
            <text:p>2,1043 ₆</text:p>
          </table:table-cell>
          <table:table-cell table:style-name="Base10GreyBackgroundMiddleColumn" office:value-type="string" calcext:value-type="string">
            <text:p>2,25 ₁₀</text:p>
          </table:table-cell>
          <table:table-cell table:style-name="Base06GreyBackground" office:value-type="string" calcext:value-type="string">
            <text:p>2,13 ₆</text:p>
          </table:table-cell>
          <table:table-cell/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0,4̅7̅0̅ ̅5̅8̅8̅ ̅2̅3̅5̅ ̅2̅9̅4̅ ̅1̅1̅7̅ ̅6̅ ₁₀</text:p>
          </table:table-cell>
          <table:table-cell table:style-name="Base06" office:value-type="string" calcext:value-type="string">
            <text:p>0,2̅4̅5̅3̅ ̅5̅1̅4̅3̅ ̅3̅1̅0̅2̅ ̅0̅4̅1̅2̅ ₆</text:p>
          </table:table-cell>
          <table:table-cell table:style-name="Base10GreyBackgroundMiddleColumn" office:value-type="string" calcext:value-type="string">
            <text:p>0,45̅7̅1̅ ̅4̅2̅8̅ ₁₀</text:p>
          </table:table-cell>
          <table:table-cell table:style-name="Base06GreyBackground" office:value-type="string" calcext:value-type="string">
            <text:p>0,2̅4̅ ₆</text:p>
          </table:table-cell>
          <table:table-cell table:style-name="Base10MiddleColumn" office:value-type="string" calcext:value-type="string">
            <text:p>0,4̅ ₁₀</text:p>
          </table:table-cell>
          <table:table-cell table:style-name="Base06" office:value-type="string" calcext:value-type="string">
            <text:p>0,2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2,058 823 529 411 ₁₀</text:p>
          </table:table-cell>
          <table:table-cell table:style-name="Base06GreyBackground" office:value-type="string" calcext:value-type="string">
            <text:p>2,0204 1224 5351 4331 ₆</text:p>
          </table:table-cell>
          <table:table-cell table:style-name="Base10MiddleColumn" office:value-type="string" calcext:value-type="string">
            <text:p>2,117 647 058 823 ₁₀</text:p>
          </table:table-cell>
          <table:table-cell table:style-name="Base06" office:value-type="string" calcext:value-type="string">
            <text:p>2,0412 2453 5143 3102 ₆</text:p>
          </table:table-cell>
          <table:table-cell/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0,5 ₁₀</text:p>
          </table:table-cell>
          <table:table-cell table:style-name="Base06GreyBackground" office:value-type="string" calcext:value-type="string">
            <text:p>0,3 ₆</text:p>
          </table:table-cell>
          <table:table-cell table:style-name="Base10MiddleColumn" office:value-type="string" calcext:value-type="string">
            <text:p>0,48̅5̅7̅ ̅1̅4̅2̅ ₁₀</text:p>
          </table:table-cell>
          <table:table-cell table:style-name="Base06" office:value-type="string" calcext:value-type="string">
            <text:p>0,2̅5̅ ₆</text:p>
          </table:table-cell>
          <table:table-cell table:style-name="Base10GreyBackgroundMiddleColumn" office:value-type="string" calcext:value-type="string">
            <text:p>0,472̅ ₁₀</text:p>
          </table:table-cell>
          <table:table-cell table:style-name="Base06GreyBackground" office:value-type="string" calcext:value-type="string">
            <text:p>0,2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,8̅ ₁₀</text:p>
          </table:table-cell>
          <table:table-cell table:style-name="Base06GreyBackground" office:value-type="string" calcext:value-type="string">
            <text:p>1,52 ₆</text:p>
          </table:table-cell>
          <table:table-cell table:style-name="Base10MiddleColumn" office:value-type="string" calcext:value-type="string">
            <text:p>1,94̅ ₁₀</text:p>
          </table:table-cell>
          <table:table-cell table:style-name="Base06" office:value-type="string" calcext:value-type="string">
            <text:p>1,54 ₆</text:p>
          </table:table-cell>
          <table:table-cell table:style-name="Base10GreyBackgroundMiddleColumn" office:value-type="string" calcext:value-type="string">
            <text:p>2 ₁₀</text:p>
          </table:table-cell>
          <table:table-cell table:style-name="Base06GreyBackground" office:value-type="string" calcext:value-type="string">
            <text:p>2 ₆</text:p>
          </table:table-cell>
          <table:table-cell/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0,5̅2̅9̅ ̅4̅1̅1̅ ̅7̅6̅4̅ ̅7̅0̅5̅ ̅8̅8̅2̅ ̅3̅ ₁₀</text:p>
          </table:table-cell>
          <table:table-cell table:style-name="Base06" office:value-type="string" calcext:value-type="string">
            <text:p>0,3̅1̅0̅2̅ ̅0̅4̅1̅2̅ ̅2̅4̅5̅3̅ ̅5̅1̅4̅3̅ ₆</text:p>
          </table:table-cell>
          <table:table-cell table:style-name="Base10GreyBackgroundMiddleColumn" office:value-type="string" calcext:value-type="string">
            <text:p>0,51̅4̅2̅ ̅8̅5̅7̅ ₁₀</text:p>
          </table:table-cell>
          <table:table-cell table:style-name="Base06GreyBackground" office:value-type="string" calcext:value-type="string">
            <text:p>0,3̅0̅ ₆</text:p>
          </table:table-cell>
          <table:table-cell table:style-name="Base10MiddleColumn" office:value-type="string" calcext:value-type="string">
            <text:p>0,5 ₁₀</text:p>
          </table:table-cell>
          <table:table-cell table:style-name="Base06" office:value-type="string" calcext:value-type="string">
            <text:p>0,3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MiddleColumn" office:value-type="string" calcext:value-type="string">
            <text:p>1,789 473 684 21 ₁₀</text:p>
          </table:table-cell>
          <table:table-cell table:style-name="Base06" office:value-type="string" calcext:value-type="string">
            <text:p>1,4̅4̅2̅3̅ ̅0̅5̅4̅0̅ ̅3̅ ₆</text:p>
          </table:table-cell>
          <table:table-cell table:style-name="Base10GreyBackgroundMiddleColumn" office:value-type="string" calcext:value-type="string">
            <text:p>1,842 105 263 157 ₁₀</text:p>
          </table:table-cell>
          <table:table-cell table:style-name="Base06GreyBackground" office:value-type="string" calcext:value-type="string">
            <text:p>1,5̅0̅1̅5̅ ̅2̅1̅1̅3̅ ̅2̅ ₆</text:p>
          </table:table-cell>
          <table:table-cell table:style-name="Base10MiddleColumn" office:value-type="string" calcext:value-type="string">
            <text:p>1,894 736 842 105 ₁₀</text:p>
          </table:table-cell>
          <table:table-cell table:style-name="Base06" office:value-type="string" calcext:value-type="string">
            <text:p>1,5̅2̅1̅1̅ ̅3̅2̅5̅0̅ ̅1̅ ₆</text:p>
          </table:table-cell>
          <table:table-cell/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0,55̅8̅8̅ ̅2̅3̅5̅ ̅2̅9̅4̅ ̅1̅1̅7̅ ̅6̅4̅7̅ ̅0̅ ₁₀</text:p>
          </table:table-cell>
          <table:table-cell table:style-name="Base06GreyBackground" office:value-type="string" calcext:value-type="string">
            <text:p>0,32̅0̅4̅1̅ ̅2̅2̅4̅5̅ ̅3̅5̅1̅4̅ ̅3̅3̅1̅0̅ ₆</text:p>
          </table:table-cell>
          <table:table-cell table:style-name="Base10MiddleColumn" office:value-type="string" calcext:value-type="string">
            <text:p>0,54̅2̅8̅ ̅5̅7̅1̅ ₁₀</text:p>
          </table:table-cell>
          <table:table-cell table:style-name="Base06" office:value-type="string" calcext:value-type="string">
            <text:p>0,3̅1̅ ₆</text:p>
          </table:table-cell>
          <table:table-cell table:style-name="Base10GreyBackgroundMiddleColumn" office:value-type="string" calcext:value-type="string">
            <text:p>0,527̅ ₁₀</text:p>
          </table:table-cell>
          <table:table-cell table:style-name="Base06GreyBackground" office:value-type="string" calcext:value-type="string">
            <text:p>0,3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1,7 ₁₀</text:p>
          </table:table-cell>
          <table:table-cell table:style-name="Base06GreyBackground" office:value-type="string" calcext:value-type="string">
            <text:p>1,41̅ ₆</text:p>
          </table:table-cell>
          <table:table-cell table:style-name="Base10MiddleColumn" office:value-type="string" calcext:value-type="string">
            <text:p>1,75 ₁₀</text:p>
          </table:table-cell>
          <table:table-cell table:style-name="Base06" office:value-type="string" calcext:value-type="string">
            <text:p>1,43 ₆</text:p>
          </table:table-cell>
          <table:table-cell table:style-name="Base10GreyBackgroundMiddleColumn" office:value-type="string" calcext:value-type="string">
            <text:p>1,8 ₁₀</text:p>
          </table:table-cell>
          <table:table-cell table:style-name="Base06GreyBackground" office:value-type="string" calcext:value-type="string">
            <text:p>1,4̅ ₆</text:p>
          </table:table-cell>
          <table:table-cell/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0,5̅8̅8̅ ̅2̅3̅5̅ ̅2̅9̅4̅ ̅1̅1̅7̅ ̅6̅4̅7̅ ̅0̅ ₁₀</text:p>
          </table:table-cell>
          <table:table-cell table:style-name="Base06" office:value-type="string" calcext:value-type="string">
            <text:p>0,3̅3̅1̅0̅ ̅2̅0̅4̅1̅ ̅2̅2̅4̅5̅ ̅3̅5̅1̅4̅ ₆</text:p>
          </table:table-cell>
          <table:table-cell table:style-name="Base10GreyBackgroundMiddleColumn" office:value-type="string" calcext:value-type="string">
            <text:p>0,5̅7̅1̅ ̅4̅2̅8̅ ̅5̅7̅1̅ ̅4̅2̅8̅ ̅5̅7̅1̅ ̅4̅2̅8̅ ₁₀</text:p>
          </table:table-cell>
          <table:table-cell table:style-name="Base06GreyBackground" office:value-type="string" calcext:value-type="string">
            <text:p>0,3̅2̅ ₆</text:p>
          </table:table-cell>
          <table:table-cell table:style-name="Base10MiddleColumn" office:value-type="string" calcext:value-type="string">
            <text:p>0,5̅ ₁₀</text:p>
          </table:table-cell>
          <table:table-cell table:style-name="Base06" office:value-type="string" calcext:value-type="string">
            <text:p>0,3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MiddleColumn" office:value-type="string" calcext:value-type="string">
            <text:p>1,6̅1̅9̅ ̅0̅4̅7̅ ₁₀</text:p>
          </table:table-cell>
          <table:table-cell table:style-name="Base06" office:value-type="string" calcext:value-type="string">
            <text:p>1,34̅1̅4̅ ̅1̅4̅1̅4̅ ̅1̅4̅1̅ ₆</text:p>
          </table:table-cell>
          <table:table-cell table:style-name="Base10GreyBackgroundMiddleColumn" office:value-type="string" calcext:value-type="string">
            <text:p>1,6̅ ₁₀</text:p>
          </table:table-cell>
          <table:table-cell table:style-name="Base06GreyBackground" office:value-type="string" calcext:value-type="string">
            <text:p>1,4 ₆</text:p>
          </table:table-cell>
          <table:table-cell table:style-name="Base10MiddleColumn" office:value-type="string" calcext:value-type="string">
            <text:p>1,7̅1̅4̅ ̅2̅8̅5̅ ₁₀</text:p>
          </table:table-cell>
          <table:table-cell table:style-name="Base06" office:value-type="string" calcext:value-type="string">
            <text:p>1,4̅1̅ ₆</text:p>
          </table:table-cell>
          <table:table-cell/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0,61̅7̅6̅ ̅4̅7̅0̅ ̅5̅8̅8̅ ̅2̅3̅5̅ ̅2̅9̅4̅ ̅1̅ ₁₀</text:p>
          </table:table-cell>
          <table:table-cell table:style-name="Base06GreyBackground" office:value-type="string" calcext:value-type="string">
            <text:p>0,34̅1̅2̅2̅ ̅4̅5̅3̅5̅ ̅1̅4̅3̅3̅ ̅1̅0̅2̅0̅ ₆</text:p>
          </table:table-cell>
          <table:table-cell table:style-name="Base10MiddleColumn" office:value-type="string" calcext:value-type="string">
            <text:p>0,6 ₁₀</text:p>
          </table:table-cell>
          <table:table-cell table:style-name="Base06" office:value-type="string" calcext:value-type="string">
            <text:p>0,3̅ ₆</text:p>
          </table:table-cell>
          <table:table-cell table:style-name="Base10GreyBackgroundMiddleColumn" office:value-type="string" calcext:value-type="string">
            <text:p>0,583̅ ₁₀</text:p>
          </table:table-cell>
          <table:table-cell table:style-name="Base06GreyBackground" office:value-type="string" calcext:value-type="string">
            <text:p>0,3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1,5̅4̅ ₁₀</text:p>
          </table:table-cell>
          <table:table-cell table:style-name="Base06GreyBackground" office:value-type="string" calcext:value-type="string">
            <text:p>1,3̅1̅3̅4̅ ̅5̅2̅4̅2̅ ̅1̅0̅ ₆</text:p>
          </table:table-cell>
          <table:table-cell table:style-name="Base10MiddleColumn" office:value-type="string" calcext:value-type="string">
            <text:p>1,59̅0̅ ̅9̅0̅ ₁₀</text:p>
          </table:table-cell>
          <table:table-cell table:style-name="Base06" office:value-type="string" calcext:value-type="string">
            <text:p>1,33̅1̅3̅ ̅4̅5̅2̅4̅ ̅2̅1̅0̅ ₆</text:p>
          </table:table-cell>
          <table:table-cell table:style-name="Base10GreyBackgroundMiddleColumn" office:value-type="string" calcext:value-type="string">
            <text:p>1,6̅3̅ ₁₀</text:p>
          </table:table-cell>
          <table:table-cell table:style-name="Base06GreyBackground" office:value-type="string" calcext:value-type="string">
            <text:p>1,3̅4̅5̅2̅ ̅4̅2̅1̅0̅ ̅3̅1̅ ₆</text:p>
          </table:table-cell>
          <table:table-cell/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0,6̅4̅7̅ ̅0̅5̅8̅ ̅8̅2̅3̅ ̅5̅2̅9̅ ̅4̅1̅1̅ ̅7̅ ₁₀</text:p>
          </table:table-cell>
          <table:table-cell table:style-name="Base06" office:value-type="string" calcext:value-type="string">
            <text:p>0,3̅5̅1̅4̅ ̅3̅3̅1̅0̅ ̅2̅0̅4̅1̅ ̅2̅2̅4̅5̅ ₆</text:p>
          </table:table-cell>
          <table:table-cell table:style-name="Base10GreyBackgroundMiddleColumn" office:value-type="string" calcext:value-type="string">
            <text:p>0,62̅8̅5̅ ̅7̅1̅4̅ ₁₀</text:p>
          </table:table-cell>
          <table:table-cell table:style-name="Base06GreyBackground" office:value-type="string" calcext:value-type="string">
            <text:p>0,3̅4̅ ₆</text:p>
          </table:table-cell>
          <table:table-cell table:style-name="Base10MiddleColumn" office:value-type="string" calcext:value-type="string">
            <text:p>0,61̅ ₁₀</text:p>
          </table:table-cell>
          <table:table-cell table:style-name="Base06" office:value-type="string" calcext:value-type="string">
            <text:p>0,3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MiddleColumn" office:value-type="string" calcext:value-type="string">
            <text:p>1,478 260 869 565 ₁₀</text:p>
          </table:table-cell>
          <table:table-cell table:style-name="Base06" office:value-type="string" calcext:value-type="string">
            <text:p>1,2̅5̅1̅1̅ ̅4̅5̅4̅2̅ ̅3̅3̅5̅ ₆</text:p>
          </table:table-cell>
          <table:table-cell table:style-name="Base10GreyBackgroundMiddleColumn" office:value-type="string" calcext:value-type="string">
            <text:p>1,521 739 130 434 ₁₀</text:p>
          </table:table-cell>
          <table:table-cell table:style-name="Base06GreyBackground" office:value-type="string" calcext:value-type="string">
            <text:p>1,3̅0̅4̅4̅ ̅1̅0̅1̅3̅ ̅2̅2̅0̅ ₆</text:p>
          </table:table-cell>
          <table:table-cell table:style-name="Base10MiddleColumn" office:value-type="string" calcext:value-type="string">
            <text:p>1,565 217 391 304 ₁₀</text:p>
          </table:table-cell>
          <table:table-cell table:style-name="Base06" office:value-type="string" calcext:value-type="string">
            <text:p>1,3̅2̅2̅0̅ ̅3̅0̅4̅4̅ ̅1̅0̅1̅ ₆</text:p>
          </table:table-cell>
          <table:table-cell/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0,67̅6̅4̅ ̅7̅0̅5̅ ̅8̅8̅2̅ ̅3̅5̅2̅ ̅9̅4̅1̅ ̅1̅ ₁₀</text:p>
          </table:table-cell>
          <table:table-cell table:style-name="Base06GreyBackground" office:value-type="string" calcext:value-type="string">
            <text:p>0,40̅2̅0̅4̅ ̅1̅2̅2̅4̅ ̅5̅3̅5̅1̅ ̅4̅3̅3̅1̅ ₆</text:p>
          </table:table-cell>
          <table:table-cell table:style-name="Base10MiddleColumn" office:value-type="string" calcext:value-type="string">
            <text:p>0,65̅7̅1̅ ̅4̅2̅8̅ ₁₀</text:p>
          </table:table-cell>
          <table:table-cell table:style-name="Base06" office:value-type="string" calcext:value-type="string">
            <text:p>0,3̅5̅ ₆</text:p>
          </table:table-cell>
          <table:table-cell table:style-name="Base10GreyBackgroundMiddleColumn" office:value-type="string" calcext:value-type="string">
            <text:p>0,638̅ ₁₀</text:p>
          </table:table-cell>
          <table:table-cell table:style-name="Base06GreyBackground" office:value-type="string" calcext:value-type="string">
            <text:p>0,3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1,416̅ ₁₀</text:p>
          </table:table-cell>
          <table:table-cell table:style-name="Base06GreyBackground" office:value-type="string" calcext:value-type="string">
            <text:p>1,23 ₆</text:p>
          </table:table-cell>
          <table:table-cell table:style-name="Base10MiddleColumn" office:value-type="string" calcext:value-type="string">
            <text:p>1,458 3̅ ₁₀</text:p>
          </table:table-cell>
          <table:table-cell table:style-name="Base06" office:value-type="string" calcext:value-type="string">
            <text:p>1,243 ₆</text:p>
          </table:table-cell>
          <table:table-cell table:style-name="Base10GreyBackgroundMiddleColumn" office:value-type="string" calcext:value-type="string">
            <text:p>1,5 ₁₀</text:p>
          </table:table-cell>
          <table:table-cell table:style-name="Base06GreyBackground" office:value-type="string" calcext:value-type="string">
            <text:p>1,3 ₆</text:p>
          </table:table-cell>
          <table:table-cell/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0,7̅0̅5̅ ̅8̅8̅2̅ ̅3̅5̅2̅ ̅9̅4̅1̅ ̅1̅7̅6̅ ̅4̅ ₁₀</text:p>
          </table:table-cell>
          <table:table-cell table:style-name="Base06" office:value-type="string" calcext:value-type="string">
            <text:p>0,4̅1̅2̅2̅ ̅4̅5̅3̅5̅ ̅1̅4̅3̅3̅ ̅1̅0̅2̅0̅ ₆</text:p>
          </table:table-cell>
          <table:table-cell table:style-name="Base10GreyBackgroundMiddleColumn" office:value-type="string" calcext:value-type="string">
            <text:p>0,68̅5̅7̅ ̅1̅4̅2̅ ₁₀</text:p>
          </table:table-cell>
          <table:table-cell table:style-name="Base06GreyBackground" office:value-type="string" calcext:value-type="string">
            <text:p>0,4̅0̅ ₆</text:p>
          </table:table-cell>
          <table:table-cell table:style-name="Base10MiddleColumn" office:value-type="string" calcext:value-type="string">
            <text:p>0,6̅ ₁₀</text:p>
          </table:table-cell>
          <table:table-cell table:style-name="Base06" office:value-type="string" calcext:value-type="string">
            <text:p>0,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MiddleColumn" office:value-type="string" calcext:value-type="string">
            <text:p>1,36 ₁₀</text:p>
          </table:table-cell>
          <table:table-cell table:style-name="Base06" office:value-type="string" calcext:value-type="string">
            <text:p>1,2̅0̅5̅4̅ ̅3̅ ₆</text:p>
          </table:table-cell>
          <table:table-cell table:style-name="Base10GreyBackgroundMiddleColumn" office:value-type="string" calcext:value-type="string">
            <text:p>1,4 ₁₀</text:p>
          </table:table-cell>
          <table:table-cell table:style-name="Base06GreyBackground" office:value-type="string" calcext:value-type="string">
            <text:p>1,2̅ ₆</text:p>
          </table:table-cell>
          <table:table-cell table:style-name="Base10MiddleColumn" office:value-type="string" calcext:value-type="string">
            <text:p>1,4̅ ₁₀</text:p>
          </table:table-cell>
          <table:table-cell table:style-name="Base06" office:value-type="string" calcext:value-type="string">
            <text:p>1,2̅3̅5̅0̅ ̅1̅ ₆</text:p>
          </table:table-cell>
          <table:table-cell/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0,73̅5̅2̅ ̅9̅4̅1̅ ̅1̅7̅6̅ ̅4̅7̅0̅ ̅5̅8̅8̅ ̅2̅ ₁₀</text:p>
          </table:table-cell>
          <table:table-cell table:style-name="Base06GreyBackground" office:value-type="string" calcext:value-type="string">
            <text:p>0,42̅2̅4̅5̅ ̅3̅5̅1̅4̅ ̅3̅3̅1̅0̅ ̅2̅0̅4̅1̅ ₆</text:p>
          </table:table-cell>
          <table:table-cell table:style-name="Base10MiddleColumn" office:value-type="string" calcext:value-type="string">
            <text:p>0,7̅1̅4̅ ̅2̅8̅5̅ ̅7̅1̅4̅ ̅2̅8̅5̅ ̅7̅1̅4̅ ̅2̅8̅5̅ ₁₀</text:p>
          </table:table-cell>
          <table:table-cell table:style-name="Base06" office:value-type="string" calcext:value-type="string">
            <text:p>0,4̅1̅ ₆</text:p>
          </table:table-cell>
          <table:table-cell table:style-name="Base10GreyBackgroundMiddleColumn" office:value-type="string" calcext:value-type="string">
            <text:p>0,694̅ ₁₀</text:p>
          </table:table-cell>
          <table:table-cell table:style-name="Base06GreyBackground" office:value-type="string" calcext:value-type="string">
            <text:p>0,4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1,3̅0̅7̅ ̅6̅9̅2̅ ₁₀</text:p>
          </table:table-cell>
          <table:table-cell table:style-name="Base06GreyBackground" office:value-type="string" calcext:value-type="string">
            <text:p>1,1̅5̅0̅2̅ ̅4̅3̅4̅0̅ ̅5̅3̅1̅2̅ ₆</text:p>
          </table:table-cell>
          <table:table-cell table:style-name="Base10MiddleColumn" office:value-type="string" calcext:value-type="string">
            <text:p>1,34̅6̅ ̅1̅5̅3̅ ̅8̅ ₁₀</text:p>
          </table:table-cell>
          <table:table-cell table:style-name="Base06" office:value-type="string" calcext:value-type="string">
            <text:p>1,20̅2̅4̅ ̅3̅4̅0̅5̅ ̅3̅1̅2̅1̅ ̅5̅ ₆</text:p>
          </table:table-cell>
          <table:table-cell table:style-name="Base10GreyBackgroundMiddleColumn" office:value-type="string" calcext:value-type="string">
            <text:p>1,3̅8̅4̅ ̅6̅1̅5̅ ₁₀</text:p>
          </table:table-cell>
          <table:table-cell table:style-name="Base06GreyBackground" office:value-type="string" calcext:value-type="string">
            <text:p>1,2̅1̅5̅0̅ ̅2̅4̅3̅4̅ ̅0̅5̅3̅1̅ ₆</text:p>
          </table:table-cell>
          <table:table-cell/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0,7̅6̅4̅ ̅7̅0̅5̅ ̅8̅8̅2̅ ̅3̅5̅2̅ ̅9̅4̅1̅ ̅1̅ ₁₀</text:p>
          </table:table-cell>
          <table:table-cell table:style-name="Base06" office:value-type="string" calcext:value-type="string">
            <text:p>0,4̅3̅3̅1̅ ̅0̅2̅0̅4̅ ̅1̅2̅2̅4̅ ̅5̅3̅5̅1̅ ₆</text:p>
          </table:table-cell>
          <table:table-cell table:style-name="Base10GreyBackgroundMiddleColumn" office:value-type="string" calcext:value-type="string">
            <text:p>0,74̅2̅8̅ ̅5̅7̅1̅ ₁₀</text:p>
          </table:table-cell>
          <table:table-cell table:style-name="Base06GreyBackground" office:value-type="string" calcext:value-type="string">
            <text:p>0,4̅2̅ ₆</text:p>
          </table:table-cell>
          <table:table-cell table:style-name="Base10MiddleColumn" office:value-type="string" calcext:value-type="string">
            <text:p>0,72̅ ₁₀</text:p>
          </table:table-cell>
          <table:table-cell table:style-name="Base06" office:value-type="string" calcext:value-type="string">
            <text:p>0,4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MiddleColumn" office:value-type="string" calcext:value-type="string">
            <text:p>1,2̅5̅9̅ ₁₀</text:p>
          </table:table-cell>
          <table:table-cell table:style-name="Base06" office:value-type="string" calcext:value-type="string">
            <text:p>1,132 ₆</text:p>
          </table:table-cell>
          <table:table-cell table:style-name="Base10GreyBackgroundMiddleColumn" office:value-type="string" calcext:value-type="string">
            <text:p>1,2̅9̅6̅ ₁₀</text:p>
          </table:table-cell>
          <table:table-cell table:style-name="Base06GreyBackground" office:value-type="string" calcext:value-type="string">
            <text:p>1,14̅ ₆</text:p>
          </table:table-cell>
          <table:table-cell table:style-name="Base10MiddleColumn" office:value-type="string" calcext:value-type="string">
            <text:p>1,3̅ ₁₀</text:p>
          </table:table-cell>
          <table:table-cell table:style-name="Base06" office:value-type="string" calcext:value-type="string">
            <text:p>1,2 ₆</text:p>
          </table:table-cell>
          <table:table-cell/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0,79̅4̅1̅ ̅1̅7̅6̅ ̅4̅7̅0̅ ̅5̅8̅8̅ ̅2̅3̅5̅ ̅2̅ ₁₀</text:p>
          </table:table-cell>
          <table:table-cell table:style-name="Base06GreyBackground" office:value-type="string" calcext:value-type="string">
            <text:p>0,44̅3̅3̅1̅ ̅0̅2̅0̅4̅ ̅1̅2̅2̅4̅ ̅5̅3̅5̅1̅ ₆</text:p>
          </table:table-cell>
          <table:table-cell table:style-name="Base10MiddleColumn" office:value-type="string" calcext:value-type="string">
            <text:p>0,77̅1̅4̅ ̅2̅8̅5̅ ₁₀</text:p>
          </table:table-cell>
          <table:table-cell table:style-name="Base06" office:value-type="string" calcext:value-type="string">
            <text:p>0,4̅3̅ ₆</text:p>
          </table:table-cell>
          <table:table-cell table:style-name="Base10GreyBackgroundMiddleColumn" office:value-type="string" calcext:value-type="string">
            <text:p>0,75 ₁₀</text:p>
          </table:table-cell>
          <table:table-cell table:style-name="Base06GreyBackground" office:value-type="string" calcext:value-type="string">
            <text:p>0,4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1,21̅4̅ ̅2̅8̅5̅ ̅7̅ ₁₀</text:p>
          </table:table-cell>
          <table:table-cell table:style-name="Base06GreyBackground" office:value-type="string" calcext:value-type="string">
            <text:p>1,11̅4̅ ₆</text:p>
          </table:table-cell>
          <table:table-cell table:style-name="Base10MiddleColumn" office:value-type="string" calcext:value-type="string">
            <text:p>1,25 ₁₀</text:p>
          </table:table-cell>
          <table:table-cell table:style-name="Base06" office:value-type="string" calcext:value-type="string">
            <text:p>1,13 ₆</text:p>
          </table:table-cell>
          <table:table-cell table:style-name="Base10GreyBackgroundMiddleColumn" office:value-type="string" calcext:value-type="string">
            <text:p>1,2̅8̅5̅ ̅7̅1̅4̅ ₁₀</text:p>
          </table:table-cell>
          <table:table-cell table:style-name="Base06GreyBackground" office:value-type="string" calcext:value-type="string">
            <text:p>1,1̅4̅ ₆</text:p>
          </table:table-cell>
          <table:table-cell/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0,8̅2̅3̅ ̅5̅2̅9̅ ̅4̅1̅1̅ ̅7̅6̅4̅ ̅7̅0̅5̅ ̅8̅ ₁₀</text:p>
          </table:table-cell>
          <table:table-cell table:style-name="Base06" office:value-type="string" calcext:value-type="string">
            <text:p>0,4̅5̅3̅5̅ ̅1̅4̅3̅3̅ ̅1̅0̅2̅0̅ ̅4̅1̅2̅2̅ ₆</text:p>
          </table:table-cell>
          <table:table-cell table:style-name="Base10GreyBackgroundMiddleColumn" office:value-type="string" calcext:value-type="string">
            <text:p>0,8 ₁₀</text:p>
          </table:table-cell>
          <table:table-cell table:style-name="Base06GreyBackground" office:value-type="string" calcext:value-type="string">
            <text:p>0,4̅ ₆</text:p>
          </table:table-cell>
          <table:table-cell table:style-name="Base10MiddleColumn" office:value-type="string" calcext:value-type="string">
            <text:p>0,7̅ ₁₀</text:p>
          </table:table-cell>
          <table:table-cell table:style-name="Base06" office:value-type="string" calcext:value-type="string">
            <text:p>0,4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MiddleColumn" office:value-type="string" calcext:value-type="string">
            <text:p>1,172 413 793 103 ₁₀</text:p>
          </table:table-cell>
          <table:table-cell table:style-name="Base06" office:value-type="string" calcext:value-type="string">
            <text:p>1,1011 2404 5443 151 ₆</text:p>
          </table:table-cell>
          <table:table-cell table:style-name="Base10GreyBackgroundMiddleColumn" office:value-type="string" calcext:value-type="string">
            <text:p>1,206 896 551 724 ₁₀</text:p>
          </table:table-cell>
          <table:table-cell table:style-name="Base06GreyBackground" office:value-type="string" calcext:value-type="string">
            <text:p>1,1124 0454 4315 1011 ₆</text:p>
          </table:table-cell>
          <table:table-cell table:style-name="Base10MiddleColumn" office:value-type="string" calcext:value-type="string">
            <text:p>1,241 379 310 344 ₁₀</text:p>
          </table:table-cell>
          <table:table-cell table:style-name="Base06" office:value-type="string" calcext:value-type="string">
            <text:p>1,1240 4544 3151 0112 ₆</text:p>
          </table:table-cell>
          <table:table-cell/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0,85̅2̅9̅ ̅4̅1̅1̅ ̅7̅6̅4̅ ̅7̅0̅5̅ ̅8̅8̅2̅ ̅3̅ ₁₀</text:p>
          </table:table-cell>
          <table:table-cell table:style-name="Base06GreyBackground" office:value-type="string" calcext:value-type="string">
            <text:p>0,50̅4̅1̅2̅ ̅2̅4̅5̅3̅ ̅5̅1̅4̅3̅ ̅3̅1̅0̅2̅ ₆</text:p>
          </table:table-cell>
          <table:table-cell table:style-name="Base10MiddleColumn" office:value-type="string" calcext:value-type="string">
            <text:p>0,82̅8̅5̅ ̅7̅1̅4̅ ₁₀</text:p>
          </table:table-cell>
          <table:table-cell table:style-name="Base06" office:value-type="string" calcext:value-type="string">
            <text:p>0,4̅5̅ ₆</text:p>
          </table:table-cell>
          <table:table-cell table:style-name="Base10GreyBackgroundMiddleColumn" office:value-type="string" calcext:value-type="string">
            <text:p>0,805̅ ₁₀</text:p>
          </table:table-cell>
          <table:table-cell table:style-name="Base06GreyBackground" office:value-type="string" calcext:value-type="string">
            <text:p>0,4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1,13̅ ₁₀</text:p>
          </table:table-cell>
          <table:table-cell table:style-name="Base06GreyBackground" office:value-type="string" calcext:value-type="string">
            <text:p>1,04̅ ₆</text:p>
          </table:table-cell>
          <table:table-cell table:style-name="Base10MiddleColumn" office:value-type="string" calcext:value-type="string">
            <text:p>1,16̅ ₁₀</text:p>
          </table:table-cell>
          <table:table-cell table:style-name="Base06" office:value-type="string" calcext:value-type="string">
            <text:p>1,1 ₆</text:p>
          </table:table-cell>
          <table:table-cell table:style-name="Base10GreyBackgroundMiddleColumn" office:value-type="string" calcext:value-type="string">
            <text:p>1,2 ₁₀</text:p>
          </table:table-cell>
          <table:table-cell table:style-name="Base06GreyBackground" office:value-type="string" calcext:value-type="string">
            <text:p>1,1̅ ₆</text:p>
          </table:table-cell>
          <table:table-cell/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0,8̅8̅2̅ ̅3̅5̅2̅ ̅9̅4̅1̅ ̅1̅7̅6̅ ̅4̅7̅0̅ ̅5̅ ₁₀</text:p>
          </table:table-cell>
          <table:table-cell table:style-name="Base06" office:value-type="string" calcext:value-type="string">
            <text:p>0,5̅1̅4̅3̅ ̅3̅1̅0̅2̅ ̅0̅4̅1̅2̅ ̅2̅4̅5̅3̅ ₆</text:p>
          </table:table-cell>
          <table:table-cell table:style-name="Base10GreyBackgroundMiddleColumn" office:value-type="string" calcext:value-type="string">
            <text:p>0,8̅5̅7̅ ̅1̅4̅2̅ ̅8̅5̅7̅ ̅1̅4̅2̅ ̅8̅5̅7̅ ̅1̅4̅2̅ ₁₀</text:p>
          </table:table-cell>
          <table:table-cell table:style-name="Base06GreyBackground" office:value-type="string" calcext:value-type="string">
            <text:p>0,5̅0̅ ₆</text:p>
          </table:table-cell>
          <table:table-cell table:style-name="Base10MiddleColumn" office:value-type="string" calcext:value-type="string">
            <text:p>0,83̅ ₁₀</text:p>
          </table:table-cell>
          <table:table-cell table:style-name="Base06" office:value-type="string" calcext:value-type="string">
            <text:p>0,5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MiddleColumn" office:value-type="string" calcext:value-type="string">
            <text:p>1,096 774 193 548 ₁₀</text:p>
          </table:table-cell>
          <table:table-cell table:style-name="Base06" office:value-type="string" calcext:value-type="string">
            <text:p>1,0̅3̅2̅5̅ ̅2̅3̅ ₆</text:p>
          </table:table-cell>
          <table:table-cell table:style-name="Base10GreyBackgroundMiddleColumn" office:value-type="string" calcext:value-type="string">
            <text:p>1,129 032 258 064 ₁₀</text:p>
          </table:table-cell>
          <table:table-cell table:style-name="Base06GreyBackground" office:value-type="string" calcext:value-type="string">
            <text:p>1,0̅4̅3̅5̅ ̅1̅2̅ ₆</text:p>
          </table:table-cell>
          <table:table-cell table:style-name="Base10MiddleColumn" office:value-type="string" calcext:value-type="string">
            <text:p>1,161 290 322 58 ₁₀</text:p>
          </table:table-cell>
          <table:table-cell table:style-name="Base06" office:value-type="string" calcext:value-type="string">
            <text:p>1,0̅5̅4̅5̅ ̅0̅1̅ ₆</text:p>
          </table:table-cell>
          <table:table-cell/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0,91̅1̅7̅ ̅6̅4̅7̅ ̅0̅5̅8̅ ̅8̅2̅3̅ ̅5̅2̅9̅ ̅4̅ ₁₀</text:p>
          </table:table-cell>
          <table:table-cell table:style-name="Base06GreyBackground" office:value-type="string" calcext:value-type="string">
            <text:p>0,52̅4̅5̅3̅ ̅5̅1̅4̅3̅ ̅3̅1̅0̅2̅ ̅0̅4̅1̅2̅ ₆</text:p>
          </table:table-cell>
          <table:table-cell table:style-name="Base10MiddleColumn" office:value-type="string" calcext:value-type="string">
            <text:p>0,88̅5̅7̅ ̅1̅4̅2̅ ₁₀</text:p>
          </table:table-cell>
          <table:table-cell table:style-name="Base06" office:value-type="string" calcext:value-type="string">
            <text:p>0,5̅1̅ ₆</text:p>
          </table:table-cell>
          <table:table-cell table:style-name="Base10GreyBackgroundMiddleColumn" office:value-type="string" calcext:value-type="string">
            <text:p>0,861̅ ₁₀</text:p>
          </table:table-cell>
          <table:table-cell table:style-name="Base06GreyBackground" office:value-type="string" calcext:value-type="string">
            <text:p>0,51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1,062 5 ₁₀</text:p>
          </table:table-cell>
          <table:table-cell table:style-name="Base06GreyBackground" office:value-type="string" calcext:value-type="string">
            <text:p>1,0213 ₆</text:p>
          </table:table-cell>
          <table:table-cell table:style-name="Base10MiddleColumn" office:value-type="string" calcext:value-type="string">
            <text:p>1,093 75 ₁₀</text:p>
          </table:table-cell>
          <table:table-cell table:style-name="Base06" office:value-type="string" calcext:value-type="string">
            <text:p>1,0321 3 ₆</text:p>
          </table:table-cell>
          <table:table-cell table:style-name="Base10GreyBackgroundMiddleColumn" office:value-type="string" calcext:value-type="string">
            <text:p>1,125 ₁₀</text:p>
          </table:table-cell>
          <table:table-cell table:style-name="Base06GreyBackground" office:value-type="string" calcext:value-type="string">
            <text:p>1,043 ₆</text:p>
          </table:table-cell>
          <table:table-cell/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0,9̅4̅1̅ ̅1̅7̅6̅ ̅4̅7̅0̅ ̅5̅8̅8̅ ̅2̅3̅5̅ ̅2̅ ₁₀</text:p>
          </table:table-cell>
          <table:table-cell table:style-name="Base06" office:value-type="string" calcext:value-type="string">
            <text:p>0,5̅3̅5̅1̅ ̅4̅3̅3̅1̅ ̅0̅2̅0̅4̅ ̅1̅2̅2̅4̅ ₆</text:p>
          </table:table-cell>
          <table:table-cell table:style-name="Base10GreyBackgroundMiddleColumn" office:value-type="string" calcext:value-type="string">
            <text:p>0,91̅4̅2̅ ̅8̅5̅7̅ ₁₀</text:p>
          </table:table-cell>
          <table:table-cell table:style-name="Base06GreyBackground" office:value-type="string" calcext:value-type="string">
            <text:p>0,5̅2̅ ₆</text:p>
          </table:table-cell>
          <table:table-cell table:style-name="Base10MiddleColumn" office:value-type="string" calcext:value-type="string">
            <text:p>0,8̅ ₁₀</text:p>
          </table:table-cell>
          <table:table-cell table:style-name="Base06" office:value-type="string" calcext:value-type="string">
            <text:p>0,52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MiddleColumn" office:value-type="string" calcext:value-type="string">
            <text:p>1,0̅3̅ ₁₀</text:p>
          </table:table-cell>
          <table:table-cell table:style-name="Base06" office:value-type="string" calcext:value-type="string">
            <text:p>1,01̅0̅3̅ ̅1̅3̅4̅5̅ ̅2̅4̅2̅ ₆</text:p>
          </table:table-cell>
          <table:table-cell table:style-name="Base10GreyBackgroundMiddleColumn" office:value-type="string" calcext:value-type="string">
            <text:p>1,0̅6̅ ₁₀</text:p>
          </table:table-cell>
          <table:table-cell table:style-name="Base06GreyBackground" office:value-type="string" calcext:value-type="string">
            <text:p>1,02̅1̅0̅ ̅3̅1̅3̅4̅ ̅5̅2̅4̅ ₆</text:p>
          </table:table-cell>
          <table:table-cell table:style-name="Base10MiddleColumn" office:value-type="string" calcext:value-type="string">
            <text:p>1,0̅9̅ ₁₀</text:p>
          </table:table-cell>
          <table:table-cell table:style-name="Base06" office:value-type="string" calcext:value-type="string">
            <text:p>1,0̅3̅1̅3̅ ̅4̅5̅2̅4̅ ̅2̅1̅ ₆</text:p>
          </table:table-cell>
          <table:table-cell/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0,97̅0̅5̅ ̅8̅8̅2̅ ̅3̅5̅2̅ ̅9̅4̅1̅ ̅1̅7̅6̅ ̅4̅ ₁₀</text:p>
          </table:table-cell>
          <table:table-cell table:style-name="Base06GreyBackground" office:value-type="string" calcext:value-type="string">
            <text:p>0,54̅5̅3̅5̅ ̅1̅4̅3̅3̅ ̅1̅0̅2̅0̅ ̅4̅1̅2̅2̅ ₆</text:p>
          </table:table-cell>
          <table:table-cell table:style-name="Base10MiddleColumn" office:value-type="string" calcext:value-type="string">
            <text:p>0,94̅2̅8̅ ̅5̅7̅1̅ ₁₀</text:p>
          </table:table-cell>
          <table:table-cell table:style-name="Base06" office:value-type="string" calcext:value-type="string">
            <text:p>0,5̅3̅5̅3̅ ̅5̅3̅ ₆</text:p>
          </table:table-cell>
          <table:table-cell table:style-name="Base10GreyBackgroundMiddleColumn" office:value-type="string" calcext:value-type="string">
            <text:p>0,916̅ ₁₀</text:p>
          </table:table-cell>
          <table:table-cell table:style-name="Base06GreyBackground" office:value-type="string" calcext:value-type="string">
            <text:p>0,53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29 411 764 705 ₁₀</text:p>
          </table:table-cell>
          <table:table-cell table:style-name="Base06" office:value-type="string" calcext:value-type="string">
            <text:p>1,0102 0412 2453 5143 ₆</text:p>
          </table:table-cell>
          <table:table-cell table:style-name="Base10GreyBackgroundMiddleColumn" office:value-type="string" calcext:value-type="string">
            <text:p>1,058 823 529 411 ₁₀</text:p>
          </table:table-cell>
          <table:table-cell table:style-name="Base06GreyBackground" office:value-type="string" calcext:value-type="string">
            <text:p>1,0204 1224 5351 4331 ₆</text:p>
          </table:table-cell>
          <table:table-cell/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7̅1̅4̅ ̅2̅8̅5̅ ₁₀</text:p>
          </table:table-cell>
          <table:table-cell table:style-name="Base06GreyBackground" office:value-type="string" calcext:value-type="string">
            <text:p>0,5̅4̅5̅4̅ ̅5̅4̅ ₆</text:p>
          </table:table-cell>
          <table:table-cell table:style-name="Base10MiddleColumn" office:value-type="string" calcext:value-type="string">
            <text:p>0,94̅ ₁₀</text:p>
          </table:table-cell>
          <table:table-cell table:style-name="Base06" office:value-type="string" calcext:value-type="string">
            <text:p>0,54 ₆</text:p>
          </table:table-cell>
          <table:table-cell table:number-columns-repeated="16345"/>
        </table:table-row>
        <table:table-row table:style-name="ro3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MiddleColumn" office:value-type="string" calcext:value-type="string">
            <text:p>0,97̅1̅ ̅4̅2̅8̅ ̅5̅ ₁₀</text:p>
          </table:table-cell>
          <table:table-cell table:style-name="Base06" office:value-type="string" calcext:value-type="string">
            <text:p>0,5̅4̅5̅4̅ ̅5̅4̅5̅4̅ ̅5̅4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1,02̅8̅ ̅5̅7̅1̅ ̅4̅ ₁₀</text:p>
          </table:table-cell>
          <table:table-cell table:style-name="Base06" office:value-type="string" calcext:value-type="string">
            <text:p>1,0̅1̅ ₆</text:p>
          </table:table-cell>
          <table:table-cell/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1,02̅9̅4̅ ̅1̅1̅7̅ ̅6̅4̅7̅ ̅0̅5̅8̅ ̅8̅2̅3̅ ̅5̅ ₁₀</text:p>
          </table:table-cell>
          <table:table-cell table:style-name="Base06GreyBackground" office:value-type="string" calcext:value-type="string">
            <text:p>1,01̅0̅2̅0̅ ̅4̅1̅2̅2̅ ̅4̅5̅3̅5̅ ̅1̅4̅3̅3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0,972̅ ₁₀</text:p>
          </table:table-cell>
          <table:table-cell table:style-name="Base06GreyBackground" office:value-type="string" calcext:value-type="string">
            <text:p>0,55 ₆</text:p>
          </table:table-cell>
          <table:table-cell table:number-columns-repeated="16345"/>
        </table:table-row>
        <table:table-row table:style-name="ro3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0,94̅ ₁₀</text:p>
          </table:table-cell>
          <table:table-cell table:style-name="Base06GreyBackground" office:value-type="string" calcext:value-type="string">
            <text:p>0,54 ₆</text:p>
          </table:table-cell>
          <table:table-cell table:style-name="Base10MiddleColumn" office:value-type="string" calcext:value-type="string">
            <text:p>0,972 222 222 222 ₁₀</text:p>
          </table:table-cell>
          <table:table-cell table:style-name="Base06" office:value-type="string" calcext:value-type="string">
            <text:p>0,5̅ ₆</text:p>
          </table:table-cell>
          <table:table-cell table:style-name="Base10GreyBackgroundMiddle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/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1,0̅5̅8̅ ̅8̅2̅3̅ ̅5̅2̅9̅ ̅4̅1̅1̅ ̅7̅6̅4̅ ̅7̅ ₁₀</text:p>
          </table:table-cell>
          <table:table-cell table:style-name="Base06" office:value-type="string" calcext:value-type="string">
            <text:p>1,0̅2̅0̅4̅ ̅1̅2̅2̅4̅ ̅5̅3̅5̅1̅ ̅4̅3̅3̅1̅ ₆</text:p>
          </table:table-cell>
          <table:table-cell table:style-name="Base10GreyBackgroundMiddleColumn" office:value-type="string" calcext:value-type="string">
            <text:p>1,02̅8̅5̅ ̅7̅1̅4̅ ₁₀</text:p>
          </table:table-cell>
          <table:table-cell table:style-name="Base06GreyBackground" office:value-type="string" calcext:value-type="string">
            <text:p>1,0̅1̅ ₆</text:p>
          </table:table-cell>
          <table:table-cell table:style-name="Base10MiddleColumn" office:value-type="string" calcext:value-type="string">
            <text:p>1 ₁₀</text:p>
          </table:table-cell>
          <table:table-cell table:style-name="Base06" office:value-type="string" calcext:value-type="string">
            <text:p>1 ₆</text:p>
          </table:table-cell>
          <table:table-cell table:number-columns-repeated="16345"/>
        </table:table-row>
        <table:table-row table:style-name="ro3" table:number-rows-repeated="1047921">
          <table:table-cell table:number-columns-repeated="16362"/>
        </table:table-row>
        <table:table-row table:style-name="ro4" table:number-rows-repeated="164">
          <table:table-cell table:number-columns-repeated="16362"/>
        </table:table-row>
        <table:table-row table:style-name="ro4"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4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fo:font-size="12pt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2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03T18:21:44.736958757</dc:date>
    <meta:editing-duration>PT7H27M18S</meta:editing-duration>
    <meta:editing-cycles>100</meta:editing-cycles>
    <meta:generator>LibreOffice/7.4.3.2$Linux_X86_64 LibreOffice_project/40$Build-2</meta:generator>
    <meta:document-statistic meta:table-count="2" meta:cell-count="10179" meta:object-count="0"/>
  </office:meta>
</office:document-meta>
</file>